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1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ND_capture" table:style-name="ta1">
        <table:shapes>
          <draw:frame draw:z-index="0" draw:style-name="gr1" draw:text-style-name="P1" svg:width="1321.74pt" svg:height="573pt" svg:x="17.91pt" svg:y="20.32pt">
            <loext:p draw:notify-on-update-of-ranges="GND_capture.E1:GND_capture.E2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1];2);16)" office:value-type="string" office:string-value="81FFFF81" calcext:value-type="string">
            <text:p>81FFFF81</text:p>
          </table:table-cell>
          <table:table-cell table:formula="of:=RIGHTB([.B1];6)" office:value-type="string" office:string-value="FFFF81" calcext:value-type="string">
            <text:p>FFFF81</text:p>
          </table:table-cell>
          <table:table-cell table:formula="of:=HEX2DEC([.C1])" office:value-type="float" office:value="16777089" calcext:value-type="float">
            <text:p>16777089</text:p>
          </table:table-cell>
          <table:table-cell table:formula="of:=IF([.D1]&gt;8388608;([.D1]-16777215-1);[.D1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2];2);16)" office:value-type="string" office:string-value="81FFFF81" calcext:value-type="string">
            <text:p>81FFFF81</text:p>
          </table:table-cell>
          <table:table-cell table:formula="of:=RIGHTB([.B2];6)" office:value-type="string" office:string-value="FFFF81" calcext:value-type="string">
            <text:p>FFFF81</text:p>
          </table:table-cell>
          <table:table-cell table:formula="of:=HEX2DEC([.C2])" office:value-type="float" office:value="16777089" calcext:value-type="float">
            <text:p>16777089</text:p>
          </table:table-cell>
          <table:table-cell table:formula="of:=IF([.D2]&gt;8388608;([.D2]-16777215-1);[.D2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3];2);16)" office:value-type="string" office:string-value="81FFFF81" calcext:value-type="string">
            <text:p>81FFFF81</text:p>
          </table:table-cell>
          <table:table-cell table:formula="of:=RIGHTB([.B3];6)" office:value-type="string" office:string-value="FFFF81" calcext:value-type="string">
            <text:p>FFFF81</text:p>
          </table:table-cell>
          <table:table-cell table:formula="of:=HEX2DEC([.C3])" office:value-type="float" office:value="16777089" calcext:value-type="float">
            <text:p>16777089</text:p>
          </table:table-cell>
          <table:table-cell table:formula="of:=IF([.D3]&gt;8388608;([.D3]-16777215-1);[.D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4];2);16)" office:value-type="string" office:string-value="81FFFF81" calcext:value-type="string">
            <text:p>81FFFF81</text:p>
          </table:table-cell>
          <table:table-cell table:formula="of:=RIGHTB([.B4];6)" office:value-type="string" office:string-value="FFFF81" calcext:value-type="string">
            <text:p>FFFF81</text:p>
          </table:table-cell>
          <table:table-cell table:formula="of:=HEX2DEC([.C4])" office:value-type="float" office:value="16777089" calcext:value-type="float">
            <text:p>16777089</text:p>
          </table:table-cell>
          <table:table-cell table:formula="of:=IF([.D4]&gt;8388608;([.D4]-16777215-1);[.D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5];2);16)" office:value-type="string" office:string-value="81FFFF81" calcext:value-type="string">
            <text:p>81FFFF81</text:p>
          </table:table-cell>
          <table:table-cell table:formula="of:=RIGHTB([.B5];6)" office:value-type="string" office:string-value="FFFF81" calcext:value-type="string">
            <text:p>FFFF81</text:p>
          </table:table-cell>
          <table:table-cell table:formula="of:=HEX2DEC([.C5])" office:value-type="float" office:value="16777089" calcext:value-type="float">
            <text:p>16777089</text:p>
          </table:table-cell>
          <table:table-cell table:formula="of:=IF([.D5]&gt;8388608;([.D5]-16777215-1);[.D5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6];2);16)" office:value-type="string" office:string-value="81FFFF81" calcext:value-type="string">
            <text:p>81FFFF81</text:p>
          </table:table-cell>
          <table:table-cell table:formula="of:=RIGHTB([.B6];6)" office:value-type="string" office:string-value="FFFF81" calcext:value-type="string">
            <text:p>FFFF81</text:p>
          </table:table-cell>
          <table:table-cell table:formula="of:=HEX2DEC([.C6])" office:value-type="float" office:value="16777089" calcext:value-type="float">
            <text:p>16777089</text:p>
          </table:table-cell>
          <table:table-cell table:formula="of:=IF([.D6]&gt;8388608;([.D6]-16777215-1);[.D6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7];2);16)" office:value-type="string" office:string-value="81FFFF81" calcext:value-type="string">
            <text:p>81FFFF81</text:p>
          </table:table-cell>
          <table:table-cell table:formula="of:=RIGHTB([.B7];6)" office:value-type="string" office:string-value="FFFF81" calcext:value-type="string">
            <text:p>FFFF81</text:p>
          </table:table-cell>
          <table:table-cell table:formula="of:=HEX2DEC([.C7])" office:value-type="float" office:value="16777089" calcext:value-type="float">
            <text:p>16777089</text:p>
          </table:table-cell>
          <table:table-cell table:formula="of:=IF([.D7]&gt;8388608;([.D7]-16777215-1);[.D7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0001111111111111111110000001</text:p>
          </table:table-cell>
          <table:table-cell table:formula="of:=BASE(DECIMAL([.A8];2);16)" office:value-type="string" office:string-value="81FFFF81" calcext:value-type="string">
            <text:p>81FFFF81</text:p>
          </table:table-cell>
          <table:table-cell table:formula="of:=RIGHTB([.B8];6)" office:value-type="string" office:string-value="FFFF81" calcext:value-type="string">
            <text:p>FFFF81</text:p>
          </table:table-cell>
          <table:table-cell table:formula="of:=HEX2DEC([.C8])" office:value-type="float" office:value="16777089" calcext:value-type="float">
            <text:p>16777089</text:p>
          </table:table-cell>
          <table:table-cell table:formula="of:=IF([.D8]&gt;8388608;([.D8]-16777215-1);[.D8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9];2);16)" office:value-type="string" office:string-value="F2FFFF80" calcext:value-type="string">
            <text:p>F2FFFF80</text:p>
          </table:table-cell>
          <table:table-cell table:formula="of:=RIGHTB([.B9];6)" office:value-type="string" office:string-value="FFFF80" calcext:value-type="string">
            <text:p>FFFF80</text:p>
          </table:table-cell>
          <table:table-cell table:formula="of:=HEX2DEC([.C9])" office:value-type="float" office:value="16777088" calcext:value-type="float">
            <text:p>16777088</text:p>
          </table:table-cell>
          <table:table-cell table:formula="of:=IF([.D9]&gt;8388608;([.D9]-16777215-1);[.D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0];2);16)" office:value-type="string" office:string-value="F2FFFF80" calcext:value-type="string">
            <text:p>F2FFFF80</text:p>
          </table:table-cell>
          <table:table-cell table:formula="of:=RIGHTB([.B10];6)" office:value-type="string" office:string-value="FFFF80" calcext:value-type="string">
            <text:p>FFFF80</text:p>
          </table:table-cell>
          <table:table-cell table:formula="of:=HEX2DEC([.C10])" office:value-type="float" office:value="16777088" calcext:value-type="float">
            <text:p>16777088</text:p>
          </table:table-cell>
          <table:table-cell table:formula="of:=IF([.D10]&gt;8388608;([.D10]-16777215-1);[.D1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1];2);16)" office:value-type="string" office:string-value="F2FFFF80" calcext:value-type="string">
            <text:p>F2FFFF80</text:p>
          </table:table-cell>
          <table:table-cell table:formula="of:=RIGHTB([.B11];6)" office:value-type="string" office:string-value="FFFF80" calcext:value-type="string">
            <text:p>FFFF80</text:p>
          </table:table-cell>
          <table:table-cell table:formula="of:=HEX2DEC([.C11])" office:value-type="float" office:value="16777088" calcext:value-type="float">
            <text:p>16777088</text:p>
          </table:table-cell>
          <table:table-cell table:formula="of:=IF([.D11]&gt;8388608;([.D11]-16777215-1);[.D1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2];2);16)" office:value-type="string" office:string-value="F2FFFF80" calcext:value-type="string">
            <text:p>F2FFFF80</text:p>
          </table:table-cell>
          <table:table-cell table:formula="of:=RIGHTB([.B12];6)" office:value-type="string" office:string-value="FFFF80" calcext:value-type="string">
            <text:p>FFFF80</text:p>
          </table:table-cell>
          <table:table-cell table:formula="of:=HEX2DEC([.C12])" office:value-type="float" office:value="16777088" calcext:value-type="float">
            <text:p>16777088</text:p>
          </table:table-cell>
          <table:table-cell table:formula="of:=IF([.D12]&gt;8388608;([.D12]-16777215-1);[.D1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3];2);16)" office:value-type="string" office:string-value="F2FFFF80" calcext:value-type="string">
            <text:p>F2FFFF80</text:p>
          </table:table-cell>
          <table:table-cell table:formula="of:=RIGHTB([.B13];6)" office:value-type="string" office:string-value="FFFF80" calcext:value-type="string">
            <text:p>FFFF80</text:p>
          </table:table-cell>
          <table:table-cell table:formula="of:=HEX2DEC([.C13])" office:value-type="float" office:value="16777088" calcext:value-type="float">
            <text:p>16777088</text:p>
          </table:table-cell>
          <table:table-cell table:formula="of:=IF([.D13]&gt;8388608;([.D13]-16777215-1);[.D1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4];2);16)" office:value-type="string" office:string-value="F2FFFF80" calcext:value-type="string">
            <text:p>F2FFFF80</text:p>
          </table:table-cell>
          <table:table-cell table:formula="of:=RIGHTB([.B14];6)" office:value-type="string" office:string-value="FFFF80" calcext:value-type="string">
            <text:p>FFFF80</text:p>
          </table:table-cell>
          <table:table-cell table:formula="of:=HEX2DEC([.C14])" office:value-type="float" office:value="16777088" calcext:value-type="float">
            <text:p>16777088</text:p>
          </table:table-cell>
          <table:table-cell table:formula="of:=IF([.D14]&gt;8388608;([.D14]-16777215-1);[.D1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5];2);16)" office:value-type="string" office:string-value="F2FFFF80" calcext:value-type="string">
            <text:p>F2FFFF80</text:p>
          </table:table-cell>
          <table:table-cell table:formula="of:=RIGHTB([.B15];6)" office:value-type="string" office:string-value="FFFF80" calcext:value-type="string">
            <text:p>FFFF80</text:p>
          </table:table-cell>
          <table:table-cell table:formula="of:=HEX2DEC([.C15])" office:value-type="float" office:value="16777088" calcext:value-type="float">
            <text:p>16777088</text:p>
          </table:table-cell>
          <table:table-cell table:formula="of:=IF([.D15]&gt;8388608;([.D15]-16777215-1);[.D1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10111111111111111110000000</text:p>
          </table:table-cell>
          <table:table-cell table:formula="of:=BASE(DECIMAL([.A16];2);16)" office:value-type="string" office:string-value="F2FFFF80" calcext:value-type="string">
            <text:p>F2FFFF80</text:p>
          </table:table-cell>
          <table:table-cell table:formula="of:=RIGHTB([.B16];6)" office:value-type="string" office:string-value="FFFF80" calcext:value-type="string">
            <text:p>FFFF80</text:p>
          </table:table-cell>
          <table:table-cell table:formula="of:=HEX2DEC([.C16])" office:value-type="float" office:value="16777088" calcext:value-type="float">
            <text:p>16777088</text:p>
          </table:table-cell>
          <table:table-cell table:formula="of:=IF([.D16]&gt;8388608;([.D16]-16777215-1);[.D1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17];2);16)" office:value-type="string" office:string-value="FDFFFF86" calcext:value-type="string">
            <text:p>FDFFFF86</text:p>
          </table:table-cell>
          <table:table-cell table:formula="of:=RIGHTB([.B17];6)" office:value-type="string" office:string-value="FFFF86" calcext:value-type="string">
            <text:p>FFFF86</text:p>
          </table:table-cell>
          <table:table-cell table:formula="of:=HEX2DEC([.C17])" office:value-type="float" office:value="16777094" calcext:value-type="float">
            <text:p>16777094</text:p>
          </table:table-cell>
          <table:table-cell table:formula="of:=IF([.D17]&gt;8388608;([.D17]-16777215-1);[.D17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18];2);16)" office:value-type="string" office:string-value="FDFFFF86" calcext:value-type="string">
            <text:p>FDFFFF86</text:p>
          </table:table-cell>
          <table:table-cell table:formula="of:=RIGHTB([.B18];6)" office:value-type="string" office:string-value="FFFF86" calcext:value-type="string">
            <text:p>FFFF86</text:p>
          </table:table-cell>
          <table:table-cell table:formula="of:=HEX2DEC([.C18])" office:value-type="float" office:value="16777094" calcext:value-type="float">
            <text:p>16777094</text:p>
          </table:table-cell>
          <table:table-cell table:formula="of:=IF([.D18]&gt;8388608;([.D18]-16777215-1);[.D18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19];2);16)" office:value-type="string" office:string-value="FDFFFF86" calcext:value-type="string">
            <text:p>FDFFFF86</text:p>
          </table:table-cell>
          <table:table-cell table:formula="of:=RIGHTB([.B19];6)" office:value-type="string" office:string-value="FFFF86" calcext:value-type="string">
            <text:p>FFFF86</text:p>
          </table:table-cell>
          <table:table-cell table:formula="of:=HEX2DEC([.C19])" office:value-type="float" office:value="16777094" calcext:value-type="float">
            <text:p>16777094</text:p>
          </table:table-cell>
          <table:table-cell table:formula="of:=IF([.D19]&gt;8388608;([.D19]-16777215-1);[.D1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20];2);16)" office:value-type="string" office:string-value="FDFFFF86" calcext:value-type="string">
            <text:p>FDFFFF86</text:p>
          </table:table-cell>
          <table:table-cell table:formula="of:=RIGHTB([.B20];6)" office:value-type="string" office:string-value="FFFF86" calcext:value-type="string">
            <text:p>FFFF86</text:p>
          </table:table-cell>
          <table:table-cell table:formula="of:=HEX2DEC([.C20])" office:value-type="float" office:value="16777094" calcext:value-type="float">
            <text:p>16777094</text:p>
          </table:table-cell>
          <table:table-cell table:formula="of:=IF([.D20]&gt;8388608;([.D20]-16777215-1);[.D2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21];2);16)" office:value-type="string" office:string-value="FDFFFF86" calcext:value-type="string">
            <text:p>FDFFFF86</text:p>
          </table:table-cell>
          <table:table-cell table:formula="of:=RIGHTB([.B21];6)" office:value-type="string" office:string-value="FFFF86" calcext:value-type="string">
            <text:p>FFFF86</text:p>
          </table:table-cell>
          <table:table-cell table:formula="of:=HEX2DEC([.C21])" office:value-type="float" office:value="16777094" calcext:value-type="float">
            <text:p>16777094</text:p>
          </table:table-cell>
          <table:table-cell table:formula="of:=IF([.D21]&gt;8388608;([.D21]-16777215-1);[.D2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22];2);16)" office:value-type="string" office:string-value="FDFFFF86" calcext:value-type="string">
            <text:p>FDFFFF86</text:p>
          </table:table-cell>
          <table:table-cell table:formula="of:=RIGHTB([.B22];6)" office:value-type="string" office:string-value="FFFF86" calcext:value-type="string">
            <text:p>FFFF86</text:p>
          </table:table-cell>
          <table:table-cell table:formula="of:=HEX2DEC([.C22])" office:value-type="float" office:value="16777094" calcext:value-type="float">
            <text:p>16777094</text:p>
          </table:table-cell>
          <table:table-cell table:formula="of:=IF([.D22]&gt;8388608;([.D22]-16777215-1);[.D2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23];2);16)" office:value-type="string" office:string-value="FDFFFF86" calcext:value-type="string">
            <text:p>FDFFFF86</text:p>
          </table:table-cell>
          <table:table-cell table:formula="of:=RIGHTB([.B23];6)" office:value-type="string" office:string-value="FFFF86" calcext:value-type="string">
            <text:p>FFFF86</text:p>
          </table:table-cell>
          <table:table-cell table:formula="of:=HEX2DEC([.C23])" office:value-type="float" office:value="16777094" calcext:value-type="float">
            <text:p>16777094</text:p>
          </table:table-cell>
          <table:table-cell table:formula="of:=IF([.D23]&gt;8388608;([.D23]-16777215-1);[.D2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11101111111111111111110000110</text:p>
          </table:table-cell>
          <table:table-cell table:formula="of:=BASE(DECIMAL([.A24];2);16)" office:value-type="string" office:string-value="FDFFFF86" calcext:value-type="string">
            <text:p>FDFFFF86</text:p>
          </table:table-cell>
          <table:table-cell table:formula="of:=RIGHTB([.B24];6)" office:value-type="string" office:string-value="FFFF86" calcext:value-type="string">
            <text:p>FFFF86</text:p>
          </table:table-cell>
          <table:table-cell table:formula="of:=HEX2DEC([.C24])" office:value-type="float" office:value="16777094" calcext:value-type="float">
            <text:p>16777094</text:p>
          </table:table-cell>
          <table:table-cell table:formula="of:=IF([.D24]&gt;8388608;([.D24]-16777215-1);[.D2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25];2);16)" office:value-type="string" office:string-value="A0FFFF8B" calcext:value-type="string">
            <text:p>A0FFFF8B</text:p>
          </table:table-cell>
          <table:table-cell table:formula="of:=RIGHTB([.B25];6)" office:value-type="string" office:string-value="FFFF8B" calcext:value-type="string">
            <text:p>FFFF8B</text:p>
          </table:table-cell>
          <table:table-cell table:formula="of:=HEX2DEC([.C25])" office:value-type="float" office:value="16777099" calcext:value-type="float">
            <text:p>16777099</text:p>
          </table:table-cell>
          <table:table-cell table:formula="of:=IF([.D25]&gt;8388608;([.D25]-16777215-1);[.D2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26];2);16)" office:value-type="string" office:string-value="A0FFFF8B" calcext:value-type="string">
            <text:p>A0FFFF8B</text:p>
          </table:table-cell>
          <table:table-cell table:formula="of:=RIGHTB([.B26];6)" office:value-type="string" office:string-value="FFFF8B" calcext:value-type="string">
            <text:p>FFFF8B</text:p>
          </table:table-cell>
          <table:table-cell table:formula="of:=HEX2DEC([.C26])" office:value-type="float" office:value="16777099" calcext:value-type="float">
            <text:p>16777099</text:p>
          </table:table-cell>
          <table:table-cell table:formula="of:=IF([.D26]&gt;8388608;([.D26]-16777215-1);[.D2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27];2);16)" office:value-type="string" office:string-value="A0FFFF8B" calcext:value-type="string">
            <text:p>A0FFFF8B</text:p>
          </table:table-cell>
          <table:table-cell table:formula="of:=RIGHTB([.B27];6)" office:value-type="string" office:string-value="FFFF8B" calcext:value-type="string">
            <text:p>FFFF8B</text:p>
          </table:table-cell>
          <table:table-cell table:formula="of:=HEX2DEC([.C27])" office:value-type="float" office:value="16777099" calcext:value-type="float">
            <text:p>16777099</text:p>
          </table:table-cell>
          <table:table-cell table:formula="of:=IF([.D27]&gt;8388608;([.D27]-16777215-1);[.D2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28];2);16)" office:value-type="string" office:string-value="A0FFFF8B" calcext:value-type="string">
            <text:p>A0FFFF8B</text:p>
          </table:table-cell>
          <table:table-cell table:formula="of:=RIGHTB([.B28];6)" office:value-type="string" office:string-value="FFFF8B" calcext:value-type="string">
            <text:p>FFFF8B</text:p>
          </table:table-cell>
          <table:table-cell table:formula="of:=HEX2DEC([.C28])" office:value-type="float" office:value="16777099" calcext:value-type="float">
            <text:p>16777099</text:p>
          </table:table-cell>
          <table:table-cell table:formula="of:=IF([.D28]&gt;8388608;([.D28]-16777215-1);[.D2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29];2);16)" office:value-type="string" office:string-value="A0FFFF8B" calcext:value-type="string">
            <text:p>A0FFFF8B</text:p>
          </table:table-cell>
          <table:table-cell table:formula="of:=RIGHTB([.B29];6)" office:value-type="string" office:string-value="FFFF8B" calcext:value-type="string">
            <text:p>FFFF8B</text:p>
          </table:table-cell>
          <table:table-cell table:formula="of:=HEX2DEC([.C29])" office:value-type="float" office:value="16777099" calcext:value-type="float">
            <text:p>16777099</text:p>
          </table:table-cell>
          <table:table-cell table:formula="of:=IF([.D29]&gt;8388608;([.D29]-16777215-1);[.D2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30];2);16)" office:value-type="string" office:string-value="A0FFFF8B" calcext:value-type="string">
            <text:p>A0FFFF8B</text:p>
          </table:table-cell>
          <table:table-cell table:formula="of:=RIGHTB([.B30];6)" office:value-type="string" office:string-value="FFFF8B" calcext:value-type="string">
            <text:p>FFFF8B</text:p>
          </table:table-cell>
          <table:table-cell table:formula="of:=HEX2DEC([.C30])" office:value-type="float" office:value="16777099" calcext:value-type="float">
            <text:p>16777099</text:p>
          </table:table-cell>
          <table:table-cell table:formula="of:=IF([.D30]&gt;8388608;([.D30]-16777215-1);[.D3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31];2);16)" office:value-type="string" office:string-value="A0FFFF8B" calcext:value-type="string">
            <text:p>A0FFFF8B</text:p>
          </table:table-cell>
          <table:table-cell table:formula="of:=RIGHTB([.B31];6)" office:value-type="string" office:string-value="FFFF8B" calcext:value-type="string">
            <text:p>FFFF8B</text:p>
          </table:table-cell>
          <table:table-cell table:formula="of:=HEX2DEC([.C31])" office:value-type="float" office:value="16777099" calcext:value-type="float">
            <text:p>16777099</text:p>
          </table:table-cell>
          <table:table-cell table:formula="of:=IF([.D31]&gt;8388608;([.D31]-16777215-1);[.D3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0000111111111111111110001011</text:p>
          </table:table-cell>
          <table:table-cell table:formula="of:=BASE(DECIMAL([.A32];2);16)" office:value-type="string" office:string-value="A0FFFF8B" calcext:value-type="string">
            <text:p>A0FFFF8B</text:p>
          </table:table-cell>
          <table:table-cell table:formula="of:=RIGHTB([.B32];6)" office:value-type="string" office:string-value="FFFF8B" calcext:value-type="string">
            <text:p>FFFF8B</text:p>
          </table:table-cell>
          <table:table-cell table:formula="of:=HEX2DEC([.C32])" office:value-type="float" office:value="16777099" calcext:value-type="float">
            <text:p>16777099</text:p>
          </table:table-cell>
          <table:table-cell table:formula="of:=IF([.D32]&gt;8388608;([.D32]-16777215-1);[.D3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3];2);16)" office:value-type="string" office:string-value="B7FFFF80" calcext:value-type="string">
            <text:p>B7FFFF80</text:p>
          </table:table-cell>
          <table:table-cell table:formula="of:=RIGHTB([.B33];6)" office:value-type="string" office:string-value="FFFF80" calcext:value-type="string">
            <text:p>FFFF80</text:p>
          </table:table-cell>
          <table:table-cell table:formula="of:=HEX2DEC([.C33])" office:value-type="float" office:value="16777088" calcext:value-type="float">
            <text:p>16777088</text:p>
          </table:table-cell>
          <table:table-cell table:formula="of:=IF([.D33]&gt;8388608;([.D33]-16777215-1);[.D3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4];2);16)" office:value-type="string" office:string-value="B7FFFF80" calcext:value-type="string">
            <text:p>B7FFFF80</text:p>
          </table:table-cell>
          <table:table-cell table:formula="of:=RIGHTB([.B34];6)" office:value-type="string" office:string-value="FFFF80" calcext:value-type="string">
            <text:p>FFFF80</text:p>
          </table:table-cell>
          <table:table-cell table:formula="of:=HEX2DEC([.C34])" office:value-type="float" office:value="16777088" calcext:value-type="float">
            <text:p>16777088</text:p>
          </table:table-cell>
          <table:table-cell table:formula="of:=IF([.D34]&gt;8388608;([.D34]-16777215-1);[.D3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5];2);16)" office:value-type="string" office:string-value="B7FFFF80" calcext:value-type="string">
            <text:p>B7FFFF80</text:p>
          </table:table-cell>
          <table:table-cell table:formula="of:=RIGHTB([.B35];6)" office:value-type="string" office:string-value="FFFF80" calcext:value-type="string">
            <text:p>FFFF80</text:p>
          </table:table-cell>
          <table:table-cell table:formula="of:=HEX2DEC([.C35])" office:value-type="float" office:value="16777088" calcext:value-type="float">
            <text:p>16777088</text:p>
          </table:table-cell>
          <table:table-cell table:formula="of:=IF([.D35]&gt;8388608;([.D35]-16777215-1);[.D3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6];2);16)" office:value-type="string" office:string-value="B7FFFF80" calcext:value-type="string">
            <text:p>B7FFFF80</text:p>
          </table:table-cell>
          <table:table-cell table:formula="of:=RIGHTB([.B36];6)" office:value-type="string" office:string-value="FFFF80" calcext:value-type="string">
            <text:p>FFFF80</text:p>
          </table:table-cell>
          <table:table-cell table:formula="of:=HEX2DEC([.C36])" office:value-type="float" office:value="16777088" calcext:value-type="float">
            <text:p>16777088</text:p>
          </table:table-cell>
          <table:table-cell table:formula="of:=IF([.D36]&gt;8388608;([.D36]-16777215-1);[.D3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7];2);16)" office:value-type="string" office:string-value="B7FFFF80" calcext:value-type="string">
            <text:p>B7FFFF80</text:p>
          </table:table-cell>
          <table:table-cell table:formula="of:=RIGHTB([.B37];6)" office:value-type="string" office:string-value="FFFF80" calcext:value-type="string">
            <text:p>FFFF80</text:p>
          </table:table-cell>
          <table:table-cell table:formula="of:=HEX2DEC([.C37])" office:value-type="float" office:value="16777088" calcext:value-type="float">
            <text:p>16777088</text:p>
          </table:table-cell>
          <table:table-cell table:formula="of:=IF([.D37]&gt;8388608;([.D37]-16777215-1);[.D3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8];2);16)" office:value-type="string" office:string-value="B7FFFF80" calcext:value-type="string">
            <text:p>B7FFFF80</text:p>
          </table:table-cell>
          <table:table-cell table:formula="of:=RIGHTB([.B38];6)" office:value-type="string" office:string-value="FFFF80" calcext:value-type="string">
            <text:p>FFFF80</text:p>
          </table:table-cell>
          <table:table-cell table:formula="of:=HEX2DEC([.C38])" office:value-type="float" office:value="16777088" calcext:value-type="float">
            <text:p>16777088</text:p>
          </table:table-cell>
          <table:table-cell table:formula="of:=IF([.D38]&gt;8388608;([.D38]-16777215-1);[.D3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39];2);16)" office:value-type="string" office:string-value="B7FFFF80" calcext:value-type="string">
            <text:p>B7FFFF80</text:p>
          </table:table-cell>
          <table:table-cell table:formula="of:=RIGHTB([.B39];6)" office:value-type="string" office:string-value="FFFF80" calcext:value-type="string">
            <text:p>FFFF80</text:p>
          </table:table-cell>
          <table:table-cell table:formula="of:=HEX2DEC([.C39])" office:value-type="float" office:value="16777088" calcext:value-type="float">
            <text:p>16777088</text:p>
          </table:table-cell>
          <table:table-cell table:formula="of:=IF([.D39]&gt;8388608;([.D39]-16777215-1);[.D3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10111111111111111111110000000</text:p>
          </table:table-cell>
          <table:table-cell table:formula="of:=BASE(DECIMAL([.A40];2);16)" office:value-type="string" office:string-value="B7FFFF80" calcext:value-type="string">
            <text:p>B7FFFF80</text:p>
          </table:table-cell>
          <table:table-cell table:formula="of:=RIGHTB([.B40];6)" office:value-type="string" office:string-value="FFFF80" calcext:value-type="string">
            <text:p>FFFF80</text:p>
          </table:table-cell>
          <table:table-cell table:formula="of:=HEX2DEC([.C40])" office:value-type="float" office:value="16777088" calcext:value-type="float">
            <text:p>16777088</text:p>
          </table:table-cell>
          <table:table-cell table:formula="of:=IF([.D40]&gt;8388608;([.D40]-16777215-1);[.D4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1];2);16)" office:value-type="string" office:string-value="EBFFFF83" calcext:value-type="string">
            <text:p>EBFFFF83</text:p>
          </table:table-cell>
          <table:table-cell table:formula="of:=RIGHTB([.B41];6)" office:value-type="string" office:string-value="FFFF83" calcext:value-type="string">
            <text:p>FFFF83</text:p>
          </table:table-cell>
          <table:table-cell table:formula="of:=HEX2DEC([.C41])" office:value-type="float" office:value="16777091" calcext:value-type="float">
            <text:p>16777091</text:p>
          </table:table-cell>
          <table:table-cell table:formula="of:=IF([.D41]&gt;8388608;([.D41]-16777215-1);[.D4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2];2);16)" office:value-type="string" office:string-value="EBFFFF83" calcext:value-type="string">
            <text:p>EBFFFF83</text:p>
          </table:table-cell>
          <table:table-cell table:formula="of:=RIGHTB([.B42];6)" office:value-type="string" office:string-value="FFFF83" calcext:value-type="string">
            <text:p>FFFF83</text:p>
          </table:table-cell>
          <table:table-cell table:formula="of:=HEX2DEC([.C42])" office:value-type="float" office:value="16777091" calcext:value-type="float">
            <text:p>16777091</text:p>
          </table:table-cell>
          <table:table-cell table:formula="of:=IF([.D42]&gt;8388608;([.D42]-16777215-1);[.D4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3];2);16)" office:value-type="string" office:string-value="EBFFFF83" calcext:value-type="string">
            <text:p>EBFFFF83</text:p>
          </table:table-cell>
          <table:table-cell table:formula="of:=RIGHTB([.B43];6)" office:value-type="string" office:string-value="FFFF83" calcext:value-type="string">
            <text:p>FFFF83</text:p>
          </table:table-cell>
          <table:table-cell table:formula="of:=HEX2DEC([.C43])" office:value-type="float" office:value="16777091" calcext:value-type="float">
            <text:p>16777091</text:p>
          </table:table-cell>
          <table:table-cell table:formula="of:=IF([.D43]&gt;8388608;([.D43]-16777215-1);[.D4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4];2);16)" office:value-type="string" office:string-value="EBFFFF83" calcext:value-type="string">
            <text:p>EBFFFF83</text:p>
          </table:table-cell>
          <table:table-cell table:formula="of:=RIGHTB([.B44];6)" office:value-type="string" office:string-value="FFFF83" calcext:value-type="string">
            <text:p>FFFF83</text:p>
          </table:table-cell>
          <table:table-cell table:formula="of:=HEX2DEC([.C44])" office:value-type="float" office:value="16777091" calcext:value-type="float">
            <text:p>16777091</text:p>
          </table:table-cell>
          <table:table-cell table:formula="of:=IF([.D44]&gt;8388608;([.D44]-16777215-1);[.D4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5];2);16)" office:value-type="string" office:string-value="EBFFFF83" calcext:value-type="string">
            <text:p>EBFFFF83</text:p>
          </table:table-cell>
          <table:table-cell table:formula="of:=RIGHTB([.B45];6)" office:value-type="string" office:string-value="FFFF83" calcext:value-type="string">
            <text:p>FFFF83</text:p>
          </table:table-cell>
          <table:table-cell table:formula="of:=HEX2DEC([.C45])" office:value-type="float" office:value="16777091" calcext:value-type="float">
            <text:p>16777091</text:p>
          </table:table-cell>
          <table:table-cell table:formula="of:=IF([.D45]&gt;8388608;([.D45]-16777215-1);[.D4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6];2);16)" office:value-type="string" office:string-value="EBFFFF83" calcext:value-type="string">
            <text:p>EBFFFF83</text:p>
          </table:table-cell>
          <table:table-cell table:formula="of:=RIGHTB([.B46];6)" office:value-type="string" office:string-value="FFFF83" calcext:value-type="string">
            <text:p>FFFF83</text:p>
          </table:table-cell>
          <table:table-cell table:formula="of:=HEX2DEC([.C46])" office:value-type="float" office:value="16777091" calcext:value-type="float">
            <text:p>16777091</text:p>
          </table:table-cell>
          <table:table-cell table:formula="of:=IF([.D46]&gt;8388608;([.D46]-16777215-1);[.D4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7];2);16)" office:value-type="string" office:string-value="EBFFFF83" calcext:value-type="string">
            <text:p>EBFFFF83</text:p>
          </table:table-cell>
          <table:table-cell table:formula="of:=RIGHTB([.B47];6)" office:value-type="string" office:string-value="FFFF83" calcext:value-type="string">
            <text:p>FFFF83</text:p>
          </table:table-cell>
          <table:table-cell table:formula="of:=HEX2DEC([.C47])" office:value-type="float" office:value="16777091" calcext:value-type="float">
            <text:p>16777091</text:p>
          </table:table-cell>
          <table:table-cell table:formula="of:=IF([.D47]&gt;8388608;([.D47]-16777215-1);[.D4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011111111111111111110000011</text:p>
          </table:table-cell>
          <table:table-cell table:formula="of:=BASE(DECIMAL([.A48];2);16)" office:value-type="string" office:string-value="EBFFFF83" calcext:value-type="string">
            <text:p>EBFFFF83</text:p>
          </table:table-cell>
          <table:table-cell table:formula="of:=RIGHTB([.B48];6)" office:value-type="string" office:string-value="FFFF83" calcext:value-type="string">
            <text:p>FFFF83</text:p>
          </table:table-cell>
          <table:table-cell table:formula="of:=HEX2DEC([.C48])" office:value-type="float" office:value="16777091" calcext:value-type="float">
            <text:p>16777091</text:p>
          </table:table-cell>
          <table:table-cell table:formula="of:=IF([.D48]&gt;8388608;([.D48]-16777215-1);[.D4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49];2);16)" office:value-type="string" office:string-value="EDFFFF8C" calcext:value-type="string">
            <text:p>EDFFFF8C</text:p>
          </table:table-cell>
          <table:table-cell table:formula="of:=RIGHTB([.B49];6)" office:value-type="string" office:string-value="FFFF8C" calcext:value-type="string">
            <text:p>FFFF8C</text:p>
          </table:table-cell>
          <table:table-cell table:formula="of:=HEX2DEC([.C49])" office:value-type="float" office:value="16777100" calcext:value-type="float">
            <text:p>16777100</text:p>
          </table:table-cell>
          <table:table-cell table:formula="of:=IF([.D49]&gt;8388608;([.D49]-16777215-1);[.D4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0];2);16)" office:value-type="string" office:string-value="EDFFFF8C" calcext:value-type="string">
            <text:p>EDFFFF8C</text:p>
          </table:table-cell>
          <table:table-cell table:formula="of:=RIGHTB([.B50];6)" office:value-type="string" office:string-value="FFFF8C" calcext:value-type="string">
            <text:p>FFFF8C</text:p>
          </table:table-cell>
          <table:table-cell table:formula="of:=HEX2DEC([.C50])" office:value-type="float" office:value="16777100" calcext:value-type="float">
            <text:p>16777100</text:p>
          </table:table-cell>
          <table:table-cell table:formula="of:=IF([.D50]&gt;8388608;([.D50]-16777215-1);[.D50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1];2);16)" office:value-type="string" office:string-value="EDFFFF8C" calcext:value-type="string">
            <text:p>EDFFFF8C</text:p>
          </table:table-cell>
          <table:table-cell table:formula="of:=RIGHTB([.B51];6)" office:value-type="string" office:string-value="FFFF8C" calcext:value-type="string">
            <text:p>FFFF8C</text:p>
          </table:table-cell>
          <table:table-cell table:formula="of:=HEX2DEC([.C51])" office:value-type="float" office:value="16777100" calcext:value-type="float">
            <text:p>16777100</text:p>
          </table:table-cell>
          <table:table-cell table:formula="of:=IF([.D51]&gt;8388608;([.D51]-16777215-1);[.D5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2];2);16)" office:value-type="string" office:string-value="EDFFFF8C" calcext:value-type="string">
            <text:p>EDFFFF8C</text:p>
          </table:table-cell>
          <table:table-cell table:formula="of:=RIGHTB([.B52];6)" office:value-type="string" office:string-value="FFFF8C" calcext:value-type="string">
            <text:p>FFFF8C</text:p>
          </table:table-cell>
          <table:table-cell table:formula="of:=HEX2DEC([.C52])" office:value-type="float" office:value="16777100" calcext:value-type="float">
            <text:p>16777100</text:p>
          </table:table-cell>
          <table:table-cell table:formula="of:=IF([.D52]&gt;8388608;([.D52]-16777215-1);[.D5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3];2);16)" office:value-type="string" office:string-value="EDFFFF8C" calcext:value-type="string">
            <text:p>EDFFFF8C</text:p>
          </table:table-cell>
          <table:table-cell table:formula="of:=RIGHTB([.B53];6)" office:value-type="string" office:string-value="FFFF8C" calcext:value-type="string">
            <text:p>FFFF8C</text:p>
          </table:table-cell>
          <table:table-cell table:formula="of:=HEX2DEC([.C53])" office:value-type="float" office:value="16777100" calcext:value-type="float">
            <text:p>16777100</text:p>
          </table:table-cell>
          <table:table-cell table:formula="of:=IF([.D53]&gt;8388608;([.D53]-16777215-1);[.D5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4];2);16)" office:value-type="string" office:string-value="EDFFFF8C" calcext:value-type="string">
            <text:p>EDFFFF8C</text:p>
          </table:table-cell>
          <table:table-cell table:formula="of:=RIGHTB([.B54];6)" office:value-type="string" office:string-value="FFFF8C" calcext:value-type="string">
            <text:p>FFFF8C</text:p>
          </table:table-cell>
          <table:table-cell table:formula="of:=HEX2DEC([.C54])" office:value-type="float" office:value="16777100" calcext:value-type="float">
            <text:p>16777100</text:p>
          </table:table-cell>
          <table:table-cell table:formula="of:=IF([.D54]&gt;8388608;([.D54]-16777215-1);[.D5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5];2);16)" office:value-type="string" office:string-value="EDFFFF8C" calcext:value-type="string">
            <text:p>EDFFFF8C</text:p>
          </table:table-cell>
          <table:table-cell table:formula="of:=RIGHTB([.B55];6)" office:value-type="string" office:string-value="FFFF8C" calcext:value-type="string">
            <text:p>FFFF8C</text:p>
          </table:table-cell>
          <table:table-cell table:formula="of:=HEX2DEC([.C55])" office:value-type="float" office:value="16777100" calcext:value-type="float">
            <text:p>16777100</text:p>
          </table:table-cell>
          <table:table-cell table:formula="of:=IF([.D55]&gt;8388608;([.D55]-16777215-1);[.D5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101111111111111111110001100</text:p>
          </table:table-cell>
          <table:table-cell table:formula="of:=BASE(DECIMAL([.A56];2);16)" office:value-type="string" office:string-value="EDFFFF8C" calcext:value-type="string">
            <text:p>EDFFFF8C</text:p>
          </table:table-cell>
          <table:table-cell table:formula="of:=RIGHTB([.B56];6)" office:value-type="string" office:string-value="FFFF8C" calcext:value-type="string">
            <text:p>FFFF8C</text:p>
          </table:table-cell>
          <table:table-cell table:formula="of:=HEX2DEC([.C56])" office:value-type="float" office:value="16777100" calcext:value-type="float">
            <text:p>16777100</text:p>
          </table:table-cell>
          <table:table-cell table:formula="of:=IF([.D56]&gt;8388608;([.D56]-16777215-1);[.D5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57];2);16)" office:value-type="string" office:string-value="FEFFFF87" calcext:value-type="string">
            <text:p>FEFFFF87</text:p>
          </table:table-cell>
          <table:table-cell table:formula="of:=RIGHTB([.B57];6)" office:value-type="string" office:string-value="FFFF87" calcext:value-type="string">
            <text:p>FFFF87</text:p>
          </table:table-cell>
          <table:table-cell table:formula="of:=HEX2DEC([.C57])" office:value-type="float" office:value="16777095" calcext:value-type="float">
            <text:p>16777095</text:p>
          </table:table-cell>
          <table:table-cell table:formula="of:=IF([.D57]&gt;8388608;([.D57]-16777215-1);[.D5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58];2);16)" office:value-type="string" office:string-value="FEFFFF87" calcext:value-type="string">
            <text:p>FEFFFF87</text:p>
          </table:table-cell>
          <table:table-cell table:formula="of:=RIGHTB([.B58];6)" office:value-type="string" office:string-value="FFFF87" calcext:value-type="string">
            <text:p>FFFF87</text:p>
          </table:table-cell>
          <table:table-cell table:formula="of:=HEX2DEC([.C58])" office:value-type="float" office:value="16777095" calcext:value-type="float">
            <text:p>16777095</text:p>
          </table:table-cell>
          <table:table-cell table:formula="of:=IF([.D58]&gt;8388608;([.D58]-16777215-1);[.D5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59];2);16)" office:value-type="string" office:string-value="FEFFFF87" calcext:value-type="string">
            <text:p>FEFFFF87</text:p>
          </table:table-cell>
          <table:table-cell table:formula="of:=RIGHTB([.B59];6)" office:value-type="string" office:string-value="FFFF87" calcext:value-type="string">
            <text:p>FFFF87</text:p>
          </table:table-cell>
          <table:table-cell table:formula="of:=HEX2DEC([.C59])" office:value-type="float" office:value="16777095" calcext:value-type="float">
            <text:p>16777095</text:p>
          </table:table-cell>
          <table:table-cell table:formula="of:=IF([.D59]&gt;8388608;([.D59]-16777215-1);[.D5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60];2);16)" office:value-type="string" office:string-value="FEFFFF87" calcext:value-type="string">
            <text:p>FEFFFF87</text:p>
          </table:table-cell>
          <table:table-cell table:formula="of:=RIGHTB([.B60];6)" office:value-type="string" office:string-value="FFFF87" calcext:value-type="string">
            <text:p>FFFF87</text:p>
          </table:table-cell>
          <table:table-cell table:formula="of:=HEX2DEC([.C60])" office:value-type="float" office:value="16777095" calcext:value-type="float">
            <text:p>16777095</text:p>
          </table:table-cell>
          <table:table-cell table:formula="of:=IF([.D60]&gt;8388608;([.D60]-16777215-1);[.D6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61];2);16)" office:value-type="string" office:string-value="FEFFFF87" calcext:value-type="string">
            <text:p>FEFFFF87</text:p>
          </table:table-cell>
          <table:table-cell table:formula="of:=RIGHTB([.B61];6)" office:value-type="string" office:string-value="FFFF87" calcext:value-type="string">
            <text:p>FFFF87</text:p>
          </table:table-cell>
          <table:table-cell table:formula="of:=HEX2DEC([.C61])" office:value-type="float" office:value="16777095" calcext:value-type="float">
            <text:p>16777095</text:p>
          </table:table-cell>
          <table:table-cell table:formula="of:=IF([.D61]&gt;8388608;([.D61]-16777215-1);[.D6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62];2);16)" office:value-type="string" office:string-value="FEFFFF87" calcext:value-type="string">
            <text:p>FEFFFF87</text:p>
          </table:table-cell>
          <table:table-cell table:formula="of:=RIGHTB([.B62];6)" office:value-type="string" office:string-value="FFFF87" calcext:value-type="string">
            <text:p>FFFF87</text:p>
          </table:table-cell>
          <table:table-cell table:formula="of:=HEX2DEC([.C62])" office:value-type="float" office:value="16777095" calcext:value-type="float">
            <text:p>16777095</text:p>
          </table:table-cell>
          <table:table-cell table:formula="of:=IF([.D62]&gt;8388608;([.D62]-16777215-1);[.D6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63];2);16)" office:value-type="string" office:string-value="FEFFFF87" calcext:value-type="string">
            <text:p>FEFFFF87</text:p>
          </table:table-cell>
          <table:table-cell table:formula="of:=RIGHTB([.B63];6)" office:value-type="string" office:string-value="FFFF87" calcext:value-type="string">
            <text:p>FFFF87</text:p>
          </table:table-cell>
          <table:table-cell table:formula="of:=HEX2DEC([.C63])" office:value-type="float" office:value="16777095" calcext:value-type="float">
            <text:p>16777095</text:p>
          </table:table-cell>
          <table:table-cell table:formula="of:=IF([.D63]&gt;8388608;([.D63]-16777215-1);[.D6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11110111111111111111110000111</text:p>
          </table:table-cell>
          <table:table-cell table:formula="of:=BASE(DECIMAL([.A64];2);16)" office:value-type="string" office:string-value="FEFFFF87" calcext:value-type="string">
            <text:p>FEFFFF87</text:p>
          </table:table-cell>
          <table:table-cell table:formula="of:=RIGHTB([.B64];6)" office:value-type="string" office:string-value="FFFF87" calcext:value-type="string">
            <text:p>FFFF87</text:p>
          </table:table-cell>
          <table:table-cell table:formula="of:=HEX2DEC([.C64])" office:value-type="float" office:value="16777095" calcext:value-type="float">
            <text:p>16777095</text:p>
          </table:table-cell>
          <table:table-cell table:formula="of:=IF([.D64]&gt;8388608;([.D64]-16777215-1);[.D6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65];2);16)" office:value-type="string" office:string-value="1E000089" calcext:value-type="string">
            <text:p>1E000089</text:p>
          </table:table-cell>
          <table:table-cell table:formula="of:=RIGHTB([.B65];6)" office:value-type="string" office:string-value="000089" calcext:value-type="string">
            <text:p>000089</text:p>
          </table:table-cell>
          <table:table-cell table:formula="of:=HEX2DEC([.C65])" office:value-type="float" office:value="137" calcext:value-type="float">
            <text:p>137</text:p>
          </table:table-cell>
          <table:table-cell table:formula="of:=IF([.D65]&gt;8388608;([.D65]-16777215-1);[.D6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66];2);16)" office:value-type="string" office:string-value="1E000089" calcext:value-type="string">
            <text:p>1E000089</text:p>
          </table:table-cell>
          <table:table-cell table:formula="of:=RIGHTB([.B66];6)" office:value-type="string" office:string-value="000089" calcext:value-type="string">
            <text:p>000089</text:p>
          </table:table-cell>
          <table:table-cell table:formula="of:=HEX2DEC([.C66])" office:value-type="float" office:value="137" calcext:value-type="float">
            <text:p>137</text:p>
          </table:table-cell>
          <table:table-cell table:formula="of:=IF([.D66]&gt;8388608;([.D66]-16777215-1);[.D6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67];2);16)" office:value-type="string" office:string-value="1E000089" calcext:value-type="string">
            <text:p>1E000089</text:p>
          </table:table-cell>
          <table:table-cell table:formula="of:=RIGHTB([.B67];6)" office:value-type="string" office:string-value="000089" calcext:value-type="string">
            <text:p>000089</text:p>
          </table:table-cell>
          <table:table-cell table:formula="of:=HEX2DEC([.C67])" office:value-type="float" office:value="137" calcext:value-type="float">
            <text:p>137</text:p>
          </table:table-cell>
          <table:table-cell table:formula="of:=IF([.D67]&gt;8388608;([.D67]-16777215-1);[.D6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68];2);16)" office:value-type="string" office:string-value="1E000089" calcext:value-type="string">
            <text:p>1E000089</text:p>
          </table:table-cell>
          <table:table-cell table:formula="of:=RIGHTB([.B68];6)" office:value-type="string" office:string-value="000089" calcext:value-type="string">
            <text:p>000089</text:p>
          </table:table-cell>
          <table:table-cell table:formula="of:=HEX2DEC([.C68])" office:value-type="float" office:value="137" calcext:value-type="float">
            <text:p>137</text:p>
          </table:table-cell>
          <table:table-cell table:formula="of:=IF([.D68]&gt;8388608;([.D68]-16777215-1);[.D6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69];2);16)" office:value-type="string" office:string-value="1E000089" calcext:value-type="string">
            <text:p>1E000089</text:p>
          </table:table-cell>
          <table:table-cell table:formula="of:=RIGHTB([.B69];6)" office:value-type="string" office:string-value="000089" calcext:value-type="string">
            <text:p>000089</text:p>
          </table:table-cell>
          <table:table-cell table:formula="of:=HEX2DEC([.C69])" office:value-type="float" office:value="137" calcext:value-type="float">
            <text:p>137</text:p>
          </table:table-cell>
          <table:table-cell table:formula="of:=IF([.D69]&gt;8388608;([.D69]-16777215-1);[.D6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70];2);16)" office:value-type="string" office:string-value="1E000089" calcext:value-type="string">
            <text:p>1E000089</text:p>
          </table:table-cell>
          <table:table-cell table:formula="of:=RIGHTB([.B70];6)" office:value-type="string" office:string-value="000089" calcext:value-type="string">
            <text:p>000089</text:p>
          </table:table-cell>
          <table:table-cell table:formula="of:=HEX2DEC([.C70])" office:value-type="float" office:value="137" calcext:value-type="float">
            <text:p>137</text:p>
          </table:table-cell>
          <table:table-cell table:formula="of:=IF([.D70]&gt;8388608;([.D70]-16777215-1);[.D7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71];2);16)" office:value-type="string" office:string-value="1E000089" calcext:value-type="string">
            <text:p>1E000089</text:p>
          </table:table-cell>
          <table:table-cell table:formula="of:=RIGHTB([.B71];6)" office:value-type="string" office:string-value="000089" calcext:value-type="string">
            <text:p>000089</text:p>
          </table:table-cell>
          <table:table-cell table:formula="of:=HEX2DEC([.C71])" office:value-type="float" office:value="137" calcext:value-type="float">
            <text:p>137</text:p>
          </table:table-cell>
          <table:table-cell table:formula="of:=IF([.D71]&gt;8388608;([.D71]-16777215-1);[.D71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10000000000000000010001001</text:p>
          </table:table-cell>
          <table:table-cell table:formula="of:=BASE(DECIMAL([.A72];2);16)" office:value-type="string" office:string-value="1E000089" calcext:value-type="string">
            <text:p>1E000089</text:p>
          </table:table-cell>
          <table:table-cell table:formula="of:=RIGHTB([.B72];6)" office:value-type="string" office:string-value="000089" calcext:value-type="string">
            <text:p>000089</text:p>
          </table:table-cell>
          <table:table-cell table:formula="of:=HEX2DEC([.C72])" office:value-type="float" office:value="137" calcext:value-type="float">
            <text:p>137</text:p>
          </table:table-cell>
          <table:table-cell table:formula="of:=IF([.D72]&gt;8388608;([.D72]-16777215-1);[.D72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3];2);16)" office:value-type="string" office:string-value="A7FFFF87" calcext:value-type="string">
            <text:p>A7FFFF87</text:p>
          </table:table-cell>
          <table:table-cell table:formula="of:=RIGHTB([.B73];6)" office:value-type="string" office:string-value="FFFF87" calcext:value-type="string">
            <text:p>FFFF87</text:p>
          </table:table-cell>
          <table:table-cell table:formula="of:=HEX2DEC([.C73])" office:value-type="float" office:value="16777095" calcext:value-type="float">
            <text:p>16777095</text:p>
          </table:table-cell>
          <table:table-cell table:formula="of:=IF([.D73]&gt;8388608;([.D73]-16777215-1);[.D7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4];2);16)" office:value-type="string" office:string-value="A7FFFF87" calcext:value-type="string">
            <text:p>A7FFFF87</text:p>
          </table:table-cell>
          <table:table-cell table:formula="of:=RIGHTB([.B74];6)" office:value-type="string" office:string-value="FFFF87" calcext:value-type="string">
            <text:p>FFFF87</text:p>
          </table:table-cell>
          <table:table-cell table:formula="of:=HEX2DEC([.C74])" office:value-type="float" office:value="16777095" calcext:value-type="float">
            <text:p>16777095</text:p>
          </table:table-cell>
          <table:table-cell table:formula="of:=IF([.D74]&gt;8388608;([.D74]-16777215-1);[.D7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5];2);16)" office:value-type="string" office:string-value="A7FFFF87" calcext:value-type="string">
            <text:p>A7FFFF87</text:p>
          </table:table-cell>
          <table:table-cell table:formula="of:=RIGHTB([.B75];6)" office:value-type="string" office:string-value="FFFF87" calcext:value-type="string">
            <text:p>FFFF87</text:p>
          </table:table-cell>
          <table:table-cell table:formula="of:=HEX2DEC([.C75])" office:value-type="float" office:value="16777095" calcext:value-type="float">
            <text:p>16777095</text:p>
          </table:table-cell>
          <table:table-cell table:formula="of:=IF([.D75]&gt;8388608;([.D75]-16777215-1);[.D7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6];2);16)" office:value-type="string" office:string-value="A7FFFF87" calcext:value-type="string">
            <text:p>A7FFFF87</text:p>
          </table:table-cell>
          <table:table-cell table:formula="of:=RIGHTB([.B76];6)" office:value-type="string" office:string-value="FFFF87" calcext:value-type="string">
            <text:p>FFFF87</text:p>
          </table:table-cell>
          <table:table-cell table:formula="of:=HEX2DEC([.C76])" office:value-type="float" office:value="16777095" calcext:value-type="float">
            <text:p>16777095</text:p>
          </table:table-cell>
          <table:table-cell table:formula="of:=IF([.D76]&gt;8388608;([.D76]-16777215-1);[.D7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7];2);16)" office:value-type="string" office:string-value="A7FFFF87" calcext:value-type="string">
            <text:p>A7FFFF87</text:p>
          </table:table-cell>
          <table:table-cell table:formula="of:=RIGHTB([.B77];6)" office:value-type="string" office:string-value="FFFF87" calcext:value-type="string">
            <text:p>FFFF87</text:p>
          </table:table-cell>
          <table:table-cell table:formula="of:=HEX2DEC([.C77])" office:value-type="float" office:value="16777095" calcext:value-type="float">
            <text:p>16777095</text:p>
          </table:table-cell>
          <table:table-cell table:formula="of:=IF([.D77]&gt;8388608;([.D77]-16777215-1);[.D7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8];2);16)" office:value-type="string" office:string-value="A7FFFF87" calcext:value-type="string">
            <text:p>A7FFFF87</text:p>
          </table:table-cell>
          <table:table-cell table:formula="of:=RIGHTB([.B78];6)" office:value-type="string" office:string-value="FFFF87" calcext:value-type="string">
            <text:p>FFFF87</text:p>
          </table:table-cell>
          <table:table-cell table:formula="of:=HEX2DEC([.C78])" office:value-type="float" office:value="16777095" calcext:value-type="float">
            <text:p>16777095</text:p>
          </table:table-cell>
          <table:table-cell table:formula="of:=IF([.D78]&gt;8388608;([.D78]-16777215-1);[.D7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79];2);16)" office:value-type="string" office:string-value="A7FFFF87" calcext:value-type="string">
            <text:p>A7FFFF87</text:p>
          </table:table-cell>
          <table:table-cell table:formula="of:=RIGHTB([.B79];6)" office:value-type="string" office:string-value="FFFF87" calcext:value-type="string">
            <text:p>FFFF87</text:p>
          </table:table-cell>
          <table:table-cell table:formula="of:=HEX2DEC([.C79])" office:value-type="float" office:value="16777095" calcext:value-type="float">
            <text:p>16777095</text:p>
          </table:table-cell>
          <table:table-cell table:formula="of:=IF([.D79]&gt;8388608;([.D79]-16777215-1);[.D7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0111111111111111111110000111</text:p>
          </table:table-cell>
          <table:table-cell table:formula="of:=BASE(DECIMAL([.A80];2);16)" office:value-type="string" office:string-value="A7FFFF87" calcext:value-type="string">
            <text:p>A7FFFF87</text:p>
          </table:table-cell>
          <table:table-cell table:formula="of:=RIGHTB([.B80];6)" office:value-type="string" office:string-value="FFFF87" calcext:value-type="string">
            <text:p>FFFF87</text:p>
          </table:table-cell>
          <table:table-cell table:formula="of:=HEX2DEC([.C80])" office:value-type="float" office:value="16777095" calcext:value-type="float">
            <text:p>16777095</text:p>
          </table:table-cell>
          <table:table-cell table:formula="of:=IF([.D80]&gt;8388608;([.D80]-16777215-1);[.D8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1];2);16)" office:value-type="string" office:string-value="C7FFFF87" calcext:value-type="string">
            <text:p>C7FFFF87</text:p>
          </table:table-cell>
          <table:table-cell table:formula="of:=RIGHTB([.B81];6)" office:value-type="string" office:string-value="FFFF87" calcext:value-type="string">
            <text:p>FFFF87</text:p>
          </table:table-cell>
          <table:table-cell table:formula="of:=HEX2DEC([.C81])" office:value-type="float" office:value="16777095" calcext:value-type="float">
            <text:p>16777095</text:p>
          </table:table-cell>
          <table:table-cell table:formula="of:=IF([.D81]&gt;8388608;([.D81]-16777215-1);[.D8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2];2);16)" office:value-type="string" office:string-value="C7FFFF87" calcext:value-type="string">
            <text:p>C7FFFF87</text:p>
          </table:table-cell>
          <table:table-cell table:formula="of:=RIGHTB([.B82];6)" office:value-type="string" office:string-value="FFFF87" calcext:value-type="string">
            <text:p>FFFF87</text:p>
          </table:table-cell>
          <table:table-cell table:formula="of:=HEX2DEC([.C82])" office:value-type="float" office:value="16777095" calcext:value-type="float">
            <text:p>16777095</text:p>
          </table:table-cell>
          <table:table-cell table:formula="of:=IF([.D82]&gt;8388608;([.D82]-16777215-1);[.D8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3];2);16)" office:value-type="string" office:string-value="C7FFFF87" calcext:value-type="string">
            <text:p>C7FFFF87</text:p>
          </table:table-cell>
          <table:table-cell table:formula="of:=RIGHTB([.B83];6)" office:value-type="string" office:string-value="FFFF87" calcext:value-type="string">
            <text:p>FFFF87</text:p>
          </table:table-cell>
          <table:table-cell table:formula="of:=HEX2DEC([.C83])" office:value-type="float" office:value="16777095" calcext:value-type="float">
            <text:p>16777095</text:p>
          </table:table-cell>
          <table:table-cell table:formula="of:=IF([.D83]&gt;8388608;([.D83]-16777215-1);[.D8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4];2);16)" office:value-type="string" office:string-value="C7FFFF87" calcext:value-type="string">
            <text:p>C7FFFF87</text:p>
          </table:table-cell>
          <table:table-cell table:formula="of:=RIGHTB([.B84];6)" office:value-type="string" office:string-value="FFFF87" calcext:value-type="string">
            <text:p>FFFF87</text:p>
          </table:table-cell>
          <table:table-cell table:formula="of:=HEX2DEC([.C84])" office:value-type="float" office:value="16777095" calcext:value-type="float">
            <text:p>16777095</text:p>
          </table:table-cell>
          <table:table-cell table:formula="of:=IF([.D84]&gt;8388608;([.D84]-16777215-1);[.D8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5];2);16)" office:value-type="string" office:string-value="C7FFFF87" calcext:value-type="string">
            <text:p>C7FFFF87</text:p>
          </table:table-cell>
          <table:table-cell table:formula="of:=RIGHTB([.B85];6)" office:value-type="string" office:string-value="FFFF87" calcext:value-type="string">
            <text:p>FFFF87</text:p>
          </table:table-cell>
          <table:table-cell table:formula="of:=HEX2DEC([.C85])" office:value-type="float" office:value="16777095" calcext:value-type="float">
            <text:p>16777095</text:p>
          </table:table-cell>
          <table:table-cell table:formula="of:=IF([.D85]&gt;8388608;([.D85]-16777215-1);[.D8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6];2);16)" office:value-type="string" office:string-value="C7FFFF87" calcext:value-type="string">
            <text:p>C7FFFF87</text:p>
          </table:table-cell>
          <table:table-cell table:formula="of:=RIGHTB([.B86];6)" office:value-type="string" office:string-value="FFFF87" calcext:value-type="string">
            <text:p>FFFF87</text:p>
          </table:table-cell>
          <table:table-cell table:formula="of:=HEX2DEC([.C86])" office:value-type="float" office:value="16777095" calcext:value-type="float">
            <text:p>16777095</text:p>
          </table:table-cell>
          <table:table-cell table:formula="of:=IF([.D86]&gt;8388608;([.D86]-16777215-1);[.D8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7];2);16)" office:value-type="string" office:string-value="C7FFFF87" calcext:value-type="string">
            <text:p>C7FFFF87</text:p>
          </table:table-cell>
          <table:table-cell table:formula="of:=RIGHTB([.B87];6)" office:value-type="string" office:string-value="FFFF87" calcext:value-type="string">
            <text:p>FFFF87</text:p>
          </table:table-cell>
          <table:table-cell table:formula="of:=HEX2DEC([.C87])" office:value-type="float" office:value="16777095" calcext:value-type="float">
            <text:p>16777095</text:p>
          </table:table-cell>
          <table:table-cell table:formula="of:=IF([.D87]&gt;8388608;([.D87]-16777215-1);[.D8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111111111111111111110000111</text:p>
          </table:table-cell>
          <table:table-cell table:formula="of:=BASE(DECIMAL([.A88];2);16)" office:value-type="string" office:string-value="C7FFFF87" calcext:value-type="string">
            <text:p>C7FFFF87</text:p>
          </table:table-cell>
          <table:table-cell table:formula="of:=RIGHTB([.B88];6)" office:value-type="string" office:string-value="FFFF87" calcext:value-type="string">
            <text:p>FFFF87</text:p>
          </table:table-cell>
          <table:table-cell table:formula="of:=HEX2DEC([.C88])" office:value-type="float" office:value="16777095" calcext:value-type="float">
            <text:p>16777095</text:p>
          </table:table-cell>
          <table:table-cell table:formula="of:=IF([.D88]&gt;8388608;([.D88]-16777215-1);[.D8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89];2);16)" office:value-type="string" office:string-value="A8FFFF8B" calcext:value-type="string">
            <text:p>A8FFFF8B</text:p>
          </table:table-cell>
          <table:table-cell table:formula="of:=RIGHTB([.B89];6)" office:value-type="string" office:string-value="FFFF8B" calcext:value-type="string">
            <text:p>FFFF8B</text:p>
          </table:table-cell>
          <table:table-cell table:formula="of:=HEX2DEC([.C89])" office:value-type="float" office:value="16777099" calcext:value-type="float">
            <text:p>16777099</text:p>
          </table:table-cell>
          <table:table-cell table:formula="of:=IF([.D89]&gt;8388608;([.D89]-16777215-1);[.D8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0];2);16)" office:value-type="string" office:string-value="A8FFFF8B" calcext:value-type="string">
            <text:p>A8FFFF8B</text:p>
          </table:table-cell>
          <table:table-cell table:formula="of:=RIGHTB([.B90];6)" office:value-type="string" office:string-value="FFFF8B" calcext:value-type="string">
            <text:p>FFFF8B</text:p>
          </table:table-cell>
          <table:table-cell table:formula="of:=HEX2DEC([.C90])" office:value-type="float" office:value="16777099" calcext:value-type="float">
            <text:p>16777099</text:p>
          </table:table-cell>
          <table:table-cell table:formula="of:=IF([.D90]&gt;8388608;([.D90]-16777215-1);[.D9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1];2);16)" office:value-type="string" office:string-value="A8FFFF8B" calcext:value-type="string">
            <text:p>A8FFFF8B</text:p>
          </table:table-cell>
          <table:table-cell table:formula="of:=RIGHTB([.B91];6)" office:value-type="string" office:string-value="FFFF8B" calcext:value-type="string">
            <text:p>FFFF8B</text:p>
          </table:table-cell>
          <table:table-cell table:formula="of:=HEX2DEC([.C91])" office:value-type="float" office:value="16777099" calcext:value-type="float">
            <text:p>16777099</text:p>
          </table:table-cell>
          <table:table-cell table:formula="of:=IF([.D91]&gt;8388608;([.D91]-16777215-1);[.D9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2];2);16)" office:value-type="string" office:string-value="A8FFFF8B" calcext:value-type="string">
            <text:p>A8FFFF8B</text:p>
          </table:table-cell>
          <table:table-cell table:formula="of:=RIGHTB([.B92];6)" office:value-type="string" office:string-value="FFFF8B" calcext:value-type="string">
            <text:p>FFFF8B</text:p>
          </table:table-cell>
          <table:table-cell table:formula="of:=HEX2DEC([.C92])" office:value-type="float" office:value="16777099" calcext:value-type="float">
            <text:p>16777099</text:p>
          </table:table-cell>
          <table:table-cell table:formula="of:=IF([.D92]&gt;8388608;([.D92]-16777215-1);[.D9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3];2);16)" office:value-type="string" office:string-value="A8FFFF8B" calcext:value-type="string">
            <text:p>A8FFFF8B</text:p>
          </table:table-cell>
          <table:table-cell table:formula="of:=RIGHTB([.B93];6)" office:value-type="string" office:string-value="FFFF8B" calcext:value-type="string">
            <text:p>FFFF8B</text:p>
          </table:table-cell>
          <table:table-cell table:formula="of:=HEX2DEC([.C93])" office:value-type="float" office:value="16777099" calcext:value-type="float">
            <text:p>16777099</text:p>
          </table:table-cell>
          <table:table-cell table:formula="of:=IF([.D93]&gt;8388608;([.D93]-16777215-1);[.D9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4];2);16)" office:value-type="string" office:string-value="A8FFFF8B" calcext:value-type="string">
            <text:p>A8FFFF8B</text:p>
          </table:table-cell>
          <table:table-cell table:formula="of:=RIGHTB([.B94];6)" office:value-type="string" office:string-value="FFFF8B" calcext:value-type="string">
            <text:p>FFFF8B</text:p>
          </table:table-cell>
          <table:table-cell table:formula="of:=HEX2DEC([.C94])" office:value-type="float" office:value="16777099" calcext:value-type="float">
            <text:p>16777099</text:p>
          </table:table-cell>
          <table:table-cell table:formula="of:=IF([.D94]&gt;8388608;([.D94]-16777215-1);[.D9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5];2);16)" office:value-type="string" office:string-value="A8FFFF8B" calcext:value-type="string">
            <text:p>A8FFFF8B</text:p>
          </table:table-cell>
          <table:table-cell table:formula="of:=RIGHTB([.B95];6)" office:value-type="string" office:string-value="FFFF8B" calcext:value-type="string">
            <text:p>FFFF8B</text:p>
          </table:table-cell>
          <table:table-cell table:formula="of:=HEX2DEC([.C95])" office:value-type="float" office:value="16777099" calcext:value-type="float">
            <text:p>16777099</text:p>
          </table:table-cell>
          <table:table-cell table:formula="of:=IF([.D95]&gt;8388608;([.D95]-16777215-1);[.D9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00111111111111111110001011</text:p>
          </table:table-cell>
          <table:table-cell table:formula="of:=BASE(DECIMAL([.A96];2);16)" office:value-type="string" office:string-value="A8FFFF8B" calcext:value-type="string">
            <text:p>A8FFFF8B</text:p>
          </table:table-cell>
          <table:table-cell table:formula="of:=RIGHTB([.B96];6)" office:value-type="string" office:string-value="FFFF8B" calcext:value-type="string">
            <text:p>FFFF8B</text:p>
          </table:table-cell>
          <table:table-cell table:formula="of:=HEX2DEC([.C96])" office:value-type="float" office:value="16777099" calcext:value-type="float">
            <text:p>16777099</text:p>
          </table:table-cell>
          <table:table-cell table:formula="of:=IF([.D96]&gt;8388608;([.D96]-16777215-1);[.D9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97];2);16)" office:value-type="string" office:string-value="DDFFFF89" calcext:value-type="string">
            <text:p>DDFFFF89</text:p>
          </table:table-cell>
          <table:table-cell table:formula="of:=RIGHTB([.B97];6)" office:value-type="string" office:string-value="FFFF89" calcext:value-type="string">
            <text:p>FFFF89</text:p>
          </table:table-cell>
          <table:table-cell table:formula="of:=HEX2DEC([.C97])" office:value-type="float" office:value="16777097" calcext:value-type="float">
            <text:p>16777097</text:p>
          </table:table-cell>
          <table:table-cell table:formula="of:=IF([.D97]&gt;8388608;([.D97]-16777215-1);[.D9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98];2);16)" office:value-type="string" office:string-value="DDFFFF89" calcext:value-type="string">
            <text:p>DDFFFF89</text:p>
          </table:table-cell>
          <table:table-cell table:formula="of:=RIGHTB([.B98];6)" office:value-type="string" office:string-value="FFFF89" calcext:value-type="string">
            <text:p>FFFF89</text:p>
          </table:table-cell>
          <table:table-cell table:formula="of:=HEX2DEC([.C98])" office:value-type="float" office:value="16777097" calcext:value-type="float">
            <text:p>16777097</text:p>
          </table:table-cell>
          <table:table-cell table:formula="of:=IF([.D98]&gt;8388608;([.D98]-16777215-1);[.D9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99];2);16)" office:value-type="string" office:string-value="DDFFFF89" calcext:value-type="string">
            <text:p>DDFFFF89</text:p>
          </table:table-cell>
          <table:table-cell table:formula="of:=RIGHTB([.B99];6)" office:value-type="string" office:string-value="FFFF89" calcext:value-type="string">
            <text:p>FFFF89</text:p>
          </table:table-cell>
          <table:table-cell table:formula="of:=HEX2DEC([.C99])" office:value-type="float" office:value="16777097" calcext:value-type="float">
            <text:p>16777097</text:p>
          </table:table-cell>
          <table:table-cell table:formula="of:=IF([.D99]&gt;8388608;([.D99]-16777215-1);[.D9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100];2);16)" office:value-type="string" office:string-value="DDFFFF89" calcext:value-type="string">
            <text:p>DDFFFF89</text:p>
          </table:table-cell>
          <table:table-cell table:formula="of:=RIGHTB([.B100];6)" office:value-type="string" office:string-value="FFFF89" calcext:value-type="string">
            <text:p>FFFF89</text:p>
          </table:table-cell>
          <table:table-cell table:formula="of:=HEX2DEC([.C100])" office:value-type="float" office:value="16777097" calcext:value-type="float">
            <text:p>16777097</text:p>
          </table:table-cell>
          <table:table-cell table:formula="of:=IF([.D100]&gt;8388608;([.D100]-16777215-1);[.D10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101];2);16)" office:value-type="string" office:string-value="DDFFFF89" calcext:value-type="string">
            <text:p>DDFFFF89</text:p>
          </table:table-cell>
          <table:table-cell table:formula="of:=RIGHTB([.B101];6)" office:value-type="string" office:string-value="FFFF89" calcext:value-type="string">
            <text:p>FFFF89</text:p>
          </table:table-cell>
          <table:table-cell table:formula="of:=HEX2DEC([.C101])" office:value-type="float" office:value="16777097" calcext:value-type="float">
            <text:p>16777097</text:p>
          </table:table-cell>
          <table:table-cell table:formula="of:=IF([.D101]&gt;8388608;([.D101]-16777215-1);[.D10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102];2);16)" office:value-type="string" office:string-value="DDFFFF89" calcext:value-type="string">
            <text:p>DDFFFF89</text:p>
          </table:table-cell>
          <table:table-cell table:formula="of:=RIGHTB([.B102];6)" office:value-type="string" office:string-value="FFFF89" calcext:value-type="string">
            <text:p>FFFF89</text:p>
          </table:table-cell>
          <table:table-cell table:formula="of:=HEX2DEC([.C102])" office:value-type="float" office:value="16777097" calcext:value-type="float">
            <text:p>16777097</text:p>
          </table:table-cell>
          <table:table-cell table:formula="of:=IF([.D102]&gt;8388608;([.D102]-16777215-1);[.D10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103];2);16)" office:value-type="string" office:string-value="DDFFFF89" calcext:value-type="string">
            <text:p>DDFFFF89</text:p>
          </table:table-cell>
          <table:table-cell table:formula="of:=RIGHTB([.B103];6)" office:value-type="string" office:string-value="FFFF89" calcext:value-type="string">
            <text:p>FFFF89</text:p>
          </table:table-cell>
          <table:table-cell table:formula="of:=HEX2DEC([.C103])" office:value-type="float" office:value="16777097" calcext:value-type="float">
            <text:p>16777097</text:p>
          </table:table-cell>
          <table:table-cell table:formula="of:=IF([.D103]&gt;8388608;([.D103]-16777215-1);[.D10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1101111111111111111110001001</text:p>
          </table:table-cell>
          <table:table-cell table:formula="of:=BASE(DECIMAL([.A104];2);16)" office:value-type="string" office:string-value="DDFFFF89" calcext:value-type="string">
            <text:p>DDFFFF89</text:p>
          </table:table-cell>
          <table:table-cell table:formula="of:=RIGHTB([.B104];6)" office:value-type="string" office:string-value="FFFF89" calcext:value-type="string">
            <text:p>FFFF89</text:p>
          </table:table-cell>
          <table:table-cell table:formula="of:=HEX2DEC([.C104])" office:value-type="float" office:value="16777097" calcext:value-type="float">
            <text:p>16777097</text:p>
          </table:table-cell>
          <table:table-cell table:formula="of:=IF([.D104]&gt;8388608;([.D104]-16777215-1);[.D10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05];2);16)" office:value-type="string" office:string-value="B6FFFF8F" calcext:value-type="string">
            <text:p>B6FFFF8F</text:p>
          </table:table-cell>
          <table:table-cell table:formula="of:=RIGHTB([.B105];6)" office:value-type="string" office:string-value="FFFF8F" calcext:value-type="string">
            <text:p>FFFF8F</text:p>
          </table:table-cell>
          <table:table-cell table:formula="of:=HEX2DEC([.C105])" office:value-type="float" office:value="16777103" calcext:value-type="float">
            <text:p>16777103</text:p>
          </table:table-cell>
          <table:table-cell table:formula="of:=IF([.D105]&gt;8388608;([.D105]-16777215-1);[.D10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06];2);16)" office:value-type="string" office:string-value="B6FFFF8F" calcext:value-type="string">
            <text:p>B6FFFF8F</text:p>
          </table:table-cell>
          <table:table-cell table:formula="of:=RIGHTB([.B106];6)" office:value-type="string" office:string-value="FFFF8F" calcext:value-type="string">
            <text:p>FFFF8F</text:p>
          </table:table-cell>
          <table:table-cell table:formula="of:=HEX2DEC([.C106])" office:value-type="float" office:value="16777103" calcext:value-type="float">
            <text:p>16777103</text:p>
          </table:table-cell>
          <table:table-cell table:formula="of:=IF([.D106]&gt;8388608;([.D106]-16777215-1);[.D10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07];2);16)" office:value-type="string" office:string-value="B6FFFF8F" calcext:value-type="string">
            <text:p>B6FFFF8F</text:p>
          </table:table-cell>
          <table:table-cell table:formula="of:=RIGHTB([.B107];6)" office:value-type="string" office:string-value="FFFF8F" calcext:value-type="string">
            <text:p>FFFF8F</text:p>
          </table:table-cell>
          <table:table-cell table:formula="of:=HEX2DEC([.C107])" office:value-type="float" office:value="16777103" calcext:value-type="float">
            <text:p>16777103</text:p>
          </table:table-cell>
          <table:table-cell table:formula="of:=IF([.D107]&gt;8388608;([.D107]-16777215-1);[.D10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08];2);16)" office:value-type="string" office:string-value="B6FFFF8F" calcext:value-type="string">
            <text:p>B6FFFF8F</text:p>
          </table:table-cell>
          <table:table-cell table:formula="of:=RIGHTB([.B108];6)" office:value-type="string" office:string-value="FFFF8F" calcext:value-type="string">
            <text:p>FFFF8F</text:p>
          </table:table-cell>
          <table:table-cell table:formula="of:=HEX2DEC([.C108])" office:value-type="float" office:value="16777103" calcext:value-type="float">
            <text:p>16777103</text:p>
          </table:table-cell>
          <table:table-cell table:formula="of:=IF([.D108]&gt;8388608;([.D108]-16777215-1);[.D10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09];2);16)" office:value-type="string" office:string-value="B6FFFF8F" calcext:value-type="string">
            <text:p>B6FFFF8F</text:p>
          </table:table-cell>
          <table:table-cell table:formula="of:=RIGHTB([.B109];6)" office:value-type="string" office:string-value="FFFF8F" calcext:value-type="string">
            <text:p>FFFF8F</text:p>
          </table:table-cell>
          <table:table-cell table:formula="of:=HEX2DEC([.C109])" office:value-type="float" office:value="16777103" calcext:value-type="float">
            <text:p>16777103</text:p>
          </table:table-cell>
          <table:table-cell table:formula="of:=IF([.D109]&gt;8388608;([.D109]-16777215-1);[.D10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10];2);16)" office:value-type="string" office:string-value="B6FFFF8F" calcext:value-type="string">
            <text:p>B6FFFF8F</text:p>
          </table:table-cell>
          <table:table-cell table:formula="of:=RIGHTB([.B110];6)" office:value-type="string" office:string-value="FFFF8F" calcext:value-type="string">
            <text:p>FFFF8F</text:p>
          </table:table-cell>
          <table:table-cell table:formula="of:=HEX2DEC([.C110])" office:value-type="float" office:value="16777103" calcext:value-type="float">
            <text:p>16777103</text:p>
          </table:table-cell>
          <table:table-cell table:formula="of:=IF([.D110]&gt;8388608;([.D110]-16777215-1);[.D11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11];2);16)" office:value-type="string" office:string-value="B6FFFF8F" calcext:value-type="string">
            <text:p>B6FFFF8F</text:p>
          </table:table-cell>
          <table:table-cell table:formula="of:=RIGHTB([.B111];6)" office:value-type="string" office:string-value="FFFF8F" calcext:value-type="string">
            <text:p>FFFF8F</text:p>
          </table:table-cell>
          <table:table-cell table:formula="of:=HEX2DEC([.C111])" office:value-type="float" office:value="16777103" calcext:value-type="float">
            <text:p>16777103</text:p>
          </table:table-cell>
          <table:table-cell table:formula="of:=IF([.D111]&gt;8388608;([.D111]-16777215-1);[.D11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10111111111111111110001111</text:p>
          </table:table-cell>
          <table:table-cell table:formula="of:=BASE(DECIMAL([.A112];2);16)" office:value-type="string" office:string-value="B6FFFF8F" calcext:value-type="string">
            <text:p>B6FFFF8F</text:p>
          </table:table-cell>
          <table:table-cell table:formula="of:=RIGHTB([.B112];6)" office:value-type="string" office:string-value="FFFF8F" calcext:value-type="string">
            <text:p>FFFF8F</text:p>
          </table:table-cell>
          <table:table-cell table:formula="of:=HEX2DEC([.C112])" office:value-type="float" office:value="16777103" calcext:value-type="float">
            <text:p>16777103</text:p>
          </table:table-cell>
          <table:table-cell table:formula="of:=IF([.D112]&gt;8388608;([.D112]-16777215-1);[.D11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3];2);16)" office:value-type="string" office:string-value="E6FFFF8F" calcext:value-type="string">
            <text:p>E6FFFF8F</text:p>
          </table:table-cell>
          <table:table-cell table:formula="of:=RIGHTB([.B113];6)" office:value-type="string" office:string-value="FFFF8F" calcext:value-type="string">
            <text:p>FFFF8F</text:p>
          </table:table-cell>
          <table:table-cell table:formula="of:=HEX2DEC([.C113])" office:value-type="float" office:value="16777103" calcext:value-type="float">
            <text:p>16777103</text:p>
          </table:table-cell>
          <table:table-cell table:formula="of:=IF([.D113]&gt;8388608;([.D113]-16777215-1);[.D11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4];2);16)" office:value-type="string" office:string-value="E6FFFF8F" calcext:value-type="string">
            <text:p>E6FFFF8F</text:p>
          </table:table-cell>
          <table:table-cell table:formula="of:=RIGHTB([.B114];6)" office:value-type="string" office:string-value="FFFF8F" calcext:value-type="string">
            <text:p>FFFF8F</text:p>
          </table:table-cell>
          <table:table-cell table:formula="of:=HEX2DEC([.C114])" office:value-type="float" office:value="16777103" calcext:value-type="float">
            <text:p>16777103</text:p>
          </table:table-cell>
          <table:table-cell table:formula="of:=IF([.D114]&gt;8388608;([.D114]-16777215-1);[.D11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5];2);16)" office:value-type="string" office:string-value="E6FFFF8F" calcext:value-type="string">
            <text:p>E6FFFF8F</text:p>
          </table:table-cell>
          <table:table-cell table:formula="of:=RIGHTB([.B115];6)" office:value-type="string" office:string-value="FFFF8F" calcext:value-type="string">
            <text:p>FFFF8F</text:p>
          </table:table-cell>
          <table:table-cell table:formula="of:=HEX2DEC([.C115])" office:value-type="float" office:value="16777103" calcext:value-type="float">
            <text:p>16777103</text:p>
          </table:table-cell>
          <table:table-cell table:formula="of:=IF([.D115]&gt;8388608;([.D115]-16777215-1);[.D11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6];2);16)" office:value-type="string" office:string-value="E6FFFF8F" calcext:value-type="string">
            <text:p>E6FFFF8F</text:p>
          </table:table-cell>
          <table:table-cell table:formula="of:=RIGHTB([.B116];6)" office:value-type="string" office:string-value="FFFF8F" calcext:value-type="string">
            <text:p>FFFF8F</text:p>
          </table:table-cell>
          <table:table-cell table:formula="of:=HEX2DEC([.C116])" office:value-type="float" office:value="16777103" calcext:value-type="float">
            <text:p>16777103</text:p>
          </table:table-cell>
          <table:table-cell table:formula="of:=IF([.D116]&gt;8388608;([.D116]-16777215-1);[.D11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7];2);16)" office:value-type="string" office:string-value="E6FFFF8F" calcext:value-type="string">
            <text:p>E6FFFF8F</text:p>
          </table:table-cell>
          <table:table-cell table:formula="of:=RIGHTB([.B117];6)" office:value-type="string" office:string-value="FFFF8F" calcext:value-type="string">
            <text:p>FFFF8F</text:p>
          </table:table-cell>
          <table:table-cell table:formula="of:=HEX2DEC([.C117])" office:value-type="float" office:value="16777103" calcext:value-type="float">
            <text:p>16777103</text:p>
          </table:table-cell>
          <table:table-cell table:formula="of:=IF([.D117]&gt;8388608;([.D117]-16777215-1);[.D11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8];2);16)" office:value-type="string" office:string-value="E6FFFF8F" calcext:value-type="string">
            <text:p>E6FFFF8F</text:p>
          </table:table-cell>
          <table:table-cell table:formula="of:=RIGHTB([.B118];6)" office:value-type="string" office:string-value="FFFF8F" calcext:value-type="string">
            <text:p>FFFF8F</text:p>
          </table:table-cell>
          <table:table-cell table:formula="of:=HEX2DEC([.C118])" office:value-type="float" office:value="16777103" calcext:value-type="float">
            <text:p>16777103</text:p>
          </table:table-cell>
          <table:table-cell table:formula="of:=IF([.D118]&gt;8388608;([.D118]-16777215-1);[.D11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19];2);16)" office:value-type="string" office:string-value="E6FFFF8F" calcext:value-type="string">
            <text:p>E6FFFF8F</text:p>
          </table:table-cell>
          <table:table-cell table:formula="of:=RIGHTB([.B119];6)" office:value-type="string" office:string-value="FFFF8F" calcext:value-type="string">
            <text:p>FFFF8F</text:p>
          </table:table-cell>
          <table:table-cell table:formula="of:=HEX2DEC([.C119])" office:value-type="float" office:value="16777103" calcext:value-type="float">
            <text:p>16777103</text:p>
          </table:table-cell>
          <table:table-cell table:formula="of:=IF([.D119]&gt;8388608;([.D119]-16777215-1);[.D1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0111111111111111110001111</text:p>
          </table:table-cell>
          <table:table-cell table:formula="of:=BASE(DECIMAL([.A120];2);16)" office:value-type="string" office:string-value="E6FFFF8F" calcext:value-type="string">
            <text:p>E6FFFF8F</text:p>
          </table:table-cell>
          <table:table-cell table:formula="of:=RIGHTB([.B120];6)" office:value-type="string" office:string-value="FFFF8F" calcext:value-type="string">
            <text:p>FFFF8F</text:p>
          </table:table-cell>
          <table:table-cell table:formula="of:=HEX2DEC([.C120])" office:value-type="float" office:value="16777103" calcext:value-type="float">
            <text:p>16777103</text:p>
          </table:table-cell>
          <table:table-cell table:formula="of:=IF([.D120]&gt;8388608;([.D120]-16777215-1);[.D12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1];2);16)" office:value-type="string" office:string-value="D7FFFF84" calcext:value-type="string">
            <text:p>D7FFFF84</text:p>
          </table:table-cell>
          <table:table-cell table:formula="of:=RIGHTB([.B121];6)" office:value-type="string" office:string-value="FFFF84" calcext:value-type="string">
            <text:p>FFFF84</text:p>
          </table:table-cell>
          <table:table-cell table:formula="of:=HEX2DEC([.C121])" office:value-type="float" office:value="16777092" calcext:value-type="float">
            <text:p>16777092</text:p>
          </table:table-cell>
          <table:table-cell table:formula="of:=IF([.D121]&gt;8388608;([.D121]-16777215-1);[.D12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2];2);16)" office:value-type="string" office:string-value="D7FFFF84" calcext:value-type="string">
            <text:p>D7FFFF84</text:p>
          </table:table-cell>
          <table:table-cell table:formula="of:=RIGHTB([.B122];6)" office:value-type="string" office:string-value="FFFF84" calcext:value-type="string">
            <text:p>FFFF84</text:p>
          </table:table-cell>
          <table:table-cell table:formula="of:=HEX2DEC([.C122])" office:value-type="float" office:value="16777092" calcext:value-type="float">
            <text:p>16777092</text:p>
          </table:table-cell>
          <table:table-cell table:formula="of:=IF([.D122]&gt;8388608;([.D122]-16777215-1);[.D12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3];2);16)" office:value-type="string" office:string-value="D7FFFF84" calcext:value-type="string">
            <text:p>D7FFFF84</text:p>
          </table:table-cell>
          <table:table-cell table:formula="of:=RIGHTB([.B123];6)" office:value-type="string" office:string-value="FFFF84" calcext:value-type="string">
            <text:p>FFFF84</text:p>
          </table:table-cell>
          <table:table-cell table:formula="of:=HEX2DEC([.C123])" office:value-type="float" office:value="16777092" calcext:value-type="float">
            <text:p>16777092</text:p>
          </table:table-cell>
          <table:table-cell table:formula="of:=IF([.D123]&gt;8388608;([.D123]-16777215-1);[.D12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4];2);16)" office:value-type="string" office:string-value="D7FFFF84" calcext:value-type="string">
            <text:p>D7FFFF84</text:p>
          </table:table-cell>
          <table:table-cell table:formula="of:=RIGHTB([.B124];6)" office:value-type="string" office:string-value="FFFF84" calcext:value-type="string">
            <text:p>FFFF84</text:p>
          </table:table-cell>
          <table:table-cell table:formula="of:=HEX2DEC([.C124])" office:value-type="float" office:value="16777092" calcext:value-type="float">
            <text:p>16777092</text:p>
          </table:table-cell>
          <table:table-cell table:formula="of:=IF([.D124]&gt;8388608;([.D124]-16777215-1);[.D12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5];2);16)" office:value-type="string" office:string-value="D7FFFF84" calcext:value-type="string">
            <text:p>D7FFFF84</text:p>
          </table:table-cell>
          <table:table-cell table:formula="of:=RIGHTB([.B125];6)" office:value-type="string" office:string-value="FFFF84" calcext:value-type="string">
            <text:p>FFFF84</text:p>
          </table:table-cell>
          <table:table-cell table:formula="of:=HEX2DEC([.C125])" office:value-type="float" office:value="16777092" calcext:value-type="float">
            <text:p>16777092</text:p>
          </table:table-cell>
          <table:table-cell table:formula="of:=IF([.D125]&gt;8388608;([.D125]-16777215-1);[.D12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6];2);16)" office:value-type="string" office:string-value="D7FFFF84" calcext:value-type="string">
            <text:p>D7FFFF84</text:p>
          </table:table-cell>
          <table:table-cell table:formula="of:=RIGHTB([.B126];6)" office:value-type="string" office:string-value="FFFF84" calcext:value-type="string">
            <text:p>FFFF84</text:p>
          </table:table-cell>
          <table:table-cell table:formula="of:=HEX2DEC([.C126])" office:value-type="float" office:value="16777092" calcext:value-type="float">
            <text:p>16777092</text:p>
          </table:table-cell>
          <table:table-cell table:formula="of:=IF([.D126]&gt;8388608;([.D126]-16777215-1);[.D12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7];2);16)" office:value-type="string" office:string-value="D7FFFF84" calcext:value-type="string">
            <text:p>D7FFFF84</text:p>
          </table:table-cell>
          <table:table-cell table:formula="of:=RIGHTB([.B127];6)" office:value-type="string" office:string-value="FFFF84" calcext:value-type="string">
            <text:p>FFFF84</text:p>
          </table:table-cell>
          <table:table-cell table:formula="of:=HEX2DEC([.C127])" office:value-type="float" office:value="16777092" calcext:value-type="float">
            <text:p>16777092</text:p>
          </table:table-cell>
          <table:table-cell table:formula="of:=IF([.D127]&gt;8388608;([.D127]-16777215-1);[.D12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1111111111111111110000100</text:p>
          </table:table-cell>
          <table:table-cell table:formula="of:=BASE(DECIMAL([.A128];2);16)" office:value-type="string" office:string-value="D7FFFF84" calcext:value-type="string">
            <text:p>D7FFFF84</text:p>
          </table:table-cell>
          <table:table-cell table:formula="of:=RIGHTB([.B128];6)" office:value-type="string" office:string-value="FFFF84" calcext:value-type="string">
            <text:p>FFFF84</text:p>
          </table:table-cell>
          <table:table-cell table:formula="of:=HEX2DEC([.C128])" office:value-type="float" office:value="16777092" calcext:value-type="float">
            <text:p>16777092</text:p>
          </table:table-cell>
          <table:table-cell table:formula="of:=IF([.D128]&gt;8388608;([.D128]-16777215-1);[.D12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29];2);16)" office:value-type="string" office:string-value="37000082" calcext:value-type="string">
            <text:p>37000082</text:p>
          </table:table-cell>
          <table:table-cell table:formula="of:=RIGHTB([.B129];6)" office:value-type="string" office:string-value="000082" calcext:value-type="string">
            <text:p>000082</text:p>
          </table:table-cell>
          <table:table-cell table:formula="of:=HEX2DEC([.C129])" office:value-type="float" office:value="130" calcext:value-type="float">
            <text:p>130</text:p>
          </table:table-cell>
          <table:table-cell table:formula="of:=IF([.D129]&gt;8388608;([.D129]-16777215-1);[.D12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0];2);16)" office:value-type="string" office:string-value="37000082" calcext:value-type="string">
            <text:p>37000082</text:p>
          </table:table-cell>
          <table:table-cell table:formula="of:=RIGHTB([.B130];6)" office:value-type="string" office:string-value="000082" calcext:value-type="string">
            <text:p>000082</text:p>
          </table:table-cell>
          <table:table-cell table:formula="of:=HEX2DEC([.C130])" office:value-type="float" office:value="130" calcext:value-type="float">
            <text:p>130</text:p>
          </table:table-cell>
          <table:table-cell table:formula="of:=IF([.D130]&gt;8388608;([.D130]-16777215-1);[.D13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1];2);16)" office:value-type="string" office:string-value="37000082" calcext:value-type="string">
            <text:p>37000082</text:p>
          </table:table-cell>
          <table:table-cell table:formula="of:=RIGHTB([.B131];6)" office:value-type="string" office:string-value="000082" calcext:value-type="string">
            <text:p>000082</text:p>
          </table:table-cell>
          <table:table-cell table:formula="of:=HEX2DEC([.C131])" office:value-type="float" office:value="130" calcext:value-type="float">
            <text:p>130</text:p>
          </table:table-cell>
          <table:table-cell table:formula="of:=IF([.D131]&gt;8388608;([.D131]-16777215-1);[.D13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2];2);16)" office:value-type="string" office:string-value="37000082" calcext:value-type="string">
            <text:p>37000082</text:p>
          </table:table-cell>
          <table:table-cell table:formula="of:=RIGHTB([.B132];6)" office:value-type="string" office:string-value="000082" calcext:value-type="string">
            <text:p>000082</text:p>
          </table:table-cell>
          <table:table-cell table:formula="of:=HEX2DEC([.C132])" office:value-type="float" office:value="130" calcext:value-type="float">
            <text:p>130</text:p>
          </table:table-cell>
          <table:table-cell table:formula="of:=IF([.D132]&gt;8388608;([.D132]-16777215-1);[.D13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3];2);16)" office:value-type="string" office:string-value="37000082" calcext:value-type="string">
            <text:p>37000082</text:p>
          </table:table-cell>
          <table:table-cell table:formula="of:=RIGHTB([.B133];6)" office:value-type="string" office:string-value="000082" calcext:value-type="string">
            <text:p>000082</text:p>
          </table:table-cell>
          <table:table-cell table:formula="of:=HEX2DEC([.C133])" office:value-type="float" office:value="130" calcext:value-type="float">
            <text:p>130</text:p>
          </table:table-cell>
          <table:table-cell table:formula="of:=IF([.D133]&gt;8388608;([.D133]-16777215-1);[.D13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4];2);16)" office:value-type="string" office:string-value="37000082" calcext:value-type="string">
            <text:p>37000082</text:p>
          </table:table-cell>
          <table:table-cell table:formula="of:=RIGHTB([.B134];6)" office:value-type="string" office:string-value="000082" calcext:value-type="string">
            <text:p>000082</text:p>
          </table:table-cell>
          <table:table-cell table:formula="of:=HEX2DEC([.C134])" office:value-type="float" office:value="130" calcext:value-type="float">
            <text:p>130</text:p>
          </table:table-cell>
          <table:table-cell table:formula="of:=IF([.D134]&gt;8388608;([.D134]-16777215-1);[.D13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5];2);16)" office:value-type="string" office:string-value="37000082" calcext:value-type="string">
            <text:p>37000082</text:p>
          </table:table-cell>
          <table:table-cell table:formula="of:=RIGHTB([.B135];6)" office:value-type="string" office:string-value="000082" calcext:value-type="string">
            <text:p>000082</text:p>
          </table:table-cell>
          <table:table-cell table:formula="of:=HEX2DEC([.C135])" office:value-type="float" office:value="130" calcext:value-type="float">
            <text:p>130</text:p>
          </table:table-cell>
          <table:table-cell table:formula="of:=IF([.D135]&gt;8388608;([.D135]-16777215-1);[.D13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136];2);16)" office:value-type="string" office:string-value="37000082" calcext:value-type="string">
            <text:p>37000082</text:p>
          </table:table-cell>
          <table:table-cell table:formula="of:=RIGHTB([.B136];6)" office:value-type="string" office:string-value="000082" calcext:value-type="string">
            <text:p>000082</text:p>
          </table:table-cell>
          <table:table-cell table:formula="of:=HEX2DEC([.C136])" office:value-type="float" office:value="130" calcext:value-type="float">
            <text:p>130</text:p>
          </table:table-cell>
          <table:table-cell table:formula="of:=IF([.D136]&gt;8388608;([.D136]-16777215-1);[.D13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37];2);16)" office:value-type="string" office:string-value="D1FFFF87" calcext:value-type="string">
            <text:p>D1FFFF87</text:p>
          </table:table-cell>
          <table:table-cell table:formula="of:=RIGHTB([.B137];6)" office:value-type="string" office:string-value="FFFF87" calcext:value-type="string">
            <text:p>FFFF87</text:p>
          </table:table-cell>
          <table:table-cell table:formula="of:=HEX2DEC([.C137])" office:value-type="float" office:value="16777095" calcext:value-type="float">
            <text:p>16777095</text:p>
          </table:table-cell>
          <table:table-cell table:formula="of:=IF([.D137]&gt;8388608;([.D137]-16777215-1);[.D13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38];2);16)" office:value-type="string" office:string-value="D1FFFF87" calcext:value-type="string">
            <text:p>D1FFFF87</text:p>
          </table:table-cell>
          <table:table-cell table:formula="of:=RIGHTB([.B138];6)" office:value-type="string" office:string-value="FFFF87" calcext:value-type="string">
            <text:p>FFFF87</text:p>
          </table:table-cell>
          <table:table-cell table:formula="of:=HEX2DEC([.C138])" office:value-type="float" office:value="16777095" calcext:value-type="float">
            <text:p>16777095</text:p>
          </table:table-cell>
          <table:table-cell table:formula="of:=IF([.D138]&gt;8388608;([.D138]-16777215-1);[.D13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39];2);16)" office:value-type="string" office:string-value="D1FFFF87" calcext:value-type="string">
            <text:p>D1FFFF87</text:p>
          </table:table-cell>
          <table:table-cell table:formula="of:=RIGHTB([.B139];6)" office:value-type="string" office:string-value="FFFF87" calcext:value-type="string">
            <text:p>FFFF87</text:p>
          </table:table-cell>
          <table:table-cell table:formula="of:=HEX2DEC([.C139])" office:value-type="float" office:value="16777095" calcext:value-type="float">
            <text:p>16777095</text:p>
          </table:table-cell>
          <table:table-cell table:formula="of:=IF([.D139]&gt;8388608;([.D139]-16777215-1);[.D13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40];2);16)" office:value-type="string" office:string-value="D1FFFF87" calcext:value-type="string">
            <text:p>D1FFFF87</text:p>
          </table:table-cell>
          <table:table-cell table:formula="of:=RIGHTB([.B140];6)" office:value-type="string" office:string-value="FFFF87" calcext:value-type="string">
            <text:p>FFFF87</text:p>
          </table:table-cell>
          <table:table-cell table:formula="of:=HEX2DEC([.C140])" office:value-type="float" office:value="16777095" calcext:value-type="float">
            <text:p>16777095</text:p>
          </table:table-cell>
          <table:table-cell table:formula="of:=IF([.D140]&gt;8388608;([.D140]-16777215-1);[.D14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41];2);16)" office:value-type="string" office:string-value="D1FFFF87" calcext:value-type="string">
            <text:p>D1FFFF87</text:p>
          </table:table-cell>
          <table:table-cell table:formula="of:=RIGHTB([.B141];6)" office:value-type="string" office:string-value="FFFF87" calcext:value-type="string">
            <text:p>FFFF87</text:p>
          </table:table-cell>
          <table:table-cell table:formula="of:=HEX2DEC([.C141])" office:value-type="float" office:value="16777095" calcext:value-type="float">
            <text:p>16777095</text:p>
          </table:table-cell>
          <table:table-cell table:formula="of:=IF([.D141]&gt;8388608;([.D141]-16777215-1);[.D14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42];2);16)" office:value-type="string" office:string-value="D1FFFF87" calcext:value-type="string">
            <text:p>D1FFFF87</text:p>
          </table:table-cell>
          <table:table-cell table:formula="of:=RIGHTB([.B142];6)" office:value-type="string" office:string-value="FFFF87" calcext:value-type="string">
            <text:p>FFFF87</text:p>
          </table:table-cell>
          <table:table-cell table:formula="of:=HEX2DEC([.C142])" office:value-type="float" office:value="16777095" calcext:value-type="float">
            <text:p>16777095</text:p>
          </table:table-cell>
          <table:table-cell table:formula="of:=IF([.D142]&gt;8388608;([.D142]-16777215-1);[.D14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43];2);16)" office:value-type="string" office:string-value="D1FFFF87" calcext:value-type="string">
            <text:p>D1FFFF87</text:p>
          </table:table-cell>
          <table:table-cell table:formula="of:=RIGHTB([.B143];6)" office:value-type="string" office:string-value="FFFF87" calcext:value-type="string">
            <text:p>FFFF87</text:p>
          </table:table-cell>
          <table:table-cell table:formula="of:=HEX2DEC([.C143])" office:value-type="float" office:value="16777095" calcext:value-type="float">
            <text:p>16777095</text:p>
          </table:table-cell>
          <table:table-cell table:formula="of:=IF([.D143]&gt;8388608;([.D143]-16777215-1);[.D14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0001111111111111111110000111</text:p>
          </table:table-cell>
          <table:table-cell table:formula="of:=BASE(DECIMAL([.A144];2);16)" office:value-type="string" office:string-value="D1FFFF87" calcext:value-type="string">
            <text:p>D1FFFF87</text:p>
          </table:table-cell>
          <table:table-cell table:formula="of:=RIGHTB([.B144];6)" office:value-type="string" office:string-value="FFFF87" calcext:value-type="string">
            <text:p>FFFF87</text:p>
          </table:table-cell>
          <table:table-cell table:formula="of:=HEX2DEC([.C144])" office:value-type="float" office:value="16777095" calcext:value-type="float">
            <text:p>16777095</text:p>
          </table:table-cell>
          <table:table-cell table:formula="of:=IF([.D144]&gt;8388608;([.D144]-16777215-1);[.D14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45];2);16)" office:value-type="string" office:string-value="B9FFFF87" calcext:value-type="string">
            <text:p>B9FFFF87</text:p>
          </table:table-cell>
          <table:table-cell table:formula="of:=RIGHTB([.B145];6)" office:value-type="string" office:string-value="FFFF87" calcext:value-type="string">
            <text:p>FFFF87</text:p>
          </table:table-cell>
          <table:table-cell table:formula="of:=HEX2DEC([.C145])" office:value-type="float" office:value="16777095" calcext:value-type="float">
            <text:p>16777095</text:p>
          </table:table-cell>
          <table:table-cell table:formula="of:=IF([.D145]&gt;8388608;([.D145]-16777215-1);[.D14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46];2);16)" office:value-type="string" office:string-value="B9FFFF87" calcext:value-type="string">
            <text:p>B9FFFF87</text:p>
          </table:table-cell>
          <table:table-cell table:formula="of:=RIGHTB([.B146];6)" office:value-type="string" office:string-value="FFFF87" calcext:value-type="string">
            <text:p>FFFF87</text:p>
          </table:table-cell>
          <table:table-cell table:formula="of:=HEX2DEC([.C146])" office:value-type="float" office:value="16777095" calcext:value-type="float">
            <text:p>16777095</text:p>
          </table:table-cell>
          <table:table-cell table:formula="of:=IF([.D146]&gt;8388608;([.D146]-16777215-1);[.D14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47];2);16)" office:value-type="string" office:string-value="B9FFFF87" calcext:value-type="string">
            <text:p>B9FFFF87</text:p>
          </table:table-cell>
          <table:table-cell table:formula="of:=RIGHTB([.B147];6)" office:value-type="string" office:string-value="FFFF87" calcext:value-type="string">
            <text:p>FFFF87</text:p>
          </table:table-cell>
          <table:table-cell table:formula="of:=HEX2DEC([.C147])" office:value-type="float" office:value="16777095" calcext:value-type="float">
            <text:p>16777095</text:p>
          </table:table-cell>
          <table:table-cell table:formula="of:=IF([.D147]&gt;8388608;([.D147]-16777215-1);[.D14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48];2);16)" office:value-type="string" office:string-value="B9FFFF87" calcext:value-type="string">
            <text:p>B9FFFF87</text:p>
          </table:table-cell>
          <table:table-cell table:formula="of:=RIGHTB([.B148];6)" office:value-type="string" office:string-value="FFFF87" calcext:value-type="string">
            <text:p>FFFF87</text:p>
          </table:table-cell>
          <table:table-cell table:formula="of:=HEX2DEC([.C148])" office:value-type="float" office:value="16777095" calcext:value-type="float">
            <text:p>16777095</text:p>
          </table:table-cell>
          <table:table-cell table:formula="of:=IF([.D148]&gt;8388608;([.D148]-16777215-1);[.D14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49];2);16)" office:value-type="string" office:string-value="B9FFFF87" calcext:value-type="string">
            <text:p>B9FFFF87</text:p>
          </table:table-cell>
          <table:table-cell table:formula="of:=RIGHTB([.B149];6)" office:value-type="string" office:string-value="FFFF87" calcext:value-type="string">
            <text:p>FFFF87</text:p>
          </table:table-cell>
          <table:table-cell table:formula="of:=HEX2DEC([.C149])" office:value-type="float" office:value="16777095" calcext:value-type="float">
            <text:p>16777095</text:p>
          </table:table-cell>
          <table:table-cell table:formula="of:=IF([.D149]&gt;8388608;([.D149]-16777215-1);[.D14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50];2);16)" office:value-type="string" office:string-value="B9FFFF87" calcext:value-type="string">
            <text:p>B9FFFF87</text:p>
          </table:table-cell>
          <table:table-cell table:formula="of:=RIGHTB([.B150];6)" office:value-type="string" office:string-value="FFFF87" calcext:value-type="string">
            <text:p>FFFF87</text:p>
          </table:table-cell>
          <table:table-cell table:formula="of:=HEX2DEC([.C150])" office:value-type="float" office:value="16777095" calcext:value-type="float">
            <text:p>16777095</text:p>
          </table:table-cell>
          <table:table-cell table:formula="of:=IF([.D150]&gt;8388608;([.D150]-16777215-1);[.D15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51];2);16)" office:value-type="string" office:string-value="B9FFFF87" calcext:value-type="string">
            <text:p>B9FFFF87</text:p>
          </table:table-cell>
          <table:table-cell table:formula="of:=RIGHTB([.B151];6)" office:value-type="string" office:string-value="FFFF87" calcext:value-type="string">
            <text:p>FFFF87</text:p>
          </table:table-cell>
          <table:table-cell table:formula="of:=HEX2DEC([.C151])" office:value-type="float" office:value="16777095" calcext:value-type="float">
            <text:p>16777095</text:p>
          </table:table-cell>
          <table:table-cell table:formula="of:=IF([.D151]&gt;8388608;([.D151]-16777215-1);[.D15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01111111111111111110000111</text:p>
          </table:table-cell>
          <table:table-cell table:formula="of:=BASE(DECIMAL([.A152];2);16)" office:value-type="string" office:string-value="B9FFFF87" calcext:value-type="string">
            <text:p>B9FFFF87</text:p>
          </table:table-cell>
          <table:table-cell table:formula="of:=RIGHTB([.B152];6)" office:value-type="string" office:string-value="FFFF87" calcext:value-type="string">
            <text:p>FFFF87</text:p>
          </table:table-cell>
          <table:table-cell table:formula="of:=HEX2DEC([.C152])" office:value-type="float" office:value="16777095" calcext:value-type="float">
            <text:p>16777095</text:p>
          </table:table-cell>
          <table:table-cell table:formula="of:=IF([.D152]&gt;8388608;([.D152]-16777215-1);[.D15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3];2);16)" office:value-type="string" office:string-value="89FFFF81" calcext:value-type="string">
            <text:p>89FFFF81</text:p>
          </table:table-cell>
          <table:table-cell table:formula="of:=RIGHTB([.B153];6)" office:value-type="string" office:string-value="FFFF81" calcext:value-type="string">
            <text:p>FFFF81</text:p>
          </table:table-cell>
          <table:table-cell table:formula="of:=HEX2DEC([.C153])" office:value-type="float" office:value="16777089" calcext:value-type="float">
            <text:p>16777089</text:p>
          </table:table-cell>
          <table:table-cell table:formula="of:=IF([.D153]&gt;8388608;([.D153]-16777215-1);[.D15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4];2);16)" office:value-type="string" office:string-value="89FFFF81" calcext:value-type="string">
            <text:p>89FFFF81</text:p>
          </table:table-cell>
          <table:table-cell table:formula="of:=RIGHTB([.B154];6)" office:value-type="string" office:string-value="FFFF81" calcext:value-type="string">
            <text:p>FFFF81</text:p>
          </table:table-cell>
          <table:table-cell table:formula="of:=HEX2DEC([.C154])" office:value-type="float" office:value="16777089" calcext:value-type="float">
            <text:p>16777089</text:p>
          </table:table-cell>
          <table:table-cell table:formula="of:=IF([.D154]&gt;8388608;([.D154]-16777215-1);[.D15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5];2);16)" office:value-type="string" office:string-value="89FFFF81" calcext:value-type="string">
            <text:p>89FFFF81</text:p>
          </table:table-cell>
          <table:table-cell table:formula="of:=RIGHTB([.B155];6)" office:value-type="string" office:string-value="FFFF81" calcext:value-type="string">
            <text:p>FFFF81</text:p>
          </table:table-cell>
          <table:table-cell table:formula="of:=HEX2DEC([.C155])" office:value-type="float" office:value="16777089" calcext:value-type="float">
            <text:p>16777089</text:p>
          </table:table-cell>
          <table:table-cell table:formula="of:=IF([.D155]&gt;8388608;([.D155]-16777215-1);[.D155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6];2);16)" office:value-type="string" office:string-value="89FFFF81" calcext:value-type="string">
            <text:p>89FFFF81</text:p>
          </table:table-cell>
          <table:table-cell table:formula="of:=RIGHTB([.B156];6)" office:value-type="string" office:string-value="FFFF81" calcext:value-type="string">
            <text:p>FFFF81</text:p>
          </table:table-cell>
          <table:table-cell table:formula="of:=HEX2DEC([.C156])" office:value-type="float" office:value="16777089" calcext:value-type="float">
            <text:p>16777089</text:p>
          </table:table-cell>
          <table:table-cell table:formula="of:=IF([.D156]&gt;8388608;([.D156]-16777215-1);[.D156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7];2);16)" office:value-type="string" office:string-value="89FFFF81" calcext:value-type="string">
            <text:p>89FFFF81</text:p>
          </table:table-cell>
          <table:table-cell table:formula="of:=RIGHTB([.B157];6)" office:value-type="string" office:string-value="FFFF81" calcext:value-type="string">
            <text:p>FFFF81</text:p>
          </table:table-cell>
          <table:table-cell table:formula="of:=HEX2DEC([.C157])" office:value-type="float" office:value="16777089" calcext:value-type="float">
            <text:p>16777089</text:p>
          </table:table-cell>
          <table:table-cell table:formula="of:=IF([.D157]&gt;8388608;([.D157]-16777215-1);[.D157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8];2);16)" office:value-type="string" office:string-value="89FFFF81" calcext:value-type="string">
            <text:p>89FFFF81</text:p>
          </table:table-cell>
          <table:table-cell table:formula="of:=RIGHTB([.B158];6)" office:value-type="string" office:string-value="FFFF81" calcext:value-type="string">
            <text:p>FFFF81</text:p>
          </table:table-cell>
          <table:table-cell table:formula="of:=HEX2DEC([.C158])" office:value-type="float" office:value="16777089" calcext:value-type="float">
            <text:p>16777089</text:p>
          </table:table-cell>
          <table:table-cell table:formula="of:=IF([.D158]&gt;8388608;([.D158]-16777215-1);[.D158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59];2);16)" office:value-type="string" office:string-value="89FFFF81" calcext:value-type="string">
            <text:p>89FFFF81</text:p>
          </table:table-cell>
          <table:table-cell table:formula="of:=RIGHTB([.B159];6)" office:value-type="string" office:string-value="FFFF81" calcext:value-type="string">
            <text:p>FFFF81</text:p>
          </table:table-cell>
          <table:table-cell table:formula="of:=HEX2DEC([.C159])" office:value-type="float" office:value="16777089" calcext:value-type="float">
            <text:p>16777089</text:p>
          </table:table-cell>
          <table:table-cell table:formula="of:=IF([.D159]&gt;8388608;([.D159]-16777215-1);[.D159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001001111111111111111110000001</text:p>
          </table:table-cell>
          <table:table-cell table:formula="of:=BASE(DECIMAL([.A160];2);16)" office:value-type="string" office:string-value="89FFFF81" calcext:value-type="string">
            <text:p>89FFFF81</text:p>
          </table:table-cell>
          <table:table-cell table:formula="of:=RIGHTB([.B160];6)" office:value-type="string" office:string-value="FFFF81" calcext:value-type="string">
            <text:p>FFFF81</text:p>
          </table:table-cell>
          <table:table-cell table:formula="of:=HEX2DEC([.C160])" office:value-type="float" office:value="16777089" calcext:value-type="float">
            <text:p>16777089</text:p>
          </table:table-cell>
          <table:table-cell table:formula="of:=IF([.D160]&gt;8388608;([.D160]-16777215-1);[.D160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1];2);16)" office:value-type="string" office:string-value="70FFFF8F" calcext:value-type="string">
            <text:p>70FFFF8F</text:p>
          </table:table-cell>
          <table:table-cell table:formula="of:=RIGHTB([.B161];6)" office:value-type="string" office:string-value="FFFF8F" calcext:value-type="string">
            <text:p>FFFF8F</text:p>
          </table:table-cell>
          <table:table-cell table:formula="of:=HEX2DEC([.C161])" office:value-type="float" office:value="16777103" calcext:value-type="float">
            <text:p>16777103</text:p>
          </table:table-cell>
          <table:table-cell table:formula="of:=IF([.D161]&gt;8388608;([.D161]-16777215-1);[.D16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2];2);16)" office:value-type="string" office:string-value="70FFFF8F" calcext:value-type="string">
            <text:p>70FFFF8F</text:p>
          </table:table-cell>
          <table:table-cell table:formula="of:=RIGHTB([.B162];6)" office:value-type="string" office:string-value="FFFF8F" calcext:value-type="string">
            <text:p>FFFF8F</text:p>
          </table:table-cell>
          <table:table-cell table:formula="of:=HEX2DEC([.C162])" office:value-type="float" office:value="16777103" calcext:value-type="float">
            <text:p>16777103</text:p>
          </table:table-cell>
          <table:table-cell table:formula="of:=IF([.D162]&gt;8388608;([.D162]-16777215-1);[.D16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3];2);16)" office:value-type="string" office:string-value="70FFFF8F" calcext:value-type="string">
            <text:p>70FFFF8F</text:p>
          </table:table-cell>
          <table:table-cell table:formula="of:=RIGHTB([.B163];6)" office:value-type="string" office:string-value="FFFF8F" calcext:value-type="string">
            <text:p>FFFF8F</text:p>
          </table:table-cell>
          <table:table-cell table:formula="of:=HEX2DEC([.C163])" office:value-type="float" office:value="16777103" calcext:value-type="float">
            <text:p>16777103</text:p>
          </table:table-cell>
          <table:table-cell table:formula="of:=IF([.D163]&gt;8388608;([.D163]-16777215-1);[.D16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4];2);16)" office:value-type="string" office:string-value="70FFFF8F" calcext:value-type="string">
            <text:p>70FFFF8F</text:p>
          </table:table-cell>
          <table:table-cell table:formula="of:=RIGHTB([.B164];6)" office:value-type="string" office:string-value="FFFF8F" calcext:value-type="string">
            <text:p>FFFF8F</text:p>
          </table:table-cell>
          <table:table-cell table:formula="of:=HEX2DEC([.C164])" office:value-type="float" office:value="16777103" calcext:value-type="float">
            <text:p>16777103</text:p>
          </table:table-cell>
          <table:table-cell table:formula="of:=IF([.D164]&gt;8388608;([.D164]-16777215-1);[.D16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5];2);16)" office:value-type="string" office:string-value="70FFFF8F" calcext:value-type="string">
            <text:p>70FFFF8F</text:p>
          </table:table-cell>
          <table:table-cell table:formula="of:=RIGHTB([.B165];6)" office:value-type="string" office:string-value="FFFF8F" calcext:value-type="string">
            <text:p>FFFF8F</text:p>
          </table:table-cell>
          <table:table-cell table:formula="of:=HEX2DEC([.C165])" office:value-type="float" office:value="16777103" calcext:value-type="float">
            <text:p>16777103</text:p>
          </table:table-cell>
          <table:table-cell table:formula="of:=IF([.D165]&gt;8388608;([.D165]-16777215-1);[.D16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6];2);16)" office:value-type="string" office:string-value="70FFFF8F" calcext:value-type="string">
            <text:p>70FFFF8F</text:p>
          </table:table-cell>
          <table:table-cell table:formula="of:=RIGHTB([.B166];6)" office:value-type="string" office:string-value="FFFF8F" calcext:value-type="string">
            <text:p>FFFF8F</text:p>
          </table:table-cell>
          <table:table-cell table:formula="of:=HEX2DEC([.C166])" office:value-type="float" office:value="16777103" calcext:value-type="float">
            <text:p>16777103</text:p>
          </table:table-cell>
          <table:table-cell table:formula="of:=IF([.D166]&gt;8388608;([.D166]-16777215-1);[.D16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7];2);16)" office:value-type="string" office:string-value="70FFFF8F" calcext:value-type="string">
            <text:p>70FFFF8F</text:p>
          </table:table-cell>
          <table:table-cell table:formula="of:=RIGHTB([.B167];6)" office:value-type="string" office:string-value="FFFF8F" calcext:value-type="string">
            <text:p>FFFF8F</text:p>
          </table:table-cell>
          <table:table-cell table:formula="of:=HEX2DEC([.C167])" office:value-type="float" office:value="16777103" calcext:value-type="float">
            <text:p>16777103</text:p>
          </table:table-cell>
          <table:table-cell table:formula="of:=IF([.D167]&gt;8388608;([.D167]-16777215-1);[.D16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0000111111111111111110001111</text:p>
          </table:table-cell>
          <table:table-cell table:formula="of:=BASE(DECIMAL([.A168];2);16)" office:value-type="string" office:string-value="70FFFF8F" calcext:value-type="string">
            <text:p>70FFFF8F</text:p>
          </table:table-cell>
          <table:table-cell table:formula="of:=RIGHTB([.B168];6)" office:value-type="string" office:string-value="FFFF8F" calcext:value-type="string">
            <text:p>FFFF8F</text:p>
          </table:table-cell>
          <table:table-cell table:formula="of:=HEX2DEC([.C168])" office:value-type="float" office:value="16777103" calcext:value-type="float">
            <text:p>16777103</text:p>
          </table:table-cell>
          <table:table-cell table:formula="of:=IF([.D168]&gt;8388608;([.D168]-16777215-1);[.D16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69];2);16)" office:value-type="string" office:string-value="D6FFFF84" calcext:value-type="string">
            <text:p>D6FFFF84</text:p>
          </table:table-cell>
          <table:table-cell table:formula="of:=RIGHTB([.B169];6)" office:value-type="string" office:string-value="FFFF84" calcext:value-type="string">
            <text:p>FFFF84</text:p>
          </table:table-cell>
          <table:table-cell table:formula="of:=HEX2DEC([.C169])" office:value-type="float" office:value="16777092" calcext:value-type="float">
            <text:p>16777092</text:p>
          </table:table-cell>
          <table:table-cell table:formula="of:=IF([.D169]&gt;8388608;([.D169]-16777215-1);[.D16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0];2);16)" office:value-type="string" office:string-value="D6FFFF84" calcext:value-type="string">
            <text:p>D6FFFF84</text:p>
          </table:table-cell>
          <table:table-cell table:formula="of:=RIGHTB([.B170];6)" office:value-type="string" office:string-value="FFFF84" calcext:value-type="string">
            <text:p>FFFF84</text:p>
          </table:table-cell>
          <table:table-cell table:formula="of:=HEX2DEC([.C170])" office:value-type="float" office:value="16777092" calcext:value-type="float">
            <text:p>16777092</text:p>
          </table:table-cell>
          <table:table-cell table:formula="of:=IF([.D170]&gt;8388608;([.D170]-16777215-1);[.D17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1];2);16)" office:value-type="string" office:string-value="D6FFFF84" calcext:value-type="string">
            <text:p>D6FFFF84</text:p>
          </table:table-cell>
          <table:table-cell table:formula="of:=RIGHTB([.B171];6)" office:value-type="string" office:string-value="FFFF84" calcext:value-type="string">
            <text:p>FFFF84</text:p>
          </table:table-cell>
          <table:table-cell table:formula="of:=HEX2DEC([.C171])" office:value-type="float" office:value="16777092" calcext:value-type="float">
            <text:p>16777092</text:p>
          </table:table-cell>
          <table:table-cell table:formula="of:=IF([.D171]&gt;8388608;([.D171]-16777215-1);[.D17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2];2);16)" office:value-type="string" office:string-value="D6FFFF84" calcext:value-type="string">
            <text:p>D6FFFF84</text:p>
          </table:table-cell>
          <table:table-cell table:formula="of:=RIGHTB([.B172];6)" office:value-type="string" office:string-value="FFFF84" calcext:value-type="string">
            <text:p>FFFF84</text:p>
          </table:table-cell>
          <table:table-cell table:formula="of:=HEX2DEC([.C172])" office:value-type="float" office:value="16777092" calcext:value-type="float">
            <text:p>16777092</text:p>
          </table:table-cell>
          <table:table-cell table:formula="of:=IF([.D172]&gt;8388608;([.D172]-16777215-1);[.D17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3];2);16)" office:value-type="string" office:string-value="D6FFFF84" calcext:value-type="string">
            <text:p>D6FFFF84</text:p>
          </table:table-cell>
          <table:table-cell table:formula="of:=RIGHTB([.B173];6)" office:value-type="string" office:string-value="FFFF84" calcext:value-type="string">
            <text:p>FFFF84</text:p>
          </table:table-cell>
          <table:table-cell table:formula="of:=HEX2DEC([.C173])" office:value-type="float" office:value="16777092" calcext:value-type="float">
            <text:p>16777092</text:p>
          </table:table-cell>
          <table:table-cell table:formula="of:=IF([.D173]&gt;8388608;([.D173]-16777215-1);[.D17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4];2);16)" office:value-type="string" office:string-value="D6FFFF84" calcext:value-type="string">
            <text:p>D6FFFF84</text:p>
          </table:table-cell>
          <table:table-cell table:formula="of:=RIGHTB([.B174];6)" office:value-type="string" office:string-value="FFFF84" calcext:value-type="string">
            <text:p>FFFF84</text:p>
          </table:table-cell>
          <table:table-cell table:formula="of:=HEX2DEC([.C174])" office:value-type="float" office:value="16777092" calcext:value-type="float">
            <text:p>16777092</text:p>
          </table:table-cell>
          <table:table-cell table:formula="of:=IF([.D174]&gt;8388608;([.D174]-16777215-1);[.D17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5];2);16)" office:value-type="string" office:string-value="D6FFFF84" calcext:value-type="string">
            <text:p>D6FFFF84</text:p>
          </table:table-cell>
          <table:table-cell table:formula="of:=RIGHTB([.B175];6)" office:value-type="string" office:string-value="FFFF84" calcext:value-type="string">
            <text:p>FFFF84</text:p>
          </table:table-cell>
          <table:table-cell table:formula="of:=HEX2DEC([.C175])" office:value-type="float" office:value="16777092" calcext:value-type="float">
            <text:p>16777092</text:p>
          </table:table-cell>
          <table:table-cell table:formula="of:=IF([.D175]&gt;8388608;([.D175]-16777215-1);[.D17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100</text:p>
          </table:table-cell>
          <table:table-cell table:formula="of:=BASE(DECIMAL([.A176];2);16)" office:value-type="string" office:string-value="D6FFFF84" calcext:value-type="string">
            <text:p>D6FFFF84</text:p>
          </table:table-cell>
          <table:table-cell table:formula="of:=RIGHTB([.B176];6)" office:value-type="string" office:string-value="FFFF84" calcext:value-type="string">
            <text:p>FFFF84</text:p>
          </table:table-cell>
          <table:table-cell table:formula="of:=HEX2DEC([.C176])" office:value-type="float" office:value="16777092" calcext:value-type="float">
            <text:p>16777092</text:p>
          </table:table-cell>
          <table:table-cell table:formula="of:=IF([.D176]&gt;8388608;([.D176]-16777215-1);[.D17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77];2);16)" office:value-type="string" office:string-value="ABFFFF89" calcext:value-type="string">
            <text:p>ABFFFF89</text:p>
          </table:table-cell>
          <table:table-cell table:formula="of:=RIGHTB([.B177];6)" office:value-type="string" office:string-value="FFFF89" calcext:value-type="string">
            <text:p>FFFF89</text:p>
          </table:table-cell>
          <table:table-cell table:formula="of:=HEX2DEC([.C177])" office:value-type="float" office:value="16777097" calcext:value-type="float">
            <text:p>16777097</text:p>
          </table:table-cell>
          <table:table-cell table:formula="of:=IF([.D177]&gt;8388608;([.D177]-16777215-1);[.D17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78];2);16)" office:value-type="string" office:string-value="ABFFFF89" calcext:value-type="string">
            <text:p>ABFFFF89</text:p>
          </table:table-cell>
          <table:table-cell table:formula="of:=RIGHTB([.B178];6)" office:value-type="string" office:string-value="FFFF89" calcext:value-type="string">
            <text:p>FFFF89</text:p>
          </table:table-cell>
          <table:table-cell table:formula="of:=HEX2DEC([.C178])" office:value-type="float" office:value="16777097" calcext:value-type="float">
            <text:p>16777097</text:p>
          </table:table-cell>
          <table:table-cell table:formula="of:=IF([.D178]&gt;8388608;([.D178]-16777215-1);[.D17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79];2);16)" office:value-type="string" office:string-value="ABFFFF89" calcext:value-type="string">
            <text:p>ABFFFF89</text:p>
          </table:table-cell>
          <table:table-cell table:formula="of:=RIGHTB([.B179];6)" office:value-type="string" office:string-value="FFFF89" calcext:value-type="string">
            <text:p>FFFF89</text:p>
          </table:table-cell>
          <table:table-cell table:formula="of:=HEX2DEC([.C179])" office:value-type="float" office:value="16777097" calcext:value-type="float">
            <text:p>16777097</text:p>
          </table:table-cell>
          <table:table-cell table:formula="of:=IF([.D179]&gt;8388608;([.D179]-16777215-1);[.D17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80];2);16)" office:value-type="string" office:string-value="ABFFFF89" calcext:value-type="string">
            <text:p>ABFFFF89</text:p>
          </table:table-cell>
          <table:table-cell table:formula="of:=RIGHTB([.B180];6)" office:value-type="string" office:string-value="FFFF89" calcext:value-type="string">
            <text:p>FFFF89</text:p>
          </table:table-cell>
          <table:table-cell table:formula="of:=HEX2DEC([.C180])" office:value-type="float" office:value="16777097" calcext:value-type="float">
            <text:p>16777097</text:p>
          </table:table-cell>
          <table:table-cell table:formula="of:=IF([.D180]&gt;8388608;([.D180]-16777215-1);[.D18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81];2);16)" office:value-type="string" office:string-value="ABFFFF89" calcext:value-type="string">
            <text:p>ABFFFF89</text:p>
          </table:table-cell>
          <table:table-cell table:formula="of:=RIGHTB([.B181];6)" office:value-type="string" office:string-value="FFFF89" calcext:value-type="string">
            <text:p>FFFF89</text:p>
          </table:table-cell>
          <table:table-cell table:formula="of:=HEX2DEC([.C181])" office:value-type="float" office:value="16777097" calcext:value-type="float">
            <text:p>16777097</text:p>
          </table:table-cell>
          <table:table-cell table:formula="of:=IF([.D181]&gt;8388608;([.D181]-16777215-1);[.D18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82];2);16)" office:value-type="string" office:string-value="ABFFFF89" calcext:value-type="string">
            <text:p>ABFFFF89</text:p>
          </table:table-cell>
          <table:table-cell table:formula="of:=RIGHTB([.B182];6)" office:value-type="string" office:string-value="FFFF89" calcext:value-type="string">
            <text:p>FFFF89</text:p>
          </table:table-cell>
          <table:table-cell table:formula="of:=HEX2DEC([.C182])" office:value-type="float" office:value="16777097" calcext:value-type="float">
            <text:p>16777097</text:p>
          </table:table-cell>
          <table:table-cell table:formula="of:=IF([.D182]&gt;8388608;([.D182]-16777215-1);[.D18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83];2);16)" office:value-type="string" office:string-value="ABFFFF89" calcext:value-type="string">
            <text:p>ABFFFF89</text:p>
          </table:table-cell>
          <table:table-cell table:formula="of:=RIGHTB([.B183];6)" office:value-type="string" office:string-value="FFFF89" calcext:value-type="string">
            <text:p>FFFF89</text:p>
          </table:table-cell>
          <table:table-cell table:formula="of:=HEX2DEC([.C183])" office:value-type="float" office:value="16777097" calcext:value-type="float">
            <text:p>16777097</text:p>
          </table:table-cell>
          <table:table-cell table:formula="of:=IF([.D183]&gt;8388608;([.D183]-16777215-1);[.D18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01011111111111111111110001001</text:p>
          </table:table-cell>
          <table:table-cell table:formula="of:=BASE(DECIMAL([.A184];2);16)" office:value-type="string" office:string-value="ABFFFF89" calcext:value-type="string">
            <text:p>ABFFFF89</text:p>
          </table:table-cell>
          <table:table-cell table:formula="of:=RIGHTB([.B184];6)" office:value-type="string" office:string-value="FFFF89" calcext:value-type="string">
            <text:p>FFFF89</text:p>
          </table:table-cell>
          <table:table-cell table:formula="of:=HEX2DEC([.C184])" office:value-type="float" office:value="16777097" calcext:value-type="float">
            <text:p>16777097</text:p>
          </table:table-cell>
          <table:table-cell table:formula="of:=IF([.D184]&gt;8388608;([.D184]-16777215-1);[.D18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85];2);16)" office:value-type="string" office:string-value="F7FFFF8C" calcext:value-type="string">
            <text:p>F7FFFF8C</text:p>
          </table:table-cell>
          <table:table-cell table:formula="of:=RIGHTB([.B185];6)" office:value-type="string" office:string-value="FFFF8C" calcext:value-type="string">
            <text:p>FFFF8C</text:p>
          </table:table-cell>
          <table:table-cell table:formula="of:=HEX2DEC([.C185])" office:value-type="float" office:value="16777100" calcext:value-type="float">
            <text:p>16777100</text:p>
          </table:table-cell>
          <table:table-cell table:formula="of:=IF([.D185]&gt;8388608;([.D185]-16777215-1);[.D18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86];2);16)" office:value-type="string" office:string-value="F7FFFF8C" calcext:value-type="string">
            <text:p>F7FFFF8C</text:p>
          </table:table-cell>
          <table:table-cell table:formula="of:=RIGHTB([.B186];6)" office:value-type="string" office:string-value="FFFF8C" calcext:value-type="string">
            <text:p>FFFF8C</text:p>
          </table:table-cell>
          <table:table-cell table:formula="of:=HEX2DEC([.C186])" office:value-type="float" office:value="16777100" calcext:value-type="float">
            <text:p>16777100</text:p>
          </table:table-cell>
          <table:table-cell table:formula="of:=IF([.D186]&gt;8388608;([.D186]-16777215-1);[.D18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87];2);16)" office:value-type="string" office:string-value="F7FFFF8C" calcext:value-type="string">
            <text:p>F7FFFF8C</text:p>
          </table:table-cell>
          <table:table-cell table:formula="of:=RIGHTB([.B187];6)" office:value-type="string" office:string-value="FFFF8C" calcext:value-type="string">
            <text:p>FFFF8C</text:p>
          </table:table-cell>
          <table:table-cell table:formula="of:=HEX2DEC([.C187])" office:value-type="float" office:value="16777100" calcext:value-type="float">
            <text:p>16777100</text:p>
          </table:table-cell>
          <table:table-cell table:formula="of:=IF([.D187]&gt;8388608;([.D187]-16777215-1);[.D18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88];2);16)" office:value-type="string" office:string-value="F7FFFF8C" calcext:value-type="string">
            <text:p>F7FFFF8C</text:p>
          </table:table-cell>
          <table:table-cell table:formula="of:=RIGHTB([.B188];6)" office:value-type="string" office:string-value="FFFF8C" calcext:value-type="string">
            <text:p>FFFF8C</text:p>
          </table:table-cell>
          <table:table-cell table:formula="of:=HEX2DEC([.C188])" office:value-type="float" office:value="16777100" calcext:value-type="float">
            <text:p>16777100</text:p>
          </table:table-cell>
          <table:table-cell table:formula="of:=IF([.D188]&gt;8388608;([.D188]-16777215-1);[.D18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89];2);16)" office:value-type="string" office:string-value="F7FFFF8C" calcext:value-type="string">
            <text:p>F7FFFF8C</text:p>
          </table:table-cell>
          <table:table-cell table:formula="of:=RIGHTB([.B189];6)" office:value-type="string" office:string-value="FFFF8C" calcext:value-type="string">
            <text:p>FFFF8C</text:p>
          </table:table-cell>
          <table:table-cell table:formula="of:=HEX2DEC([.C189])" office:value-type="float" office:value="16777100" calcext:value-type="float">
            <text:p>16777100</text:p>
          </table:table-cell>
          <table:table-cell table:formula="of:=IF([.D189]&gt;8388608;([.D189]-16777215-1);[.D18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90];2);16)" office:value-type="string" office:string-value="F7FFFF8C" calcext:value-type="string">
            <text:p>F7FFFF8C</text:p>
          </table:table-cell>
          <table:table-cell table:formula="of:=RIGHTB([.B190];6)" office:value-type="string" office:string-value="FFFF8C" calcext:value-type="string">
            <text:p>FFFF8C</text:p>
          </table:table-cell>
          <table:table-cell table:formula="of:=HEX2DEC([.C190])" office:value-type="float" office:value="16777100" calcext:value-type="float">
            <text:p>16777100</text:p>
          </table:table-cell>
          <table:table-cell table:formula="of:=IF([.D190]&gt;8388608;([.D190]-16777215-1);[.D190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91];2);16)" office:value-type="string" office:string-value="F7FFFF8C" calcext:value-type="string">
            <text:p>F7FFFF8C</text:p>
          </table:table-cell>
          <table:table-cell table:formula="of:=RIGHTB([.B191];6)" office:value-type="string" office:string-value="FFFF8C" calcext:value-type="string">
            <text:p>FFFF8C</text:p>
          </table:table-cell>
          <table:table-cell table:formula="of:=HEX2DEC([.C191])" office:value-type="float" office:value="16777100" calcext:value-type="float">
            <text:p>16777100</text:p>
          </table:table-cell>
          <table:table-cell table:formula="of:=IF([.D191]&gt;8388608;([.D191]-16777215-1);[.D19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0111111111111111111110001100</text:p>
          </table:table-cell>
          <table:table-cell table:formula="of:=BASE(DECIMAL([.A192];2);16)" office:value-type="string" office:string-value="F7FFFF8C" calcext:value-type="string">
            <text:p>F7FFFF8C</text:p>
          </table:table-cell>
          <table:table-cell table:formula="of:=RIGHTB([.B192];6)" office:value-type="string" office:string-value="FFFF8C" calcext:value-type="string">
            <text:p>FFFF8C</text:p>
          </table:table-cell>
          <table:table-cell table:formula="of:=HEX2DEC([.C192])" office:value-type="float" office:value="16777100" calcext:value-type="float">
            <text:p>16777100</text:p>
          </table:table-cell>
          <table:table-cell table:formula="of:=IF([.D192]&gt;8388608;([.D192]-16777215-1);[.D19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3];2);16)" office:value-type="string" office:string-value="38000082" calcext:value-type="string">
            <text:p>38000082</text:p>
          </table:table-cell>
          <table:table-cell table:formula="of:=RIGHTB([.B193];6)" office:value-type="string" office:string-value="000082" calcext:value-type="string">
            <text:p>000082</text:p>
          </table:table-cell>
          <table:table-cell table:formula="of:=HEX2DEC([.C193])" office:value-type="float" office:value="130" calcext:value-type="float">
            <text:p>130</text:p>
          </table:table-cell>
          <table:table-cell table:formula="of:=IF([.D193]&gt;8388608;([.D193]-16777215-1);[.D19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4];2);16)" office:value-type="string" office:string-value="38000082" calcext:value-type="string">
            <text:p>38000082</text:p>
          </table:table-cell>
          <table:table-cell table:formula="of:=RIGHTB([.B194];6)" office:value-type="string" office:string-value="000082" calcext:value-type="string">
            <text:p>000082</text:p>
          </table:table-cell>
          <table:table-cell table:formula="of:=HEX2DEC([.C194])" office:value-type="float" office:value="130" calcext:value-type="float">
            <text:p>130</text:p>
          </table:table-cell>
          <table:table-cell table:formula="of:=IF([.D194]&gt;8388608;([.D194]-16777215-1);[.D19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5];2);16)" office:value-type="string" office:string-value="38000082" calcext:value-type="string">
            <text:p>38000082</text:p>
          </table:table-cell>
          <table:table-cell table:formula="of:=RIGHTB([.B195];6)" office:value-type="string" office:string-value="000082" calcext:value-type="string">
            <text:p>000082</text:p>
          </table:table-cell>
          <table:table-cell table:formula="of:=HEX2DEC([.C195])" office:value-type="float" office:value="130" calcext:value-type="float">
            <text:p>130</text:p>
          </table:table-cell>
          <table:table-cell table:formula="of:=IF([.D195]&gt;8388608;([.D195]-16777215-1);[.D19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6];2);16)" office:value-type="string" office:string-value="38000082" calcext:value-type="string">
            <text:p>38000082</text:p>
          </table:table-cell>
          <table:table-cell table:formula="of:=RIGHTB([.B196];6)" office:value-type="string" office:string-value="000082" calcext:value-type="string">
            <text:p>000082</text:p>
          </table:table-cell>
          <table:table-cell table:formula="of:=HEX2DEC([.C196])" office:value-type="float" office:value="130" calcext:value-type="float">
            <text:p>130</text:p>
          </table:table-cell>
          <table:table-cell table:formula="of:=IF([.D196]&gt;8388608;([.D196]-16777215-1);[.D19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7];2);16)" office:value-type="string" office:string-value="38000082" calcext:value-type="string">
            <text:p>38000082</text:p>
          </table:table-cell>
          <table:table-cell table:formula="of:=RIGHTB([.B197];6)" office:value-type="string" office:string-value="000082" calcext:value-type="string">
            <text:p>000082</text:p>
          </table:table-cell>
          <table:table-cell table:formula="of:=HEX2DEC([.C197])" office:value-type="float" office:value="130" calcext:value-type="float">
            <text:p>130</text:p>
          </table:table-cell>
          <table:table-cell table:formula="of:=IF([.D197]&gt;8388608;([.D197]-16777215-1);[.D19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8];2);16)" office:value-type="string" office:string-value="38000082" calcext:value-type="string">
            <text:p>38000082</text:p>
          </table:table-cell>
          <table:table-cell table:formula="of:=RIGHTB([.B198];6)" office:value-type="string" office:string-value="000082" calcext:value-type="string">
            <text:p>000082</text:p>
          </table:table-cell>
          <table:table-cell table:formula="of:=HEX2DEC([.C198])" office:value-type="float" office:value="130" calcext:value-type="float">
            <text:p>130</text:p>
          </table:table-cell>
          <table:table-cell table:formula="of:=IF([.D198]&gt;8388608;([.D198]-16777215-1);[.D19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199];2);16)" office:value-type="string" office:string-value="38000082" calcext:value-type="string">
            <text:p>38000082</text:p>
          </table:table-cell>
          <table:table-cell table:formula="of:=RIGHTB([.B199];6)" office:value-type="string" office:string-value="000082" calcext:value-type="string">
            <text:p>000082</text:p>
          </table:table-cell>
          <table:table-cell table:formula="of:=HEX2DEC([.C199])" office:value-type="float" office:value="130" calcext:value-type="float">
            <text:p>130</text:p>
          </table:table-cell>
          <table:table-cell table:formula="of:=IF([.D199]&gt;8388608;([.D199]-16777215-1);[.D19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0010</text:p>
          </table:table-cell>
          <table:table-cell table:formula="of:=BASE(DECIMAL([.A200];2);16)" office:value-type="string" office:string-value="38000082" calcext:value-type="string">
            <text:p>38000082</text:p>
          </table:table-cell>
          <table:table-cell table:formula="of:=RIGHTB([.B200];6)" office:value-type="string" office:string-value="000082" calcext:value-type="string">
            <text:p>000082</text:p>
          </table:table-cell>
          <table:table-cell table:formula="of:=HEX2DEC([.C200])" office:value-type="float" office:value="130" calcext:value-type="float">
            <text:p>130</text:p>
          </table:table-cell>
          <table:table-cell table:formula="of:=IF([.D200]&gt;8388608;([.D200]-16777215-1);[.D20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1];2);16)" office:value-type="string" office:string-value="BDFFFF8D" calcext:value-type="string">
            <text:p>BDFFFF8D</text:p>
          </table:table-cell>
          <table:table-cell table:formula="of:=RIGHTB([.B201];6)" office:value-type="string" office:string-value="FFFF8D" calcext:value-type="string">
            <text:p>FFFF8D</text:p>
          </table:table-cell>
          <table:table-cell table:formula="of:=HEX2DEC([.C201])" office:value-type="float" office:value="16777101" calcext:value-type="float">
            <text:p>16777101</text:p>
          </table:table-cell>
          <table:table-cell table:formula="of:=IF([.D201]&gt;8388608;([.D201]-16777215-1);[.D20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2];2);16)" office:value-type="string" office:string-value="BDFFFF8D" calcext:value-type="string">
            <text:p>BDFFFF8D</text:p>
          </table:table-cell>
          <table:table-cell table:formula="of:=RIGHTB([.B202];6)" office:value-type="string" office:string-value="FFFF8D" calcext:value-type="string">
            <text:p>FFFF8D</text:p>
          </table:table-cell>
          <table:table-cell table:formula="of:=HEX2DEC([.C202])" office:value-type="float" office:value="16777101" calcext:value-type="float">
            <text:p>16777101</text:p>
          </table:table-cell>
          <table:table-cell table:formula="of:=IF([.D202]&gt;8388608;([.D202]-16777215-1);[.D20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3];2);16)" office:value-type="string" office:string-value="BDFFFF8D" calcext:value-type="string">
            <text:p>BDFFFF8D</text:p>
          </table:table-cell>
          <table:table-cell table:formula="of:=RIGHTB([.B203];6)" office:value-type="string" office:string-value="FFFF8D" calcext:value-type="string">
            <text:p>FFFF8D</text:p>
          </table:table-cell>
          <table:table-cell table:formula="of:=HEX2DEC([.C203])" office:value-type="float" office:value="16777101" calcext:value-type="float">
            <text:p>16777101</text:p>
          </table:table-cell>
          <table:table-cell table:formula="of:=IF([.D203]&gt;8388608;([.D203]-16777215-1);[.D20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4];2);16)" office:value-type="string" office:string-value="BDFFFF8D" calcext:value-type="string">
            <text:p>BDFFFF8D</text:p>
          </table:table-cell>
          <table:table-cell table:formula="of:=RIGHTB([.B204];6)" office:value-type="string" office:string-value="FFFF8D" calcext:value-type="string">
            <text:p>FFFF8D</text:p>
          </table:table-cell>
          <table:table-cell table:formula="of:=HEX2DEC([.C204])" office:value-type="float" office:value="16777101" calcext:value-type="float">
            <text:p>16777101</text:p>
          </table:table-cell>
          <table:table-cell table:formula="of:=IF([.D204]&gt;8388608;([.D204]-16777215-1);[.D20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5];2);16)" office:value-type="string" office:string-value="BDFFFF8D" calcext:value-type="string">
            <text:p>BDFFFF8D</text:p>
          </table:table-cell>
          <table:table-cell table:formula="of:=RIGHTB([.B205];6)" office:value-type="string" office:string-value="FFFF8D" calcext:value-type="string">
            <text:p>FFFF8D</text:p>
          </table:table-cell>
          <table:table-cell table:formula="of:=HEX2DEC([.C205])" office:value-type="float" office:value="16777101" calcext:value-type="float">
            <text:p>16777101</text:p>
          </table:table-cell>
          <table:table-cell table:formula="of:=IF([.D205]&gt;8388608;([.D205]-16777215-1);[.D20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6];2);16)" office:value-type="string" office:string-value="BDFFFF8D" calcext:value-type="string">
            <text:p>BDFFFF8D</text:p>
          </table:table-cell>
          <table:table-cell table:formula="of:=RIGHTB([.B206];6)" office:value-type="string" office:string-value="FFFF8D" calcext:value-type="string">
            <text:p>FFFF8D</text:p>
          </table:table-cell>
          <table:table-cell table:formula="of:=HEX2DEC([.C206])" office:value-type="float" office:value="16777101" calcext:value-type="float">
            <text:p>16777101</text:p>
          </table:table-cell>
          <table:table-cell table:formula="of:=IF([.D206]&gt;8388608;([.D206]-16777215-1);[.D20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7];2);16)" office:value-type="string" office:string-value="BDFFFF8D" calcext:value-type="string">
            <text:p>BDFFFF8D</text:p>
          </table:table-cell>
          <table:table-cell table:formula="of:=RIGHTB([.B207];6)" office:value-type="string" office:string-value="FFFF8D" calcext:value-type="string">
            <text:p>FFFF8D</text:p>
          </table:table-cell>
          <table:table-cell table:formula="of:=HEX2DEC([.C207])" office:value-type="float" office:value="16777101" calcext:value-type="float">
            <text:p>16777101</text:p>
          </table:table-cell>
          <table:table-cell table:formula="of:=IF([.D207]&gt;8388608;([.D207]-16777215-1);[.D20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208];2);16)" office:value-type="string" office:string-value="BDFFFF8D" calcext:value-type="string">
            <text:p>BDFFFF8D</text:p>
          </table:table-cell>
          <table:table-cell table:formula="of:=RIGHTB([.B208];6)" office:value-type="string" office:string-value="FFFF8D" calcext:value-type="string">
            <text:p>FFFF8D</text:p>
          </table:table-cell>
          <table:table-cell table:formula="of:=HEX2DEC([.C208])" office:value-type="float" office:value="16777101" calcext:value-type="float">
            <text:p>16777101</text:p>
          </table:table-cell>
          <table:table-cell table:formula="of:=IF([.D208]&gt;8388608;([.D208]-16777215-1);[.D20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09];2);16)" office:value-type="string" office:string-value="1000081" calcext:value-type="string">
            <text:p>1000081</text:p>
          </table:table-cell>
          <table:table-cell table:formula="of:=RIGHTB([.B209];6)" office:value-type="string" office:string-value="000081" calcext:value-type="string">
            <text:p>000081</text:p>
          </table:table-cell>
          <table:table-cell table:formula="of:=HEX2DEC([.C209])" office:value-type="float" office:value="129" calcext:value-type="float">
            <text:p>129</text:p>
          </table:table-cell>
          <table:table-cell table:formula="of:=IF([.D209]&gt;8388608;([.D209]-16777215-1);[.D20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0];2);16)" office:value-type="string" office:string-value="1000081" calcext:value-type="string">
            <text:p>1000081</text:p>
          </table:table-cell>
          <table:table-cell table:formula="of:=RIGHTB([.B210];6)" office:value-type="string" office:string-value="000081" calcext:value-type="string">
            <text:p>000081</text:p>
          </table:table-cell>
          <table:table-cell table:formula="of:=HEX2DEC([.C210])" office:value-type="float" office:value="129" calcext:value-type="float">
            <text:p>129</text:p>
          </table:table-cell>
          <table:table-cell table:formula="of:=IF([.D210]&gt;8388608;([.D210]-16777215-1);[.D21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1];2);16)" office:value-type="string" office:string-value="1000081" calcext:value-type="string">
            <text:p>1000081</text:p>
          </table:table-cell>
          <table:table-cell table:formula="of:=RIGHTB([.B211];6)" office:value-type="string" office:string-value="000081" calcext:value-type="string">
            <text:p>000081</text:p>
          </table:table-cell>
          <table:table-cell table:formula="of:=HEX2DEC([.C211])" office:value-type="float" office:value="129" calcext:value-type="float">
            <text:p>129</text:p>
          </table:table-cell>
          <table:table-cell table:formula="of:=IF([.D211]&gt;8388608;([.D211]-16777215-1);[.D21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2];2);16)" office:value-type="string" office:string-value="1000081" calcext:value-type="string">
            <text:p>1000081</text:p>
          </table:table-cell>
          <table:table-cell table:formula="of:=RIGHTB([.B212];6)" office:value-type="string" office:string-value="000081" calcext:value-type="string">
            <text:p>000081</text:p>
          </table:table-cell>
          <table:table-cell table:formula="of:=HEX2DEC([.C212])" office:value-type="float" office:value="129" calcext:value-type="float">
            <text:p>129</text:p>
          </table:table-cell>
          <table:table-cell table:formula="of:=IF([.D212]&gt;8388608;([.D212]-16777215-1);[.D21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3];2);16)" office:value-type="string" office:string-value="1000081" calcext:value-type="string">
            <text:p>1000081</text:p>
          </table:table-cell>
          <table:table-cell table:formula="of:=RIGHTB([.B213];6)" office:value-type="string" office:string-value="000081" calcext:value-type="string">
            <text:p>000081</text:p>
          </table:table-cell>
          <table:table-cell table:formula="of:=HEX2DEC([.C213])" office:value-type="float" office:value="129" calcext:value-type="float">
            <text:p>129</text:p>
          </table:table-cell>
          <table:table-cell table:formula="of:=IF([.D213]&gt;8388608;([.D213]-16777215-1);[.D21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4];2);16)" office:value-type="string" office:string-value="1000081" calcext:value-type="string">
            <text:p>1000081</text:p>
          </table:table-cell>
          <table:table-cell table:formula="of:=RIGHTB([.B214];6)" office:value-type="string" office:string-value="000081" calcext:value-type="string">
            <text:p>000081</text:p>
          </table:table-cell>
          <table:table-cell table:formula="of:=HEX2DEC([.C214])" office:value-type="float" office:value="129" calcext:value-type="float">
            <text:p>129</text:p>
          </table:table-cell>
          <table:table-cell table:formula="of:=IF([.D214]&gt;8388608;([.D214]-16777215-1);[.D21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5];2);16)" office:value-type="string" office:string-value="1000081" calcext:value-type="string">
            <text:p>1000081</text:p>
          </table:table-cell>
          <table:table-cell table:formula="of:=RIGHTB([.B215];6)" office:value-type="string" office:string-value="000081" calcext:value-type="string">
            <text:p>000081</text:p>
          </table:table-cell>
          <table:table-cell table:formula="of:=HEX2DEC([.C215])" office:value-type="float" office:value="129" calcext:value-type="float">
            <text:p>129</text:p>
          </table:table-cell>
          <table:table-cell table:formula="of:=IF([.D215]&gt;8388608;([.D215]-16777215-1);[.D21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001000000000000000010000001</text:p>
          </table:table-cell>
          <table:table-cell table:formula="of:=BASE(DECIMAL([.A216];2);16)" office:value-type="string" office:string-value="1000081" calcext:value-type="string">
            <text:p>1000081</text:p>
          </table:table-cell>
          <table:table-cell table:formula="of:=RIGHTB([.B216];6)" office:value-type="string" office:string-value="000081" calcext:value-type="string">
            <text:p>000081</text:p>
          </table:table-cell>
          <table:table-cell table:formula="of:=HEX2DEC([.C216])" office:value-type="float" office:value="129" calcext:value-type="float">
            <text:p>129</text:p>
          </table:table-cell>
          <table:table-cell table:formula="of:=IF([.D216]&gt;8388608;([.D216]-16777215-1);[.D21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17];2);16)" office:value-type="string" office:string-value="D5FFFF88" calcext:value-type="string">
            <text:p>D5FFFF88</text:p>
          </table:table-cell>
          <table:table-cell table:formula="of:=RIGHTB([.B217];6)" office:value-type="string" office:string-value="FFFF88" calcext:value-type="string">
            <text:p>FFFF88</text:p>
          </table:table-cell>
          <table:table-cell table:formula="of:=HEX2DEC([.C217])" office:value-type="float" office:value="16777096" calcext:value-type="float">
            <text:p>16777096</text:p>
          </table:table-cell>
          <table:table-cell table:formula="of:=IF([.D217]&gt;8388608;([.D217]-16777215-1);[.D21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18];2);16)" office:value-type="string" office:string-value="D5FFFF88" calcext:value-type="string">
            <text:p>D5FFFF88</text:p>
          </table:table-cell>
          <table:table-cell table:formula="of:=RIGHTB([.B218];6)" office:value-type="string" office:string-value="FFFF88" calcext:value-type="string">
            <text:p>FFFF88</text:p>
          </table:table-cell>
          <table:table-cell table:formula="of:=HEX2DEC([.C218])" office:value-type="float" office:value="16777096" calcext:value-type="float">
            <text:p>16777096</text:p>
          </table:table-cell>
          <table:table-cell table:formula="of:=IF([.D218]&gt;8388608;([.D218]-16777215-1);[.D21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19];2);16)" office:value-type="string" office:string-value="D5FFFF88" calcext:value-type="string">
            <text:p>D5FFFF88</text:p>
          </table:table-cell>
          <table:table-cell table:formula="of:=RIGHTB([.B219];6)" office:value-type="string" office:string-value="FFFF88" calcext:value-type="string">
            <text:p>FFFF88</text:p>
          </table:table-cell>
          <table:table-cell table:formula="of:=HEX2DEC([.C219])" office:value-type="float" office:value="16777096" calcext:value-type="float">
            <text:p>16777096</text:p>
          </table:table-cell>
          <table:table-cell table:formula="of:=IF([.D219]&gt;8388608;([.D219]-16777215-1);[.D21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20];2);16)" office:value-type="string" office:string-value="D5FFFF88" calcext:value-type="string">
            <text:p>D5FFFF88</text:p>
          </table:table-cell>
          <table:table-cell table:formula="of:=RIGHTB([.B220];6)" office:value-type="string" office:string-value="FFFF88" calcext:value-type="string">
            <text:p>FFFF88</text:p>
          </table:table-cell>
          <table:table-cell table:formula="of:=HEX2DEC([.C220])" office:value-type="float" office:value="16777096" calcext:value-type="float">
            <text:p>16777096</text:p>
          </table:table-cell>
          <table:table-cell table:formula="of:=IF([.D220]&gt;8388608;([.D220]-16777215-1);[.D22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21];2);16)" office:value-type="string" office:string-value="D5FFFF88" calcext:value-type="string">
            <text:p>D5FFFF88</text:p>
          </table:table-cell>
          <table:table-cell table:formula="of:=RIGHTB([.B221];6)" office:value-type="string" office:string-value="FFFF88" calcext:value-type="string">
            <text:p>FFFF88</text:p>
          </table:table-cell>
          <table:table-cell table:formula="of:=HEX2DEC([.C221])" office:value-type="float" office:value="16777096" calcext:value-type="float">
            <text:p>16777096</text:p>
          </table:table-cell>
          <table:table-cell table:formula="of:=IF([.D221]&gt;8388608;([.D221]-16777215-1);[.D22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22];2);16)" office:value-type="string" office:string-value="D5FFFF88" calcext:value-type="string">
            <text:p>D5FFFF88</text:p>
          </table:table-cell>
          <table:table-cell table:formula="of:=RIGHTB([.B222];6)" office:value-type="string" office:string-value="FFFF88" calcext:value-type="string">
            <text:p>FFFF88</text:p>
          </table:table-cell>
          <table:table-cell table:formula="of:=HEX2DEC([.C222])" office:value-type="float" office:value="16777096" calcext:value-type="float">
            <text:p>16777096</text:p>
          </table:table-cell>
          <table:table-cell table:formula="of:=IF([.D222]&gt;8388608;([.D222]-16777215-1);[.D22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23];2);16)" office:value-type="string" office:string-value="D5FFFF88" calcext:value-type="string">
            <text:p>D5FFFF88</text:p>
          </table:table-cell>
          <table:table-cell table:formula="of:=RIGHTB([.B223];6)" office:value-type="string" office:string-value="FFFF88" calcext:value-type="string">
            <text:p>FFFF88</text:p>
          </table:table-cell>
          <table:table-cell table:formula="of:=HEX2DEC([.C223])" office:value-type="float" office:value="16777096" calcext:value-type="float">
            <text:p>16777096</text:p>
          </table:table-cell>
          <table:table-cell table:formula="of:=IF([.D223]&gt;8388608;([.D223]-16777215-1);[.D22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224];2);16)" office:value-type="string" office:string-value="D5FFFF88" calcext:value-type="string">
            <text:p>D5FFFF88</text:p>
          </table:table-cell>
          <table:table-cell table:formula="of:=RIGHTB([.B224];6)" office:value-type="string" office:string-value="FFFF88" calcext:value-type="string">
            <text:p>FFFF88</text:p>
          </table:table-cell>
          <table:table-cell table:formula="of:=HEX2DEC([.C224])" office:value-type="float" office:value="16777096" calcext:value-type="float">
            <text:p>16777096</text:p>
          </table:table-cell>
          <table:table-cell table:formula="of:=IF([.D224]&gt;8388608;([.D224]-16777215-1);[.D22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25];2);16)" office:value-type="string" office:string-value="F6FFFF8B" calcext:value-type="string">
            <text:p>F6FFFF8B</text:p>
          </table:table-cell>
          <table:table-cell table:formula="of:=RIGHTB([.B225];6)" office:value-type="string" office:string-value="FFFF8B" calcext:value-type="string">
            <text:p>FFFF8B</text:p>
          </table:table-cell>
          <table:table-cell table:formula="of:=HEX2DEC([.C225])" office:value-type="float" office:value="16777099" calcext:value-type="float">
            <text:p>16777099</text:p>
          </table:table-cell>
          <table:table-cell table:formula="of:=IF([.D225]&gt;8388608;([.D225]-16777215-1);[.D22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26];2);16)" office:value-type="string" office:string-value="F6FFFF8B" calcext:value-type="string">
            <text:p>F6FFFF8B</text:p>
          </table:table-cell>
          <table:table-cell table:formula="of:=RIGHTB([.B226];6)" office:value-type="string" office:string-value="FFFF8B" calcext:value-type="string">
            <text:p>FFFF8B</text:p>
          </table:table-cell>
          <table:table-cell table:formula="of:=HEX2DEC([.C226])" office:value-type="float" office:value="16777099" calcext:value-type="float">
            <text:p>16777099</text:p>
          </table:table-cell>
          <table:table-cell table:formula="of:=IF([.D226]&gt;8388608;([.D226]-16777215-1);[.D22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27];2);16)" office:value-type="string" office:string-value="F6FFFF8B" calcext:value-type="string">
            <text:p>F6FFFF8B</text:p>
          </table:table-cell>
          <table:table-cell table:formula="of:=RIGHTB([.B227];6)" office:value-type="string" office:string-value="FFFF8B" calcext:value-type="string">
            <text:p>FFFF8B</text:p>
          </table:table-cell>
          <table:table-cell table:formula="of:=HEX2DEC([.C227])" office:value-type="float" office:value="16777099" calcext:value-type="float">
            <text:p>16777099</text:p>
          </table:table-cell>
          <table:table-cell table:formula="of:=IF([.D227]&gt;8388608;([.D227]-16777215-1);[.D22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28];2);16)" office:value-type="string" office:string-value="F6FFFF8B" calcext:value-type="string">
            <text:p>F6FFFF8B</text:p>
          </table:table-cell>
          <table:table-cell table:formula="of:=RIGHTB([.B228];6)" office:value-type="string" office:string-value="FFFF8B" calcext:value-type="string">
            <text:p>FFFF8B</text:p>
          </table:table-cell>
          <table:table-cell table:formula="of:=HEX2DEC([.C228])" office:value-type="float" office:value="16777099" calcext:value-type="float">
            <text:p>16777099</text:p>
          </table:table-cell>
          <table:table-cell table:formula="of:=IF([.D228]&gt;8388608;([.D228]-16777215-1);[.D22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29];2);16)" office:value-type="string" office:string-value="F6FFFF8B" calcext:value-type="string">
            <text:p>F6FFFF8B</text:p>
          </table:table-cell>
          <table:table-cell table:formula="of:=RIGHTB([.B229];6)" office:value-type="string" office:string-value="FFFF8B" calcext:value-type="string">
            <text:p>FFFF8B</text:p>
          </table:table-cell>
          <table:table-cell table:formula="of:=HEX2DEC([.C229])" office:value-type="float" office:value="16777099" calcext:value-type="float">
            <text:p>16777099</text:p>
          </table:table-cell>
          <table:table-cell table:formula="of:=IF([.D229]&gt;8388608;([.D229]-16777215-1);[.D22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30];2);16)" office:value-type="string" office:string-value="F6FFFF8B" calcext:value-type="string">
            <text:p>F6FFFF8B</text:p>
          </table:table-cell>
          <table:table-cell table:formula="of:=RIGHTB([.B230];6)" office:value-type="string" office:string-value="FFFF8B" calcext:value-type="string">
            <text:p>FFFF8B</text:p>
          </table:table-cell>
          <table:table-cell table:formula="of:=HEX2DEC([.C230])" office:value-type="float" office:value="16777099" calcext:value-type="float">
            <text:p>16777099</text:p>
          </table:table-cell>
          <table:table-cell table:formula="of:=IF([.D230]&gt;8388608;([.D230]-16777215-1);[.D23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31];2);16)" office:value-type="string" office:string-value="F6FFFF8B" calcext:value-type="string">
            <text:p>F6FFFF8B</text:p>
          </table:table-cell>
          <table:table-cell table:formula="of:=RIGHTB([.B231];6)" office:value-type="string" office:string-value="FFFF8B" calcext:value-type="string">
            <text:p>FFFF8B</text:p>
          </table:table-cell>
          <table:table-cell table:formula="of:=HEX2DEC([.C231])" office:value-type="float" office:value="16777099" calcext:value-type="float">
            <text:p>16777099</text:p>
          </table:table-cell>
          <table:table-cell table:formula="of:=IF([.D231]&gt;8388608;([.D231]-16777215-1);[.D23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0110111111111111111110001011</text:p>
          </table:table-cell>
          <table:table-cell table:formula="of:=BASE(DECIMAL([.A232];2);16)" office:value-type="string" office:string-value="F6FFFF8B" calcext:value-type="string">
            <text:p>F6FFFF8B</text:p>
          </table:table-cell>
          <table:table-cell table:formula="of:=RIGHTB([.B232];6)" office:value-type="string" office:string-value="FFFF8B" calcext:value-type="string">
            <text:p>FFFF8B</text:p>
          </table:table-cell>
          <table:table-cell table:formula="of:=HEX2DEC([.C232])" office:value-type="float" office:value="16777099" calcext:value-type="float">
            <text:p>16777099</text:p>
          </table:table-cell>
          <table:table-cell table:formula="of:=IF([.D232]&gt;8388608;([.D232]-16777215-1);[.D23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3];2);16)" office:value-type="string" office:string-value="EDFFFF87" calcext:value-type="string">
            <text:p>EDFFFF87</text:p>
          </table:table-cell>
          <table:table-cell table:formula="of:=RIGHTB([.B233];6)" office:value-type="string" office:string-value="FFFF87" calcext:value-type="string">
            <text:p>FFFF87</text:p>
          </table:table-cell>
          <table:table-cell table:formula="of:=HEX2DEC([.C233])" office:value-type="float" office:value="16777095" calcext:value-type="float">
            <text:p>16777095</text:p>
          </table:table-cell>
          <table:table-cell table:formula="of:=IF([.D233]&gt;8388608;([.D233]-16777215-1);[.D23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4];2);16)" office:value-type="string" office:string-value="EDFFFF87" calcext:value-type="string">
            <text:p>EDFFFF87</text:p>
          </table:table-cell>
          <table:table-cell table:formula="of:=RIGHTB([.B234];6)" office:value-type="string" office:string-value="FFFF87" calcext:value-type="string">
            <text:p>FFFF87</text:p>
          </table:table-cell>
          <table:table-cell table:formula="of:=HEX2DEC([.C234])" office:value-type="float" office:value="16777095" calcext:value-type="float">
            <text:p>16777095</text:p>
          </table:table-cell>
          <table:table-cell table:formula="of:=IF([.D234]&gt;8388608;([.D234]-16777215-1);[.D23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5];2);16)" office:value-type="string" office:string-value="EDFFFF87" calcext:value-type="string">
            <text:p>EDFFFF87</text:p>
          </table:table-cell>
          <table:table-cell table:formula="of:=RIGHTB([.B235];6)" office:value-type="string" office:string-value="FFFF87" calcext:value-type="string">
            <text:p>FFFF87</text:p>
          </table:table-cell>
          <table:table-cell table:formula="of:=HEX2DEC([.C235])" office:value-type="float" office:value="16777095" calcext:value-type="float">
            <text:p>16777095</text:p>
          </table:table-cell>
          <table:table-cell table:formula="of:=IF([.D235]&gt;8388608;([.D235]-16777215-1);[.D23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6];2);16)" office:value-type="string" office:string-value="EDFFFF87" calcext:value-type="string">
            <text:p>EDFFFF87</text:p>
          </table:table-cell>
          <table:table-cell table:formula="of:=RIGHTB([.B236];6)" office:value-type="string" office:string-value="FFFF87" calcext:value-type="string">
            <text:p>FFFF87</text:p>
          </table:table-cell>
          <table:table-cell table:formula="of:=HEX2DEC([.C236])" office:value-type="float" office:value="16777095" calcext:value-type="float">
            <text:p>16777095</text:p>
          </table:table-cell>
          <table:table-cell table:formula="of:=IF([.D236]&gt;8388608;([.D236]-16777215-1);[.D23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7];2);16)" office:value-type="string" office:string-value="EDFFFF87" calcext:value-type="string">
            <text:p>EDFFFF87</text:p>
          </table:table-cell>
          <table:table-cell table:formula="of:=RIGHTB([.B237];6)" office:value-type="string" office:string-value="FFFF87" calcext:value-type="string">
            <text:p>FFFF87</text:p>
          </table:table-cell>
          <table:table-cell table:formula="of:=HEX2DEC([.C237])" office:value-type="float" office:value="16777095" calcext:value-type="float">
            <text:p>16777095</text:p>
          </table:table-cell>
          <table:table-cell table:formula="of:=IF([.D237]&gt;8388608;([.D237]-16777215-1);[.D23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8];2);16)" office:value-type="string" office:string-value="EDFFFF87" calcext:value-type="string">
            <text:p>EDFFFF87</text:p>
          </table:table-cell>
          <table:table-cell table:formula="of:=RIGHTB([.B238];6)" office:value-type="string" office:string-value="FFFF87" calcext:value-type="string">
            <text:p>FFFF87</text:p>
          </table:table-cell>
          <table:table-cell table:formula="of:=HEX2DEC([.C238])" office:value-type="float" office:value="16777095" calcext:value-type="float">
            <text:p>16777095</text:p>
          </table:table-cell>
          <table:table-cell table:formula="of:=IF([.D238]&gt;8388608;([.D238]-16777215-1);[.D23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39];2);16)" office:value-type="string" office:string-value="EDFFFF87" calcext:value-type="string">
            <text:p>EDFFFF87</text:p>
          </table:table-cell>
          <table:table-cell table:formula="of:=RIGHTB([.B239];6)" office:value-type="string" office:string-value="FFFF87" calcext:value-type="string">
            <text:p>FFFF87</text:p>
          </table:table-cell>
          <table:table-cell table:formula="of:=HEX2DEC([.C239])" office:value-type="float" office:value="16777095" calcext:value-type="float">
            <text:p>16777095</text:p>
          </table:table-cell>
          <table:table-cell table:formula="of:=IF([.D239]&gt;8388608;([.D239]-16777215-1);[.D23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101111111111111111110000111</text:p>
          </table:table-cell>
          <table:table-cell table:formula="of:=BASE(DECIMAL([.A240];2);16)" office:value-type="string" office:string-value="EDFFFF87" calcext:value-type="string">
            <text:p>EDFFFF87</text:p>
          </table:table-cell>
          <table:table-cell table:formula="of:=RIGHTB([.B240];6)" office:value-type="string" office:string-value="FFFF87" calcext:value-type="string">
            <text:p>FFFF87</text:p>
          </table:table-cell>
          <table:table-cell table:formula="of:=HEX2DEC([.C240])" office:value-type="float" office:value="16777095" calcext:value-type="float">
            <text:p>16777095</text:p>
          </table:table-cell>
          <table:table-cell table:formula="of:=IF([.D240]&gt;8388608;([.D240]-16777215-1);[.D24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1];2);16)" office:value-type="string" office:string-value="1000088" calcext:value-type="string">
            <text:p>1000088</text:p>
          </table:table-cell>
          <table:table-cell table:formula="of:=RIGHTB([.B241];6)" office:value-type="string" office:string-value="000088" calcext:value-type="string">
            <text:p>000088</text:p>
          </table:table-cell>
          <table:table-cell table:formula="of:=HEX2DEC([.C241])" office:value-type="float" office:value="136" calcext:value-type="float">
            <text:p>136</text:p>
          </table:table-cell>
          <table:table-cell table:formula="of:=IF([.D241]&gt;8388608;([.D241]-16777215-1);[.D241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2];2);16)" office:value-type="string" office:string-value="1000088" calcext:value-type="string">
            <text:p>1000088</text:p>
          </table:table-cell>
          <table:table-cell table:formula="of:=RIGHTB([.B242];6)" office:value-type="string" office:string-value="000088" calcext:value-type="string">
            <text:p>000088</text:p>
          </table:table-cell>
          <table:table-cell table:formula="of:=HEX2DEC([.C242])" office:value-type="float" office:value="136" calcext:value-type="float">
            <text:p>136</text:p>
          </table:table-cell>
          <table:table-cell table:formula="of:=IF([.D242]&gt;8388608;([.D242]-16777215-1);[.D242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3];2);16)" office:value-type="string" office:string-value="1000088" calcext:value-type="string">
            <text:p>1000088</text:p>
          </table:table-cell>
          <table:table-cell table:formula="of:=RIGHTB([.B243];6)" office:value-type="string" office:string-value="000088" calcext:value-type="string">
            <text:p>000088</text:p>
          </table:table-cell>
          <table:table-cell table:formula="of:=HEX2DEC([.C243])" office:value-type="float" office:value="136" calcext:value-type="float">
            <text:p>136</text:p>
          </table:table-cell>
          <table:table-cell table:formula="of:=IF([.D243]&gt;8388608;([.D243]-16777215-1);[.D243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4];2);16)" office:value-type="string" office:string-value="1000088" calcext:value-type="string">
            <text:p>1000088</text:p>
          </table:table-cell>
          <table:table-cell table:formula="of:=RIGHTB([.B244];6)" office:value-type="string" office:string-value="000088" calcext:value-type="string">
            <text:p>000088</text:p>
          </table:table-cell>
          <table:table-cell table:formula="of:=HEX2DEC([.C244])" office:value-type="float" office:value="136" calcext:value-type="float">
            <text:p>136</text:p>
          </table:table-cell>
          <table:table-cell table:formula="of:=IF([.D244]&gt;8388608;([.D244]-16777215-1);[.D244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5];2);16)" office:value-type="string" office:string-value="1000088" calcext:value-type="string">
            <text:p>1000088</text:p>
          </table:table-cell>
          <table:table-cell table:formula="of:=RIGHTB([.B245];6)" office:value-type="string" office:string-value="000088" calcext:value-type="string">
            <text:p>000088</text:p>
          </table:table-cell>
          <table:table-cell table:formula="of:=HEX2DEC([.C245])" office:value-type="float" office:value="136" calcext:value-type="float">
            <text:p>136</text:p>
          </table:table-cell>
          <table:table-cell table:formula="of:=IF([.D245]&gt;8388608;([.D245]-16777215-1);[.D245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6];2);16)" office:value-type="string" office:string-value="1000088" calcext:value-type="string">
            <text:p>1000088</text:p>
          </table:table-cell>
          <table:table-cell table:formula="of:=RIGHTB([.B246];6)" office:value-type="string" office:string-value="000088" calcext:value-type="string">
            <text:p>000088</text:p>
          </table:table-cell>
          <table:table-cell table:formula="of:=HEX2DEC([.C246])" office:value-type="float" office:value="136" calcext:value-type="float">
            <text:p>136</text:p>
          </table:table-cell>
          <table:table-cell table:formula="of:=IF([.D246]&gt;8388608;([.D246]-16777215-1);[.D246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7];2);16)" office:value-type="string" office:string-value="1000088" calcext:value-type="string">
            <text:p>1000088</text:p>
          </table:table-cell>
          <table:table-cell table:formula="of:=RIGHTB([.B247];6)" office:value-type="string" office:string-value="000088" calcext:value-type="string">
            <text:p>000088</text:p>
          </table:table-cell>
          <table:table-cell table:formula="of:=HEX2DEC([.C247])" office:value-type="float" office:value="136" calcext:value-type="float">
            <text:p>136</text:p>
          </table:table-cell>
          <table:table-cell table:formula="of:=IF([.D247]&gt;8388608;([.D247]-16777215-1);[.D247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01000000000000000010001000</text:p>
          </table:table-cell>
          <table:table-cell table:formula="of:=BASE(DECIMAL([.A248];2);16)" office:value-type="string" office:string-value="1000088" calcext:value-type="string">
            <text:p>1000088</text:p>
          </table:table-cell>
          <table:table-cell table:formula="of:=RIGHTB([.B248];6)" office:value-type="string" office:string-value="000088" calcext:value-type="string">
            <text:p>000088</text:p>
          </table:table-cell>
          <table:table-cell table:formula="of:=HEX2DEC([.C248])" office:value-type="float" office:value="136" calcext:value-type="float">
            <text:p>136</text:p>
          </table:table-cell>
          <table:table-cell table:formula="of:=IF([.D248]&gt;8388608;([.D248]-16777215-1);[.D248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49];2);16)" office:value-type="string" office:string-value="E00008A" calcext:value-type="string">
            <text:p>E00008A</text:p>
          </table:table-cell>
          <table:table-cell table:formula="of:=RIGHTB([.B249];6)" office:value-type="string" office:string-value="00008A" calcext:value-type="string">
            <text:p>00008A</text:p>
          </table:table-cell>
          <table:table-cell table:formula="of:=HEX2DEC([.C249])" office:value-type="float" office:value="138" calcext:value-type="float">
            <text:p>138</text:p>
          </table:table-cell>
          <table:table-cell table:formula="of:=IF([.D249]&gt;8388608;([.D249]-16777215-1);[.D249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0];2);16)" office:value-type="string" office:string-value="E00008A" calcext:value-type="string">
            <text:p>E00008A</text:p>
          </table:table-cell>
          <table:table-cell table:formula="of:=RIGHTB([.B250];6)" office:value-type="string" office:string-value="00008A" calcext:value-type="string">
            <text:p>00008A</text:p>
          </table:table-cell>
          <table:table-cell table:formula="of:=HEX2DEC([.C250])" office:value-type="float" office:value="138" calcext:value-type="float">
            <text:p>138</text:p>
          </table:table-cell>
          <table:table-cell table:formula="of:=IF([.D250]&gt;8388608;([.D250]-16777215-1);[.D250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1];2);16)" office:value-type="string" office:string-value="E00008A" calcext:value-type="string">
            <text:p>E00008A</text:p>
          </table:table-cell>
          <table:table-cell table:formula="of:=RIGHTB([.B251];6)" office:value-type="string" office:string-value="00008A" calcext:value-type="string">
            <text:p>00008A</text:p>
          </table:table-cell>
          <table:table-cell table:formula="of:=HEX2DEC([.C251])" office:value-type="float" office:value="138" calcext:value-type="float">
            <text:p>138</text:p>
          </table:table-cell>
          <table:table-cell table:formula="of:=IF([.D251]&gt;8388608;([.D251]-16777215-1);[.D251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2];2);16)" office:value-type="string" office:string-value="E00008A" calcext:value-type="string">
            <text:p>E00008A</text:p>
          </table:table-cell>
          <table:table-cell table:formula="of:=RIGHTB([.B252];6)" office:value-type="string" office:string-value="00008A" calcext:value-type="string">
            <text:p>00008A</text:p>
          </table:table-cell>
          <table:table-cell table:formula="of:=HEX2DEC([.C252])" office:value-type="float" office:value="138" calcext:value-type="float">
            <text:p>138</text:p>
          </table:table-cell>
          <table:table-cell table:formula="of:=IF([.D252]&gt;8388608;([.D252]-16777215-1);[.D252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3];2);16)" office:value-type="string" office:string-value="E00008A" calcext:value-type="string">
            <text:p>E00008A</text:p>
          </table:table-cell>
          <table:table-cell table:formula="of:=RIGHTB([.B253];6)" office:value-type="string" office:string-value="00008A" calcext:value-type="string">
            <text:p>00008A</text:p>
          </table:table-cell>
          <table:table-cell table:formula="of:=HEX2DEC([.C253])" office:value-type="float" office:value="138" calcext:value-type="float">
            <text:p>138</text:p>
          </table:table-cell>
          <table:table-cell table:formula="of:=IF([.D253]&gt;8388608;([.D253]-16777215-1);[.D253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4];2);16)" office:value-type="string" office:string-value="E00008A" calcext:value-type="string">
            <text:p>E00008A</text:p>
          </table:table-cell>
          <table:table-cell table:formula="of:=RIGHTB([.B254];6)" office:value-type="string" office:string-value="00008A" calcext:value-type="string">
            <text:p>00008A</text:p>
          </table:table-cell>
          <table:table-cell table:formula="of:=HEX2DEC([.C254])" office:value-type="float" office:value="138" calcext:value-type="float">
            <text:p>138</text:p>
          </table:table-cell>
          <table:table-cell table:formula="of:=IF([.D254]&gt;8388608;([.D254]-16777215-1);[.D254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5];2);16)" office:value-type="string" office:string-value="E00008A" calcext:value-type="string">
            <text:p>E00008A</text:p>
          </table:table-cell>
          <table:table-cell table:formula="of:=RIGHTB([.B255];6)" office:value-type="string" office:string-value="00008A" calcext:value-type="string">
            <text:p>00008A</text:p>
          </table:table-cell>
          <table:table-cell table:formula="of:=HEX2DEC([.C255])" office:value-type="float" office:value="138" calcext:value-type="float">
            <text:p>138</text:p>
          </table:table-cell>
          <table:table-cell table:formula="of:=IF([.D255]&gt;8388608;([.D255]-16777215-1);[.D255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01110000000000000000010001010</text:p>
          </table:table-cell>
          <table:table-cell table:formula="of:=BASE(DECIMAL([.A256];2);16)" office:value-type="string" office:string-value="E00008A" calcext:value-type="string">
            <text:p>E00008A</text:p>
          </table:table-cell>
          <table:table-cell table:formula="of:=RIGHTB([.B256];6)" office:value-type="string" office:string-value="00008A" calcext:value-type="string">
            <text:p>00008A</text:p>
          </table:table-cell>
          <table:table-cell table:formula="of:=HEX2DEC([.C256])" office:value-type="float" office:value="138" calcext:value-type="float">
            <text:p>138</text:p>
          </table:table-cell>
          <table:table-cell table:formula="of:=IF([.D256]&gt;8388608;([.D256]-16777215-1);[.D256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57];2);16)" office:value-type="string" office:string-value="89FFFF83" calcext:value-type="string">
            <text:p>89FFFF83</text:p>
          </table:table-cell>
          <table:table-cell table:formula="of:=RIGHTB([.B257];6)" office:value-type="string" office:string-value="FFFF83" calcext:value-type="string">
            <text:p>FFFF83</text:p>
          </table:table-cell>
          <table:table-cell table:formula="of:=HEX2DEC([.C257])" office:value-type="float" office:value="16777091" calcext:value-type="float">
            <text:p>16777091</text:p>
          </table:table-cell>
          <table:table-cell table:formula="of:=IF([.D257]&gt;8388608;([.D257]-16777215-1);[.D25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58];2);16)" office:value-type="string" office:string-value="89FFFF83" calcext:value-type="string">
            <text:p>89FFFF83</text:p>
          </table:table-cell>
          <table:table-cell table:formula="of:=RIGHTB([.B258];6)" office:value-type="string" office:string-value="FFFF83" calcext:value-type="string">
            <text:p>FFFF83</text:p>
          </table:table-cell>
          <table:table-cell table:formula="of:=HEX2DEC([.C258])" office:value-type="float" office:value="16777091" calcext:value-type="float">
            <text:p>16777091</text:p>
          </table:table-cell>
          <table:table-cell table:formula="of:=IF([.D258]&gt;8388608;([.D258]-16777215-1);[.D25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59];2);16)" office:value-type="string" office:string-value="89FFFF83" calcext:value-type="string">
            <text:p>89FFFF83</text:p>
          </table:table-cell>
          <table:table-cell table:formula="of:=RIGHTB([.B259];6)" office:value-type="string" office:string-value="FFFF83" calcext:value-type="string">
            <text:p>FFFF83</text:p>
          </table:table-cell>
          <table:table-cell table:formula="of:=HEX2DEC([.C259])" office:value-type="float" office:value="16777091" calcext:value-type="float">
            <text:p>16777091</text:p>
          </table:table-cell>
          <table:table-cell table:formula="of:=IF([.D259]&gt;8388608;([.D259]-16777215-1);[.D25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60];2);16)" office:value-type="string" office:string-value="89FFFF83" calcext:value-type="string">
            <text:p>89FFFF83</text:p>
          </table:table-cell>
          <table:table-cell table:formula="of:=RIGHTB([.B260];6)" office:value-type="string" office:string-value="FFFF83" calcext:value-type="string">
            <text:p>FFFF83</text:p>
          </table:table-cell>
          <table:table-cell table:formula="of:=HEX2DEC([.C260])" office:value-type="float" office:value="16777091" calcext:value-type="float">
            <text:p>16777091</text:p>
          </table:table-cell>
          <table:table-cell table:formula="of:=IF([.D260]&gt;8388608;([.D260]-16777215-1);[.D26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61];2);16)" office:value-type="string" office:string-value="89FFFF83" calcext:value-type="string">
            <text:p>89FFFF83</text:p>
          </table:table-cell>
          <table:table-cell table:formula="of:=RIGHTB([.B261];6)" office:value-type="string" office:string-value="FFFF83" calcext:value-type="string">
            <text:p>FFFF83</text:p>
          </table:table-cell>
          <table:table-cell table:formula="of:=HEX2DEC([.C261])" office:value-type="float" office:value="16777091" calcext:value-type="float">
            <text:p>16777091</text:p>
          </table:table-cell>
          <table:table-cell table:formula="of:=IF([.D261]&gt;8388608;([.D261]-16777215-1);[.D26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62];2);16)" office:value-type="string" office:string-value="89FFFF83" calcext:value-type="string">
            <text:p>89FFFF83</text:p>
          </table:table-cell>
          <table:table-cell table:formula="of:=RIGHTB([.B262];6)" office:value-type="string" office:string-value="FFFF83" calcext:value-type="string">
            <text:p>FFFF83</text:p>
          </table:table-cell>
          <table:table-cell table:formula="of:=HEX2DEC([.C262])" office:value-type="float" office:value="16777091" calcext:value-type="float">
            <text:p>16777091</text:p>
          </table:table-cell>
          <table:table-cell table:formula="of:=IF([.D262]&gt;8388608;([.D262]-16777215-1);[.D26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63];2);16)" office:value-type="string" office:string-value="89FFFF83" calcext:value-type="string">
            <text:p>89FFFF83</text:p>
          </table:table-cell>
          <table:table-cell table:formula="of:=RIGHTB([.B263];6)" office:value-type="string" office:string-value="FFFF83" calcext:value-type="string">
            <text:p>FFFF83</text:p>
          </table:table-cell>
          <table:table-cell table:formula="of:=HEX2DEC([.C263])" office:value-type="float" office:value="16777091" calcext:value-type="float">
            <text:p>16777091</text:p>
          </table:table-cell>
          <table:table-cell table:formula="of:=IF([.D263]&gt;8388608;([.D263]-16777215-1);[.D26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01111111111111111110000011</text:p>
          </table:table-cell>
          <table:table-cell table:formula="of:=BASE(DECIMAL([.A264];2);16)" office:value-type="string" office:string-value="89FFFF83" calcext:value-type="string">
            <text:p>89FFFF83</text:p>
          </table:table-cell>
          <table:table-cell table:formula="of:=RIGHTB([.B264];6)" office:value-type="string" office:string-value="FFFF83" calcext:value-type="string">
            <text:p>FFFF83</text:p>
          </table:table-cell>
          <table:table-cell table:formula="of:=HEX2DEC([.C264])" office:value-type="float" office:value="16777091" calcext:value-type="float">
            <text:p>16777091</text:p>
          </table:table-cell>
          <table:table-cell table:formula="of:=IF([.D264]&gt;8388608;([.D264]-16777215-1);[.D26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65];2);16)" office:value-type="string" office:string-value="A8FFFF85" calcext:value-type="string">
            <text:p>A8FFFF85</text:p>
          </table:table-cell>
          <table:table-cell table:formula="of:=RIGHTB([.B265];6)" office:value-type="string" office:string-value="FFFF85" calcext:value-type="string">
            <text:p>FFFF85</text:p>
          </table:table-cell>
          <table:table-cell table:formula="of:=HEX2DEC([.C265])" office:value-type="float" office:value="16777093" calcext:value-type="float">
            <text:p>16777093</text:p>
          </table:table-cell>
          <table:table-cell table:formula="of:=IF([.D265]&gt;8388608;([.D265]-16777215-1);[.D265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66];2);16)" office:value-type="string" office:string-value="A8FFFF85" calcext:value-type="string">
            <text:p>A8FFFF85</text:p>
          </table:table-cell>
          <table:table-cell table:formula="of:=RIGHTB([.B266];6)" office:value-type="string" office:string-value="FFFF85" calcext:value-type="string">
            <text:p>FFFF85</text:p>
          </table:table-cell>
          <table:table-cell table:formula="of:=HEX2DEC([.C266])" office:value-type="float" office:value="16777093" calcext:value-type="float">
            <text:p>16777093</text:p>
          </table:table-cell>
          <table:table-cell table:formula="of:=IF([.D266]&gt;8388608;([.D266]-16777215-1);[.D266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67];2);16)" office:value-type="string" office:string-value="A8FFFF85" calcext:value-type="string">
            <text:p>A8FFFF85</text:p>
          </table:table-cell>
          <table:table-cell table:formula="of:=RIGHTB([.B267];6)" office:value-type="string" office:string-value="FFFF85" calcext:value-type="string">
            <text:p>FFFF85</text:p>
          </table:table-cell>
          <table:table-cell table:formula="of:=HEX2DEC([.C267])" office:value-type="float" office:value="16777093" calcext:value-type="float">
            <text:p>16777093</text:p>
          </table:table-cell>
          <table:table-cell table:formula="of:=IF([.D267]&gt;8388608;([.D267]-16777215-1);[.D26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68];2);16)" office:value-type="string" office:string-value="A8FFFF85" calcext:value-type="string">
            <text:p>A8FFFF85</text:p>
          </table:table-cell>
          <table:table-cell table:formula="of:=RIGHTB([.B268];6)" office:value-type="string" office:string-value="FFFF85" calcext:value-type="string">
            <text:p>FFFF85</text:p>
          </table:table-cell>
          <table:table-cell table:formula="of:=HEX2DEC([.C268])" office:value-type="float" office:value="16777093" calcext:value-type="float">
            <text:p>16777093</text:p>
          </table:table-cell>
          <table:table-cell table:formula="of:=IF([.D268]&gt;8388608;([.D268]-16777215-1);[.D26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69];2);16)" office:value-type="string" office:string-value="A8FFFF85" calcext:value-type="string">
            <text:p>A8FFFF85</text:p>
          </table:table-cell>
          <table:table-cell table:formula="of:=RIGHTB([.B269];6)" office:value-type="string" office:string-value="FFFF85" calcext:value-type="string">
            <text:p>FFFF85</text:p>
          </table:table-cell>
          <table:table-cell table:formula="of:=HEX2DEC([.C269])" office:value-type="float" office:value="16777093" calcext:value-type="float">
            <text:p>16777093</text:p>
          </table:table-cell>
          <table:table-cell table:formula="of:=IF([.D269]&gt;8388608;([.D269]-16777215-1);[.D269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70];2);16)" office:value-type="string" office:string-value="A8FFFF85" calcext:value-type="string">
            <text:p>A8FFFF85</text:p>
          </table:table-cell>
          <table:table-cell table:formula="of:=RIGHTB([.B270];6)" office:value-type="string" office:string-value="FFFF85" calcext:value-type="string">
            <text:p>FFFF85</text:p>
          </table:table-cell>
          <table:table-cell table:formula="of:=HEX2DEC([.C270])" office:value-type="float" office:value="16777093" calcext:value-type="float">
            <text:p>16777093</text:p>
          </table:table-cell>
          <table:table-cell table:formula="of:=IF([.D270]&gt;8388608;([.D270]-16777215-1);[.D270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71];2);16)" office:value-type="string" office:string-value="A8FFFF85" calcext:value-type="string">
            <text:p>A8FFFF85</text:p>
          </table:table-cell>
          <table:table-cell table:formula="of:=RIGHTB([.B271];6)" office:value-type="string" office:string-value="FFFF85" calcext:value-type="string">
            <text:p>FFFF85</text:p>
          </table:table-cell>
          <table:table-cell table:formula="of:=HEX2DEC([.C271])" office:value-type="float" office:value="16777093" calcext:value-type="float">
            <text:p>16777093</text:p>
          </table:table-cell>
          <table:table-cell table:formula="of:=IF([.D271]&gt;8388608;([.D271]-16777215-1);[.D27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0111111111111111110000101</text:p>
          </table:table-cell>
          <table:table-cell table:formula="of:=BASE(DECIMAL([.A272];2);16)" office:value-type="string" office:string-value="A8FFFF85" calcext:value-type="string">
            <text:p>A8FFFF85</text:p>
          </table:table-cell>
          <table:table-cell table:formula="of:=RIGHTB([.B272];6)" office:value-type="string" office:string-value="FFFF85" calcext:value-type="string">
            <text:p>FFFF85</text:p>
          </table:table-cell>
          <table:table-cell table:formula="of:=HEX2DEC([.C272])" office:value-type="float" office:value="16777093" calcext:value-type="float">
            <text:p>16777093</text:p>
          </table:table-cell>
          <table:table-cell table:formula="of:=IF([.D272]&gt;8388608;([.D272]-16777215-1);[.D27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3];2);16)" office:value-type="string" office:string-value="E8FFFF8A" calcext:value-type="string">
            <text:p>E8FFFF8A</text:p>
          </table:table-cell>
          <table:table-cell table:formula="of:=RIGHTB([.B273];6)" office:value-type="string" office:string-value="FFFF8A" calcext:value-type="string">
            <text:p>FFFF8A</text:p>
          </table:table-cell>
          <table:table-cell table:formula="of:=HEX2DEC([.C273])" office:value-type="float" office:value="16777098" calcext:value-type="float">
            <text:p>16777098</text:p>
          </table:table-cell>
          <table:table-cell table:formula="of:=IF([.D273]&gt;8388608;([.D273]-16777215-1);[.D273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4];2);16)" office:value-type="string" office:string-value="E8FFFF8A" calcext:value-type="string">
            <text:p>E8FFFF8A</text:p>
          </table:table-cell>
          <table:table-cell table:formula="of:=RIGHTB([.B274];6)" office:value-type="string" office:string-value="FFFF8A" calcext:value-type="string">
            <text:p>FFFF8A</text:p>
          </table:table-cell>
          <table:table-cell table:formula="of:=HEX2DEC([.C274])" office:value-type="float" office:value="16777098" calcext:value-type="float">
            <text:p>16777098</text:p>
          </table:table-cell>
          <table:table-cell table:formula="of:=IF([.D274]&gt;8388608;([.D274]-16777215-1);[.D274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5];2);16)" office:value-type="string" office:string-value="E8FFFF8A" calcext:value-type="string">
            <text:p>E8FFFF8A</text:p>
          </table:table-cell>
          <table:table-cell table:formula="of:=RIGHTB([.B275];6)" office:value-type="string" office:string-value="FFFF8A" calcext:value-type="string">
            <text:p>FFFF8A</text:p>
          </table:table-cell>
          <table:table-cell table:formula="of:=HEX2DEC([.C275])" office:value-type="float" office:value="16777098" calcext:value-type="float">
            <text:p>16777098</text:p>
          </table:table-cell>
          <table:table-cell table:formula="of:=IF([.D275]&gt;8388608;([.D275]-16777215-1);[.D27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6];2);16)" office:value-type="string" office:string-value="E8FFFF8A" calcext:value-type="string">
            <text:p>E8FFFF8A</text:p>
          </table:table-cell>
          <table:table-cell table:formula="of:=RIGHTB([.B276];6)" office:value-type="string" office:string-value="FFFF8A" calcext:value-type="string">
            <text:p>FFFF8A</text:p>
          </table:table-cell>
          <table:table-cell table:formula="of:=HEX2DEC([.C276])" office:value-type="float" office:value="16777098" calcext:value-type="float">
            <text:p>16777098</text:p>
          </table:table-cell>
          <table:table-cell table:formula="of:=IF([.D276]&gt;8388608;([.D276]-16777215-1);[.D27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7];2);16)" office:value-type="string" office:string-value="E8FFFF8A" calcext:value-type="string">
            <text:p>E8FFFF8A</text:p>
          </table:table-cell>
          <table:table-cell table:formula="of:=RIGHTB([.B277];6)" office:value-type="string" office:string-value="FFFF8A" calcext:value-type="string">
            <text:p>FFFF8A</text:p>
          </table:table-cell>
          <table:table-cell table:formula="of:=HEX2DEC([.C277])" office:value-type="float" office:value="16777098" calcext:value-type="float">
            <text:p>16777098</text:p>
          </table:table-cell>
          <table:table-cell table:formula="of:=IF([.D277]&gt;8388608;([.D277]-16777215-1);[.D27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8];2);16)" office:value-type="string" office:string-value="E8FFFF8A" calcext:value-type="string">
            <text:p>E8FFFF8A</text:p>
          </table:table-cell>
          <table:table-cell table:formula="of:=RIGHTB([.B278];6)" office:value-type="string" office:string-value="FFFF8A" calcext:value-type="string">
            <text:p>FFFF8A</text:p>
          </table:table-cell>
          <table:table-cell table:formula="of:=HEX2DEC([.C278])" office:value-type="float" office:value="16777098" calcext:value-type="float">
            <text:p>16777098</text:p>
          </table:table-cell>
          <table:table-cell table:formula="of:=IF([.D278]&gt;8388608;([.D278]-16777215-1);[.D27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79];2);16)" office:value-type="string" office:string-value="E8FFFF8A" calcext:value-type="string">
            <text:p>E8FFFF8A</text:p>
          </table:table-cell>
          <table:table-cell table:formula="of:=RIGHTB([.B279];6)" office:value-type="string" office:string-value="FFFF8A" calcext:value-type="string">
            <text:p>FFFF8A</text:p>
          </table:table-cell>
          <table:table-cell table:formula="of:=HEX2DEC([.C279])" office:value-type="float" office:value="16777098" calcext:value-type="float">
            <text:p>16777098</text:p>
          </table:table-cell>
          <table:table-cell table:formula="of:=IF([.D279]&gt;8388608;([.D279]-16777215-1);[.D279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000111111111111111110001010</text:p>
          </table:table-cell>
          <table:table-cell table:formula="of:=BASE(DECIMAL([.A280];2);16)" office:value-type="string" office:string-value="E8FFFF8A" calcext:value-type="string">
            <text:p>E8FFFF8A</text:p>
          </table:table-cell>
          <table:table-cell table:formula="of:=RIGHTB([.B280];6)" office:value-type="string" office:string-value="FFFF8A" calcext:value-type="string">
            <text:p>FFFF8A</text:p>
          </table:table-cell>
          <table:table-cell table:formula="of:=HEX2DEC([.C280])" office:value-type="float" office:value="16777098" calcext:value-type="float">
            <text:p>16777098</text:p>
          </table:table-cell>
          <table:table-cell table:formula="of:=IF([.D280]&gt;8388608;([.D280]-16777215-1);[.D280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1];2);16)" office:value-type="string" office:string-value="80FFFF85" calcext:value-type="string">
            <text:p>80FFFF85</text:p>
          </table:table-cell>
          <table:table-cell table:formula="of:=RIGHTB([.B281];6)" office:value-type="string" office:string-value="FFFF85" calcext:value-type="string">
            <text:p>FFFF85</text:p>
          </table:table-cell>
          <table:table-cell table:formula="of:=HEX2DEC([.C281])" office:value-type="float" office:value="16777093" calcext:value-type="float">
            <text:p>16777093</text:p>
          </table:table-cell>
          <table:table-cell table:formula="of:=IF([.D281]&gt;8388608;([.D281]-16777215-1);[.D28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2];2);16)" office:value-type="string" office:string-value="80FFFF85" calcext:value-type="string">
            <text:p>80FFFF85</text:p>
          </table:table-cell>
          <table:table-cell table:formula="of:=RIGHTB([.B282];6)" office:value-type="string" office:string-value="FFFF85" calcext:value-type="string">
            <text:p>FFFF85</text:p>
          </table:table-cell>
          <table:table-cell table:formula="of:=HEX2DEC([.C282])" office:value-type="float" office:value="16777093" calcext:value-type="float">
            <text:p>16777093</text:p>
          </table:table-cell>
          <table:table-cell table:formula="of:=IF([.D282]&gt;8388608;([.D282]-16777215-1);[.D28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3];2);16)" office:value-type="string" office:string-value="80FFFF85" calcext:value-type="string">
            <text:p>80FFFF85</text:p>
          </table:table-cell>
          <table:table-cell table:formula="of:=RIGHTB([.B283];6)" office:value-type="string" office:string-value="FFFF85" calcext:value-type="string">
            <text:p>FFFF85</text:p>
          </table:table-cell>
          <table:table-cell table:formula="of:=HEX2DEC([.C283])" office:value-type="float" office:value="16777093" calcext:value-type="float">
            <text:p>16777093</text:p>
          </table:table-cell>
          <table:table-cell table:formula="of:=IF([.D283]&gt;8388608;([.D283]-16777215-1);[.D28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4];2);16)" office:value-type="string" office:string-value="80FFFF85" calcext:value-type="string">
            <text:p>80FFFF85</text:p>
          </table:table-cell>
          <table:table-cell table:formula="of:=RIGHTB([.B284];6)" office:value-type="string" office:string-value="FFFF85" calcext:value-type="string">
            <text:p>FFFF85</text:p>
          </table:table-cell>
          <table:table-cell table:formula="of:=HEX2DEC([.C284])" office:value-type="float" office:value="16777093" calcext:value-type="float">
            <text:p>16777093</text:p>
          </table:table-cell>
          <table:table-cell table:formula="of:=IF([.D284]&gt;8388608;([.D284]-16777215-1);[.D28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5];2);16)" office:value-type="string" office:string-value="80FFFF85" calcext:value-type="string">
            <text:p>80FFFF85</text:p>
          </table:table-cell>
          <table:table-cell table:formula="of:=RIGHTB([.B285];6)" office:value-type="string" office:string-value="FFFF85" calcext:value-type="string">
            <text:p>FFFF85</text:p>
          </table:table-cell>
          <table:table-cell table:formula="of:=HEX2DEC([.C285])" office:value-type="float" office:value="16777093" calcext:value-type="float">
            <text:p>16777093</text:p>
          </table:table-cell>
          <table:table-cell table:formula="of:=IF([.D285]&gt;8388608;([.D285]-16777215-1);[.D285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6];2);16)" office:value-type="string" office:string-value="80FFFF85" calcext:value-type="string">
            <text:p>80FFFF85</text:p>
          </table:table-cell>
          <table:table-cell table:formula="of:=RIGHTB([.B286];6)" office:value-type="string" office:string-value="FFFF85" calcext:value-type="string">
            <text:p>FFFF85</text:p>
          </table:table-cell>
          <table:table-cell table:formula="of:=HEX2DEC([.C286])" office:value-type="float" office:value="16777093" calcext:value-type="float">
            <text:p>16777093</text:p>
          </table:table-cell>
          <table:table-cell table:formula="of:=IF([.D286]&gt;8388608;([.D286]-16777215-1);[.D286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7];2);16)" office:value-type="string" office:string-value="80FFFF85" calcext:value-type="string">
            <text:p>80FFFF85</text:p>
          </table:table-cell>
          <table:table-cell table:formula="of:=RIGHTB([.B287];6)" office:value-type="string" office:string-value="FFFF85" calcext:value-type="string">
            <text:p>FFFF85</text:p>
          </table:table-cell>
          <table:table-cell table:formula="of:=HEX2DEC([.C287])" office:value-type="float" office:value="16777093" calcext:value-type="float">
            <text:p>16777093</text:p>
          </table:table-cell>
          <table:table-cell table:formula="of:=IF([.D287]&gt;8388608;([.D287]-16777215-1);[.D28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0000111111111111111110000101</text:p>
          </table:table-cell>
          <table:table-cell table:formula="of:=BASE(DECIMAL([.A288];2);16)" office:value-type="string" office:string-value="80FFFF85" calcext:value-type="string">
            <text:p>80FFFF85</text:p>
          </table:table-cell>
          <table:table-cell table:formula="of:=RIGHTB([.B288];6)" office:value-type="string" office:string-value="FFFF85" calcext:value-type="string">
            <text:p>FFFF85</text:p>
          </table:table-cell>
          <table:table-cell table:formula="of:=HEX2DEC([.C288])" office:value-type="float" office:value="16777093" calcext:value-type="float">
            <text:p>16777093</text:p>
          </table:table-cell>
          <table:table-cell table:formula="of:=IF([.D288]&gt;8388608;([.D288]-16777215-1);[.D28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89];2);16)" office:value-type="string" office:string-value="A9FFFF86" calcext:value-type="string">
            <text:p>A9FFFF86</text:p>
          </table:table-cell>
          <table:table-cell table:formula="of:=RIGHTB([.B289];6)" office:value-type="string" office:string-value="FFFF86" calcext:value-type="string">
            <text:p>FFFF86</text:p>
          </table:table-cell>
          <table:table-cell table:formula="of:=HEX2DEC([.C289])" office:value-type="float" office:value="16777094" calcext:value-type="float">
            <text:p>16777094</text:p>
          </table:table-cell>
          <table:table-cell table:formula="of:=IF([.D289]&gt;8388608;([.D289]-16777215-1);[.D28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0];2);16)" office:value-type="string" office:string-value="A9FFFF86" calcext:value-type="string">
            <text:p>A9FFFF86</text:p>
          </table:table-cell>
          <table:table-cell table:formula="of:=RIGHTB([.B290];6)" office:value-type="string" office:string-value="FFFF86" calcext:value-type="string">
            <text:p>FFFF86</text:p>
          </table:table-cell>
          <table:table-cell table:formula="of:=HEX2DEC([.C290])" office:value-type="float" office:value="16777094" calcext:value-type="float">
            <text:p>16777094</text:p>
          </table:table-cell>
          <table:table-cell table:formula="of:=IF([.D290]&gt;8388608;([.D290]-16777215-1);[.D29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1];2);16)" office:value-type="string" office:string-value="A9FFFF86" calcext:value-type="string">
            <text:p>A9FFFF86</text:p>
          </table:table-cell>
          <table:table-cell table:formula="of:=RIGHTB([.B291];6)" office:value-type="string" office:string-value="FFFF86" calcext:value-type="string">
            <text:p>FFFF86</text:p>
          </table:table-cell>
          <table:table-cell table:formula="of:=HEX2DEC([.C291])" office:value-type="float" office:value="16777094" calcext:value-type="float">
            <text:p>16777094</text:p>
          </table:table-cell>
          <table:table-cell table:formula="of:=IF([.D291]&gt;8388608;([.D291]-16777215-1);[.D29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2];2);16)" office:value-type="string" office:string-value="A9FFFF86" calcext:value-type="string">
            <text:p>A9FFFF86</text:p>
          </table:table-cell>
          <table:table-cell table:formula="of:=RIGHTB([.B292];6)" office:value-type="string" office:string-value="FFFF86" calcext:value-type="string">
            <text:p>FFFF86</text:p>
          </table:table-cell>
          <table:table-cell table:formula="of:=HEX2DEC([.C292])" office:value-type="float" office:value="16777094" calcext:value-type="float">
            <text:p>16777094</text:p>
          </table:table-cell>
          <table:table-cell table:formula="of:=IF([.D292]&gt;8388608;([.D292]-16777215-1);[.D29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3];2);16)" office:value-type="string" office:string-value="A9FFFF86" calcext:value-type="string">
            <text:p>A9FFFF86</text:p>
          </table:table-cell>
          <table:table-cell table:formula="of:=RIGHTB([.B293];6)" office:value-type="string" office:string-value="FFFF86" calcext:value-type="string">
            <text:p>FFFF86</text:p>
          </table:table-cell>
          <table:table-cell table:formula="of:=HEX2DEC([.C293])" office:value-type="float" office:value="16777094" calcext:value-type="float">
            <text:p>16777094</text:p>
          </table:table-cell>
          <table:table-cell table:formula="of:=IF([.D293]&gt;8388608;([.D293]-16777215-1);[.D29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4];2);16)" office:value-type="string" office:string-value="A9FFFF86" calcext:value-type="string">
            <text:p>A9FFFF86</text:p>
          </table:table-cell>
          <table:table-cell table:formula="of:=RIGHTB([.B294];6)" office:value-type="string" office:string-value="FFFF86" calcext:value-type="string">
            <text:p>FFFF86</text:p>
          </table:table-cell>
          <table:table-cell table:formula="of:=HEX2DEC([.C294])" office:value-type="float" office:value="16777094" calcext:value-type="float">
            <text:p>16777094</text:p>
          </table:table-cell>
          <table:table-cell table:formula="of:=IF([.D294]&gt;8388608;([.D294]-16777215-1);[.D29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5];2);16)" office:value-type="string" office:string-value="A9FFFF86" calcext:value-type="string">
            <text:p>A9FFFF86</text:p>
          </table:table-cell>
          <table:table-cell table:formula="of:=RIGHTB([.B295];6)" office:value-type="string" office:string-value="FFFF86" calcext:value-type="string">
            <text:p>FFFF86</text:p>
          </table:table-cell>
          <table:table-cell table:formula="of:=HEX2DEC([.C295])" office:value-type="float" office:value="16777094" calcext:value-type="float">
            <text:p>16777094</text:p>
          </table:table-cell>
          <table:table-cell table:formula="of:=IF([.D295]&gt;8388608;([.D295]-16777215-1);[.D29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1001111111111111111110000110</text:p>
          </table:table-cell>
          <table:table-cell table:formula="of:=BASE(DECIMAL([.A296];2);16)" office:value-type="string" office:string-value="A9FFFF86" calcext:value-type="string">
            <text:p>A9FFFF86</text:p>
          </table:table-cell>
          <table:table-cell table:formula="of:=RIGHTB([.B296];6)" office:value-type="string" office:string-value="FFFF86" calcext:value-type="string">
            <text:p>FFFF86</text:p>
          </table:table-cell>
          <table:table-cell table:formula="of:=HEX2DEC([.C296])" office:value-type="float" office:value="16777094" calcext:value-type="float">
            <text:p>16777094</text:p>
          </table:table-cell>
          <table:table-cell table:formula="of:=IF([.D296]&gt;8388608;([.D296]-16777215-1);[.D29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297];2);16)" office:value-type="string" office:string-value="89FFFF88" calcext:value-type="string">
            <text:p>89FFFF88</text:p>
          </table:table-cell>
          <table:table-cell table:formula="of:=RIGHTB([.B297];6)" office:value-type="string" office:string-value="FFFF88" calcext:value-type="string">
            <text:p>FFFF88</text:p>
          </table:table-cell>
          <table:table-cell table:formula="of:=HEX2DEC([.C297])" office:value-type="float" office:value="16777096" calcext:value-type="float">
            <text:p>16777096</text:p>
          </table:table-cell>
          <table:table-cell table:formula="of:=IF([.D297]&gt;8388608;([.D297]-16777215-1);[.D29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298];2);16)" office:value-type="string" office:string-value="89FFFF88" calcext:value-type="string">
            <text:p>89FFFF88</text:p>
          </table:table-cell>
          <table:table-cell table:formula="of:=RIGHTB([.B298];6)" office:value-type="string" office:string-value="FFFF88" calcext:value-type="string">
            <text:p>FFFF88</text:p>
          </table:table-cell>
          <table:table-cell table:formula="of:=HEX2DEC([.C298])" office:value-type="float" office:value="16777096" calcext:value-type="float">
            <text:p>16777096</text:p>
          </table:table-cell>
          <table:table-cell table:formula="of:=IF([.D298]&gt;8388608;([.D298]-16777215-1);[.D29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299];2);16)" office:value-type="string" office:string-value="89FFFF88" calcext:value-type="string">
            <text:p>89FFFF88</text:p>
          </table:table-cell>
          <table:table-cell table:formula="of:=RIGHTB([.B299];6)" office:value-type="string" office:string-value="FFFF88" calcext:value-type="string">
            <text:p>FFFF88</text:p>
          </table:table-cell>
          <table:table-cell table:formula="of:=HEX2DEC([.C299])" office:value-type="float" office:value="16777096" calcext:value-type="float">
            <text:p>16777096</text:p>
          </table:table-cell>
          <table:table-cell table:formula="of:=IF([.D299]&gt;8388608;([.D299]-16777215-1);[.D29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300];2);16)" office:value-type="string" office:string-value="89FFFF88" calcext:value-type="string">
            <text:p>89FFFF88</text:p>
          </table:table-cell>
          <table:table-cell table:formula="of:=RIGHTB([.B300];6)" office:value-type="string" office:string-value="FFFF88" calcext:value-type="string">
            <text:p>FFFF88</text:p>
          </table:table-cell>
          <table:table-cell table:formula="of:=HEX2DEC([.C300])" office:value-type="float" office:value="16777096" calcext:value-type="float">
            <text:p>16777096</text:p>
          </table:table-cell>
          <table:table-cell table:formula="of:=IF([.D300]&gt;8388608;([.D300]-16777215-1);[.D30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301];2);16)" office:value-type="string" office:string-value="89FFFF88" calcext:value-type="string">
            <text:p>89FFFF88</text:p>
          </table:table-cell>
          <table:table-cell table:formula="of:=RIGHTB([.B301];6)" office:value-type="string" office:string-value="FFFF88" calcext:value-type="string">
            <text:p>FFFF88</text:p>
          </table:table-cell>
          <table:table-cell table:formula="of:=HEX2DEC([.C301])" office:value-type="float" office:value="16777096" calcext:value-type="float">
            <text:p>16777096</text:p>
          </table:table-cell>
          <table:table-cell table:formula="of:=IF([.D301]&gt;8388608;([.D301]-16777215-1);[.D30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302];2);16)" office:value-type="string" office:string-value="89FFFF88" calcext:value-type="string">
            <text:p>89FFFF88</text:p>
          </table:table-cell>
          <table:table-cell table:formula="of:=RIGHTB([.B302];6)" office:value-type="string" office:string-value="FFFF88" calcext:value-type="string">
            <text:p>FFFF88</text:p>
          </table:table-cell>
          <table:table-cell table:formula="of:=HEX2DEC([.C302])" office:value-type="float" office:value="16777096" calcext:value-type="float">
            <text:p>16777096</text:p>
          </table:table-cell>
          <table:table-cell table:formula="of:=IF([.D302]&gt;8388608;([.D302]-16777215-1);[.D30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303];2);16)" office:value-type="string" office:string-value="89FFFF88" calcext:value-type="string">
            <text:p>89FFFF88</text:p>
          </table:table-cell>
          <table:table-cell table:formula="of:=RIGHTB([.B303];6)" office:value-type="string" office:string-value="FFFF88" calcext:value-type="string">
            <text:p>FFFF88</text:p>
          </table:table-cell>
          <table:table-cell table:formula="of:=HEX2DEC([.C303])" office:value-type="float" office:value="16777096" calcext:value-type="float">
            <text:p>16777096</text:p>
          </table:table-cell>
          <table:table-cell table:formula="of:=IF([.D303]&gt;8388608;([.D303]-16777215-1);[.D30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01001111111111111111110001000</text:p>
          </table:table-cell>
          <table:table-cell table:formula="of:=BASE(DECIMAL([.A304];2);16)" office:value-type="string" office:string-value="89FFFF88" calcext:value-type="string">
            <text:p>89FFFF88</text:p>
          </table:table-cell>
          <table:table-cell table:formula="of:=RIGHTB([.B304];6)" office:value-type="string" office:string-value="FFFF88" calcext:value-type="string">
            <text:p>FFFF88</text:p>
          </table:table-cell>
          <table:table-cell table:formula="of:=HEX2DEC([.C304])" office:value-type="float" office:value="16777096" calcext:value-type="float">
            <text:p>16777096</text:p>
          </table:table-cell>
          <table:table-cell table:formula="of:=IF([.D304]&gt;8388608;([.D304]-16777215-1);[.D30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05];2);16)" office:value-type="string" office:string-value="CAFFFF88" calcext:value-type="string">
            <text:p>CAFFFF88</text:p>
          </table:table-cell>
          <table:table-cell table:formula="of:=RIGHTB([.B305];6)" office:value-type="string" office:string-value="FFFF88" calcext:value-type="string">
            <text:p>FFFF88</text:p>
          </table:table-cell>
          <table:table-cell table:formula="of:=HEX2DEC([.C305])" office:value-type="float" office:value="16777096" calcext:value-type="float">
            <text:p>16777096</text:p>
          </table:table-cell>
          <table:table-cell table:formula="of:=IF([.D305]&gt;8388608;([.D305]-16777215-1);[.D30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06];2);16)" office:value-type="string" office:string-value="CAFFFF88" calcext:value-type="string">
            <text:p>CAFFFF88</text:p>
          </table:table-cell>
          <table:table-cell table:formula="of:=RIGHTB([.B306];6)" office:value-type="string" office:string-value="FFFF88" calcext:value-type="string">
            <text:p>FFFF88</text:p>
          </table:table-cell>
          <table:table-cell table:formula="of:=HEX2DEC([.C306])" office:value-type="float" office:value="16777096" calcext:value-type="float">
            <text:p>16777096</text:p>
          </table:table-cell>
          <table:table-cell table:formula="of:=IF([.D306]&gt;8388608;([.D306]-16777215-1);[.D30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07];2);16)" office:value-type="string" office:string-value="CAFFFF88" calcext:value-type="string">
            <text:p>CAFFFF88</text:p>
          </table:table-cell>
          <table:table-cell table:formula="of:=RIGHTB([.B307];6)" office:value-type="string" office:string-value="FFFF88" calcext:value-type="string">
            <text:p>FFFF88</text:p>
          </table:table-cell>
          <table:table-cell table:formula="of:=HEX2DEC([.C307])" office:value-type="float" office:value="16777096" calcext:value-type="float">
            <text:p>16777096</text:p>
          </table:table-cell>
          <table:table-cell table:formula="of:=IF([.D307]&gt;8388608;([.D307]-16777215-1);[.D30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08];2);16)" office:value-type="string" office:string-value="CAFFFF88" calcext:value-type="string">
            <text:p>CAFFFF88</text:p>
          </table:table-cell>
          <table:table-cell table:formula="of:=RIGHTB([.B308];6)" office:value-type="string" office:string-value="FFFF88" calcext:value-type="string">
            <text:p>FFFF88</text:p>
          </table:table-cell>
          <table:table-cell table:formula="of:=HEX2DEC([.C308])" office:value-type="float" office:value="16777096" calcext:value-type="float">
            <text:p>16777096</text:p>
          </table:table-cell>
          <table:table-cell table:formula="of:=IF([.D308]&gt;8388608;([.D308]-16777215-1);[.D30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09];2);16)" office:value-type="string" office:string-value="CAFFFF88" calcext:value-type="string">
            <text:p>CAFFFF88</text:p>
          </table:table-cell>
          <table:table-cell table:formula="of:=RIGHTB([.B309];6)" office:value-type="string" office:string-value="FFFF88" calcext:value-type="string">
            <text:p>FFFF88</text:p>
          </table:table-cell>
          <table:table-cell table:formula="of:=HEX2DEC([.C309])" office:value-type="float" office:value="16777096" calcext:value-type="float">
            <text:p>16777096</text:p>
          </table:table-cell>
          <table:table-cell table:formula="of:=IF([.D309]&gt;8388608;([.D309]-16777215-1);[.D30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10];2);16)" office:value-type="string" office:string-value="CAFFFF88" calcext:value-type="string">
            <text:p>CAFFFF88</text:p>
          </table:table-cell>
          <table:table-cell table:formula="of:=RIGHTB([.B310];6)" office:value-type="string" office:string-value="FFFF88" calcext:value-type="string">
            <text:p>FFFF88</text:p>
          </table:table-cell>
          <table:table-cell table:formula="of:=HEX2DEC([.C310])" office:value-type="float" office:value="16777096" calcext:value-type="float">
            <text:p>16777096</text:p>
          </table:table-cell>
          <table:table-cell table:formula="of:=IF([.D310]&gt;8388608;([.D310]-16777215-1);[.D31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11];2);16)" office:value-type="string" office:string-value="CAFFFF88" calcext:value-type="string">
            <text:p>CAFFFF88</text:p>
          </table:table-cell>
          <table:table-cell table:formula="of:=RIGHTB([.B311];6)" office:value-type="string" office:string-value="FFFF88" calcext:value-type="string">
            <text:p>FFFF88</text:p>
          </table:table-cell>
          <table:table-cell table:formula="of:=HEX2DEC([.C311])" office:value-type="float" office:value="16777096" calcext:value-type="float">
            <text:p>16777096</text:p>
          </table:table-cell>
          <table:table-cell table:formula="of:=IF([.D311]&gt;8388608;([.D311]-16777215-1);[.D31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01010111111111111111110001000</text:p>
          </table:table-cell>
          <table:table-cell table:formula="of:=BASE(DECIMAL([.A312];2);16)" office:value-type="string" office:string-value="CAFFFF88" calcext:value-type="string">
            <text:p>CAFFFF88</text:p>
          </table:table-cell>
          <table:table-cell table:formula="of:=RIGHTB([.B312];6)" office:value-type="string" office:string-value="FFFF88" calcext:value-type="string">
            <text:p>FFFF88</text:p>
          </table:table-cell>
          <table:table-cell table:formula="of:=HEX2DEC([.C312])" office:value-type="float" office:value="16777096" calcext:value-type="float">
            <text:p>16777096</text:p>
          </table:table-cell>
          <table:table-cell table:formula="of:=IF([.D312]&gt;8388608;([.D312]-16777215-1);[.D31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3];2);16)" office:value-type="string" office:string-value="2000080" calcext:value-type="string">
            <text:p>2000080</text:p>
          </table:table-cell>
          <table:table-cell table:formula="of:=RIGHTB([.B313];6)" office:value-type="string" office:string-value="000080" calcext:value-type="string">
            <text:p>000080</text:p>
          </table:table-cell>
          <table:table-cell table:formula="of:=HEX2DEC([.C313])" office:value-type="float" office:value="128" calcext:value-type="float">
            <text:p>128</text:p>
          </table:table-cell>
          <table:table-cell table:formula="of:=IF([.D313]&gt;8388608;([.D313]-16777215-1);[.D313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4];2);16)" office:value-type="string" office:string-value="2000080" calcext:value-type="string">
            <text:p>2000080</text:p>
          </table:table-cell>
          <table:table-cell table:formula="of:=RIGHTB([.B314];6)" office:value-type="string" office:string-value="000080" calcext:value-type="string">
            <text:p>000080</text:p>
          </table:table-cell>
          <table:table-cell table:formula="of:=HEX2DEC([.C314])" office:value-type="float" office:value="128" calcext:value-type="float">
            <text:p>128</text:p>
          </table:table-cell>
          <table:table-cell table:formula="of:=IF([.D314]&gt;8388608;([.D314]-16777215-1);[.D314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5];2);16)" office:value-type="string" office:string-value="2000080" calcext:value-type="string">
            <text:p>2000080</text:p>
          </table:table-cell>
          <table:table-cell table:formula="of:=RIGHTB([.B315];6)" office:value-type="string" office:string-value="000080" calcext:value-type="string">
            <text:p>000080</text:p>
          </table:table-cell>
          <table:table-cell table:formula="of:=HEX2DEC([.C315])" office:value-type="float" office:value="128" calcext:value-type="float">
            <text:p>128</text:p>
          </table:table-cell>
          <table:table-cell table:formula="of:=IF([.D315]&gt;8388608;([.D315]-16777215-1);[.D315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6];2);16)" office:value-type="string" office:string-value="2000080" calcext:value-type="string">
            <text:p>2000080</text:p>
          </table:table-cell>
          <table:table-cell table:formula="of:=RIGHTB([.B316];6)" office:value-type="string" office:string-value="000080" calcext:value-type="string">
            <text:p>000080</text:p>
          </table:table-cell>
          <table:table-cell table:formula="of:=HEX2DEC([.C316])" office:value-type="float" office:value="128" calcext:value-type="float">
            <text:p>128</text:p>
          </table:table-cell>
          <table:table-cell table:formula="of:=IF([.D316]&gt;8388608;([.D316]-16777215-1);[.D316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7];2);16)" office:value-type="string" office:string-value="2000080" calcext:value-type="string">
            <text:p>2000080</text:p>
          </table:table-cell>
          <table:table-cell table:formula="of:=RIGHTB([.B317];6)" office:value-type="string" office:string-value="000080" calcext:value-type="string">
            <text:p>000080</text:p>
          </table:table-cell>
          <table:table-cell table:formula="of:=HEX2DEC([.C317])" office:value-type="float" office:value="128" calcext:value-type="float">
            <text:p>128</text:p>
          </table:table-cell>
          <table:table-cell table:formula="of:=IF([.D317]&gt;8388608;([.D317]-16777215-1);[.D317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8];2);16)" office:value-type="string" office:string-value="2000080" calcext:value-type="string">
            <text:p>2000080</text:p>
          </table:table-cell>
          <table:table-cell table:formula="of:=RIGHTB([.B318];6)" office:value-type="string" office:string-value="000080" calcext:value-type="string">
            <text:p>000080</text:p>
          </table:table-cell>
          <table:table-cell table:formula="of:=HEX2DEC([.C318])" office:value-type="float" office:value="128" calcext:value-type="float">
            <text:p>128</text:p>
          </table:table-cell>
          <table:table-cell table:formula="of:=IF([.D318]&gt;8388608;([.D318]-16777215-1);[.D318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19];2);16)" office:value-type="string" office:string-value="2000080" calcext:value-type="string">
            <text:p>2000080</text:p>
          </table:table-cell>
          <table:table-cell table:formula="of:=RIGHTB([.B319];6)" office:value-type="string" office:string-value="000080" calcext:value-type="string">
            <text:p>000080</text:p>
          </table:table-cell>
          <table:table-cell table:formula="of:=HEX2DEC([.C319])" office:value-type="float" office:value="128" calcext:value-type="float">
            <text:p>128</text:p>
          </table:table-cell>
          <table:table-cell table:formula="of:=IF([.D319]&gt;8388608;([.D319]-16777215-1);[.D319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00010000000000000000010000000</text:p>
          </table:table-cell>
          <table:table-cell table:formula="of:=BASE(DECIMAL([.A320];2);16)" office:value-type="string" office:string-value="2000080" calcext:value-type="string">
            <text:p>2000080</text:p>
          </table:table-cell>
          <table:table-cell table:formula="of:=RIGHTB([.B320];6)" office:value-type="string" office:string-value="000080" calcext:value-type="string">
            <text:p>000080</text:p>
          </table:table-cell>
          <table:table-cell table:formula="of:=HEX2DEC([.C320])" office:value-type="float" office:value="128" calcext:value-type="float">
            <text:p>128</text:p>
          </table:table-cell>
          <table:table-cell table:formula="of:=IF([.D320]&gt;8388608;([.D320]-16777215-1);[.D320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1];2);16)" office:value-type="string" office:string-value="BDFFFF8D" calcext:value-type="string">
            <text:p>BDFFFF8D</text:p>
          </table:table-cell>
          <table:table-cell table:formula="of:=RIGHTB([.B321];6)" office:value-type="string" office:string-value="FFFF8D" calcext:value-type="string">
            <text:p>FFFF8D</text:p>
          </table:table-cell>
          <table:table-cell table:formula="of:=HEX2DEC([.C321])" office:value-type="float" office:value="16777101" calcext:value-type="float">
            <text:p>16777101</text:p>
          </table:table-cell>
          <table:table-cell table:formula="of:=IF([.D321]&gt;8388608;([.D321]-16777215-1);[.D32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2];2);16)" office:value-type="string" office:string-value="BDFFFF8D" calcext:value-type="string">
            <text:p>BDFFFF8D</text:p>
          </table:table-cell>
          <table:table-cell table:formula="of:=RIGHTB([.B322];6)" office:value-type="string" office:string-value="FFFF8D" calcext:value-type="string">
            <text:p>FFFF8D</text:p>
          </table:table-cell>
          <table:table-cell table:formula="of:=HEX2DEC([.C322])" office:value-type="float" office:value="16777101" calcext:value-type="float">
            <text:p>16777101</text:p>
          </table:table-cell>
          <table:table-cell table:formula="of:=IF([.D322]&gt;8388608;([.D322]-16777215-1);[.D32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3];2);16)" office:value-type="string" office:string-value="BDFFFF8D" calcext:value-type="string">
            <text:p>BDFFFF8D</text:p>
          </table:table-cell>
          <table:table-cell table:formula="of:=RIGHTB([.B323];6)" office:value-type="string" office:string-value="FFFF8D" calcext:value-type="string">
            <text:p>FFFF8D</text:p>
          </table:table-cell>
          <table:table-cell table:formula="of:=HEX2DEC([.C323])" office:value-type="float" office:value="16777101" calcext:value-type="float">
            <text:p>16777101</text:p>
          </table:table-cell>
          <table:table-cell table:formula="of:=IF([.D323]&gt;8388608;([.D323]-16777215-1);[.D32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4];2);16)" office:value-type="string" office:string-value="BDFFFF8D" calcext:value-type="string">
            <text:p>BDFFFF8D</text:p>
          </table:table-cell>
          <table:table-cell table:formula="of:=RIGHTB([.B324];6)" office:value-type="string" office:string-value="FFFF8D" calcext:value-type="string">
            <text:p>FFFF8D</text:p>
          </table:table-cell>
          <table:table-cell table:formula="of:=HEX2DEC([.C324])" office:value-type="float" office:value="16777101" calcext:value-type="float">
            <text:p>16777101</text:p>
          </table:table-cell>
          <table:table-cell table:formula="of:=IF([.D324]&gt;8388608;([.D324]-16777215-1);[.D32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5];2);16)" office:value-type="string" office:string-value="BDFFFF8D" calcext:value-type="string">
            <text:p>BDFFFF8D</text:p>
          </table:table-cell>
          <table:table-cell table:formula="of:=RIGHTB([.B325];6)" office:value-type="string" office:string-value="FFFF8D" calcext:value-type="string">
            <text:p>FFFF8D</text:p>
          </table:table-cell>
          <table:table-cell table:formula="of:=HEX2DEC([.C325])" office:value-type="float" office:value="16777101" calcext:value-type="float">
            <text:p>16777101</text:p>
          </table:table-cell>
          <table:table-cell table:formula="of:=IF([.D325]&gt;8388608;([.D325]-16777215-1);[.D32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6];2);16)" office:value-type="string" office:string-value="BDFFFF8D" calcext:value-type="string">
            <text:p>BDFFFF8D</text:p>
          </table:table-cell>
          <table:table-cell table:formula="of:=RIGHTB([.B326];6)" office:value-type="string" office:string-value="FFFF8D" calcext:value-type="string">
            <text:p>FFFF8D</text:p>
          </table:table-cell>
          <table:table-cell table:formula="of:=HEX2DEC([.C326])" office:value-type="float" office:value="16777101" calcext:value-type="float">
            <text:p>16777101</text:p>
          </table:table-cell>
          <table:table-cell table:formula="of:=IF([.D326]&gt;8388608;([.D326]-16777215-1);[.D32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7];2);16)" office:value-type="string" office:string-value="BDFFFF8D" calcext:value-type="string">
            <text:p>BDFFFF8D</text:p>
          </table:table-cell>
          <table:table-cell table:formula="of:=RIGHTB([.B327];6)" office:value-type="string" office:string-value="FFFF8D" calcext:value-type="string">
            <text:p>FFFF8D</text:p>
          </table:table-cell>
          <table:table-cell table:formula="of:=HEX2DEC([.C327])" office:value-type="float" office:value="16777101" calcext:value-type="float">
            <text:p>16777101</text:p>
          </table:table-cell>
          <table:table-cell table:formula="of:=IF([.D327]&gt;8388608;([.D327]-16777215-1);[.D32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101111111111111111110001101</text:p>
          </table:table-cell>
          <table:table-cell table:formula="of:=BASE(DECIMAL([.A328];2);16)" office:value-type="string" office:string-value="BDFFFF8D" calcext:value-type="string">
            <text:p>BDFFFF8D</text:p>
          </table:table-cell>
          <table:table-cell table:formula="of:=RIGHTB([.B328];6)" office:value-type="string" office:string-value="FFFF8D" calcext:value-type="string">
            <text:p>FFFF8D</text:p>
          </table:table-cell>
          <table:table-cell table:formula="of:=HEX2DEC([.C328])" office:value-type="float" office:value="16777101" calcext:value-type="float">
            <text:p>16777101</text:p>
          </table:table-cell>
          <table:table-cell table:formula="of:=IF([.D328]&gt;8388608;([.D328]-16777215-1);[.D32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29];2);16)" office:value-type="string" office:string-value="FAFFFF82" calcext:value-type="string">
            <text:p>FAFFFF82</text:p>
          </table:table-cell>
          <table:table-cell table:formula="of:=RIGHTB([.B329];6)" office:value-type="string" office:string-value="FFFF82" calcext:value-type="string">
            <text:p>FFFF82</text:p>
          </table:table-cell>
          <table:table-cell table:formula="of:=HEX2DEC([.C329])" office:value-type="float" office:value="16777090" calcext:value-type="float">
            <text:p>16777090</text:p>
          </table:table-cell>
          <table:table-cell table:formula="of:=IF([.D329]&gt;8388608;([.D329]-16777215-1);[.D32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0];2);16)" office:value-type="string" office:string-value="FAFFFF82" calcext:value-type="string">
            <text:p>FAFFFF82</text:p>
          </table:table-cell>
          <table:table-cell table:formula="of:=RIGHTB([.B330];6)" office:value-type="string" office:string-value="FFFF82" calcext:value-type="string">
            <text:p>FFFF82</text:p>
          </table:table-cell>
          <table:table-cell table:formula="of:=HEX2DEC([.C330])" office:value-type="float" office:value="16777090" calcext:value-type="float">
            <text:p>16777090</text:p>
          </table:table-cell>
          <table:table-cell table:formula="of:=IF([.D330]&gt;8388608;([.D330]-16777215-1);[.D33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1];2);16)" office:value-type="string" office:string-value="FAFFFF82" calcext:value-type="string">
            <text:p>FAFFFF82</text:p>
          </table:table-cell>
          <table:table-cell table:formula="of:=RIGHTB([.B331];6)" office:value-type="string" office:string-value="FFFF82" calcext:value-type="string">
            <text:p>FFFF82</text:p>
          </table:table-cell>
          <table:table-cell table:formula="of:=HEX2DEC([.C331])" office:value-type="float" office:value="16777090" calcext:value-type="float">
            <text:p>16777090</text:p>
          </table:table-cell>
          <table:table-cell table:formula="of:=IF([.D331]&gt;8388608;([.D331]-16777215-1);[.D33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2];2);16)" office:value-type="string" office:string-value="FAFFFF82" calcext:value-type="string">
            <text:p>FAFFFF82</text:p>
          </table:table-cell>
          <table:table-cell table:formula="of:=RIGHTB([.B332];6)" office:value-type="string" office:string-value="FFFF82" calcext:value-type="string">
            <text:p>FFFF82</text:p>
          </table:table-cell>
          <table:table-cell table:formula="of:=HEX2DEC([.C332])" office:value-type="float" office:value="16777090" calcext:value-type="float">
            <text:p>16777090</text:p>
          </table:table-cell>
          <table:table-cell table:formula="of:=IF([.D332]&gt;8388608;([.D332]-16777215-1);[.D33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3];2);16)" office:value-type="string" office:string-value="FAFFFF82" calcext:value-type="string">
            <text:p>FAFFFF82</text:p>
          </table:table-cell>
          <table:table-cell table:formula="of:=RIGHTB([.B333];6)" office:value-type="string" office:string-value="FFFF82" calcext:value-type="string">
            <text:p>FFFF82</text:p>
          </table:table-cell>
          <table:table-cell table:formula="of:=HEX2DEC([.C333])" office:value-type="float" office:value="16777090" calcext:value-type="float">
            <text:p>16777090</text:p>
          </table:table-cell>
          <table:table-cell table:formula="of:=IF([.D333]&gt;8388608;([.D333]-16777215-1);[.D33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4];2);16)" office:value-type="string" office:string-value="FAFFFF82" calcext:value-type="string">
            <text:p>FAFFFF82</text:p>
          </table:table-cell>
          <table:table-cell table:formula="of:=RIGHTB([.B334];6)" office:value-type="string" office:string-value="FFFF82" calcext:value-type="string">
            <text:p>FFFF82</text:p>
          </table:table-cell>
          <table:table-cell table:formula="of:=HEX2DEC([.C334])" office:value-type="float" office:value="16777090" calcext:value-type="float">
            <text:p>16777090</text:p>
          </table:table-cell>
          <table:table-cell table:formula="of:=IF([.D334]&gt;8388608;([.D334]-16777215-1);[.D33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5];2);16)" office:value-type="string" office:string-value="FAFFFF82" calcext:value-type="string">
            <text:p>FAFFFF82</text:p>
          </table:table-cell>
          <table:table-cell table:formula="of:=RIGHTB([.B335];6)" office:value-type="string" office:string-value="FFFF82" calcext:value-type="string">
            <text:p>FFFF82</text:p>
          </table:table-cell>
          <table:table-cell table:formula="of:=HEX2DEC([.C335])" office:value-type="float" office:value="16777090" calcext:value-type="float">
            <text:p>16777090</text:p>
          </table:table-cell>
          <table:table-cell table:formula="of:=IF([.D335]&gt;8388608;([.D335]-16777215-1);[.D33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010111111111111111110000010</text:p>
          </table:table-cell>
          <table:table-cell table:formula="of:=BASE(DECIMAL([.A336];2);16)" office:value-type="string" office:string-value="FAFFFF82" calcext:value-type="string">
            <text:p>FAFFFF82</text:p>
          </table:table-cell>
          <table:table-cell table:formula="of:=RIGHTB([.B336];6)" office:value-type="string" office:string-value="FFFF82" calcext:value-type="string">
            <text:p>FFFF82</text:p>
          </table:table-cell>
          <table:table-cell table:formula="of:=HEX2DEC([.C336])" office:value-type="float" office:value="16777090" calcext:value-type="float">
            <text:p>16777090</text:p>
          </table:table-cell>
          <table:table-cell table:formula="of:=IF([.D336]&gt;8388608;([.D336]-16777215-1);[.D33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37];2);16)" office:value-type="string" office:string-value="FCFFFF8F" calcext:value-type="string">
            <text:p>FCFFFF8F</text:p>
          </table:table-cell>
          <table:table-cell table:formula="of:=RIGHTB([.B337];6)" office:value-type="string" office:string-value="FFFF8F" calcext:value-type="string">
            <text:p>FFFF8F</text:p>
          </table:table-cell>
          <table:table-cell table:formula="of:=HEX2DEC([.C337])" office:value-type="float" office:value="16777103" calcext:value-type="float">
            <text:p>16777103</text:p>
          </table:table-cell>
          <table:table-cell table:formula="of:=IF([.D337]&gt;8388608;([.D337]-16777215-1);[.D33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38];2);16)" office:value-type="string" office:string-value="FCFFFF8F" calcext:value-type="string">
            <text:p>FCFFFF8F</text:p>
          </table:table-cell>
          <table:table-cell table:formula="of:=RIGHTB([.B338];6)" office:value-type="string" office:string-value="FFFF8F" calcext:value-type="string">
            <text:p>FFFF8F</text:p>
          </table:table-cell>
          <table:table-cell table:formula="of:=HEX2DEC([.C338])" office:value-type="float" office:value="16777103" calcext:value-type="float">
            <text:p>16777103</text:p>
          </table:table-cell>
          <table:table-cell table:formula="of:=IF([.D338]&gt;8388608;([.D338]-16777215-1);[.D33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39];2);16)" office:value-type="string" office:string-value="FCFFFF8F" calcext:value-type="string">
            <text:p>FCFFFF8F</text:p>
          </table:table-cell>
          <table:table-cell table:formula="of:=RIGHTB([.B339];6)" office:value-type="string" office:string-value="FFFF8F" calcext:value-type="string">
            <text:p>FFFF8F</text:p>
          </table:table-cell>
          <table:table-cell table:formula="of:=HEX2DEC([.C339])" office:value-type="float" office:value="16777103" calcext:value-type="float">
            <text:p>16777103</text:p>
          </table:table-cell>
          <table:table-cell table:formula="of:=IF([.D339]&gt;8388608;([.D339]-16777215-1);[.D33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40];2);16)" office:value-type="string" office:string-value="FCFFFF8F" calcext:value-type="string">
            <text:p>FCFFFF8F</text:p>
          </table:table-cell>
          <table:table-cell table:formula="of:=RIGHTB([.B340];6)" office:value-type="string" office:string-value="FFFF8F" calcext:value-type="string">
            <text:p>FFFF8F</text:p>
          </table:table-cell>
          <table:table-cell table:formula="of:=HEX2DEC([.C340])" office:value-type="float" office:value="16777103" calcext:value-type="float">
            <text:p>16777103</text:p>
          </table:table-cell>
          <table:table-cell table:formula="of:=IF([.D340]&gt;8388608;([.D340]-16777215-1);[.D34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41];2);16)" office:value-type="string" office:string-value="FCFFFF8F" calcext:value-type="string">
            <text:p>FCFFFF8F</text:p>
          </table:table-cell>
          <table:table-cell table:formula="of:=RIGHTB([.B341];6)" office:value-type="string" office:string-value="FFFF8F" calcext:value-type="string">
            <text:p>FFFF8F</text:p>
          </table:table-cell>
          <table:table-cell table:formula="of:=HEX2DEC([.C341])" office:value-type="float" office:value="16777103" calcext:value-type="float">
            <text:p>16777103</text:p>
          </table:table-cell>
          <table:table-cell table:formula="of:=IF([.D341]&gt;8388608;([.D341]-16777215-1);[.D34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42];2);16)" office:value-type="string" office:string-value="FCFFFF8F" calcext:value-type="string">
            <text:p>FCFFFF8F</text:p>
          </table:table-cell>
          <table:table-cell table:formula="of:=RIGHTB([.B342];6)" office:value-type="string" office:string-value="FFFF8F" calcext:value-type="string">
            <text:p>FFFF8F</text:p>
          </table:table-cell>
          <table:table-cell table:formula="of:=HEX2DEC([.C342])" office:value-type="float" office:value="16777103" calcext:value-type="float">
            <text:p>16777103</text:p>
          </table:table-cell>
          <table:table-cell table:formula="of:=IF([.D342]&gt;8388608;([.D342]-16777215-1);[.D34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43];2);16)" office:value-type="string" office:string-value="FCFFFF8F" calcext:value-type="string">
            <text:p>FCFFFF8F</text:p>
          </table:table-cell>
          <table:table-cell table:formula="of:=RIGHTB([.B343];6)" office:value-type="string" office:string-value="FFFF8F" calcext:value-type="string">
            <text:p>FFFF8F</text:p>
          </table:table-cell>
          <table:table-cell table:formula="of:=HEX2DEC([.C343])" office:value-type="float" office:value="16777103" calcext:value-type="float">
            <text:p>16777103</text:p>
          </table:table-cell>
          <table:table-cell table:formula="of:=IF([.D343]&gt;8388608;([.D343]-16777215-1);[.D34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1100111111111111111110001111</text:p>
          </table:table-cell>
          <table:table-cell table:formula="of:=BASE(DECIMAL([.A344];2);16)" office:value-type="string" office:string-value="FCFFFF8F" calcext:value-type="string">
            <text:p>FCFFFF8F</text:p>
          </table:table-cell>
          <table:table-cell table:formula="of:=RIGHTB([.B344];6)" office:value-type="string" office:string-value="FFFF8F" calcext:value-type="string">
            <text:p>FFFF8F</text:p>
          </table:table-cell>
          <table:table-cell table:formula="of:=HEX2DEC([.C344])" office:value-type="float" office:value="16777103" calcext:value-type="float">
            <text:p>16777103</text:p>
          </table:table-cell>
          <table:table-cell table:formula="of:=IF([.D344]&gt;8388608;([.D344]-16777215-1);[.D34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45];2);16)" office:value-type="string" office:string-value="C2FFFF80" calcext:value-type="string">
            <text:p>C2FFFF80</text:p>
          </table:table-cell>
          <table:table-cell table:formula="of:=RIGHTB([.B345];6)" office:value-type="string" office:string-value="FFFF80" calcext:value-type="string">
            <text:p>FFFF80</text:p>
          </table:table-cell>
          <table:table-cell table:formula="of:=HEX2DEC([.C345])" office:value-type="float" office:value="16777088" calcext:value-type="float">
            <text:p>16777088</text:p>
          </table:table-cell>
          <table:table-cell table:formula="of:=IF([.D345]&gt;8388608;([.D345]-16777215-1);[.D34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46];2);16)" office:value-type="string" office:string-value="C2FFFF80" calcext:value-type="string">
            <text:p>C2FFFF80</text:p>
          </table:table-cell>
          <table:table-cell table:formula="of:=RIGHTB([.B346];6)" office:value-type="string" office:string-value="FFFF80" calcext:value-type="string">
            <text:p>FFFF80</text:p>
          </table:table-cell>
          <table:table-cell table:formula="of:=HEX2DEC([.C346])" office:value-type="float" office:value="16777088" calcext:value-type="float">
            <text:p>16777088</text:p>
          </table:table-cell>
          <table:table-cell table:formula="of:=IF([.D346]&gt;8388608;([.D346]-16777215-1);[.D34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47];2);16)" office:value-type="string" office:string-value="C2FFFF80" calcext:value-type="string">
            <text:p>C2FFFF80</text:p>
          </table:table-cell>
          <table:table-cell table:formula="of:=RIGHTB([.B347];6)" office:value-type="string" office:string-value="FFFF80" calcext:value-type="string">
            <text:p>FFFF80</text:p>
          </table:table-cell>
          <table:table-cell table:formula="of:=HEX2DEC([.C347])" office:value-type="float" office:value="16777088" calcext:value-type="float">
            <text:p>16777088</text:p>
          </table:table-cell>
          <table:table-cell table:formula="of:=IF([.D347]&gt;8388608;([.D347]-16777215-1);[.D34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48];2);16)" office:value-type="string" office:string-value="C2FFFF80" calcext:value-type="string">
            <text:p>C2FFFF80</text:p>
          </table:table-cell>
          <table:table-cell table:formula="of:=RIGHTB([.B348];6)" office:value-type="string" office:string-value="FFFF80" calcext:value-type="string">
            <text:p>FFFF80</text:p>
          </table:table-cell>
          <table:table-cell table:formula="of:=HEX2DEC([.C348])" office:value-type="float" office:value="16777088" calcext:value-type="float">
            <text:p>16777088</text:p>
          </table:table-cell>
          <table:table-cell table:formula="of:=IF([.D348]&gt;8388608;([.D348]-16777215-1);[.D34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49];2);16)" office:value-type="string" office:string-value="C2FFFF80" calcext:value-type="string">
            <text:p>C2FFFF80</text:p>
          </table:table-cell>
          <table:table-cell table:formula="of:=RIGHTB([.B349];6)" office:value-type="string" office:string-value="FFFF80" calcext:value-type="string">
            <text:p>FFFF80</text:p>
          </table:table-cell>
          <table:table-cell table:formula="of:=HEX2DEC([.C349])" office:value-type="float" office:value="16777088" calcext:value-type="float">
            <text:p>16777088</text:p>
          </table:table-cell>
          <table:table-cell table:formula="of:=IF([.D349]&gt;8388608;([.D349]-16777215-1);[.D34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50];2);16)" office:value-type="string" office:string-value="C2FFFF80" calcext:value-type="string">
            <text:p>C2FFFF80</text:p>
          </table:table-cell>
          <table:table-cell table:formula="of:=RIGHTB([.B350];6)" office:value-type="string" office:string-value="FFFF80" calcext:value-type="string">
            <text:p>FFFF80</text:p>
          </table:table-cell>
          <table:table-cell table:formula="of:=HEX2DEC([.C350])" office:value-type="float" office:value="16777088" calcext:value-type="float">
            <text:p>16777088</text:p>
          </table:table-cell>
          <table:table-cell table:formula="of:=IF([.D350]&gt;8388608;([.D350]-16777215-1);[.D35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51];2);16)" office:value-type="string" office:string-value="C2FFFF80" calcext:value-type="string">
            <text:p>C2FFFF80</text:p>
          </table:table-cell>
          <table:table-cell table:formula="of:=RIGHTB([.B351];6)" office:value-type="string" office:string-value="FFFF80" calcext:value-type="string">
            <text:p>FFFF80</text:p>
          </table:table-cell>
          <table:table-cell table:formula="of:=HEX2DEC([.C351])" office:value-type="float" office:value="16777088" calcext:value-type="float">
            <text:p>16777088</text:p>
          </table:table-cell>
          <table:table-cell table:formula="of:=IF([.D351]&gt;8388608;([.D351]-16777215-1);[.D35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000</text:p>
          </table:table-cell>
          <table:table-cell table:formula="of:=BASE(DECIMAL([.A352];2);16)" office:value-type="string" office:string-value="C2FFFF80" calcext:value-type="string">
            <text:p>C2FFFF80</text:p>
          </table:table-cell>
          <table:table-cell table:formula="of:=RIGHTB([.B352];6)" office:value-type="string" office:string-value="FFFF80" calcext:value-type="string">
            <text:p>FFFF80</text:p>
          </table:table-cell>
          <table:table-cell table:formula="of:=HEX2DEC([.C352])" office:value-type="float" office:value="16777088" calcext:value-type="float">
            <text:p>16777088</text:p>
          </table:table-cell>
          <table:table-cell table:formula="of:=IF([.D352]&gt;8388608;([.D352]-16777215-1);[.D35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3];2);16)" office:value-type="string" office:string-value="D1FFFF80" calcext:value-type="string">
            <text:p>D1FFFF80</text:p>
          </table:table-cell>
          <table:table-cell table:formula="of:=RIGHTB([.B353];6)" office:value-type="string" office:string-value="FFFF80" calcext:value-type="string">
            <text:p>FFFF80</text:p>
          </table:table-cell>
          <table:table-cell table:formula="of:=HEX2DEC([.C353])" office:value-type="float" office:value="16777088" calcext:value-type="float">
            <text:p>16777088</text:p>
          </table:table-cell>
          <table:table-cell table:formula="of:=IF([.D353]&gt;8388608;([.D353]-16777215-1);[.D35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4];2);16)" office:value-type="string" office:string-value="D1FFFF80" calcext:value-type="string">
            <text:p>D1FFFF80</text:p>
          </table:table-cell>
          <table:table-cell table:formula="of:=RIGHTB([.B354];6)" office:value-type="string" office:string-value="FFFF80" calcext:value-type="string">
            <text:p>FFFF80</text:p>
          </table:table-cell>
          <table:table-cell table:formula="of:=HEX2DEC([.C354])" office:value-type="float" office:value="16777088" calcext:value-type="float">
            <text:p>16777088</text:p>
          </table:table-cell>
          <table:table-cell table:formula="of:=IF([.D354]&gt;8388608;([.D354]-16777215-1);[.D35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5];2);16)" office:value-type="string" office:string-value="D1FFFF80" calcext:value-type="string">
            <text:p>D1FFFF80</text:p>
          </table:table-cell>
          <table:table-cell table:formula="of:=RIGHTB([.B355];6)" office:value-type="string" office:string-value="FFFF80" calcext:value-type="string">
            <text:p>FFFF80</text:p>
          </table:table-cell>
          <table:table-cell table:formula="of:=HEX2DEC([.C355])" office:value-type="float" office:value="16777088" calcext:value-type="float">
            <text:p>16777088</text:p>
          </table:table-cell>
          <table:table-cell table:formula="of:=IF([.D355]&gt;8388608;([.D355]-16777215-1);[.D35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6];2);16)" office:value-type="string" office:string-value="D1FFFF80" calcext:value-type="string">
            <text:p>D1FFFF80</text:p>
          </table:table-cell>
          <table:table-cell table:formula="of:=RIGHTB([.B356];6)" office:value-type="string" office:string-value="FFFF80" calcext:value-type="string">
            <text:p>FFFF80</text:p>
          </table:table-cell>
          <table:table-cell table:formula="of:=HEX2DEC([.C356])" office:value-type="float" office:value="16777088" calcext:value-type="float">
            <text:p>16777088</text:p>
          </table:table-cell>
          <table:table-cell table:formula="of:=IF([.D356]&gt;8388608;([.D356]-16777215-1);[.D35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7];2);16)" office:value-type="string" office:string-value="D1FFFF80" calcext:value-type="string">
            <text:p>D1FFFF80</text:p>
          </table:table-cell>
          <table:table-cell table:formula="of:=RIGHTB([.B357];6)" office:value-type="string" office:string-value="FFFF80" calcext:value-type="string">
            <text:p>FFFF80</text:p>
          </table:table-cell>
          <table:table-cell table:formula="of:=HEX2DEC([.C357])" office:value-type="float" office:value="16777088" calcext:value-type="float">
            <text:p>16777088</text:p>
          </table:table-cell>
          <table:table-cell table:formula="of:=IF([.D357]&gt;8388608;([.D357]-16777215-1);[.D35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8];2);16)" office:value-type="string" office:string-value="D1FFFF80" calcext:value-type="string">
            <text:p>D1FFFF80</text:p>
          </table:table-cell>
          <table:table-cell table:formula="of:=RIGHTB([.B358];6)" office:value-type="string" office:string-value="FFFF80" calcext:value-type="string">
            <text:p>FFFF80</text:p>
          </table:table-cell>
          <table:table-cell table:formula="of:=HEX2DEC([.C358])" office:value-type="float" office:value="16777088" calcext:value-type="float">
            <text:p>16777088</text:p>
          </table:table-cell>
          <table:table-cell table:formula="of:=IF([.D358]&gt;8388608;([.D358]-16777215-1);[.D35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59];2);16)" office:value-type="string" office:string-value="D1FFFF80" calcext:value-type="string">
            <text:p>D1FFFF80</text:p>
          </table:table-cell>
          <table:table-cell table:formula="of:=RIGHTB([.B359];6)" office:value-type="string" office:string-value="FFFF80" calcext:value-type="string">
            <text:p>FFFF80</text:p>
          </table:table-cell>
          <table:table-cell table:formula="of:=HEX2DEC([.C359])" office:value-type="float" office:value="16777088" calcext:value-type="float">
            <text:p>16777088</text:p>
          </table:table-cell>
          <table:table-cell table:formula="of:=IF([.D359]&gt;8388608;([.D359]-16777215-1);[.D35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001111111111111111110000000</text:p>
          </table:table-cell>
          <table:table-cell table:formula="of:=BASE(DECIMAL([.A360];2);16)" office:value-type="string" office:string-value="D1FFFF80" calcext:value-type="string">
            <text:p>D1FFFF80</text:p>
          </table:table-cell>
          <table:table-cell table:formula="of:=RIGHTB([.B360];6)" office:value-type="string" office:string-value="FFFF80" calcext:value-type="string">
            <text:p>FFFF80</text:p>
          </table:table-cell>
          <table:table-cell table:formula="of:=HEX2DEC([.C360])" office:value-type="float" office:value="16777088" calcext:value-type="float">
            <text:p>16777088</text:p>
          </table:table-cell>
          <table:table-cell table:formula="of:=IF([.D360]&gt;8388608;([.D360]-16777215-1);[.D36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1];2);16)" office:value-type="string" office:string-value="EAFFFF80" calcext:value-type="string">
            <text:p>EAFFFF80</text:p>
          </table:table-cell>
          <table:table-cell table:formula="of:=RIGHTB([.B361];6)" office:value-type="string" office:string-value="FFFF80" calcext:value-type="string">
            <text:p>FFFF80</text:p>
          </table:table-cell>
          <table:table-cell table:formula="of:=HEX2DEC([.C361])" office:value-type="float" office:value="16777088" calcext:value-type="float">
            <text:p>16777088</text:p>
          </table:table-cell>
          <table:table-cell table:formula="of:=IF([.D361]&gt;8388608;([.D361]-16777215-1);[.D36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2];2);16)" office:value-type="string" office:string-value="EAFFFF80" calcext:value-type="string">
            <text:p>EAFFFF80</text:p>
          </table:table-cell>
          <table:table-cell table:formula="of:=RIGHTB([.B362];6)" office:value-type="string" office:string-value="FFFF80" calcext:value-type="string">
            <text:p>FFFF80</text:p>
          </table:table-cell>
          <table:table-cell table:formula="of:=HEX2DEC([.C362])" office:value-type="float" office:value="16777088" calcext:value-type="float">
            <text:p>16777088</text:p>
          </table:table-cell>
          <table:table-cell table:formula="of:=IF([.D362]&gt;8388608;([.D362]-16777215-1);[.D36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3];2);16)" office:value-type="string" office:string-value="EAFFFF80" calcext:value-type="string">
            <text:p>EAFFFF80</text:p>
          </table:table-cell>
          <table:table-cell table:formula="of:=RIGHTB([.B363];6)" office:value-type="string" office:string-value="FFFF80" calcext:value-type="string">
            <text:p>FFFF80</text:p>
          </table:table-cell>
          <table:table-cell table:formula="of:=HEX2DEC([.C363])" office:value-type="float" office:value="16777088" calcext:value-type="float">
            <text:p>16777088</text:p>
          </table:table-cell>
          <table:table-cell table:formula="of:=IF([.D363]&gt;8388608;([.D363]-16777215-1);[.D36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4];2);16)" office:value-type="string" office:string-value="EAFFFF80" calcext:value-type="string">
            <text:p>EAFFFF80</text:p>
          </table:table-cell>
          <table:table-cell table:formula="of:=RIGHTB([.B364];6)" office:value-type="string" office:string-value="FFFF80" calcext:value-type="string">
            <text:p>FFFF80</text:p>
          </table:table-cell>
          <table:table-cell table:formula="of:=HEX2DEC([.C364])" office:value-type="float" office:value="16777088" calcext:value-type="float">
            <text:p>16777088</text:p>
          </table:table-cell>
          <table:table-cell table:formula="of:=IF([.D364]&gt;8388608;([.D364]-16777215-1);[.D36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5];2);16)" office:value-type="string" office:string-value="EAFFFF80" calcext:value-type="string">
            <text:p>EAFFFF80</text:p>
          </table:table-cell>
          <table:table-cell table:formula="of:=RIGHTB([.B365];6)" office:value-type="string" office:string-value="FFFF80" calcext:value-type="string">
            <text:p>FFFF80</text:p>
          </table:table-cell>
          <table:table-cell table:formula="of:=HEX2DEC([.C365])" office:value-type="float" office:value="16777088" calcext:value-type="float">
            <text:p>16777088</text:p>
          </table:table-cell>
          <table:table-cell table:formula="of:=IF([.D365]&gt;8388608;([.D365]-16777215-1);[.D36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6];2);16)" office:value-type="string" office:string-value="EAFFFF80" calcext:value-type="string">
            <text:p>EAFFFF80</text:p>
          </table:table-cell>
          <table:table-cell table:formula="of:=RIGHTB([.B366];6)" office:value-type="string" office:string-value="FFFF80" calcext:value-type="string">
            <text:p>FFFF80</text:p>
          </table:table-cell>
          <table:table-cell table:formula="of:=HEX2DEC([.C366])" office:value-type="float" office:value="16777088" calcext:value-type="float">
            <text:p>16777088</text:p>
          </table:table-cell>
          <table:table-cell table:formula="of:=IF([.D366]&gt;8388608;([.D366]-16777215-1);[.D36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7];2);16)" office:value-type="string" office:string-value="EAFFFF80" calcext:value-type="string">
            <text:p>EAFFFF80</text:p>
          </table:table-cell>
          <table:table-cell table:formula="of:=RIGHTB([.B367];6)" office:value-type="string" office:string-value="FFFF80" calcext:value-type="string">
            <text:p>FFFF80</text:p>
          </table:table-cell>
          <table:table-cell table:formula="of:=HEX2DEC([.C367])" office:value-type="float" office:value="16777088" calcext:value-type="float">
            <text:p>16777088</text:p>
          </table:table-cell>
          <table:table-cell table:formula="of:=IF([.D367]&gt;8388608;([.D367]-16777215-1);[.D36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010111111111111111110000000</text:p>
          </table:table-cell>
          <table:table-cell table:formula="of:=BASE(DECIMAL([.A368];2);16)" office:value-type="string" office:string-value="EAFFFF80" calcext:value-type="string">
            <text:p>EAFFFF80</text:p>
          </table:table-cell>
          <table:table-cell table:formula="of:=RIGHTB([.B368];6)" office:value-type="string" office:string-value="FFFF80" calcext:value-type="string">
            <text:p>FFFF80</text:p>
          </table:table-cell>
          <table:table-cell table:formula="of:=HEX2DEC([.C368])" office:value-type="float" office:value="16777088" calcext:value-type="float">
            <text:p>16777088</text:p>
          </table:table-cell>
          <table:table-cell table:formula="of:=IF([.D368]&gt;8388608;([.D368]-16777215-1);[.D36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69];2);16)" office:value-type="string" office:string-value="2000082" calcext:value-type="string">
            <text:p>2000082</text:p>
          </table:table-cell>
          <table:table-cell table:formula="of:=RIGHTB([.B369];6)" office:value-type="string" office:string-value="000082" calcext:value-type="string">
            <text:p>000082</text:p>
          </table:table-cell>
          <table:table-cell table:formula="of:=HEX2DEC([.C369])" office:value-type="float" office:value="130" calcext:value-type="float">
            <text:p>130</text:p>
          </table:table-cell>
          <table:table-cell table:formula="of:=IF([.D369]&gt;8388608;([.D369]-16777215-1);[.D36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0];2);16)" office:value-type="string" office:string-value="2000082" calcext:value-type="string">
            <text:p>2000082</text:p>
          </table:table-cell>
          <table:table-cell table:formula="of:=RIGHTB([.B370];6)" office:value-type="string" office:string-value="000082" calcext:value-type="string">
            <text:p>000082</text:p>
          </table:table-cell>
          <table:table-cell table:formula="of:=HEX2DEC([.C370])" office:value-type="float" office:value="130" calcext:value-type="float">
            <text:p>130</text:p>
          </table:table-cell>
          <table:table-cell table:formula="of:=IF([.D370]&gt;8388608;([.D370]-16777215-1);[.D37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1];2);16)" office:value-type="string" office:string-value="2000082" calcext:value-type="string">
            <text:p>2000082</text:p>
          </table:table-cell>
          <table:table-cell table:formula="of:=RIGHTB([.B371];6)" office:value-type="string" office:string-value="000082" calcext:value-type="string">
            <text:p>000082</text:p>
          </table:table-cell>
          <table:table-cell table:formula="of:=HEX2DEC([.C371])" office:value-type="float" office:value="130" calcext:value-type="float">
            <text:p>130</text:p>
          </table:table-cell>
          <table:table-cell table:formula="of:=IF([.D371]&gt;8388608;([.D371]-16777215-1);[.D37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2];2);16)" office:value-type="string" office:string-value="2000082" calcext:value-type="string">
            <text:p>2000082</text:p>
          </table:table-cell>
          <table:table-cell table:formula="of:=RIGHTB([.B372];6)" office:value-type="string" office:string-value="000082" calcext:value-type="string">
            <text:p>000082</text:p>
          </table:table-cell>
          <table:table-cell table:formula="of:=HEX2DEC([.C372])" office:value-type="float" office:value="130" calcext:value-type="float">
            <text:p>130</text:p>
          </table:table-cell>
          <table:table-cell table:formula="of:=IF([.D372]&gt;8388608;([.D372]-16777215-1);[.D37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3];2);16)" office:value-type="string" office:string-value="2000082" calcext:value-type="string">
            <text:p>2000082</text:p>
          </table:table-cell>
          <table:table-cell table:formula="of:=RIGHTB([.B373];6)" office:value-type="string" office:string-value="000082" calcext:value-type="string">
            <text:p>000082</text:p>
          </table:table-cell>
          <table:table-cell table:formula="of:=HEX2DEC([.C373])" office:value-type="float" office:value="130" calcext:value-type="float">
            <text:p>130</text:p>
          </table:table-cell>
          <table:table-cell table:formula="of:=IF([.D373]&gt;8388608;([.D373]-16777215-1);[.D37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4];2);16)" office:value-type="string" office:string-value="2000082" calcext:value-type="string">
            <text:p>2000082</text:p>
          </table:table-cell>
          <table:table-cell table:formula="of:=RIGHTB([.B374];6)" office:value-type="string" office:string-value="000082" calcext:value-type="string">
            <text:p>000082</text:p>
          </table:table-cell>
          <table:table-cell table:formula="of:=HEX2DEC([.C374])" office:value-type="float" office:value="130" calcext:value-type="float">
            <text:p>130</text:p>
          </table:table-cell>
          <table:table-cell table:formula="of:=IF([.D374]&gt;8388608;([.D374]-16777215-1);[.D37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5];2);16)" office:value-type="string" office:string-value="2000082" calcext:value-type="string">
            <text:p>2000082</text:p>
          </table:table-cell>
          <table:table-cell table:formula="of:=RIGHTB([.B375];6)" office:value-type="string" office:string-value="000082" calcext:value-type="string">
            <text:p>000082</text:p>
          </table:table-cell>
          <table:table-cell table:formula="of:=HEX2DEC([.C375])" office:value-type="float" office:value="130" calcext:value-type="float">
            <text:p>130</text:p>
          </table:table-cell>
          <table:table-cell table:formula="of:=IF([.D375]&gt;8388608;([.D375]-16777215-1);[.D37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0000000000000000010000010</text:p>
          </table:table-cell>
          <table:table-cell table:formula="of:=BASE(DECIMAL([.A376];2);16)" office:value-type="string" office:string-value="2000082" calcext:value-type="string">
            <text:p>2000082</text:p>
          </table:table-cell>
          <table:table-cell table:formula="of:=RIGHTB([.B376];6)" office:value-type="string" office:string-value="000082" calcext:value-type="string">
            <text:p>000082</text:p>
          </table:table-cell>
          <table:table-cell table:formula="of:=HEX2DEC([.C376])" office:value-type="float" office:value="130" calcext:value-type="float">
            <text:p>130</text:p>
          </table:table-cell>
          <table:table-cell table:formula="of:=IF([.D376]&gt;8388608;([.D376]-16777215-1);[.D37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77];2);16)" office:value-type="string" office:string-value="8E" calcext:value-type="string">
            <text:p>8E</text:p>
          </table:table-cell>
          <table:table-cell table:formula="of:=RIGHTB([.B377];6)" office:value-type="string" office:string-value="8E" calcext:value-type="string">
            <text:p>8E</text:p>
          </table:table-cell>
          <table:table-cell table:formula="of:=HEX2DEC([.C377])" office:value-type="float" office:value="142" calcext:value-type="float">
            <text:p>142</text:p>
          </table:table-cell>
          <table:table-cell table:formula="of:=IF([.D377]&gt;8388608;([.D377]-16777215-1);[.D37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78];2);16)" office:value-type="string" office:string-value="8E" calcext:value-type="string">
            <text:p>8E</text:p>
          </table:table-cell>
          <table:table-cell table:formula="of:=RIGHTB([.B378];6)" office:value-type="string" office:string-value="8E" calcext:value-type="string">
            <text:p>8E</text:p>
          </table:table-cell>
          <table:table-cell table:formula="of:=HEX2DEC([.C378])" office:value-type="float" office:value="142" calcext:value-type="float">
            <text:p>142</text:p>
          </table:table-cell>
          <table:table-cell table:formula="of:=IF([.D378]&gt;8388608;([.D378]-16777215-1);[.D378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79];2);16)" office:value-type="string" office:string-value="8E" calcext:value-type="string">
            <text:p>8E</text:p>
          </table:table-cell>
          <table:table-cell table:formula="of:=RIGHTB([.B379];6)" office:value-type="string" office:string-value="8E" calcext:value-type="string">
            <text:p>8E</text:p>
          </table:table-cell>
          <table:table-cell table:formula="of:=HEX2DEC([.C379])" office:value-type="float" office:value="142" calcext:value-type="float">
            <text:p>142</text:p>
          </table:table-cell>
          <table:table-cell table:formula="of:=IF([.D379]&gt;8388608;([.D379]-16777215-1);[.D379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80];2);16)" office:value-type="string" office:string-value="8E" calcext:value-type="string">
            <text:p>8E</text:p>
          </table:table-cell>
          <table:table-cell table:formula="of:=RIGHTB([.B380];6)" office:value-type="string" office:string-value="8E" calcext:value-type="string">
            <text:p>8E</text:p>
          </table:table-cell>
          <table:table-cell table:formula="of:=HEX2DEC([.C380])" office:value-type="float" office:value="142" calcext:value-type="float">
            <text:p>142</text:p>
          </table:table-cell>
          <table:table-cell table:formula="of:=IF([.D380]&gt;8388608;([.D380]-16777215-1);[.D380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81];2);16)" office:value-type="string" office:string-value="8E" calcext:value-type="string">
            <text:p>8E</text:p>
          </table:table-cell>
          <table:table-cell table:formula="of:=RIGHTB([.B381];6)" office:value-type="string" office:string-value="8E" calcext:value-type="string">
            <text:p>8E</text:p>
          </table:table-cell>
          <table:table-cell table:formula="of:=HEX2DEC([.C381])" office:value-type="float" office:value="142" calcext:value-type="float">
            <text:p>142</text:p>
          </table:table-cell>
          <table:table-cell table:formula="of:=IF([.D381]&gt;8388608;([.D381]-16777215-1);[.D381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82];2);16)" office:value-type="string" office:string-value="8E" calcext:value-type="string">
            <text:p>8E</text:p>
          </table:table-cell>
          <table:table-cell table:formula="of:=RIGHTB([.B382];6)" office:value-type="string" office:string-value="8E" calcext:value-type="string">
            <text:p>8E</text:p>
          </table:table-cell>
          <table:table-cell table:formula="of:=HEX2DEC([.C382])" office:value-type="float" office:value="142" calcext:value-type="float">
            <text:p>142</text:p>
          </table:table-cell>
          <table:table-cell table:formula="of:=IF([.D382]&gt;8388608;([.D382]-16777215-1);[.D38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83];2);16)" office:value-type="string" office:string-value="8E" calcext:value-type="string">
            <text:p>8E</text:p>
          </table:table-cell>
          <table:table-cell table:formula="of:=RIGHTB([.B383];6)" office:value-type="string" office:string-value="8E" calcext:value-type="string">
            <text:p>8E</text:p>
          </table:table-cell>
          <table:table-cell table:formula="of:=HEX2DEC([.C383])" office:value-type="float" office:value="142" calcext:value-type="float">
            <text:p>142</text:p>
          </table:table-cell>
          <table:table-cell table:formula="of:=IF([.D383]&gt;8388608;([.D383]-16777215-1);[.D383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384];2);16)" office:value-type="string" office:string-value="8E" calcext:value-type="string">
            <text:p>8E</text:p>
          </table:table-cell>
          <table:table-cell table:formula="of:=RIGHTB([.B384];6)" office:value-type="string" office:string-value="8E" calcext:value-type="string">
            <text:p>8E</text:p>
          </table:table-cell>
          <table:table-cell table:formula="of:=HEX2DEC([.C384])" office:value-type="float" office:value="142" calcext:value-type="float">
            <text:p>142</text:p>
          </table:table-cell>
          <table:table-cell table:formula="of:=IF([.D384]&gt;8388608;([.D384]-16777215-1);[.D38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85];2);16)" office:value-type="string" office:string-value="E7FFFF8E" calcext:value-type="string">
            <text:p>E7FFFF8E</text:p>
          </table:table-cell>
          <table:table-cell table:formula="of:=RIGHTB([.B385];6)" office:value-type="string" office:string-value="FFFF8E" calcext:value-type="string">
            <text:p>FFFF8E</text:p>
          </table:table-cell>
          <table:table-cell table:formula="of:=HEX2DEC([.C385])" office:value-type="float" office:value="16777102" calcext:value-type="float">
            <text:p>16777102</text:p>
          </table:table-cell>
          <table:table-cell table:formula="of:=IF([.D385]&gt;8388608;([.D385]-16777215-1);[.D38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86];2);16)" office:value-type="string" office:string-value="E7FFFF8E" calcext:value-type="string">
            <text:p>E7FFFF8E</text:p>
          </table:table-cell>
          <table:table-cell table:formula="of:=RIGHTB([.B386];6)" office:value-type="string" office:string-value="FFFF8E" calcext:value-type="string">
            <text:p>FFFF8E</text:p>
          </table:table-cell>
          <table:table-cell table:formula="of:=HEX2DEC([.C386])" office:value-type="float" office:value="16777102" calcext:value-type="float">
            <text:p>16777102</text:p>
          </table:table-cell>
          <table:table-cell table:formula="of:=IF([.D386]&gt;8388608;([.D386]-16777215-1);[.D38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87];2);16)" office:value-type="string" office:string-value="E7FFFF8E" calcext:value-type="string">
            <text:p>E7FFFF8E</text:p>
          </table:table-cell>
          <table:table-cell table:formula="of:=RIGHTB([.B387];6)" office:value-type="string" office:string-value="FFFF8E" calcext:value-type="string">
            <text:p>FFFF8E</text:p>
          </table:table-cell>
          <table:table-cell table:formula="of:=HEX2DEC([.C387])" office:value-type="float" office:value="16777102" calcext:value-type="float">
            <text:p>16777102</text:p>
          </table:table-cell>
          <table:table-cell table:formula="of:=IF([.D387]&gt;8388608;([.D387]-16777215-1);[.D38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88];2);16)" office:value-type="string" office:string-value="E7FFFF8E" calcext:value-type="string">
            <text:p>E7FFFF8E</text:p>
          </table:table-cell>
          <table:table-cell table:formula="of:=RIGHTB([.B388];6)" office:value-type="string" office:string-value="FFFF8E" calcext:value-type="string">
            <text:p>FFFF8E</text:p>
          </table:table-cell>
          <table:table-cell table:formula="of:=HEX2DEC([.C388])" office:value-type="float" office:value="16777102" calcext:value-type="float">
            <text:p>16777102</text:p>
          </table:table-cell>
          <table:table-cell table:formula="of:=IF([.D388]&gt;8388608;([.D388]-16777215-1);[.D38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89];2);16)" office:value-type="string" office:string-value="E7FFFF8E" calcext:value-type="string">
            <text:p>E7FFFF8E</text:p>
          </table:table-cell>
          <table:table-cell table:formula="of:=RIGHTB([.B389];6)" office:value-type="string" office:string-value="FFFF8E" calcext:value-type="string">
            <text:p>FFFF8E</text:p>
          </table:table-cell>
          <table:table-cell table:formula="of:=HEX2DEC([.C389])" office:value-type="float" office:value="16777102" calcext:value-type="float">
            <text:p>16777102</text:p>
          </table:table-cell>
          <table:table-cell table:formula="of:=IF([.D389]&gt;8388608;([.D389]-16777215-1);[.D38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90];2);16)" office:value-type="string" office:string-value="E7FFFF8E" calcext:value-type="string">
            <text:p>E7FFFF8E</text:p>
          </table:table-cell>
          <table:table-cell table:formula="of:=RIGHTB([.B390];6)" office:value-type="string" office:string-value="FFFF8E" calcext:value-type="string">
            <text:p>FFFF8E</text:p>
          </table:table-cell>
          <table:table-cell table:formula="of:=HEX2DEC([.C390])" office:value-type="float" office:value="16777102" calcext:value-type="float">
            <text:p>16777102</text:p>
          </table:table-cell>
          <table:table-cell table:formula="of:=IF([.D390]&gt;8388608;([.D390]-16777215-1);[.D39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91];2);16)" office:value-type="string" office:string-value="E7FFFF8E" calcext:value-type="string">
            <text:p>E7FFFF8E</text:p>
          </table:table-cell>
          <table:table-cell table:formula="of:=RIGHTB([.B391];6)" office:value-type="string" office:string-value="FFFF8E" calcext:value-type="string">
            <text:p>FFFF8E</text:p>
          </table:table-cell>
          <table:table-cell table:formula="of:=HEX2DEC([.C391])" office:value-type="float" office:value="16777102" calcext:value-type="float">
            <text:p>16777102</text:p>
          </table:table-cell>
          <table:table-cell table:formula="of:=IF([.D391]&gt;8388608;([.D391]-16777215-1);[.D39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11111111111111111110001110</text:p>
          </table:table-cell>
          <table:table-cell table:formula="of:=BASE(DECIMAL([.A392];2);16)" office:value-type="string" office:string-value="E7FFFF8E" calcext:value-type="string">
            <text:p>E7FFFF8E</text:p>
          </table:table-cell>
          <table:table-cell table:formula="of:=RIGHTB([.B392];6)" office:value-type="string" office:string-value="FFFF8E" calcext:value-type="string">
            <text:p>FFFF8E</text:p>
          </table:table-cell>
          <table:table-cell table:formula="of:=HEX2DEC([.C392])" office:value-type="float" office:value="16777102" calcext:value-type="float">
            <text:p>16777102</text:p>
          </table:table-cell>
          <table:table-cell table:formula="of:=IF([.D392]&gt;8388608;([.D392]-16777215-1);[.D39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3];2);16)" office:value-type="string" office:string-value="1C000081" calcext:value-type="string">
            <text:p>1C000081</text:p>
          </table:table-cell>
          <table:table-cell table:formula="of:=RIGHTB([.B393];6)" office:value-type="string" office:string-value="000081" calcext:value-type="string">
            <text:p>000081</text:p>
          </table:table-cell>
          <table:table-cell table:formula="of:=HEX2DEC([.C393])" office:value-type="float" office:value="129" calcext:value-type="float">
            <text:p>129</text:p>
          </table:table-cell>
          <table:table-cell table:formula="of:=IF([.D393]&gt;8388608;([.D393]-16777215-1);[.D39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4];2);16)" office:value-type="string" office:string-value="1C000081" calcext:value-type="string">
            <text:p>1C000081</text:p>
          </table:table-cell>
          <table:table-cell table:formula="of:=RIGHTB([.B394];6)" office:value-type="string" office:string-value="000081" calcext:value-type="string">
            <text:p>000081</text:p>
          </table:table-cell>
          <table:table-cell table:formula="of:=HEX2DEC([.C394])" office:value-type="float" office:value="129" calcext:value-type="float">
            <text:p>129</text:p>
          </table:table-cell>
          <table:table-cell table:formula="of:=IF([.D394]&gt;8388608;([.D394]-16777215-1);[.D39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5];2);16)" office:value-type="string" office:string-value="1C000081" calcext:value-type="string">
            <text:p>1C000081</text:p>
          </table:table-cell>
          <table:table-cell table:formula="of:=RIGHTB([.B395];6)" office:value-type="string" office:string-value="000081" calcext:value-type="string">
            <text:p>000081</text:p>
          </table:table-cell>
          <table:table-cell table:formula="of:=HEX2DEC([.C395])" office:value-type="float" office:value="129" calcext:value-type="float">
            <text:p>129</text:p>
          </table:table-cell>
          <table:table-cell table:formula="of:=IF([.D395]&gt;8388608;([.D395]-16777215-1);[.D39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6];2);16)" office:value-type="string" office:string-value="1C000081" calcext:value-type="string">
            <text:p>1C000081</text:p>
          </table:table-cell>
          <table:table-cell table:formula="of:=RIGHTB([.B396];6)" office:value-type="string" office:string-value="000081" calcext:value-type="string">
            <text:p>000081</text:p>
          </table:table-cell>
          <table:table-cell table:formula="of:=HEX2DEC([.C396])" office:value-type="float" office:value="129" calcext:value-type="float">
            <text:p>129</text:p>
          </table:table-cell>
          <table:table-cell table:formula="of:=IF([.D396]&gt;8388608;([.D396]-16777215-1);[.D39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7];2);16)" office:value-type="string" office:string-value="1C000081" calcext:value-type="string">
            <text:p>1C000081</text:p>
          </table:table-cell>
          <table:table-cell table:formula="of:=RIGHTB([.B397];6)" office:value-type="string" office:string-value="000081" calcext:value-type="string">
            <text:p>000081</text:p>
          </table:table-cell>
          <table:table-cell table:formula="of:=HEX2DEC([.C397])" office:value-type="float" office:value="129" calcext:value-type="float">
            <text:p>129</text:p>
          </table:table-cell>
          <table:table-cell table:formula="of:=IF([.D397]&gt;8388608;([.D397]-16777215-1);[.D397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8];2);16)" office:value-type="string" office:string-value="1C000081" calcext:value-type="string">
            <text:p>1C000081</text:p>
          </table:table-cell>
          <table:table-cell table:formula="of:=RIGHTB([.B398];6)" office:value-type="string" office:string-value="000081" calcext:value-type="string">
            <text:p>000081</text:p>
          </table:table-cell>
          <table:table-cell table:formula="of:=HEX2DEC([.C398])" office:value-type="float" office:value="129" calcext:value-type="float">
            <text:p>129</text:p>
          </table:table-cell>
          <table:table-cell table:formula="of:=IF([.D398]&gt;8388608;([.D398]-16777215-1);[.D398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399];2);16)" office:value-type="string" office:string-value="1C000081" calcext:value-type="string">
            <text:p>1C000081</text:p>
          </table:table-cell>
          <table:table-cell table:formula="of:=RIGHTB([.B399];6)" office:value-type="string" office:string-value="000081" calcext:value-type="string">
            <text:p>000081</text:p>
          </table:table-cell>
          <table:table-cell table:formula="of:=HEX2DEC([.C399])" office:value-type="float" office:value="129" calcext:value-type="float">
            <text:p>129</text:p>
          </table:table-cell>
          <table:table-cell table:formula="of:=IF([.D399]&gt;8388608;([.D399]-16777215-1);[.D39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1100000000000000000010000001</text:p>
          </table:table-cell>
          <table:table-cell table:formula="of:=BASE(DECIMAL([.A400];2);16)" office:value-type="string" office:string-value="1C000081" calcext:value-type="string">
            <text:p>1C000081</text:p>
          </table:table-cell>
          <table:table-cell table:formula="of:=RIGHTB([.B400];6)" office:value-type="string" office:string-value="000081" calcext:value-type="string">
            <text:p>000081</text:p>
          </table:table-cell>
          <table:table-cell table:formula="of:=HEX2DEC([.C400])" office:value-type="float" office:value="129" calcext:value-type="float">
            <text:p>129</text:p>
          </table:table-cell>
          <table:table-cell table:formula="of:=IF([.D400]&gt;8388608;([.D400]-16777215-1);[.D40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1];2);16)" office:value-type="string" office:string-value="5000083" calcext:value-type="string">
            <text:p>5000083</text:p>
          </table:table-cell>
          <table:table-cell table:formula="of:=RIGHTB([.B401];6)" office:value-type="string" office:string-value="000083" calcext:value-type="string">
            <text:p>000083</text:p>
          </table:table-cell>
          <table:table-cell table:formula="of:=HEX2DEC([.C401])" office:value-type="float" office:value="131" calcext:value-type="float">
            <text:p>131</text:p>
          </table:table-cell>
          <table:table-cell table:formula="of:=IF([.D401]&gt;8388608;([.D401]-16777215-1);[.D401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2];2);16)" office:value-type="string" office:string-value="5000083" calcext:value-type="string">
            <text:p>5000083</text:p>
          </table:table-cell>
          <table:table-cell table:formula="of:=RIGHTB([.B402];6)" office:value-type="string" office:string-value="000083" calcext:value-type="string">
            <text:p>000083</text:p>
          </table:table-cell>
          <table:table-cell table:formula="of:=HEX2DEC([.C402])" office:value-type="float" office:value="131" calcext:value-type="float">
            <text:p>131</text:p>
          </table:table-cell>
          <table:table-cell table:formula="of:=IF([.D402]&gt;8388608;([.D402]-16777215-1);[.D402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3];2);16)" office:value-type="string" office:string-value="5000083" calcext:value-type="string">
            <text:p>5000083</text:p>
          </table:table-cell>
          <table:table-cell table:formula="of:=RIGHTB([.B403];6)" office:value-type="string" office:string-value="000083" calcext:value-type="string">
            <text:p>000083</text:p>
          </table:table-cell>
          <table:table-cell table:formula="of:=HEX2DEC([.C403])" office:value-type="float" office:value="131" calcext:value-type="float">
            <text:p>131</text:p>
          </table:table-cell>
          <table:table-cell table:formula="of:=IF([.D403]&gt;8388608;([.D403]-16777215-1);[.D403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4];2);16)" office:value-type="string" office:string-value="5000083" calcext:value-type="string">
            <text:p>5000083</text:p>
          </table:table-cell>
          <table:table-cell table:formula="of:=RIGHTB([.B404];6)" office:value-type="string" office:string-value="000083" calcext:value-type="string">
            <text:p>000083</text:p>
          </table:table-cell>
          <table:table-cell table:formula="of:=HEX2DEC([.C404])" office:value-type="float" office:value="131" calcext:value-type="float">
            <text:p>131</text:p>
          </table:table-cell>
          <table:table-cell table:formula="of:=IF([.D404]&gt;8388608;([.D404]-16777215-1);[.D404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5];2);16)" office:value-type="string" office:string-value="5000083" calcext:value-type="string">
            <text:p>5000083</text:p>
          </table:table-cell>
          <table:table-cell table:formula="of:=RIGHTB([.B405];6)" office:value-type="string" office:string-value="000083" calcext:value-type="string">
            <text:p>000083</text:p>
          </table:table-cell>
          <table:table-cell table:formula="of:=HEX2DEC([.C405])" office:value-type="float" office:value="131" calcext:value-type="float">
            <text:p>131</text:p>
          </table:table-cell>
          <table:table-cell table:formula="of:=IF([.D405]&gt;8388608;([.D405]-16777215-1);[.D405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6];2);16)" office:value-type="string" office:string-value="5000083" calcext:value-type="string">
            <text:p>5000083</text:p>
          </table:table-cell>
          <table:table-cell table:formula="of:=RIGHTB([.B406];6)" office:value-type="string" office:string-value="000083" calcext:value-type="string">
            <text:p>000083</text:p>
          </table:table-cell>
          <table:table-cell table:formula="of:=HEX2DEC([.C406])" office:value-type="float" office:value="131" calcext:value-type="float">
            <text:p>131</text:p>
          </table:table-cell>
          <table:table-cell table:formula="of:=IF([.D406]&gt;8388608;([.D406]-16777215-1);[.D406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7];2);16)" office:value-type="string" office:string-value="5000083" calcext:value-type="string">
            <text:p>5000083</text:p>
          </table:table-cell>
          <table:table-cell table:formula="of:=RIGHTB([.B407];6)" office:value-type="string" office:string-value="000083" calcext:value-type="string">
            <text:p>000083</text:p>
          </table:table-cell>
          <table:table-cell table:formula="of:=HEX2DEC([.C407])" office:value-type="float" office:value="131" calcext:value-type="float">
            <text:p>131</text:p>
          </table:table-cell>
          <table:table-cell table:formula="of:=IF([.D407]&gt;8388608;([.D407]-16777215-1);[.D407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0101000000000000000010000011</text:p>
          </table:table-cell>
          <table:table-cell table:formula="of:=BASE(DECIMAL([.A408];2);16)" office:value-type="string" office:string-value="5000083" calcext:value-type="string">
            <text:p>5000083</text:p>
          </table:table-cell>
          <table:table-cell table:formula="of:=RIGHTB([.B408];6)" office:value-type="string" office:string-value="000083" calcext:value-type="string">
            <text:p>000083</text:p>
          </table:table-cell>
          <table:table-cell table:formula="of:=HEX2DEC([.C408])" office:value-type="float" office:value="131" calcext:value-type="float">
            <text:p>131</text:p>
          </table:table-cell>
          <table:table-cell table:formula="of:=IF([.D408]&gt;8388608;([.D408]-16777215-1);[.D408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09];2);16)" office:value-type="string" office:string-value="CFFFFF80" calcext:value-type="string">
            <text:p>CFFFFF80</text:p>
          </table:table-cell>
          <table:table-cell table:formula="of:=RIGHTB([.B409];6)" office:value-type="string" office:string-value="FFFF80" calcext:value-type="string">
            <text:p>FFFF80</text:p>
          </table:table-cell>
          <table:table-cell table:formula="of:=HEX2DEC([.C409])" office:value-type="float" office:value="16777088" calcext:value-type="float">
            <text:p>16777088</text:p>
          </table:table-cell>
          <table:table-cell table:formula="of:=IF([.D409]&gt;8388608;([.D409]-16777215-1);[.D40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0];2);16)" office:value-type="string" office:string-value="CFFFFF80" calcext:value-type="string">
            <text:p>CFFFFF80</text:p>
          </table:table-cell>
          <table:table-cell table:formula="of:=RIGHTB([.B410];6)" office:value-type="string" office:string-value="FFFF80" calcext:value-type="string">
            <text:p>FFFF80</text:p>
          </table:table-cell>
          <table:table-cell table:formula="of:=HEX2DEC([.C410])" office:value-type="float" office:value="16777088" calcext:value-type="float">
            <text:p>16777088</text:p>
          </table:table-cell>
          <table:table-cell table:formula="of:=IF([.D410]&gt;8388608;([.D410]-16777215-1);[.D41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1];2);16)" office:value-type="string" office:string-value="CFFFFF80" calcext:value-type="string">
            <text:p>CFFFFF80</text:p>
          </table:table-cell>
          <table:table-cell table:formula="of:=RIGHTB([.B411];6)" office:value-type="string" office:string-value="FFFF80" calcext:value-type="string">
            <text:p>FFFF80</text:p>
          </table:table-cell>
          <table:table-cell table:formula="of:=HEX2DEC([.C411])" office:value-type="float" office:value="16777088" calcext:value-type="float">
            <text:p>16777088</text:p>
          </table:table-cell>
          <table:table-cell table:formula="of:=IF([.D411]&gt;8388608;([.D411]-16777215-1);[.D41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2];2);16)" office:value-type="string" office:string-value="CFFFFF80" calcext:value-type="string">
            <text:p>CFFFFF80</text:p>
          </table:table-cell>
          <table:table-cell table:formula="of:=RIGHTB([.B412];6)" office:value-type="string" office:string-value="FFFF80" calcext:value-type="string">
            <text:p>FFFF80</text:p>
          </table:table-cell>
          <table:table-cell table:formula="of:=HEX2DEC([.C412])" office:value-type="float" office:value="16777088" calcext:value-type="float">
            <text:p>16777088</text:p>
          </table:table-cell>
          <table:table-cell table:formula="of:=IF([.D412]&gt;8388608;([.D412]-16777215-1);[.D41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3];2);16)" office:value-type="string" office:string-value="CFFFFF80" calcext:value-type="string">
            <text:p>CFFFFF80</text:p>
          </table:table-cell>
          <table:table-cell table:formula="of:=RIGHTB([.B413];6)" office:value-type="string" office:string-value="FFFF80" calcext:value-type="string">
            <text:p>FFFF80</text:p>
          </table:table-cell>
          <table:table-cell table:formula="of:=HEX2DEC([.C413])" office:value-type="float" office:value="16777088" calcext:value-type="float">
            <text:p>16777088</text:p>
          </table:table-cell>
          <table:table-cell table:formula="of:=IF([.D413]&gt;8388608;([.D413]-16777215-1);[.D41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4];2);16)" office:value-type="string" office:string-value="CFFFFF80" calcext:value-type="string">
            <text:p>CFFFFF80</text:p>
          </table:table-cell>
          <table:table-cell table:formula="of:=RIGHTB([.B414];6)" office:value-type="string" office:string-value="FFFF80" calcext:value-type="string">
            <text:p>FFFF80</text:p>
          </table:table-cell>
          <table:table-cell table:formula="of:=HEX2DEC([.C414])" office:value-type="float" office:value="16777088" calcext:value-type="float">
            <text:p>16777088</text:p>
          </table:table-cell>
          <table:table-cell table:formula="of:=IF([.D414]&gt;8388608;([.D414]-16777215-1);[.D41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5];2);16)" office:value-type="string" office:string-value="CFFFFF80" calcext:value-type="string">
            <text:p>CFFFFF80</text:p>
          </table:table-cell>
          <table:table-cell table:formula="of:=RIGHTB([.B415];6)" office:value-type="string" office:string-value="FFFF80" calcext:value-type="string">
            <text:p>FFFF80</text:p>
          </table:table-cell>
          <table:table-cell table:formula="of:=HEX2DEC([.C415])" office:value-type="float" office:value="16777088" calcext:value-type="float">
            <text:p>16777088</text:p>
          </table:table-cell>
          <table:table-cell table:formula="of:=IF([.D415]&gt;8388608;([.D415]-16777215-1);[.D41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1111111111111111111110000000</text:p>
          </table:table-cell>
          <table:table-cell table:formula="of:=BASE(DECIMAL([.A416];2);16)" office:value-type="string" office:string-value="CFFFFF80" calcext:value-type="string">
            <text:p>CFFFFF80</text:p>
          </table:table-cell>
          <table:table-cell table:formula="of:=RIGHTB([.B416];6)" office:value-type="string" office:string-value="FFFF80" calcext:value-type="string">
            <text:p>FFFF80</text:p>
          </table:table-cell>
          <table:table-cell table:formula="of:=HEX2DEC([.C416])" office:value-type="float" office:value="16777088" calcext:value-type="float">
            <text:p>16777088</text:p>
          </table:table-cell>
          <table:table-cell table:formula="of:=IF([.D416]&gt;8388608;([.D416]-16777215-1);[.D41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17];2);16)" office:value-type="string" office:string-value="1B000089" calcext:value-type="string">
            <text:p>1B000089</text:p>
          </table:table-cell>
          <table:table-cell table:formula="of:=RIGHTB([.B417];6)" office:value-type="string" office:string-value="000089" calcext:value-type="string">
            <text:p>000089</text:p>
          </table:table-cell>
          <table:table-cell table:formula="of:=HEX2DEC([.C417])" office:value-type="float" office:value="137" calcext:value-type="float">
            <text:p>137</text:p>
          </table:table-cell>
          <table:table-cell table:formula="of:=IF([.D417]&gt;8388608;([.D417]-16777215-1);[.D41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18];2);16)" office:value-type="string" office:string-value="1B000089" calcext:value-type="string">
            <text:p>1B000089</text:p>
          </table:table-cell>
          <table:table-cell table:formula="of:=RIGHTB([.B418];6)" office:value-type="string" office:string-value="000089" calcext:value-type="string">
            <text:p>000089</text:p>
          </table:table-cell>
          <table:table-cell table:formula="of:=HEX2DEC([.C418])" office:value-type="float" office:value="137" calcext:value-type="float">
            <text:p>137</text:p>
          </table:table-cell>
          <table:table-cell table:formula="of:=IF([.D418]&gt;8388608;([.D418]-16777215-1);[.D41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19];2);16)" office:value-type="string" office:string-value="1B000089" calcext:value-type="string">
            <text:p>1B000089</text:p>
          </table:table-cell>
          <table:table-cell table:formula="of:=RIGHTB([.B419];6)" office:value-type="string" office:string-value="000089" calcext:value-type="string">
            <text:p>000089</text:p>
          </table:table-cell>
          <table:table-cell table:formula="of:=HEX2DEC([.C419])" office:value-type="float" office:value="137" calcext:value-type="float">
            <text:p>137</text:p>
          </table:table-cell>
          <table:table-cell table:formula="of:=IF([.D419]&gt;8388608;([.D419]-16777215-1);[.D41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20];2);16)" office:value-type="string" office:string-value="1B000089" calcext:value-type="string">
            <text:p>1B000089</text:p>
          </table:table-cell>
          <table:table-cell table:formula="of:=RIGHTB([.B420];6)" office:value-type="string" office:string-value="000089" calcext:value-type="string">
            <text:p>000089</text:p>
          </table:table-cell>
          <table:table-cell table:formula="of:=HEX2DEC([.C420])" office:value-type="float" office:value="137" calcext:value-type="float">
            <text:p>137</text:p>
          </table:table-cell>
          <table:table-cell table:formula="of:=IF([.D420]&gt;8388608;([.D420]-16777215-1);[.D42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21];2);16)" office:value-type="string" office:string-value="1B000089" calcext:value-type="string">
            <text:p>1B000089</text:p>
          </table:table-cell>
          <table:table-cell table:formula="of:=RIGHTB([.B421];6)" office:value-type="string" office:string-value="000089" calcext:value-type="string">
            <text:p>000089</text:p>
          </table:table-cell>
          <table:table-cell table:formula="of:=HEX2DEC([.C421])" office:value-type="float" office:value="137" calcext:value-type="float">
            <text:p>137</text:p>
          </table:table-cell>
          <table:table-cell table:formula="of:=IF([.D421]&gt;8388608;([.D421]-16777215-1);[.D421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22];2);16)" office:value-type="string" office:string-value="1B000089" calcext:value-type="string">
            <text:p>1B000089</text:p>
          </table:table-cell>
          <table:table-cell table:formula="of:=RIGHTB([.B422];6)" office:value-type="string" office:string-value="000089" calcext:value-type="string">
            <text:p>000089</text:p>
          </table:table-cell>
          <table:table-cell table:formula="of:=HEX2DEC([.C422])" office:value-type="float" office:value="137" calcext:value-type="float">
            <text:p>137</text:p>
          </table:table-cell>
          <table:table-cell table:formula="of:=IF([.D422]&gt;8388608;([.D422]-16777215-1);[.D422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23];2);16)" office:value-type="string" office:string-value="1B000089" calcext:value-type="string">
            <text:p>1B000089</text:p>
          </table:table-cell>
          <table:table-cell table:formula="of:=RIGHTB([.B423];6)" office:value-type="string" office:string-value="000089" calcext:value-type="string">
            <text:p>000089</text:p>
          </table:table-cell>
          <table:table-cell table:formula="of:=HEX2DEC([.C423])" office:value-type="float" office:value="137" calcext:value-type="float">
            <text:p>137</text:p>
          </table:table-cell>
          <table:table-cell table:formula="of:=IF([.D423]&gt;8388608;([.D423]-16777215-1);[.D423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011000000000000000010001001</text:p>
          </table:table-cell>
          <table:table-cell table:formula="of:=BASE(DECIMAL([.A424];2);16)" office:value-type="string" office:string-value="1B000089" calcext:value-type="string">
            <text:p>1B000089</text:p>
          </table:table-cell>
          <table:table-cell table:formula="of:=RIGHTB([.B424];6)" office:value-type="string" office:string-value="000089" calcext:value-type="string">
            <text:p>000089</text:p>
          </table:table-cell>
          <table:table-cell table:formula="of:=HEX2DEC([.C424])" office:value-type="float" office:value="137" calcext:value-type="float">
            <text:p>137</text:p>
          </table:table-cell>
          <table:table-cell table:formula="of:=IF([.D424]&gt;8388608;([.D424]-16777215-1);[.D424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25];2);16)" office:value-type="string" office:string-value="1000087" calcext:value-type="string">
            <text:p>1000087</text:p>
          </table:table-cell>
          <table:table-cell table:formula="of:=RIGHTB([.B425];6)" office:value-type="string" office:string-value="000087" calcext:value-type="string">
            <text:p>000087</text:p>
          </table:table-cell>
          <table:table-cell table:formula="of:=HEX2DEC([.C425])" office:value-type="float" office:value="135" calcext:value-type="float">
            <text:p>135</text:p>
          </table:table-cell>
          <table:table-cell table:formula="of:=IF([.D425]&gt;8388608;([.D425]-16777215-1);[.D425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26];2);16)" office:value-type="string" office:string-value="1000087" calcext:value-type="string">
            <text:p>1000087</text:p>
          </table:table-cell>
          <table:table-cell table:formula="of:=RIGHTB([.B426];6)" office:value-type="string" office:string-value="000087" calcext:value-type="string">
            <text:p>000087</text:p>
          </table:table-cell>
          <table:table-cell table:formula="of:=HEX2DEC([.C426])" office:value-type="float" office:value="135" calcext:value-type="float">
            <text:p>135</text:p>
          </table:table-cell>
          <table:table-cell table:formula="of:=IF([.D426]&gt;8388608;([.D426]-16777215-1);[.D426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27];2);16)" office:value-type="string" office:string-value="1000087" calcext:value-type="string">
            <text:p>1000087</text:p>
          </table:table-cell>
          <table:table-cell table:formula="of:=RIGHTB([.B427];6)" office:value-type="string" office:string-value="000087" calcext:value-type="string">
            <text:p>000087</text:p>
          </table:table-cell>
          <table:table-cell table:formula="of:=HEX2DEC([.C427])" office:value-type="float" office:value="135" calcext:value-type="float">
            <text:p>135</text:p>
          </table:table-cell>
          <table:table-cell table:formula="of:=IF([.D427]&gt;8388608;([.D427]-16777215-1);[.D42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28];2);16)" office:value-type="string" office:string-value="1000087" calcext:value-type="string">
            <text:p>1000087</text:p>
          </table:table-cell>
          <table:table-cell table:formula="of:=RIGHTB([.B428];6)" office:value-type="string" office:string-value="000087" calcext:value-type="string">
            <text:p>000087</text:p>
          </table:table-cell>
          <table:table-cell table:formula="of:=HEX2DEC([.C428])" office:value-type="float" office:value="135" calcext:value-type="float">
            <text:p>135</text:p>
          </table:table-cell>
          <table:table-cell table:formula="of:=IF([.D428]&gt;8388608;([.D428]-16777215-1);[.D428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29];2);16)" office:value-type="string" office:string-value="1000087" calcext:value-type="string">
            <text:p>1000087</text:p>
          </table:table-cell>
          <table:table-cell table:formula="of:=RIGHTB([.B429];6)" office:value-type="string" office:string-value="000087" calcext:value-type="string">
            <text:p>000087</text:p>
          </table:table-cell>
          <table:table-cell table:formula="of:=HEX2DEC([.C429])" office:value-type="float" office:value="135" calcext:value-type="float">
            <text:p>135</text:p>
          </table:table-cell>
          <table:table-cell table:formula="of:=IF([.D429]&gt;8388608;([.D429]-16777215-1);[.D429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30];2);16)" office:value-type="string" office:string-value="1000087" calcext:value-type="string">
            <text:p>1000087</text:p>
          </table:table-cell>
          <table:table-cell table:formula="of:=RIGHTB([.B430];6)" office:value-type="string" office:string-value="000087" calcext:value-type="string">
            <text:p>000087</text:p>
          </table:table-cell>
          <table:table-cell table:formula="of:=HEX2DEC([.C430])" office:value-type="float" office:value="135" calcext:value-type="float">
            <text:p>135</text:p>
          </table:table-cell>
          <table:table-cell table:formula="of:=IF([.D430]&gt;8388608;([.D430]-16777215-1);[.D430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31];2);16)" office:value-type="string" office:string-value="1000087" calcext:value-type="string">
            <text:p>1000087</text:p>
          </table:table-cell>
          <table:table-cell table:formula="of:=RIGHTB([.B431];6)" office:value-type="string" office:string-value="000087" calcext:value-type="string">
            <text:p>000087</text:p>
          </table:table-cell>
          <table:table-cell table:formula="of:=HEX2DEC([.C431])" office:value-type="float" office:value="135" calcext:value-type="float">
            <text:p>135</text:p>
          </table:table-cell>
          <table:table-cell table:formula="of:=IF([.D431]&gt;8388608;([.D431]-16777215-1);[.D431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00001000000000000000010000111</text:p>
          </table:table-cell>
          <table:table-cell table:formula="of:=BASE(DECIMAL([.A432];2);16)" office:value-type="string" office:string-value="1000087" calcext:value-type="string">
            <text:p>1000087</text:p>
          </table:table-cell>
          <table:table-cell table:formula="of:=RIGHTB([.B432];6)" office:value-type="string" office:string-value="000087" calcext:value-type="string">
            <text:p>000087</text:p>
          </table:table-cell>
          <table:table-cell table:formula="of:=HEX2DEC([.C432])" office:value-type="float" office:value="135" calcext:value-type="float">
            <text:p>135</text:p>
          </table:table-cell>
          <table:table-cell table:formula="of:=IF([.D432]&gt;8388608;([.D432]-16777215-1);[.D432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3];2);16)" office:value-type="string" office:string-value="15000085" calcext:value-type="string">
            <text:p>15000085</text:p>
          </table:table-cell>
          <table:table-cell table:formula="of:=RIGHTB([.B433];6)" office:value-type="string" office:string-value="000085" calcext:value-type="string">
            <text:p>000085</text:p>
          </table:table-cell>
          <table:table-cell table:formula="of:=HEX2DEC([.C433])" office:value-type="float" office:value="133" calcext:value-type="float">
            <text:p>133</text:p>
          </table:table-cell>
          <table:table-cell table:formula="of:=IF([.D433]&gt;8388608;([.D433]-16777215-1);[.D433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4];2);16)" office:value-type="string" office:string-value="15000085" calcext:value-type="string">
            <text:p>15000085</text:p>
          </table:table-cell>
          <table:table-cell table:formula="of:=RIGHTB([.B434];6)" office:value-type="string" office:string-value="000085" calcext:value-type="string">
            <text:p>000085</text:p>
          </table:table-cell>
          <table:table-cell table:formula="of:=HEX2DEC([.C434])" office:value-type="float" office:value="133" calcext:value-type="float">
            <text:p>133</text:p>
          </table:table-cell>
          <table:table-cell table:formula="of:=IF([.D434]&gt;8388608;([.D434]-16777215-1);[.D434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5];2);16)" office:value-type="string" office:string-value="15000085" calcext:value-type="string">
            <text:p>15000085</text:p>
          </table:table-cell>
          <table:table-cell table:formula="of:=RIGHTB([.B435];6)" office:value-type="string" office:string-value="000085" calcext:value-type="string">
            <text:p>000085</text:p>
          </table:table-cell>
          <table:table-cell table:formula="of:=HEX2DEC([.C435])" office:value-type="float" office:value="133" calcext:value-type="float">
            <text:p>133</text:p>
          </table:table-cell>
          <table:table-cell table:formula="of:=IF([.D435]&gt;8388608;([.D435]-16777215-1);[.D435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6];2);16)" office:value-type="string" office:string-value="15000085" calcext:value-type="string">
            <text:p>15000085</text:p>
          </table:table-cell>
          <table:table-cell table:formula="of:=RIGHTB([.B436];6)" office:value-type="string" office:string-value="000085" calcext:value-type="string">
            <text:p>000085</text:p>
          </table:table-cell>
          <table:table-cell table:formula="of:=HEX2DEC([.C436])" office:value-type="float" office:value="133" calcext:value-type="float">
            <text:p>133</text:p>
          </table:table-cell>
          <table:table-cell table:formula="of:=IF([.D436]&gt;8388608;([.D436]-16777215-1);[.D436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7];2);16)" office:value-type="string" office:string-value="15000085" calcext:value-type="string">
            <text:p>15000085</text:p>
          </table:table-cell>
          <table:table-cell table:formula="of:=RIGHTB([.B437];6)" office:value-type="string" office:string-value="000085" calcext:value-type="string">
            <text:p>000085</text:p>
          </table:table-cell>
          <table:table-cell table:formula="of:=HEX2DEC([.C437])" office:value-type="float" office:value="133" calcext:value-type="float">
            <text:p>133</text:p>
          </table:table-cell>
          <table:table-cell table:formula="of:=IF([.D437]&gt;8388608;([.D437]-16777215-1);[.D437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8];2);16)" office:value-type="string" office:string-value="15000085" calcext:value-type="string">
            <text:p>15000085</text:p>
          </table:table-cell>
          <table:table-cell table:formula="of:=RIGHTB([.B438];6)" office:value-type="string" office:string-value="000085" calcext:value-type="string">
            <text:p>000085</text:p>
          </table:table-cell>
          <table:table-cell table:formula="of:=HEX2DEC([.C438])" office:value-type="float" office:value="133" calcext:value-type="float">
            <text:p>133</text:p>
          </table:table-cell>
          <table:table-cell table:formula="of:=IF([.D438]&gt;8388608;([.D438]-16777215-1);[.D438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39];2);16)" office:value-type="string" office:string-value="15000085" calcext:value-type="string">
            <text:p>15000085</text:p>
          </table:table-cell>
          <table:table-cell table:formula="of:=RIGHTB([.B439];6)" office:value-type="string" office:string-value="000085" calcext:value-type="string">
            <text:p>000085</text:p>
          </table:table-cell>
          <table:table-cell table:formula="of:=HEX2DEC([.C439])" office:value-type="float" office:value="133" calcext:value-type="float">
            <text:p>133</text:p>
          </table:table-cell>
          <table:table-cell table:formula="of:=IF([.D439]&gt;8388608;([.D439]-16777215-1);[.D439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010101000000000000000010000101</text:p>
          </table:table-cell>
          <table:table-cell table:formula="of:=BASE(DECIMAL([.A440];2);16)" office:value-type="string" office:string-value="15000085" calcext:value-type="string">
            <text:p>15000085</text:p>
          </table:table-cell>
          <table:table-cell table:formula="of:=RIGHTB([.B440];6)" office:value-type="string" office:string-value="000085" calcext:value-type="string">
            <text:p>000085</text:p>
          </table:table-cell>
          <table:table-cell table:formula="of:=HEX2DEC([.C440])" office:value-type="float" office:value="133" calcext:value-type="float">
            <text:p>133</text:p>
          </table:table-cell>
          <table:table-cell table:formula="of:=IF([.D440]&gt;8388608;([.D440]-16777215-1);[.D440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1];2);16)" office:value-type="string" office:string-value="93FFFF8C" calcext:value-type="string">
            <text:p>93FFFF8C</text:p>
          </table:table-cell>
          <table:table-cell table:formula="of:=RIGHTB([.B441];6)" office:value-type="string" office:string-value="FFFF8C" calcext:value-type="string">
            <text:p>FFFF8C</text:p>
          </table:table-cell>
          <table:table-cell table:formula="of:=HEX2DEC([.C441])" office:value-type="float" office:value="16777100" calcext:value-type="float">
            <text:p>16777100</text:p>
          </table:table-cell>
          <table:table-cell table:formula="of:=IF([.D441]&gt;8388608;([.D441]-16777215-1);[.D44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2];2);16)" office:value-type="string" office:string-value="93FFFF8C" calcext:value-type="string">
            <text:p>93FFFF8C</text:p>
          </table:table-cell>
          <table:table-cell table:formula="of:=RIGHTB([.B442];6)" office:value-type="string" office:string-value="FFFF8C" calcext:value-type="string">
            <text:p>FFFF8C</text:p>
          </table:table-cell>
          <table:table-cell table:formula="of:=HEX2DEC([.C442])" office:value-type="float" office:value="16777100" calcext:value-type="float">
            <text:p>16777100</text:p>
          </table:table-cell>
          <table:table-cell table:formula="of:=IF([.D442]&gt;8388608;([.D442]-16777215-1);[.D44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3];2);16)" office:value-type="string" office:string-value="93FFFF8C" calcext:value-type="string">
            <text:p>93FFFF8C</text:p>
          </table:table-cell>
          <table:table-cell table:formula="of:=RIGHTB([.B443];6)" office:value-type="string" office:string-value="FFFF8C" calcext:value-type="string">
            <text:p>FFFF8C</text:p>
          </table:table-cell>
          <table:table-cell table:formula="of:=HEX2DEC([.C443])" office:value-type="float" office:value="16777100" calcext:value-type="float">
            <text:p>16777100</text:p>
          </table:table-cell>
          <table:table-cell table:formula="of:=IF([.D443]&gt;8388608;([.D443]-16777215-1);[.D44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4];2);16)" office:value-type="string" office:string-value="93FFFF8C" calcext:value-type="string">
            <text:p>93FFFF8C</text:p>
          </table:table-cell>
          <table:table-cell table:formula="of:=RIGHTB([.B444];6)" office:value-type="string" office:string-value="FFFF8C" calcext:value-type="string">
            <text:p>FFFF8C</text:p>
          </table:table-cell>
          <table:table-cell table:formula="of:=HEX2DEC([.C444])" office:value-type="float" office:value="16777100" calcext:value-type="float">
            <text:p>16777100</text:p>
          </table:table-cell>
          <table:table-cell table:formula="of:=IF([.D444]&gt;8388608;([.D444]-16777215-1);[.D44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5];2);16)" office:value-type="string" office:string-value="93FFFF8C" calcext:value-type="string">
            <text:p>93FFFF8C</text:p>
          </table:table-cell>
          <table:table-cell table:formula="of:=RIGHTB([.B445];6)" office:value-type="string" office:string-value="FFFF8C" calcext:value-type="string">
            <text:p>FFFF8C</text:p>
          </table:table-cell>
          <table:table-cell table:formula="of:=HEX2DEC([.C445])" office:value-type="float" office:value="16777100" calcext:value-type="float">
            <text:p>16777100</text:p>
          </table:table-cell>
          <table:table-cell table:formula="of:=IF([.D445]&gt;8388608;([.D445]-16777215-1);[.D44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6];2);16)" office:value-type="string" office:string-value="93FFFF8C" calcext:value-type="string">
            <text:p>93FFFF8C</text:p>
          </table:table-cell>
          <table:table-cell table:formula="of:=RIGHTB([.B446];6)" office:value-type="string" office:string-value="FFFF8C" calcext:value-type="string">
            <text:p>FFFF8C</text:p>
          </table:table-cell>
          <table:table-cell table:formula="of:=HEX2DEC([.C446])" office:value-type="float" office:value="16777100" calcext:value-type="float">
            <text:p>16777100</text:p>
          </table:table-cell>
          <table:table-cell table:formula="of:=IF([.D446]&gt;8388608;([.D446]-16777215-1);[.D44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7];2);16)" office:value-type="string" office:string-value="93FFFF8C" calcext:value-type="string">
            <text:p>93FFFF8C</text:p>
          </table:table-cell>
          <table:table-cell table:formula="of:=RIGHTB([.B447];6)" office:value-type="string" office:string-value="FFFF8C" calcext:value-type="string">
            <text:p>FFFF8C</text:p>
          </table:table-cell>
          <table:table-cell table:formula="of:=HEX2DEC([.C447])" office:value-type="float" office:value="16777100" calcext:value-type="float">
            <text:p>16777100</text:p>
          </table:table-cell>
          <table:table-cell table:formula="of:=IF([.D447]&gt;8388608;([.D447]-16777215-1);[.D44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10011111111111111111110001100</text:p>
          </table:table-cell>
          <table:table-cell table:formula="of:=BASE(DECIMAL([.A448];2);16)" office:value-type="string" office:string-value="93FFFF8C" calcext:value-type="string">
            <text:p>93FFFF8C</text:p>
          </table:table-cell>
          <table:table-cell table:formula="of:=RIGHTB([.B448];6)" office:value-type="string" office:string-value="FFFF8C" calcext:value-type="string">
            <text:p>FFFF8C</text:p>
          </table:table-cell>
          <table:table-cell table:formula="of:=HEX2DEC([.C448])" office:value-type="float" office:value="16777100" calcext:value-type="float">
            <text:p>16777100</text:p>
          </table:table-cell>
          <table:table-cell table:formula="of:=IF([.D448]&gt;8388608;([.D448]-16777215-1);[.D44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49];2);16)" office:value-type="string" office:string-value="DFFFFF83" calcext:value-type="string">
            <text:p>DFFFFF83</text:p>
          </table:table-cell>
          <table:table-cell table:formula="of:=RIGHTB([.B449];6)" office:value-type="string" office:string-value="FFFF83" calcext:value-type="string">
            <text:p>FFFF83</text:p>
          </table:table-cell>
          <table:table-cell table:formula="of:=HEX2DEC([.C449])" office:value-type="float" office:value="16777091" calcext:value-type="float">
            <text:p>16777091</text:p>
          </table:table-cell>
          <table:table-cell table:formula="of:=IF([.D449]&gt;8388608;([.D449]-16777215-1);[.D44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0];2);16)" office:value-type="string" office:string-value="DFFFFF83" calcext:value-type="string">
            <text:p>DFFFFF83</text:p>
          </table:table-cell>
          <table:table-cell table:formula="of:=RIGHTB([.B450];6)" office:value-type="string" office:string-value="FFFF83" calcext:value-type="string">
            <text:p>FFFF83</text:p>
          </table:table-cell>
          <table:table-cell table:formula="of:=HEX2DEC([.C450])" office:value-type="float" office:value="16777091" calcext:value-type="float">
            <text:p>16777091</text:p>
          </table:table-cell>
          <table:table-cell table:formula="of:=IF([.D450]&gt;8388608;([.D450]-16777215-1);[.D45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1];2);16)" office:value-type="string" office:string-value="DFFFFF83" calcext:value-type="string">
            <text:p>DFFFFF83</text:p>
          </table:table-cell>
          <table:table-cell table:formula="of:=RIGHTB([.B451];6)" office:value-type="string" office:string-value="FFFF83" calcext:value-type="string">
            <text:p>FFFF83</text:p>
          </table:table-cell>
          <table:table-cell table:formula="of:=HEX2DEC([.C451])" office:value-type="float" office:value="16777091" calcext:value-type="float">
            <text:p>16777091</text:p>
          </table:table-cell>
          <table:table-cell table:formula="of:=IF([.D451]&gt;8388608;([.D451]-16777215-1);[.D45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2];2);16)" office:value-type="string" office:string-value="DFFFFF83" calcext:value-type="string">
            <text:p>DFFFFF83</text:p>
          </table:table-cell>
          <table:table-cell table:formula="of:=RIGHTB([.B452];6)" office:value-type="string" office:string-value="FFFF83" calcext:value-type="string">
            <text:p>FFFF83</text:p>
          </table:table-cell>
          <table:table-cell table:formula="of:=HEX2DEC([.C452])" office:value-type="float" office:value="16777091" calcext:value-type="float">
            <text:p>16777091</text:p>
          </table:table-cell>
          <table:table-cell table:formula="of:=IF([.D452]&gt;8388608;([.D452]-16777215-1);[.D45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3];2);16)" office:value-type="string" office:string-value="DFFFFF83" calcext:value-type="string">
            <text:p>DFFFFF83</text:p>
          </table:table-cell>
          <table:table-cell table:formula="of:=RIGHTB([.B453];6)" office:value-type="string" office:string-value="FFFF83" calcext:value-type="string">
            <text:p>FFFF83</text:p>
          </table:table-cell>
          <table:table-cell table:formula="of:=HEX2DEC([.C453])" office:value-type="float" office:value="16777091" calcext:value-type="float">
            <text:p>16777091</text:p>
          </table:table-cell>
          <table:table-cell table:formula="of:=IF([.D453]&gt;8388608;([.D453]-16777215-1);[.D45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4];2);16)" office:value-type="string" office:string-value="DFFFFF83" calcext:value-type="string">
            <text:p>DFFFFF83</text:p>
          </table:table-cell>
          <table:table-cell table:formula="of:=RIGHTB([.B454];6)" office:value-type="string" office:string-value="FFFF83" calcext:value-type="string">
            <text:p>FFFF83</text:p>
          </table:table-cell>
          <table:table-cell table:formula="of:=HEX2DEC([.C454])" office:value-type="float" office:value="16777091" calcext:value-type="float">
            <text:p>16777091</text:p>
          </table:table-cell>
          <table:table-cell table:formula="of:=IF([.D454]&gt;8388608;([.D454]-16777215-1);[.D45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5];2);16)" office:value-type="string" office:string-value="DFFFFF83" calcext:value-type="string">
            <text:p>DFFFFF83</text:p>
          </table:table-cell>
          <table:table-cell table:formula="of:=RIGHTB([.B455];6)" office:value-type="string" office:string-value="FFFF83" calcext:value-type="string">
            <text:p>FFFF83</text:p>
          </table:table-cell>
          <table:table-cell table:formula="of:=HEX2DEC([.C455])" office:value-type="float" office:value="16777091" calcext:value-type="float">
            <text:p>16777091</text:p>
          </table:table-cell>
          <table:table-cell table:formula="of:=IF([.D455]&gt;8388608;([.D455]-16777215-1);[.D45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111111111111111111110000011</text:p>
          </table:table-cell>
          <table:table-cell table:formula="of:=BASE(DECIMAL([.A456];2);16)" office:value-type="string" office:string-value="DFFFFF83" calcext:value-type="string">
            <text:p>DFFFFF83</text:p>
          </table:table-cell>
          <table:table-cell table:formula="of:=RIGHTB([.B456];6)" office:value-type="string" office:string-value="FFFF83" calcext:value-type="string">
            <text:p>FFFF83</text:p>
          </table:table-cell>
          <table:table-cell table:formula="of:=HEX2DEC([.C456])" office:value-type="float" office:value="16777091" calcext:value-type="float">
            <text:p>16777091</text:p>
          </table:table-cell>
          <table:table-cell table:formula="of:=IF([.D456]&gt;8388608;([.D456]-16777215-1);[.D45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57];2);16)" office:value-type="string" office:string-value="C2FFFF8B" calcext:value-type="string">
            <text:p>C2FFFF8B</text:p>
          </table:table-cell>
          <table:table-cell table:formula="of:=RIGHTB([.B457];6)" office:value-type="string" office:string-value="FFFF8B" calcext:value-type="string">
            <text:p>FFFF8B</text:p>
          </table:table-cell>
          <table:table-cell table:formula="of:=HEX2DEC([.C457])" office:value-type="float" office:value="16777099" calcext:value-type="float">
            <text:p>16777099</text:p>
          </table:table-cell>
          <table:table-cell table:formula="of:=IF([.D457]&gt;8388608;([.D457]-16777215-1);[.D45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58];2);16)" office:value-type="string" office:string-value="C2FFFF8B" calcext:value-type="string">
            <text:p>C2FFFF8B</text:p>
          </table:table-cell>
          <table:table-cell table:formula="of:=RIGHTB([.B458];6)" office:value-type="string" office:string-value="FFFF8B" calcext:value-type="string">
            <text:p>FFFF8B</text:p>
          </table:table-cell>
          <table:table-cell table:formula="of:=HEX2DEC([.C458])" office:value-type="float" office:value="16777099" calcext:value-type="float">
            <text:p>16777099</text:p>
          </table:table-cell>
          <table:table-cell table:formula="of:=IF([.D458]&gt;8388608;([.D458]-16777215-1);[.D45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59];2);16)" office:value-type="string" office:string-value="C2FFFF8B" calcext:value-type="string">
            <text:p>C2FFFF8B</text:p>
          </table:table-cell>
          <table:table-cell table:formula="of:=RIGHTB([.B459];6)" office:value-type="string" office:string-value="FFFF8B" calcext:value-type="string">
            <text:p>FFFF8B</text:p>
          </table:table-cell>
          <table:table-cell table:formula="of:=HEX2DEC([.C459])" office:value-type="float" office:value="16777099" calcext:value-type="float">
            <text:p>16777099</text:p>
          </table:table-cell>
          <table:table-cell table:formula="of:=IF([.D459]&gt;8388608;([.D459]-16777215-1);[.D45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60];2);16)" office:value-type="string" office:string-value="C2FFFF8B" calcext:value-type="string">
            <text:p>C2FFFF8B</text:p>
          </table:table-cell>
          <table:table-cell table:formula="of:=RIGHTB([.B460];6)" office:value-type="string" office:string-value="FFFF8B" calcext:value-type="string">
            <text:p>FFFF8B</text:p>
          </table:table-cell>
          <table:table-cell table:formula="of:=HEX2DEC([.C460])" office:value-type="float" office:value="16777099" calcext:value-type="float">
            <text:p>16777099</text:p>
          </table:table-cell>
          <table:table-cell table:formula="of:=IF([.D460]&gt;8388608;([.D460]-16777215-1);[.D46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61];2);16)" office:value-type="string" office:string-value="C2FFFF8B" calcext:value-type="string">
            <text:p>C2FFFF8B</text:p>
          </table:table-cell>
          <table:table-cell table:formula="of:=RIGHTB([.B461];6)" office:value-type="string" office:string-value="FFFF8B" calcext:value-type="string">
            <text:p>FFFF8B</text:p>
          </table:table-cell>
          <table:table-cell table:formula="of:=HEX2DEC([.C461])" office:value-type="float" office:value="16777099" calcext:value-type="float">
            <text:p>16777099</text:p>
          </table:table-cell>
          <table:table-cell table:formula="of:=IF([.D461]&gt;8388608;([.D461]-16777215-1);[.D46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62];2);16)" office:value-type="string" office:string-value="C2FFFF8B" calcext:value-type="string">
            <text:p>C2FFFF8B</text:p>
          </table:table-cell>
          <table:table-cell table:formula="of:=RIGHTB([.B462];6)" office:value-type="string" office:string-value="FFFF8B" calcext:value-type="string">
            <text:p>FFFF8B</text:p>
          </table:table-cell>
          <table:table-cell table:formula="of:=HEX2DEC([.C462])" office:value-type="float" office:value="16777099" calcext:value-type="float">
            <text:p>16777099</text:p>
          </table:table-cell>
          <table:table-cell table:formula="of:=IF([.D462]&gt;8388608;([.D462]-16777215-1);[.D46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63];2);16)" office:value-type="string" office:string-value="C2FFFF8B" calcext:value-type="string">
            <text:p>C2FFFF8B</text:p>
          </table:table-cell>
          <table:table-cell table:formula="of:=RIGHTB([.B463];6)" office:value-type="string" office:string-value="FFFF8B" calcext:value-type="string">
            <text:p>FFFF8B</text:p>
          </table:table-cell>
          <table:table-cell table:formula="of:=HEX2DEC([.C463])" office:value-type="float" office:value="16777099" calcext:value-type="float">
            <text:p>16777099</text:p>
          </table:table-cell>
          <table:table-cell table:formula="of:=IF([.D463]&gt;8388608;([.D463]-16777215-1);[.D46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464];2);16)" office:value-type="string" office:string-value="C2FFFF8B" calcext:value-type="string">
            <text:p>C2FFFF8B</text:p>
          </table:table-cell>
          <table:table-cell table:formula="of:=RIGHTB([.B464];6)" office:value-type="string" office:string-value="FFFF8B" calcext:value-type="string">
            <text:p>FFFF8B</text:p>
          </table:table-cell>
          <table:table-cell table:formula="of:=HEX2DEC([.C464])" office:value-type="float" office:value="16777099" calcext:value-type="float">
            <text:p>16777099</text:p>
          </table:table-cell>
          <table:table-cell table:formula="of:=IF([.D464]&gt;8388608;([.D464]-16777215-1);[.D46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65];2);16)" office:value-type="string" office:string-value="7000089" calcext:value-type="string">
            <text:p>7000089</text:p>
          </table:table-cell>
          <table:table-cell table:formula="of:=RIGHTB([.B465];6)" office:value-type="string" office:string-value="000089" calcext:value-type="string">
            <text:p>000089</text:p>
          </table:table-cell>
          <table:table-cell table:formula="of:=HEX2DEC([.C465])" office:value-type="float" office:value="137" calcext:value-type="float">
            <text:p>137</text:p>
          </table:table-cell>
          <table:table-cell table:formula="of:=IF([.D465]&gt;8388608;([.D465]-16777215-1);[.D46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66];2);16)" office:value-type="string" office:string-value="7000089" calcext:value-type="string">
            <text:p>7000089</text:p>
          </table:table-cell>
          <table:table-cell table:formula="of:=RIGHTB([.B466];6)" office:value-type="string" office:string-value="000089" calcext:value-type="string">
            <text:p>000089</text:p>
          </table:table-cell>
          <table:table-cell table:formula="of:=HEX2DEC([.C466])" office:value-type="float" office:value="137" calcext:value-type="float">
            <text:p>137</text:p>
          </table:table-cell>
          <table:table-cell table:formula="of:=IF([.D466]&gt;8388608;([.D466]-16777215-1);[.D46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67];2);16)" office:value-type="string" office:string-value="7000089" calcext:value-type="string">
            <text:p>7000089</text:p>
          </table:table-cell>
          <table:table-cell table:formula="of:=RIGHTB([.B467];6)" office:value-type="string" office:string-value="000089" calcext:value-type="string">
            <text:p>000089</text:p>
          </table:table-cell>
          <table:table-cell table:formula="of:=HEX2DEC([.C467])" office:value-type="float" office:value="137" calcext:value-type="float">
            <text:p>137</text:p>
          </table:table-cell>
          <table:table-cell table:formula="of:=IF([.D467]&gt;8388608;([.D467]-16777215-1);[.D46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68];2);16)" office:value-type="string" office:string-value="7000089" calcext:value-type="string">
            <text:p>7000089</text:p>
          </table:table-cell>
          <table:table-cell table:formula="of:=RIGHTB([.B468];6)" office:value-type="string" office:string-value="000089" calcext:value-type="string">
            <text:p>000089</text:p>
          </table:table-cell>
          <table:table-cell table:formula="of:=HEX2DEC([.C468])" office:value-type="float" office:value="137" calcext:value-type="float">
            <text:p>137</text:p>
          </table:table-cell>
          <table:table-cell table:formula="of:=IF([.D468]&gt;8388608;([.D468]-16777215-1);[.D46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69];2);16)" office:value-type="string" office:string-value="7000089" calcext:value-type="string">
            <text:p>7000089</text:p>
          </table:table-cell>
          <table:table-cell table:formula="of:=RIGHTB([.B469];6)" office:value-type="string" office:string-value="000089" calcext:value-type="string">
            <text:p>000089</text:p>
          </table:table-cell>
          <table:table-cell table:formula="of:=HEX2DEC([.C469])" office:value-type="float" office:value="137" calcext:value-type="float">
            <text:p>137</text:p>
          </table:table-cell>
          <table:table-cell table:formula="of:=IF([.D469]&gt;8388608;([.D469]-16777215-1);[.D46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70];2);16)" office:value-type="string" office:string-value="7000089" calcext:value-type="string">
            <text:p>7000089</text:p>
          </table:table-cell>
          <table:table-cell table:formula="of:=RIGHTB([.B470];6)" office:value-type="string" office:string-value="000089" calcext:value-type="string">
            <text:p>000089</text:p>
          </table:table-cell>
          <table:table-cell table:formula="of:=HEX2DEC([.C470])" office:value-type="float" office:value="137" calcext:value-type="float">
            <text:p>137</text:p>
          </table:table-cell>
          <table:table-cell table:formula="of:=IF([.D470]&gt;8388608;([.D470]-16777215-1);[.D47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71];2);16)" office:value-type="string" office:string-value="7000089" calcext:value-type="string">
            <text:p>7000089</text:p>
          </table:table-cell>
          <table:table-cell table:formula="of:=RIGHTB([.B471];6)" office:value-type="string" office:string-value="000089" calcext:value-type="string">
            <text:p>000089</text:p>
          </table:table-cell>
          <table:table-cell table:formula="of:=HEX2DEC([.C471])" office:value-type="float" office:value="137" calcext:value-type="float">
            <text:p>137</text:p>
          </table:table-cell>
          <table:table-cell table:formula="of:=IF([.D471]&gt;8388608;([.D471]-16777215-1);[.D471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11000000000000000010001001</text:p>
          </table:table-cell>
          <table:table-cell table:formula="of:=BASE(DECIMAL([.A472];2);16)" office:value-type="string" office:string-value="7000089" calcext:value-type="string">
            <text:p>7000089</text:p>
          </table:table-cell>
          <table:table-cell table:formula="of:=RIGHTB([.B472];6)" office:value-type="string" office:string-value="000089" calcext:value-type="string">
            <text:p>000089</text:p>
          </table:table-cell>
          <table:table-cell table:formula="of:=HEX2DEC([.C472])" office:value-type="float" office:value="137" calcext:value-type="float">
            <text:p>137</text:p>
          </table:table-cell>
          <table:table-cell table:formula="of:=IF([.D472]&gt;8388608;([.D472]-16777215-1);[.D472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3];2);16)" office:value-type="string" office:string-value="5000081" calcext:value-type="string">
            <text:p>5000081</text:p>
          </table:table-cell>
          <table:table-cell table:formula="of:=RIGHTB([.B473];6)" office:value-type="string" office:string-value="000081" calcext:value-type="string">
            <text:p>000081</text:p>
          </table:table-cell>
          <table:table-cell table:formula="of:=HEX2DEC([.C473])" office:value-type="float" office:value="129" calcext:value-type="float">
            <text:p>129</text:p>
          </table:table-cell>
          <table:table-cell table:formula="of:=IF([.D473]&gt;8388608;([.D473]-16777215-1);[.D47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4];2);16)" office:value-type="string" office:string-value="5000081" calcext:value-type="string">
            <text:p>5000081</text:p>
          </table:table-cell>
          <table:table-cell table:formula="of:=RIGHTB([.B474];6)" office:value-type="string" office:string-value="000081" calcext:value-type="string">
            <text:p>000081</text:p>
          </table:table-cell>
          <table:table-cell table:formula="of:=HEX2DEC([.C474])" office:value-type="float" office:value="129" calcext:value-type="float">
            <text:p>129</text:p>
          </table:table-cell>
          <table:table-cell table:formula="of:=IF([.D474]&gt;8388608;([.D474]-16777215-1);[.D47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5];2);16)" office:value-type="string" office:string-value="5000081" calcext:value-type="string">
            <text:p>5000081</text:p>
          </table:table-cell>
          <table:table-cell table:formula="of:=RIGHTB([.B475];6)" office:value-type="string" office:string-value="000081" calcext:value-type="string">
            <text:p>000081</text:p>
          </table:table-cell>
          <table:table-cell table:formula="of:=HEX2DEC([.C475])" office:value-type="float" office:value="129" calcext:value-type="float">
            <text:p>129</text:p>
          </table:table-cell>
          <table:table-cell table:formula="of:=IF([.D475]&gt;8388608;([.D475]-16777215-1);[.D47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6];2);16)" office:value-type="string" office:string-value="5000081" calcext:value-type="string">
            <text:p>5000081</text:p>
          </table:table-cell>
          <table:table-cell table:formula="of:=RIGHTB([.B476];6)" office:value-type="string" office:string-value="000081" calcext:value-type="string">
            <text:p>000081</text:p>
          </table:table-cell>
          <table:table-cell table:formula="of:=HEX2DEC([.C476])" office:value-type="float" office:value="129" calcext:value-type="float">
            <text:p>129</text:p>
          </table:table-cell>
          <table:table-cell table:formula="of:=IF([.D476]&gt;8388608;([.D476]-16777215-1);[.D47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7];2);16)" office:value-type="string" office:string-value="5000081" calcext:value-type="string">
            <text:p>5000081</text:p>
          </table:table-cell>
          <table:table-cell table:formula="of:=RIGHTB([.B477];6)" office:value-type="string" office:string-value="000081" calcext:value-type="string">
            <text:p>000081</text:p>
          </table:table-cell>
          <table:table-cell table:formula="of:=HEX2DEC([.C477])" office:value-type="float" office:value="129" calcext:value-type="float">
            <text:p>129</text:p>
          </table:table-cell>
          <table:table-cell table:formula="of:=IF([.D477]&gt;8388608;([.D477]-16777215-1);[.D477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8];2);16)" office:value-type="string" office:string-value="5000081" calcext:value-type="string">
            <text:p>5000081</text:p>
          </table:table-cell>
          <table:table-cell table:formula="of:=RIGHTB([.B478];6)" office:value-type="string" office:string-value="000081" calcext:value-type="string">
            <text:p>000081</text:p>
          </table:table-cell>
          <table:table-cell table:formula="of:=HEX2DEC([.C478])" office:value-type="float" office:value="129" calcext:value-type="float">
            <text:p>129</text:p>
          </table:table-cell>
          <table:table-cell table:formula="of:=IF([.D478]&gt;8388608;([.D478]-16777215-1);[.D478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79];2);16)" office:value-type="string" office:string-value="5000081" calcext:value-type="string">
            <text:p>5000081</text:p>
          </table:table-cell>
          <table:table-cell table:formula="of:=RIGHTB([.B479];6)" office:value-type="string" office:string-value="000081" calcext:value-type="string">
            <text:p>000081</text:p>
          </table:table-cell>
          <table:table-cell table:formula="of:=HEX2DEC([.C479])" office:value-type="float" office:value="129" calcext:value-type="float">
            <text:p>129</text:p>
          </table:table-cell>
          <table:table-cell table:formula="of:=IF([.D479]&gt;8388608;([.D479]-16777215-1);[.D47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01000000000000000010000001</text:p>
          </table:table-cell>
          <table:table-cell table:formula="of:=BASE(DECIMAL([.A480];2);16)" office:value-type="string" office:string-value="5000081" calcext:value-type="string">
            <text:p>5000081</text:p>
          </table:table-cell>
          <table:table-cell table:formula="of:=RIGHTB([.B480];6)" office:value-type="string" office:string-value="000081" calcext:value-type="string">
            <text:p>000081</text:p>
          </table:table-cell>
          <table:table-cell table:formula="of:=HEX2DEC([.C480])" office:value-type="float" office:value="129" calcext:value-type="float">
            <text:p>129</text:p>
          </table:table-cell>
          <table:table-cell table:formula="of:=IF([.D480]&gt;8388608;([.D480]-16777215-1);[.D48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1];2);16)" office:value-type="string" office:string-value="BDFFFF8C" calcext:value-type="string">
            <text:p>BDFFFF8C</text:p>
          </table:table-cell>
          <table:table-cell table:formula="of:=RIGHTB([.B481];6)" office:value-type="string" office:string-value="FFFF8C" calcext:value-type="string">
            <text:p>FFFF8C</text:p>
          </table:table-cell>
          <table:table-cell table:formula="of:=HEX2DEC([.C481])" office:value-type="float" office:value="16777100" calcext:value-type="float">
            <text:p>16777100</text:p>
          </table:table-cell>
          <table:table-cell table:formula="of:=IF([.D481]&gt;8388608;([.D481]-16777215-1);[.D48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2];2);16)" office:value-type="string" office:string-value="BDFFFF8C" calcext:value-type="string">
            <text:p>BDFFFF8C</text:p>
          </table:table-cell>
          <table:table-cell table:formula="of:=RIGHTB([.B482];6)" office:value-type="string" office:string-value="FFFF8C" calcext:value-type="string">
            <text:p>FFFF8C</text:p>
          </table:table-cell>
          <table:table-cell table:formula="of:=HEX2DEC([.C482])" office:value-type="float" office:value="16777100" calcext:value-type="float">
            <text:p>16777100</text:p>
          </table:table-cell>
          <table:table-cell table:formula="of:=IF([.D482]&gt;8388608;([.D482]-16777215-1);[.D48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3];2);16)" office:value-type="string" office:string-value="BDFFFF8C" calcext:value-type="string">
            <text:p>BDFFFF8C</text:p>
          </table:table-cell>
          <table:table-cell table:formula="of:=RIGHTB([.B483];6)" office:value-type="string" office:string-value="FFFF8C" calcext:value-type="string">
            <text:p>FFFF8C</text:p>
          </table:table-cell>
          <table:table-cell table:formula="of:=HEX2DEC([.C483])" office:value-type="float" office:value="16777100" calcext:value-type="float">
            <text:p>16777100</text:p>
          </table:table-cell>
          <table:table-cell table:formula="of:=IF([.D483]&gt;8388608;([.D483]-16777215-1);[.D48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4];2);16)" office:value-type="string" office:string-value="BDFFFF8C" calcext:value-type="string">
            <text:p>BDFFFF8C</text:p>
          </table:table-cell>
          <table:table-cell table:formula="of:=RIGHTB([.B484];6)" office:value-type="string" office:string-value="FFFF8C" calcext:value-type="string">
            <text:p>FFFF8C</text:p>
          </table:table-cell>
          <table:table-cell table:formula="of:=HEX2DEC([.C484])" office:value-type="float" office:value="16777100" calcext:value-type="float">
            <text:p>16777100</text:p>
          </table:table-cell>
          <table:table-cell table:formula="of:=IF([.D484]&gt;8388608;([.D484]-16777215-1);[.D48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5];2);16)" office:value-type="string" office:string-value="BDFFFF8C" calcext:value-type="string">
            <text:p>BDFFFF8C</text:p>
          </table:table-cell>
          <table:table-cell table:formula="of:=RIGHTB([.B485];6)" office:value-type="string" office:string-value="FFFF8C" calcext:value-type="string">
            <text:p>FFFF8C</text:p>
          </table:table-cell>
          <table:table-cell table:formula="of:=HEX2DEC([.C485])" office:value-type="float" office:value="16777100" calcext:value-type="float">
            <text:p>16777100</text:p>
          </table:table-cell>
          <table:table-cell table:formula="of:=IF([.D485]&gt;8388608;([.D485]-16777215-1);[.D48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6];2);16)" office:value-type="string" office:string-value="BDFFFF8C" calcext:value-type="string">
            <text:p>BDFFFF8C</text:p>
          </table:table-cell>
          <table:table-cell table:formula="of:=RIGHTB([.B486];6)" office:value-type="string" office:string-value="FFFF8C" calcext:value-type="string">
            <text:p>FFFF8C</text:p>
          </table:table-cell>
          <table:table-cell table:formula="of:=HEX2DEC([.C486])" office:value-type="float" office:value="16777100" calcext:value-type="float">
            <text:p>16777100</text:p>
          </table:table-cell>
          <table:table-cell table:formula="of:=IF([.D486]&gt;8388608;([.D486]-16777215-1);[.D48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7];2);16)" office:value-type="string" office:string-value="BDFFFF8C" calcext:value-type="string">
            <text:p>BDFFFF8C</text:p>
          </table:table-cell>
          <table:table-cell table:formula="of:=RIGHTB([.B487];6)" office:value-type="string" office:string-value="FFFF8C" calcext:value-type="string">
            <text:p>FFFF8C</text:p>
          </table:table-cell>
          <table:table-cell table:formula="of:=HEX2DEC([.C487])" office:value-type="float" office:value="16777100" calcext:value-type="float">
            <text:p>16777100</text:p>
          </table:table-cell>
          <table:table-cell table:formula="of:=IF([.D487]&gt;8388608;([.D487]-16777215-1);[.D48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111101111111111111111110001100</text:p>
          </table:table-cell>
          <table:table-cell table:formula="of:=BASE(DECIMAL([.A488];2);16)" office:value-type="string" office:string-value="BDFFFF8C" calcext:value-type="string">
            <text:p>BDFFFF8C</text:p>
          </table:table-cell>
          <table:table-cell table:formula="of:=RIGHTB([.B488];6)" office:value-type="string" office:string-value="FFFF8C" calcext:value-type="string">
            <text:p>FFFF8C</text:p>
          </table:table-cell>
          <table:table-cell table:formula="of:=HEX2DEC([.C488])" office:value-type="float" office:value="16777100" calcext:value-type="float">
            <text:p>16777100</text:p>
          </table:table-cell>
          <table:table-cell table:formula="of:=IF([.D488]&gt;8388608;([.D488]-16777215-1);[.D48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89];2);16)" office:value-type="string" office:string-value="EAFFFF88" calcext:value-type="string">
            <text:p>EAFFFF88</text:p>
          </table:table-cell>
          <table:table-cell table:formula="of:=RIGHTB([.B489];6)" office:value-type="string" office:string-value="FFFF88" calcext:value-type="string">
            <text:p>FFFF88</text:p>
          </table:table-cell>
          <table:table-cell table:formula="of:=HEX2DEC([.C489])" office:value-type="float" office:value="16777096" calcext:value-type="float">
            <text:p>16777096</text:p>
          </table:table-cell>
          <table:table-cell table:formula="of:=IF([.D489]&gt;8388608;([.D489]-16777215-1);[.D48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0];2);16)" office:value-type="string" office:string-value="EAFFFF88" calcext:value-type="string">
            <text:p>EAFFFF88</text:p>
          </table:table-cell>
          <table:table-cell table:formula="of:=RIGHTB([.B490];6)" office:value-type="string" office:string-value="FFFF88" calcext:value-type="string">
            <text:p>FFFF88</text:p>
          </table:table-cell>
          <table:table-cell table:formula="of:=HEX2DEC([.C490])" office:value-type="float" office:value="16777096" calcext:value-type="float">
            <text:p>16777096</text:p>
          </table:table-cell>
          <table:table-cell table:formula="of:=IF([.D490]&gt;8388608;([.D490]-16777215-1);[.D49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1];2);16)" office:value-type="string" office:string-value="EAFFFF88" calcext:value-type="string">
            <text:p>EAFFFF88</text:p>
          </table:table-cell>
          <table:table-cell table:formula="of:=RIGHTB([.B491];6)" office:value-type="string" office:string-value="FFFF88" calcext:value-type="string">
            <text:p>FFFF88</text:p>
          </table:table-cell>
          <table:table-cell table:formula="of:=HEX2DEC([.C491])" office:value-type="float" office:value="16777096" calcext:value-type="float">
            <text:p>16777096</text:p>
          </table:table-cell>
          <table:table-cell table:formula="of:=IF([.D491]&gt;8388608;([.D491]-16777215-1);[.D49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2];2);16)" office:value-type="string" office:string-value="EAFFFF88" calcext:value-type="string">
            <text:p>EAFFFF88</text:p>
          </table:table-cell>
          <table:table-cell table:formula="of:=RIGHTB([.B492];6)" office:value-type="string" office:string-value="FFFF88" calcext:value-type="string">
            <text:p>FFFF88</text:p>
          </table:table-cell>
          <table:table-cell table:formula="of:=HEX2DEC([.C492])" office:value-type="float" office:value="16777096" calcext:value-type="float">
            <text:p>16777096</text:p>
          </table:table-cell>
          <table:table-cell table:formula="of:=IF([.D492]&gt;8388608;([.D492]-16777215-1);[.D49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3];2);16)" office:value-type="string" office:string-value="EAFFFF88" calcext:value-type="string">
            <text:p>EAFFFF88</text:p>
          </table:table-cell>
          <table:table-cell table:formula="of:=RIGHTB([.B493];6)" office:value-type="string" office:string-value="FFFF88" calcext:value-type="string">
            <text:p>FFFF88</text:p>
          </table:table-cell>
          <table:table-cell table:formula="of:=HEX2DEC([.C493])" office:value-type="float" office:value="16777096" calcext:value-type="float">
            <text:p>16777096</text:p>
          </table:table-cell>
          <table:table-cell table:formula="of:=IF([.D493]&gt;8388608;([.D493]-16777215-1);[.D49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4];2);16)" office:value-type="string" office:string-value="EAFFFF88" calcext:value-type="string">
            <text:p>EAFFFF88</text:p>
          </table:table-cell>
          <table:table-cell table:formula="of:=RIGHTB([.B494];6)" office:value-type="string" office:string-value="FFFF88" calcext:value-type="string">
            <text:p>FFFF88</text:p>
          </table:table-cell>
          <table:table-cell table:formula="of:=HEX2DEC([.C494])" office:value-type="float" office:value="16777096" calcext:value-type="float">
            <text:p>16777096</text:p>
          </table:table-cell>
          <table:table-cell table:formula="of:=IF([.D494]&gt;8388608;([.D494]-16777215-1);[.D49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5];2);16)" office:value-type="string" office:string-value="EAFFFF88" calcext:value-type="string">
            <text:p>EAFFFF88</text:p>
          </table:table-cell>
          <table:table-cell table:formula="of:=RIGHTB([.B495];6)" office:value-type="string" office:string-value="FFFF88" calcext:value-type="string">
            <text:p>FFFF88</text:p>
          </table:table-cell>
          <table:table-cell table:formula="of:=HEX2DEC([.C495])" office:value-type="float" office:value="16777096" calcext:value-type="float">
            <text:p>16777096</text:p>
          </table:table-cell>
          <table:table-cell table:formula="of:=IF([.D495]&gt;8388608;([.D495]-16777215-1);[.D49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010111111111111111110001000</text:p>
          </table:table-cell>
          <table:table-cell table:formula="of:=BASE(DECIMAL([.A496];2);16)" office:value-type="string" office:string-value="EAFFFF88" calcext:value-type="string">
            <text:p>EAFFFF88</text:p>
          </table:table-cell>
          <table:table-cell table:formula="of:=RIGHTB([.B496];6)" office:value-type="string" office:string-value="FFFF88" calcext:value-type="string">
            <text:p>FFFF88</text:p>
          </table:table-cell>
          <table:table-cell table:formula="of:=HEX2DEC([.C496])" office:value-type="float" office:value="16777096" calcext:value-type="float">
            <text:p>16777096</text:p>
          </table:table-cell>
          <table:table-cell table:formula="of:=IF([.D496]&gt;8388608;([.D496]-16777215-1);[.D49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497];2);16)" office:value-type="string" office:string-value="7BFFFF80" calcext:value-type="string">
            <text:p>7BFFFF80</text:p>
          </table:table-cell>
          <table:table-cell table:formula="of:=RIGHTB([.B497];6)" office:value-type="string" office:string-value="FFFF80" calcext:value-type="string">
            <text:p>FFFF80</text:p>
          </table:table-cell>
          <table:table-cell table:formula="of:=HEX2DEC([.C497])" office:value-type="float" office:value="16777088" calcext:value-type="float">
            <text:p>16777088</text:p>
          </table:table-cell>
          <table:table-cell table:formula="of:=IF([.D497]&gt;8388608;([.D497]-16777215-1);[.D49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498];2);16)" office:value-type="string" office:string-value="7BFFFF80" calcext:value-type="string">
            <text:p>7BFFFF80</text:p>
          </table:table-cell>
          <table:table-cell table:formula="of:=RIGHTB([.B498];6)" office:value-type="string" office:string-value="FFFF80" calcext:value-type="string">
            <text:p>FFFF80</text:p>
          </table:table-cell>
          <table:table-cell table:formula="of:=HEX2DEC([.C498])" office:value-type="float" office:value="16777088" calcext:value-type="float">
            <text:p>16777088</text:p>
          </table:table-cell>
          <table:table-cell table:formula="of:=IF([.D498]&gt;8388608;([.D498]-16777215-1);[.D49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499];2);16)" office:value-type="string" office:string-value="7BFFFF80" calcext:value-type="string">
            <text:p>7BFFFF80</text:p>
          </table:table-cell>
          <table:table-cell table:formula="of:=RIGHTB([.B499];6)" office:value-type="string" office:string-value="FFFF80" calcext:value-type="string">
            <text:p>FFFF80</text:p>
          </table:table-cell>
          <table:table-cell table:formula="of:=HEX2DEC([.C499])" office:value-type="float" office:value="16777088" calcext:value-type="float">
            <text:p>16777088</text:p>
          </table:table-cell>
          <table:table-cell table:formula="of:=IF([.D499]&gt;8388608;([.D499]-16777215-1);[.D49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500];2);16)" office:value-type="string" office:string-value="7BFFFF80" calcext:value-type="string">
            <text:p>7BFFFF80</text:p>
          </table:table-cell>
          <table:table-cell table:formula="of:=RIGHTB([.B500];6)" office:value-type="string" office:string-value="FFFF80" calcext:value-type="string">
            <text:p>FFFF80</text:p>
          </table:table-cell>
          <table:table-cell table:formula="of:=HEX2DEC([.C500])" office:value-type="float" office:value="16777088" calcext:value-type="float">
            <text:p>16777088</text:p>
          </table:table-cell>
          <table:table-cell table:formula="of:=IF([.D500]&gt;8388608;([.D500]-16777215-1);[.D50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501];2);16)" office:value-type="string" office:string-value="7BFFFF80" calcext:value-type="string">
            <text:p>7BFFFF80</text:p>
          </table:table-cell>
          <table:table-cell table:formula="of:=RIGHTB([.B501];6)" office:value-type="string" office:string-value="FFFF80" calcext:value-type="string">
            <text:p>FFFF80</text:p>
          </table:table-cell>
          <table:table-cell table:formula="of:=HEX2DEC([.C501])" office:value-type="float" office:value="16777088" calcext:value-type="float">
            <text:p>16777088</text:p>
          </table:table-cell>
          <table:table-cell table:formula="of:=IF([.D501]&gt;8388608;([.D501]-16777215-1);[.D50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502];2);16)" office:value-type="string" office:string-value="7BFFFF80" calcext:value-type="string">
            <text:p>7BFFFF80</text:p>
          </table:table-cell>
          <table:table-cell table:formula="of:=RIGHTB([.B502];6)" office:value-type="string" office:string-value="FFFF80" calcext:value-type="string">
            <text:p>FFFF80</text:p>
          </table:table-cell>
          <table:table-cell table:formula="of:=HEX2DEC([.C502])" office:value-type="float" office:value="16777088" calcext:value-type="float">
            <text:p>16777088</text:p>
          </table:table-cell>
          <table:table-cell table:formula="of:=IF([.D502]&gt;8388608;([.D502]-16777215-1);[.D50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503];2);16)" office:value-type="string" office:string-value="7BFFFF80" calcext:value-type="string">
            <text:p>7BFFFF80</text:p>
          </table:table-cell>
          <table:table-cell table:formula="of:=RIGHTB([.B503];6)" office:value-type="string" office:string-value="FFFF80" calcext:value-type="string">
            <text:p>FFFF80</text:p>
          </table:table-cell>
          <table:table-cell table:formula="of:=HEX2DEC([.C503])" office:value-type="float" office:value="16777088" calcext:value-type="float">
            <text:p>16777088</text:p>
          </table:table-cell>
          <table:table-cell table:formula="of:=IF([.D503]&gt;8388608;([.D503]-16777215-1);[.D50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11111111111111111110000000</text:p>
          </table:table-cell>
          <table:table-cell table:formula="of:=BASE(DECIMAL([.A504];2);16)" office:value-type="string" office:string-value="7BFFFF80" calcext:value-type="string">
            <text:p>7BFFFF80</text:p>
          </table:table-cell>
          <table:table-cell table:formula="of:=RIGHTB([.B504];6)" office:value-type="string" office:string-value="FFFF80" calcext:value-type="string">
            <text:p>FFFF80</text:p>
          </table:table-cell>
          <table:table-cell table:formula="of:=HEX2DEC([.C504])" office:value-type="float" office:value="16777088" calcext:value-type="float">
            <text:p>16777088</text:p>
          </table:table-cell>
          <table:table-cell table:formula="of:=IF([.D504]&gt;8388608;([.D504]-16777215-1);[.D50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05];2);16)" office:value-type="string" office:string-value="DBFFFF8D" calcext:value-type="string">
            <text:p>DBFFFF8D</text:p>
          </table:table-cell>
          <table:table-cell table:formula="of:=RIGHTB([.B505];6)" office:value-type="string" office:string-value="FFFF8D" calcext:value-type="string">
            <text:p>FFFF8D</text:p>
          </table:table-cell>
          <table:table-cell table:formula="of:=HEX2DEC([.C505])" office:value-type="float" office:value="16777101" calcext:value-type="float">
            <text:p>16777101</text:p>
          </table:table-cell>
          <table:table-cell table:formula="of:=IF([.D505]&gt;8388608;([.D505]-16777215-1);[.D50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06];2);16)" office:value-type="string" office:string-value="DBFFFF8D" calcext:value-type="string">
            <text:p>DBFFFF8D</text:p>
          </table:table-cell>
          <table:table-cell table:formula="of:=RIGHTB([.B506];6)" office:value-type="string" office:string-value="FFFF8D" calcext:value-type="string">
            <text:p>FFFF8D</text:p>
          </table:table-cell>
          <table:table-cell table:formula="of:=HEX2DEC([.C506])" office:value-type="float" office:value="16777101" calcext:value-type="float">
            <text:p>16777101</text:p>
          </table:table-cell>
          <table:table-cell table:formula="of:=IF([.D506]&gt;8388608;([.D506]-16777215-1);[.D50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07];2);16)" office:value-type="string" office:string-value="DBFFFF8D" calcext:value-type="string">
            <text:p>DBFFFF8D</text:p>
          </table:table-cell>
          <table:table-cell table:formula="of:=RIGHTB([.B507];6)" office:value-type="string" office:string-value="FFFF8D" calcext:value-type="string">
            <text:p>FFFF8D</text:p>
          </table:table-cell>
          <table:table-cell table:formula="of:=HEX2DEC([.C507])" office:value-type="float" office:value="16777101" calcext:value-type="float">
            <text:p>16777101</text:p>
          </table:table-cell>
          <table:table-cell table:formula="of:=IF([.D507]&gt;8388608;([.D507]-16777215-1);[.D50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08];2);16)" office:value-type="string" office:string-value="DBFFFF8D" calcext:value-type="string">
            <text:p>DBFFFF8D</text:p>
          </table:table-cell>
          <table:table-cell table:formula="of:=RIGHTB([.B508];6)" office:value-type="string" office:string-value="FFFF8D" calcext:value-type="string">
            <text:p>FFFF8D</text:p>
          </table:table-cell>
          <table:table-cell table:formula="of:=HEX2DEC([.C508])" office:value-type="float" office:value="16777101" calcext:value-type="float">
            <text:p>16777101</text:p>
          </table:table-cell>
          <table:table-cell table:formula="of:=IF([.D508]&gt;8388608;([.D508]-16777215-1);[.D50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09];2);16)" office:value-type="string" office:string-value="DBFFFF8D" calcext:value-type="string">
            <text:p>DBFFFF8D</text:p>
          </table:table-cell>
          <table:table-cell table:formula="of:=RIGHTB([.B509];6)" office:value-type="string" office:string-value="FFFF8D" calcext:value-type="string">
            <text:p>FFFF8D</text:p>
          </table:table-cell>
          <table:table-cell table:formula="of:=HEX2DEC([.C509])" office:value-type="float" office:value="16777101" calcext:value-type="float">
            <text:p>16777101</text:p>
          </table:table-cell>
          <table:table-cell table:formula="of:=IF([.D509]&gt;8388608;([.D509]-16777215-1);[.D50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10];2);16)" office:value-type="string" office:string-value="DBFFFF8D" calcext:value-type="string">
            <text:p>DBFFFF8D</text:p>
          </table:table-cell>
          <table:table-cell table:formula="of:=RIGHTB([.B510];6)" office:value-type="string" office:string-value="FFFF8D" calcext:value-type="string">
            <text:p>FFFF8D</text:p>
          </table:table-cell>
          <table:table-cell table:formula="of:=HEX2DEC([.C510])" office:value-type="float" office:value="16777101" calcext:value-type="float">
            <text:p>16777101</text:p>
          </table:table-cell>
          <table:table-cell table:formula="of:=IF([.D510]&gt;8388608;([.D510]-16777215-1);[.D51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11];2);16)" office:value-type="string" office:string-value="DBFFFF8D" calcext:value-type="string">
            <text:p>DBFFFF8D</text:p>
          </table:table-cell>
          <table:table-cell table:formula="of:=RIGHTB([.B511];6)" office:value-type="string" office:string-value="FFFF8D" calcext:value-type="string">
            <text:p>FFFF8D</text:p>
          </table:table-cell>
          <table:table-cell table:formula="of:=HEX2DEC([.C511])" office:value-type="float" office:value="16777101" calcext:value-type="float">
            <text:p>16777101</text:p>
          </table:table-cell>
          <table:table-cell table:formula="of:=IF([.D511]&gt;8388608;([.D511]-16777215-1);[.D51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11111111111111111110001101</text:p>
          </table:table-cell>
          <table:table-cell table:formula="of:=BASE(DECIMAL([.A512];2);16)" office:value-type="string" office:string-value="DBFFFF8D" calcext:value-type="string">
            <text:p>DBFFFF8D</text:p>
          </table:table-cell>
          <table:table-cell table:formula="of:=RIGHTB([.B512];6)" office:value-type="string" office:string-value="FFFF8D" calcext:value-type="string">
            <text:p>FFFF8D</text:p>
          </table:table-cell>
          <table:table-cell table:formula="of:=HEX2DEC([.C512])" office:value-type="float" office:value="16777101" calcext:value-type="float">
            <text:p>16777101</text:p>
          </table:table-cell>
          <table:table-cell table:formula="of:=IF([.D512]&gt;8388608;([.D512]-16777215-1);[.D51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3];2);16)" office:value-type="string" office:string-value="3300008B" calcext:value-type="string">
            <text:p>3300008B</text:p>
          </table:table-cell>
          <table:table-cell table:formula="of:=RIGHTB([.B513];6)" office:value-type="string" office:string-value="00008B" calcext:value-type="string">
            <text:p>00008B</text:p>
          </table:table-cell>
          <table:table-cell table:formula="of:=HEX2DEC([.C513])" office:value-type="float" office:value="139" calcext:value-type="float">
            <text:p>139</text:p>
          </table:table-cell>
          <table:table-cell table:formula="of:=IF([.D513]&gt;8388608;([.D513]-16777215-1);[.D513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4];2);16)" office:value-type="string" office:string-value="3300008B" calcext:value-type="string">
            <text:p>3300008B</text:p>
          </table:table-cell>
          <table:table-cell table:formula="of:=RIGHTB([.B514];6)" office:value-type="string" office:string-value="00008B" calcext:value-type="string">
            <text:p>00008B</text:p>
          </table:table-cell>
          <table:table-cell table:formula="of:=HEX2DEC([.C514])" office:value-type="float" office:value="139" calcext:value-type="float">
            <text:p>139</text:p>
          </table:table-cell>
          <table:table-cell table:formula="of:=IF([.D514]&gt;8388608;([.D514]-16777215-1);[.D514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5];2);16)" office:value-type="string" office:string-value="3300008B" calcext:value-type="string">
            <text:p>3300008B</text:p>
          </table:table-cell>
          <table:table-cell table:formula="of:=RIGHTB([.B515];6)" office:value-type="string" office:string-value="00008B" calcext:value-type="string">
            <text:p>00008B</text:p>
          </table:table-cell>
          <table:table-cell table:formula="of:=HEX2DEC([.C515])" office:value-type="float" office:value="139" calcext:value-type="float">
            <text:p>139</text:p>
          </table:table-cell>
          <table:table-cell table:formula="of:=IF([.D515]&gt;8388608;([.D515]-16777215-1);[.D515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6];2);16)" office:value-type="string" office:string-value="3300008B" calcext:value-type="string">
            <text:p>3300008B</text:p>
          </table:table-cell>
          <table:table-cell table:formula="of:=RIGHTB([.B516];6)" office:value-type="string" office:string-value="00008B" calcext:value-type="string">
            <text:p>00008B</text:p>
          </table:table-cell>
          <table:table-cell table:formula="of:=HEX2DEC([.C516])" office:value-type="float" office:value="139" calcext:value-type="float">
            <text:p>139</text:p>
          </table:table-cell>
          <table:table-cell table:formula="of:=IF([.D516]&gt;8388608;([.D516]-16777215-1);[.D516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7];2);16)" office:value-type="string" office:string-value="3300008B" calcext:value-type="string">
            <text:p>3300008B</text:p>
          </table:table-cell>
          <table:table-cell table:formula="of:=RIGHTB([.B517];6)" office:value-type="string" office:string-value="00008B" calcext:value-type="string">
            <text:p>00008B</text:p>
          </table:table-cell>
          <table:table-cell table:formula="of:=HEX2DEC([.C517])" office:value-type="float" office:value="139" calcext:value-type="float">
            <text:p>139</text:p>
          </table:table-cell>
          <table:table-cell table:formula="of:=IF([.D517]&gt;8388608;([.D517]-16777215-1);[.D517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8];2);16)" office:value-type="string" office:string-value="3300008B" calcext:value-type="string">
            <text:p>3300008B</text:p>
          </table:table-cell>
          <table:table-cell table:formula="of:=RIGHTB([.B518];6)" office:value-type="string" office:string-value="00008B" calcext:value-type="string">
            <text:p>00008B</text:p>
          </table:table-cell>
          <table:table-cell table:formula="of:=HEX2DEC([.C518])" office:value-type="float" office:value="139" calcext:value-type="float">
            <text:p>139</text:p>
          </table:table-cell>
          <table:table-cell table:formula="of:=IF([.D518]&gt;8388608;([.D518]-16777215-1);[.D518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19];2);16)" office:value-type="string" office:string-value="3300008B" calcext:value-type="string">
            <text:p>3300008B</text:p>
          </table:table-cell>
          <table:table-cell table:formula="of:=RIGHTB([.B519];6)" office:value-type="string" office:string-value="00008B" calcext:value-type="string">
            <text:p>00008B</text:p>
          </table:table-cell>
          <table:table-cell table:formula="of:=HEX2DEC([.C519])" office:value-type="float" office:value="139" calcext:value-type="float">
            <text:p>139</text:p>
          </table:table-cell>
          <table:table-cell table:formula="of:=IF([.D519]&gt;8388608;([.D519]-16777215-1);[.D51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0011000000000000000010001011</text:p>
          </table:table-cell>
          <table:table-cell table:formula="of:=BASE(DECIMAL([.A520];2);16)" office:value-type="string" office:string-value="3300008B" calcext:value-type="string">
            <text:p>3300008B</text:p>
          </table:table-cell>
          <table:table-cell table:formula="of:=RIGHTB([.B520];6)" office:value-type="string" office:string-value="00008B" calcext:value-type="string">
            <text:p>00008B</text:p>
          </table:table-cell>
          <table:table-cell table:formula="of:=HEX2DEC([.C520])" office:value-type="float" office:value="139" calcext:value-type="float">
            <text:p>139</text:p>
          </table:table-cell>
          <table:table-cell table:formula="of:=IF([.D520]&gt;8388608;([.D520]-16777215-1);[.D520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1];2);16)" office:value-type="string" office:string-value="68FFFF8D" calcext:value-type="string">
            <text:p>68FFFF8D</text:p>
          </table:table-cell>
          <table:table-cell table:formula="of:=RIGHTB([.B521];6)" office:value-type="string" office:string-value="FFFF8D" calcext:value-type="string">
            <text:p>FFFF8D</text:p>
          </table:table-cell>
          <table:table-cell table:formula="of:=HEX2DEC([.C521])" office:value-type="float" office:value="16777101" calcext:value-type="float">
            <text:p>16777101</text:p>
          </table:table-cell>
          <table:table-cell table:formula="of:=IF([.D521]&gt;8388608;([.D521]-16777215-1);[.D52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2];2);16)" office:value-type="string" office:string-value="68FFFF8D" calcext:value-type="string">
            <text:p>68FFFF8D</text:p>
          </table:table-cell>
          <table:table-cell table:formula="of:=RIGHTB([.B522];6)" office:value-type="string" office:string-value="FFFF8D" calcext:value-type="string">
            <text:p>FFFF8D</text:p>
          </table:table-cell>
          <table:table-cell table:formula="of:=HEX2DEC([.C522])" office:value-type="float" office:value="16777101" calcext:value-type="float">
            <text:p>16777101</text:p>
          </table:table-cell>
          <table:table-cell table:formula="of:=IF([.D522]&gt;8388608;([.D522]-16777215-1);[.D52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3];2);16)" office:value-type="string" office:string-value="68FFFF8D" calcext:value-type="string">
            <text:p>68FFFF8D</text:p>
          </table:table-cell>
          <table:table-cell table:formula="of:=RIGHTB([.B523];6)" office:value-type="string" office:string-value="FFFF8D" calcext:value-type="string">
            <text:p>FFFF8D</text:p>
          </table:table-cell>
          <table:table-cell table:formula="of:=HEX2DEC([.C523])" office:value-type="float" office:value="16777101" calcext:value-type="float">
            <text:p>16777101</text:p>
          </table:table-cell>
          <table:table-cell table:formula="of:=IF([.D523]&gt;8388608;([.D523]-16777215-1);[.D52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4];2);16)" office:value-type="string" office:string-value="68FFFF8D" calcext:value-type="string">
            <text:p>68FFFF8D</text:p>
          </table:table-cell>
          <table:table-cell table:formula="of:=RIGHTB([.B524];6)" office:value-type="string" office:string-value="FFFF8D" calcext:value-type="string">
            <text:p>FFFF8D</text:p>
          </table:table-cell>
          <table:table-cell table:formula="of:=HEX2DEC([.C524])" office:value-type="float" office:value="16777101" calcext:value-type="float">
            <text:p>16777101</text:p>
          </table:table-cell>
          <table:table-cell table:formula="of:=IF([.D524]&gt;8388608;([.D524]-16777215-1);[.D52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5];2);16)" office:value-type="string" office:string-value="68FFFF8D" calcext:value-type="string">
            <text:p>68FFFF8D</text:p>
          </table:table-cell>
          <table:table-cell table:formula="of:=RIGHTB([.B525];6)" office:value-type="string" office:string-value="FFFF8D" calcext:value-type="string">
            <text:p>FFFF8D</text:p>
          </table:table-cell>
          <table:table-cell table:formula="of:=HEX2DEC([.C525])" office:value-type="float" office:value="16777101" calcext:value-type="float">
            <text:p>16777101</text:p>
          </table:table-cell>
          <table:table-cell table:formula="of:=IF([.D525]&gt;8388608;([.D525]-16777215-1);[.D52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6];2);16)" office:value-type="string" office:string-value="68FFFF8D" calcext:value-type="string">
            <text:p>68FFFF8D</text:p>
          </table:table-cell>
          <table:table-cell table:formula="of:=RIGHTB([.B526];6)" office:value-type="string" office:string-value="FFFF8D" calcext:value-type="string">
            <text:p>FFFF8D</text:p>
          </table:table-cell>
          <table:table-cell table:formula="of:=HEX2DEC([.C526])" office:value-type="float" office:value="16777101" calcext:value-type="float">
            <text:p>16777101</text:p>
          </table:table-cell>
          <table:table-cell table:formula="of:=IF([.D526]&gt;8388608;([.D526]-16777215-1);[.D52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7];2);16)" office:value-type="string" office:string-value="68FFFF8D" calcext:value-type="string">
            <text:p>68FFFF8D</text:p>
          </table:table-cell>
          <table:table-cell table:formula="of:=RIGHTB([.B527];6)" office:value-type="string" office:string-value="FFFF8D" calcext:value-type="string">
            <text:p>FFFF8D</text:p>
          </table:table-cell>
          <table:table-cell table:formula="of:=HEX2DEC([.C527])" office:value-type="float" office:value="16777101" calcext:value-type="float">
            <text:p>16777101</text:p>
          </table:table-cell>
          <table:table-cell table:formula="of:=IF([.D527]&gt;8388608;([.D527]-16777215-1);[.D52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1101000111111111111111110001101</text:p>
          </table:table-cell>
          <table:table-cell table:formula="of:=BASE(DECIMAL([.A528];2);16)" office:value-type="string" office:string-value="68FFFF8D" calcext:value-type="string">
            <text:p>68FFFF8D</text:p>
          </table:table-cell>
          <table:table-cell table:formula="of:=RIGHTB([.B528];6)" office:value-type="string" office:string-value="FFFF8D" calcext:value-type="string">
            <text:p>FFFF8D</text:p>
          </table:table-cell>
          <table:table-cell table:formula="of:=HEX2DEC([.C528])" office:value-type="float" office:value="16777101" calcext:value-type="float">
            <text:p>16777101</text:p>
          </table:table-cell>
          <table:table-cell table:formula="of:=IF([.D528]&gt;8388608;([.D528]-16777215-1);[.D52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29];2);16)" office:value-type="string" office:string-value="A2FFFF83" calcext:value-type="string">
            <text:p>A2FFFF83</text:p>
          </table:table-cell>
          <table:table-cell table:formula="of:=RIGHTB([.B529];6)" office:value-type="string" office:string-value="FFFF83" calcext:value-type="string">
            <text:p>FFFF83</text:p>
          </table:table-cell>
          <table:table-cell table:formula="of:=HEX2DEC([.C529])" office:value-type="float" office:value="16777091" calcext:value-type="float">
            <text:p>16777091</text:p>
          </table:table-cell>
          <table:table-cell table:formula="of:=IF([.D529]&gt;8388608;([.D529]-16777215-1);[.D52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0];2);16)" office:value-type="string" office:string-value="A2FFFF83" calcext:value-type="string">
            <text:p>A2FFFF83</text:p>
          </table:table-cell>
          <table:table-cell table:formula="of:=RIGHTB([.B530];6)" office:value-type="string" office:string-value="FFFF83" calcext:value-type="string">
            <text:p>FFFF83</text:p>
          </table:table-cell>
          <table:table-cell table:formula="of:=HEX2DEC([.C530])" office:value-type="float" office:value="16777091" calcext:value-type="float">
            <text:p>16777091</text:p>
          </table:table-cell>
          <table:table-cell table:formula="of:=IF([.D530]&gt;8388608;([.D530]-16777215-1);[.D53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1];2);16)" office:value-type="string" office:string-value="A2FFFF83" calcext:value-type="string">
            <text:p>A2FFFF83</text:p>
          </table:table-cell>
          <table:table-cell table:formula="of:=RIGHTB([.B531];6)" office:value-type="string" office:string-value="FFFF83" calcext:value-type="string">
            <text:p>FFFF83</text:p>
          </table:table-cell>
          <table:table-cell table:formula="of:=HEX2DEC([.C531])" office:value-type="float" office:value="16777091" calcext:value-type="float">
            <text:p>16777091</text:p>
          </table:table-cell>
          <table:table-cell table:formula="of:=IF([.D531]&gt;8388608;([.D531]-16777215-1);[.D53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2];2);16)" office:value-type="string" office:string-value="A2FFFF83" calcext:value-type="string">
            <text:p>A2FFFF83</text:p>
          </table:table-cell>
          <table:table-cell table:formula="of:=RIGHTB([.B532];6)" office:value-type="string" office:string-value="FFFF83" calcext:value-type="string">
            <text:p>FFFF83</text:p>
          </table:table-cell>
          <table:table-cell table:formula="of:=HEX2DEC([.C532])" office:value-type="float" office:value="16777091" calcext:value-type="float">
            <text:p>16777091</text:p>
          </table:table-cell>
          <table:table-cell table:formula="of:=IF([.D532]&gt;8388608;([.D532]-16777215-1);[.D53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3];2);16)" office:value-type="string" office:string-value="A2FFFF83" calcext:value-type="string">
            <text:p>A2FFFF83</text:p>
          </table:table-cell>
          <table:table-cell table:formula="of:=RIGHTB([.B533];6)" office:value-type="string" office:string-value="FFFF83" calcext:value-type="string">
            <text:p>FFFF83</text:p>
          </table:table-cell>
          <table:table-cell table:formula="of:=HEX2DEC([.C533])" office:value-type="float" office:value="16777091" calcext:value-type="float">
            <text:p>16777091</text:p>
          </table:table-cell>
          <table:table-cell table:formula="of:=IF([.D533]&gt;8388608;([.D533]-16777215-1);[.D53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4];2);16)" office:value-type="string" office:string-value="A2FFFF83" calcext:value-type="string">
            <text:p>A2FFFF83</text:p>
          </table:table-cell>
          <table:table-cell table:formula="of:=RIGHTB([.B534];6)" office:value-type="string" office:string-value="FFFF83" calcext:value-type="string">
            <text:p>FFFF83</text:p>
          </table:table-cell>
          <table:table-cell table:formula="of:=HEX2DEC([.C534])" office:value-type="float" office:value="16777091" calcext:value-type="float">
            <text:p>16777091</text:p>
          </table:table-cell>
          <table:table-cell table:formula="of:=IF([.D534]&gt;8388608;([.D534]-16777215-1);[.D53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5];2);16)" office:value-type="string" office:string-value="A2FFFF83" calcext:value-type="string">
            <text:p>A2FFFF83</text:p>
          </table:table-cell>
          <table:table-cell table:formula="of:=RIGHTB([.B535];6)" office:value-type="string" office:string-value="FFFF83" calcext:value-type="string">
            <text:p>FFFF83</text:p>
          </table:table-cell>
          <table:table-cell table:formula="of:=HEX2DEC([.C535])" office:value-type="float" office:value="16777091" calcext:value-type="float">
            <text:p>16777091</text:p>
          </table:table-cell>
          <table:table-cell table:formula="of:=IF([.D535]&gt;8388608;([.D535]-16777215-1);[.D53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010111111111111111110000011</text:p>
          </table:table-cell>
          <table:table-cell table:formula="of:=BASE(DECIMAL([.A536];2);16)" office:value-type="string" office:string-value="A2FFFF83" calcext:value-type="string">
            <text:p>A2FFFF83</text:p>
          </table:table-cell>
          <table:table-cell table:formula="of:=RIGHTB([.B536];6)" office:value-type="string" office:string-value="FFFF83" calcext:value-type="string">
            <text:p>FFFF83</text:p>
          </table:table-cell>
          <table:table-cell table:formula="of:=HEX2DEC([.C536])" office:value-type="float" office:value="16777091" calcext:value-type="float">
            <text:p>16777091</text:p>
          </table:table-cell>
          <table:table-cell table:formula="of:=IF([.D536]&gt;8388608;([.D536]-16777215-1);[.D53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37];2);16)" office:value-type="string" office:string-value="B2FFFF8E" calcext:value-type="string">
            <text:p>B2FFFF8E</text:p>
          </table:table-cell>
          <table:table-cell table:formula="of:=RIGHTB([.B537];6)" office:value-type="string" office:string-value="FFFF8E" calcext:value-type="string">
            <text:p>FFFF8E</text:p>
          </table:table-cell>
          <table:table-cell table:formula="of:=HEX2DEC([.C537])" office:value-type="float" office:value="16777102" calcext:value-type="float">
            <text:p>16777102</text:p>
          </table:table-cell>
          <table:table-cell table:formula="of:=IF([.D537]&gt;8388608;([.D537]-16777215-1);[.D53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38];2);16)" office:value-type="string" office:string-value="B2FFFF8E" calcext:value-type="string">
            <text:p>B2FFFF8E</text:p>
          </table:table-cell>
          <table:table-cell table:formula="of:=RIGHTB([.B538];6)" office:value-type="string" office:string-value="FFFF8E" calcext:value-type="string">
            <text:p>FFFF8E</text:p>
          </table:table-cell>
          <table:table-cell table:formula="of:=HEX2DEC([.C538])" office:value-type="float" office:value="16777102" calcext:value-type="float">
            <text:p>16777102</text:p>
          </table:table-cell>
          <table:table-cell table:formula="of:=IF([.D538]&gt;8388608;([.D538]-16777215-1);[.D53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39];2);16)" office:value-type="string" office:string-value="B2FFFF8E" calcext:value-type="string">
            <text:p>B2FFFF8E</text:p>
          </table:table-cell>
          <table:table-cell table:formula="of:=RIGHTB([.B539];6)" office:value-type="string" office:string-value="FFFF8E" calcext:value-type="string">
            <text:p>FFFF8E</text:p>
          </table:table-cell>
          <table:table-cell table:formula="of:=HEX2DEC([.C539])" office:value-type="float" office:value="16777102" calcext:value-type="float">
            <text:p>16777102</text:p>
          </table:table-cell>
          <table:table-cell table:formula="of:=IF([.D539]&gt;8388608;([.D539]-16777215-1);[.D53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40];2);16)" office:value-type="string" office:string-value="B2FFFF8E" calcext:value-type="string">
            <text:p>B2FFFF8E</text:p>
          </table:table-cell>
          <table:table-cell table:formula="of:=RIGHTB([.B540];6)" office:value-type="string" office:string-value="FFFF8E" calcext:value-type="string">
            <text:p>FFFF8E</text:p>
          </table:table-cell>
          <table:table-cell table:formula="of:=HEX2DEC([.C540])" office:value-type="float" office:value="16777102" calcext:value-type="float">
            <text:p>16777102</text:p>
          </table:table-cell>
          <table:table-cell table:formula="of:=IF([.D540]&gt;8388608;([.D540]-16777215-1);[.D54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41];2);16)" office:value-type="string" office:string-value="B2FFFF8E" calcext:value-type="string">
            <text:p>B2FFFF8E</text:p>
          </table:table-cell>
          <table:table-cell table:formula="of:=RIGHTB([.B541];6)" office:value-type="string" office:string-value="FFFF8E" calcext:value-type="string">
            <text:p>FFFF8E</text:p>
          </table:table-cell>
          <table:table-cell table:formula="of:=HEX2DEC([.C541])" office:value-type="float" office:value="16777102" calcext:value-type="float">
            <text:p>16777102</text:p>
          </table:table-cell>
          <table:table-cell table:formula="of:=IF([.D541]&gt;8388608;([.D541]-16777215-1);[.D54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42];2);16)" office:value-type="string" office:string-value="B2FFFF8E" calcext:value-type="string">
            <text:p>B2FFFF8E</text:p>
          </table:table-cell>
          <table:table-cell table:formula="of:=RIGHTB([.B542];6)" office:value-type="string" office:string-value="FFFF8E" calcext:value-type="string">
            <text:p>FFFF8E</text:p>
          </table:table-cell>
          <table:table-cell table:formula="of:=HEX2DEC([.C542])" office:value-type="float" office:value="16777102" calcext:value-type="float">
            <text:p>16777102</text:p>
          </table:table-cell>
          <table:table-cell table:formula="of:=IF([.D542]&gt;8388608;([.D542]-16777215-1);[.D54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43];2);16)" office:value-type="string" office:string-value="B2FFFF8E" calcext:value-type="string">
            <text:p>B2FFFF8E</text:p>
          </table:table-cell>
          <table:table-cell table:formula="of:=RIGHTB([.B543];6)" office:value-type="string" office:string-value="FFFF8E" calcext:value-type="string">
            <text:p>FFFF8E</text:p>
          </table:table-cell>
          <table:table-cell table:formula="of:=HEX2DEC([.C543])" office:value-type="float" office:value="16777102" calcext:value-type="float">
            <text:p>16777102</text:p>
          </table:table-cell>
          <table:table-cell table:formula="of:=IF([.D543]&gt;8388608;([.D543]-16777215-1);[.D54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0111111111111111110001110</text:p>
          </table:table-cell>
          <table:table-cell table:formula="of:=BASE(DECIMAL([.A544];2);16)" office:value-type="string" office:string-value="B2FFFF8E" calcext:value-type="string">
            <text:p>B2FFFF8E</text:p>
          </table:table-cell>
          <table:table-cell table:formula="of:=RIGHTB([.B544];6)" office:value-type="string" office:string-value="FFFF8E" calcext:value-type="string">
            <text:p>FFFF8E</text:p>
          </table:table-cell>
          <table:table-cell table:formula="of:=HEX2DEC([.C544])" office:value-type="float" office:value="16777102" calcext:value-type="float">
            <text:p>16777102</text:p>
          </table:table-cell>
          <table:table-cell table:formula="of:=IF([.D544]&gt;8388608;([.D544]-16777215-1);[.D54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45];2);16)" office:value-type="string" office:string-value="C1FFFF83" calcext:value-type="string">
            <text:p>C1FFFF83</text:p>
          </table:table-cell>
          <table:table-cell table:formula="of:=RIGHTB([.B545];6)" office:value-type="string" office:string-value="FFFF83" calcext:value-type="string">
            <text:p>FFFF83</text:p>
          </table:table-cell>
          <table:table-cell table:formula="of:=HEX2DEC([.C545])" office:value-type="float" office:value="16777091" calcext:value-type="float">
            <text:p>16777091</text:p>
          </table:table-cell>
          <table:table-cell table:formula="of:=IF([.D545]&gt;8388608;([.D545]-16777215-1);[.D54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46];2);16)" office:value-type="string" office:string-value="C1FFFF83" calcext:value-type="string">
            <text:p>C1FFFF83</text:p>
          </table:table-cell>
          <table:table-cell table:formula="of:=RIGHTB([.B546];6)" office:value-type="string" office:string-value="FFFF83" calcext:value-type="string">
            <text:p>FFFF83</text:p>
          </table:table-cell>
          <table:table-cell table:formula="of:=HEX2DEC([.C546])" office:value-type="float" office:value="16777091" calcext:value-type="float">
            <text:p>16777091</text:p>
          </table:table-cell>
          <table:table-cell table:formula="of:=IF([.D546]&gt;8388608;([.D546]-16777215-1);[.D54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47];2);16)" office:value-type="string" office:string-value="C1FFFF83" calcext:value-type="string">
            <text:p>C1FFFF83</text:p>
          </table:table-cell>
          <table:table-cell table:formula="of:=RIGHTB([.B547];6)" office:value-type="string" office:string-value="FFFF83" calcext:value-type="string">
            <text:p>FFFF83</text:p>
          </table:table-cell>
          <table:table-cell table:formula="of:=HEX2DEC([.C547])" office:value-type="float" office:value="16777091" calcext:value-type="float">
            <text:p>16777091</text:p>
          </table:table-cell>
          <table:table-cell table:formula="of:=IF([.D547]&gt;8388608;([.D547]-16777215-1);[.D54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48];2);16)" office:value-type="string" office:string-value="C1FFFF83" calcext:value-type="string">
            <text:p>C1FFFF83</text:p>
          </table:table-cell>
          <table:table-cell table:formula="of:=RIGHTB([.B548];6)" office:value-type="string" office:string-value="FFFF83" calcext:value-type="string">
            <text:p>FFFF83</text:p>
          </table:table-cell>
          <table:table-cell table:formula="of:=HEX2DEC([.C548])" office:value-type="float" office:value="16777091" calcext:value-type="float">
            <text:p>16777091</text:p>
          </table:table-cell>
          <table:table-cell table:formula="of:=IF([.D548]&gt;8388608;([.D548]-16777215-1);[.D54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49];2);16)" office:value-type="string" office:string-value="C1FFFF83" calcext:value-type="string">
            <text:p>C1FFFF83</text:p>
          </table:table-cell>
          <table:table-cell table:formula="of:=RIGHTB([.B549];6)" office:value-type="string" office:string-value="FFFF83" calcext:value-type="string">
            <text:p>FFFF83</text:p>
          </table:table-cell>
          <table:table-cell table:formula="of:=HEX2DEC([.C549])" office:value-type="float" office:value="16777091" calcext:value-type="float">
            <text:p>16777091</text:p>
          </table:table-cell>
          <table:table-cell table:formula="of:=IF([.D549]&gt;8388608;([.D549]-16777215-1);[.D54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50];2);16)" office:value-type="string" office:string-value="C1FFFF83" calcext:value-type="string">
            <text:p>C1FFFF83</text:p>
          </table:table-cell>
          <table:table-cell table:formula="of:=RIGHTB([.B550];6)" office:value-type="string" office:string-value="FFFF83" calcext:value-type="string">
            <text:p>FFFF83</text:p>
          </table:table-cell>
          <table:table-cell table:formula="of:=HEX2DEC([.C550])" office:value-type="float" office:value="16777091" calcext:value-type="float">
            <text:p>16777091</text:p>
          </table:table-cell>
          <table:table-cell table:formula="of:=IF([.D550]&gt;8388608;([.D550]-16777215-1);[.D55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51];2);16)" office:value-type="string" office:string-value="C1FFFF83" calcext:value-type="string">
            <text:p>C1FFFF83</text:p>
          </table:table-cell>
          <table:table-cell table:formula="of:=RIGHTB([.B551];6)" office:value-type="string" office:string-value="FFFF83" calcext:value-type="string">
            <text:p>FFFF83</text:p>
          </table:table-cell>
          <table:table-cell table:formula="of:=HEX2DEC([.C551])" office:value-type="float" office:value="16777091" calcext:value-type="float">
            <text:p>16777091</text:p>
          </table:table-cell>
          <table:table-cell table:formula="of:=IF([.D551]&gt;8388608;([.D551]-16777215-1);[.D55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0001111111111111111110000011</text:p>
          </table:table-cell>
          <table:table-cell table:formula="of:=BASE(DECIMAL([.A552];2);16)" office:value-type="string" office:string-value="C1FFFF83" calcext:value-type="string">
            <text:p>C1FFFF83</text:p>
          </table:table-cell>
          <table:table-cell table:formula="of:=RIGHTB([.B552];6)" office:value-type="string" office:string-value="FFFF83" calcext:value-type="string">
            <text:p>FFFF83</text:p>
          </table:table-cell>
          <table:table-cell table:formula="of:=HEX2DEC([.C552])" office:value-type="float" office:value="16777091" calcext:value-type="float">
            <text:p>16777091</text:p>
          </table:table-cell>
          <table:table-cell table:formula="of:=IF([.D552]&gt;8388608;([.D552]-16777215-1);[.D55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3];2);16)" office:value-type="string" office:string-value="4000008F" calcext:value-type="string">
            <text:p>4000008F</text:p>
          </table:table-cell>
          <table:table-cell table:formula="of:=RIGHTB([.B553];6)" office:value-type="string" office:string-value="00008F" calcext:value-type="string">
            <text:p>00008F</text:p>
          </table:table-cell>
          <table:table-cell table:formula="of:=HEX2DEC([.C553])" office:value-type="float" office:value="143" calcext:value-type="float">
            <text:p>143</text:p>
          </table:table-cell>
          <table:table-cell table:formula="of:=IF([.D553]&gt;8388608;([.D553]-16777215-1);[.D553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4];2);16)" office:value-type="string" office:string-value="4000008F" calcext:value-type="string">
            <text:p>4000008F</text:p>
          </table:table-cell>
          <table:table-cell table:formula="of:=RIGHTB([.B554];6)" office:value-type="string" office:string-value="00008F" calcext:value-type="string">
            <text:p>00008F</text:p>
          </table:table-cell>
          <table:table-cell table:formula="of:=HEX2DEC([.C554])" office:value-type="float" office:value="143" calcext:value-type="float">
            <text:p>143</text:p>
          </table:table-cell>
          <table:table-cell table:formula="of:=IF([.D554]&gt;8388608;([.D554]-16777215-1);[.D554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5];2);16)" office:value-type="string" office:string-value="4000008F" calcext:value-type="string">
            <text:p>4000008F</text:p>
          </table:table-cell>
          <table:table-cell table:formula="of:=RIGHTB([.B555];6)" office:value-type="string" office:string-value="00008F" calcext:value-type="string">
            <text:p>00008F</text:p>
          </table:table-cell>
          <table:table-cell table:formula="of:=HEX2DEC([.C555])" office:value-type="float" office:value="143" calcext:value-type="float">
            <text:p>143</text:p>
          </table:table-cell>
          <table:table-cell table:formula="of:=IF([.D555]&gt;8388608;([.D555]-16777215-1);[.D555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6];2);16)" office:value-type="string" office:string-value="4000008F" calcext:value-type="string">
            <text:p>4000008F</text:p>
          </table:table-cell>
          <table:table-cell table:formula="of:=RIGHTB([.B556];6)" office:value-type="string" office:string-value="00008F" calcext:value-type="string">
            <text:p>00008F</text:p>
          </table:table-cell>
          <table:table-cell table:formula="of:=HEX2DEC([.C556])" office:value-type="float" office:value="143" calcext:value-type="float">
            <text:p>143</text:p>
          </table:table-cell>
          <table:table-cell table:formula="of:=IF([.D556]&gt;8388608;([.D556]-16777215-1);[.D556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7];2);16)" office:value-type="string" office:string-value="4000008F" calcext:value-type="string">
            <text:p>4000008F</text:p>
          </table:table-cell>
          <table:table-cell table:formula="of:=RIGHTB([.B557];6)" office:value-type="string" office:string-value="00008F" calcext:value-type="string">
            <text:p>00008F</text:p>
          </table:table-cell>
          <table:table-cell table:formula="of:=HEX2DEC([.C557])" office:value-type="float" office:value="143" calcext:value-type="float">
            <text:p>143</text:p>
          </table:table-cell>
          <table:table-cell table:formula="of:=IF([.D557]&gt;8388608;([.D557]-16777215-1);[.D55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8];2);16)" office:value-type="string" office:string-value="4000008F" calcext:value-type="string">
            <text:p>4000008F</text:p>
          </table:table-cell>
          <table:table-cell table:formula="of:=RIGHTB([.B558];6)" office:value-type="string" office:string-value="00008F" calcext:value-type="string">
            <text:p>00008F</text:p>
          </table:table-cell>
          <table:table-cell table:formula="of:=HEX2DEC([.C558])" office:value-type="float" office:value="143" calcext:value-type="float">
            <text:p>143</text:p>
          </table:table-cell>
          <table:table-cell table:formula="of:=IF([.D558]&gt;8388608;([.D558]-16777215-1);[.D558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59];2);16)" office:value-type="string" office:string-value="4000008F" calcext:value-type="string">
            <text:p>4000008F</text:p>
          </table:table-cell>
          <table:table-cell table:formula="of:=RIGHTB([.B559];6)" office:value-type="string" office:string-value="00008F" calcext:value-type="string">
            <text:p>00008F</text:p>
          </table:table-cell>
          <table:table-cell table:formula="of:=HEX2DEC([.C559])" office:value-type="float" office:value="143" calcext:value-type="float">
            <text:p>143</text:p>
          </table:table-cell>
          <table:table-cell table:formula="of:=IF([.D559]&gt;8388608;([.D559]-16777215-1);[.D559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1000000000000000000000010001111</text:p>
          </table:table-cell>
          <table:table-cell table:formula="of:=BASE(DECIMAL([.A560];2);16)" office:value-type="string" office:string-value="4000008F" calcext:value-type="string">
            <text:p>4000008F</text:p>
          </table:table-cell>
          <table:table-cell table:formula="of:=RIGHTB([.B560];6)" office:value-type="string" office:string-value="00008F" calcext:value-type="string">
            <text:p>00008F</text:p>
          </table:table-cell>
          <table:table-cell table:formula="of:=HEX2DEC([.C560])" office:value-type="float" office:value="143" calcext:value-type="float">
            <text:p>143</text:p>
          </table:table-cell>
          <table:table-cell table:formula="of:=IF([.D560]&gt;8388608;([.D560]-16777215-1);[.D560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1];2);16)" office:value-type="string" office:string-value="1F000088" calcext:value-type="string">
            <text:p>1F000088</text:p>
          </table:table-cell>
          <table:table-cell table:formula="of:=RIGHTB([.B561];6)" office:value-type="string" office:string-value="000088" calcext:value-type="string">
            <text:p>000088</text:p>
          </table:table-cell>
          <table:table-cell table:formula="of:=HEX2DEC([.C561])" office:value-type="float" office:value="136" calcext:value-type="float">
            <text:p>136</text:p>
          </table:table-cell>
          <table:table-cell table:formula="of:=IF([.D561]&gt;8388608;([.D561]-16777215-1);[.D561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2];2);16)" office:value-type="string" office:string-value="1F000088" calcext:value-type="string">
            <text:p>1F000088</text:p>
          </table:table-cell>
          <table:table-cell table:formula="of:=RIGHTB([.B562];6)" office:value-type="string" office:string-value="000088" calcext:value-type="string">
            <text:p>000088</text:p>
          </table:table-cell>
          <table:table-cell table:formula="of:=HEX2DEC([.C562])" office:value-type="float" office:value="136" calcext:value-type="float">
            <text:p>136</text:p>
          </table:table-cell>
          <table:table-cell table:formula="of:=IF([.D562]&gt;8388608;([.D562]-16777215-1);[.D562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3];2);16)" office:value-type="string" office:string-value="1F000088" calcext:value-type="string">
            <text:p>1F000088</text:p>
          </table:table-cell>
          <table:table-cell table:formula="of:=RIGHTB([.B563];6)" office:value-type="string" office:string-value="000088" calcext:value-type="string">
            <text:p>000088</text:p>
          </table:table-cell>
          <table:table-cell table:formula="of:=HEX2DEC([.C563])" office:value-type="float" office:value="136" calcext:value-type="float">
            <text:p>136</text:p>
          </table:table-cell>
          <table:table-cell table:formula="of:=IF([.D563]&gt;8388608;([.D563]-16777215-1);[.D563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4];2);16)" office:value-type="string" office:string-value="1F000088" calcext:value-type="string">
            <text:p>1F000088</text:p>
          </table:table-cell>
          <table:table-cell table:formula="of:=RIGHTB([.B564];6)" office:value-type="string" office:string-value="000088" calcext:value-type="string">
            <text:p>000088</text:p>
          </table:table-cell>
          <table:table-cell table:formula="of:=HEX2DEC([.C564])" office:value-type="float" office:value="136" calcext:value-type="float">
            <text:p>136</text:p>
          </table:table-cell>
          <table:table-cell table:formula="of:=IF([.D564]&gt;8388608;([.D564]-16777215-1);[.D564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5];2);16)" office:value-type="string" office:string-value="1F000088" calcext:value-type="string">
            <text:p>1F000088</text:p>
          </table:table-cell>
          <table:table-cell table:formula="of:=RIGHTB([.B565];6)" office:value-type="string" office:string-value="000088" calcext:value-type="string">
            <text:p>000088</text:p>
          </table:table-cell>
          <table:table-cell table:formula="of:=HEX2DEC([.C565])" office:value-type="float" office:value="136" calcext:value-type="float">
            <text:p>136</text:p>
          </table:table-cell>
          <table:table-cell table:formula="of:=IF([.D565]&gt;8388608;([.D565]-16777215-1);[.D565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6];2);16)" office:value-type="string" office:string-value="1F000088" calcext:value-type="string">
            <text:p>1F000088</text:p>
          </table:table-cell>
          <table:table-cell table:formula="of:=RIGHTB([.B566];6)" office:value-type="string" office:string-value="000088" calcext:value-type="string">
            <text:p>000088</text:p>
          </table:table-cell>
          <table:table-cell table:formula="of:=HEX2DEC([.C566])" office:value-type="float" office:value="136" calcext:value-type="float">
            <text:p>136</text:p>
          </table:table-cell>
          <table:table-cell table:formula="of:=IF([.D566]&gt;8388608;([.D566]-16777215-1);[.D566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7];2);16)" office:value-type="string" office:string-value="1F000088" calcext:value-type="string">
            <text:p>1F000088</text:p>
          </table:table-cell>
          <table:table-cell table:formula="of:=RIGHTB([.B567];6)" office:value-type="string" office:string-value="000088" calcext:value-type="string">
            <text:p>000088</text:p>
          </table:table-cell>
          <table:table-cell table:formula="of:=HEX2DEC([.C567])" office:value-type="float" office:value="136" calcext:value-type="float">
            <text:p>136</text:p>
          </table:table-cell>
          <table:table-cell table:formula="of:=IF([.D567]&gt;8388608;([.D567]-16777215-1);[.D567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111000000000000000010001000</text:p>
          </table:table-cell>
          <table:table-cell table:formula="of:=BASE(DECIMAL([.A568];2);16)" office:value-type="string" office:string-value="1F000088" calcext:value-type="string">
            <text:p>1F000088</text:p>
          </table:table-cell>
          <table:table-cell table:formula="of:=RIGHTB([.B568];6)" office:value-type="string" office:string-value="000088" calcext:value-type="string">
            <text:p>000088</text:p>
          </table:table-cell>
          <table:table-cell table:formula="of:=HEX2DEC([.C568])" office:value-type="float" office:value="136" calcext:value-type="float">
            <text:p>136</text:p>
          </table:table-cell>
          <table:table-cell table:formula="of:=IF([.D568]&gt;8388608;([.D568]-16777215-1);[.D568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69];2);16)" office:value-type="string" office:string-value="8EFFFF8F" calcext:value-type="string">
            <text:p>8EFFFF8F</text:p>
          </table:table-cell>
          <table:table-cell table:formula="of:=RIGHTB([.B569];6)" office:value-type="string" office:string-value="FFFF8F" calcext:value-type="string">
            <text:p>FFFF8F</text:p>
          </table:table-cell>
          <table:table-cell table:formula="of:=HEX2DEC([.C569])" office:value-type="float" office:value="16777103" calcext:value-type="float">
            <text:p>16777103</text:p>
          </table:table-cell>
          <table:table-cell table:formula="of:=IF([.D569]&gt;8388608;([.D569]-16777215-1);[.D56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0];2);16)" office:value-type="string" office:string-value="8EFFFF8F" calcext:value-type="string">
            <text:p>8EFFFF8F</text:p>
          </table:table-cell>
          <table:table-cell table:formula="of:=RIGHTB([.B570];6)" office:value-type="string" office:string-value="FFFF8F" calcext:value-type="string">
            <text:p>FFFF8F</text:p>
          </table:table-cell>
          <table:table-cell table:formula="of:=HEX2DEC([.C570])" office:value-type="float" office:value="16777103" calcext:value-type="float">
            <text:p>16777103</text:p>
          </table:table-cell>
          <table:table-cell table:formula="of:=IF([.D570]&gt;8388608;([.D570]-16777215-1);[.D57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1];2);16)" office:value-type="string" office:string-value="8EFFFF8F" calcext:value-type="string">
            <text:p>8EFFFF8F</text:p>
          </table:table-cell>
          <table:table-cell table:formula="of:=RIGHTB([.B571];6)" office:value-type="string" office:string-value="FFFF8F" calcext:value-type="string">
            <text:p>FFFF8F</text:p>
          </table:table-cell>
          <table:table-cell table:formula="of:=HEX2DEC([.C571])" office:value-type="float" office:value="16777103" calcext:value-type="float">
            <text:p>16777103</text:p>
          </table:table-cell>
          <table:table-cell table:formula="of:=IF([.D571]&gt;8388608;([.D571]-16777215-1);[.D57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2];2);16)" office:value-type="string" office:string-value="8EFFFF8F" calcext:value-type="string">
            <text:p>8EFFFF8F</text:p>
          </table:table-cell>
          <table:table-cell table:formula="of:=RIGHTB([.B572];6)" office:value-type="string" office:string-value="FFFF8F" calcext:value-type="string">
            <text:p>FFFF8F</text:p>
          </table:table-cell>
          <table:table-cell table:formula="of:=HEX2DEC([.C572])" office:value-type="float" office:value="16777103" calcext:value-type="float">
            <text:p>16777103</text:p>
          </table:table-cell>
          <table:table-cell table:formula="of:=IF([.D572]&gt;8388608;([.D572]-16777215-1);[.D57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3];2);16)" office:value-type="string" office:string-value="8EFFFF8F" calcext:value-type="string">
            <text:p>8EFFFF8F</text:p>
          </table:table-cell>
          <table:table-cell table:formula="of:=RIGHTB([.B573];6)" office:value-type="string" office:string-value="FFFF8F" calcext:value-type="string">
            <text:p>FFFF8F</text:p>
          </table:table-cell>
          <table:table-cell table:formula="of:=HEX2DEC([.C573])" office:value-type="float" office:value="16777103" calcext:value-type="float">
            <text:p>16777103</text:p>
          </table:table-cell>
          <table:table-cell table:formula="of:=IF([.D573]&gt;8388608;([.D573]-16777215-1);[.D57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4];2);16)" office:value-type="string" office:string-value="8EFFFF8F" calcext:value-type="string">
            <text:p>8EFFFF8F</text:p>
          </table:table-cell>
          <table:table-cell table:formula="of:=RIGHTB([.B574];6)" office:value-type="string" office:string-value="FFFF8F" calcext:value-type="string">
            <text:p>FFFF8F</text:p>
          </table:table-cell>
          <table:table-cell table:formula="of:=HEX2DEC([.C574])" office:value-type="float" office:value="16777103" calcext:value-type="float">
            <text:p>16777103</text:p>
          </table:table-cell>
          <table:table-cell table:formula="of:=IF([.D574]&gt;8388608;([.D574]-16777215-1);[.D57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5];2);16)" office:value-type="string" office:string-value="8EFFFF8F" calcext:value-type="string">
            <text:p>8EFFFF8F</text:p>
          </table:table-cell>
          <table:table-cell table:formula="of:=RIGHTB([.B575];6)" office:value-type="string" office:string-value="FFFF8F" calcext:value-type="string">
            <text:p>FFFF8F</text:p>
          </table:table-cell>
          <table:table-cell table:formula="of:=HEX2DEC([.C575])" office:value-type="float" office:value="16777103" calcext:value-type="float">
            <text:p>16777103</text:p>
          </table:table-cell>
          <table:table-cell table:formula="of:=IF([.D575]&gt;8388608;([.D575]-16777215-1);[.D57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110111111111111111110001111</text:p>
          </table:table-cell>
          <table:table-cell table:formula="of:=BASE(DECIMAL([.A576];2);16)" office:value-type="string" office:string-value="8EFFFF8F" calcext:value-type="string">
            <text:p>8EFFFF8F</text:p>
          </table:table-cell>
          <table:table-cell table:formula="of:=RIGHTB([.B576];6)" office:value-type="string" office:string-value="FFFF8F" calcext:value-type="string">
            <text:p>FFFF8F</text:p>
          </table:table-cell>
          <table:table-cell table:formula="of:=HEX2DEC([.C576])" office:value-type="float" office:value="16777103" calcext:value-type="float">
            <text:p>16777103</text:p>
          </table:table-cell>
          <table:table-cell table:formula="of:=IF([.D576]&gt;8388608;([.D576]-16777215-1);[.D57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77];2);16)" office:value-type="string" office:string-value="8AFFFF84" calcext:value-type="string">
            <text:p>8AFFFF84</text:p>
          </table:table-cell>
          <table:table-cell table:formula="of:=RIGHTB([.B577];6)" office:value-type="string" office:string-value="FFFF84" calcext:value-type="string">
            <text:p>FFFF84</text:p>
          </table:table-cell>
          <table:table-cell table:formula="of:=HEX2DEC([.C577])" office:value-type="float" office:value="16777092" calcext:value-type="float">
            <text:p>16777092</text:p>
          </table:table-cell>
          <table:table-cell table:formula="of:=IF([.D577]&gt;8388608;([.D577]-16777215-1);[.D57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78];2);16)" office:value-type="string" office:string-value="8AFFFF84" calcext:value-type="string">
            <text:p>8AFFFF84</text:p>
          </table:table-cell>
          <table:table-cell table:formula="of:=RIGHTB([.B578];6)" office:value-type="string" office:string-value="FFFF84" calcext:value-type="string">
            <text:p>FFFF84</text:p>
          </table:table-cell>
          <table:table-cell table:formula="of:=HEX2DEC([.C578])" office:value-type="float" office:value="16777092" calcext:value-type="float">
            <text:p>16777092</text:p>
          </table:table-cell>
          <table:table-cell table:formula="of:=IF([.D578]&gt;8388608;([.D578]-16777215-1);[.D57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79];2);16)" office:value-type="string" office:string-value="8AFFFF84" calcext:value-type="string">
            <text:p>8AFFFF84</text:p>
          </table:table-cell>
          <table:table-cell table:formula="of:=RIGHTB([.B579];6)" office:value-type="string" office:string-value="FFFF84" calcext:value-type="string">
            <text:p>FFFF84</text:p>
          </table:table-cell>
          <table:table-cell table:formula="of:=HEX2DEC([.C579])" office:value-type="float" office:value="16777092" calcext:value-type="float">
            <text:p>16777092</text:p>
          </table:table-cell>
          <table:table-cell table:formula="of:=IF([.D579]&gt;8388608;([.D579]-16777215-1);[.D57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80];2);16)" office:value-type="string" office:string-value="8AFFFF84" calcext:value-type="string">
            <text:p>8AFFFF84</text:p>
          </table:table-cell>
          <table:table-cell table:formula="of:=RIGHTB([.B580];6)" office:value-type="string" office:string-value="FFFF84" calcext:value-type="string">
            <text:p>FFFF84</text:p>
          </table:table-cell>
          <table:table-cell table:formula="of:=HEX2DEC([.C580])" office:value-type="float" office:value="16777092" calcext:value-type="float">
            <text:p>16777092</text:p>
          </table:table-cell>
          <table:table-cell table:formula="of:=IF([.D580]&gt;8388608;([.D580]-16777215-1);[.D58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81];2);16)" office:value-type="string" office:string-value="8AFFFF84" calcext:value-type="string">
            <text:p>8AFFFF84</text:p>
          </table:table-cell>
          <table:table-cell table:formula="of:=RIGHTB([.B581];6)" office:value-type="string" office:string-value="FFFF84" calcext:value-type="string">
            <text:p>FFFF84</text:p>
          </table:table-cell>
          <table:table-cell table:formula="of:=HEX2DEC([.C581])" office:value-type="float" office:value="16777092" calcext:value-type="float">
            <text:p>16777092</text:p>
          </table:table-cell>
          <table:table-cell table:formula="of:=IF([.D581]&gt;8388608;([.D581]-16777215-1);[.D58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82];2);16)" office:value-type="string" office:string-value="8AFFFF84" calcext:value-type="string">
            <text:p>8AFFFF84</text:p>
          </table:table-cell>
          <table:table-cell table:formula="of:=RIGHTB([.B582];6)" office:value-type="string" office:string-value="FFFF84" calcext:value-type="string">
            <text:p>FFFF84</text:p>
          </table:table-cell>
          <table:table-cell table:formula="of:=HEX2DEC([.C582])" office:value-type="float" office:value="16777092" calcext:value-type="float">
            <text:p>16777092</text:p>
          </table:table-cell>
          <table:table-cell table:formula="of:=IF([.D582]&gt;8388608;([.D582]-16777215-1);[.D58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83];2);16)" office:value-type="string" office:string-value="8AFFFF84" calcext:value-type="string">
            <text:p>8AFFFF84</text:p>
          </table:table-cell>
          <table:table-cell table:formula="of:=RIGHTB([.B583];6)" office:value-type="string" office:string-value="FFFF84" calcext:value-type="string">
            <text:p>FFFF84</text:p>
          </table:table-cell>
          <table:table-cell table:formula="of:=HEX2DEC([.C583])" office:value-type="float" office:value="16777092" calcext:value-type="float">
            <text:p>16777092</text:p>
          </table:table-cell>
          <table:table-cell table:formula="of:=IF([.D583]&gt;8388608;([.D583]-16777215-1);[.D58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001010111111111111111110000100</text:p>
          </table:table-cell>
          <table:table-cell table:formula="of:=BASE(DECIMAL([.A584];2);16)" office:value-type="string" office:string-value="8AFFFF84" calcext:value-type="string">
            <text:p>8AFFFF84</text:p>
          </table:table-cell>
          <table:table-cell table:formula="of:=RIGHTB([.B584];6)" office:value-type="string" office:string-value="FFFF84" calcext:value-type="string">
            <text:p>FFFF84</text:p>
          </table:table-cell>
          <table:table-cell table:formula="of:=HEX2DEC([.C584])" office:value-type="float" office:value="16777092" calcext:value-type="float">
            <text:p>16777092</text:p>
          </table:table-cell>
          <table:table-cell table:formula="of:=IF([.D584]&gt;8388608;([.D584]-16777215-1);[.D58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85];2);16)" office:value-type="string" office:string-value="CEFFFF82" calcext:value-type="string">
            <text:p>CEFFFF82</text:p>
          </table:table-cell>
          <table:table-cell table:formula="of:=RIGHTB([.B585];6)" office:value-type="string" office:string-value="FFFF82" calcext:value-type="string">
            <text:p>FFFF82</text:p>
          </table:table-cell>
          <table:table-cell table:formula="of:=HEX2DEC([.C585])" office:value-type="float" office:value="16777090" calcext:value-type="float">
            <text:p>16777090</text:p>
          </table:table-cell>
          <table:table-cell table:formula="of:=IF([.D585]&gt;8388608;([.D585]-16777215-1);[.D58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86];2);16)" office:value-type="string" office:string-value="CEFFFF82" calcext:value-type="string">
            <text:p>CEFFFF82</text:p>
          </table:table-cell>
          <table:table-cell table:formula="of:=RIGHTB([.B586];6)" office:value-type="string" office:string-value="FFFF82" calcext:value-type="string">
            <text:p>FFFF82</text:p>
          </table:table-cell>
          <table:table-cell table:formula="of:=HEX2DEC([.C586])" office:value-type="float" office:value="16777090" calcext:value-type="float">
            <text:p>16777090</text:p>
          </table:table-cell>
          <table:table-cell table:formula="of:=IF([.D586]&gt;8388608;([.D586]-16777215-1);[.D58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87];2);16)" office:value-type="string" office:string-value="CEFFFF82" calcext:value-type="string">
            <text:p>CEFFFF82</text:p>
          </table:table-cell>
          <table:table-cell table:formula="of:=RIGHTB([.B587];6)" office:value-type="string" office:string-value="FFFF82" calcext:value-type="string">
            <text:p>FFFF82</text:p>
          </table:table-cell>
          <table:table-cell table:formula="of:=HEX2DEC([.C587])" office:value-type="float" office:value="16777090" calcext:value-type="float">
            <text:p>16777090</text:p>
          </table:table-cell>
          <table:table-cell table:formula="of:=IF([.D587]&gt;8388608;([.D587]-16777215-1);[.D587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88];2);16)" office:value-type="string" office:string-value="CEFFFF82" calcext:value-type="string">
            <text:p>CEFFFF82</text:p>
          </table:table-cell>
          <table:table-cell table:formula="of:=RIGHTB([.B588];6)" office:value-type="string" office:string-value="FFFF82" calcext:value-type="string">
            <text:p>FFFF82</text:p>
          </table:table-cell>
          <table:table-cell table:formula="of:=HEX2DEC([.C588])" office:value-type="float" office:value="16777090" calcext:value-type="float">
            <text:p>16777090</text:p>
          </table:table-cell>
          <table:table-cell table:formula="of:=IF([.D588]&gt;8388608;([.D588]-16777215-1);[.D58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89];2);16)" office:value-type="string" office:string-value="CEFFFF82" calcext:value-type="string">
            <text:p>CEFFFF82</text:p>
          </table:table-cell>
          <table:table-cell table:formula="of:=RIGHTB([.B589];6)" office:value-type="string" office:string-value="FFFF82" calcext:value-type="string">
            <text:p>FFFF82</text:p>
          </table:table-cell>
          <table:table-cell table:formula="of:=HEX2DEC([.C589])" office:value-type="float" office:value="16777090" calcext:value-type="float">
            <text:p>16777090</text:p>
          </table:table-cell>
          <table:table-cell table:formula="of:=IF([.D589]&gt;8388608;([.D589]-16777215-1);[.D58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90];2);16)" office:value-type="string" office:string-value="CEFFFF82" calcext:value-type="string">
            <text:p>CEFFFF82</text:p>
          </table:table-cell>
          <table:table-cell table:formula="of:=RIGHTB([.B590];6)" office:value-type="string" office:string-value="FFFF82" calcext:value-type="string">
            <text:p>FFFF82</text:p>
          </table:table-cell>
          <table:table-cell table:formula="of:=HEX2DEC([.C590])" office:value-type="float" office:value="16777090" calcext:value-type="float">
            <text:p>16777090</text:p>
          </table:table-cell>
          <table:table-cell table:formula="of:=IF([.D590]&gt;8388608;([.D590]-16777215-1);[.D59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91];2);16)" office:value-type="string" office:string-value="CEFFFF82" calcext:value-type="string">
            <text:p>CEFFFF82</text:p>
          </table:table-cell>
          <table:table-cell table:formula="of:=RIGHTB([.B591];6)" office:value-type="string" office:string-value="FFFF82" calcext:value-type="string">
            <text:p>FFFF82</text:p>
          </table:table-cell>
          <table:table-cell table:formula="of:=HEX2DEC([.C591])" office:value-type="float" office:value="16777090" calcext:value-type="float">
            <text:p>16777090</text:p>
          </table:table-cell>
          <table:table-cell table:formula="of:=IF([.D591]&gt;8388608;([.D591]-16777215-1);[.D59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10111111111111111110000010</text:p>
          </table:table-cell>
          <table:table-cell table:formula="of:=BASE(DECIMAL([.A592];2);16)" office:value-type="string" office:string-value="CEFFFF82" calcext:value-type="string">
            <text:p>CEFFFF82</text:p>
          </table:table-cell>
          <table:table-cell table:formula="of:=RIGHTB([.B592];6)" office:value-type="string" office:string-value="FFFF82" calcext:value-type="string">
            <text:p>FFFF82</text:p>
          </table:table-cell>
          <table:table-cell table:formula="of:=HEX2DEC([.C592])" office:value-type="float" office:value="16777090" calcext:value-type="float">
            <text:p>16777090</text:p>
          </table:table-cell>
          <table:table-cell table:formula="of:=IF([.D592]&gt;8388608;([.D592]-16777215-1);[.D59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3];2);16)" office:value-type="string" office:string-value="E9FFFF87" calcext:value-type="string">
            <text:p>E9FFFF87</text:p>
          </table:table-cell>
          <table:table-cell table:formula="of:=RIGHTB([.B593];6)" office:value-type="string" office:string-value="FFFF87" calcext:value-type="string">
            <text:p>FFFF87</text:p>
          </table:table-cell>
          <table:table-cell table:formula="of:=HEX2DEC([.C593])" office:value-type="float" office:value="16777095" calcext:value-type="float">
            <text:p>16777095</text:p>
          </table:table-cell>
          <table:table-cell table:formula="of:=IF([.D593]&gt;8388608;([.D593]-16777215-1);[.D59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4];2);16)" office:value-type="string" office:string-value="E9FFFF87" calcext:value-type="string">
            <text:p>E9FFFF87</text:p>
          </table:table-cell>
          <table:table-cell table:formula="of:=RIGHTB([.B594];6)" office:value-type="string" office:string-value="FFFF87" calcext:value-type="string">
            <text:p>FFFF87</text:p>
          </table:table-cell>
          <table:table-cell table:formula="of:=HEX2DEC([.C594])" office:value-type="float" office:value="16777095" calcext:value-type="float">
            <text:p>16777095</text:p>
          </table:table-cell>
          <table:table-cell table:formula="of:=IF([.D594]&gt;8388608;([.D594]-16777215-1);[.D59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5];2);16)" office:value-type="string" office:string-value="E9FFFF87" calcext:value-type="string">
            <text:p>E9FFFF87</text:p>
          </table:table-cell>
          <table:table-cell table:formula="of:=RIGHTB([.B595];6)" office:value-type="string" office:string-value="FFFF87" calcext:value-type="string">
            <text:p>FFFF87</text:p>
          </table:table-cell>
          <table:table-cell table:formula="of:=HEX2DEC([.C595])" office:value-type="float" office:value="16777095" calcext:value-type="float">
            <text:p>16777095</text:p>
          </table:table-cell>
          <table:table-cell table:formula="of:=IF([.D595]&gt;8388608;([.D595]-16777215-1);[.D59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6];2);16)" office:value-type="string" office:string-value="E9FFFF87" calcext:value-type="string">
            <text:p>E9FFFF87</text:p>
          </table:table-cell>
          <table:table-cell table:formula="of:=RIGHTB([.B596];6)" office:value-type="string" office:string-value="FFFF87" calcext:value-type="string">
            <text:p>FFFF87</text:p>
          </table:table-cell>
          <table:table-cell table:formula="of:=HEX2DEC([.C596])" office:value-type="float" office:value="16777095" calcext:value-type="float">
            <text:p>16777095</text:p>
          </table:table-cell>
          <table:table-cell table:formula="of:=IF([.D596]&gt;8388608;([.D596]-16777215-1);[.D59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7];2);16)" office:value-type="string" office:string-value="E9FFFF87" calcext:value-type="string">
            <text:p>E9FFFF87</text:p>
          </table:table-cell>
          <table:table-cell table:formula="of:=RIGHTB([.B597];6)" office:value-type="string" office:string-value="FFFF87" calcext:value-type="string">
            <text:p>FFFF87</text:p>
          </table:table-cell>
          <table:table-cell table:formula="of:=HEX2DEC([.C597])" office:value-type="float" office:value="16777095" calcext:value-type="float">
            <text:p>16777095</text:p>
          </table:table-cell>
          <table:table-cell table:formula="of:=IF([.D597]&gt;8388608;([.D597]-16777215-1);[.D59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8];2);16)" office:value-type="string" office:string-value="E9FFFF87" calcext:value-type="string">
            <text:p>E9FFFF87</text:p>
          </table:table-cell>
          <table:table-cell table:formula="of:=RIGHTB([.B598];6)" office:value-type="string" office:string-value="FFFF87" calcext:value-type="string">
            <text:p>FFFF87</text:p>
          </table:table-cell>
          <table:table-cell table:formula="of:=HEX2DEC([.C598])" office:value-type="float" office:value="16777095" calcext:value-type="float">
            <text:p>16777095</text:p>
          </table:table-cell>
          <table:table-cell table:formula="of:=IF([.D598]&gt;8388608;([.D598]-16777215-1);[.D59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599];2);16)" office:value-type="string" office:string-value="E9FFFF87" calcext:value-type="string">
            <text:p>E9FFFF87</text:p>
          </table:table-cell>
          <table:table-cell table:formula="of:=RIGHTB([.B599];6)" office:value-type="string" office:string-value="FFFF87" calcext:value-type="string">
            <text:p>FFFF87</text:p>
          </table:table-cell>
          <table:table-cell table:formula="of:=HEX2DEC([.C599])" office:value-type="float" office:value="16777095" calcext:value-type="float">
            <text:p>16777095</text:p>
          </table:table-cell>
          <table:table-cell table:formula="of:=IF([.D599]&gt;8388608;([.D599]-16777215-1);[.D59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101001111111111111111110000111</text:p>
          </table:table-cell>
          <table:table-cell table:formula="of:=BASE(DECIMAL([.A600];2);16)" office:value-type="string" office:string-value="E9FFFF87" calcext:value-type="string">
            <text:p>E9FFFF87</text:p>
          </table:table-cell>
          <table:table-cell table:formula="of:=RIGHTB([.B600];6)" office:value-type="string" office:string-value="FFFF87" calcext:value-type="string">
            <text:p>FFFF87</text:p>
          </table:table-cell>
          <table:table-cell table:formula="of:=HEX2DEC([.C600])" office:value-type="float" office:value="16777095" calcext:value-type="float">
            <text:p>16777095</text:p>
          </table:table-cell>
          <table:table-cell table:formula="of:=IF([.D600]&gt;8388608;([.D600]-16777215-1);[.D60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1];2);16)" office:value-type="string" office:string-value="DEFFFF8C" calcext:value-type="string">
            <text:p>DEFFFF8C</text:p>
          </table:table-cell>
          <table:table-cell table:formula="of:=RIGHTB([.B601];6)" office:value-type="string" office:string-value="FFFF8C" calcext:value-type="string">
            <text:p>FFFF8C</text:p>
          </table:table-cell>
          <table:table-cell table:formula="of:=HEX2DEC([.C601])" office:value-type="float" office:value="16777100" calcext:value-type="float">
            <text:p>16777100</text:p>
          </table:table-cell>
          <table:table-cell table:formula="of:=IF([.D601]&gt;8388608;([.D601]-16777215-1);[.D60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2];2);16)" office:value-type="string" office:string-value="DEFFFF8C" calcext:value-type="string">
            <text:p>DEFFFF8C</text:p>
          </table:table-cell>
          <table:table-cell table:formula="of:=RIGHTB([.B602];6)" office:value-type="string" office:string-value="FFFF8C" calcext:value-type="string">
            <text:p>FFFF8C</text:p>
          </table:table-cell>
          <table:table-cell table:formula="of:=HEX2DEC([.C602])" office:value-type="float" office:value="16777100" calcext:value-type="float">
            <text:p>16777100</text:p>
          </table:table-cell>
          <table:table-cell table:formula="of:=IF([.D602]&gt;8388608;([.D602]-16777215-1);[.D60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3];2);16)" office:value-type="string" office:string-value="DEFFFF8C" calcext:value-type="string">
            <text:p>DEFFFF8C</text:p>
          </table:table-cell>
          <table:table-cell table:formula="of:=RIGHTB([.B603];6)" office:value-type="string" office:string-value="FFFF8C" calcext:value-type="string">
            <text:p>FFFF8C</text:p>
          </table:table-cell>
          <table:table-cell table:formula="of:=HEX2DEC([.C603])" office:value-type="float" office:value="16777100" calcext:value-type="float">
            <text:p>16777100</text:p>
          </table:table-cell>
          <table:table-cell table:formula="of:=IF([.D603]&gt;8388608;([.D603]-16777215-1);[.D60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4];2);16)" office:value-type="string" office:string-value="DEFFFF8C" calcext:value-type="string">
            <text:p>DEFFFF8C</text:p>
          </table:table-cell>
          <table:table-cell table:formula="of:=RIGHTB([.B604];6)" office:value-type="string" office:string-value="FFFF8C" calcext:value-type="string">
            <text:p>FFFF8C</text:p>
          </table:table-cell>
          <table:table-cell table:formula="of:=HEX2DEC([.C604])" office:value-type="float" office:value="16777100" calcext:value-type="float">
            <text:p>16777100</text:p>
          </table:table-cell>
          <table:table-cell table:formula="of:=IF([.D604]&gt;8388608;([.D604]-16777215-1);[.D60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5];2);16)" office:value-type="string" office:string-value="DEFFFF8C" calcext:value-type="string">
            <text:p>DEFFFF8C</text:p>
          </table:table-cell>
          <table:table-cell table:formula="of:=RIGHTB([.B605];6)" office:value-type="string" office:string-value="FFFF8C" calcext:value-type="string">
            <text:p>FFFF8C</text:p>
          </table:table-cell>
          <table:table-cell table:formula="of:=HEX2DEC([.C605])" office:value-type="float" office:value="16777100" calcext:value-type="float">
            <text:p>16777100</text:p>
          </table:table-cell>
          <table:table-cell table:formula="of:=IF([.D605]&gt;8388608;([.D605]-16777215-1);[.D60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6];2);16)" office:value-type="string" office:string-value="DEFFFF8C" calcext:value-type="string">
            <text:p>DEFFFF8C</text:p>
          </table:table-cell>
          <table:table-cell table:formula="of:=RIGHTB([.B606];6)" office:value-type="string" office:string-value="FFFF8C" calcext:value-type="string">
            <text:p>FFFF8C</text:p>
          </table:table-cell>
          <table:table-cell table:formula="of:=HEX2DEC([.C606])" office:value-type="float" office:value="16777100" calcext:value-type="float">
            <text:p>16777100</text:p>
          </table:table-cell>
          <table:table-cell table:formula="of:=IF([.D606]&gt;8388608;([.D606]-16777215-1);[.D60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7];2);16)" office:value-type="string" office:string-value="DEFFFF8C" calcext:value-type="string">
            <text:p>DEFFFF8C</text:p>
          </table:table-cell>
          <table:table-cell table:formula="of:=RIGHTB([.B607];6)" office:value-type="string" office:string-value="FFFF8C" calcext:value-type="string">
            <text:p>FFFF8C</text:p>
          </table:table-cell>
          <table:table-cell table:formula="of:=HEX2DEC([.C607])" office:value-type="float" office:value="16777100" calcext:value-type="float">
            <text:p>16777100</text:p>
          </table:table-cell>
          <table:table-cell table:formula="of:=IF([.D607]&gt;8388608;([.D607]-16777215-1);[.D60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1110111111111111111110001100</text:p>
          </table:table-cell>
          <table:table-cell table:formula="of:=BASE(DECIMAL([.A608];2);16)" office:value-type="string" office:string-value="DEFFFF8C" calcext:value-type="string">
            <text:p>DEFFFF8C</text:p>
          </table:table-cell>
          <table:table-cell table:formula="of:=RIGHTB([.B608];6)" office:value-type="string" office:string-value="FFFF8C" calcext:value-type="string">
            <text:p>FFFF8C</text:p>
          </table:table-cell>
          <table:table-cell table:formula="of:=HEX2DEC([.C608])" office:value-type="float" office:value="16777100" calcext:value-type="float">
            <text:p>16777100</text:p>
          </table:table-cell>
          <table:table-cell table:formula="of:=IF([.D608]&gt;8388608;([.D608]-16777215-1);[.D60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09];2);16)" office:value-type="string" office:string-value="3000084" calcext:value-type="string">
            <text:p>3000084</text:p>
          </table:table-cell>
          <table:table-cell table:formula="of:=RIGHTB([.B609];6)" office:value-type="string" office:string-value="000084" calcext:value-type="string">
            <text:p>000084</text:p>
          </table:table-cell>
          <table:table-cell table:formula="of:=HEX2DEC([.C609])" office:value-type="float" office:value="132" calcext:value-type="float">
            <text:p>132</text:p>
          </table:table-cell>
          <table:table-cell table:formula="of:=IF([.D609]&gt;8388608;([.D609]-16777215-1);[.D609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0];2);16)" office:value-type="string" office:string-value="3000084" calcext:value-type="string">
            <text:p>3000084</text:p>
          </table:table-cell>
          <table:table-cell table:formula="of:=RIGHTB([.B610];6)" office:value-type="string" office:string-value="000084" calcext:value-type="string">
            <text:p>000084</text:p>
          </table:table-cell>
          <table:table-cell table:formula="of:=HEX2DEC([.C610])" office:value-type="float" office:value="132" calcext:value-type="float">
            <text:p>132</text:p>
          </table:table-cell>
          <table:table-cell table:formula="of:=IF([.D610]&gt;8388608;([.D610]-16777215-1);[.D610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1];2);16)" office:value-type="string" office:string-value="3000084" calcext:value-type="string">
            <text:p>3000084</text:p>
          </table:table-cell>
          <table:table-cell table:formula="of:=RIGHTB([.B611];6)" office:value-type="string" office:string-value="000084" calcext:value-type="string">
            <text:p>000084</text:p>
          </table:table-cell>
          <table:table-cell table:formula="of:=HEX2DEC([.C611])" office:value-type="float" office:value="132" calcext:value-type="float">
            <text:p>132</text:p>
          </table:table-cell>
          <table:table-cell table:formula="of:=IF([.D611]&gt;8388608;([.D611]-16777215-1);[.D611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2];2);16)" office:value-type="string" office:string-value="3000084" calcext:value-type="string">
            <text:p>3000084</text:p>
          </table:table-cell>
          <table:table-cell table:formula="of:=RIGHTB([.B612];6)" office:value-type="string" office:string-value="000084" calcext:value-type="string">
            <text:p>000084</text:p>
          </table:table-cell>
          <table:table-cell table:formula="of:=HEX2DEC([.C612])" office:value-type="float" office:value="132" calcext:value-type="float">
            <text:p>132</text:p>
          </table:table-cell>
          <table:table-cell table:formula="of:=IF([.D612]&gt;8388608;([.D612]-16777215-1);[.D612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3];2);16)" office:value-type="string" office:string-value="3000084" calcext:value-type="string">
            <text:p>3000084</text:p>
          </table:table-cell>
          <table:table-cell table:formula="of:=RIGHTB([.B613];6)" office:value-type="string" office:string-value="000084" calcext:value-type="string">
            <text:p>000084</text:p>
          </table:table-cell>
          <table:table-cell table:formula="of:=HEX2DEC([.C613])" office:value-type="float" office:value="132" calcext:value-type="float">
            <text:p>132</text:p>
          </table:table-cell>
          <table:table-cell table:formula="of:=IF([.D613]&gt;8388608;([.D613]-16777215-1);[.D613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4];2);16)" office:value-type="string" office:string-value="3000084" calcext:value-type="string">
            <text:p>3000084</text:p>
          </table:table-cell>
          <table:table-cell table:formula="of:=RIGHTB([.B614];6)" office:value-type="string" office:string-value="000084" calcext:value-type="string">
            <text:p>000084</text:p>
          </table:table-cell>
          <table:table-cell table:formula="of:=HEX2DEC([.C614])" office:value-type="float" office:value="132" calcext:value-type="float">
            <text:p>132</text:p>
          </table:table-cell>
          <table:table-cell table:formula="of:=IF([.D614]&gt;8388608;([.D614]-16777215-1);[.D61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5];2);16)" office:value-type="string" office:string-value="3000084" calcext:value-type="string">
            <text:p>3000084</text:p>
          </table:table-cell>
          <table:table-cell table:formula="of:=RIGHTB([.B615];6)" office:value-type="string" office:string-value="000084" calcext:value-type="string">
            <text:p>000084</text:p>
          </table:table-cell>
          <table:table-cell table:formula="of:=HEX2DEC([.C615])" office:value-type="float" office:value="132" calcext:value-type="float">
            <text:p>132</text:p>
          </table:table-cell>
          <table:table-cell table:formula="of:=IF([.D615]&gt;8388608;([.D615]-16777215-1);[.D615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00011000000000000000010000100</text:p>
          </table:table-cell>
          <table:table-cell table:formula="of:=BASE(DECIMAL([.A616];2);16)" office:value-type="string" office:string-value="3000084" calcext:value-type="string">
            <text:p>3000084</text:p>
          </table:table-cell>
          <table:table-cell table:formula="of:=RIGHTB([.B616];6)" office:value-type="string" office:string-value="000084" calcext:value-type="string">
            <text:p>000084</text:p>
          </table:table-cell>
          <table:table-cell table:formula="of:=HEX2DEC([.C616])" office:value-type="float" office:value="132" calcext:value-type="float">
            <text:p>132</text:p>
          </table:table-cell>
          <table:table-cell table:formula="of:=IF([.D616]&gt;8388608;([.D616]-16777215-1);[.D616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17];2);16)" office:value-type="string" office:string-value="69FFFF80" calcext:value-type="string">
            <text:p>69FFFF80</text:p>
          </table:table-cell>
          <table:table-cell table:formula="of:=RIGHTB([.B617];6)" office:value-type="string" office:string-value="FFFF80" calcext:value-type="string">
            <text:p>FFFF80</text:p>
          </table:table-cell>
          <table:table-cell table:formula="of:=HEX2DEC([.C617])" office:value-type="float" office:value="16777088" calcext:value-type="float">
            <text:p>16777088</text:p>
          </table:table-cell>
          <table:table-cell table:formula="of:=IF([.D617]&gt;8388608;([.D617]-16777215-1);[.D61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18];2);16)" office:value-type="string" office:string-value="69FFFF80" calcext:value-type="string">
            <text:p>69FFFF80</text:p>
          </table:table-cell>
          <table:table-cell table:formula="of:=RIGHTB([.B618];6)" office:value-type="string" office:string-value="FFFF80" calcext:value-type="string">
            <text:p>FFFF80</text:p>
          </table:table-cell>
          <table:table-cell table:formula="of:=HEX2DEC([.C618])" office:value-type="float" office:value="16777088" calcext:value-type="float">
            <text:p>16777088</text:p>
          </table:table-cell>
          <table:table-cell table:formula="of:=IF([.D618]&gt;8388608;([.D618]-16777215-1);[.D61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19];2);16)" office:value-type="string" office:string-value="69FFFF80" calcext:value-type="string">
            <text:p>69FFFF80</text:p>
          </table:table-cell>
          <table:table-cell table:formula="of:=RIGHTB([.B619];6)" office:value-type="string" office:string-value="FFFF80" calcext:value-type="string">
            <text:p>FFFF80</text:p>
          </table:table-cell>
          <table:table-cell table:formula="of:=HEX2DEC([.C619])" office:value-type="float" office:value="16777088" calcext:value-type="float">
            <text:p>16777088</text:p>
          </table:table-cell>
          <table:table-cell table:formula="of:=IF([.D619]&gt;8388608;([.D619]-16777215-1);[.D61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20];2);16)" office:value-type="string" office:string-value="69FFFF80" calcext:value-type="string">
            <text:p>69FFFF80</text:p>
          </table:table-cell>
          <table:table-cell table:formula="of:=RIGHTB([.B620];6)" office:value-type="string" office:string-value="FFFF80" calcext:value-type="string">
            <text:p>FFFF80</text:p>
          </table:table-cell>
          <table:table-cell table:formula="of:=HEX2DEC([.C620])" office:value-type="float" office:value="16777088" calcext:value-type="float">
            <text:p>16777088</text:p>
          </table:table-cell>
          <table:table-cell table:formula="of:=IF([.D620]&gt;8388608;([.D620]-16777215-1);[.D62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21];2);16)" office:value-type="string" office:string-value="69FFFF80" calcext:value-type="string">
            <text:p>69FFFF80</text:p>
          </table:table-cell>
          <table:table-cell table:formula="of:=RIGHTB([.B621];6)" office:value-type="string" office:string-value="FFFF80" calcext:value-type="string">
            <text:p>FFFF80</text:p>
          </table:table-cell>
          <table:table-cell table:formula="of:=HEX2DEC([.C621])" office:value-type="float" office:value="16777088" calcext:value-type="float">
            <text:p>16777088</text:p>
          </table:table-cell>
          <table:table-cell table:formula="of:=IF([.D621]&gt;8388608;([.D621]-16777215-1);[.D62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22];2);16)" office:value-type="string" office:string-value="69FFFF80" calcext:value-type="string">
            <text:p>69FFFF80</text:p>
          </table:table-cell>
          <table:table-cell table:formula="of:=RIGHTB([.B622];6)" office:value-type="string" office:string-value="FFFF80" calcext:value-type="string">
            <text:p>FFFF80</text:p>
          </table:table-cell>
          <table:table-cell table:formula="of:=HEX2DEC([.C622])" office:value-type="float" office:value="16777088" calcext:value-type="float">
            <text:p>16777088</text:p>
          </table:table-cell>
          <table:table-cell table:formula="of:=IF([.D622]&gt;8388608;([.D622]-16777215-1);[.D62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23];2);16)" office:value-type="string" office:string-value="69FFFF80" calcext:value-type="string">
            <text:p>69FFFF80</text:p>
          </table:table-cell>
          <table:table-cell table:formula="of:=RIGHTB([.B623];6)" office:value-type="string" office:string-value="FFFF80" calcext:value-type="string">
            <text:p>FFFF80</text:p>
          </table:table-cell>
          <table:table-cell table:formula="of:=HEX2DEC([.C623])" office:value-type="float" office:value="16777088" calcext:value-type="float">
            <text:p>16777088</text:p>
          </table:table-cell>
          <table:table-cell table:formula="of:=IF([.D623]&gt;8388608;([.D623]-16777215-1);[.D62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01001111111111111111110000000</text:p>
          </table:table-cell>
          <table:table-cell table:formula="of:=BASE(DECIMAL([.A624];2);16)" office:value-type="string" office:string-value="69FFFF80" calcext:value-type="string">
            <text:p>69FFFF80</text:p>
          </table:table-cell>
          <table:table-cell table:formula="of:=RIGHTB([.B624];6)" office:value-type="string" office:string-value="FFFF80" calcext:value-type="string">
            <text:p>FFFF80</text:p>
          </table:table-cell>
          <table:table-cell table:formula="of:=HEX2DEC([.C624])" office:value-type="float" office:value="16777088" calcext:value-type="float">
            <text:p>16777088</text:p>
          </table:table-cell>
          <table:table-cell table:formula="of:=IF([.D624]&gt;8388608;([.D624]-16777215-1);[.D62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25];2);16)" office:value-type="string" office:string-value="A7FFFF82" calcext:value-type="string">
            <text:p>A7FFFF82</text:p>
          </table:table-cell>
          <table:table-cell table:formula="of:=RIGHTB([.B625];6)" office:value-type="string" office:string-value="FFFF82" calcext:value-type="string">
            <text:p>FFFF82</text:p>
          </table:table-cell>
          <table:table-cell table:formula="of:=HEX2DEC([.C625])" office:value-type="float" office:value="16777090" calcext:value-type="float">
            <text:p>16777090</text:p>
          </table:table-cell>
          <table:table-cell table:formula="of:=IF([.D625]&gt;8388608;([.D625]-16777215-1);[.D62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26];2);16)" office:value-type="string" office:string-value="A7FFFF82" calcext:value-type="string">
            <text:p>A7FFFF82</text:p>
          </table:table-cell>
          <table:table-cell table:formula="of:=RIGHTB([.B626];6)" office:value-type="string" office:string-value="FFFF82" calcext:value-type="string">
            <text:p>FFFF82</text:p>
          </table:table-cell>
          <table:table-cell table:formula="of:=HEX2DEC([.C626])" office:value-type="float" office:value="16777090" calcext:value-type="float">
            <text:p>16777090</text:p>
          </table:table-cell>
          <table:table-cell table:formula="of:=IF([.D626]&gt;8388608;([.D626]-16777215-1);[.D62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27];2);16)" office:value-type="string" office:string-value="A7FFFF82" calcext:value-type="string">
            <text:p>A7FFFF82</text:p>
          </table:table-cell>
          <table:table-cell table:formula="of:=RIGHTB([.B627];6)" office:value-type="string" office:string-value="FFFF82" calcext:value-type="string">
            <text:p>FFFF82</text:p>
          </table:table-cell>
          <table:table-cell table:formula="of:=HEX2DEC([.C627])" office:value-type="float" office:value="16777090" calcext:value-type="float">
            <text:p>16777090</text:p>
          </table:table-cell>
          <table:table-cell table:formula="of:=IF([.D627]&gt;8388608;([.D627]-16777215-1);[.D627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28];2);16)" office:value-type="string" office:string-value="A7FFFF82" calcext:value-type="string">
            <text:p>A7FFFF82</text:p>
          </table:table-cell>
          <table:table-cell table:formula="of:=RIGHTB([.B628];6)" office:value-type="string" office:string-value="FFFF82" calcext:value-type="string">
            <text:p>FFFF82</text:p>
          </table:table-cell>
          <table:table-cell table:formula="of:=HEX2DEC([.C628])" office:value-type="float" office:value="16777090" calcext:value-type="float">
            <text:p>16777090</text:p>
          </table:table-cell>
          <table:table-cell table:formula="of:=IF([.D628]&gt;8388608;([.D628]-16777215-1);[.D62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29];2);16)" office:value-type="string" office:string-value="A7FFFF82" calcext:value-type="string">
            <text:p>A7FFFF82</text:p>
          </table:table-cell>
          <table:table-cell table:formula="of:=RIGHTB([.B629];6)" office:value-type="string" office:string-value="FFFF82" calcext:value-type="string">
            <text:p>FFFF82</text:p>
          </table:table-cell>
          <table:table-cell table:formula="of:=HEX2DEC([.C629])" office:value-type="float" office:value="16777090" calcext:value-type="float">
            <text:p>16777090</text:p>
          </table:table-cell>
          <table:table-cell table:formula="of:=IF([.D629]&gt;8388608;([.D629]-16777215-1);[.D62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30];2);16)" office:value-type="string" office:string-value="A7FFFF82" calcext:value-type="string">
            <text:p>A7FFFF82</text:p>
          </table:table-cell>
          <table:table-cell table:formula="of:=RIGHTB([.B630];6)" office:value-type="string" office:string-value="FFFF82" calcext:value-type="string">
            <text:p>FFFF82</text:p>
          </table:table-cell>
          <table:table-cell table:formula="of:=HEX2DEC([.C630])" office:value-type="float" office:value="16777090" calcext:value-type="float">
            <text:p>16777090</text:p>
          </table:table-cell>
          <table:table-cell table:formula="of:=IF([.D630]&gt;8388608;([.D630]-16777215-1);[.D63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31];2);16)" office:value-type="string" office:string-value="A7FFFF82" calcext:value-type="string">
            <text:p>A7FFFF82</text:p>
          </table:table-cell>
          <table:table-cell table:formula="of:=RIGHTB([.B631];6)" office:value-type="string" office:string-value="FFFF82" calcext:value-type="string">
            <text:p>FFFF82</text:p>
          </table:table-cell>
          <table:table-cell table:formula="of:=HEX2DEC([.C631])" office:value-type="float" office:value="16777090" calcext:value-type="float">
            <text:p>16777090</text:p>
          </table:table-cell>
          <table:table-cell table:formula="of:=IF([.D631]&gt;8388608;([.D631]-16777215-1);[.D63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111111111111111111110000010</text:p>
          </table:table-cell>
          <table:table-cell table:formula="of:=BASE(DECIMAL([.A632];2);16)" office:value-type="string" office:string-value="A7FFFF82" calcext:value-type="string">
            <text:p>A7FFFF82</text:p>
          </table:table-cell>
          <table:table-cell table:formula="of:=RIGHTB([.B632];6)" office:value-type="string" office:string-value="FFFF82" calcext:value-type="string">
            <text:p>FFFF82</text:p>
          </table:table-cell>
          <table:table-cell table:formula="of:=HEX2DEC([.C632])" office:value-type="float" office:value="16777090" calcext:value-type="float">
            <text:p>16777090</text:p>
          </table:table-cell>
          <table:table-cell table:formula="of:=IF([.D632]&gt;8388608;([.D632]-16777215-1);[.D63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3];2);16)" office:value-type="string" office:string-value="1000008A" calcext:value-type="string">
            <text:p>1000008A</text:p>
          </table:table-cell>
          <table:table-cell table:formula="of:=RIGHTB([.B633];6)" office:value-type="string" office:string-value="00008A" calcext:value-type="string">
            <text:p>00008A</text:p>
          </table:table-cell>
          <table:table-cell table:formula="of:=HEX2DEC([.C633])" office:value-type="float" office:value="138" calcext:value-type="float">
            <text:p>138</text:p>
          </table:table-cell>
          <table:table-cell table:formula="of:=IF([.D633]&gt;8388608;([.D633]-16777215-1);[.D633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4];2);16)" office:value-type="string" office:string-value="1000008A" calcext:value-type="string">
            <text:p>1000008A</text:p>
          </table:table-cell>
          <table:table-cell table:formula="of:=RIGHTB([.B634];6)" office:value-type="string" office:string-value="00008A" calcext:value-type="string">
            <text:p>00008A</text:p>
          </table:table-cell>
          <table:table-cell table:formula="of:=HEX2DEC([.C634])" office:value-type="float" office:value="138" calcext:value-type="float">
            <text:p>138</text:p>
          </table:table-cell>
          <table:table-cell table:formula="of:=IF([.D634]&gt;8388608;([.D634]-16777215-1);[.D634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5];2);16)" office:value-type="string" office:string-value="1000008A" calcext:value-type="string">
            <text:p>1000008A</text:p>
          </table:table-cell>
          <table:table-cell table:formula="of:=RIGHTB([.B635];6)" office:value-type="string" office:string-value="00008A" calcext:value-type="string">
            <text:p>00008A</text:p>
          </table:table-cell>
          <table:table-cell table:formula="of:=HEX2DEC([.C635])" office:value-type="float" office:value="138" calcext:value-type="float">
            <text:p>138</text:p>
          </table:table-cell>
          <table:table-cell table:formula="of:=IF([.D635]&gt;8388608;([.D635]-16777215-1);[.D635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6];2);16)" office:value-type="string" office:string-value="1000008A" calcext:value-type="string">
            <text:p>1000008A</text:p>
          </table:table-cell>
          <table:table-cell table:formula="of:=RIGHTB([.B636];6)" office:value-type="string" office:string-value="00008A" calcext:value-type="string">
            <text:p>00008A</text:p>
          </table:table-cell>
          <table:table-cell table:formula="of:=HEX2DEC([.C636])" office:value-type="float" office:value="138" calcext:value-type="float">
            <text:p>138</text:p>
          </table:table-cell>
          <table:table-cell table:formula="of:=IF([.D636]&gt;8388608;([.D636]-16777215-1);[.D636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7];2);16)" office:value-type="string" office:string-value="1000008A" calcext:value-type="string">
            <text:p>1000008A</text:p>
          </table:table-cell>
          <table:table-cell table:formula="of:=RIGHTB([.B637];6)" office:value-type="string" office:string-value="00008A" calcext:value-type="string">
            <text:p>00008A</text:p>
          </table:table-cell>
          <table:table-cell table:formula="of:=HEX2DEC([.C637])" office:value-type="float" office:value="138" calcext:value-type="float">
            <text:p>138</text:p>
          </table:table-cell>
          <table:table-cell table:formula="of:=IF([.D637]&gt;8388608;([.D637]-16777215-1);[.D637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8];2);16)" office:value-type="string" office:string-value="1000008A" calcext:value-type="string">
            <text:p>1000008A</text:p>
          </table:table-cell>
          <table:table-cell table:formula="of:=RIGHTB([.B638];6)" office:value-type="string" office:string-value="00008A" calcext:value-type="string">
            <text:p>00008A</text:p>
          </table:table-cell>
          <table:table-cell table:formula="of:=HEX2DEC([.C638])" office:value-type="float" office:value="138" calcext:value-type="float">
            <text:p>138</text:p>
          </table:table-cell>
          <table:table-cell table:formula="of:=IF([.D638]&gt;8388608;([.D638]-16777215-1);[.D638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39];2);16)" office:value-type="string" office:string-value="1000008A" calcext:value-type="string">
            <text:p>1000008A</text:p>
          </table:table-cell>
          <table:table-cell table:formula="of:=RIGHTB([.B639];6)" office:value-type="string" office:string-value="00008A" calcext:value-type="string">
            <text:p>00008A</text:p>
          </table:table-cell>
          <table:table-cell table:formula="of:=HEX2DEC([.C639])" office:value-type="float" office:value="138" calcext:value-type="float">
            <text:p>138</text:p>
          </table:table-cell>
          <table:table-cell table:formula="of:=IF([.D639]&gt;8388608;([.D639]-16777215-1);[.D639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010000000000000000000010001010</text:p>
          </table:table-cell>
          <table:table-cell table:formula="of:=BASE(DECIMAL([.A640];2);16)" office:value-type="string" office:string-value="1000008A" calcext:value-type="string">
            <text:p>1000008A</text:p>
          </table:table-cell>
          <table:table-cell table:formula="of:=RIGHTB([.B640];6)" office:value-type="string" office:string-value="00008A" calcext:value-type="string">
            <text:p>00008A</text:p>
          </table:table-cell>
          <table:table-cell table:formula="of:=HEX2DEC([.C640])" office:value-type="float" office:value="138" calcext:value-type="float">
            <text:p>138</text:p>
          </table:table-cell>
          <table:table-cell table:formula="of:=IF([.D640]&gt;8388608;([.D640]-16777215-1);[.D640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1];2);16)" office:value-type="string" office:string-value="37000082" calcext:value-type="string">
            <text:p>37000082</text:p>
          </table:table-cell>
          <table:table-cell table:formula="of:=RIGHTB([.B641];6)" office:value-type="string" office:string-value="000082" calcext:value-type="string">
            <text:p>000082</text:p>
          </table:table-cell>
          <table:table-cell table:formula="of:=HEX2DEC([.C641])" office:value-type="float" office:value="130" calcext:value-type="float">
            <text:p>130</text:p>
          </table:table-cell>
          <table:table-cell table:formula="of:=IF([.D641]&gt;8388608;([.D641]-16777215-1);[.D64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2];2);16)" office:value-type="string" office:string-value="37000082" calcext:value-type="string">
            <text:p>37000082</text:p>
          </table:table-cell>
          <table:table-cell table:formula="of:=RIGHTB([.B642];6)" office:value-type="string" office:string-value="000082" calcext:value-type="string">
            <text:p>000082</text:p>
          </table:table-cell>
          <table:table-cell table:formula="of:=HEX2DEC([.C642])" office:value-type="float" office:value="130" calcext:value-type="float">
            <text:p>130</text:p>
          </table:table-cell>
          <table:table-cell table:formula="of:=IF([.D642]&gt;8388608;([.D642]-16777215-1);[.D64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3];2);16)" office:value-type="string" office:string-value="37000082" calcext:value-type="string">
            <text:p>37000082</text:p>
          </table:table-cell>
          <table:table-cell table:formula="of:=RIGHTB([.B643];6)" office:value-type="string" office:string-value="000082" calcext:value-type="string">
            <text:p>000082</text:p>
          </table:table-cell>
          <table:table-cell table:formula="of:=HEX2DEC([.C643])" office:value-type="float" office:value="130" calcext:value-type="float">
            <text:p>130</text:p>
          </table:table-cell>
          <table:table-cell table:formula="of:=IF([.D643]&gt;8388608;([.D643]-16777215-1);[.D64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4];2);16)" office:value-type="string" office:string-value="37000082" calcext:value-type="string">
            <text:p>37000082</text:p>
          </table:table-cell>
          <table:table-cell table:formula="of:=RIGHTB([.B644];6)" office:value-type="string" office:string-value="000082" calcext:value-type="string">
            <text:p>000082</text:p>
          </table:table-cell>
          <table:table-cell table:formula="of:=HEX2DEC([.C644])" office:value-type="float" office:value="130" calcext:value-type="float">
            <text:p>130</text:p>
          </table:table-cell>
          <table:table-cell table:formula="of:=IF([.D644]&gt;8388608;([.D644]-16777215-1);[.D64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5];2);16)" office:value-type="string" office:string-value="37000082" calcext:value-type="string">
            <text:p>37000082</text:p>
          </table:table-cell>
          <table:table-cell table:formula="of:=RIGHTB([.B645];6)" office:value-type="string" office:string-value="000082" calcext:value-type="string">
            <text:p>000082</text:p>
          </table:table-cell>
          <table:table-cell table:formula="of:=HEX2DEC([.C645])" office:value-type="float" office:value="130" calcext:value-type="float">
            <text:p>130</text:p>
          </table:table-cell>
          <table:table-cell table:formula="of:=IF([.D645]&gt;8388608;([.D645]-16777215-1);[.D64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6];2);16)" office:value-type="string" office:string-value="37000082" calcext:value-type="string">
            <text:p>37000082</text:p>
          </table:table-cell>
          <table:table-cell table:formula="of:=RIGHTB([.B646];6)" office:value-type="string" office:string-value="000082" calcext:value-type="string">
            <text:p>000082</text:p>
          </table:table-cell>
          <table:table-cell table:formula="of:=HEX2DEC([.C646])" office:value-type="float" office:value="130" calcext:value-type="float">
            <text:p>130</text:p>
          </table:table-cell>
          <table:table-cell table:formula="of:=IF([.D646]&gt;8388608;([.D646]-16777215-1);[.D64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7];2);16)" office:value-type="string" office:string-value="37000082" calcext:value-type="string">
            <text:p>37000082</text:p>
          </table:table-cell>
          <table:table-cell table:formula="of:=RIGHTB([.B647];6)" office:value-type="string" office:string-value="000082" calcext:value-type="string">
            <text:p>000082</text:p>
          </table:table-cell>
          <table:table-cell table:formula="of:=HEX2DEC([.C647])" office:value-type="float" office:value="130" calcext:value-type="float">
            <text:p>130</text:p>
          </table:table-cell>
          <table:table-cell table:formula="of:=IF([.D647]&gt;8388608;([.D647]-16777215-1);[.D64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0111000000000000000010000010</text:p>
          </table:table-cell>
          <table:table-cell table:formula="of:=BASE(DECIMAL([.A648];2);16)" office:value-type="string" office:string-value="37000082" calcext:value-type="string">
            <text:p>37000082</text:p>
          </table:table-cell>
          <table:table-cell table:formula="of:=RIGHTB([.B648];6)" office:value-type="string" office:string-value="000082" calcext:value-type="string">
            <text:p>000082</text:p>
          </table:table-cell>
          <table:table-cell table:formula="of:=HEX2DEC([.C648])" office:value-type="float" office:value="130" calcext:value-type="float">
            <text:p>130</text:p>
          </table:table-cell>
          <table:table-cell table:formula="of:=IF([.D648]&gt;8388608;([.D648]-16777215-1);[.D64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49];2);16)" office:value-type="string" office:string-value="DFFFFF87" calcext:value-type="string">
            <text:p>DFFFFF87</text:p>
          </table:table-cell>
          <table:table-cell table:formula="of:=RIGHTB([.B649];6)" office:value-type="string" office:string-value="FFFF87" calcext:value-type="string">
            <text:p>FFFF87</text:p>
          </table:table-cell>
          <table:table-cell table:formula="of:=HEX2DEC([.C649])" office:value-type="float" office:value="16777095" calcext:value-type="float">
            <text:p>16777095</text:p>
          </table:table-cell>
          <table:table-cell table:formula="of:=IF([.D649]&gt;8388608;([.D649]-16777215-1);[.D64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0];2);16)" office:value-type="string" office:string-value="DFFFFF87" calcext:value-type="string">
            <text:p>DFFFFF87</text:p>
          </table:table-cell>
          <table:table-cell table:formula="of:=RIGHTB([.B650];6)" office:value-type="string" office:string-value="FFFF87" calcext:value-type="string">
            <text:p>FFFF87</text:p>
          </table:table-cell>
          <table:table-cell table:formula="of:=HEX2DEC([.C650])" office:value-type="float" office:value="16777095" calcext:value-type="float">
            <text:p>16777095</text:p>
          </table:table-cell>
          <table:table-cell table:formula="of:=IF([.D650]&gt;8388608;([.D650]-16777215-1);[.D65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1];2);16)" office:value-type="string" office:string-value="DFFFFF87" calcext:value-type="string">
            <text:p>DFFFFF87</text:p>
          </table:table-cell>
          <table:table-cell table:formula="of:=RIGHTB([.B651];6)" office:value-type="string" office:string-value="FFFF87" calcext:value-type="string">
            <text:p>FFFF87</text:p>
          </table:table-cell>
          <table:table-cell table:formula="of:=HEX2DEC([.C651])" office:value-type="float" office:value="16777095" calcext:value-type="float">
            <text:p>16777095</text:p>
          </table:table-cell>
          <table:table-cell table:formula="of:=IF([.D651]&gt;8388608;([.D651]-16777215-1);[.D65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2];2);16)" office:value-type="string" office:string-value="DFFFFF87" calcext:value-type="string">
            <text:p>DFFFFF87</text:p>
          </table:table-cell>
          <table:table-cell table:formula="of:=RIGHTB([.B652];6)" office:value-type="string" office:string-value="FFFF87" calcext:value-type="string">
            <text:p>FFFF87</text:p>
          </table:table-cell>
          <table:table-cell table:formula="of:=HEX2DEC([.C652])" office:value-type="float" office:value="16777095" calcext:value-type="float">
            <text:p>16777095</text:p>
          </table:table-cell>
          <table:table-cell table:formula="of:=IF([.D652]&gt;8388608;([.D652]-16777215-1);[.D65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3];2);16)" office:value-type="string" office:string-value="DFFFFF87" calcext:value-type="string">
            <text:p>DFFFFF87</text:p>
          </table:table-cell>
          <table:table-cell table:formula="of:=RIGHTB([.B653];6)" office:value-type="string" office:string-value="FFFF87" calcext:value-type="string">
            <text:p>FFFF87</text:p>
          </table:table-cell>
          <table:table-cell table:formula="of:=HEX2DEC([.C653])" office:value-type="float" office:value="16777095" calcext:value-type="float">
            <text:p>16777095</text:p>
          </table:table-cell>
          <table:table-cell table:formula="of:=IF([.D653]&gt;8388608;([.D653]-16777215-1);[.D65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4];2);16)" office:value-type="string" office:string-value="DFFFFF87" calcext:value-type="string">
            <text:p>DFFFFF87</text:p>
          </table:table-cell>
          <table:table-cell table:formula="of:=RIGHTB([.B654];6)" office:value-type="string" office:string-value="FFFF87" calcext:value-type="string">
            <text:p>FFFF87</text:p>
          </table:table-cell>
          <table:table-cell table:formula="of:=HEX2DEC([.C654])" office:value-type="float" office:value="16777095" calcext:value-type="float">
            <text:p>16777095</text:p>
          </table:table-cell>
          <table:table-cell table:formula="of:=IF([.D654]&gt;8388608;([.D654]-16777215-1);[.D65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5];2);16)" office:value-type="string" office:string-value="DFFFFF87" calcext:value-type="string">
            <text:p>DFFFFF87</text:p>
          </table:table-cell>
          <table:table-cell table:formula="of:=RIGHTB([.B655];6)" office:value-type="string" office:string-value="FFFF87" calcext:value-type="string">
            <text:p>FFFF87</text:p>
          </table:table-cell>
          <table:table-cell table:formula="of:=HEX2DEC([.C655])" office:value-type="float" office:value="16777095" calcext:value-type="float">
            <text:p>16777095</text:p>
          </table:table-cell>
          <table:table-cell table:formula="of:=IF([.D655]&gt;8388608;([.D655]-16777215-1);[.D65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656];2);16)" office:value-type="string" office:string-value="DFFFFF87" calcext:value-type="string">
            <text:p>DFFFFF87</text:p>
          </table:table-cell>
          <table:table-cell table:formula="of:=RIGHTB([.B656];6)" office:value-type="string" office:string-value="FFFF87" calcext:value-type="string">
            <text:p>FFFF87</text:p>
          </table:table-cell>
          <table:table-cell table:formula="of:=HEX2DEC([.C656])" office:value-type="float" office:value="16777095" calcext:value-type="float">
            <text:p>16777095</text:p>
          </table:table-cell>
          <table:table-cell table:formula="of:=IF([.D656]&gt;8388608;([.D656]-16777215-1);[.D65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57];2);16)" office:value-type="string" office:string-value="DAFFFF8F" calcext:value-type="string">
            <text:p>DAFFFF8F</text:p>
          </table:table-cell>
          <table:table-cell table:formula="of:=RIGHTB([.B657];6)" office:value-type="string" office:string-value="FFFF8F" calcext:value-type="string">
            <text:p>FFFF8F</text:p>
          </table:table-cell>
          <table:table-cell table:formula="of:=HEX2DEC([.C657])" office:value-type="float" office:value="16777103" calcext:value-type="float">
            <text:p>16777103</text:p>
          </table:table-cell>
          <table:table-cell table:formula="of:=IF([.D657]&gt;8388608;([.D657]-16777215-1);[.D65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58];2);16)" office:value-type="string" office:string-value="DAFFFF8F" calcext:value-type="string">
            <text:p>DAFFFF8F</text:p>
          </table:table-cell>
          <table:table-cell table:formula="of:=RIGHTB([.B658];6)" office:value-type="string" office:string-value="FFFF8F" calcext:value-type="string">
            <text:p>FFFF8F</text:p>
          </table:table-cell>
          <table:table-cell table:formula="of:=HEX2DEC([.C658])" office:value-type="float" office:value="16777103" calcext:value-type="float">
            <text:p>16777103</text:p>
          </table:table-cell>
          <table:table-cell table:formula="of:=IF([.D658]&gt;8388608;([.D658]-16777215-1);[.D65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59];2);16)" office:value-type="string" office:string-value="DAFFFF8F" calcext:value-type="string">
            <text:p>DAFFFF8F</text:p>
          </table:table-cell>
          <table:table-cell table:formula="of:=RIGHTB([.B659];6)" office:value-type="string" office:string-value="FFFF8F" calcext:value-type="string">
            <text:p>FFFF8F</text:p>
          </table:table-cell>
          <table:table-cell table:formula="of:=HEX2DEC([.C659])" office:value-type="float" office:value="16777103" calcext:value-type="float">
            <text:p>16777103</text:p>
          </table:table-cell>
          <table:table-cell table:formula="of:=IF([.D659]&gt;8388608;([.D659]-16777215-1);[.D65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60];2);16)" office:value-type="string" office:string-value="DAFFFF8F" calcext:value-type="string">
            <text:p>DAFFFF8F</text:p>
          </table:table-cell>
          <table:table-cell table:formula="of:=RIGHTB([.B660];6)" office:value-type="string" office:string-value="FFFF8F" calcext:value-type="string">
            <text:p>FFFF8F</text:p>
          </table:table-cell>
          <table:table-cell table:formula="of:=HEX2DEC([.C660])" office:value-type="float" office:value="16777103" calcext:value-type="float">
            <text:p>16777103</text:p>
          </table:table-cell>
          <table:table-cell table:formula="of:=IF([.D660]&gt;8388608;([.D660]-16777215-1);[.D66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61];2);16)" office:value-type="string" office:string-value="DAFFFF8F" calcext:value-type="string">
            <text:p>DAFFFF8F</text:p>
          </table:table-cell>
          <table:table-cell table:formula="of:=RIGHTB([.B661];6)" office:value-type="string" office:string-value="FFFF8F" calcext:value-type="string">
            <text:p>FFFF8F</text:p>
          </table:table-cell>
          <table:table-cell table:formula="of:=HEX2DEC([.C661])" office:value-type="float" office:value="16777103" calcext:value-type="float">
            <text:p>16777103</text:p>
          </table:table-cell>
          <table:table-cell table:formula="of:=IF([.D661]&gt;8388608;([.D661]-16777215-1);[.D66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62];2);16)" office:value-type="string" office:string-value="DAFFFF8F" calcext:value-type="string">
            <text:p>DAFFFF8F</text:p>
          </table:table-cell>
          <table:table-cell table:formula="of:=RIGHTB([.B662];6)" office:value-type="string" office:string-value="FFFF8F" calcext:value-type="string">
            <text:p>FFFF8F</text:p>
          </table:table-cell>
          <table:table-cell table:formula="of:=HEX2DEC([.C662])" office:value-type="float" office:value="16777103" calcext:value-type="float">
            <text:p>16777103</text:p>
          </table:table-cell>
          <table:table-cell table:formula="of:=IF([.D662]&gt;8388608;([.D662]-16777215-1);[.D66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63];2);16)" office:value-type="string" office:string-value="DAFFFF8F" calcext:value-type="string">
            <text:p>DAFFFF8F</text:p>
          </table:table-cell>
          <table:table-cell table:formula="of:=RIGHTB([.B663];6)" office:value-type="string" office:string-value="FFFF8F" calcext:value-type="string">
            <text:p>FFFF8F</text:p>
          </table:table-cell>
          <table:table-cell table:formula="of:=HEX2DEC([.C663])" office:value-type="float" office:value="16777103" calcext:value-type="float">
            <text:p>16777103</text:p>
          </table:table-cell>
          <table:table-cell table:formula="of:=IF([.D663]&gt;8388608;([.D663]-16777215-1);[.D66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010111111111111111110001111</text:p>
          </table:table-cell>
          <table:table-cell table:formula="of:=BASE(DECIMAL([.A664];2);16)" office:value-type="string" office:string-value="DAFFFF8F" calcext:value-type="string">
            <text:p>DAFFFF8F</text:p>
          </table:table-cell>
          <table:table-cell table:formula="of:=RIGHTB([.B664];6)" office:value-type="string" office:string-value="FFFF8F" calcext:value-type="string">
            <text:p>FFFF8F</text:p>
          </table:table-cell>
          <table:table-cell table:formula="of:=HEX2DEC([.C664])" office:value-type="float" office:value="16777103" calcext:value-type="float">
            <text:p>16777103</text:p>
          </table:table-cell>
          <table:table-cell table:formula="of:=IF([.D664]&gt;8388608;([.D664]-16777215-1);[.D66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65];2);16)" office:value-type="string" office:string-value="80FFFF89" calcext:value-type="string">
            <text:p>80FFFF89</text:p>
          </table:table-cell>
          <table:table-cell table:formula="of:=RIGHTB([.B665];6)" office:value-type="string" office:string-value="FFFF89" calcext:value-type="string">
            <text:p>FFFF89</text:p>
          </table:table-cell>
          <table:table-cell table:formula="of:=HEX2DEC([.C665])" office:value-type="float" office:value="16777097" calcext:value-type="float">
            <text:p>16777097</text:p>
          </table:table-cell>
          <table:table-cell table:formula="of:=IF([.D665]&gt;8388608;([.D665]-16777215-1);[.D66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66];2);16)" office:value-type="string" office:string-value="80FFFF89" calcext:value-type="string">
            <text:p>80FFFF89</text:p>
          </table:table-cell>
          <table:table-cell table:formula="of:=RIGHTB([.B666];6)" office:value-type="string" office:string-value="FFFF89" calcext:value-type="string">
            <text:p>FFFF89</text:p>
          </table:table-cell>
          <table:table-cell table:formula="of:=HEX2DEC([.C666])" office:value-type="float" office:value="16777097" calcext:value-type="float">
            <text:p>16777097</text:p>
          </table:table-cell>
          <table:table-cell table:formula="of:=IF([.D666]&gt;8388608;([.D666]-16777215-1);[.D666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67];2);16)" office:value-type="string" office:string-value="80FFFF89" calcext:value-type="string">
            <text:p>80FFFF89</text:p>
          </table:table-cell>
          <table:table-cell table:formula="of:=RIGHTB([.B667];6)" office:value-type="string" office:string-value="FFFF89" calcext:value-type="string">
            <text:p>FFFF89</text:p>
          </table:table-cell>
          <table:table-cell table:formula="of:=HEX2DEC([.C667])" office:value-type="float" office:value="16777097" calcext:value-type="float">
            <text:p>16777097</text:p>
          </table:table-cell>
          <table:table-cell table:formula="of:=IF([.D667]&gt;8388608;([.D667]-16777215-1);[.D66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68];2);16)" office:value-type="string" office:string-value="80FFFF89" calcext:value-type="string">
            <text:p>80FFFF89</text:p>
          </table:table-cell>
          <table:table-cell table:formula="of:=RIGHTB([.B668];6)" office:value-type="string" office:string-value="FFFF89" calcext:value-type="string">
            <text:p>FFFF89</text:p>
          </table:table-cell>
          <table:table-cell table:formula="of:=HEX2DEC([.C668])" office:value-type="float" office:value="16777097" calcext:value-type="float">
            <text:p>16777097</text:p>
          </table:table-cell>
          <table:table-cell table:formula="of:=IF([.D668]&gt;8388608;([.D668]-16777215-1);[.D66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69];2);16)" office:value-type="string" office:string-value="80FFFF89" calcext:value-type="string">
            <text:p>80FFFF89</text:p>
          </table:table-cell>
          <table:table-cell table:formula="of:=RIGHTB([.B669];6)" office:value-type="string" office:string-value="FFFF89" calcext:value-type="string">
            <text:p>FFFF89</text:p>
          </table:table-cell>
          <table:table-cell table:formula="of:=HEX2DEC([.C669])" office:value-type="float" office:value="16777097" calcext:value-type="float">
            <text:p>16777097</text:p>
          </table:table-cell>
          <table:table-cell table:formula="of:=IF([.D669]&gt;8388608;([.D669]-16777215-1);[.D66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70];2);16)" office:value-type="string" office:string-value="80FFFF89" calcext:value-type="string">
            <text:p>80FFFF89</text:p>
          </table:table-cell>
          <table:table-cell table:formula="of:=RIGHTB([.B670];6)" office:value-type="string" office:string-value="FFFF89" calcext:value-type="string">
            <text:p>FFFF89</text:p>
          </table:table-cell>
          <table:table-cell table:formula="of:=HEX2DEC([.C670])" office:value-type="float" office:value="16777097" calcext:value-type="float">
            <text:p>16777097</text:p>
          </table:table-cell>
          <table:table-cell table:formula="of:=IF([.D670]&gt;8388608;([.D670]-16777215-1);[.D67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71];2);16)" office:value-type="string" office:string-value="80FFFF89" calcext:value-type="string">
            <text:p>80FFFF89</text:p>
          </table:table-cell>
          <table:table-cell table:formula="of:=RIGHTB([.B671];6)" office:value-type="string" office:string-value="FFFF89" calcext:value-type="string">
            <text:p>FFFF89</text:p>
          </table:table-cell>
          <table:table-cell table:formula="of:=HEX2DEC([.C671])" office:value-type="float" office:value="16777097" calcext:value-type="float">
            <text:p>16777097</text:p>
          </table:table-cell>
          <table:table-cell table:formula="of:=IF([.D671]&gt;8388608;([.D671]-16777215-1);[.D67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00111111111111111110001001</text:p>
          </table:table-cell>
          <table:table-cell table:formula="of:=BASE(DECIMAL([.A672];2);16)" office:value-type="string" office:string-value="80FFFF89" calcext:value-type="string">
            <text:p>80FFFF89</text:p>
          </table:table-cell>
          <table:table-cell table:formula="of:=RIGHTB([.B672];6)" office:value-type="string" office:string-value="FFFF89" calcext:value-type="string">
            <text:p>FFFF89</text:p>
          </table:table-cell>
          <table:table-cell table:formula="of:=HEX2DEC([.C672])" office:value-type="float" office:value="16777097" calcext:value-type="float">
            <text:p>16777097</text:p>
          </table:table-cell>
          <table:table-cell table:formula="of:=IF([.D672]&gt;8388608;([.D672]-16777215-1);[.D67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3];2);16)" office:value-type="string" office:string-value="E1FFFF8B" calcext:value-type="string">
            <text:p>E1FFFF8B</text:p>
          </table:table-cell>
          <table:table-cell table:formula="of:=RIGHTB([.B673];6)" office:value-type="string" office:string-value="FFFF8B" calcext:value-type="string">
            <text:p>FFFF8B</text:p>
          </table:table-cell>
          <table:table-cell table:formula="of:=HEX2DEC([.C673])" office:value-type="float" office:value="16777099" calcext:value-type="float">
            <text:p>16777099</text:p>
          </table:table-cell>
          <table:table-cell table:formula="of:=IF([.D673]&gt;8388608;([.D673]-16777215-1);[.D67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4];2);16)" office:value-type="string" office:string-value="E1FFFF8B" calcext:value-type="string">
            <text:p>E1FFFF8B</text:p>
          </table:table-cell>
          <table:table-cell table:formula="of:=RIGHTB([.B674];6)" office:value-type="string" office:string-value="FFFF8B" calcext:value-type="string">
            <text:p>FFFF8B</text:p>
          </table:table-cell>
          <table:table-cell table:formula="of:=HEX2DEC([.C674])" office:value-type="float" office:value="16777099" calcext:value-type="float">
            <text:p>16777099</text:p>
          </table:table-cell>
          <table:table-cell table:formula="of:=IF([.D674]&gt;8388608;([.D674]-16777215-1);[.D67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5];2);16)" office:value-type="string" office:string-value="E1FFFF8B" calcext:value-type="string">
            <text:p>E1FFFF8B</text:p>
          </table:table-cell>
          <table:table-cell table:formula="of:=RIGHTB([.B675];6)" office:value-type="string" office:string-value="FFFF8B" calcext:value-type="string">
            <text:p>FFFF8B</text:p>
          </table:table-cell>
          <table:table-cell table:formula="of:=HEX2DEC([.C675])" office:value-type="float" office:value="16777099" calcext:value-type="float">
            <text:p>16777099</text:p>
          </table:table-cell>
          <table:table-cell table:formula="of:=IF([.D675]&gt;8388608;([.D675]-16777215-1);[.D67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6];2);16)" office:value-type="string" office:string-value="E1FFFF8B" calcext:value-type="string">
            <text:p>E1FFFF8B</text:p>
          </table:table-cell>
          <table:table-cell table:formula="of:=RIGHTB([.B676];6)" office:value-type="string" office:string-value="FFFF8B" calcext:value-type="string">
            <text:p>FFFF8B</text:p>
          </table:table-cell>
          <table:table-cell table:formula="of:=HEX2DEC([.C676])" office:value-type="float" office:value="16777099" calcext:value-type="float">
            <text:p>16777099</text:p>
          </table:table-cell>
          <table:table-cell table:formula="of:=IF([.D676]&gt;8388608;([.D676]-16777215-1);[.D67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7];2);16)" office:value-type="string" office:string-value="E1FFFF8B" calcext:value-type="string">
            <text:p>E1FFFF8B</text:p>
          </table:table-cell>
          <table:table-cell table:formula="of:=RIGHTB([.B677];6)" office:value-type="string" office:string-value="FFFF8B" calcext:value-type="string">
            <text:p>FFFF8B</text:p>
          </table:table-cell>
          <table:table-cell table:formula="of:=HEX2DEC([.C677])" office:value-type="float" office:value="16777099" calcext:value-type="float">
            <text:p>16777099</text:p>
          </table:table-cell>
          <table:table-cell table:formula="of:=IF([.D677]&gt;8388608;([.D677]-16777215-1);[.D67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8];2);16)" office:value-type="string" office:string-value="E1FFFF8B" calcext:value-type="string">
            <text:p>E1FFFF8B</text:p>
          </table:table-cell>
          <table:table-cell table:formula="of:=RIGHTB([.B678];6)" office:value-type="string" office:string-value="FFFF8B" calcext:value-type="string">
            <text:p>FFFF8B</text:p>
          </table:table-cell>
          <table:table-cell table:formula="of:=HEX2DEC([.C678])" office:value-type="float" office:value="16777099" calcext:value-type="float">
            <text:p>16777099</text:p>
          </table:table-cell>
          <table:table-cell table:formula="of:=IF([.D678]&gt;8388608;([.D678]-16777215-1);[.D67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79];2);16)" office:value-type="string" office:string-value="E1FFFF8B" calcext:value-type="string">
            <text:p>E1FFFF8B</text:p>
          </table:table-cell>
          <table:table-cell table:formula="of:=RIGHTB([.B679];6)" office:value-type="string" office:string-value="FFFF8B" calcext:value-type="string">
            <text:p>FFFF8B</text:p>
          </table:table-cell>
          <table:table-cell table:formula="of:=HEX2DEC([.C679])" office:value-type="float" office:value="16777099" calcext:value-type="float">
            <text:p>16777099</text:p>
          </table:table-cell>
          <table:table-cell table:formula="of:=IF([.D679]&gt;8388608;([.D679]-16777215-1);[.D67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001111111111111111110001011</text:p>
          </table:table-cell>
          <table:table-cell table:formula="of:=BASE(DECIMAL([.A680];2);16)" office:value-type="string" office:string-value="E1FFFF8B" calcext:value-type="string">
            <text:p>E1FFFF8B</text:p>
          </table:table-cell>
          <table:table-cell table:formula="of:=RIGHTB([.B680];6)" office:value-type="string" office:string-value="FFFF8B" calcext:value-type="string">
            <text:p>FFFF8B</text:p>
          </table:table-cell>
          <table:table-cell table:formula="of:=HEX2DEC([.C680])" office:value-type="float" office:value="16777099" calcext:value-type="float">
            <text:p>16777099</text:p>
          </table:table-cell>
          <table:table-cell table:formula="of:=IF([.D680]&gt;8388608;([.D680]-16777215-1);[.D68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1];2);16)" office:value-type="string" office:string-value="FAFFFF84" calcext:value-type="string">
            <text:p>FAFFFF84</text:p>
          </table:table-cell>
          <table:table-cell table:formula="of:=RIGHTB([.B681];6)" office:value-type="string" office:string-value="FFFF84" calcext:value-type="string">
            <text:p>FFFF84</text:p>
          </table:table-cell>
          <table:table-cell table:formula="of:=HEX2DEC([.C681])" office:value-type="float" office:value="16777092" calcext:value-type="float">
            <text:p>16777092</text:p>
          </table:table-cell>
          <table:table-cell table:formula="of:=IF([.D681]&gt;8388608;([.D681]-16777215-1);[.D68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2];2);16)" office:value-type="string" office:string-value="FAFFFF84" calcext:value-type="string">
            <text:p>FAFFFF84</text:p>
          </table:table-cell>
          <table:table-cell table:formula="of:=RIGHTB([.B682];6)" office:value-type="string" office:string-value="FFFF84" calcext:value-type="string">
            <text:p>FFFF84</text:p>
          </table:table-cell>
          <table:table-cell table:formula="of:=HEX2DEC([.C682])" office:value-type="float" office:value="16777092" calcext:value-type="float">
            <text:p>16777092</text:p>
          </table:table-cell>
          <table:table-cell table:formula="of:=IF([.D682]&gt;8388608;([.D682]-16777215-1);[.D68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3];2);16)" office:value-type="string" office:string-value="FAFFFF84" calcext:value-type="string">
            <text:p>FAFFFF84</text:p>
          </table:table-cell>
          <table:table-cell table:formula="of:=RIGHTB([.B683];6)" office:value-type="string" office:string-value="FFFF84" calcext:value-type="string">
            <text:p>FFFF84</text:p>
          </table:table-cell>
          <table:table-cell table:formula="of:=HEX2DEC([.C683])" office:value-type="float" office:value="16777092" calcext:value-type="float">
            <text:p>16777092</text:p>
          </table:table-cell>
          <table:table-cell table:formula="of:=IF([.D683]&gt;8388608;([.D683]-16777215-1);[.D68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4];2);16)" office:value-type="string" office:string-value="FAFFFF84" calcext:value-type="string">
            <text:p>FAFFFF84</text:p>
          </table:table-cell>
          <table:table-cell table:formula="of:=RIGHTB([.B684];6)" office:value-type="string" office:string-value="FFFF84" calcext:value-type="string">
            <text:p>FFFF84</text:p>
          </table:table-cell>
          <table:table-cell table:formula="of:=HEX2DEC([.C684])" office:value-type="float" office:value="16777092" calcext:value-type="float">
            <text:p>16777092</text:p>
          </table:table-cell>
          <table:table-cell table:formula="of:=IF([.D684]&gt;8388608;([.D684]-16777215-1);[.D68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5];2);16)" office:value-type="string" office:string-value="FAFFFF84" calcext:value-type="string">
            <text:p>FAFFFF84</text:p>
          </table:table-cell>
          <table:table-cell table:formula="of:=RIGHTB([.B685];6)" office:value-type="string" office:string-value="FFFF84" calcext:value-type="string">
            <text:p>FFFF84</text:p>
          </table:table-cell>
          <table:table-cell table:formula="of:=HEX2DEC([.C685])" office:value-type="float" office:value="16777092" calcext:value-type="float">
            <text:p>16777092</text:p>
          </table:table-cell>
          <table:table-cell table:formula="of:=IF([.D685]&gt;8388608;([.D685]-16777215-1);[.D68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6];2);16)" office:value-type="string" office:string-value="FAFFFF84" calcext:value-type="string">
            <text:p>FAFFFF84</text:p>
          </table:table-cell>
          <table:table-cell table:formula="of:=RIGHTB([.B686];6)" office:value-type="string" office:string-value="FFFF84" calcext:value-type="string">
            <text:p>FFFF84</text:p>
          </table:table-cell>
          <table:table-cell table:formula="of:=HEX2DEC([.C686])" office:value-type="float" office:value="16777092" calcext:value-type="float">
            <text:p>16777092</text:p>
          </table:table-cell>
          <table:table-cell table:formula="of:=IF([.D686]&gt;8388608;([.D686]-16777215-1);[.D68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7];2);16)" office:value-type="string" office:string-value="FAFFFF84" calcext:value-type="string">
            <text:p>FAFFFF84</text:p>
          </table:table-cell>
          <table:table-cell table:formula="of:=RIGHTB([.B687];6)" office:value-type="string" office:string-value="FFFF84" calcext:value-type="string">
            <text:p>FFFF84</text:p>
          </table:table-cell>
          <table:table-cell table:formula="of:=HEX2DEC([.C687])" office:value-type="float" office:value="16777092" calcext:value-type="float">
            <text:p>16777092</text:p>
          </table:table-cell>
          <table:table-cell table:formula="of:=IF([.D687]&gt;8388608;([.D687]-16777215-1);[.D68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1010111111111111111110000100</text:p>
          </table:table-cell>
          <table:table-cell table:formula="of:=BASE(DECIMAL([.A688];2);16)" office:value-type="string" office:string-value="FAFFFF84" calcext:value-type="string">
            <text:p>FAFFFF84</text:p>
          </table:table-cell>
          <table:table-cell table:formula="of:=RIGHTB([.B688];6)" office:value-type="string" office:string-value="FFFF84" calcext:value-type="string">
            <text:p>FFFF84</text:p>
          </table:table-cell>
          <table:table-cell table:formula="of:=HEX2DEC([.C688])" office:value-type="float" office:value="16777092" calcext:value-type="float">
            <text:p>16777092</text:p>
          </table:table-cell>
          <table:table-cell table:formula="of:=IF([.D688]&gt;8388608;([.D688]-16777215-1);[.D68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89];2);16)" office:value-type="string" office:string-value="F2FFFF88" calcext:value-type="string">
            <text:p>F2FFFF88</text:p>
          </table:table-cell>
          <table:table-cell table:formula="of:=RIGHTB([.B689];6)" office:value-type="string" office:string-value="FFFF88" calcext:value-type="string">
            <text:p>FFFF88</text:p>
          </table:table-cell>
          <table:table-cell table:formula="of:=HEX2DEC([.C689])" office:value-type="float" office:value="16777096" calcext:value-type="float">
            <text:p>16777096</text:p>
          </table:table-cell>
          <table:table-cell table:formula="of:=IF([.D689]&gt;8388608;([.D689]-16777215-1);[.D68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0];2);16)" office:value-type="string" office:string-value="F2FFFF88" calcext:value-type="string">
            <text:p>F2FFFF88</text:p>
          </table:table-cell>
          <table:table-cell table:formula="of:=RIGHTB([.B690];6)" office:value-type="string" office:string-value="FFFF88" calcext:value-type="string">
            <text:p>FFFF88</text:p>
          </table:table-cell>
          <table:table-cell table:formula="of:=HEX2DEC([.C690])" office:value-type="float" office:value="16777096" calcext:value-type="float">
            <text:p>16777096</text:p>
          </table:table-cell>
          <table:table-cell table:formula="of:=IF([.D690]&gt;8388608;([.D690]-16777215-1);[.D69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1];2);16)" office:value-type="string" office:string-value="F2FFFF88" calcext:value-type="string">
            <text:p>F2FFFF88</text:p>
          </table:table-cell>
          <table:table-cell table:formula="of:=RIGHTB([.B691];6)" office:value-type="string" office:string-value="FFFF88" calcext:value-type="string">
            <text:p>FFFF88</text:p>
          </table:table-cell>
          <table:table-cell table:formula="of:=HEX2DEC([.C691])" office:value-type="float" office:value="16777096" calcext:value-type="float">
            <text:p>16777096</text:p>
          </table:table-cell>
          <table:table-cell table:formula="of:=IF([.D691]&gt;8388608;([.D691]-16777215-1);[.D69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2];2);16)" office:value-type="string" office:string-value="F2FFFF88" calcext:value-type="string">
            <text:p>F2FFFF88</text:p>
          </table:table-cell>
          <table:table-cell table:formula="of:=RIGHTB([.B692];6)" office:value-type="string" office:string-value="FFFF88" calcext:value-type="string">
            <text:p>FFFF88</text:p>
          </table:table-cell>
          <table:table-cell table:formula="of:=HEX2DEC([.C692])" office:value-type="float" office:value="16777096" calcext:value-type="float">
            <text:p>16777096</text:p>
          </table:table-cell>
          <table:table-cell table:formula="of:=IF([.D692]&gt;8388608;([.D692]-16777215-1);[.D69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3];2);16)" office:value-type="string" office:string-value="F2FFFF88" calcext:value-type="string">
            <text:p>F2FFFF88</text:p>
          </table:table-cell>
          <table:table-cell table:formula="of:=RIGHTB([.B693];6)" office:value-type="string" office:string-value="FFFF88" calcext:value-type="string">
            <text:p>FFFF88</text:p>
          </table:table-cell>
          <table:table-cell table:formula="of:=HEX2DEC([.C693])" office:value-type="float" office:value="16777096" calcext:value-type="float">
            <text:p>16777096</text:p>
          </table:table-cell>
          <table:table-cell table:formula="of:=IF([.D693]&gt;8388608;([.D693]-16777215-1);[.D69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4];2);16)" office:value-type="string" office:string-value="F2FFFF88" calcext:value-type="string">
            <text:p>F2FFFF88</text:p>
          </table:table-cell>
          <table:table-cell table:formula="of:=RIGHTB([.B694];6)" office:value-type="string" office:string-value="FFFF88" calcext:value-type="string">
            <text:p>FFFF88</text:p>
          </table:table-cell>
          <table:table-cell table:formula="of:=HEX2DEC([.C694])" office:value-type="float" office:value="16777096" calcext:value-type="float">
            <text:p>16777096</text:p>
          </table:table-cell>
          <table:table-cell table:formula="of:=IF([.D694]&gt;8388608;([.D694]-16777215-1);[.D69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5];2);16)" office:value-type="string" office:string-value="F2FFFF88" calcext:value-type="string">
            <text:p>F2FFFF88</text:p>
          </table:table-cell>
          <table:table-cell table:formula="of:=RIGHTB([.B695];6)" office:value-type="string" office:string-value="FFFF88" calcext:value-type="string">
            <text:p>FFFF88</text:p>
          </table:table-cell>
          <table:table-cell table:formula="of:=HEX2DEC([.C695])" office:value-type="float" office:value="16777096" calcext:value-type="float">
            <text:p>16777096</text:p>
          </table:table-cell>
          <table:table-cell table:formula="of:=IF([.D695]&gt;8388608;([.D695]-16777215-1);[.D69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010111111111111111110001000</text:p>
          </table:table-cell>
          <table:table-cell table:formula="of:=BASE(DECIMAL([.A696];2);16)" office:value-type="string" office:string-value="F2FFFF88" calcext:value-type="string">
            <text:p>F2FFFF88</text:p>
          </table:table-cell>
          <table:table-cell table:formula="of:=RIGHTB([.B696];6)" office:value-type="string" office:string-value="FFFF88" calcext:value-type="string">
            <text:p>FFFF88</text:p>
          </table:table-cell>
          <table:table-cell table:formula="of:=HEX2DEC([.C696])" office:value-type="float" office:value="16777096" calcext:value-type="float">
            <text:p>16777096</text:p>
          </table:table-cell>
          <table:table-cell table:formula="of:=IF([.D696]&gt;8388608;([.D696]-16777215-1);[.D69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697];2);16)" office:value-type="string" office:string-value="F5FFFF85" calcext:value-type="string">
            <text:p>F5FFFF85</text:p>
          </table:table-cell>
          <table:table-cell table:formula="of:=RIGHTB([.B697];6)" office:value-type="string" office:string-value="FFFF85" calcext:value-type="string">
            <text:p>FFFF85</text:p>
          </table:table-cell>
          <table:table-cell table:formula="of:=HEX2DEC([.C697])" office:value-type="float" office:value="16777093" calcext:value-type="float">
            <text:p>16777093</text:p>
          </table:table-cell>
          <table:table-cell table:formula="of:=IF([.D697]&gt;8388608;([.D697]-16777215-1);[.D69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698];2);16)" office:value-type="string" office:string-value="F5FFFF85" calcext:value-type="string">
            <text:p>F5FFFF85</text:p>
          </table:table-cell>
          <table:table-cell table:formula="of:=RIGHTB([.B698];6)" office:value-type="string" office:string-value="FFFF85" calcext:value-type="string">
            <text:p>FFFF85</text:p>
          </table:table-cell>
          <table:table-cell table:formula="of:=HEX2DEC([.C698])" office:value-type="float" office:value="16777093" calcext:value-type="float">
            <text:p>16777093</text:p>
          </table:table-cell>
          <table:table-cell table:formula="of:=IF([.D698]&gt;8388608;([.D698]-16777215-1);[.D69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699];2);16)" office:value-type="string" office:string-value="F5FFFF85" calcext:value-type="string">
            <text:p>F5FFFF85</text:p>
          </table:table-cell>
          <table:table-cell table:formula="of:=RIGHTB([.B699];6)" office:value-type="string" office:string-value="FFFF85" calcext:value-type="string">
            <text:p>FFFF85</text:p>
          </table:table-cell>
          <table:table-cell table:formula="of:=HEX2DEC([.C699])" office:value-type="float" office:value="16777093" calcext:value-type="float">
            <text:p>16777093</text:p>
          </table:table-cell>
          <table:table-cell table:formula="of:=IF([.D699]&gt;8388608;([.D699]-16777215-1);[.D699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700];2);16)" office:value-type="string" office:string-value="F5FFFF85" calcext:value-type="string">
            <text:p>F5FFFF85</text:p>
          </table:table-cell>
          <table:table-cell table:formula="of:=RIGHTB([.B700];6)" office:value-type="string" office:string-value="FFFF85" calcext:value-type="string">
            <text:p>FFFF85</text:p>
          </table:table-cell>
          <table:table-cell table:formula="of:=HEX2DEC([.C700])" office:value-type="float" office:value="16777093" calcext:value-type="float">
            <text:p>16777093</text:p>
          </table:table-cell>
          <table:table-cell table:formula="of:=IF([.D700]&gt;8388608;([.D700]-16777215-1);[.D700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701];2);16)" office:value-type="string" office:string-value="F5FFFF85" calcext:value-type="string">
            <text:p>F5FFFF85</text:p>
          </table:table-cell>
          <table:table-cell table:formula="of:=RIGHTB([.B701];6)" office:value-type="string" office:string-value="FFFF85" calcext:value-type="string">
            <text:p>FFFF85</text:p>
          </table:table-cell>
          <table:table-cell table:formula="of:=HEX2DEC([.C701])" office:value-type="float" office:value="16777093" calcext:value-type="float">
            <text:p>16777093</text:p>
          </table:table-cell>
          <table:table-cell table:formula="of:=IF([.D701]&gt;8388608;([.D701]-16777215-1);[.D70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702];2);16)" office:value-type="string" office:string-value="F5FFFF85" calcext:value-type="string">
            <text:p>F5FFFF85</text:p>
          </table:table-cell>
          <table:table-cell table:formula="of:=RIGHTB([.B702];6)" office:value-type="string" office:string-value="FFFF85" calcext:value-type="string">
            <text:p>FFFF85</text:p>
          </table:table-cell>
          <table:table-cell table:formula="of:=HEX2DEC([.C702])" office:value-type="float" office:value="16777093" calcext:value-type="float">
            <text:p>16777093</text:p>
          </table:table-cell>
          <table:table-cell table:formula="of:=IF([.D702]&gt;8388608;([.D702]-16777215-1);[.D70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703];2);16)" office:value-type="string" office:string-value="F5FFFF85" calcext:value-type="string">
            <text:p>F5FFFF85</text:p>
          </table:table-cell>
          <table:table-cell table:formula="of:=RIGHTB([.B703];6)" office:value-type="string" office:string-value="FFFF85" calcext:value-type="string">
            <text:p>FFFF85</text:p>
          </table:table-cell>
          <table:table-cell table:formula="of:=HEX2DEC([.C703])" office:value-type="float" office:value="16777093" calcext:value-type="float">
            <text:p>16777093</text:p>
          </table:table-cell>
          <table:table-cell table:formula="of:=IF([.D703]&gt;8388608;([.D703]-16777215-1);[.D70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101111111111111111110000101</text:p>
          </table:table-cell>
          <table:table-cell table:formula="of:=BASE(DECIMAL([.A704];2);16)" office:value-type="string" office:string-value="F5FFFF85" calcext:value-type="string">
            <text:p>F5FFFF85</text:p>
          </table:table-cell>
          <table:table-cell table:formula="of:=RIGHTB([.B704];6)" office:value-type="string" office:string-value="FFFF85" calcext:value-type="string">
            <text:p>FFFF85</text:p>
          </table:table-cell>
          <table:table-cell table:formula="of:=HEX2DEC([.C704])" office:value-type="float" office:value="16777093" calcext:value-type="float">
            <text:p>16777093</text:p>
          </table:table-cell>
          <table:table-cell table:formula="of:=IF([.D704]&gt;8388608;([.D704]-16777215-1);[.D70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05];2);16)" office:value-type="string" office:string-value="BCFFFF8E" calcext:value-type="string">
            <text:p>BCFFFF8E</text:p>
          </table:table-cell>
          <table:table-cell table:formula="of:=RIGHTB([.B705];6)" office:value-type="string" office:string-value="FFFF8E" calcext:value-type="string">
            <text:p>FFFF8E</text:p>
          </table:table-cell>
          <table:table-cell table:formula="of:=HEX2DEC([.C705])" office:value-type="float" office:value="16777102" calcext:value-type="float">
            <text:p>16777102</text:p>
          </table:table-cell>
          <table:table-cell table:formula="of:=IF([.D705]&gt;8388608;([.D705]-16777215-1);[.D70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06];2);16)" office:value-type="string" office:string-value="BCFFFF8E" calcext:value-type="string">
            <text:p>BCFFFF8E</text:p>
          </table:table-cell>
          <table:table-cell table:formula="of:=RIGHTB([.B706];6)" office:value-type="string" office:string-value="FFFF8E" calcext:value-type="string">
            <text:p>FFFF8E</text:p>
          </table:table-cell>
          <table:table-cell table:formula="of:=HEX2DEC([.C706])" office:value-type="float" office:value="16777102" calcext:value-type="float">
            <text:p>16777102</text:p>
          </table:table-cell>
          <table:table-cell table:formula="of:=IF([.D706]&gt;8388608;([.D706]-16777215-1);[.D70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07];2);16)" office:value-type="string" office:string-value="BCFFFF8E" calcext:value-type="string">
            <text:p>BCFFFF8E</text:p>
          </table:table-cell>
          <table:table-cell table:formula="of:=RIGHTB([.B707];6)" office:value-type="string" office:string-value="FFFF8E" calcext:value-type="string">
            <text:p>FFFF8E</text:p>
          </table:table-cell>
          <table:table-cell table:formula="of:=HEX2DEC([.C707])" office:value-type="float" office:value="16777102" calcext:value-type="float">
            <text:p>16777102</text:p>
          </table:table-cell>
          <table:table-cell table:formula="of:=IF([.D707]&gt;8388608;([.D707]-16777215-1);[.D70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08];2);16)" office:value-type="string" office:string-value="BCFFFF8E" calcext:value-type="string">
            <text:p>BCFFFF8E</text:p>
          </table:table-cell>
          <table:table-cell table:formula="of:=RIGHTB([.B708];6)" office:value-type="string" office:string-value="FFFF8E" calcext:value-type="string">
            <text:p>FFFF8E</text:p>
          </table:table-cell>
          <table:table-cell table:formula="of:=HEX2DEC([.C708])" office:value-type="float" office:value="16777102" calcext:value-type="float">
            <text:p>16777102</text:p>
          </table:table-cell>
          <table:table-cell table:formula="of:=IF([.D708]&gt;8388608;([.D708]-16777215-1);[.D70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09];2);16)" office:value-type="string" office:string-value="BCFFFF8E" calcext:value-type="string">
            <text:p>BCFFFF8E</text:p>
          </table:table-cell>
          <table:table-cell table:formula="of:=RIGHTB([.B709];6)" office:value-type="string" office:string-value="FFFF8E" calcext:value-type="string">
            <text:p>FFFF8E</text:p>
          </table:table-cell>
          <table:table-cell table:formula="of:=HEX2DEC([.C709])" office:value-type="float" office:value="16777102" calcext:value-type="float">
            <text:p>16777102</text:p>
          </table:table-cell>
          <table:table-cell table:formula="of:=IF([.D709]&gt;8388608;([.D709]-16777215-1);[.D70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10];2);16)" office:value-type="string" office:string-value="BCFFFF8E" calcext:value-type="string">
            <text:p>BCFFFF8E</text:p>
          </table:table-cell>
          <table:table-cell table:formula="of:=RIGHTB([.B710];6)" office:value-type="string" office:string-value="FFFF8E" calcext:value-type="string">
            <text:p>FFFF8E</text:p>
          </table:table-cell>
          <table:table-cell table:formula="of:=HEX2DEC([.C710])" office:value-type="float" office:value="16777102" calcext:value-type="float">
            <text:p>16777102</text:p>
          </table:table-cell>
          <table:table-cell table:formula="of:=IF([.D710]&gt;8388608;([.D710]-16777215-1);[.D71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11];2);16)" office:value-type="string" office:string-value="BCFFFF8E" calcext:value-type="string">
            <text:p>BCFFFF8E</text:p>
          </table:table-cell>
          <table:table-cell table:formula="of:=RIGHTB([.B711];6)" office:value-type="string" office:string-value="FFFF8E" calcext:value-type="string">
            <text:p>FFFF8E</text:p>
          </table:table-cell>
          <table:table-cell table:formula="of:=HEX2DEC([.C711])" office:value-type="float" office:value="16777102" calcext:value-type="float">
            <text:p>16777102</text:p>
          </table:table-cell>
          <table:table-cell table:formula="of:=IF([.D711]&gt;8388608;([.D711]-16777215-1);[.D71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100111111111111111110001110</text:p>
          </table:table-cell>
          <table:table-cell table:formula="of:=BASE(DECIMAL([.A712];2);16)" office:value-type="string" office:string-value="BCFFFF8E" calcext:value-type="string">
            <text:p>BCFFFF8E</text:p>
          </table:table-cell>
          <table:table-cell table:formula="of:=RIGHTB([.B712];6)" office:value-type="string" office:string-value="FFFF8E" calcext:value-type="string">
            <text:p>FFFF8E</text:p>
          </table:table-cell>
          <table:table-cell table:formula="of:=HEX2DEC([.C712])" office:value-type="float" office:value="16777102" calcext:value-type="float">
            <text:p>16777102</text:p>
          </table:table-cell>
          <table:table-cell table:formula="of:=IF([.D712]&gt;8388608;([.D712]-16777215-1);[.D71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3];2);16)" office:value-type="string" office:string-value="D5FFFF8C" calcext:value-type="string">
            <text:p>D5FFFF8C</text:p>
          </table:table-cell>
          <table:table-cell table:formula="of:=RIGHTB([.B713];6)" office:value-type="string" office:string-value="FFFF8C" calcext:value-type="string">
            <text:p>FFFF8C</text:p>
          </table:table-cell>
          <table:table-cell table:formula="of:=HEX2DEC([.C713])" office:value-type="float" office:value="16777100" calcext:value-type="float">
            <text:p>16777100</text:p>
          </table:table-cell>
          <table:table-cell table:formula="of:=IF([.D713]&gt;8388608;([.D713]-16777215-1);[.D71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4];2);16)" office:value-type="string" office:string-value="D5FFFF8C" calcext:value-type="string">
            <text:p>D5FFFF8C</text:p>
          </table:table-cell>
          <table:table-cell table:formula="of:=RIGHTB([.B714];6)" office:value-type="string" office:string-value="FFFF8C" calcext:value-type="string">
            <text:p>FFFF8C</text:p>
          </table:table-cell>
          <table:table-cell table:formula="of:=HEX2DEC([.C714])" office:value-type="float" office:value="16777100" calcext:value-type="float">
            <text:p>16777100</text:p>
          </table:table-cell>
          <table:table-cell table:formula="of:=IF([.D714]&gt;8388608;([.D714]-16777215-1);[.D71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5];2);16)" office:value-type="string" office:string-value="D5FFFF8C" calcext:value-type="string">
            <text:p>D5FFFF8C</text:p>
          </table:table-cell>
          <table:table-cell table:formula="of:=RIGHTB([.B715];6)" office:value-type="string" office:string-value="FFFF8C" calcext:value-type="string">
            <text:p>FFFF8C</text:p>
          </table:table-cell>
          <table:table-cell table:formula="of:=HEX2DEC([.C715])" office:value-type="float" office:value="16777100" calcext:value-type="float">
            <text:p>16777100</text:p>
          </table:table-cell>
          <table:table-cell table:formula="of:=IF([.D715]&gt;8388608;([.D715]-16777215-1);[.D71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6];2);16)" office:value-type="string" office:string-value="D5FFFF8C" calcext:value-type="string">
            <text:p>D5FFFF8C</text:p>
          </table:table-cell>
          <table:table-cell table:formula="of:=RIGHTB([.B716];6)" office:value-type="string" office:string-value="FFFF8C" calcext:value-type="string">
            <text:p>FFFF8C</text:p>
          </table:table-cell>
          <table:table-cell table:formula="of:=HEX2DEC([.C716])" office:value-type="float" office:value="16777100" calcext:value-type="float">
            <text:p>16777100</text:p>
          </table:table-cell>
          <table:table-cell table:formula="of:=IF([.D716]&gt;8388608;([.D716]-16777215-1);[.D71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7];2);16)" office:value-type="string" office:string-value="D5FFFF8C" calcext:value-type="string">
            <text:p>D5FFFF8C</text:p>
          </table:table-cell>
          <table:table-cell table:formula="of:=RIGHTB([.B717];6)" office:value-type="string" office:string-value="FFFF8C" calcext:value-type="string">
            <text:p>FFFF8C</text:p>
          </table:table-cell>
          <table:table-cell table:formula="of:=HEX2DEC([.C717])" office:value-type="float" office:value="16777100" calcext:value-type="float">
            <text:p>16777100</text:p>
          </table:table-cell>
          <table:table-cell table:formula="of:=IF([.D717]&gt;8388608;([.D717]-16777215-1);[.D71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8];2);16)" office:value-type="string" office:string-value="D5FFFF8C" calcext:value-type="string">
            <text:p>D5FFFF8C</text:p>
          </table:table-cell>
          <table:table-cell table:formula="of:=RIGHTB([.B718];6)" office:value-type="string" office:string-value="FFFF8C" calcext:value-type="string">
            <text:p>FFFF8C</text:p>
          </table:table-cell>
          <table:table-cell table:formula="of:=HEX2DEC([.C718])" office:value-type="float" office:value="16777100" calcext:value-type="float">
            <text:p>16777100</text:p>
          </table:table-cell>
          <table:table-cell table:formula="of:=IF([.D718]&gt;8388608;([.D718]-16777215-1);[.D71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19];2);16)" office:value-type="string" office:string-value="D5FFFF8C" calcext:value-type="string">
            <text:p>D5FFFF8C</text:p>
          </table:table-cell>
          <table:table-cell table:formula="of:=RIGHTB([.B719];6)" office:value-type="string" office:string-value="FFFF8C" calcext:value-type="string">
            <text:p>FFFF8C</text:p>
          </table:table-cell>
          <table:table-cell table:formula="of:=HEX2DEC([.C719])" office:value-type="float" office:value="16777100" calcext:value-type="float">
            <text:p>16777100</text:p>
          </table:table-cell>
          <table:table-cell table:formula="of:=IF([.D719]&gt;8388608;([.D719]-16777215-1);[.D71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720];2);16)" office:value-type="string" office:string-value="D5FFFF8C" calcext:value-type="string">
            <text:p>D5FFFF8C</text:p>
          </table:table-cell>
          <table:table-cell table:formula="of:=RIGHTB([.B720];6)" office:value-type="string" office:string-value="FFFF8C" calcext:value-type="string">
            <text:p>FFFF8C</text:p>
          </table:table-cell>
          <table:table-cell table:formula="of:=HEX2DEC([.C720])" office:value-type="float" office:value="16777100" calcext:value-type="float">
            <text:p>16777100</text:p>
          </table:table-cell>
          <table:table-cell table:formula="of:=IF([.D720]&gt;8388608;([.D720]-16777215-1);[.D720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1];2);16)" office:value-type="string" office:string-value="D000082" calcext:value-type="string">
            <text:p>D000082</text:p>
          </table:table-cell>
          <table:table-cell table:formula="of:=RIGHTB([.B721];6)" office:value-type="string" office:string-value="000082" calcext:value-type="string">
            <text:p>000082</text:p>
          </table:table-cell>
          <table:table-cell table:formula="of:=HEX2DEC([.C721])" office:value-type="float" office:value="130" calcext:value-type="float">
            <text:p>130</text:p>
          </table:table-cell>
          <table:table-cell table:formula="of:=IF([.D721]&gt;8388608;([.D721]-16777215-1);[.D72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2];2);16)" office:value-type="string" office:string-value="D000082" calcext:value-type="string">
            <text:p>D000082</text:p>
          </table:table-cell>
          <table:table-cell table:formula="of:=RIGHTB([.B722];6)" office:value-type="string" office:string-value="000082" calcext:value-type="string">
            <text:p>000082</text:p>
          </table:table-cell>
          <table:table-cell table:formula="of:=HEX2DEC([.C722])" office:value-type="float" office:value="130" calcext:value-type="float">
            <text:p>130</text:p>
          </table:table-cell>
          <table:table-cell table:formula="of:=IF([.D722]&gt;8388608;([.D722]-16777215-1);[.D72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3];2);16)" office:value-type="string" office:string-value="D000082" calcext:value-type="string">
            <text:p>D000082</text:p>
          </table:table-cell>
          <table:table-cell table:formula="of:=RIGHTB([.B723];6)" office:value-type="string" office:string-value="000082" calcext:value-type="string">
            <text:p>000082</text:p>
          </table:table-cell>
          <table:table-cell table:formula="of:=HEX2DEC([.C723])" office:value-type="float" office:value="130" calcext:value-type="float">
            <text:p>130</text:p>
          </table:table-cell>
          <table:table-cell table:formula="of:=IF([.D723]&gt;8388608;([.D723]-16777215-1);[.D72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4];2);16)" office:value-type="string" office:string-value="D000082" calcext:value-type="string">
            <text:p>D000082</text:p>
          </table:table-cell>
          <table:table-cell table:formula="of:=RIGHTB([.B724];6)" office:value-type="string" office:string-value="000082" calcext:value-type="string">
            <text:p>000082</text:p>
          </table:table-cell>
          <table:table-cell table:formula="of:=HEX2DEC([.C724])" office:value-type="float" office:value="130" calcext:value-type="float">
            <text:p>130</text:p>
          </table:table-cell>
          <table:table-cell table:formula="of:=IF([.D724]&gt;8388608;([.D724]-16777215-1);[.D72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5];2);16)" office:value-type="string" office:string-value="D000082" calcext:value-type="string">
            <text:p>D000082</text:p>
          </table:table-cell>
          <table:table-cell table:formula="of:=RIGHTB([.B725];6)" office:value-type="string" office:string-value="000082" calcext:value-type="string">
            <text:p>000082</text:p>
          </table:table-cell>
          <table:table-cell table:formula="of:=HEX2DEC([.C725])" office:value-type="float" office:value="130" calcext:value-type="float">
            <text:p>130</text:p>
          </table:table-cell>
          <table:table-cell table:formula="of:=IF([.D725]&gt;8388608;([.D725]-16777215-1);[.D72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6];2);16)" office:value-type="string" office:string-value="D000082" calcext:value-type="string">
            <text:p>D000082</text:p>
          </table:table-cell>
          <table:table-cell table:formula="of:=RIGHTB([.B726];6)" office:value-type="string" office:string-value="000082" calcext:value-type="string">
            <text:p>000082</text:p>
          </table:table-cell>
          <table:table-cell table:formula="of:=HEX2DEC([.C726])" office:value-type="float" office:value="130" calcext:value-type="float">
            <text:p>130</text:p>
          </table:table-cell>
          <table:table-cell table:formula="of:=IF([.D726]&gt;8388608;([.D726]-16777215-1);[.D72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7];2);16)" office:value-type="string" office:string-value="D000082" calcext:value-type="string">
            <text:p>D000082</text:p>
          </table:table-cell>
          <table:table-cell table:formula="of:=RIGHTB([.B727];6)" office:value-type="string" office:string-value="000082" calcext:value-type="string">
            <text:p>000082</text:p>
          </table:table-cell>
          <table:table-cell table:formula="of:=HEX2DEC([.C727])" office:value-type="float" office:value="130" calcext:value-type="float">
            <text:p>130</text:p>
          </table:table-cell>
          <table:table-cell table:formula="of:=IF([.D727]&gt;8388608;([.D727]-16777215-1);[.D72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1101000000000000000010000010</text:p>
          </table:table-cell>
          <table:table-cell table:formula="of:=BASE(DECIMAL([.A728];2);16)" office:value-type="string" office:string-value="D000082" calcext:value-type="string">
            <text:p>D000082</text:p>
          </table:table-cell>
          <table:table-cell table:formula="of:=RIGHTB([.B728];6)" office:value-type="string" office:string-value="000082" calcext:value-type="string">
            <text:p>000082</text:p>
          </table:table-cell>
          <table:table-cell table:formula="of:=HEX2DEC([.C728])" office:value-type="float" office:value="130" calcext:value-type="float">
            <text:p>130</text:p>
          </table:table-cell>
          <table:table-cell table:formula="of:=IF([.D728]&gt;8388608;([.D728]-16777215-1);[.D72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29];2);16)" office:value-type="string" office:string-value="3800008B" calcext:value-type="string">
            <text:p>3800008B</text:p>
          </table:table-cell>
          <table:table-cell table:formula="of:=RIGHTB([.B729];6)" office:value-type="string" office:string-value="00008B" calcext:value-type="string">
            <text:p>00008B</text:p>
          </table:table-cell>
          <table:table-cell table:formula="of:=HEX2DEC([.C729])" office:value-type="float" office:value="139" calcext:value-type="float">
            <text:p>139</text:p>
          </table:table-cell>
          <table:table-cell table:formula="of:=IF([.D729]&gt;8388608;([.D729]-16777215-1);[.D72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0];2);16)" office:value-type="string" office:string-value="3800008B" calcext:value-type="string">
            <text:p>3800008B</text:p>
          </table:table-cell>
          <table:table-cell table:formula="of:=RIGHTB([.B730];6)" office:value-type="string" office:string-value="00008B" calcext:value-type="string">
            <text:p>00008B</text:p>
          </table:table-cell>
          <table:table-cell table:formula="of:=HEX2DEC([.C730])" office:value-type="float" office:value="139" calcext:value-type="float">
            <text:p>139</text:p>
          </table:table-cell>
          <table:table-cell table:formula="of:=IF([.D730]&gt;8388608;([.D730]-16777215-1);[.D730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1];2);16)" office:value-type="string" office:string-value="3800008B" calcext:value-type="string">
            <text:p>3800008B</text:p>
          </table:table-cell>
          <table:table-cell table:formula="of:=RIGHTB([.B731];6)" office:value-type="string" office:string-value="00008B" calcext:value-type="string">
            <text:p>00008B</text:p>
          </table:table-cell>
          <table:table-cell table:formula="of:=HEX2DEC([.C731])" office:value-type="float" office:value="139" calcext:value-type="float">
            <text:p>139</text:p>
          </table:table-cell>
          <table:table-cell table:formula="of:=IF([.D731]&gt;8388608;([.D731]-16777215-1);[.D731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2];2);16)" office:value-type="string" office:string-value="3800008B" calcext:value-type="string">
            <text:p>3800008B</text:p>
          </table:table-cell>
          <table:table-cell table:formula="of:=RIGHTB([.B732];6)" office:value-type="string" office:string-value="00008B" calcext:value-type="string">
            <text:p>00008B</text:p>
          </table:table-cell>
          <table:table-cell table:formula="of:=HEX2DEC([.C732])" office:value-type="float" office:value="139" calcext:value-type="float">
            <text:p>139</text:p>
          </table:table-cell>
          <table:table-cell table:formula="of:=IF([.D732]&gt;8388608;([.D732]-16777215-1);[.D732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3];2);16)" office:value-type="string" office:string-value="3800008B" calcext:value-type="string">
            <text:p>3800008B</text:p>
          </table:table-cell>
          <table:table-cell table:formula="of:=RIGHTB([.B733];6)" office:value-type="string" office:string-value="00008B" calcext:value-type="string">
            <text:p>00008B</text:p>
          </table:table-cell>
          <table:table-cell table:formula="of:=HEX2DEC([.C733])" office:value-type="float" office:value="139" calcext:value-type="float">
            <text:p>139</text:p>
          </table:table-cell>
          <table:table-cell table:formula="of:=IF([.D733]&gt;8388608;([.D733]-16777215-1);[.D733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4];2);16)" office:value-type="string" office:string-value="3800008B" calcext:value-type="string">
            <text:p>3800008B</text:p>
          </table:table-cell>
          <table:table-cell table:formula="of:=RIGHTB([.B734];6)" office:value-type="string" office:string-value="00008B" calcext:value-type="string">
            <text:p>00008B</text:p>
          </table:table-cell>
          <table:table-cell table:formula="of:=HEX2DEC([.C734])" office:value-type="float" office:value="139" calcext:value-type="float">
            <text:p>139</text:p>
          </table:table-cell>
          <table:table-cell table:formula="of:=IF([.D734]&gt;8388608;([.D734]-16777215-1);[.D734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5];2);16)" office:value-type="string" office:string-value="3800008B" calcext:value-type="string">
            <text:p>3800008B</text:p>
          </table:table-cell>
          <table:table-cell table:formula="of:=RIGHTB([.B735];6)" office:value-type="string" office:string-value="00008B" calcext:value-type="string">
            <text:p>00008B</text:p>
          </table:table-cell>
          <table:table-cell table:formula="of:=HEX2DEC([.C735])" office:value-type="float" office:value="139" calcext:value-type="float">
            <text:p>139</text:p>
          </table:table-cell>
          <table:table-cell table:formula="of:=IF([.D735]&gt;8388608;([.D735]-16777215-1);[.D735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111000000000000000000010001011</text:p>
          </table:table-cell>
          <table:table-cell table:formula="of:=BASE(DECIMAL([.A736];2);16)" office:value-type="string" office:string-value="3800008B" calcext:value-type="string">
            <text:p>3800008B</text:p>
          </table:table-cell>
          <table:table-cell table:formula="of:=RIGHTB([.B736];6)" office:value-type="string" office:string-value="00008B" calcext:value-type="string">
            <text:p>00008B</text:p>
          </table:table-cell>
          <table:table-cell table:formula="of:=HEX2DEC([.C736])" office:value-type="float" office:value="139" calcext:value-type="float">
            <text:p>139</text:p>
          </table:table-cell>
          <table:table-cell table:formula="of:=IF([.D736]&gt;8388608;([.D736]-16777215-1);[.D736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37];2);16)" office:value-type="string" office:string-value="C9FFFF89" calcext:value-type="string">
            <text:p>C9FFFF89</text:p>
          </table:table-cell>
          <table:table-cell table:formula="of:=RIGHTB([.B737];6)" office:value-type="string" office:string-value="FFFF89" calcext:value-type="string">
            <text:p>FFFF89</text:p>
          </table:table-cell>
          <table:table-cell table:formula="of:=HEX2DEC([.C737])" office:value-type="float" office:value="16777097" calcext:value-type="float">
            <text:p>16777097</text:p>
          </table:table-cell>
          <table:table-cell table:formula="of:=IF([.D737]&gt;8388608;([.D737]-16777215-1);[.D73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38];2);16)" office:value-type="string" office:string-value="C9FFFF89" calcext:value-type="string">
            <text:p>C9FFFF89</text:p>
          </table:table-cell>
          <table:table-cell table:formula="of:=RIGHTB([.B738];6)" office:value-type="string" office:string-value="FFFF89" calcext:value-type="string">
            <text:p>FFFF89</text:p>
          </table:table-cell>
          <table:table-cell table:formula="of:=HEX2DEC([.C738])" office:value-type="float" office:value="16777097" calcext:value-type="float">
            <text:p>16777097</text:p>
          </table:table-cell>
          <table:table-cell table:formula="of:=IF([.D738]&gt;8388608;([.D738]-16777215-1);[.D73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39];2);16)" office:value-type="string" office:string-value="C9FFFF89" calcext:value-type="string">
            <text:p>C9FFFF89</text:p>
          </table:table-cell>
          <table:table-cell table:formula="of:=RIGHTB([.B739];6)" office:value-type="string" office:string-value="FFFF89" calcext:value-type="string">
            <text:p>FFFF89</text:p>
          </table:table-cell>
          <table:table-cell table:formula="of:=HEX2DEC([.C739])" office:value-type="float" office:value="16777097" calcext:value-type="float">
            <text:p>16777097</text:p>
          </table:table-cell>
          <table:table-cell table:formula="of:=IF([.D739]&gt;8388608;([.D739]-16777215-1);[.D73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40];2);16)" office:value-type="string" office:string-value="C9FFFF89" calcext:value-type="string">
            <text:p>C9FFFF89</text:p>
          </table:table-cell>
          <table:table-cell table:formula="of:=RIGHTB([.B740];6)" office:value-type="string" office:string-value="FFFF89" calcext:value-type="string">
            <text:p>FFFF89</text:p>
          </table:table-cell>
          <table:table-cell table:formula="of:=HEX2DEC([.C740])" office:value-type="float" office:value="16777097" calcext:value-type="float">
            <text:p>16777097</text:p>
          </table:table-cell>
          <table:table-cell table:formula="of:=IF([.D740]&gt;8388608;([.D740]-16777215-1);[.D74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41];2);16)" office:value-type="string" office:string-value="C9FFFF89" calcext:value-type="string">
            <text:p>C9FFFF89</text:p>
          </table:table-cell>
          <table:table-cell table:formula="of:=RIGHTB([.B741];6)" office:value-type="string" office:string-value="FFFF89" calcext:value-type="string">
            <text:p>FFFF89</text:p>
          </table:table-cell>
          <table:table-cell table:formula="of:=HEX2DEC([.C741])" office:value-type="float" office:value="16777097" calcext:value-type="float">
            <text:p>16777097</text:p>
          </table:table-cell>
          <table:table-cell table:formula="of:=IF([.D741]&gt;8388608;([.D741]-16777215-1);[.D74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42];2);16)" office:value-type="string" office:string-value="C9FFFF89" calcext:value-type="string">
            <text:p>C9FFFF89</text:p>
          </table:table-cell>
          <table:table-cell table:formula="of:=RIGHTB([.B742];6)" office:value-type="string" office:string-value="FFFF89" calcext:value-type="string">
            <text:p>FFFF89</text:p>
          </table:table-cell>
          <table:table-cell table:formula="of:=HEX2DEC([.C742])" office:value-type="float" office:value="16777097" calcext:value-type="float">
            <text:p>16777097</text:p>
          </table:table-cell>
          <table:table-cell table:formula="of:=IF([.D742]&gt;8388608;([.D742]-16777215-1);[.D74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43];2);16)" office:value-type="string" office:string-value="C9FFFF89" calcext:value-type="string">
            <text:p>C9FFFF89</text:p>
          </table:table-cell>
          <table:table-cell table:formula="of:=RIGHTB([.B743];6)" office:value-type="string" office:string-value="FFFF89" calcext:value-type="string">
            <text:p>FFFF89</text:p>
          </table:table-cell>
          <table:table-cell table:formula="of:=HEX2DEC([.C743])" office:value-type="float" office:value="16777097" calcext:value-type="float">
            <text:p>16777097</text:p>
          </table:table-cell>
          <table:table-cell table:formula="of:=IF([.D743]&gt;8388608;([.D743]-16777215-1);[.D74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744];2);16)" office:value-type="string" office:string-value="C9FFFF89" calcext:value-type="string">
            <text:p>C9FFFF89</text:p>
          </table:table-cell>
          <table:table-cell table:formula="of:=RIGHTB([.B744];6)" office:value-type="string" office:string-value="FFFF89" calcext:value-type="string">
            <text:p>FFFF89</text:p>
          </table:table-cell>
          <table:table-cell table:formula="of:=HEX2DEC([.C744])" office:value-type="float" office:value="16777097" calcext:value-type="float">
            <text:p>16777097</text:p>
          </table:table-cell>
          <table:table-cell table:formula="of:=IF([.D744]&gt;8388608;([.D744]-16777215-1);[.D74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45];2);16)" office:value-type="string" office:string-value="BAFFFF87" calcext:value-type="string">
            <text:p>BAFFFF87</text:p>
          </table:table-cell>
          <table:table-cell table:formula="of:=RIGHTB([.B745];6)" office:value-type="string" office:string-value="FFFF87" calcext:value-type="string">
            <text:p>FFFF87</text:p>
          </table:table-cell>
          <table:table-cell table:formula="of:=HEX2DEC([.C745])" office:value-type="float" office:value="16777095" calcext:value-type="float">
            <text:p>16777095</text:p>
          </table:table-cell>
          <table:table-cell table:formula="of:=IF([.D745]&gt;8388608;([.D745]-16777215-1);[.D74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46];2);16)" office:value-type="string" office:string-value="BAFFFF87" calcext:value-type="string">
            <text:p>BAFFFF87</text:p>
          </table:table-cell>
          <table:table-cell table:formula="of:=RIGHTB([.B746];6)" office:value-type="string" office:string-value="FFFF87" calcext:value-type="string">
            <text:p>FFFF87</text:p>
          </table:table-cell>
          <table:table-cell table:formula="of:=HEX2DEC([.C746])" office:value-type="float" office:value="16777095" calcext:value-type="float">
            <text:p>16777095</text:p>
          </table:table-cell>
          <table:table-cell table:formula="of:=IF([.D746]&gt;8388608;([.D746]-16777215-1);[.D74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47];2);16)" office:value-type="string" office:string-value="BAFFFF87" calcext:value-type="string">
            <text:p>BAFFFF87</text:p>
          </table:table-cell>
          <table:table-cell table:formula="of:=RIGHTB([.B747];6)" office:value-type="string" office:string-value="FFFF87" calcext:value-type="string">
            <text:p>FFFF87</text:p>
          </table:table-cell>
          <table:table-cell table:formula="of:=HEX2DEC([.C747])" office:value-type="float" office:value="16777095" calcext:value-type="float">
            <text:p>16777095</text:p>
          </table:table-cell>
          <table:table-cell table:formula="of:=IF([.D747]&gt;8388608;([.D747]-16777215-1);[.D74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48];2);16)" office:value-type="string" office:string-value="BAFFFF87" calcext:value-type="string">
            <text:p>BAFFFF87</text:p>
          </table:table-cell>
          <table:table-cell table:formula="of:=RIGHTB([.B748];6)" office:value-type="string" office:string-value="FFFF87" calcext:value-type="string">
            <text:p>FFFF87</text:p>
          </table:table-cell>
          <table:table-cell table:formula="of:=HEX2DEC([.C748])" office:value-type="float" office:value="16777095" calcext:value-type="float">
            <text:p>16777095</text:p>
          </table:table-cell>
          <table:table-cell table:formula="of:=IF([.D748]&gt;8388608;([.D748]-16777215-1);[.D74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49];2);16)" office:value-type="string" office:string-value="BAFFFF87" calcext:value-type="string">
            <text:p>BAFFFF87</text:p>
          </table:table-cell>
          <table:table-cell table:formula="of:=RIGHTB([.B749];6)" office:value-type="string" office:string-value="FFFF87" calcext:value-type="string">
            <text:p>FFFF87</text:p>
          </table:table-cell>
          <table:table-cell table:formula="of:=HEX2DEC([.C749])" office:value-type="float" office:value="16777095" calcext:value-type="float">
            <text:p>16777095</text:p>
          </table:table-cell>
          <table:table-cell table:formula="of:=IF([.D749]&gt;8388608;([.D749]-16777215-1);[.D74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50];2);16)" office:value-type="string" office:string-value="BAFFFF87" calcext:value-type="string">
            <text:p>BAFFFF87</text:p>
          </table:table-cell>
          <table:table-cell table:formula="of:=RIGHTB([.B750];6)" office:value-type="string" office:string-value="FFFF87" calcext:value-type="string">
            <text:p>FFFF87</text:p>
          </table:table-cell>
          <table:table-cell table:formula="of:=HEX2DEC([.C750])" office:value-type="float" office:value="16777095" calcext:value-type="float">
            <text:p>16777095</text:p>
          </table:table-cell>
          <table:table-cell table:formula="of:=IF([.D750]&gt;8388608;([.D750]-16777215-1);[.D75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51];2);16)" office:value-type="string" office:string-value="BAFFFF87" calcext:value-type="string">
            <text:p>BAFFFF87</text:p>
          </table:table-cell>
          <table:table-cell table:formula="of:=RIGHTB([.B751];6)" office:value-type="string" office:string-value="FFFF87" calcext:value-type="string">
            <text:p>FFFF87</text:p>
          </table:table-cell>
          <table:table-cell table:formula="of:=HEX2DEC([.C751])" office:value-type="float" office:value="16777095" calcext:value-type="float">
            <text:p>16777095</text:p>
          </table:table-cell>
          <table:table-cell table:formula="of:=IF([.D751]&gt;8388608;([.D751]-16777215-1);[.D75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111010111111111111111110000111</text:p>
          </table:table-cell>
          <table:table-cell table:formula="of:=BASE(DECIMAL([.A752];2);16)" office:value-type="string" office:string-value="BAFFFF87" calcext:value-type="string">
            <text:p>BAFFFF87</text:p>
          </table:table-cell>
          <table:table-cell table:formula="of:=RIGHTB([.B752];6)" office:value-type="string" office:string-value="FFFF87" calcext:value-type="string">
            <text:p>FFFF87</text:p>
          </table:table-cell>
          <table:table-cell table:formula="of:=HEX2DEC([.C752])" office:value-type="float" office:value="16777095" calcext:value-type="float">
            <text:p>16777095</text:p>
          </table:table-cell>
          <table:table-cell table:formula="of:=IF([.D752]&gt;8388608;([.D752]-16777215-1);[.D75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3];2);16)" office:value-type="string" office:string-value="15000089" calcext:value-type="string">
            <text:p>15000089</text:p>
          </table:table-cell>
          <table:table-cell table:formula="of:=RIGHTB([.B753];6)" office:value-type="string" office:string-value="000089" calcext:value-type="string">
            <text:p>000089</text:p>
          </table:table-cell>
          <table:table-cell table:formula="of:=HEX2DEC([.C753])" office:value-type="float" office:value="137" calcext:value-type="float">
            <text:p>137</text:p>
          </table:table-cell>
          <table:table-cell table:formula="of:=IF([.D753]&gt;8388608;([.D753]-16777215-1);[.D753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4];2);16)" office:value-type="string" office:string-value="15000089" calcext:value-type="string">
            <text:p>15000089</text:p>
          </table:table-cell>
          <table:table-cell table:formula="of:=RIGHTB([.B754];6)" office:value-type="string" office:string-value="000089" calcext:value-type="string">
            <text:p>000089</text:p>
          </table:table-cell>
          <table:table-cell table:formula="of:=HEX2DEC([.C754])" office:value-type="float" office:value="137" calcext:value-type="float">
            <text:p>137</text:p>
          </table:table-cell>
          <table:table-cell table:formula="of:=IF([.D754]&gt;8388608;([.D754]-16777215-1);[.D754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5];2);16)" office:value-type="string" office:string-value="15000089" calcext:value-type="string">
            <text:p>15000089</text:p>
          </table:table-cell>
          <table:table-cell table:formula="of:=RIGHTB([.B755];6)" office:value-type="string" office:string-value="000089" calcext:value-type="string">
            <text:p>000089</text:p>
          </table:table-cell>
          <table:table-cell table:formula="of:=HEX2DEC([.C755])" office:value-type="float" office:value="137" calcext:value-type="float">
            <text:p>137</text:p>
          </table:table-cell>
          <table:table-cell table:formula="of:=IF([.D755]&gt;8388608;([.D755]-16777215-1);[.D75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6];2);16)" office:value-type="string" office:string-value="15000089" calcext:value-type="string">
            <text:p>15000089</text:p>
          </table:table-cell>
          <table:table-cell table:formula="of:=RIGHTB([.B756];6)" office:value-type="string" office:string-value="000089" calcext:value-type="string">
            <text:p>000089</text:p>
          </table:table-cell>
          <table:table-cell table:formula="of:=HEX2DEC([.C756])" office:value-type="float" office:value="137" calcext:value-type="float">
            <text:p>137</text:p>
          </table:table-cell>
          <table:table-cell table:formula="of:=IF([.D756]&gt;8388608;([.D756]-16777215-1);[.D75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7];2);16)" office:value-type="string" office:string-value="15000089" calcext:value-type="string">
            <text:p>15000089</text:p>
          </table:table-cell>
          <table:table-cell table:formula="of:=RIGHTB([.B757];6)" office:value-type="string" office:string-value="000089" calcext:value-type="string">
            <text:p>000089</text:p>
          </table:table-cell>
          <table:table-cell table:formula="of:=HEX2DEC([.C757])" office:value-type="float" office:value="137" calcext:value-type="float">
            <text:p>137</text:p>
          </table:table-cell>
          <table:table-cell table:formula="of:=IF([.D757]&gt;8388608;([.D757]-16777215-1);[.D75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8];2);16)" office:value-type="string" office:string-value="15000089" calcext:value-type="string">
            <text:p>15000089</text:p>
          </table:table-cell>
          <table:table-cell table:formula="of:=RIGHTB([.B758];6)" office:value-type="string" office:string-value="000089" calcext:value-type="string">
            <text:p>000089</text:p>
          </table:table-cell>
          <table:table-cell table:formula="of:=HEX2DEC([.C758])" office:value-type="float" office:value="137" calcext:value-type="float">
            <text:p>137</text:p>
          </table:table-cell>
          <table:table-cell table:formula="of:=IF([.D758]&gt;8388608;([.D758]-16777215-1);[.D75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59];2);16)" office:value-type="string" office:string-value="15000089" calcext:value-type="string">
            <text:p>15000089</text:p>
          </table:table-cell>
          <table:table-cell table:formula="of:=RIGHTB([.B759];6)" office:value-type="string" office:string-value="000089" calcext:value-type="string">
            <text:p>000089</text:p>
          </table:table-cell>
          <table:table-cell table:formula="of:=HEX2DEC([.C759])" office:value-type="float" office:value="137" calcext:value-type="float">
            <text:p>137</text:p>
          </table:table-cell>
          <table:table-cell table:formula="of:=IF([.D759]&gt;8388608;([.D759]-16777215-1);[.D75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0101000000000000000010001001</text:p>
          </table:table-cell>
          <table:table-cell table:formula="of:=BASE(DECIMAL([.A760];2);16)" office:value-type="string" office:string-value="15000089" calcext:value-type="string">
            <text:p>15000089</text:p>
          </table:table-cell>
          <table:table-cell table:formula="of:=RIGHTB([.B760];6)" office:value-type="string" office:string-value="000089" calcext:value-type="string">
            <text:p>000089</text:p>
          </table:table-cell>
          <table:table-cell table:formula="of:=HEX2DEC([.C760])" office:value-type="float" office:value="137" calcext:value-type="float">
            <text:p>137</text:p>
          </table:table-cell>
          <table:table-cell table:formula="of:=IF([.D760]&gt;8388608;([.D760]-16777215-1);[.D76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1];2);16)" office:value-type="string" office:string-value="A000083" calcext:value-type="string">
            <text:p>A000083</text:p>
          </table:table-cell>
          <table:table-cell table:formula="of:=RIGHTB([.B761];6)" office:value-type="string" office:string-value="000083" calcext:value-type="string">
            <text:p>000083</text:p>
          </table:table-cell>
          <table:table-cell table:formula="of:=HEX2DEC([.C761])" office:value-type="float" office:value="131" calcext:value-type="float">
            <text:p>131</text:p>
          </table:table-cell>
          <table:table-cell table:formula="of:=IF([.D761]&gt;8388608;([.D761]-16777215-1);[.D761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2];2);16)" office:value-type="string" office:string-value="A000083" calcext:value-type="string">
            <text:p>A000083</text:p>
          </table:table-cell>
          <table:table-cell table:formula="of:=RIGHTB([.B762];6)" office:value-type="string" office:string-value="000083" calcext:value-type="string">
            <text:p>000083</text:p>
          </table:table-cell>
          <table:table-cell table:formula="of:=HEX2DEC([.C762])" office:value-type="float" office:value="131" calcext:value-type="float">
            <text:p>131</text:p>
          </table:table-cell>
          <table:table-cell table:formula="of:=IF([.D762]&gt;8388608;([.D762]-16777215-1);[.D762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3];2);16)" office:value-type="string" office:string-value="A000083" calcext:value-type="string">
            <text:p>A000083</text:p>
          </table:table-cell>
          <table:table-cell table:formula="of:=RIGHTB([.B763];6)" office:value-type="string" office:string-value="000083" calcext:value-type="string">
            <text:p>000083</text:p>
          </table:table-cell>
          <table:table-cell table:formula="of:=HEX2DEC([.C763])" office:value-type="float" office:value="131" calcext:value-type="float">
            <text:p>131</text:p>
          </table:table-cell>
          <table:table-cell table:formula="of:=IF([.D763]&gt;8388608;([.D763]-16777215-1);[.D763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4];2);16)" office:value-type="string" office:string-value="A000083" calcext:value-type="string">
            <text:p>A000083</text:p>
          </table:table-cell>
          <table:table-cell table:formula="of:=RIGHTB([.B764];6)" office:value-type="string" office:string-value="000083" calcext:value-type="string">
            <text:p>000083</text:p>
          </table:table-cell>
          <table:table-cell table:formula="of:=HEX2DEC([.C764])" office:value-type="float" office:value="131" calcext:value-type="float">
            <text:p>131</text:p>
          </table:table-cell>
          <table:table-cell table:formula="of:=IF([.D764]&gt;8388608;([.D764]-16777215-1);[.D764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5];2);16)" office:value-type="string" office:string-value="A000083" calcext:value-type="string">
            <text:p>A000083</text:p>
          </table:table-cell>
          <table:table-cell table:formula="of:=RIGHTB([.B765];6)" office:value-type="string" office:string-value="000083" calcext:value-type="string">
            <text:p>000083</text:p>
          </table:table-cell>
          <table:table-cell table:formula="of:=HEX2DEC([.C765])" office:value-type="float" office:value="131" calcext:value-type="float">
            <text:p>131</text:p>
          </table:table-cell>
          <table:table-cell table:formula="of:=IF([.D765]&gt;8388608;([.D765]-16777215-1);[.D765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6];2);16)" office:value-type="string" office:string-value="A000083" calcext:value-type="string">
            <text:p>A000083</text:p>
          </table:table-cell>
          <table:table-cell table:formula="of:=RIGHTB([.B766];6)" office:value-type="string" office:string-value="000083" calcext:value-type="string">
            <text:p>000083</text:p>
          </table:table-cell>
          <table:table-cell table:formula="of:=HEX2DEC([.C766])" office:value-type="float" office:value="131" calcext:value-type="float">
            <text:p>131</text:p>
          </table:table-cell>
          <table:table-cell table:formula="of:=IF([.D766]&gt;8388608;([.D766]-16777215-1);[.D766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7];2);16)" office:value-type="string" office:string-value="A000083" calcext:value-type="string">
            <text:p>A000083</text:p>
          </table:table-cell>
          <table:table-cell table:formula="of:=RIGHTB([.B767];6)" office:value-type="string" office:string-value="000083" calcext:value-type="string">
            <text:p>000083</text:p>
          </table:table-cell>
          <table:table-cell table:formula="of:=HEX2DEC([.C767])" office:value-type="float" office:value="131" calcext:value-type="float">
            <text:p>131</text:p>
          </table:table-cell>
          <table:table-cell table:formula="of:=IF([.D767]&gt;8388608;([.D767]-16777215-1);[.D767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01010000000000000000010000011</text:p>
          </table:table-cell>
          <table:table-cell table:formula="of:=BASE(DECIMAL([.A768];2);16)" office:value-type="string" office:string-value="A000083" calcext:value-type="string">
            <text:p>A000083</text:p>
          </table:table-cell>
          <table:table-cell table:formula="of:=RIGHTB([.B768];6)" office:value-type="string" office:string-value="000083" calcext:value-type="string">
            <text:p>000083</text:p>
          </table:table-cell>
          <table:table-cell table:formula="of:=HEX2DEC([.C768])" office:value-type="float" office:value="131" calcext:value-type="float">
            <text:p>131</text:p>
          </table:table-cell>
          <table:table-cell table:formula="of:=IF([.D768]&gt;8388608;([.D768]-16777215-1);[.D768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69];2);16)" office:value-type="string" office:string-value="13000082" calcext:value-type="string">
            <text:p>13000082</text:p>
          </table:table-cell>
          <table:table-cell table:formula="of:=RIGHTB([.B769];6)" office:value-type="string" office:string-value="000082" calcext:value-type="string">
            <text:p>000082</text:p>
          </table:table-cell>
          <table:table-cell table:formula="of:=HEX2DEC([.C769])" office:value-type="float" office:value="130" calcext:value-type="float">
            <text:p>130</text:p>
          </table:table-cell>
          <table:table-cell table:formula="of:=IF([.D769]&gt;8388608;([.D769]-16777215-1);[.D76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0];2);16)" office:value-type="string" office:string-value="13000082" calcext:value-type="string">
            <text:p>13000082</text:p>
          </table:table-cell>
          <table:table-cell table:formula="of:=RIGHTB([.B770];6)" office:value-type="string" office:string-value="000082" calcext:value-type="string">
            <text:p>000082</text:p>
          </table:table-cell>
          <table:table-cell table:formula="of:=HEX2DEC([.C770])" office:value-type="float" office:value="130" calcext:value-type="float">
            <text:p>130</text:p>
          </table:table-cell>
          <table:table-cell table:formula="of:=IF([.D770]&gt;8388608;([.D770]-16777215-1);[.D77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1];2);16)" office:value-type="string" office:string-value="13000082" calcext:value-type="string">
            <text:p>13000082</text:p>
          </table:table-cell>
          <table:table-cell table:formula="of:=RIGHTB([.B771];6)" office:value-type="string" office:string-value="000082" calcext:value-type="string">
            <text:p>000082</text:p>
          </table:table-cell>
          <table:table-cell table:formula="of:=HEX2DEC([.C771])" office:value-type="float" office:value="130" calcext:value-type="float">
            <text:p>130</text:p>
          </table:table-cell>
          <table:table-cell table:formula="of:=IF([.D771]&gt;8388608;([.D771]-16777215-1);[.D77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2];2);16)" office:value-type="string" office:string-value="13000082" calcext:value-type="string">
            <text:p>13000082</text:p>
          </table:table-cell>
          <table:table-cell table:formula="of:=RIGHTB([.B772];6)" office:value-type="string" office:string-value="000082" calcext:value-type="string">
            <text:p>000082</text:p>
          </table:table-cell>
          <table:table-cell table:formula="of:=HEX2DEC([.C772])" office:value-type="float" office:value="130" calcext:value-type="float">
            <text:p>130</text:p>
          </table:table-cell>
          <table:table-cell table:formula="of:=IF([.D772]&gt;8388608;([.D772]-16777215-1);[.D77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3];2);16)" office:value-type="string" office:string-value="13000082" calcext:value-type="string">
            <text:p>13000082</text:p>
          </table:table-cell>
          <table:table-cell table:formula="of:=RIGHTB([.B773];6)" office:value-type="string" office:string-value="000082" calcext:value-type="string">
            <text:p>000082</text:p>
          </table:table-cell>
          <table:table-cell table:formula="of:=HEX2DEC([.C773])" office:value-type="float" office:value="130" calcext:value-type="float">
            <text:p>130</text:p>
          </table:table-cell>
          <table:table-cell table:formula="of:=IF([.D773]&gt;8388608;([.D773]-16777215-1);[.D77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4];2);16)" office:value-type="string" office:string-value="13000082" calcext:value-type="string">
            <text:p>13000082</text:p>
          </table:table-cell>
          <table:table-cell table:formula="of:=RIGHTB([.B774];6)" office:value-type="string" office:string-value="000082" calcext:value-type="string">
            <text:p>000082</text:p>
          </table:table-cell>
          <table:table-cell table:formula="of:=HEX2DEC([.C774])" office:value-type="float" office:value="130" calcext:value-type="float">
            <text:p>130</text:p>
          </table:table-cell>
          <table:table-cell table:formula="of:=IF([.D774]&gt;8388608;([.D774]-16777215-1);[.D77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5];2);16)" office:value-type="string" office:string-value="13000082" calcext:value-type="string">
            <text:p>13000082</text:p>
          </table:table-cell>
          <table:table-cell table:formula="of:=RIGHTB([.B775];6)" office:value-type="string" office:string-value="000082" calcext:value-type="string">
            <text:p>000082</text:p>
          </table:table-cell>
          <table:table-cell table:formula="of:=HEX2DEC([.C775])" office:value-type="float" office:value="130" calcext:value-type="float">
            <text:p>130</text:p>
          </table:table-cell>
          <table:table-cell table:formula="of:=IF([.D775]&gt;8388608;([.D775]-16777215-1);[.D77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11000000000000000010000010</text:p>
          </table:table-cell>
          <table:table-cell table:formula="of:=BASE(DECIMAL([.A776];2);16)" office:value-type="string" office:string-value="13000082" calcext:value-type="string">
            <text:p>13000082</text:p>
          </table:table-cell>
          <table:table-cell table:formula="of:=RIGHTB([.B776];6)" office:value-type="string" office:string-value="000082" calcext:value-type="string">
            <text:p>000082</text:p>
          </table:table-cell>
          <table:table-cell table:formula="of:=HEX2DEC([.C776])" office:value-type="float" office:value="130" calcext:value-type="float">
            <text:p>130</text:p>
          </table:table-cell>
          <table:table-cell table:formula="of:=IF([.D776]&gt;8388608;([.D776]-16777215-1);[.D77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77];2);16)" office:value-type="string" office:string-value="C4FFFF80" calcext:value-type="string">
            <text:p>C4FFFF80</text:p>
          </table:table-cell>
          <table:table-cell table:formula="of:=RIGHTB([.B777];6)" office:value-type="string" office:string-value="FFFF80" calcext:value-type="string">
            <text:p>FFFF80</text:p>
          </table:table-cell>
          <table:table-cell table:formula="of:=HEX2DEC([.C777])" office:value-type="float" office:value="16777088" calcext:value-type="float">
            <text:p>16777088</text:p>
          </table:table-cell>
          <table:table-cell table:formula="of:=IF([.D777]&gt;8388608;([.D777]-16777215-1);[.D77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78];2);16)" office:value-type="string" office:string-value="C4FFFF80" calcext:value-type="string">
            <text:p>C4FFFF80</text:p>
          </table:table-cell>
          <table:table-cell table:formula="of:=RIGHTB([.B778];6)" office:value-type="string" office:string-value="FFFF80" calcext:value-type="string">
            <text:p>FFFF80</text:p>
          </table:table-cell>
          <table:table-cell table:formula="of:=HEX2DEC([.C778])" office:value-type="float" office:value="16777088" calcext:value-type="float">
            <text:p>16777088</text:p>
          </table:table-cell>
          <table:table-cell table:formula="of:=IF([.D778]&gt;8388608;([.D778]-16777215-1);[.D77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79];2);16)" office:value-type="string" office:string-value="C4FFFF80" calcext:value-type="string">
            <text:p>C4FFFF80</text:p>
          </table:table-cell>
          <table:table-cell table:formula="of:=RIGHTB([.B779];6)" office:value-type="string" office:string-value="FFFF80" calcext:value-type="string">
            <text:p>FFFF80</text:p>
          </table:table-cell>
          <table:table-cell table:formula="of:=HEX2DEC([.C779])" office:value-type="float" office:value="16777088" calcext:value-type="float">
            <text:p>16777088</text:p>
          </table:table-cell>
          <table:table-cell table:formula="of:=IF([.D779]&gt;8388608;([.D779]-16777215-1);[.D77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80];2);16)" office:value-type="string" office:string-value="C4FFFF80" calcext:value-type="string">
            <text:p>C4FFFF80</text:p>
          </table:table-cell>
          <table:table-cell table:formula="of:=RIGHTB([.B780];6)" office:value-type="string" office:string-value="FFFF80" calcext:value-type="string">
            <text:p>FFFF80</text:p>
          </table:table-cell>
          <table:table-cell table:formula="of:=HEX2DEC([.C780])" office:value-type="float" office:value="16777088" calcext:value-type="float">
            <text:p>16777088</text:p>
          </table:table-cell>
          <table:table-cell table:formula="of:=IF([.D780]&gt;8388608;([.D780]-16777215-1);[.D78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81];2);16)" office:value-type="string" office:string-value="C4FFFF80" calcext:value-type="string">
            <text:p>C4FFFF80</text:p>
          </table:table-cell>
          <table:table-cell table:formula="of:=RIGHTB([.B781];6)" office:value-type="string" office:string-value="FFFF80" calcext:value-type="string">
            <text:p>FFFF80</text:p>
          </table:table-cell>
          <table:table-cell table:formula="of:=HEX2DEC([.C781])" office:value-type="float" office:value="16777088" calcext:value-type="float">
            <text:p>16777088</text:p>
          </table:table-cell>
          <table:table-cell table:formula="of:=IF([.D781]&gt;8388608;([.D781]-16777215-1);[.D78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82];2);16)" office:value-type="string" office:string-value="C4FFFF80" calcext:value-type="string">
            <text:p>C4FFFF80</text:p>
          </table:table-cell>
          <table:table-cell table:formula="of:=RIGHTB([.B782];6)" office:value-type="string" office:string-value="FFFF80" calcext:value-type="string">
            <text:p>FFFF80</text:p>
          </table:table-cell>
          <table:table-cell table:formula="of:=HEX2DEC([.C782])" office:value-type="float" office:value="16777088" calcext:value-type="float">
            <text:p>16777088</text:p>
          </table:table-cell>
          <table:table-cell table:formula="of:=IF([.D782]&gt;8388608;([.D782]-16777215-1);[.D78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83];2);16)" office:value-type="string" office:string-value="C4FFFF80" calcext:value-type="string">
            <text:p>C4FFFF80</text:p>
          </table:table-cell>
          <table:table-cell table:formula="of:=RIGHTB([.B783];6)" office:value-type="string" office:string-value="FFFF80" calcext:value-type="string">
            <text:p>FFFF80</text:p>
          </table:table-cell>
          <table:table-cell table:formula="of:=HEX2DEC([.C783])" office:value-type="float" office:value="16777088" calcext:value-type="float">
            <text:p>16777088</text:p>
          </table:table-cell>
          <table:table-cell table:formula="of:=IF([.D783]&gt;8388608;([.D783]-16777215-1);[.D78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100111111111111111110000000</text:p>
          </table:table-cell>
          <table:table-cell table:formula="of:=BASE(DECIMAL([.A784];2);16)" office:value-type="string" office:string-value="C4FFFF80" calcext:value-type="string">
            <text:p>C4FFFF80</text:p>
          </table:table-cell>
          <table:table-cell table:formula="of:=RIGHTB([.B784];6)" office:value-type="string" office:string-value="FFFF80" calcext:value-type="string">
            <text:p>FFFF80</text:p>
          </table:table-cell>
          <table:table-cell table:formula="of:=HEX2DEC([.C784])" office:value-type="float" office:value="16777088" calcext:value-type="float">
            <text:p>16777088</text:p>
          </table:table-cell>
          <table:table-cell table:formula="of:=IF([.D784]&gt;8388608;([.D784]-16777215-1);[.D78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85];2);16)" office:value-type="string" office:string-value="EDFFFF80" calcext:value-type="string">
            <text:p>EDFFFF80</text:p>
          </table:table-cell>
          <table:table-cell table:formula="of:=RIGHTB([.B785];6)" office:value-type="string" office:string-value="FFFF80" calcext:value-type="string">
            <text:p>FFFF80</text:p>
          </table:table-cell>
          <table:table-cell table:formula="of:=HEX2DEC([.C785])" office:value-type="float" office:value="16777088" calcext:value-type="float">
            <text:p>16777088</text:p>
          </table:table-cell>
          <table:table-cell table:formula="of:=IF([.D785]&gt;8388608;([.D785]-16777215-1);[.D78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86];2);16)" office:value-type="string" office:string-value="EDFFFF80" calcext:value-type="string">
            <text:p>EDFFFF80</text:p>
          </table:table-cell>
          <table:table-cell table:formula="of:=RIGHTB([.B786];6)" office:value-type="string" office:string-value="FFFF80" calcext:value-type="string">
            <text:p>FFFF80</text:p>
          </table:table-cell>
          <table:table-cell table:formula="of:=HEX2DEC([.C786])" office:value-type="float" office:value="16777088" calcext:value-type="float">
            <text:p>16777088</text:p>
          </table:table-cell>
          <table:table-cell table:formula="of:=IF([.D786]&gt;8388608;([.D786]-16777215-1);[.D78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87];2);16)" office:value-type="string" office:string-value="EDFFFF80" calcext:value-type="string">
            <text:p>EDFFFF80</text:p>
          </table:table-cell>
          <table:table-cell table:formula="of:=RIGHTB([.B787];6)" office:value-type="string" office:string-value="FFFF80" calcext:value-type="string">
            <text:p>FFFF80</text:p>
          </table:table-cell>
          <table:table-cell table:formula="of:=HEX2DEC([.C787])" office:value-type="float" office:value="16777088" calcext:value-type="float">
            <text:p>16777088</text:p>
          </table:table-cell>
          <table:table-cell table:formula="of:=IF([.D787]&gt;8388608;([.D787]-16777215-1);[.D78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88];2);16)" office:value-type="string" office:string-value="EDFFFF80" calcext:value-type="string">
            <text:p>EDFFFF80</text:p>
          </table:table-cell>
          <table:table-cell table:formula="of:=RIGHTB([.B788];6)" office:value-type="string" office:string-value="FFFF80" calcext:value-type="string">
            <text:p>FFFF80</text:p>
          </table:table-cell>
          <table:table-cell table:formula="of:=HEX2DEC([.C788])" office:value-type="float" office:value="16777088" calcext:value-type="float">
            <text:p>16777088</text:p>
          </table:table-cell>
          <table:table-cell table:formula="of:=IF([.D788]&gt;8388608;([.D788]-16777215-1);[.D78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89];2);16)" office:value-type="string" office:string-value="EDFFFF80" calcext:value-type="string">
            <text:p>EDFFFF80</text:p>
          </table:table-cell>
          <table:table-cell table:formula="of:=RIGHTB([.B789];6)" office:value-type="string" office:string-value="FFFF80" calcext:value-type="string">
            <text:p>FFFF80</text:p>
          </table:table-cell>
          <table:table-cell table:formula="of:=HEX2DEC([.C789])" office:value-type="float" office:value="16777088" calcext:value-type="float">
            <text:p>16777088</text:p>
          </table:table-cell>
          <table:table-cell table:formula="of:=IF([.D789]&gt;8388608;([.D789]-16777215-1);[.D78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90];2);16)" office:value-type="string" office:string-value="EDFFFF80" calcext:value-type="string">
            <text:p>EDFFFF80</text:p>
          </table:table-cell>
          <table:table-cell table:formula="of:=RIGHTB([.B790];6)" office:value-type="string" office:string-value="FFFF80" calcext:value-type="string">
            <text:p>FFFF80</text:p>
          </table:table-cell>
          <table:table-cell table:formula="of:=HEX2DEC([.C790])" office:value-type="float" office:value="16777088" calcext:value-type="float">
            <text:p>16777088</text:p>
          </table:table-cell>
          <table:table-cell table:formula="of:=IF([.D790]&gt;8388608;([.D790]-16777215-1);[.D79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91];2);16)" office:value-type="string" office:string-value="EDFFFF80" calcext:value-type="string">
            <text:p>EDFFFF80</text:p>
          </table:table-cell>
          <table:table-cell table:formula="of:=RIGHTB([.B791];6)" office:value-type="string" office:string-value="FFFF80" calcext:value-type="string">
            <text:p>FFFF80</text:p>
          </table:table-cell>
          <table:table-cell table:formula="of:=HEX2DEC([.C791])" office:value-type="float" office:value="16777088" calcext:value-type="float">
            <text:p>16777088</text:p>
          </table:table-cell>
          <table:table-cell table:formula="of:=IF([.D791]&gt;8388608;([.D791]-16777215-1);[.D79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01111111111111111110000000</text:p>
          </table:table-cell>
          <table:table-cell table:formula="of:=BASE(DECIMAL([.A792];2);16)" office:value-type="string" office:string-value="EDFFFF80" calcext:value-type="string">
            <text:p>EDFFFF80</text:p>
          </table:table-cell>
          <table:table-cell table:formula="of:=RIGHTB([.B792];6)" office:value-type="string" office:string-value="FFFF80" calcext:value-type="string">
            <text:p>FFFF80</text:p>
          </table:table-cell>
          <table:table-cell table:formula="of:=HEX2DEC([.C792])" office:value-type="float" office:value="16777088" calcext:value-type="float">
            <text:p>16777088</text:p>
          </table:table-cell>
          <table:table-cell table:formula="of:=IF([.D792]&gt;8388608;([.D792]-16777215-1);[.D79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3];2);16)" office:value-type="string" office:string-value="F1FFFF85" calcext:value-type="string">
            <text:p>F1FFFF85</text:p>
          </table:table-cell>
          <table:table-cell table:formula="of:=RIGHTB([.B793];6)" office:value-type="string" office:string-value="FFFF85" calcext:value-type="string">
            <text:p>FFFF85</text:p>
          </table:table-cell>
          <table:table-cell table:formula="of:=HEX2DEC([.C793])" office:value-type="float" office:value="16777093" calcext:value-type="float">
            <text:p>16777093</text:p>
          </table:table-cell>
          <table:table-cell table:formula="of:=IF([.D793]&gt;8388608;([.D793]-16777215-1);[.D79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4];2);16)" office:value-type="string" office:string-value="F1FFFF85" calcext:value-type="string">
            <text:p>F1FFFF85</text:p>
          </table:table-cell>
          <table:table-cell table:formula="of:=RIGHTB([.B794];6)" office:value-type="string" office:string-value="FFFF85" calcext:value-type="string">
            <text:p>FFFF85</text:p>
          </table:table-cell>
          <table:table-cell table:formula="of:=HEX2DEC([.C794])" office:value-type="float" office:value="16777093" calcext:value-type="float">
            <text:p>16777093</text:p>
          </table:table-cell>
          <table:table-cell table:formula="of:=IF([.D794]&gt;8388608;([.D794]-16777215-1);[.D79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5];2);16)" office:value-type="string" office:string-value="F1FFFF85" calcext:value-type="string">
            <text:p>F1FFFF85</text:p>
          </table:table-cell>
          <table:table-cell table:formula="of:=RIGHTB([.B795];6)" office:value-type="string" office:string-value="FFFF85" calcext:value-type="string">
            <text:p>FFFF85</text:p>
          </table:table-cell>
          <table:table-cell table:formula="of:=HEX2DEC([.C795])" office:value-type="float" office:value="16777093" calcext:value-type="float">
            <text:p>16777093</text:p>
          </table:table-cell>
          <table:table-cell table:formula="of:=IF([.D795]&gt;8388608;([.D795]-16777215-1);[.D795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6];2);16)" office:value-type="string" office:string-value="F1FFFF85" calcext:value-type="string">
            <text:p>F1FFFF85</text:p>
          </table:table-cell>
          <table:table-cell table:formula="of:=RIGHTB([.B796];6)" office:value-type="string" office:string-value="FFFF85" calcext:value-type="string">
            <text:p>FFFF85</text:p>
          </table:table-cell>
          <table:table-cell table:formula="of:=HEX2DEC([.C796])" office:value-type="float" office:value="16777093" calcext:value-type="float">
            <text:p>16777093</text:p>
          </table:table-cell>
          <table:table-cell table:formula="of:=IF([.D796]&gt;8388608;([.D796]-16777215-1);[.D796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7];2);16)" office:value-type="string" office:string-value="F1FFFF85" calcext:value-type="string">
            <text:p>F1FFFF85</text:p>
          </table:table-cell>
          <table:table-cell table:formula="of:=RIGHTB([.B797];6)" office:value-type="string" office:string-value="FFFF85" calcext:value-type="string">
            <text:p>FFFF85</text:p>
          </table:table-cell>
          <table:table-cell table:formula="of:=HEX2DEC([.C797])" office:value-type="float" office:value="16777093" calcext:value-type="float">
            <text:p>16777093</text:p>
          </table:table-cell>
          <table:table-cell table:formula="of:=IF([.D797]&gt;8388608;([.D797]-16777215-1);[.D79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8];2);16)" office:value-type="string" office:string-value="F1FFFF85" calcext:value-type="string">
            <text:p>F1FFFF85</text:p>
          </table:table-cell>
          <table:table-cell table:formula="of:=RIGHTB([.B798];6)" office:value-type="string" office:string-value="FFFF85" calcext:value-type="string">
            <text:p>FFFF85</text:p>
          </table:table-cell>
          <table:table-cell table:formula="of:=HEX2DEC([.C798])" office:value-type="float" office:value="16777093" calcext:value-type="float">
            <text:p>16777093</text:p>
          </table:table-cell>
          <table:table-cell table:formula="of:=IF([.D798]&gt;8388608;([.D798]-16777215-1);[.D79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799];2);16)" office:value-type="string" office:string-value="F1FFFF85" calcext:value-type="string">
            <text:p>F1FFFF85</text:p>
          </table:table-cell>
          <table:table-cell table:formula="of:=RIGHTB([.B799];6)" office:value-type="string" office:string-value="FFFF85" calcext:value-type="string">
            <text:p>FFFF85</text:p>
          </table:table-cell>
          <table:table-cell table:formula="of:=HEX2DEC([.C799])" office:value-type="float" office:value="16777093" calcext:value-type="float">
            <text:p>16777093</text:p>
          </table:table-cell>
          <table:table-cell table:formula="of:=IF([.D799]&gt;8388608;([.D799]-16777215-1);[.D799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10001111111111111111110000101</text:p>
          </table:table-cell>
          <table:table-cell table:formula="of:=BASE(DECIMAL([.A800];2);16)" office:value-type="string" office:string-value="F1FFFF85" calcext:value-type="string">
            <text:p>F1FFFF85</text:p>
          </table:table-cell>
          <table:table-cell table:formula="of:=RIGHTB([.B800];6)" office:value-type="string" office:string-value="FFFF85" calcext:value-type="string">
            <text:p>FFFF85</text:p>
          </table:table-cell>
          <table:table-cell table:formula="of:=HEX2DEC([.C800])" office:value-type="float" office:value="16777093" calcext:value-type="float">
            <text:p>16777093</text:p>
          </table:table-cell>
          <table:table-cell table:formula="of:=IF([.D800]&gt;8388608;([.D800]-16777215-1);[.D800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1];2);16)" office:value-type="string" office:string-value="14000087" calcext:value-type="string">
            <text:p>14000087</text:p>
          </table:table-cell>
          <table:table-cell table:formula="of:=RIGHTB([.B801];6)" office:value-type="string" office:string-value="000087" calcext:value-type="string">
            <text:p>000087</text:p>
          </table:table-cell>
          <table:table-cell table:formula="of:=HEX2DEC([.C801])" office:value-type="float" office:value="135" calcext:value-type="float">
            <text:p>135</text:p>
          </table:table-cell>
          <table:table-cell table:formula="of:=IF([.D801]&gt;8388608;([.D801]-16777215-1);[.D801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2];2);16)" office:value-type="string" office:string-value="14000087" calcext:value-type="string">
            <text:p>14000087</text:p>
          </table:table-cell>
          <table:table-cell table:formula="of:=RIGHTB([.B802];6)" office:value-type="string" office:string-value="000087" calcext:value-type="string">
            <text:p>000087</text:p>
          </table:table-cell>
          <table:table-cell table:formula="of:=HEX2DEC([.C802])" office:value-type="float" office:value="135" calcext:value-type="float">
            <text:p>135</text:p>
          </table:table-cell>
          <table:table-cell table:formula="of:=IF([.D802]&gt;8388608;([.D802]-16777215-1);[.D802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3];2);16)" office:value-type="string" office:string-value="14000087" calcext:value-type="string">
            <text:p>14000087</text:p>
          </table:table-cell>
          <table:table-cell table:formula="of:=RIGHTB([.B803];6)" office:value-type="string" office:string-value="000087" calcext:value-type="string">
            <text:p>000087</text:p>
          </table:table-cell>
          <table:table-cell table:formula="of:=HEX2DEC([.C803])" office:value-type="float" office:value="135" calcext:value-type="float">
            <text:p>135</text:p>
          </table:table-cell>
          <table:table-cell table:formula="of:=IF([.D803]&gt;8388608;([.D803]-16777215-1);[.D803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4];2);16)" office:value-type="string" office:string-value="14000087" calcext:value-type="string">
            <text:p>14000087</text:p>
          </table:table-cell>
          <table:table-cell table:formula="of:=RIGHTB([.B804];6)" office:value-type="string" office:string-value="000087" calcext:value-type="string">
            <text:p>000087</text:p>
          </table:table-cell>
          <table:table-cell table:formula="of:=HEX2DEC([.C804])" office:value-type="float" office:value="135" calcext:value-type="float">
            <text:p>135</text:p>
          </table:table-cell>
          <table:table-cell table:formula="of:=IF([.D804]&gt;8388608;([.D804]-16777215-1);[.D804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5];2);16)" office:value-type="string" office:string-value="14000087" calcext:value-type="string">
            <text:p>14000087</text:p>
          </table:table-cell>
          <table:table-cell table:formula="of:=RIGHTB([.B805];6)" office:value-type="string" office:string-value="000087" calcext:value-type="string">
            <text:p>000087</text:p>
          </table:table-cell>
          <table:table-cell table:formula="of:=HEX2DEC([.C805])" office:value-type="float" office:value="135" calcext:value-type="float">
            <text:p>135</text:p>
          </table:table-cell>
          <table:table-cell table:formula="of:=IF([.D805]&gt;8388608;([.D805]-16777215-1);[.D805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6];2);16)" office:value-type="string" office:string-value="14000087" calcext:value-type="string">
            <text:p>14000087</text:p>
          </table:table-cell>
          <table:table-cell table:formula="of:=RIGHTB([.B806];6)" office:value-type="string" office:string-value="000087" calcext:value-type="string">
            <text:p>000087</text:p>
          </table:table-cell>
          <table:table-cell table:formula="of:=HEX2DEC([.C806])" office:value-type="float" office:value="135" calcext:value-type="float">
            <text:p>135</text:p>
          </table:table-cell>
          <table:table-cell table:formula="of:=IF([.D806]&gt;8388608;([.D806]-16777215-1);[.D806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7];2);16)" office:value-type="string" office:string-value="14000087" calcext:value-type="string">
            <text:p>14000087</text:p>
          </table:table-cell>
          <table:table-cell table:formula="of:=RIGHTB([.B807];6)" office:value-type="string" office:string-value="000087" calcext:value-type="string">
            <text:p>000087</text:p>
          </table:table-cell>
          <table:table-cell table:formula="of:=HEX2DEC([.C807])" office:value-type="float" office:value="135" calcext:value-type="float">
            <text:p>135</text:p>
          </table:table-cell>
          <table:table-cell table:formula="of:=IF([.D807]&gt;8388608;([.D807]-16777215-1);[.D80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100000000000000000010000111</text:p>
          </table:table-cell>
          <table:table-cell table:formula="of:=BASE(DECIMAL([.A808];2);16)" office:value-type="string" office:string-value="14000087" calcext:value-type="string">
            <text:p>14000087</text:p>
          </table:table-cell>
          <table:table-cell table:formula="of:=RIGHTB([.B808];6)" office:value-type="string" office:string-value="000087" calcext:value-type="string">
            <text:p>000087</text:p>
          </table:table-cell>
          <table:table-cell table:formula="of:=HEX2DEC([.C808])" office:value-type="float" office:value="135" calcext:value-type="float">
            <text:p>135</text:p>
          </table:table-cell>
          <table:table-cell table:formula="of:=IF([.D808]&gt;8388608;([.D808]-16777215-1);[.D808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09];2);16)" office:value-type="string" office:string-value="1000008C" calcext:value-type="string">
            <text:p>1000008C</text:p>
          </table:table-cell>
          <table:table-cell table:formula="of:=RIGHTB([.B809];6)" office:value-type="string" office:string-value="00008C" calcext:value-type="string">
            <text:p>00008C</text:p>
          </table:table-cell>
          <table:table-cell table:formula="of:=HEX2DEC([.C809])" office:value-type="float" office:value="140" calcext:value-type="float">
            <text:p>140</text:p>
          </table:table-cell>
          <table:table-cell table:formula="of:=IF([.D809]&gt;8388608;([.D809]-16777215-1);[.D809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0];2);16)" office:value-type="string" office:string-value="1000008C" calcext:value-type="string">
            <text:p>1000008C</text:p>
          </table:table-cell>
          <table:table-cell table:formula="of:=RIGHTB([.B810];6)" office:value-type="string" office:string-value="00008C" calcext:value-type="string">
            <text:p>00008C</text:p>
          </table:table-cell>
          <table:table-cell table:formula="of:=HEX2DEC([.C810])" office:value-type="float" office:value="140" calcext:value-type="float">
            <text:p>140</text:p>
          </table:table-cell>
          <table:table-cell table:formula="of:=IF([.D810]&gt;8388608;([.D810]-16777215-1);[.D810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1];2);16)" office:value-type="string" office:string-value="1000008C" calcext:value-type="string">
            <text:p>1000008C</text:p>
          </table:table-cell>
          <table:table-cell table:formula="of:=RIGHTB([.B811];6)" office:value-type="string" office:string-value="00008C" calcext:value-type="string">
            <text:p>00008C</text:p>
          </table:table-cell>
          <table:table-cell table:formula="of:=HEX2DEC([.C811])" office:value-type="float" office:value="140" calcext:value-type="float">
            <text:p>140</text:p>
          </table:table-cell>
          <table:table-cell table:formula="of:=IF([.D811]&gt;8388608;([.D811]-16777215-1);[.D811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2];2);16)" office:value-type="string" office:string-value="1000008C" calcext:value-type="string">
            <text:p>1000008C</text:p>
          </table:table-cell>
          <table:table-cell table:formula="of:=RIGHTB([.B812];6)" office:value-type="string" office:string-value="00008C" calcext:value-type="string">
            <text:p>00008C</text:p>
          </table:table-cell>
          <table:table-cell table:formula="of:=HEX2DEC([.C812])" office:value-type="float" office:value="140" calcext:value-type="float">
            <text:p>140</text:p>
          </table:table-cell>
          <table:table-cell table:formula="of:=IF([.D812]&gt;8388608;([.D812]-16777215-1);[.D812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3];2);16)" office:value-type="string" office:string-value="1000008C" calcext:value-type="string">
            <text:p>1000008C</text:p>
          </table:table-cell>
          <table:table-cell table:formula="of:=RIGHTB([.B813];6)" office:value-type="string" office:string-value="00008C" calcext:value-type="string">
            <text:p>00008C</text:p>
          </table:table-cell>
          <table:table-cell table:formula="of:=HEX2DEC([.C813])" office:value-type="float" office:value="140" calcext:value-type="float">
            <text:p>140</text:p>
          </table:table-cell>
          <table:table-cell table:formula="of:=IF([.D813]&gt;8388608;([.D813]-16777215-1);[.D81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4];2);16)" office:value-type="string" office:string-value="1000008C" calcext:value-type="string">
            <text:p>1000008C</text:p>
          </table:table-cell>
          <table:table-cell table:formula="of:=RIGHTB([.B814];6)" office:value-type="string" office:string-value="00008C" calcext:value-type="string">
            <text:p>00008C</text:p>
          </table:table-cell>
          <table:table-cell table:formula="of:=HEX2DEC([.C814])" office:value-type="float" office:value="140" calcext:value-type="float">
            <text:p>140</text:p>
          </table:table-cell>
          <table:table-cell table:formula="of:=IF([.D814]&gt;8388608;([.D814]-16777215-1);[.D814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5];2);16)" office:value-type="string" office:string-value="1000008C" calcext:value-type="string">
            <text:p>1000008C</text:p>
          </table:table-cell>
          <table:table-cell table:formula="of:=RIGHTB([.B815];6)" office:value-type="string" office:string-value="00008C" calcext:value-type="string">
            <text:p>00008C</text:p>
          </table:table-cell>
          <table:table-cell table:formula="of:=HEX2DEC([.C815])" office:value-type="float" office:value="140" calcext:value-type="float">
            <text:p>140</text:p>
          </table:table-cell>
          <table:table-cell table:formula="of:=IF([.D815]&gt;8388608;([.D815]-16777215-1);[.D815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0000000000000000010001100</text:p>
          </table:table-cell>
          <table:table-cell table:formula="of:=BASE(DECIMAL([.A816];2);16)" office:value-type="string" office:string-value="1000008C" calcext:value-type="string">
            <text:p>1000008C</text:p>
          </table:table-cell>
          <table:table-cell table:formula="of:=RIGHTB([.B816];6)" office:value-type="string" office:string-value="00008C" calcext:value-type="string">
            <text:p>00008C</text:p>
          </table:table-cell>
          <table:table-cell table:formula="of:=HEX2DEC([.C816])" office:value-type="float" office:value="140" calcext:value-type="float">
            <text:p>140</text:p>
          </table:table-cell>
          <table:table-cell table:formula="of:=IF([.D816]&gt;8388608;([.D816]-16777215-1);[.D816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17];2);16)" office:value-type="string" office:string-value="79FFFF80" calcext:value-type="string">
            <text:p>79FFFF80</text:p>
          </table:table-cell>
          <table:table-cell table:formula="of:=RIGHTB([.B817];6)" office:value-type="string" office:string-value="FFFF80" calcext:value-type="string">
            <text:p>FFFF80</text:p>
          </table:table-cell>
          <table:table-cell table:formula="of:=HEX2DEC([.C817])" office:value-type="float" office:value="16777088" calcext:value-type="float">
            <text:p>16777088</text:p>
          </table:table-cell>
          <table:table-cell table:formula="of:=IF([.D817]&gt;8388608;([.D817]-16777215-1);[.D81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18];2);16)" office:value-type="string" office:string-value="79FFFF80" calcext:value-type="string">
            <text:p>79FFFF80</text:p>
          </table:table-cell>
          <table:table-cell table:formula="of:=RIGHTB([.B818];6)" office:value-type="string" office:string-value="FFFF80" calcext:value-type="string">
            <text:p>FFFF80</text:p>
          </table:table-cell>
          <table:table-cell table:formula="of:=HEX2DEC([.C818])" office:value-type="float" office:value="16777088" calcext:value-type="float">
            <text:p>16777088</text:p>
          </table:table-cell>
          <table:table-cell table:formula="of:=IF([.D818]&gt;8388608;([.D818]-16777215-1);[.D81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19];2);16)" office:value-type="string" office:string-value="79FFFF80" calcext:value-type="string">
            <text:p>79FFFF80</text:p>
          </table:table-cell>
          <table:table-cell table:formula="of:=RIGHTB([.B819];6)" office:value-type="string" office:string-value="FFFF80" calcext:value-type="string">
            <text:p>FFFF80</text:p>
          </table:table-cell>
          <table:table-cell table:formula="of:=HEX2DEC([.C819])" office:value-type="float" office:value="16777088" calcext:value-type="float">
            <text:p>16777088</text:p>
          </table:table-cell>
          <table:table-cell table:formula="of:=IF([.D819]&gt;8388608;([.D819]-16777215-1);[.D81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20];2);16)" office:value-type="string" office:string-value="79FFFF80" calcext:value-type="string">
            <text:p>79FFFF80</text:p>
          </table:table-cell>
          <table:table-cell table:formula="of:=RIGHTB([.B820];6)" office:value-type="string" office:string-value="FFFF80" calcext:value-type="string">
            <text:p>FFFF80</text:p>
          </table:table-cell>
          <table:table-cell table:formula="of:=HEX2DEC([.C820])" office:value-type="float" office:value="16777088" calcext:value-type="float">
            <text:p>16777088</text:p>
          </table:table-cell>
          <table:table-cell table:formula="of:=IF([.D820]&gt;8388608;([.D820]-16777215-1);[.D82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21];2);16)" office:value-type="string" office:string-value="79FFFF80" calcext:value-type="string">
            <text:p>79FFFF80</text:p>
          </table:table-cell>
          <table:table-cell table:formula="of:=RIGHTB([.B821];6)" office:value-type="string" office:string-value="FFFF80" calcext:value-type="string">
            <text:p>FFFF80</text:p>
          </table:table-cell>
          <table:table-cell table:formula="of:=HEX2DEC([.C821])" office:value-type="float" office:value="16777088" calcext:value-type="float">
            <text:p>16777088</text:p>
          </table:table-cell>
          <table:table-cell table:formula="of:=IF([.D821]&gt;8388608;([.D821]-16777215-1);[.D82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22];2);16)" office:value-type="string" office:string-value="79FFFF80" calcext:value-type="string">
            <text:p>79FFFF80</text:p>
          </table:table-cell>
          <table:table-cell table:formula="of:=RIGHTB([.B822];6)" office:value-type="string" office:string-value="FFFF80" calcext:value-type="string">
            <text:p>FFFF80</text:p>
          </table:table-cell>
          <table:table-cell table:formula="of:=HEX2DEC([.C822])" office:value-type="float" office:value="16777088" calcext:value-type="float">
            <text:p>16777088</text:p>
          </table:table-cell>
          <table:table-cell table:formula="of:=IF([.D822]&gt;8388608;([.D822]-16777215-1);[.D82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23];2);16)" office:value-type="string" office:string-value="79FFFF80" calcext:value-type="string">
            <text:p>79FFFF80</text:p>
          </table:table-cell>
          <table:table-cell table:formula="of:=RIGHTB([.B823];6)" office:value-type="string" office:string-value="FFFF80" calcext:value-type="string">
            <text:p>FFFF80</text:p>
          </table:table-cell>
          <table:table-cell table:formula="of:=HEX2DEC([.C823])" office:value-type="float" office:value="16777088" calcext:value-type="float">
            <text:p>16777088</text:p>
          </table:table-cell>
          <table:table-cell table:formula="of:=IF([.D823]&gt;8388608;([.D823]-16777215-1);[.D82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111001111111111111111110000000</text:p>
          </table:table-cell>
          <table:table-cell table:formula="of:=BASE(DECIMAL([.A824];2);16)" office:value-type="string" office:string-value="79FFFF80" calcext:value-type="string">
            <text:p>79FFFF80</text:p>
          </table:table-cell>
          <table:table-cell table:formula="of:=RIGHTB([.B824];6)" office:value-type="string" office:string-value="FFFF80" calcext:value-type="string">
            <text:p>FFFF80</text:p>
          </table:table-cell>
          <table:table-cell table:formula="of:=HEX2DEC([.C824])" office:value-type="float" office:value="16777088" calcext:value-type="float">
            <text:p>16777088</text:p>
          </table:table-cell>
          <table:table-cell table:formula="of:=IF([.D824]&gt;8388608;([.D824]-16777215-1);[.D82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25];2);16)" office:value-type="string" office:string-value="D7FFFF80" calcext:value-type="string">
            <text:p>D7FFFF80</text:p>
          </table:table-cell>
          <table:table-cell table:formula="of:=RIGHTB([.B825];6)" office:value-type="string" office:string-value="FFFF80" calcext:value-type="string">
            <text:p>FFFF80</text:p>
          </table:table-cell>
          <table:table-cell table:formula="of:=HEX2DEC([.C825])" office:value-type="float" office:value="16777088" calcext:value-type="float">
            <text:p>16777088</text:p>
          </table:table-cell>
          <table:table-cell table:formula="of:=IF([.D825]&gt;8388608;([.D825]-16777215-1);[.D82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26];2);16)" office:value-type="string" office:string-value="D7FFFF80" calcext:value-type="string">
            <text:p>D7FFFF80</text:p>
          </table:table-cell>
          <table:table-cell table:formula="of:=RIGHTB([.B826];6)" office:value-type="string" office:string-value="FFFF80" calcext:value-type="string">
            <text:p>FFFF80</text:p>
          </table:table-cell>
          <table:table-cell table:formula="of:=HEX2DEC([.C826])" office:value-type="float" office:value="16777088" calcext:value-type="float">
            <text:p>16777088</text:p>
          </table:table-cell>
          <table:table-cell table:formula="of:=IF([.D826]&gt;8388608;([.D826]-16777215-1);[.D82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27];2);16)" office:value-type="string" office:string-value="D7FFFF80" calcext:value-type="string">
            <text:p>D7FFFF80</text:p>
          </table:table-cell>
          <table:table-cell table:formula="of:=RIGHTB([.B827];6)" office:value-type="string" office:string-value="FFFF80" calcext:value-type="string">
            <text:p>FFFF80</text:p>
          </table:table-cell>
          <table:table-cell table:formula="of:=HEX2DEC([.C827])" office:value-type="float" office:value="16777088" calcext:value-type="float">
            <text:p>16777088</text:p>
          </table:table-cell>
          <table:table-cell table:formula="of:=IF([.D827]&gt;8388608;([.D827]-16777215-1);[.D82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28];2);16)" office:value-type="string" office:string-value="D7FFFF80" calcext:value-type="string">
            <text:p>D7FFFF80</text:p>
          </table:table-cell>
          <table:table-cell table:formula="of:=RIGHTB([.B828];6)" office:value-type="string" office:string-value="FFFF80" calcext:value-type="string">
            <text:p>FFFF80</text:p>
          </table:table-cell>
          <table:table-cell table:formula="of:=HEX2DEC([.C828])" office:value-type="float" office:value="16777088" calcext:value-type="float">
            <text:p>16777088</text:p>
          </table:table-cell>
          <table:table-cell table:formula="of:=IF([.D828]&gt;8388608;([.D828]-16777215-1);[.D82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29];2);16)" office:value-type="string" office:string-value="D7FFFF80" calcext:value-type="string">
            <text:p>D7FFFF80</text:p>
          </table:table-cell>
          <table:table-cell table:formula="of:=RIGHTB([.B829];6)" office:value-type="string" office:string-value="FFFF80" calcext:value-type="string">
            <text:p>FFFF80</text:p>
          </table:table-cell>
          <table:table-cell table:formula="of:=HEX2DEC([.C829])" office:value-type="float" office:value="16777088" calcext:value-type="float">
            <text:p>16777088</text:p>
          </table:table-cell>
          <table:table-cell table:formula="of:=IF([.D829]&gt;8388608;([.D829]-16777215-1);[.D82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30];2);16)" office:value-type="string" office:string-value="D7FFFF80" calcext:value-type="string">
            <text:p>D7FFFF80</text:p>
          </table:table-cell>
          <table:table-cell table:formula="of:=RIGHTB([.B830];6)" office:value-type="string" office:string-value="FFFF80" calcext:value-type="string">
            <text:p>FFFF80</text:p>
          </table:table-cell>
          <table:table-cell table:formula="of:=HEX2DEC([.C830])" office:value-type="float" office:value="16777088" calcext:value-type="float">
            <text:p>16777088</text:p>
          </table:table-cell>
          <table:table-cell table:formula="of:=IF([.D830]&gt;8388608;([.D830]-16777215-1);[.D83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31];2);16)" office:value-type="string" office:string-value="D7FFFF80" calcext:value-type="string">
            <text:p>D7FFFF80</text:p>
          </table:table-cell>
          <table:table-cell table:formula="of:=RIGHTB([.B831];6)" office:value-type="string" office:string-value="FFFF80" calcext:value-type="string">
            <text:p>FFFF80</text:p>
          </table:table-cell>
          <table:table-cell table:formula="of:=HEX2DEC([.C831])" office:value-type="float" office:value="16777088" calcext:value-type="float">
            <text:p>16777088</text:p>
          </table:table-cell>
          <table:table-cell table:formula="of:=IF([.D831]&gt;8388608;([.D831]-16777215-1);[.D83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1111111111111111110000000</text:p>
          </table:table-cell>
          <table:table-cell table:formula="of:=BASE(DECIMAL([.A832];2);16)" office:value-type="string" office:string-value="D7FFFF80" calcext:value-type="string">
            <text:p>D7FFFF80</text:p>
          </table:table-cell>
          <table:table-cell table:formula="of:=RIGHTB([.B832];6)" office:value-type="string" office:string-value="FFFF80" calcext:value-type="string">
            <text:p>FFFF80</text:p>
          </table:table-cell>
          <table:table-cell table:formula="of:=HEX2DEC([.C832])" office:value-type="float" office:value="16777088" calcext:value-type="float">
            <text:p>16777088</text:p>
          </table:table-cell>
          <table:table-cell table:formula="of:=IF([.D832]&gt;8388608;([.D832]-16777215-1);[.D83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3];2);16)" office:value-type="string" office:string-value="4C000087" calcext:value-type="string">
            <text:p>4C000087</text:p>
          </table:table-cell>
          <table:table-cell table:formula="of:=RIGHTB([.B833];6)" office:value-type="string" office:string-value="000087" calcext:value-type="string">
            <text:p>000087</text:p>
          </table:table-cell>
          <table:table-cell table:formula="of:=HEX2DEC([.C833])" office:value-type="float" office:value="135" calcext:value-type="float">
            <text:p>135</text:p>
          </table:table-cell>
          <table:table-cell table:formula="of:=IF([.D833]&gt;8388608;([.D833]-16777215-1);[.D833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4];2);16)" office:value-type="string" office:string-value="4C000087" calcext:value-type="string">
            <text:p>4C000087</text:p>
          </table:table-cell>
          <table:table-cell table:formula="of:=RIGHTB([.B834];6)" office:value-type="string" office:string-value="000087" calcext:value-type="string">
            <text:p>000087</text:p>
          </table:table-cell>
          <table:table-cell table:formula="of:=HEX2DEC([.C834])" office:value-type="float" office:value="135" calcext:value-type="float">
            <text:p>135</text:p>
          </table:table-cell>
          <table:table-cell table:formula="of:=IF([.D834]&gt;8388608;([.D834]-16777215-1);[.D834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5];2);16)" office:value-type="string" office:string-value="4C000087" calcext:value-type="string">
            <text:p>4C000087</text:p>
          </table:table-cell>
          <table:table-cell table:formula="of:=RIGHTB([.B835];6)" office:value-type="string" office:string-value="000087" calcext:value-type="string">
            <text:p>000087</text:p>
          </table:table-cell>
          <table:table-cell table:formula="of:=HEX2DEC([.C835])" office:value-type="float" office:value="135" calcext:value-type="float">
            <text:p>135</text:p>
          </table:table-cell>
          <table:table-cell table:formula="of:=IF([.D835]&gt;8388608;([.D835]-16777215-1);[.D835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6];2);16)" office:value-type="string" office:string-value="4C000087" calcext:value-type="string">
            <text:p>4C000087</text:p>
          </table:table-cell>
          <table:table-cell table:formula="of:=RIGHTB([.B836];6)" office:value-type="string" office:string-value="000087" calcext:value-type="string">
            <text:p>000087</text:p>
          </table:table-cell>
          <table:table-cell table:formula="of:=HEX2DEC([.C836])" office:value-type="float" office:value="135" calcext:value-type="float">
            <text:p>135</text:p>
          </table:table-cell>
          <table:table-cell table:formula="of:=IF([.D836]&gt;8388608;([.D836]-16777215-1);[.D836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7];2);16)" office:value-type="string" office:string-value="4C000087" calcext:value-type="string">
            <text:p>4C000087</text:p>
          </table:table-cell>
          <table:table-cell table:formula="of:=RIGHTB([.B837];6)" office:value-type="string" office:string-value="000087" calcext:value-type="string">
            <text:p>000087</text:p>
          </table:table-cell>
          <table:table-cell table:formula="of:=HEX2DEC([.C837])" office:value-type="float" office:value="135" calcext:value-type="float">
            <text:p>135</text:p>
          </table:table-cell>
          <table:table-cell table:formula="of:=IF([.D837]&gt;8388608;([.D837]-16777215-1);[.D83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8];2);16)" office:value-type="string" office:string-value="4C000087" calcext:value-type="string">
            <text:p>4C000087</text:p>
          </table:table-cell>
          <table:table-cell table:formula="of:=RIGHTB([.B838];6)" office:value-type="string" office:string-value="000087" calcext:value-type="string">
            <text:p>000087</text:p>
          </table:table-cell>
          <table:table-cell table:formula="of:=HEX2DEC([.C838])" office:value-type="float" office:value="135" calcext:value-type="float">
            <text:p>135</text:p>
          </table:table-cell>
          <table:table-cell table:formula="of:=IF([.D838]&gt;8388608;([.D838]-16777215-1);[.D838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39];2);16)" office:value-type="string" office:string-value="4C000087" calcext:value-type="string">
            <text:p>4C000087</text:p>
          </table:table-cell>
          <table:table-cell table:formula="of:=RIGHTB([.B839];6)" office:value-type="string" office:string-value="000087" calcext:value-type="string">
            <text:p>000087</text:p>
          </table:table-cell>
          <table:table-cell table:formula="of:=HEX2DEC([.C839])" office:value-type="float" office:value="135" calcext:value-type="float">
            <text:p>135</text:p>
          </table:table-cell>
          <table:table-cell table:formula="of:=IF([.D839]&gt;8388608;([.D839]-16777215-1);[.D839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1001100000000000000000010000111</text:p>
          </table:table-cell>
          <table:table-cell table:formula="of:=BASE(DECIMAL([.A840];2);16)" office:value-type="string" office:string-value="4C000087" calcext:value-type="string">
            <text:p>4C000087</text:p>
          </table:table-cell>
          <table:table-cell table:formula="of:=RIGHTB([.B840];6)" office:value-type="string" office:string-value="000087" calcext:value-type="string">
            <text:p>000087</text:p>
          </table:table-cell>
          <table:table-cell table:formula="of:=HEX2DEC([.C840])" office:value-type="float" office:value="135" calcext:value-type="float">
            <text:p>135</text:p>
          </table:table-cell>
          <table:table-cell table:formula="of:=IF([.D840]&gt;8388608;([.D840]-16777215-1);[.D840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1];2);16)" office:value-type="string" office:string-value="FAFFFF83" calcext:value-type="string">
            <text:p>FAFFFF83</text:p>
          </table:table-cell>
          <table:table-cell table:formula="of:=RIGHTB([.B841];6)" office:value-type="string" office:string-value="FFFF83" calcext:value-type="string">
            <text:p>FFFF83</text:p>
          </table:table-cell>
          <table:table-cell table:formula="of:=HEX2DEC([.C841])" office:value-type="float" office:value="16777091" calcext:value-type="float">
            <text:p>16777091</text:p>
          </table:table-cell>
          <table:table-cell table:formula="of:=IF([.D841]&gt;8388608;([.D841]-16777215-1);[.D84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2];2);16)" office:value-type="string" office:string-value="FAFFFF83" calcext:value-type="string">
            <text:p>FAFFFF83</text:p>
          </table:table-cell>
          <table:table-cell table:formula="of:=RIGHTB([.B842];6)" office:value-type="string" office:string-value="FFFF83" calcext:value-type="string">
            <text:p>FFFF83</text:p>
          </table:table-cell>
          <table:table-cell table:formula="of:=HEX2DEC([.C842])" office:value-type="float" office:value="16777091" calcext:value-type="float">
            <text:p>16777091</text:p>
          </table:table-cell>
          <table:table-cell table:formula="of:=IF([.D842]&gt;8388608;([.D842]-16777215-1);[.D84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3];2);16)" office:value-type="string" office:string-value="FAFFFF83" calcext:value-type="string">
            <text:p>FAFFFF83</text:p>
          </table:table-cell>
          <table:table-cell table:formula="of:=RIGHTB([.B843];6)" office:value-type="string" office:string-value="FFFF83" calcext:value-type="string">
            <text:p>FFFF83</text:p>
          </table:table-cell>
          <table:table-cell table:formula="of:=HEX2DEC([.C843])" office:value-type="float" office:value="16777091" calcext:value-type="float">
            <text:p>16777091</text:p>
          </table:table-cell>
          <table:table-cell table:formula="of:=IF([.D843]&gt;8388608;([.D843]-16777215-1);[.D84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4];2);16)" office:value-type="string" office:string-value="FAFFFF83" calcext:value-type="string">
            <text:p>FAFFFF83</text:p>
          </table:table-cell>
          <table:table-cell table:formula="of:=RIGHTB([.B844];6)" office:value-type="string" office:string-value="FFFF83" calcext:value-type="string">
            <text:p>FFFF83</text:p>
          </table:table-cell>
          <table:table-cell table:formula="of:=HEX2DEC([.C844])" office:value-type="float" office:value="16777091" calcext:value-type="float">
            <text:p>16777091</text:p>
          </table:table-cell>
          <table:table-cell table:formula="of:=IF([.D844]&gt;8388608;([.D844]-16777215-1);[.D84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5];2);16)" office:value-type="string" office:string-value="FAFFFF83" calcext:value-type="string">
            <text:p>FAFFFF83</text:p>
          </table:table-cell>
          <table:table-cell table:formula="of:=RIGHTB([.B845];6)" office:value-type="string" office:string-value="FFFF83" calcext:value-type="string">
            <text:p>FFFF83</text:p>
          </table:table-cell>
          <table:table-cell table:formula="of:=HEX2DEC([.C845])" office:value-type="float" office:value="16777091" calcext:value-type="float">
            <text:p>16777091</text:p>
          </table:table-cell>
          <table:table-cell table:formula="of:=IF([.D845]&gt;8388608;([.D845]-16777215-1);[.D84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6];2);16)" office:value-type="string" office:string-value="FAFFFF83" calcext:value-type="string">
            <text:p>FAFFFF83</text:p>
          </table:table-cell>
          <table:table-cell table:formula="of:=RIGHTB([.B846];6)" office:value-type="string" office:string-value="FFFF83" calcext:value-type="string">
            <text:p>FFFF83</text:p>
          </table:table-cell>
          <table:table-cell table:formula="of:=HEX2DEC([.C846])" office:value-type="float" office:value="16777091" calcext:value-type="float">
            <text:p>16777091</text:p>
          </table:table-cell>
          <table:table-cell table:formula="of:=IF([.D846]&gt;8388608;([.D846]-16777215-1);[.D84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7];2);16)" office:value-type="string" office:string-value="FAFFFF83" calcext:value-type="string">
            <text:p>FAFFFF83</text:p>
          </table:table-cell>
          <table:table-cell table:formula="of:=RIGHTB([.B847];6)" office:value-type="string" office:string-value="FFFF83" calcext:value-type="string">
            <text:p>FFFF83</text:p>
          </table:table-cell>
          <table:table-cell table:formula="of:=HEX2DEC([.C847])" office:value-type="float" office:value="16777091" calcext:value-type="float">
            <text:p>16777091</text:p>
          </table:table-cell>
          <table:table-cell table:formula="of:=IF([.D847]&gt;8388608;([.D847]-16777215-1);[.D84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0111111111111111110000011</text:p>
          </table:table-cell>
          <table:table-cell table:formula="of:=BASE(DECIMAL([.A848];2);16)" office:value-type="string" office:string-value="FAFFFF83" calcext:value-type="string">
            <text:p>FAFFFF83</text:p>
          </table:table-cell>
          <table:table-cell table:formula="of:=RIGHTB([.B848];6)" office:value-type="string" office:string-value="FFFF83" calcext:value-type="string">
            <text:p>FFFF83</text:p>
          </table:table-cell>
          <table:table-cell table:formula="of:=HEX2DEC([.C848])" office:value-type="float" office:value="16777091" calcext:value-type="float">
            <text:p>16777091</text:p>
          </table:table-cell>
          <table:table-cell table:formula="of:=IF([.D848]&gt;8388608;([.D848]-16777215-1);[.D84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49];2);16)" office:value-type="string" office:string-value="E00008C" calcext:value-type="string">
            <text:p>E00008C</text:p>
          </table:table-cell>
          <table:table-cell table:formula="of:=RIGHTB([.B849];6)" office:value-type="string" office:string-value="00008C" calcext:value-type="string">
            <text:p>00008C</text:p>
          </table:table-cell>
          <table:table-cell table:formula="of:=HEX2DEC([.C849])" office:value-type="float" office:value="140" calcext:value-type="float">
            <text:p>140</text:p>
          </table:table-cell>
          <table:table-cell table:formula="of:=IF([.D849]&gt;8388608;([.D849]-16777215-1);[.D849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0];2);16)" office:value-type="string" office:string-value="E00008C" calcext:value-type="string">
            <text:p>E00008C</text:p>
          </table:table-cell>
          <table:table-cell table:formula="of:=RIGHTB([.B850];6)" office:value-type="string" office:string-value="00008C" calcext:value-type="string">
            <text:p>00008C</text:p>
          </table:table-cell>
          <table:table-cell table:formula="of:=HEX2DEC([.C850])" office:value-type="float" office:value="140" calcext:value-type="float">
            <text:p>140</text:p>
          </table:table-cell>
          <table:table-cell table:formula="of:=IF([.D850]&gt;8388608;([.D850]-16777215-1);[.D850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1];2);16)" office:value-type="string" office:string-value="E00008C" calcext:value-type="string">
            <text:p>E00008C</text:p>
          </table:table-cell>
          <table:table-cell table:formula="of:=RIGHTB([.B851];6)" office:value-type="string" office:string-value="00008C" calcext:value-type="string">
            <text:p>00008C</text:p>
          </table:table-cell>
          <table:table-cell table:formula="of:=HEX2DEC([.C851])" office:value-type="float" office:value="140" calcext:value-type="float">
            <text:p>140</text:p>
          </table:table-cell>
          <table:table-cell table:formula="of:=IF([.D851]&gt;8388608;([.D851]-16777215-1);[.D851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2];2);16)" office:value-type="string" office:string-value="E00008C" calcext:value-type="string">
            <text:p>E00008C</text:p>
          </table:table-cell>
          <table:table-cell table:formula="of:=RIGHTB([.B852];6)" office:value-type="string" office:string-value="00008C" calcext:value-type="string">
            <text:p>00008C</text:p>
          </table:table-cell>
          <table:table-cell table:formula="of:=HEX2DEC([.C852])" office:value-type="float" office:value="140" calcext:value-type="float">
            <text:p>140</text:p>
          </table:table-cell>
          <table:table-cell table:formula="of:=IF([.D852]&gt;8388608;([.D852]-16777215-1);[.D852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3];2);16)" office:value-type="string" office:string-value="E00008C" calcext:value-type="string">
            <text:p>E00008C</text:p>
          </table:table-cell>
          <table:table-cell table:formula="of:=RIGHTB([.B853];6)" office:value-type="string" office:string-value="00008C" calcext:value-type="string">
            <text:p>00008C</text:p>
          </table:table-cell>
          <table:table-cell table:formula="of:=HEX2DEC([.C853])" office:value-type="float" office:value="140" calcext:value-type="float">
            <text:p>140</text:p>
          </table:table-cell>
          <table:table-cell table:formula="of:=IF([.D853]&gt;8388608;([.D853]-16777215-1);[.D85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4];2);16)" office:value-type="string" office:string-value="E00008C" calcext:value-type="string">
            <text:p>E00008C</text:p>
          </table:table-cell>
          <table:table-cell table:formula="of:=RIGHTB([.B854];6)" office:value-type="string" office:string-value="00008C" calcext:value-type="string">
            <text:p>00008C</text:p>
          </table:table-cell>
          <table:table-cell table:formula="of:=HEX2DEC([.C854])" office:value-type="float" office:value="140" calcext:value-type="float">
            <text:p>140</text:p>
          </table:table-cell>
          <table:table-cell table:formula="of:=IF([.D854]&gt;8388608;([.D854]-16777215-1);[.D854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5];2);16)" office:value-type="string" office:string-value="E00008C" calcext:value-type="string">
            <text:p>E00008C</text:p>
          </table:table-cell>
          <table:table-cell table:formula="of:=RIGHTB([.B855];6)" office:value-type="string" office:string-value="00008C" calcext:value-type="string">
            <text:p>00008C</text:p>
          </table:table-cell>
          <table:table-cell table:formula="of:=HEX2DEC([.C855])" office:value-type="float" office:value="140" calcext:value-type="float">
            <text:p>140</text:p>
          </table:table-cell>
          <table:table-cell table:formula="of:=IF([.D855]&gt;8388608;([.D855]-16777215-1);[.D855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01110000000000000000010001100</text:p>
          </table:table-cell>
          <table:table-cell table:formula="of:=BASE(DECIMAL([.A856];2);16)" office:value-type="string" office:string-value="E00008C" calcext:value-type="string">
            <text:p>E00008C</text:p>
          </table:table-cell>
          <table:table-cell table:formula="of:=RIGHTB([.B856];6)" office:value-type="string" office:string-value="00008C" calcext:value-type="string">
            <text:p>00008C</text:p>
          </table:table-cell>
          <table:table-cell table:formula="of:=HEX2DEC([.C856])" office:value-type="float" office:value="140" calcext:value-type="float">
            <text:p>140</text:p>
          </table:table-cell>
          <table:table-cell table:formula="of:=IF([.D856]&gt;8388608;([.D856]-16777215-1);[.D856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57];2);16)" office:value-type="string" office:string-value="DDFFFF8F" calcext:value-type="string">
            <text:p>DDFFFF8F</text:p>
          </table:table-cell>
          <table:table-cell table:formula="of:=RIGHTB([.B857];6)" office:value-type="string" office:string-value="FFFF8F" calcext:value-type="string">
            <text:p>FFFF8F</text:p>
          </table:table-cell>
          <table:table-cell table:formula="of:=HEX2DEC([.C857])" office:value-type="float" office:value="16777103" calcext:value-type="float">
            <text:p>16777103</text:p>
          </table:table-cell>
          <table:table-cell table:formula="of:=IF([.D857]&gt;8388608;([.D857]-16777215-1);[.D85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58];2);16)" office:value-type="string" office:string-value="DDFFFF8F" calcext:value-type="string">
            <text:p>DDFFFF8F</text:p>
          </table:table-cell>
          <table:table-cell table:formula="of:=RIGHTB([.B858];6)" office:value-type="string" office:string-value="FFFF8F" calcext:value-type="string">
            <text:p>FFFF8F</text:p>
          </table:table-cell>
          <table:table-cell table:formula="of:=HEX2DEC([.C858])" office:value-type="float" office:value="16777103" calcext:value-type="float">
            <text:p>16777103</text:p>
          </table:table-cell>
          <table:table-cell table:formula="of:=IF([.D858]&gt;8388608;([.D858]-16777215-1);[.D85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59];2);16)" office:value-type="string" office:string-value="DDFFFF8F" calcext:value-type="string">
            <text:p>DDFFFF8F</text:p>
          </table:table-cell>
          <table:table-cell table:formula="of:=RIGHTB([.B859];6)" office:value-type="string" office:string-value="FFFF8F" calcext:value-type="string">
            <text:p>FFFF8F</text:p>
          </table:table-cell>
          <table:table-cell table:formula="of:=HEX2DEC([.C859])" office:value-type="float" office:value="16777103" calcext:value-type="float">
            <text:p>16777103</text:p>
          </table:table-cell>
          <table:table-cell table:formula="of:=IF([.D859]&gt;8388608;([.D859]-16777215-1);[.D85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60];2);16)" office:value-type="string" office:string-value="DDFFFF8F" calcext:value-type="string">
            <text:p>DDFFFF8F</text:p>
          </table:table-cell>
          <table:table-cell table:formula="of:=RIGHTB([.B860];6)" office:value-type="string" office:string-value="FFFF8F" calcext:value-type="string">
            <text:p>FFFF8F</text:p>
          </table:table-cell>
          <table:table-cell table:formula="of:=HEX2DEC([.C860])" office:value-type="float" office:value="16777103" calcext:value-type="float">
            <text:p>16777103</text:p>
          </table:table-cell>
          <table:table-cell table:formula="of:=IF([.D860]&gt;8388608;([.D860]-16777215-1);[.D86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61];2);16)" office:value-type="string" office:string-value="DDFFFF8F" calcext:value-type="string">
            <text:p>DDFFFF8F</text:p>
          </table:table-cell>
          <table:table-cell table:formula="of:=RIGHTB([.B861];6)" office:value-type="string" office:string-value="FFFF8F" calcext:value-type="string">
            <text:p>FFFF8F</text:p>
          </table:table-cell>
          <table:table-cell table:formula="of:=HEX2DEC([.C861])" office:value-type="float" office:value="16777103" calcext:value-type="float">
            <text:p>16777103</text:p>
          </table:table-cell>
          <table:table-cell table:formula="of:=IF([.D861]&gt;8388608;([.D861]-16777215-1);[.D86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62];2);16)" office:value-type="string" office:string-value="DDFFFF8F" calcext:value-type="string">
            <text:p>DDFFFF8F</text:p>
          </table:table-cell>
          <table:table-cell table:formula="of:=RIGHTB([.B862];6)" office:value-type="string" office:string-value="FFFF8F" calcext:value-type="string">
            <text:p>FFFF8F</text:p>
          </table:table-cell>
          <table:table-cell table:formula="of:=HEX2DEC([.C862])" office:value-type="float" office:value="16777103" calcext:value-type="float">
            <text:p>16777103</text:p>
          </table:table-cell>
          <table:table-cell table:formula="of:=IF([.D862]&gt;8388608;([.D862]-16777215-1);[.D86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63];2);16)" office:value-type="string" office:string-value="DDFFFF8F" calcext:value-type="string">
            <text:p>DDFFFF8F</text:p>
          </table:table-cell>
          <table:table-cell table:formula="of:=RIGHTB([.B863];6)" office:value-type="string" office:string-value="FFFF8F" calcext:value-type="string">
            <text:p>FFFF8F</text:p>
          </table:table-cell>
          <table:table-cell table:formula="of:=HEX2DEC([.C863])" office:value-type="float" office:value="16777103" calcext:value-type="float">
            <text:p>16777103</text:p>
          </table:table-cell>
          <table:table-cell table:formula="of:=IF([.D863]&gt;8388608;([.D863]-16777215-1);[.D86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11101111111111111111110001111</text:p>
          </table:table-cell>
          <table:table-cell table:formula="of:=BASE(DECIMAL([.A864];2);16)" office:value-type="string" office:string-value="DDFFFF8F" calcext:value-type="string">
            <text:p>DDFFFF8F</text:p>
          </table:table-cell>
          <table:table-cell table:formula="of:=RIGHTB([.B864];6)" office:value-type="string" office:string-value="FFFF8F" calcext:value-type="string">
            <text:p>FFFF8F</text:p>
          </table:table-cell>
          <table:table-cell table:formula="of:=HEX2DEC([.C864])" office:value-type="float" office:value="16777103" calcext:value-type="float">
            <text:p>16777103</text:p>
          </table:table-cell>
          <table:table-cell table:formula="of:=IF([.D864]&gt;8388608;([.D864]-16777215-1);[.D86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65];2);16)" office:value-type="string" office:string-value="10000082" calcext:value-type="string">
            <text:p>10000082</text:p>
          </table:table-cell>
          <table:table-cell table:formula="of:=RIGHTB([.B865];6)" office:value-type="string" office:string-value="000082" calcext:value-type="string">
            <text:p>000082</text:p>
          </table:table-cell>
          <table:table-cell table:formula="of:=HEX2DEC([.C865])" office:value-type="float" office:value="130" calcext:value-type="float">
            <text:p>130</text:p>
          </table:table-cell>
          <table:table-cell table:formula="of:=IF([.D865]&gt;8388608;([.D865]-16777215-1);[.D86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66];2);16)" office:value-type="string" office:string-value="10000082" calcext:value-type="string">
            <text:p>10000082</text:p>
          </table:table-cell>
          <table:table-cell table:formula="of:=RIGHTB([.B866];6)" office:value-type="string" office:string-value="000082" calcext:value-type="string">
            <text:p>000082</text:p>
          </table:table-cell>
          <table:table-cell table:formula="of:=HEX2DEC([.C866])" office:value-type="float" office:value="130" calcext:value-type="float">
            <text:p>130</text:p>
          </table:table-cell>
          <table:table-cell table:formula="of:=IF([.D866]&gt;8388608;([.D866]-16777215-1);[.D86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67];2);16)" office:value-type="string" office:string-value="10000082" calcext:value-type="string">
            <text:p>10000082</text:p>
          </table:table-cell>
          <table:table-cell table:formula="of:=RIGHTB([.B867];6)" office:value-type="string" office:string-value="000082" calcext:value-type="string">
            <text:p>000082</text:p>
          </table:table-cell>
          <table:table-cell table:formula="of:=HEX2DEC([.C867])" office:value-type="float" office:value="130" calcext:value-type="float">
            <text:p>130</text:p>
          </table:table-cell>
          <table:table-cell table:formula="of:=IF([.D867]&gt;8388608;([.D867]-16777215-1);[.D86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68];2);16)" office:value-type="string" office:string-value="10000082" calcext:value-type="string">
            <text:p>10000082</text:p>
          </table:table-cell>
          <table:table-cell table:formula="of:=RIGHTB([.B868];6)" office:value-type="string" office:string-value="000082" calcext:value-type="string">
            <text:p>000082</text:p>
          </table:table-cell>
          <table:table-cell table:formula="of:=HEX2DEC([.C868])" office:value-type="float" office:value="130" calcext:value-type="float">
            <text:p>130</text:p>
          </table:table-cell>
          <table:table-cell table:formula="of:=IF([.D868]&gt;8388608;([.D868]-16777215-1);[.D86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69];2);16)" office:value-type="string" office:string-value="10000082" calcext:value-type="string">
            <text:p>10000082</text:p>
          </table:table-cell>
          <table:table-cell table:formula="of:=RIGHTB([.B869];6)" office:value-type="string" office:string-value="000082" calcext:value-type="string">
            <text:p>000082</text:p>
          </table:table-cell>
          <table:table-cell table:formula="of:=HEX2DEC([.C869])" office:value-type="float" office:value="130" calcext:value-type="float">
            <text:p>130</text:p>
          </table:table-cell>
          <table:table-cell table:formula="of:=IF([.D869]&gt;8388608;([.D869]-16777215-1);[.D86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70];2);16)" office:value-type="string" office:string-value="10000082" calcext:value-type="string">
            <text:p>10000082</text:p>
          </table:table-cell>
          <table:table-cell table:formula="of:=RIGHTB([.B870];6)" office:value-type="string" office:string-value="000082" calcext:value-type="string">
            <text:p>000082</text:p>
          </table:table-cell>
          <table:table-cell table:formula="of:=HEX2DEC([.C870])" office:value-type="float" office:value="130" calcext:value-type="float">
            <text:p>130</text:p>
          </table:table-cell>
          <table:table-cell table:formula="of:=IF([.D870]&gt;8388608;([.D870]-16777215-1);[.D87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71];2);16)" office:value-type="string" office:string-value="10000082" calcext:value-type="string">
            <text:p>10000082</text:p>
          </table:table-cell>
          <table:table-cell table:formula="of:=RIGHTB([.B871];6)" office:value-type="string" office:string-value="000082" calcext:value-type="string">
            <text:p>000082</text:p>
          </table:table-cell>
          <table:table-cell table:formula="of:=HEX2DEC([.C871])" office:value-type="float" office:value="130" calcext:value-type="float">
            <text:p>130</text:p>
          </table:table-cell>
          <table:table-cell table:formula="of:=IF([.D871]&gt;8388608;([.D871]-16777215-1);[.D87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0000000000000000000010000010</text:p>
          </table:table-cell>
          <table:table-cell table:formula="of:=BASE(DECIMAL([.A872];2);16)" office:value-type="string" office:string-value="10000082" calcext:value-type="string">
            <text:p>10000082</text:p>
          </table:table-cell>
          <table:table-cell table:formula="of:=RIGHTB([.B872];6)" office:value-type="string" office:string-value="000082" calcext:value-type="string">
            <text:p>000082</text:p>
          </table:table-cell>
          <table:table-cell table:formula="of:=HEX2DEC([.C872])" office:value-type="float" office:value="130" calcext:value-type="float">
            <text:p>130</text:p>
          </table:table-cell>
          <table:table-cell table:formula="of:=IF([.D872]&gt;8388608;([.D872]-16777215-1);[.D87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3];2);16)" office:value-type="string" office:string-value="84FFFF87" calcext:value-type="string">
            <text:p>84FFFF87</text:p>
          </table:table-cell>
          <table:table-cell table:formula="of:=RIGHTB([.B873];6)" office:value-type="string" office:string-value="FFFF87" calcext:value-type="string">
            <text:p>FFFF87</text:p>
          </table:table-cell>
          <table:table-cell table:formula="of:=HEX2DEC([.C873])" office:value-type="float" office:value="16777095" calcext:value-type="float">
            <text:p>16777095</text:p>
          </table:table-cell>
          <table:table-cell table:formula="of:=IF([.D873]&gt;8388608;([.D873]-16777215-1);[.D87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4];2);16)" office:value-type="string" office:string-value="84FFFF87" calcext:value-type="string">
            <text:p>84FFFF87</text:p>
          </table:table-cell>
          <table:table-cell table:formula="of:=RIGHTB([.B874];6)" office:value-type="string" office:string-value="FFFF87" calcext:value-type="string">
            <text:p>FFFF87</text:p>
          </table:table-cell>
          <table:table-cell table:formula="of:=HEX2DEC([.C874])" office:value-type="float" office:value="16777095" calcext:value-type="float">
            <text:p>16777095</text:p>
          </table:table-cell>
          <table:table-cell table:formula="of:=IF([.D874]&gt;8388608;([.D874]-16777215-1);[.D87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5];2);16)" office:value-type="string" office:string-value="84FFFF87" calcext:value-type="string">
            <text:p>84FFFF87</text:p>
          </table:table-cell>
          <table:table-cell table:formula="of:=RIGHTB([.B875];6)" office:value-type="string" office:string-value="FFFF87" calcext:value-type="string">
            <text:p>FFFF87</text:p>
          </table:table-cell>
          <table:table-cell table:formula="of:=HEX2DEC([.C875])" office:value-type="float" office:value="16777095" calcext:value-type="float">
            <text:p>16777095</text:p>
          </table:table-cell>
          <table:table-cell table:formula="of:=IF([.D875]&gt;8388608;([.D875]-16777215-1);[.D87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6];2);16)" office:value-type="string" office:string-value="84FFFF87" calcext:value-type="string">
            <text:p>84FFFF87</text:p>
          </table:table-cell>
          <table:table-cell table:formula="of:=RIGHTB([.B876];6)" office:value-type="string" office:string-value="FFFF87" calcext:value-type="string">
            <text:p>FFFF87</text:p>
          </table:table-cell>
          <table:table-cell table:formula="of:=HEX2DEC([.C876])" office:value-type="float" office:value="16777095" calcext:value-type="float">
            <text:p>16777095</text:p>
          </table:table-cell>
          <table:table-cell table:formula="of:=IF([.D876]&gt;8388608;([.D876]-16777215-1);[.D87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7];2);16)" office:value-type="string" office:string-value="84FFFF87" calcext:value-type="string">
            <text:p>84FFFF87</text:p>
          </table:table-cell>
          <table:table-cell table:formula="of:=RIGHTB([.B877];6)" office:value-type="string" office:string-value="FFFF87" calcext:value-type="string">
            <text:p>FFFF87</text:p>
          </table:table-cell>
          <table:table-cell table:formula="of:=HEX2DEC([.C877])" office:value-type="float" office:value="16777095" calcext:value-type="float">
            <text:p>16777095</text:p>
          </table:table-cell>
          <table:table-cell table:formula="of:=IF([.D877]&gt;8388608;([.D877]-16777215-1);[.D87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8];2);16)" office:value-type="string" office:string-value="84FFFF87" calcext:value-type="string">
            <text:p>84FFFF87</text:p>
          </table:table-cell>
          <table:table-cell table:formula="of:=RIGHTB([.B878];6)" office:value-type="string" office:string-value="FFFF87" calcext:value-type="string">
            <text:p>FFFF87</text:p>
          </table:table-cell>
          <table:table-cell table:formula="of:=HEX2DEC([.C878])" office:value-type="float" office:value="16777095" calcext:value-type="float">
            <text:p>16777095</text:p>
          </table:table-cell>
          <table:table-cell table:formula="of:=IF([.D878]&gt;8388608;([.D878]-16777215-1);[.D87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79];2);16)" office:value-type="string" office:string-value="84FFFF87" calcext:value-type="string">
            <text:p>84FFFF87</text:p>
          </table:table-cell>
          <table:table-cell table:formula="of:=RIGHTB([.B879];6)" office:value-type="string" office:string-value="FFFF87" calcext:value-type="string">
            <text:p>FFFF87</text:p>
          </table:table-cell>
          <table:table-cell table:formula="of:=HEX2DEC([.C879])" office:value-type="float" office:value="16777095" calcext:value-type="float">
            <text:p>16777095</text:p>
          </table:table-cell>
          <table:table-cell table:formula="of:=IF([.D879]&gt;8388608;([.D879]-16777215-1);[.D87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0100111111111111111110000111</text:p>
          </table:table-cell>
          <table:table-cell table:formula="of:=BASE(DECIMAL([.A880];2);16)" office:value-type="string" office:string-value="84FFFF87" calcext:value-type="string">
            <text:p>84FFFF87</text:p>
          </table:table-cell>
          <table:table-cell table:formula="of:=RIGHTB([.B880];6)" office:value-type="string" office:string-value="FFFF87" calcext:value-type="string">
            <text:p>FFFF87</text:p>
          </table:table-cell>
          <table:table-cell table:formula="of:=HEX2DEC([.C880])" office:value-type="float" office:value="16777095" calcext:value-type="float">
            <text:p>16777095</text:p>
          </table:table-cell>
          <table:table-cell table:formula="of:=IF([.D880]&gt;8388608;([.D880]-16777215-1);[.D88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1];2);16)" office:value-type="string" office:string-value="9BFFFF8D" calcext:value-type="string">
            <text:p>9BFFFF8D</text:p>
          </table:table-cell>
          <table:table-cell table:formula="of:=RIGHTB([.B881];6)" office:value-type="string" office:string-value="FFFF8D" calcext:value-type="string">
            <text:p>FFFF8D</text:p>
          </table:table-cell>
          <table:table-cell table:formula="of:=HEX2DEC([.C881])" office:value-type="float" office:value="16777101" calcext:value-type="float">
            <text:p>16777101</text:p>
          </table:table-cell>
          <table:table-cell table:formula="of:=IF([.D881]&gt;8388608;([.D881]-16777215-1);[.D88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2];2);16)" office:value-type="string" office:string-value="9BFFFF8D" calcext:value-type="string">
            <text:p>9BFFFF8D</text:p>
          </table:table-cell>
          <table:table-cell table:formula="of:=RIGHTB([.B882];6)" office:value-type="string" office:string-value="FFFF8D" calcext:value-type="string">
            <text:p>FFFF8D</text:p>
          </table:table-cell>
          <table:table-cell table:formula="of:=HEX2DEC([.C882])" office:value-type="float" office:value="16777101" calcext:value-type="float">
            <text:p>16777101</text:p>
          </table:table-cell>
          <table:table-cell table:formula="of:=IF([.D882]&gt;8388608;([.D882]-16777215-1);[.D88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3];2);16)" office:value-type="string" office:string-value="9BFFFF8D" calcext:value-type="string">
            <text:p>9BFFFF8D</text:p>
          </table:table-cell>
          <table:table-cell table:formula="of:=RIGHTB([.B883];6)" office:value-type="string" office:string-value="FFFF8D" calcext:value-type="string">
            <text:p>FFFF8D</text:p>
          </table:table-cell>
          <table:table-cell table:formula="of:=HEX2DEC([.C883])" office:value-type="float" office:value="16777101" calcext:value-type="float">
            <text:p>16777101</text:p>
          </table:table-cell>
          <table:table-cell table:formula="of:=IF([.D883]&gt;8388608;([.D883]-16777215-1);[.D88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4];2);16)" office:value-type="string" office:string-value="9BFFFF8D" calcext:value-type="string">
            <text:p>9BFFFF8D</text:p>
          </table:table-cell>
          <table:table-cell table:formula="of:=RIGHTB([.B884];6)" office:value-type="string" office:string-value="FFFF8D" calcext:value-type="string">
            <text:p>FFFF8D</text:p>
          </table:table-cell>
          <table:table-cell table:formula="of:=HEX2DEC([.C884])" office:value-type="float" office:value="16777101" calcext:value-type="float">
            <text:p>16777101</text:p>
          </table:table-cell>
          <table:table-cell table:formula="of:=IF([.D884]&gt;8388608;([.D884]-16777215-1);[.D88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5];2);16)" office:value-type="string" office:string-value="9BFFFF8D" calcext:value-type="string">
            <text:p>9BFFFF8D</text:p>
          </table:table-cell>
          <table:table-cell table:formula="of:=RIGHTB([.B885];6)" office:value-type="string" office:string-value="FFFF8D" calcext:value-type="string">
            <text:p>FFFF8D</text:p>
          </table:table-cell>
          <table:table-cell table:formula="of:=HEX2DEC([.C885])" office:value-type="float" office:value="16777101" calcext:value-type="float">
            <text:p>16777101</text:p>
          </table:table-cell>
          <table:table-cell table:formula="of:=IF([.D885]&gt;8388608;([.D885]-16777215-1);[.D88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6];2);16)" office:value-type="string" office:string-value="9BFFFF8D" calcext:value-type="string">
            <text:p>9BFFFF8D</text:p>
          </table:table-cell>
          <table:table-cell table:formula="of:=RIGHTB([.B886];6)" office:value-type="string" office:string-value="FFFF8D" calcext:value-type="string">
            <text:p>FFFF8D</text:p>
          </table:table-cell>
          <table:table-cell table:formula="of:=HEX2DEC([.C886])" office:value-type="float" office:value="16777101" calcext:value-type="float">
            <text:p>16777101</text:p>
          </table:table-cell>
          <table:table-cell table:formula="of:=IF([.D886]&gt;8388608;([.D886]-16777215-1);[.D88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7];2);16)" office:value-type="string" office:string-value="9BFFFF8D" calcext:value-type="string">
            <text:p>9BFFFF8D</text:p>
          </table:table-cell>
          <table:table-cell table:formula="of:=RIGHTB([.B887];6)" office:value-type="string" office:string-value="FFFF8D" calcext:value-type="string">
            <text:p>FFFF8D</text:p>
          </table:table-cell>
          <table:table-cell table:formula="of:=HEX2DEC([.C887])" office:value-type="float" office:value="16777101" calcext:value-type="float">
            <text:p>16777101</text:p>
          </table:table-cell>
          <table:table-cell table:formula="of:=IF([.D887]&gt;8388608;([.D887]-16777215-1);[.D88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011111111111111111110001101</text:p>
          </table:table-cell>
          <table:table-cell table:formula="of:=BASE(DECIMAL([.A888];2);16)" office:value-type="string" office:string-value="9BFFFF8D" calcext:value-type="string">
            <text:p>9BFFFF8D</text:p>
          </table:table-cell>
          <table:table-cell table:formula="of:=RIGHTB([.B888];6)" office:value-type="string" office:string-value="FFFF8D" calcext:value-type="string">
            <text:p>FFFF8D</text:p>
          </table:table-cell>
          <table:table-cell table:formula="of:=HEX2DEC([.C888])" office:value-type="float" office:value="16777101" calcext:value-type="float">
            <text:p>16777101</text:p>
          </table:table-cell>
          <table:table-cell table:formula="of:=IF([.D888]&gt;8388608;([.D888]-16777215-1);[.D88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89];2);16)" office:value-type="string" office:string-value="500008B" calcext:value-type="string">
            <text:p>500008B</text:p>
          </table:table-cell>
          <table:table-cell table:formula="of:=RIGHTB([.B889];6)" office:value-type="string" office:string-value="00008B" calcext:value-type="string">
            <text:p>00008B</text:p>
          </table:table-cell>
          <table:table-cell table:formula="of:=HEX2DEC([.C889])" office:value-type="float" office:value="139" calcext:value-type="float">
            <text:p>139</text:p>
          </table:table-cell>
          <table:table-cell table:formula="of:=IF([.D889]&gt;8388608;([.D889]-16777215-1);[.D88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0];2);16)" office:value-type="string" office:string-value="500008B" calcext:value-type="string">
            <text:p>500008B</text:p>
          </table:table-cell>
          <table:table-cell table:formula="of:=RIGHTB([.B890];6)" office:value-type="string" office:string-value="00008B" calcext:value-type="string">
            <text:p>00008B</text:p>
          </table:table-cell>
          <table:table-cell table:formula="of:=HEX2DEC([.C890])" office:value-type="float" office:value="139" calcext:value-type="float">
            <text:p>139</text:p>
          </table:table-cell>
          <table:table-cell table:formula="of:=IF([.D890]&gt;8388608;([.D890]-16777215-1);[.D890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1];2);16)" office:value-type="string" office:string-value="500008B" calcext:value-type="string">
            <text:p>500008B</text:p>
          </table:table-cell>
          <table:table-cell table:formula="of:=RIGHTB([.B891];6)" office:value-type="string" office:string-value="00008B" calcext:value-type="string">
            <text:p>00008B</text:p>
          </table:table-cell>
          <table:table-cell table:formula="of:=HEX2DEC([.C891])" office:value-type="float" office:value="139" calcext:value-type="float">
            <text:p>139</text:p>
          </table:table-cell>
          <table:table-cell table:formula="of:=IF([.D891]&gt;8388608;([.D891]-16777215-1);[.D891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2];2);16)" office:value-type="string" office:string-value="500008B" calcext:value-type="string">
            <text:p>500008B</text:p>
          </table:table-cell>
          <table:table-cell table:formula="of:=RIGHTB([.B892];6)" office:value-type="string" office:string-value="00008B" calcext:value-type="string">
            <text:p>00008B</text:p>
          </table:table-cell>
          <table:table-cell table:formula="of:=HEX2DEC([.C892])" office:value-type="float" office:value="139" calcext:value-type="float">
            <text:p>139</text:p>
          </table:table-cell>
          <table:table-cell table:formula="of:=IF([.D892]&gt;8388608;([.D892]-16777215-1);[.D892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3];2);16)" office:value-type="string" office:string-value="500008B" calcext:value-type="string">
            <text:p>500008B</text:p>
          </table:table-cell>
          <table:table-cell table:formula="of:=RIGHTB([.B893];6)" office:value-type="string" office:string-value="00008B" calcext:value-type="string">
            <text:p>00008B</text:p>
          </table:table-cell>
          <table:table-cell table:formula="of:=HEX2DEC([.C893])" office:value-type="float" office:value="139" calcext:value-type="float">
            <text:p>139</text:p>
          </table:table-cell>
          <table:table-cell table:formula="of:=IF([.D893]&gt;8388608;([.D893]-16777215-1);[.D893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4];2);16)" office:value-type="string" office:string-value="500008B" calcext:value-type="string">
            <text:p>500008B</text:p>
          </table:table-cell>
          <table:table-cell table:formula="of:=RIGHTB([.B894];6)" office:value-type="string" office:string-value="00008B" calcext:value-type="string">
            <text:p>00008B</text:p>
          </table:table-cell>
          <table:table-cell table:formula="of:=HEX2DEC([.C894])" office:value-type="float" office:value="139" calcext:value-type="float">
            <text:p>139</text:p>
          </table:table-cell>
          <table:table-cell table:formula="of:=IF([.D894]&gt;8388608;([.D894]-16777215-1);[.D894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5];2);16)" office:value-type="string" office:string-value="500008B" calcext:value-type="string">
            <text:p>500008B</text:p>
          </table:table-cell>
          <table:table-cell table:formula="of:=RIGHTB([.B895];6)" office:value-type="string" office:string-value="00008B" calcext:value-type="string">
            <text:p>00008B</text:p>
          </table:table-cell>
          <table:table-cell table:formula="of:=HEX2DEC([.C895])" office:value-type="float" office:value="139" calcext:value-type="float">
            <text:p>139</text:p>
          </table:table-cell>
          <table:table-cell table:formula="of:=IF([.D895]&gt;8388608;([.D895]-16777215-1);[.D895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101000000000000000010001011</text:p>
          </table:table-cell>
          <table:table-cell table:formula="of:=BASE(DECIMAL([.A896];2);16)" office:value-type="string" office:string-value="500008B" calcext:value-type="string">
            <text:p>500008B</text:p>
          </table:table-cell>
          <table:table-cell table:formula="of:=RIGHTB([.B896];6)" office:value-type="string" office:string-value="00008B" calcext:value-type="string">
            <text:p>00008B</text:p>
          </table:table-cell>
          <table:table-cell table:formula="of:=HEX2DEC([.C896])" office:value-type="float" office:value="139" calcext:value-type="float">
            <text:p>139</text:p>
          </table:table-cell>
          <table:table-cell table:formula="of:=IF([.D896]&gt;8388608;([.D896]-16777215-1);[.D896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897];2);16)" office:value-type="string" office:string-value="FEFFFF8E" calcext:value-type="string">
            <text:p>FEFFFF8E</text:p>
          </table:table-cell>
          <table:table-cell table:formula="of:=RIGHTB([.B897];6)" office:value-type="string" office:string-value="FFFF8E" calcext:value-type="string">
            <text:p>FFFF8E</text:p>
          </table:table-cell>
          <table:table-cell table:formula="of:=HEX2DEC([.C897])" office:value-type="float" office:value="16777102" calcext:value-type="float">
            <text:p>16777102</text:p>
          </table:table-cell>
          <table:table-cell table:formula="of:=IF([.D897]&gt;8388608;([.D897]-16777215-1);[.D89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898];2);16)" office:value-type="string" office:string-value="FEFFFF8E" calcext:value-type="string">
            <text:p>FEFFFF8E</text:p>
          </table:table-cell>
          <table:table-cell table:formula="of:=RIGHTB([.B898];6)" office:value-type="string" office:string-value="FFFF8E" calcext:value-type="string">
            <text:p>FFFF8E</text:p>
          </table:table-cell>
          <table:table-cell table:formula="of:=HEX2DEC([.C898])" office:value-type="float" office:value="16777102" calcext:value-type="float">
            <text:p>16777102</text:p>
          </table:table-cell>
          <table:table-cell table:formula="of:=IF([.D898]&gt;8388608;([.D898]-16777215-1);[.D89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899];2);16)" office:value-type="string" office:string-value="FEFFFF8E" calcext:value-type="string">
            <text:p>FEFFFF8E</text:p>
          </table:table-cell>
          <table:table-cell table:formula="of:=RIGHTB([.B899];6)" office:value-type="string" office:string-value="FFFF8E" calcext:value-type="string">
            <text:p>FFFF8E</text:p>
          </table:table-cell>
          <table:table-cell table:formula="of:=HEX2DEC([.C899])" office:value-type="float" office:value="16777102" calcext:value-type="float">
            <text:p>16777102</text:p>
          </table:table-cell>
          <table:table-cell table:formula="of:=IF([.D899]&gt;8388608;([.D899]-16777215-1);[.D89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900];2);16)" office:value-type="string" office:string-value="FEFFFF8E" calcext:value-type="string">
            <text:p>FEFFFF8E</text:p>
          </table:table-cell>
          <table:table-cell table:formula="of:=RIGHTB([.B900];6)" office:value-type="string" office:string-value="FFFF8E" calcext:value-type="string">
            <text:p>FFFF8E</text:p>
          </table:table-cell>
          <table:table-cell table:formula="of:=HEX2DEC([.C900])" office:value-type="float" office:value="16777102" calcext:value-type="float">
            <text:p>16777102</text:p>
          </table:table-cell>
          <table:table-cell table:formula="of:=IF([.D900]&gt;8388608;([.D900]-16777215-1);[.D90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901];2);16)" office:value-type="string" office:string-value="FEFFFF8E" calcext:value-type="string">
            <text:p>FEFFFF8E</text:p>
          </table:table-cell>
          <table:table-cell table:formula="of:=RIGHTB([.B901];6)" office:value-type="string" office:string-value="FFFF8E" calcext:value-type="string">
            <text:p>FFFF8E</text:p>
          </table:table-cell>
          <table:table-cell table:formula="of:=HEX2DEC([.C901])" office:value-type="float" office:value="16777102" calcext:value-type="float">
            <text:p>16777102</text:p>
          </table:table-cell>
          <table:table-cell table:formula="of:=IF([.D901]&gt;8388608;([.D901]-16777215-1);[.D90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902];2);16)" office:value-type="string" office:string-value="FEFFFF8E" calcext:value-type="string">
            <text:p>FEFFFF8E</text:p>
          </table:table-cell>
          <table:table-cell table:formula="of:=RIGHTB([.B902];6)" office:value-type="string" office:string-value="FFFF8E" calcext:value-type="string">
            <text:p>FFFF8E</text:p>
          </table:table-cell>
          <table:table-cell table:formula="of:=HEX2DEC([.C902])" office:value-type="float" office:value="16777102" calcext:value-type="float">
            <text:p>16777102</text:p>
          </table:table-cell>
          <table:table-cell table:formula="of:=IF([.D902]&gt;8388608;([.D902]-16777215-1);[.D90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903];2);16)" office:value-type="string" office:string-value="FEFFFF8E" calcext:value-type="string">
            <text:p>FEFFFF8E</text:p>
          </table:table-cell>
          <table:table-cell table:formula="of:=RIGHTB([.B903];6)" office:value-type="string" office:string-value="FFFF8E" calcext:value-type="string">
            <text:p>FFFF8E</text:p>
          </table:table-cell>
          <table:table-cell table:formula="of:=HEX2DEC([.C903])" office:value-type="float" office:value="16777102" calcext:value-type="float">
            <text:p>16777102</text:p>
          </table:table-cell>
          <table:table-cell table:formula="of:=IF([.D903]&gt;8388608;([.D903]-16777215-1);[.D90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11110111111111111111110001110</text:p>
          </table:table-cell>
          <table:table-cell table:formula="of:=BASE(DECIMAL([.A904];2);16)" office:value-type="string" office:string-value="FEFFFF8E" calcext:value-type="string">
            <text:p>FEFFFF8E</text:p>
          </table:table-cell>
          <table:table-cell table:formula="of:=RIGHTB([.B904];6)" office:value-type="string" office:string-value="FFFF8E" calcext:value-type="string">
            <text:p>FFFF8E</text:p>
          </table:table-cell>
          <table:table-cell table:formula="of:=HEX2DEC([.C904])" office:value-type="float" office:value="16777102" calcext:value-type="float">
            <text:p>16777102</text:p>
          </table:table-cell>
          <table:table-cell table:formula="of:=IF([.D904]&gt;8388608;([.D904]-16777215-1);[.D90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05];2);16)" office:value-type="string" office:string-value="DDFFFF8D" calcext:value-type="string">
            <text:p>DDFFFF8D</text:p>
          </table:table-cell>
          <table:table-cell table:formula="of:=RIGHTB([.B905];6)" office:value-type="string" office:string-value="FFFF8D" calcext:value-type="string">
            <text:p>FFFF8D</text:p>
          </table:table-cell>
          <table:table-cell table:formula="of:=HEX2DEC([.C905])" office:value-type="float" office:value="16777101" calcext:value-type="float">
            <text:p>16777101</text:p>
          </table:table-cell>
          <table:table-cell table:formula="of:=IF([.D905]&gt;8388608;([.D905]-16777215-1);[.D90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06];2);16)" office:value-type="string" office:string-value="DDFFFF8D" calcext:value-type="string">
            <text:p>DDFFFF8D</text:p>
          </table:table-cell>
          <table:table-cell table:formula="of:=RIGHTB([.B906];6)" office:value-type="string" office:string-value="FFFF8D" calcext:value-type="string">
            <text:p>FFFF8D</text:p>
          </table:table-cell>
          <table:table-cell table:formula="of:=HEX2DEC([.C906])" office:value-type="float" office:value="16777101" calcext:value-type="float">
            <text:p>16777101</text:p>
          </table:table-cell>
          <table:table-cell table:formula="of:=IF([.D906]&gt;8388608;([.D906]-16777215-1);[.D90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07];2);16)" office:value-type="string" office:string-value="DDFFFF8D" calcext:value-type="string">
            <text:p>DDFFFF8D</text:p>
          </table:table-cell>
          <table:table-cell table:formula="of:=RIGHTB([.B907];6)" office:value-type="string" office:string-value="FFFF8D" calcext:value-type="string">
            <text:p>FFFF8D</text:p>
          </table:table-cell>
          <table:table-cell table:formula="of:=HEX2DEC([.C907])" office:value-type="float" office:value="16777101" calcext:value-type="float">
            <text:p>16777101</text:p>
          </table:table-cell>
          <table:table-cell table:formula="of:=IF([.D907]&gt;8388608;([.D907]-16777215-1);[.D90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08];2);16)" office:value-type="string" office:string-value="DDFFFF8D" calcext:value-type="string">
            <text:p>DDFFFF8D</text:p>
          </table:table-cell>
          <table:table-cell table:formula="of:=RIGHTB([.B908];6)" office:value-type="string" office:string-value="FFFF8D" calcext:value-type="string">
            <text:p>FFFF8D</text:p>
          </table:table-cell>
          <table:table-cell table:formula="of:=HEX2DEC([.C908])" office:value-type="float" office:value="16777101" calcext:value-type="float">
            <text:p>16777101</text:p>
          </table:table-cell>
          <table:table-cell table:formula="of:=IF([.D908]&gt;8388608;([.D908]-16777215-1);[.D90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09];2);16)" office:value-type="string" office:string-value="DDFFFF8D" calcext:value-type="string">
            <text:p>DDFFFF8D</text:p>
          </table:table-cell>
          <table:table-cell table:formula="of:=RIGHTB([.B909];6)" office:value-type="string" office:string-value="FFFF8D" calcext:value-type="string">
            <text:p>FFFF8D</text:p>
          </table:table-cell>
          <table:table-cell table:formula="of:=HEX2DEC([.C909])" office:value-type="float" office:value="16777101" calcext:value-type="float">
            <text:p>16777101</text:p>
          </table:table-cell>
          <table:table-cell table:formula="of:=IF([.D909]&gt;8388608;([.D909]-16777215-1);[.D90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10];2);16)" office:value-type="string" office:string-value="DDFFFF8D" calcext:value-type="string">
            <text:p>DDFFFF8D</text:p>
          </table:table-cell>
          <table:table-cell table:formula="of:=RIGHTB([.B910];6)" office:value-type="string" office:string-value="FFFF8D" calcext:value-type="string">
            <text:p>FFFF8D</text:p>
          </table:table-cell>
          <table:table-cell table:formula="of:=HEX2DEC([.C910])" office:value-type="float" office:value="16777101" calcext:value-type="float">
            <text:p>16777101</text:p>
          </table:table-cell>
          <table:table-cell table:formula="of:=IF([.D910]&gt;8388608;([.D910]-16777215-1);[.D91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11];2);16)" office:value-type="string" office:string-value="DDFFFF8D" calcext:value-type="string">
            <text:p>DDFFFF8D</text:p>
          </table:table-cell>
          <table:table-cell table:formula="of:=RIGHTB([.B911];6)" office:value-type="string" office:string-value="FFFF8D" calcext:value-type="string">
            <text:p>FFFF8D</text:p>
          </table:table-cell>
          <table:table-cell table:formula="of:=HEX2DEC([.C911])" office:value-type="float" office:value="16777101" calcext:value-type="float">
            <text:p>16777101</text:p>
          </table:table-cell>
          <table:table-cell table:formula="of:=IF([.D911]&gt;8388608;([.D911]-16777215-1);[.D91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1111111111111111110001101</text:p>
          </table:table-cell>
          <table:table-cell table:formula="of:=BASE(DECIMAL([.A912];2);16)" office:value-type="string" office:string-value="DDFFFF8D" calcext:value-type="string">
            <text:p>DDFFFF8D</text:p>
          </table:table-cell>
          <table:table-cell table:formula="of:=RIGHTB([.B912];6)" office:value-type="string" office:string-value="FFFF8D" calcext:value-type="string">
            <text:p>FFFF8D</text:p>
          </table:table-cell>
          <table:table-cell table:formula="of:=HEX2DEC([.C912])" office:value-type="float" office:value="16777101" calcext:value-type="float">
            <text:p>16777101</text:p>
          </table:table-cell>
          <table:table-cell table:formula="of:=IF([.D912]&gt;8388608;([.D912]-16777215-1);[.D91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3];2);16)" office:value-type="string" office:string-value="D4FFFF80" calcext:value-type="string">
            <text:p>D4FFFF80</text:p>
          </table:table-cell>
          <table:table-cell table:formula="of:=RIGHTB([.B913];6)" office:value-type="string" office:string-value="FFFF80" calcext:value-type="string">
            <text:p>FFFF80</text:p>
          </table:table-cell>
          <table:table-cell table:formula="of:=HEX2DEC([.C913])" office:value-type="float" office:value="16777088" calcext:value-type="float">
            <text:p>16777088</text:p>
          </table:table-cell>
          <table:table-cell table:formula="of:=IF([.D913]&gt;8388608;([.D913]-16777215-1);[.D91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4];2);16)" office:value-type="string" office:string-value="D4FFFF80" calcext:value-type="string">
            <text:p>D4FFFF80</text:p>
          </table:table-cell>
          <table:table-cell table:formula="of:=RIGHTB([.B914];6)" office:value-type="string" office:string-value="FFFF80" calcext:value-type="string">
            <text:p>FFFF80</text:p>
          </table:table-cell>
          <table:table-cell table:formula="of:=HEX2DEC([.C914])" office:value-type="float" office:value="16777088" calcext:value-type="float">
            <text:p>16777088</text:p>
          </table:table-cell>
          <table:table-cell table:formula="of:=IF([.D914]&gt;8388608;([.D914]-16777215-1);[.D91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5];2);16)" office:value-type="string" office:string-value="D4FFFF80" calcext:value-type="string">
            <text:p>D4FFFF80</text:p>
          </table:table-cell>
          <table:table-cell table:formula="of:=RIGHTB([.B915];6)" office:value-type="string" office:string-value="FFFF80" calcext:value-type="string">
            <text:p>FFFF80</text:p>
          </table:table-cell>
          <table:table-cell table:formula="of:=HEX2DEC([.C915])" office:value-type="float" office:value="16777088" calcext:value-type="float">
            <text:p>16777088</text:p>
          </table:table-cell>
          <table:table-cell table:formula="of:=IF([.D915]&gt;8388608;([.D915]-16777215-1);[.D91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6];2);16)" office:value-type="string" office:string-value="D4FFFF80" calcext:value-type="string">
            <text:p>D4FFFF80</text:p>
          </table:table-cell>
          <table:table-cell table:formula="of:=RIGHTB([.B916];6)" office:value-type="string" office:string-value="FFFF80" calcext:value-type="string">
            <text:p>FFFF80</text:p>
          </table:table-cell>
          <table:table-cell table:formula="of:=HEX2DEC([.C916])" office:value-type="float" office:value="16777088" calcext:value-type="float">
            <text:p>16777088</text:p>
          </table:table-cell>
          <table:table-cell table:formula="of:=IF([.D916]&gt;8388608;([.D916]-16777215-1);[.D91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7];2);16)" office:value-type="string" office:string-value="D4FFFF80" calcext:value-type="string">
            <text:p>D4FFFF80</text:p>
          </table:table-cell>
          <table:table-cell table:formula="of:=RIGHTB([.B917];6)" office:value-type="string" office:string-value="FFFF80" calcext:value-type="string">
            <text:p>FFFF80</text:p>
          </table:table-cell>
          <table:table-cell table:formula="of:=HEX2DEC([.C917])" office:value-type="float" office:value="16777088" calcext:value-type="float">
            <text:p>16777088</text:p>
          </table:table-cell>
          <table:table-cell table:formula="of:=IF([.D917]&gt;8388608;([.D917]-16777215-1);[.D91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8];2);16)" office:value-type="string" office:string-value="D4FFFF80" calcext:value-type="string">
            <text:p>D4FFFF80</text:p>
          </table:table-cell>
          <table:table-cell table:formula="of:=RIGHTB([.B918];6)" office:value-type="string" office:string-value="FFFF80" calcext:value-type="string">
            <text:p>FFFF80</text:p>
          </table:table-cell>
          <table:table-cell table:formula="of:=HEX2DEC([.C918])" office:value-type="float" office:value="16777088" calcext:value-type="float">
            <text:p>16777088</text:p>
          </table:table-cell>
          <table:table-cell table:formula="of:=IF([.D918]&gt;8388608;([.D918]-16777215-1);[.D91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19];2);16)" office:value-type="string" office:string-value="D4FFFF80" calcext:value-type="string">
            <text:p>D4FFFF80</text:p>
          </table:table-cell>
          <table:table-cell table:formula="of:=RIGHTB([.B919];6)" office:value-type="string" office:string-value="FFFF80" calcext:value-type="string">
            <text:p>FFFF80</text:p>
          </table:table-cell>
          <table:table-cell table:formula="of:=HEX2DEC([.C919])" office:value-type="float" office:value="16777088" calcext:value-type="float">
            <text:p>16777088</text:p>
          </table:table-cell>
          <table:table-cell table:formula="of:=IF([.D919]&gt;8388608;([.D919]-16777215-1);[.D91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00111111111111111110000000</text:p>
          </table:table-cell>
          <table:table-cell table:formula="of:=BASE(DECIMAL([.A920];2);16)" office:value-type="string" office:string-value="D4FFFF80" calcext:value-type="string">
            <text:p>D4FFFF80</text:p>
          </table:table-cell>
          <table:table-cell table:formula="of:=RIGHTB([.B920];6)" office:value-type="string" office:string-value="FFFF80" calcext:value-type="string">
            <text:p>FFFF80</text:p>
          </table:table-cell>
          <table:table-cell table:formula="of:=HEX2DEC([.C920])" office:value-type="float" office:value="16777088" calcext:value-type="float">
            <text:p>16777088</text:p>
          </table:table-cell>
          <table:table-cell table:formula="of:=IF([.D920]&gt;8388608;([.D920]-16777215-1);[.D92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1];2);16)" office:value-type="string" office:string-value="D8FFFF8D" calcext:value-type="string">
            <text:p>D8FFFF8D</text:p>
          </table:table-cell>
          <table:table-cell table:formula="of:=RIGHTB([.B921];6)" office:value-type="string" office:string-value="FFFF8D" calcext:value-type="string">
            <text:p>FFFF8D</text:p>
          </table:table-cell>
          <table:table-cell table:formula="of:=HEX2DEC([.C921])" office:value-type="float" office:value="16777101" calcext:value-type="float">
            <text:p>16777101</text:p>
          </table:table-cell>
          <table:table-cell table:formula="of:=IF([.D921]&gt;8388608;([.D921]-16777215-1);[.D92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2];2);16)" office:value-type="string" office:string-value="D8FFFF8D" calcext:value-type="string">
            <text:p>D8FFFF8D</text:p>
          </table:table-cell>
          <table:table-cell table:formula="of:=RIGHTB([.B922];6)" office:value-type="string" office:string-value="FFFF8D" calcext:value-type="string">
            <text:p>FFFF8D</text:p>
          </table:table-cell>
          <table:table-cell table:formula="of:=HEX2DEC([.C922])" office:value-type="float" office:value="16777101" calcext:value-type="float">
            <text:p>16777101</text:p>
          </table:table-cell>
          <table:table-cell table:formula="of:=IF([.D922]&gt;8388608;([.D922]-16777215-1);[.D92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3];2);16)" office:value-type="string" office:string-value="D8FFFF8D" calcext:value-type="string">
            <text:p>D8FFFF8D</text:p>
          </table:table-cell>
          <table:table-cell table:formula="of:=RIGHTB([.B923];6)" office:value-type="string" office:string-value="FFFF8D" calcext:value-type="string">
            <text:p>FFFF8D</text:p>
          </table:table-cell>
          <table:table-cell table:formula="of:=HEX2DEC([.C923])" office:value-type="float" office:value="16777101" calcext:value-type="float">
            <text:p>16777101</text:p>
          </table:table-cell>
          <table:table-cell table:formula="of:=IF([.D923]&gt;8388608;([.D923]-16777215-1);[.D92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4];2);16)" office:value-type="string" office:string-value="D8FFFF8D" calcext:value-type="string">
            <text:p>D8FFFF8D</text:p>
          </table:table-cell>
          <table:table-cell table:formula="of:=RIGHTB([.B924];6)" office:value-type="string" office:string-value="FFFF8D" calcext:value-type="string">
            <text:p>FFFF8D</text:p>
          </table:table-cell>
          <table:table-cell table:formula="of:=HEX2DEC([.C924])" office:value-type="float" office:value="16777101" calcext:value-type="float">
            <text:p>16777101</text:p>
          </table:table-cell>
          <table:table-cell table:formula="of:=IF([.D924]&gt;8388608;([.D924]-16777215-1);[.D92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5];2);16)" office:value-type="string" office:string-value="D8FFFF8D" calcext:value-type="string">
            <text:p>D8FFFF8D</text:p>
          </table:table-cell>
          <table:table-cell table:formula="of:=RIGHTB([.B925];6)" office:value-type="string" office:string-value="FFFF8D" calcext:value-type="string">
            <text:p>FFFF8D</text:p>
          </table:table-cell>
          <table:table-cell table:formula="of:=HEX2DEC([.C925])" office:value-type="float" office:value="16777101" calcext:value-type="float">
            <text:p>16777101</text:p>
          </table:table-cell>
          <table:table-cell table:formula="of:=IF([.D925]&gt;8388608;([.D925]-16777215-1);[.D92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6];2);16)" office:value-type="string" office:string-value="D8FFFF8D" calcext:value-type="string">
            <text:p>D8FFFF8D</text:p>
          </table:table-cell>
          <table:table-cell table:formula="of:=RIGHTB([.B926];6)" office:value-type="string" office:string-value="FFFF8D" calcext:value-type="string">
            <text:p>FFFF8D</text:p>
          </table:table-cell>
          <table:table-cell table:formula="of:=HEX2DEC([.C926])" office:value-type="float" office:value="16777101" calcext:value-type="float">
            <text:p>16777101</text:p>
          </table:table-cell>
          <table:table-cell table:formula="of:=IF([.D926]&gt;8388608;([.D926]-16777215-1);[.D92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7];2);16)" office:value-type="string" office:string-value="D8FFFF8D" calcext:value-type="string">
            <text:p>D8FFFF8D</text:p>
          </table:table-cell>
          <table:table-cell table:formula="of:=RIGHTB([.B927];6)" office:value-type="string" office:string-value="FFFF8D" calcext:value-type="string">
            <text:p>FFFF8D</text:p>
          </table:table-cell>
          <table:table-cell table:formula="of:=HEX2DEC([.C927])" office:value-type="float" office:value="16777101" calcext:value-type="float">
            <text:p>16777101</text:p>
          </table:table-cell>
          <table:table-cell table:formula="of:=IF([.D927]&gt;8388608;([.D927]-16777215-1);[.D92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000111111111111111110001101</text:p>
          </table:table-cell>
          <table:table-cell table:formula="of:=BASE(DECIMAL([.A928];2);16)" office:value-type="string" office:string-value="D8FFFF8D" calcext:value-type="string">
            <text:p>D8FFFF8D</text:p>
          </table:table-cell>
          <table:table-cell table:formula="of:=RIGHTB([.B928];6)" office:value-type="string" office:string-value="FFFF8D" calcext:value-type="string">
            <text:p>FFFF8D</text:p>
          </table:table-cell>
          <table:table-cell table:formula="of:=HEX2DEC([.C928])" office:value-type="float" office:value="16777101" calcext:value-type="float">
            <text:p>16777101</text:p>
          </table:table-cell>
          <table:table-cell table:formula="of:=IF([.D928]&gt;8388608;([.D928]-16777215-1);[.D92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29];2);16)" office:value-type="string" office:string-value="BBFFFF82" calcext:value-type="string">
            <text:p>BBFFFF82</text:p>
          </table:table-cell>
          <table:table-cell table:formula="of:=RIGHTB([.B929];6)" office:value-type="string" office:string-value="FFFF82" calcext:value-type="string">
            <text:p>FFFF82</text:p>
          </table:table-cell>
          <table:table-cell table:formula="of:=HEX2DEC([.C929])" office:value-type="float" office:value="16777090" calcext:value-type="float">
            <text:p>16777090</text:p>
          </table:table-cell>
          <table:table-cell table:formula="of:=IF([.D929]&gt;8388608;([.D929]-16777215-1);[.D92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0];2);16)" office:value-type="string" office:string-value="BBFFFF82" calcext:value-type="string">
            <text:p>BBFFFF82</text:p>
          </table:table-cell>
          <table:table-cell table:formula="of:=RIGHTB([.B930];6)" office:value-type="string" office:string-value="FFFF82" calcext:value-type="string">
            <text:p>FFFF82</text:p>
          </table:table-cell>
          <table:table-cell table:formula="of:=HEX2DEC([.C930])" office:value-type="float" office:value="16777090" calcext:value-type="float">
            <text:p>16777090</text:p>
          </table:table-cell>
          <table:table-cell table:formula="of:=IF([.D930]&gt;8388608;([.D930]-16777215-1);[.D93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1];2);16)" office:value-type="string" office:string-value="BBFFFF82" calcext:value-type="string">
            <text:p>BBFFFF82</text:p>
          </table:table-cell>
          <table:table-cell table:formula="of:=RIGHTB([.B931];6)" office:value-type="string" office:string-value="FFFF82" calcext:value-type="string">
            <text:p>FFFF82</text:p>
          </table:table-cell>
          <table:table-cell table:formula="of:=HEX2DEC([.C931])" office:value-type="float" office:value="16777090" calcext:value-type="float">
            <text:p>16777090</text:p>
          </table:table-cell>
          <table:table-cell table:formula="of:=IF([.D931]&gt;8388608;([.D931]-16777215-1);[.D93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2];2);16)" office:value-type="string" office:string-value="BBFFFF82" calcext:value-type="string">
            <text:p>BBFFFF82</text:p>
          </table:table-cell>
          <table:table-cell table:formula="of:=RIGHTB([.B932];6)" office:value-type="string" office:string-value="FFFF82" calcext:value-type="string">
            <text:p>FFFF82</text:p>
          </table:table-cell>
          <table:table-cell table:formula="of:=HEX2DEC([.C932])" office:value-type="float" office:value="16777090" calcext:value-type="float">
            <text:p>16777090</text:p>
          </table:table-cell>
          <table:table-cell table:formula="of:=IF([.D932]&gt;8388608;([.D932]-16777215-1);[.D93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3];2);16)" office:value-type="string" office:string-value="BBFFFF82" calcext:value-type="string">
            <text:p>BBFFFF82</text:p>
          </table:table-cell>
          <table:table-cell table:formula="of:=RIGHTB([.B933];6)" office:value-type="string" office:string-value="FFFF82" calcext:value-type="string">
            <text:p>FFFF82</text:p>
          </table:table-cell>
          <table:table-cell table:formula="of:=HEX2DEC([.C933])" office:value-type="float" office:value="16777090" calcext:value-type="float">
            <text:p>16777090</text:p>
          </table:table-cell>
          <table:table-cell table:formula="of:=IF([.D933]&gt;8388608;([.D933]-16777215-1);[.D93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4];2);16)" office:value-type="string" office:string-value="BBFFFF82" calcext:value-type="string">
            <text:p>BBFFFF82</text:p>
          </table:table-cell>
          <table:table-cell table:formula="of:=RIGHTB([.B934];6)" office:value-type="string" office:string-value="FFFF82" calcext:value-type="string">
            <text:p>FFFF82</text:p>
          </table:table-cell>
          <table:table-cell table:formula="of:=HEX2DEC([.C934])" office:value-type="float" office:value="16777090" calcext:value-type="float">
            <text:p>16777090</text:p>
          </table:table-cell>
          <table:table-cell table:formula="of:=IF([.D934]&gt;8388608;([.D934]-16777215-1);[.D93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5];2);16)" office:value-type="string" office:string-value="BBFFFF82" calcext:value-type="string">
            <text:p>BBFFFF82</text:p>
          </table:table-cell>
          <table:table-cell table:formula="of:=RIGHTB([.B935];6)" office:value-type="string" office:string-value="FFFF82" calcext:value-type="string">
            <text:p>FFFF82</text:p>
          </table:table-cell>
          <table:table-cell table:formula="of:=HEX2DEC([.C935])" office:value-type="float" office:value="16777090" calcext:value-type="float">
            <text:p>16777090</text:p>
          </table:table-cell>
          <table:table-cell table:formula="of:=IF([.D935]&gt;8388608;([.D935]-16777215-1);[.D93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936];2);16)" office:value-type="string" office:string-value="BBFFFF82" calcext:value-type="string">
            <text:p>BBFFFF82</text:p>
          </table:table-cell>
          <table:table-cell table:formula="of:=RIGHTB([.B936];6)" office:value-type="string" office:string-value="FFFF82" calcext:value-type="string">
            <text:p>FFFF82</text:p>
          </table:table-cell>
          <table:table-cell table:formula="of:=HEX2DEC([.C936])" office:value-type="float" office:value="16777090" calcext:value-type="float">
            <text:p>16777090</text:p>
          </table:table-cell>
          <table:table-cell table:formula="of:=IF([.D936]&gt;8388608;([.D936]-16777215-1);[.D93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37];2);16)" office:value-type="string" office:string-value="F6FFFF84" calcext:value-type="string">
            <text:p>F6FFFF84</text:p>
          </table:table-cell>
          <table:table-cell table:formula="of:=RIGHTB([.B937];6)" office:value-type="string" office:string-value="FFFF84" calcext:value-type="string">
            <text:p>FFFF84</text:p>
          </table:table-cell>
          <table:table-cell table:formula="of:=HEX2DEC([.C937])" office:value-type="float" office:value="16777092" calcext:value-type="float">
            <text:p>16777092</text:p>
          </table:table-cell>
          <table:table-cell table:formula="of:=IF([.D937]&gt;8388608;([.D937]-16777215-1);[.D93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38];2);16)" office:value-type="string" office:string-value="F6FFFF84" calcext:value-type="string">
            <text:p>F6FFFF84</text:p>
          </table:table-cell>
          <table:table-cell table:formula="of:=RIGHTB([.B938];6)" office:value-type="string" office:string-value="FFFF84" calcext:value-type="string">
            <text:p>FFFF84</text:p>
          </table:table-cell>
          <table:table-cell table:formula="of:=HEX2DEC([.C938])" office:value-type="float" office:value="16777092" calcext:value-type="float">
            <text:p>16777092</text:p>
          </table:table-cell>
          <table:table-cell table:formula="of:=IF([.D938]&gt;8388608;([.D938]-16777215-1);[.D93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39];2);16)" office:value-type="string" office:string-value="F6FFFF84" calcext:value-type="string">
            <text:p>F6FFFF84</text:p>
          </table:table-cell>
          <table:table-cell table:formula="of:=RIGHTB([.B939];6)" office:value-type="string" office:string-value="FFFF84" calcext:value-type="string">
            <text:p>FFFF84</text:p>
          </table:table-cell>
          <table:table-cell table:formula="of:=HEX2DEC([.C939])" office:value-type="float" office:value="16777092" calcext:value-type="float">
            <text:p>16777092</text:p>
          </table:table-cell>
          <table:table-cell table:formula="of:=IF([.D939]&gt;8388608;([.D939]-16777215-1);[.D93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40];2);16)" office:value-type="string" office:string-value="F6FFFF84" calcext:value-type="string">
            <text:p>F6FFFF84</text:p>
          </table:table-cell>
          <table:table-cell table:formula="of:=RIGHTB([.B940];6)" office:value-type="string" office:string-value="FFFF84" calcext:value-type="string">
            <text:p>FFFF84</text:p>
          </table:table-cell>
          <table:table-cell table:formula="of:=HEX2DEC([.C940])" office:value-type="float" office:value="16777092" calcext:value-type="float">
            <text:p>16777092</text:p>
          </table:table-cell>
          <table:table-cell table:formula="of:=IF([.D940]&gt;8388608;([.D940]-16777215-1);[.D94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41];2);16)" office:value-type="string" office:string-value="F6FFFF84" calcext:value-type="string">
            <text:p>F6FFFF84</text:p>
          </table:table-cell>
          <table:table-cell table:formula="of:=RIGHTB([.B941];6)" office:value-type="string" office:string-value="FFFF84" calcext:value-type="string">
            <text:p>FFFF84</text:p>
          </table:table-cell>
          <table:table-cell table:formula="of:=HEX2DEC([.C941])" office:value-type="float" office:value="16777092" calcext:value-type="float">
            <text:p>16777092</text:p>
          </table:table-cell>
          <table:table-cell table:formula="of:=IF([.D941]&gt;8388608;([.D941]-16777215-1);[.D94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42];2);16)" office:value-type="string" office:string-value="F6FFFF84" calcext:value-type="string">
            <text:p>F6FFFF84</text:p>
          </table:table-cell>
          <table:table-cell table:formula="of:=RIGHTB([.B942];6)" office:value-type="string" office:string-value="FFFF84" calcext:value-type="string">
            <text:p>FFFF84</text:p>
          </table:table-cell>
          <table:table-cell table:formula="of:=HEX2DEC([.C942])" office:value-type="float" office:value="16777092" calcext:value-type="float">
            <text:p>16777092</text:p>
          </table:table-cell>
          <table:table-cell table:formula="of:=IF([.D942]&gt;8388608;([.D942]-16777215-1);[.D94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43];2);16)" office:value-type="string" office:string-value="F6FFFF84" calcext:value-type="string">
            <text:p>F6FFFF84</text:p>
          </table:table-cell>
          <table:table-cell table:formula="of:=RIGHTB([.B943];6)" office:value-type="string" office:string-value="FFFF84" calcext:value-type="string">
            <text:p>FFFF84</text:p>
          </table:table-cell>
          <table:table-cell table:formula="of:=HEX2DEC([.C943])" office:value-type="float" office:value="16777092" calcext:value-type="float">
            <text:p>16777092</text:p>
          </table:table-cell>
          <table:table-cell table:formula="of:=IF([.D943]&gt;8388608;([.D943]-16777215-1);[.D94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10110111111111111111110000100</text:p>
          </table:table-cell>
          <table:table-cell table:formula="of:=BASE(DECIMAL([.A944];2);16)" office:value-type="string" office:string-value="F6FFFF84" calcext:value-type="string">
            <text:p>F6FFFF84</text:p>
          </table:table-cell>
          <table:table-cell table:formula="of:=RIGHTB([.B944];6)" office:value-type="string" office:string-value="FFFF84" calcext:value-type="string">
            <text:p>FFFF84</text:p>
          </table:table-cell>
          <table:table-cell table:formula="of:=HEX2DEC([.C944])" office:value-type="float" office:value="16777092" calcext:value-type="float">
            <text:p>16777092</text:p>
          </table:table-cell>
          <table:table-cell table:formula="of:=IF([.D944]&gt;8388608;([.D944]-16777215-1);[.D94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45];2);16)" office:value-type="string" office:string-value="D6FFFF80" calcext:value-type="string">
            <text:p>D6FFFF80</text:p>
          </table:table-cell>
          <table:table-cell table:formula="of:=RIGHTB([.B945];6)" office:value-type="string" office:string-value="FFFF80" calcext:value-type="string">
            <text:p>FFFF80</text:p>
          </table:table-cell>
          <table:table-cell table:formula="of:=HEX2DEC([.C945])" office:value-type="float" office:value="16777088" calcext:value-type="float">
            <text:p>16777088</text:p>
          </table:table-cell>
          <table:table-cell table:formula="of:=IF([.D945]&gt;8388608;([.D945]-16777215-1);[.D94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46];2);16)" office:value-type="string" office:string-value="D6FFFF80" calcext:value-type="string">
            <text:p>D6FFFF80</text:p>
          </table:table-cell>
          <table:table-cell table:formula="of:=RIGHTB([.B946];6)" office:value-type="string" office:string-value="FFFF80" calcext:value-type="string">
            <text:p>FFFF80</text:p>
          </table:table-cell>
          <table:table-cell table:formula="of:=HEX2DEC([.C946])" office:value-type="float" office:value="16777088" calcext:value-type="float">
            <text:p>16777088</text:p>
          </table:table-cell>
          <table:table-cell table:formula="of:=IF([.D946]&gt;8388608;([.D946]-16777215-1);[.D94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47];2);16)" office:value-type="string" office:string-value="D6FFFF80" calcext:value-type="string">
            <text:p>D6FFFF80</text:p>
          </table:table-cell>
          <table:table-cell table:formula="of:=RIGHTB([.B947];6)" office:value-type="string" office:string-value="FFFF80" calcext:value-type="string">
            <text:p>FFFF80</text:p>
          </table:table-cell>
          <table:table-cell table:formula="of:=HEX2DEC([.C947])" office:value-type="float" office:value="16777088" calcext:value-type="float">
            <text:p>16777088</text:p>
          </table:table-cell>
          <table:table-cell table:formula="of:=IF([.D947]&gt;8388608;([.D947]-16777215-1);[.D94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48];2);16)" office:value-type="string" office:string-value="D6FFFF80" calcext:value-type="string">
            <text:p>D6FFFF80</text:p>
          </table:table-cell>
          <table:table-cell table:formula="of:=RIGHTB([.B948];6)" office:value-type="string" office:string-value="FFFF80" calcext:value-type="string">
            <text:p>FFFF80</text:p>
          </table:table-cell>
          <table:table-cell table:formula="of:=HEX2DEC([.C948])" office:value-type="float" office:value="16777088" calcext:value-type="float">
            <text:p>16777088</text:p>
          </table:table-cell>
          <table:table-cell table:formula="of:=IF([.D948]&gt;8388608;([.D948]-16777215-1);[.D94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49];2);16)" office:value-type="string" office:string-value="D6FFFF80" calcext:value-type="string">
            <text:p>D6FFFF80</text:p>
          </table:table-cell>
          <table:table-cell table:formula="of:=RIGHTB([.B949];6)" office:value-type="string" office:string-value="FFFF80" calcext:value-type="string">
            <text:p>FFFF80</text:p>
          </table:table-cell>
          <table:table-cell table:formula="of:=HEX2DEC([.C949])" office:value-type="float" office:value="16777088" calcext:value-type="float">
            <text:p>16777088</text:p>
          </table:table-cell>
          <table:table-cell table:formula="of:=IF([.D949]&gt;8388608;([.D949]-16777215-1);[.D94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50];2);16)" office:value-type="string" office:string-value="D6FFFF80" calcext:value-type="string">
            <text:p>D6FFFF80</text:p>
          </table:table-cell>
          <table:table-cell table:formula="of:=RIGHTB([.B950];6)" office:value-type="string" office:string-value="FFFF80" calcext:value-type="string">
            <text:p>FFFF80</text:p>
          </table:table-cell>
          <table:table-cell table:formula="of:=HEX2DEC([.C950])" office:value-type="float" office:value="16777088" calcext:value-type="float">
            <text:p>16777088</text:p>
          </table:table-cell>
          <table:table-cell table:formula="of:=IF([.D950]&gt;8388608;([.D950]-16777215-1);[.D95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51];2);16)" office:value-type="string" office:string-value="D6FFFF80" calcext:value-type="string">
            <text:p>D6FFFF80</text:p>
          </table:table-cell>
          <table:table-cell table:formula="of:=RIGHTB([.B951];6)" office:value-type="string" office:string-value="FFFF80" calcext:value-type="string">
            <text:p>FFFF80</text:p>
          </table:table-cell>
          <table:table-cell table:formula="of:=HEX2DEC([.C951])" office:value-type="float" office:value="16777088" calcext:value-type="float">
            <text:p>16777088</text:p>
          </table:table-cell>
          <table:table-cell table:formula="of:=IF([.D951]&gt;8388608;([.D951]-16777215-1);[.D95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0110111111111111111110000000</text:p>
          </table:table-cell>
          <table:table-cell table:formula="of:=BASE(DECIMAL([.A952];2);16)" office:value-type="string" office:string-value="D6FFFF80" calcext:value-type="string">
            <text:p>D6FFFF80</text:p>
          </table:table-cell>
          <table:table-cell table:formula="of:=RIGHTB([.B952];6)" office:value-type="string" office:string-value="FFFF80" calcext:value-type="string">
            <text:p>FFFF80</text:p>
          </table:table-cell>
          <table:table-cell table:formula="of:=HEX2DEC([.C952])" office:value-type="float" office:value="16777088" calcext:value-type="float">
            <text:p>16777088</text:p>
          </table:table-cell>
          <table:table-cell table:formula="of:=IF([.D952]&gt;8388608;([.D952]-16777215-1);[.D95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3];2);16)" office:value-type="string" office:string-value="C2FFFF87" calcext:value-type="string">
            <text:p>C2FFFF87</text:p>
          </table:table-cell>
          <table:table-cell table:formula="of:=RIGHTB([.B953];6)" office:value-type="string" office:string-value="FFFF87" calcext:value-type="string">
            <text:p>FFFF87</text:p>
          </table:table-cell>
          <table:table-cell table:formula="of:=HEX2DEC([.C953])" office:value-type="float" office:value="16777095" calcext:value-type="float">
            <text:p>16777095</text:p>
          </table:table-cell>
          <table:table-cell table:formula="of:=IF([.D953]&gt;8388608;([.D953]-16777215-1);[.D95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4];2);16)" office:value-type="string" office:string-value="C2FFFF87" calcext:value-type="string">
            <text:p>C2FFFF87</text:p>
          </table:table-cell>
          <table:table-cell table:formula="of:=RIGHTB([.B954];6)" office:value-type="string" office:string-value="FFFF87" calcext:value-type="string">
            <text:p>FFFF87</text:p>
          </table:table-cell>
          <table:table-cell table:formula="of:=HEX2DEC([.C954])" office:value-type="float" office:value="16777095" calcext:value-type="float">
            <text:p>16777095</text:p>
          </table:table-cell>
          <table:table-cell table:formula="of:=IF([.D954]&gt;8388608;([.D954]-16777215-1);[.D95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5];2);16)" office:value-type="string" office:string-value="C2FFFF87" calcext:value-type="string">
            <text:p>C2FFFF87</text:p>
          </table:table-cell>
          <table:table-cell table:formula="of:=RIGHTB([.B955];6)" office:value-type="string" office:string-value="FFFF87" calcext:value-type="string">
            <text:p>FFFF87</text:p>
          </table:table-cell>
          <table:table-cell table:formula="of:=HEX2DEC([.C955])" office:value-type="float" office:value="16777095" calcext:value-type="float">
            <text:p>16777095</text:p>
          </table:table-cell>
          <table:table-cell table:formula="of:=IF([.D955]&gt;8388608;([.D955]-16777215-1);[.D95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6];2);16)" office:value-type="string" office:string-value="C2FFFF87" calcext:value-type="string">
            <text:p>C2FFFF87</text:p>
          </table:table-cell>
          <table:table-cell table:formula="of:=RIGHTB([.B956];6)" office:value-type="string" office:string-value="FFFF87" calcext:value-type="string">
            <text:p>FFFF87</text:p>
          </table:table-cell>
          <table:table-cell table:formula="of:=HEX2DEC([.C956])" office:value-type="float" office:value="16777095" calcext:value-type="float">
            <text:p>16777095</text:p>
          </table:table-cell>
          <table:table-cell table:formula="of:=IF([.D956]&gt;8388608;([.D956]-16777215-1);[.D95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7];2);16)" office:value-type="string" office:string-value="C2FFFF87" calcext:value-type="string">
            <text:p>C2FFFF87</text:p>
          </table:table-cell>
          <table:table-cell table:formula="of:=RIGHTB([.B957];6)" office:value-type="string" office:string-value="FFFF87" calcext:value-type="string">
            <text:p>FFFF87</text:p>
          </table:table-cell>
          <table:table-cell table:formula="of:=HEX2DEC([.C957])" office:value-type="float" office:value="16777095" calcext:value-type="float">
            <text:p>16777095</text:p>
          </table:table-cell>
          <table:table-cell table:formula="of:=IF([.D957]&gt;8388608;([.D957]-16777215-1);[.D957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8];2);16)" office:value-type="string" office:string-value="C2FFFF87" calcext:value-type="string">
            <text:p>C2FFFF87</text:p>
          </table:table-cell>
          <table:table-cell table:formula="of:=RIGHTB([.B958];6)" office:value-type="string" office:string-value="FFFF87" calcext:value-type="string">
            <text:p>FFFF87</text:p>
          </table:table-cell>
          <table:table-cell table:formula="of:=HEX2DEC([.C958])" office:value-type="float" office:value="16777095" calcext:value-type="float">
            <text:p>16777095</text:p>
          </table:table-cell>
          <table:table-cell table:formula="of:=IF([.D958]&gt;8388608;([.D958]-16777215-1);[.D958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59];2);16)" office:value-type="string" office:string-value="C2FFFF87" calcext:value-type="string">
            <text:p>C2FFFF87</text:p>
          </table:table-cell>
          <table:table-cell table:formula="of:=RIGHTB([.B959];6)" office:value-type="string" office:string-value="FFFF87" calcext:value-type="string">
            <text:p>FFFF87</text:p>
          </table:table-cell>
          <table:table-cell table:formula="of:=HEX2DEC([.C959])" office:value-type="float" office:value="16777095" calcext:value-type="float">
            <text:p>16777095</text:p>
          </table:table-cell>
          <table:table-cell table:formula="of:=IF([.D959]&gt;8388608;([.D959]-16777215-1);[.D95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00010111111111111111110000111</text:p>
          </table:table-cell>
          <table:table-cell table:formula="of:=BASE(DECIMAL([.A960];2);16)" office:value-type="string" office:string-value="C2FFFF87" calcext:value-type="string">
            <text:p>C2FFFF87</text:p>
          </table:table-cell>
          <table:table-cell table:formula="of:=RIGHTB([.B960];6)" office:value-type="string" office:string-value="FFFF87" calcext:value-type="string">
            <text:p>FFFF87</text:p>
          </table:table-cell>
          <table:table-cell table:formula="of:=HEX2DEC([.C960])" office:value-type="float" office:value="16777095" calcext:value-type="float">
            <text:p>16777095</text:p>
          </table:table-cell>
          <table:table-cell table:formula="of:=IF([.D960]&gt;8388608;([.D960]-16777215-1);[.D96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1];2);16)" office:value-type="string" office:string-value="8BFFFF83" calcext:value-type="string">
            <text:p>8BFFFF83</text:p>
          </table:table-cell>
          <table:table-cell table:formula="of:=RIGHTB([.B961];6)" office:value-type="string" office:string-value="FFFF83" calcext:value-type="string">
            <text:p>FFFF83</text:p>
          </table:table-cell>
          <table:table-cell table:formula="of:=HEX2DEC([.C961])" office:value-type="float" office:value="16777091" calcext:value-type="float">
            <text:p>16777091</text:p>
          </table:table-cell>
          <table:table-cell table:formula="of:=IF([.D961]&gt;8388608;([.D961]-16777215-1);[.D96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2];2);16)" office:value-type="string" office:string-value="8BFFFF83" calcext:value-type="string">
            <text:p>8BFFFF83</text:p>
          </table:table-cell>
          <table:table-cell table:formula="of:=RIGHTB([.B962];6)" office:value-type="string" office:string-value="FFFF83" calcext:value-type="string">
            <text:p>FFFF83</text:p>
          </table:table-cell>
          <table:table-cell table:formula="of:=HEX2DEC([.C962])" office:value-type="float" office:value="16777091" calcext:value-type="float">
            <text:p>16777091</text:p>
          </table:table-cell>
          <table:table-cell table:formula="of:=IF([.D962]&gt;8388608;([.D962]-16777215-1);[.D96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3];2);16)" office:value-type="string" office:string-value="8BFFFF83" calcext:value-type="string">
            <text:p>8BFFFF83</text:p>
          </table:table-cell>
          <table:table-cell table:formula="of:=RIGHTB([.B963];6)" office:value-type="string" office:string-value="FFFF83" calcext:value-type="string">
            <text:p>FFFF83</text:p>
          </table:table-cell>
          <table:table-cell table:formula="of:=HEX2DEC([.C963])" office:value-type="float" office:value="16777091" calcext:value-type="float">
            <text:p>16777091</text:p>
          </table:table-cell>
          <table:table-cell table:formula="of:=IF([.D963]&gt;8388608;([.D963]-16777215-1);[.D96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4];2);16)" office:value-type="string" office:string-value="8BFFFF83" calcext:value-type="string">
            <text:p>8BFFFF83</text:p>
          </table:table-cell>
          <table:table-cell table:formula="of:=RIGHTB([.B964];6)" office:value-type="string" office:string-value="FFFF83" calcext:value-type="string">
            <text:p>FFFF83</text:p>
          </table:table-cell>
          <table:table-cell table:formula="of:=HEX2DEC([.C964])" office:value-type="float" office:value="16777091" calcext:value-type="float">
            <text:p>16777091</text:p>
          </table:table-cell>
          <table:table-cell table:formula="of:=IF([.D964]&gt;8388608;([.D964]-16777215-1);[.D96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5];2);16)" office:value-type="string" office:string-value="8BFFFF83" calcext:value-type="string">
            <text:p>8BFFFF83</text:p>
          </table:table-cell>
          <table:table-cell table:formula="of:=RIGHTB([.B965];6)" office:value-type="string" office:string-value="FFFF83" calcext:value-type="string">
            <text:p>FFFF83</text:p>
          </table:table-cell>
          <table:table-cell table:formula="of:=HEX2DEC([.C965])" office:value-type="float" office:value="16777091" calcext:value-type="float">
            <text:p>16777091</text:p>
          </table:table-cell>
          <table:table-cell table:formula="of:=IF([.D965]&gt;8388608;([.D965]-16777215-1);[.D96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6];2);16)" office:value-type="string" office:string-value="8BFFFF83" calcext:value-type="string">
            <text:p>8BFFFF83</text:p>
          </table:table-cell>
          <table:table-cell table:formula="of:=RIGHTB([.B966];6)" office:value-type="string" office:string-value="FFFF83" calcext:value-type="string">
            <text:p>FFFF83</text:p>
          </table:table-cell>
          <table:table-cell table:formula="of:=HEX2DEC([.C966])" office:value-type="float" office:value="16777091" calcext:value-type="float">
            <text:p>16777091</text:p>
          </table:table-cell>
          <table:table-cell table:formula="of:=IF([.D966]&gt;8388608;([.D966]-16777215-1);[.D96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7];2);16)" office:value-type="string" office:string-value="8BFFFF83" calcext:value-type="string">
            <text:p>8BFFFF83</text:p>
          </table:table-cell>
          <table:table-cell table:formula="of:=RIGHTB([.B967];6)" office:value-type="string" office:string-value="FFFF83" calcext:value-type="string">
            <text:p>FFFF83</text:p>
          </table:table-cell>
          <table:table-cell table:formula="of:=HEX2DEC([.C967])" office:value-type="float" office:value="16777091" calcext:value-type="float">
            <text:p>16777091</text:p>
          </table:table-cell>
          <table:table-cell table:formula="of:=IF([.D967]&gt;8388608;([.D967]-16777215-1);[.D96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01011111111111111111110000011</text:p>
          </table:table-cell>
          <table:table-cell table:formula="of:=BASE(DECIMAL([.A968];2);16)" office:value-type="string" office:string-value="8BFFFF83" calcext:value-type="string">
            <text:p>8BFFFF83</text:p>
          </table:table-cell>
          <table:table-cell table:formula="of:=RIGHTB([.B968];6)" office:value-type="string" office:string-value="FFFF83" calcext:value-type="string">
            <text:p>FFFF83</text:p>
          </table:table-cell>
          <table:table-cell table:formula="of:=HEX2DEC([.C968])" office:value-type="float" office:value="16777091" calcext:value-type="float">
            <text:p>16777091</text:p>
          </table:table-cell>
          <table:table-cell table:formula="of:=IF([.D968]&gt;8388608;([.D968]-16777215-1);[.D96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69];2);16)" office:value-type="string" office:string-value="AAFFFF8B" calcext:value-type="string">
            <text:p>AAFFFF8B</text:p>
          </table:table-cell>
          <table:table-cell table:formula="of:=RIGHTB([.B969];6)" office:value-type="string" office:string-value="FFFF8B" calcext:value-type="string">
            <text:p>FFFF8B</text:p>
          </table:table-cell>
          <table:table-cell table:formula="of:=HEX2DEC([.C969])" office:value-type="float" office:value="16777099" calcext:value-type="float">
            <text:p>16777099</text:p>
          </table:table-cell>
          <table:table-cell table:formula="of:=IF([.D969]&gt;8388608;([.D969]-16777215-1);[.D96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0];2);16)" office:value-type="string" office:string-value="AAFFFF8B" calcext:value-type="string">
            <text:p>AAFFFF8B</text:p>
          </table:table-cell>
          <table:table-cell table:formula="of:=RIGHTB([.B970];6)" office:value-type="string" office:string-value="FFFF8B" calcext:value-type="string">
            <text:p>FFFF8B</text:p>
          </table:table-cell>
          <table:table-cell table:formula="of:=HEX2DEC([.C970])" office:value-type="float" office:value="16777099" calcext:value-type="float">
            <text:p>16777099</text:p>
          </table:table-cell>
          <table:table-cell table:formula="of:=IF([.D970]&gt;8388608;([.D970]-16777215-1);[.D97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1];2);16)" office:value-type="string" office:string-value="AAFFFF8B" calcext:value-type="string">
            <text:p>AAFFFF8B</text:p>
          </table:table-cell>
          <table:table-cell table:formula="of:=RIGHTB([.B971];6)" office:value-type="string" office:string-value="FFFF8B" calcext:value-type="string">
            <text:p>FFFF8B</text:p>
          </table:table-cell>
          <table:table-cell table:formula="of:=HEX2DEC([.C971])" office:value-type="float" office:value="16777099" calcext:value-type="float">
            <text:p>16777099</text:p>
          </table:table-cell>
          <table:table-cell table:formula="of:=IF([.D971]&gt;8388608;([.D971]-16777215-1);[.D97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2];2);16)" office:value-type="string" office:string-value="AAFFFF8B" calcext:value-type="string">
            <text:p>AAFFFF8B</text:p>
          </table:table-cell>
          <table:table-cell table:formula="of:=RIGHTB([.B972];6)" office:value-type="string" office:string-value="FFFF8B" calcext:value-type="string">
            <text:p>FFFF8B</text:p>
          </table:table-cell>
          <table:table-cell table:formula="of:=HEX2DEC([.C972])" office:value-type="float" office:value="16777099" calcext:value-type="float">
            <text:p>16777099</text:p>
          </table:table-cell>
          <table:table-cell table:formula="of:=IF([.D972]&gt;8388608;([.D972]-16777215-1);[.D97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3];2);16)" office:value-type="string" office:string-value="AAFFFF8B" calcext:value-type="string">
            <text:p>AAFFFF8B</text:p>
          </table:table-cell>
          <table:table-cell table:formula="of:=RIGHTB([.B973];6)" office:value-type="string" office:string-value="FFFF8B" calcext:value-type="string">
            <text:p>FFFF8B</text:p>
          </table:table-cell>
          <table:table-cell table:formula="of:=HEX2DEC([.C973])" office:value-type="float" office:value="16777099" calcext:value-type="float">
            <text:p>16777099</text:p>
          </table:table-cell>
          <table:table-cell table:formula="of:=IF([.D973]&gt;8388608;([.D973]-16777215-1);[.D97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4];2);16)" office:value-type="string" office:string-value="AAFFFF8B" calcext:value-type="string">
            <text:p>AAFFFF8B</text:p>
          </table:table-cell>
          <table:table-cell table:formula="of:=RIGHTB([.B974];6)" office:value-type="string" office:string-value="FFFF8B" calcext:value-type="string">
            <text:p>FFFF8B</text:p>
          </table:table-cell>
          <table:table-cell table:formula="of:=HEX2DEC([.C974])" office:value-type="float" office:value="16777099" calcext:value-type="float">
            <text:p>16777099</text:p>
          </table:table-cell>
          <table:table-cell table:formula="of:=IF([.D974]&gt;8388608;([.D974]-16777215-1);[.D97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5];2);16)" office:value-type="string" office:string-value="AAFFFF8B" calcext:value-type="string">
            <text:p>AAFFFF8B</text:p>
          </table:table-cell>
          <table:table-cell table:formula="of:=RIGHTB([.B975];6)" office:value-type="string" office:string-value="FFFF8B" calcext:value-type="string">
            <text:p>FFFF8B</text:p>
          </table:table-cell>
          <table:table-cell table:formula="of:=HEX2DEC([.C975])" office:value-type="float" office:value="16777099" calcext:value-type="float">
            <text:p>16777099</text:p>
          </table:table-cell>
          <table:table-cell table:formula="of:=IF([.D975]&gt;8388608;([.D975]-16777215-1);[.D97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01010111111111111111110001011</text:p>
          </table:table-cell>
          <table:table-cell table:formula="of:=BASE(DECIMAL([.A976];2);16)" office:value-type="string" office:string-value="AAFFFF8B" calcext:value-type="string">
            <text:p>AAFFFF8B</text:p>
          </table:table-cell>
          <table:table-cell table:formula="of:=RIGHTB([.B976];6)" office:value-type="string" office:string-value="FFFF8B" calcext:value-type="string">
            <text:p>FFFF8B</text:p>
          </table:table-cell>
          <table:table-cell table:formula="of:=HEX2DEC([.C976])" office:value-type="float" office:value="16777099" calcext:value-type="float">
            <text:p>16777099</text:p>
          </table:table-cell>
          <table:table-cell table:formula="of:=IF([.D976]&gt;8388608;([.D976]-16777215-1);[.D97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77];2);16)" office:value-type="string" office:string-value="ECFFFF84" calcext:value-type="string">
            <text:p>ECFFFF84</text:p>
          </table:table-cell>
          <table:table-cell table:formula="of:=RIGHTB([.B977];6)" office:value-type="string" office:string-value="FFFF84" calcext:value-type="string">
            <text:p>FFFF84</text:p>
          </table:table-cell>
          <table:table-cell table:formula="of:=HEX2DEC([.C977])" office:value-type="float" office:value="16777092" calcext:value-type="float">
            <text:p>16777092</text:p>
          </table:table-cell>
          <table:table-cell table:formula="of:=IF([.D977]&gt;8388608;([.D977]-16777215-1);[.D97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78];2);16)" office:value-type="string" office:string-value="ECFFFF84" calcext:value-type="string">
            <text:p>ECFFFF84</text:p>
          </table:table-cell>
          <table:table-cell table:formula="of:=RIGHTB([.B978];6)" office:value-type="string" office:string-value="FFFF84" calcext:value-type="string">
            <text:p>FFFF84</text:p>
          </table:table-cell>
          <table:table-cell table:formula="of:=HEX2DEC([.C978])" office:value-type="float" office:value="16777092" calcext:value-type="float">
            <text:p>16777092</text:p>
          </table:table-cell>
          <table:table-cell table:formula="of:=IF([.D978]&gt;8388608;([.D978]-16777215-1);[.D97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79];2);16)" office:value-type="string" office:string-value="ECFFFF84" calcext:value-type="string">
            <text:p>ECFFFF84</text:p>
          </table:table-cell>
          <table:table-cell table:formula="of:=RIGHTB([.B979];6)" office:value-type="string" office:string-value="FFFF84" calcext:value-type="string">
            <text:p>FFFF84</text:p>
          </table:table-cell>
          <table:table-cell table:formula="of:=HEX2DEC([.C979])" office:value-type="float" office:value="16777092" calcext:value-type="float">
            <text:p>16777092</text:p>
          </table:table-cell>
          <table:table-cell table:formula="of:=IF([.D979]&gt;8388608;([.D979]-16777215-1);[.D97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80];2);16)" office:value-type="string" office:string-value="ECFFFF84" calcext:value-type="string">
            <text:p>ECFFFF84</text:p>
          </table:table-cell>
          <table:table-cell table:formula="of:=RIGHTB([.B980];6)" office:value-type="string" office:string-value="FFFF84" calcext:value-type="string">
            <text:p>FFFF84</text:p>
          </table:table-cell>
          <table:table-cell table:formula="of:=HEX2DEC([.C980])" office:value-type="float" office:value="16777092" calcext:value-type="float">
            <text:p>16777092</text:p>
          </table:table-cell>
          <table:table-cell table:formula="of:=IF([.D980]&gt;8388608;([.D980]-16777215-1);[.D98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81];2);16)" office:value-type="string" office:string-value="ECFFFF84" calcext:value-type="string">
            <text:p>ECFFFF84</text:p>
          </table:table-cell>
          <table:table-cell table:formula="of:=RIGHTB([.B981];6)" office:value-type="string" office:string-value="FFFF84" calcext:value-type="string">
            <text:p>FFFF84</text:p>
          </table:table-cell>
          <table:table-cell table:formula="of:=HEX2DEC([.C981])" office:value-type="float" office:value="16777092" calcext:value-type="float">
            <text:p>16777092</text:p>
          </table:table-cell>
          <table:table-cell table:formula="of:=IF([.D981]&gt;8388608;([.D981]-16777215-1);[.D98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82];2);16)" office:value-type="string" office:string-value="ECFFFF84" calcext:value-type="string">
            <text:p>ECFFFF84</text:p>
          </table:table-cell>
          <table:table-cell table:formula="of:=RIGHTB([.B982];6)" office:value-type="string" office:string-value="FFFF84" calcext:value-type="string">
            <text:p>FFFF84</text:p>
          </table:table-cell>
          <table:table-cell table:formula="of:=HEX2DEC([.C982])" office:value-type="float" office:value="16777092" calcext:value-type="float">
            <text:p>16777092</text:p>
          </table:table-cell>
          <table:table-cell table:formula="of:=IF([.D982]&gt;8388608;([.D982]-16777215-1);[.D98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83];2);16)" office:value-type="string" office:string-value="ECFFFF84" calcext:value-type="string">
            <text:p>ECFFFF84</text:p>
          </table:table-cell>
          <table:table-cell table:formula="of:=RIGHTB([.B983];6)" office:value-type="string" office:string-value="FFFF84" calcext:value-type="string">
            <text:p>FFFF84</text:p>
          </table:table-cell>
          <table:table-cell table:formula="of:=HEX2DEC([.C983])" office:value-type="float" office:value="16777092" calcext:value-type="float">
            <text:p>16777092</text:p>
          </table:table-cell>
          <table:table-cell table:formula="of:=IF([.D983]&gt;8388608;([.D983]-16777215-1);[.D98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0111111111111111110000100</text:p>
          </table:table-cell>
          <table:table-cell table:formula="of:=BASE(DECIMAL([.A984];2);16)" office:value-type="string" office:string-value="ECFFFF84" calcext:value-type="string">
            <text:p>ECFFFF84</text:p>
          </table:table-cell>
          <table:table-cell table:formula="of:=RIGHTB([.B984];6)" office:value-type="string" office:string-value="FFFF84" calcext:value-type="string">
            <text:p>FFFF84</text:p>
          </table:table-cell>
          <table:table-cell table:formula="of:=HEX2DEC([.C984])" office:value-type="float" office:value="16777092" calcext:value-type="float">
            <text:p>16777092</text:p>
          </table:table-cell>
          <table:table-cell table:formula="of:=IF([.D984]&gt;8388608;([.D984]-16777215-1);[.D98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85];2);16)" office:value-type="string" office:string-value="B5FFFF8F" calcext:value-type="string">
            <text:p>B5FFFF8F</text:p>
          </table:table-cell>
          <table:table-cell table:formula="of:=RIGHTB([.B985];6)" office:value-type="string" office:string-value="FFFF8F" calcext:value-type="string">
            <text:p>FFFF8F</text:p>
          </table:table-cell>
          <table:table-cell table:formula="of:=HEX2DEC([.C985])" office:value-type="float" office:value="16777103" calcext:value-type="float">
            <text:p>16777103</text:p>
          </table:table-cell>
          <table:table-cell table:formula="of:=IF([.D985]&gt;8388608;([.D985]-16777215-1);[.D98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86];2);16)" office:value-type="string" office:string-value="B5FFFF8F" calcext:value-type="string">
            <text:p>B5FFFF8F</text:p>
          </table:table-cell>
          <table:table-cell table:formula="of:=RIGHTB([.B986];6)" office:value-type="string" office:string-value="FFFF8F" calcext:value-type="string">
            <text:p>FFFF8F</text:p>
          </table:table-cell>
          <table:table-cell table:formula="of:=HEX2DEC([.C986])" office:value-type="float" office:value="16777103" calcext:value-type="float">
            <text:p>16777103</text:p>
          </table:table-cell>
          <table:table-cell table:formula="of:=IF([.D986]&gt;8388608;([.D986]-16777215-1);[.D98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87];2);16)" office:value-type="string" office:string-value="B5FFFF8F" calcext:value-type="string">
            <text:p>B5FFFF8F</text:p>
          </table:table-cell>
          <table:table-cell table:formula="of:=RIGHTB([.B987];6)" office:value-type="string" office:string-value="FFFF8F" calcext:value-type="string">
            <text:p>FFFF8F</text:p>
          </table:table-cell>
          <table:table-cell table:formula="of:=HEX2DEC([.C987])" office:value-type="float" office:value="16777103" calcext:value-type="float">
            <text:p>16777103</text:p>
          </table:table-cell>
          <table:table-cell table:formula="of:=IF([.D987]&gt;8388608;([.D987]-16777215-1);[.D98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88];2);16)" office:value-type="string" office:string-value="B5FFFF8F" calcext:value-type="string">
            <text:p>B5FFFF8F</text:p>
          </table:table-cell>
          <table:table-cell table:formula="of:=RIGHTB([.B988];6)" office:value-type="string" office:string-value="FFFF8F" calcext:value-type="string">
            <text:p>FFFF8F</text:p>
          </table:table-cell>
          <table:table-cell table:formula="of:=HEX2DEC([.C988])" office:value-type="float" office:value="16777103" calcext:value-type="float">
            <text:p>16777103</text:p>
          </table:table-cell>
          <table:table-cell table:formula="of:=IF([.D988]&gt;8388608;([.D988]-16777215-1);[.D98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89];2);16)" office:value-type="string" office:string-value="B5FFFF8F" calcext:value-type="string">
            <text:p>B5FFFF8F</text:p>
          </table:table-cell>
          <table:table-cell table:formula="of:=RIGHTB([.B989];6)" office:value-type="string" office:string-value="FFFF8F" calcext:value-type="string">
            <text:p>FFFF8F</text:p>
          </table:table-cell>
          <table:table-cell table:formula="of:=HEX2DEC([.C989])" office:value-type="float" office:value="16777103" calcext:value-type="float">
            <text:p>16777103</text:p>
          </table:table-cell>
          <table:table-cell table:formula="of:=IF([.D989]&gt;8388608;([.D989]-16777215-1);[.D98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90];2);16)" office:value-type="string" office:string-value="B5FFFF8F" calcext:value-type="string">
            <text:p>B5FFFF8F</text:p>
          </table:table-cell>
          <table:table-cell table:formula="of:=RIGHTB([.B990];6)" office:value-type="string" office:string-value="FFFF8F" calcext:value-type="string">
            <text:p>FFFF8F</text:p>
          </table:table-cell>
          <table:table-cell table:formula="of:=HEX2DEC([.C990])" office:value-type="float" office:value="16777103" calcext:value-type="float">
            <text:p>16777103</text:p>
          </table:table-cell>
          <table:table-cell table:formula="of:=IF([.D990]&gt;8388608;([.D990]-16777215-1);[.D99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91];2);16)" office:value-type="string" office:string-value="B5FFFF8F" calcext:value-type="string">
            <text:p>B5FFFF8F</text:p>
          </table:table-cell>
          <table:table-cell table:formula="of:=RIGHTB([.B991];6)" office:value-type="string" office:string-value="FFFF8F" calcext:value-type="string">
            <text:p>FFFF8F</text:p>
          </table:table-cell>
          <table:table-cell table:formula="of:=HEX2DEC([.C991])" office:value-type="float" office:value="16777103" calcext:value-type="float">
            <text:p>16777103</text:p>
          </table:table-cell>
          <table:table-cell table:formula="of:=IF([.D991]&gt;8388608;([.D991]-16777215-1);[.D99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101111111111111111110001111</text:p>
          </table:table-cell>
          <table:table-cell table:formula="of:=BASE(DECIMAL([.A992];2);16)" office:value-type="string" office:string-value="B5FFFF8F" calcext:value-type="string">
            <text:p>B5FFFF8F</text:p>
          </table:table-cell>
          <table:table-cell table:formula="of:=RIGHTB([.B992];6)" office:value-type="string" office:string-value="FFFF8F" calcext:value-type="string">
            <text:p>FFFF8F</text:p>
          </table:table-cell>
          <table:table-cell table:formula="of:=HEX2DEC([.C992])" office:value-type="float" office:value="16777103" calcext:value-type="float">
            <text:p>16777103</text:p>
          </table:table-cell>
          <table:table-cell table:formula="of:=IF([.D992]&gt;8388608;([.D992]-16777215-1);[.D99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3];2);16)" office:value-type="string" office:string-value="78FFFF8F" calcext:value-type="string">
            <text:p>78FFFF8F</text:p>
          </table:table-cell>
          <table:table-cell table:formula="of:=RIGHTB([.B993];6)" office:value-type="string" office:string-value="FFFF8F" calcext:value-type="string">
            <text:p>FFFF8F</text:p>
          </table:table-cell>
          <table:table-cell table:formula="of:=HEX2DEC([.C993])" office:value-type="float" office:value="16777103" calcext:value-type="float">
            <text:p>16777103</text:p>
          </table:table-cell>
          <table:table-cell table:formula="of:=IF([.D993]&gt;8388608;([.D993]-16777215-1);[.D99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4];2);16)" office:value-type="string" office:string-value="78FFFF8F" calcext:value-type="string">
            <text:p>78FFFF8F</text:p>
          </table:table-cell>
          <table:table-cell table:formula="of:=RIGHTB([.B994];6)" office:value-type="string" office:string-value="FFFF8F" calcext:value-type="string">
            <text:p>FFFF8F</text:p>
          </table:table-cell>
          <table:table-cell table:formula="of:=HEX2DEC([.C994])" office:value-type="float" office:value="16777103" calcext:value-type="float">
            <text:p>16777103</text:p>
          </table:table-cell>
          <table:table-cell table:formula="of:=IF([.D994]&gt;8388608;([.D994]-16777215-1);[.D99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5];2);16)" office:value-type="string" office:string-value="78FFFF8F" calcext:value-type="string">
            <text:p>78FFFF8F</text:p>
          </table:table-cell>
          <table:table-cell table:formula="of:=RIGHTB([.B995];6)" office:value-type="string" office:string-value="FFFF8F" calcext:value-type="string">
            <text:p>FFFF8F</text:p>
          </table:table-cell>
          <table:table-cell table:formula="of:=HEX2DEC([.C995])" office:value-type="float" office:value="16777103" calcext:value-type="float">
            <text:p>16777103</text:p>
          </table:table-cell>
          <table:table-cell table:formula="of:=IF([.D995]&gt;8388608;([.D995]-16777215-1);[.D99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6];2);16)" office:value-type="string" office:string-value="78FFFF8F" calcext:value-type="string">
            <text:p>78FFFF8F</text:p>
          </table:table-cell>
          <table:table-cell table:formula="of:=RIGHTB([.B996];6)" office:value-type="string" office:string-value="FFFF8F" calcext:value-type="string">
            <text:p>FFFF8F</text:p>
          </table:table-cell>
          <table:table-cell table:formula="of:=HEX2DEC([.C996])" office:value-type="float" office:value="16777103" calcext:value-type="float">
            <text:p>16777103</text:p>
          </table:table-cell>
          <table:table-cell table:formula="of:=IF([.D996]&gt;8388608;([.D996]-16777215-1);[.D99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7];2);16)" office:value-type="string" office:string-value="78FFFF8F" calcext:value-type="string">
            <text:p>78FFFF8F</text:p>
          </table:table-cell>
          <table:table-cell table:formula="of:=RIGHTB([.B997];6)" office:value-type="string" office:string-value="FFFF8F" calcext:value-type="string">
            <text:p>FFFF8F</text:p>
          </table:table-cell>
          <table:table-cell table:formula="of:=HEX2DEC([.C997])" office:value-type="float" office:value="16777103" calcext:value-type="float">
            <text:p>16777103</text:p>
          </table:table-cell>
          <table:table-cell table:formula="of:=IF([.D997]&gt;8388608;([.D997]-16777215-1);[.D99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8];2);16)" office:value-type="string" office:string-value="78FFFF8F" calcext:value-type="string">
            <text:p>78FFFF8F</text:p>
          </table:table-cell>
          <table:table-cell table:formula="of:=RIGHTB([.B998];6)" office:value-type="string" office:string-value="FFFF8F" calcext:value-type="string">
            <text:p>FFFF8F</text:p>
          </table:table-cell>
          <table:table-cell table:formula="of:=HEX2DEC([.C998])" office:value-type="float" office:value="16777103" calcext:value-type="float">
            <text:p>16777103</text:p>
          </table:table-cell>
          <table:table-cell table:formula="of:=IF([.D998]&gt;8388608;([.D998]-16777215-1);[.D99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999];2);16)" office:value-type="string" office:string-value="78FFFF8F" calcext:value-type="string">
            <text:p>78FFFF8F</text:p>
          </table:table-cell>
          <table:table-cell table:formula="of:=RIGHTB([.B999];6)" office:value-type="string" office:string-value="FFFF8F" calcext:value-type="string">
            <text:p>FFFF8F</text:p>
          </table:table-cell>
          <table:table-cell table:formula="of:=HEX2DEC([.C999])" office:value-type="float" office:value="16777103" calcext:value-type="float">
            <text:p>16777103</text:p>
          </table:table-cell>
          <table:table-cell table:formula="of:=IF([.D999]&gt;8388608;([.D999]-16777215-1);[.D99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1111000111111111111111110001111</text:p>
          </table:table-cell>
          <table:table-cell table:formula="of:=BASE(DECIMAL([.A1000];2);16)" office:value-type="string" office:string-value="78FFFF8F" calcext:value-type="string">
            <text:p>78FFFF8F</text:p>
          </table:table-cell>
          <table:table-cell table:formula="of:=RIGHTB([.B1000];6)" office:value-type="string" office:string-value="FFFF8F" calcext:value-type="string">
            <text:p>FFFF8F</text:p>
          </table:table-cell>
          <table:table-cell table:formula="of:=HEX2DEC([.C1000])" office:value-type="float" office:value="16777103" calcext:value-type="float">
            <text:p>16777103</text:p>
          </table:table-cell>
          <table:table-cell table:formula="of:=IF([.D1000]&gt;8388608;([.D1000]-16777215-1);[.D100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1];2);16)" office:value-type="string" office:string-value="C5FFFF8D" calcext:value-type="string">
            <text:p>C5FFFF8D</text:p>
          </table:table-cell>
          <table:table-cell table:formula="of:=RIGHTB([.B1001];6)" office:value-type="string" office:string-value="FFFF8D" calcext:value-type="string">
            <text:p>FFFF8D</text:p>
          </table:table-cell>
          <table:table-cell table:formula="of:=HEX2DEC([.C1001])" office:value-type="float" office:value="16777101" calcext:value-type="float">
            <text:p>16777101</text:p>
          </table:table-cell>
          <table:table-cell table:formula="of:=IF([.D1001]&gt;8388608;([.D1001]-16777215-1);[.D100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2];2);16)" office:value-type="string" office:string-value="C5FFFF8D" calcext:value-type="string">
            <text:p>C5FFFF8D</text:p>
          </table:table-cell>
          <table:table-cell table:formula="of:=RIGHTB([.B1002];6)" office:value-type="string" office:string-value="FFFF8D" calcext:value-type="string">
            <text:p>FFFF8D</text:p>
          </table:table-cell>
          <table:table-cell table:formula="of:=HEX2DEC([.C1002])" office:value-type="float" office:value="16777101" calcext:value-type="float">
            <text:p>16777101</text:p>
          </table:table-cell>
          <table:table-cell table:formula="of:=IF([.D1002]&gt;8388608;([.D1002]-16777215-1);[.D100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3];2);16)" office:value-type="string" office:string-value="C5FFFF8D" calcext:value-type="string">
            <text:p>C5FFFF8D</text:p>
          </table:table-cell>
          <table:table-cell table:formula="of:=RIGHTB([.B1003];6)" office:value-type="string" office:string-value="FFFF8D" calcext:value-type="string">
            <text:p>FFFF8D</text:p>
          </table:table-cell>
          <table:table-cell table:formula="of:=HEX2DEC([.C1003])" office:value-type="float" office:value="16777101" calcext:value-type="float">
            <text:p>16777101</text:p>
          </table:table-cell>
          <table:table-cell table:formula="of:=IF([.D1003]&gt;8388608;([.D1003]-16777215-1);[.D100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4];2);16)" office:value-type="string" office:string-value="C5FFFF8D" calcext:value-type="string">
            <text:p>C5FFFF8D</text:p>
          </table:table-cell>
          <table:table-cell table:formula="of:=RIGHTB([.B1004];6)" office:value-type="string" office:string-value="FFFF8D" calcext:value-type="string">
            <text:p>FFFF8D</text:p>
          </table:table-cell>
          <table:table-cell table:formula="of:=HEX2DEC([.C1004])" office:value-type="float" office:value="16777101" calcext:value-type="float">
            <text:p>16777101</text:p>
          </table:table-cell>
          <table:table-cell table:formula="of:=IF([.D1004]&gt;8388608;([.D1004]-16777215-1);[.D100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5];2);16)" office:value-type="string" office:string-value="C5FFFF8D" calcext:value-type="string">
            <text:p>C5FFFF8D</text:p>
          </table:table-cell>
          <table:table-cell table:formula="of:=RIGHTB([.B1005];6)" office:value-type="string" office:string-value="FFFF8D" calcext:value-type="string">
            <text:p>FFFF8D</text:p>
          </table:table-cell>
          <table:table-cell table:formula="of:=HEX2DEC([.C1005])" office:value-type="float" office:value="16777101" calcext:value-type="float">
            <text:p>16777101</text:p>
          </table:table-cell>
          <table:table-cell table:formula="of:=IF([.D1005]&gt;8388608;([.D1005]-16777215-1);[.D100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6];2);16)" office:value-type="string" office:string-value="C5FFFF8D" calcext:value-type="string">
            <text:p>C5FFFF8D</text:p>
          </table:table-cell>
          <table:table-cell table:formula="of:=RIGHTB([.B1006];6)" office:value-type="string" office:string-value="FFFF8D" calcext:value-type="string">
            <text:p>FFFF8D</text:p>
          </table:table-cell>
          <table:table-cell table:formula="of:=HEX2DEC([.C1006])" office:value-type="float" office:value="16777101" calcext:value-type="float">
            <text:p>16777101</text:p>
          </table:table-cell>
          <table:table-cell table:formula="of:=IF([.D1006]&gt;8388608;([.D1006]-16777215-1);[.D100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7];2);16)" office:value-type="string" office:string-value="C5FFFF8D" calcext:value-type="string">
            <text:p>C5FFFF8D</text:p>
          </table:table-cell>
          <table:table-cell table:formula="of:=RIGHTB([.B1007];6)" office:value-type="string" office:string-value="FFFF8D" calcext:value-type="string">
            <text:p>FFFF8D</text:p>
          </table:table-cell>
          <table:table-cell table:formula="of:=HEX2DEC([.C1007])" office:value-type="float" office:value="16777101" calcext:value-type="float">
            <text:p>16777101</text:p>
          </table:table-cell>
          <table:table-cell table:formula="of:=IF([.D1007]&gt;8388608;([.D1007]-16777215-1);[.D100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008];2);16)" office:value-type="string" office:string-value="C5FFFF8D" calcext:value-type="string">
            <text:p>C5FFFF8D</text:p>
          </table:table-cell>
          <table:table-cell table:formula="of:=RIGHTB([.B1008];6)" office:value-type="string" office:string-value="FFFF8D" calcext:value-type="string">
            <text:p>FFFF8D</text:p>
          </table:table-cell>
          <table:table-cell table:formula="of:=HEX2DEC([.C1008])" office:value-type="float" office:value="16777101" calcext:value-type="float">
            <text:p>16777101</text:p>
          </table:table-cell>
          <table:table-cell table:formula="of:=IF([.D1008]&gt;8388608;([.D1008]-16777215-1);[.D100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09];2);16)" office:value-type="string" office:string-value="DFFFFF87" calcext:value-type="string">
            <text:p>DFFFFF87</text:p>
          </table:table-cell>
          <table:table-cell table:formula="of:=RIGHTB([.B1009];6)" office:value-type="string" office:string-value="FFFF87" calcext:value-type="string">
            <text:p>FFFF87</text:p>
          </table:table-cell>
          <table:table-cell table:formula="of:=HEX2DEC([.C1009])" office:value-type="float" office:value="16777095" calcext:value-type="float">
            <text:p>16777095</text:p>
          </table:table-cell>
          <table:table-cell table:formula="of:=IF([.D1009]&gt;8388608;([.D1009]-16777215-1);[.D100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0];2);16)" office:value-type="string" office:string-value="DFFFFF87" calcext:value-type="string">
            <text:p>DFFFFF87</text:p>
          </table:table-cell>
          <table:table-cell table:formula="of:=RIGHTB([.B1010];6)" office:value-type="string" office:string-value="FFFF87" calcext:value-type="string">
            <text:p>FFFF87</text:p>
          </table:table-cell>
          <table:table-cell table:formula="of:=HEX2DEC([.C1010])" office:value-type="float" office:value="16777095" calcext:value-type="float">
            <text:p>16777095</text:p>
          </table:table-cell>
          <table:table-cell table:formula="of:=IF([.D1010]&gt;8388608;([.D1010]-16777215-1);[.D101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1];2);16)" office:value-type="string" office:string-value="DFFFFF87" calcext:value-type="string">
            <text:p>DFFFFF87</text:p>
          </table:table-cell>
          <table:table-cell table:formula="of:=RIGHTB([.B1011];6)" office:value-type="string" office:string-value="FFFF87" calcext:value-type="string">
            <text:p>FFFF87</text:p>
          </table:table-cell>
          <table:table-cell table:formula="of:=HEX2DEC([.C1011])" office:value-type="float" office:value="16777095" calcext:value-type="float">
            <text:p>16777095</text:p>
          </table:table-cell>
          <table:table-cell table:formula="of:=IF([.D1011]&gt;8388608;([.D1011]-16777215-1);[.D101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2];2);16)" office:value-type="string" office:string-value="DFFFFF87" calcext:value-type="string">
            <text:p>DFFFFF87</text:p>
          </table:table-cell>
          <table:table-cell table:formula="of:=RIGHTB([.B1012];6)" office:value-type="string" office:string-value="FFFF87" calcext:value-type="string">
            <text:p>FFFF87</text:p>
          </table:table-cell>
          <table:table-cell table:formula="of:=HEX2DEC([.C1012])" office:value-type="float" office:value="16777095" calcext:value-type="float">
            <text:p>16777095</text:p>
          </table:table-cell>
          <table:table-cell table:formula="of:=IF([.D1012]&gt;8388608;([.D1012]-16777215-1);[.D101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3];2);16)" office:value-type="string" office:string-value="DFFFFF87" calcext:value-type="string">
            <text:p>DFFFFF87</text:p>
          </table:table-cell>
          <table:table-cell table:formula="of:=RIGHTB([.B1013];6)" office:value-type="string" office:string-value="FFFF87" calcext:value-type="string">
            <text:p>FFFF87</text:p>
          </table:table-cell>
          <table:table-cell table:formula="of:=HEX2DEC([.C1013])" office:value-type="float" office:value="16777095" calcext:value-type="float">
            <text:p>16777095</text:p>
          </table:table-cell>
          <table:table-cell table:formula="of:=IF([.D1013]&gt;8388608;([.D1013]-16777215-1);[.D101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4];2);16)" office:value-type="string" office:string-value="DFFFFF87" calcext:value-type="string">
            <text:p>DFFFFF87</text:p>
          </table:table-cell>
          <table:table-cell table:formula="of:=RIGHTB([.B1014];6)" office:value-type="string" office:string-value="FFFF87" calcext:value-type="string">
            <text:p>FFFF87</text:p>
          </table:table-cell>
          <table:table-cell table:formula="of:=HEX2DEC([.C1014])" office:value-type="float" office:value="16777095" calcext:value-type="float">
            <text:p>16777095</text:p>
          </table:table-cell>
          <table:table-cell table:formula="of:=IF([.D1014]&gt;8388608;([.D1014]-16777215-1);[.D101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5];2);16)" office:value-type="string" office:string-value="DFFFFF87" calcext:value-type="string">
            <text:p>DFFFFF87</text:p>
          </table:table-cell>
          <table:table-cell table:formula="of:=RIGHTB([.B1015];6)" office:value-type="string" office:string-value="FFFF87" calcext:value-type="string">
            <text:p>FFFF87</text:p>
          </table:table-cell>
          <table:table-cell table:formula="of:=HEX2DEC([.C1015])" office:value-type="float" office:value="16777095" calcext:value-type="float">
            <text:p>16777095</text:p>
          </table:table-cell>
          <table:table-cell table:formula="of:=IF([.D1015]&gt;8388608;([.D1015]-16777215-1);[.D101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111111111111111111110000111</text:p>
          </table:table-cell>
          <table:table-cell table:formula="of:=BASE(DECIMAL([.A1016];2);16)" office:value-type="string" office:string-value="DFFFFF87" calcext:value-type="string">
            <text:p>DFFFFF87</text:p>
          </table:table-cell>
          <table:table-cell table:formula="of:=RIGHTB([.B1016];6)" office:value-type="string" office:string-value="FFFF87" calcext:value-type="string">
            <text:p>FFFF87</text:p>
          </table:table-cell>
          <table:table-cell table:formula="of:=HEX2DEC([.C1016])" office:value-type="float" office:value="16777095" calcext:value-type="float">
            <text:p>16777095</text:p>
          </table:table-cell>
          <table:table-cell table:formula="of:=IF([.D1016]&gt;8388608;([.D1016]-16777215-1);[.D101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17];2);16)" office:value-type="string" office:string-value="6EFFFF82" calcext:value-type="string">
            <text:p>6EFFFF82</text:p>
          </table:table-cell>
          <table:table-cell table:formula="of:=RIGHTB([.B1017];6)" office:value-type="string" office:string-value="FFFF82" calcext:value-type="string">
            <text:p>FFFF82</text:p>
          </table:table-cell>
          <table:table-cell table:formula="of:=HEX2DEC([.C1017])" office:value-type="float" office:value="16777090" calcext:value-type="float">
            <text:p>16777090</text:p>
          </table:table-cell>
          <table:table-cell table:formula="of:=IF([.D1017]&gt;8388608;([.D1017]-16777215-1);[.D1017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18];2);16)" office:value-type="string" office:string-value="6EFFFF82" calcext:value-type="string">
            <text:p>6EFFFF82</text:p>
          </table:table-cell>
          <table:table-cell table:formula="of:=RIGHTB([.B1018];6)" office:value-type="string" office:string-value="FFFF82" calcext:value-type="string">
            <text:p>FFFF82</text:p>
          </table:table-cell>
          <table:table-cell table:formula="of:=HEX2DEC([.C1018])" office:value-type="float" office:value="16777090" calcext:value-type="float">
            <text:p>16777090</text:p>
          </table:table-cell>
          <table:table-cell table:formula="of:=IF([.D1018]&gt;8388608;([.D1018]-16777215-1);[.D101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19];2);16)" office:value-type="string" office:string-value="6EFFFF82" calcext:value-type="string">
            <text:p>6EFFFF82</text:p>
          </table:table-cell>
          <table:table-cell table:formula="of:=RIGHTB([.B1019];6)" office:value-type="string" office:string-value="FFFF82" calcext:value-type="string">
            <text:p>FFFF82</text:p>
          </table:table-cell>
          <table:table-cell table:formula="of:=HEX2DEC([.C1019])" office:value-type="float" office:value="16777090" calcext:value-type="float">
            <text:p>16777090</text:p>
          </table:table-cell>
          <table:table-cell table:formula="of:=IF([.D1019]&gt;8388608;([.D1019]-16777215-1);[.D101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20];2);16)" office:value-type="string" office:string-value="6EFFFF82" calcext:value-type="string">
            <text:p>6EFFFF82</text:p>
          </table:table-cell>
          <table:table-cell table:formula="of:=RIGHTB([.B1020];6)" office:value-type="string" office:string-value="FFFF82" calcext:value-type="string">
            <text:p>FFFF82</text:p>
          </table:table-cell>
          <table:table-cell table:formula="of:=HEX2DEC([.C1020])" office:value-type="float" office:value="16777090" calcext:value-type="float">
            <text:p>16777090</text:p>
          </table:table-cell>
          <table:table-cell table:formula="of:=IF([.D1020]&gt;8388608;([.D1020]-16777215-1);[.D102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21];2);16)" office:value-type="string" office:string-value="6EFFFF82" calcext:value-type="string">
            <text:p>6EFFFF82</text:p>
          </table:table-cell>
          <table:table-cell table:formula="of:=RIGHTB([.B1021];6)" office:value-type="string" office:string-value="FFFF82" calcext:value-type="string">
            <text:p>FFFF82</text:p>
          </table:table-cell>
          <table:table-cell table:formula="of:=HEX2DEC([.C1021])" office:value-type="float" office:value="16777090" calcext:value-type="float">
            <text:p>16777090</text:p>
          </table:table-cell>
          <table:table-cell table:formula="of:=IF([.D1021]&gt;8388608;([.D1021]-16777215-1);[.D102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22];2);16)" office:value-type="string" office:string-value="6EFFFF82" calcext:value-type="string">
            <text:p>6EFFFF82</text:p>
          </table:table-cell>
          <table:table-cell table:formula="of:=RIGHTB([.B1022];6)" office:value-type="string" office:string-value="FFFF82" calcext:value-type="string">
            <text:p>FFFF82</text:p>
          </table:table-cell>
          <table:table-cell table:formula="of:=HEX2DEC([.C1022])" office:value-type="float" office:value="16777090" calcext:value-type="float">
            <text:p>16777090</text:p>
          </table:table-cell>
          <table:table-cell table:formula="of:=IF([.D1022]&gt;8388608;([.D1022]-16777215-1);[.D102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23];2);16)" office:value-type="string" office:string-value="6EFFFF82" calcext:value-type="string">
            <text:p>6EFFFF82</text:p>
          </table:table-cell>
          <table:table-cell table:formula="of:=RIGHTB([.B1023];6)" office:value-type="string" office:string-value="FFFF82" calcext:value-type="string">
            <text:p>FFFF82</text:p>
          </table:table-cell>
          <table:table-cell table:formula="of:=HEX2DEC([.C1023])" office:value-type="float" office:value="16777090" calcext:value-type="float">
            <text:p>16777090</text:p>
          </table:table-cell>
          <table:table-cell table:formula="of:=IF([.D1023]&gt;8388608;([.D1023]-16777215-1);[.D102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1101110111111111111111110000010</text:p>
          </table:table-cell>
          <table:table-cell table:formula="of:=BASE(DECIMAL([.A1024];2);16)" office:value-type="string" office:string-value="6EFFFF82" calcext:value-type="string">
            <text:p>6EFFFF82</text:p>
          </table:table-cell>
          <table:table-cell table:formula="of:=RIGHTB([.B1024];6)" office:value-type="string" office:string-value="FFFF82" calcext:value-type="string">
            <text:p>FFFF82</text:p>
          </table:table-cell>
          <table:table-cell table:formula="of:=HEX2DEC([.C1024])" office:value-type="float" office:value="16777090" calcext:value-type="float">
            <text:p>16777090</text:p>
          </table:table-cell>
          <table:table-cell table:formula="of:=IF([.D1024]&gt;8388608;([.D1024]-16777215-1);[.D102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25];2);16)" office:value-type="string" office:string-value="6000086" calcext:value-type="string">
            <text:p>6000086</text:p>
          </table:table-cell>
          <table:table-cell table:formula="of:=RIGHTB([.B1025];6)" office:value-type="string" office:string-value="000086" calcext:value-type="string">
            <text:p>000086</text:p>
          </table:table-cell>
          <table:table-cell table:formula="of:=HEX2DEC([.C1025])" office:value-type="float" office:value="134" calcext:value-type="float">
            <text:p>134</text:p>
          </table:table-cell>
          <table:table-cell table:formula="of:=IF([.D1025]&gt;8388608;([.D1025]-16777215-1);[.D1025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26];2);16)" office:value-type="string" office:string-value="6000086" calcext:value-type="string">
            <text:p>6000086</text:p>
          </table:table-cell>
          <table:table-cell table:formula="of:=RIGHTB([.B1026];6)" office:value-type="string" office:string-value="000086" calcext:value-type="string">
            <text:p>000086</text:p>
          </table:table-cell>
          <table:table-cell table:formula="of:=HEX2DEC([.C1026])" office:value-type="float" office:value="134" calcext:value-type="float">
            <text:p>134</text:p>
          </table:table-cell>
          <table:table-cell table:formula="of:=IF([.D1026]&gt;8388608;([.D1026]-16777215-1);[.D1026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27];2);16)" office:value-type="string" office:string-value="6000086" calcext:value-type="string">
            <text:p>6000086</text:p>
          </table:table-cell>
          <table:table-cell table:formula="of:=RIGHTB([.B1027];6)" office:value-type="string" office:string-value="000086" calcext:value-type="string">
            <text:p>000086</text:p>
          </table:table-cell>
          <table:table-cell table:formula="of:=HEX2DEC([.C1027])" office:value-type="float" office:value="134" calcext:value-type="float">
            <text:p>134</text:p>
          </table:table-cell>
          <table:table-cell table:formula="of:=IF([.D1027]&gt;8388608;([.D1027]-16777215-1);[.D1027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28];2);16)" office:value-type="string" office:string-value="6000086" calcext:value-type="string">
            <text:p>6000086</text:p>
          </table:table-cell>
          <table:table-cell table:formula="of:=RIGHTB([.B1028];6)" office:value-type="string" office:string-value="000086" calcext:value-type="string">
            <text:p>000086</text:p>
          </table:table-cell>
          <table:table-cell table:formula="of:=HEX2DEC([.C1028])" office:value-type="float" office:value="134" calcext:value-type="float">
            <text:p>134</text:p>
          </table:table-cell>
          <table:table-cell table:formula="of:=IF([.D1028]&gt;8388608;([.D1028]-16777215-1);[.D1028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29];2);16)" office:value-type="string" office:string-value="6000086" calcext:value-type="string">
            <text:p>6000086</text:p>
          </table:table-cell>
          <table:table-cell table:formula="of:=RIGHTB([.B1029];6)" office:value-type="string" office:string-value="000086" calcext:value-type="string">
            <text:p>000086</text:p>
          </table:table-cell>
          <table:table-cell table:formula="of:=HEX2DEC([.C1029])" office:value-type="float" office:value="134" calcext:value-type="float">
            <text:p>134</text:p>
          </table:table-cell>
          <table:table-cell table:formula="of:=IF([.D1029]&gt;8388608;([.D1029]-16777215-1);[.D1029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30];2);16)" office:value-type="string" office:string-value="6000086" calcext:value-type="string">
            <text:p>6000086</text:p>
          </table:table-cell>
          <table:table-cell table:formula="of:=RIGHTB([.B1030];6)" office:value-type="string" office:string-value="000086" calcext:value-type="string">
            <text:p>000086</text:p>
          </table:table-cell>
          <table:table-cell table:formula="of:=HEX2DEC([.C1030])" office:value-type="float" office:value="134" calcext:value-type="float">
            <text:p>134</text:p>
          </table:table-cell>
          <table:table-cell table:formula="of:=IF([.D1030]&gt;8388608;([.D1030]-16777215-1);[.D1030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31];2);16)" office:value-type="string" office:string-value="6000086" calcext:value-type="string">
            <text:p>6000086</text:p>
          </table:table-cell>
          <table:table-cell table:formula="of:=RIGHTB([.B1031];6)" office:value-type="string" office:string-value="000086" calcext:value-type="string">
            <text:p>000086</text:p>
          </table:table-cell>
          <table:table-cell table:formula="of:=HEX2DEC([.C1031])" office:value-type="float" office:value="134" calcext:value-type="float">
            <text:p>134</text:p>
          </table:table-cell>
          <table:table-cell table:formula="of:=IF([.D1031]&gt;8388608;([.D1031]-16777215-1);[.D1031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10000000000000000010000110</text:p>
          </table:table-cell>
          <table:table-cell table:formula="of:=BASE(DECIMAL([.A1032];2);16)" office:value-type="string" office:string-value="6000086" calcext:value-type="string">
            <text:p>6000086</text:p>
          </table:table-cell>
          <table:table-cell table:formula="of:=RIGHTB([.B1032];6)" office:value-type="string" office:string-value="000086" calcext:value-type="string">
            <text:p>000086</text:p>
          </table:table-cell>
          <table:table-cell table:formula="of:=HEX2DEC([.C1032])" office:value-type="float" office:value="134" calcext:value-type="float">
            <text:p>134</text:p>
          </table:table-cell>
          <table:table-cell table:formula="of:=IF([.D1032]&gt;8388608;([.D1032]-16777215-1);[.D1032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3];2);16)" office:value-type="string" office:string-value="E6FFFF88" calcext:value-type="string">
            <text:p>E6FFFF88</text:p>
          </table:table-cell>
          <table:table-cell table:formula="of:=RIGHTB([.B1033];6)" office:value-type="string" office:string-value="FFFF88" calcext:value-type="string">
            <text:p>FFFF88</text:p>
          </table:table-cell>
          <table:table-cell table:formula="of:=HEX2DEC([.C1033])" office:value-type="float" office:value="16777096" calcext:value-type="float">
            <text:p>16777096</text:p>
          </table:table-cell>
          <table:table-cell table:formula="of:=IF([.D1033]&gt;8388608;([.D1033]-16777215-1);[.D103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4];2);16)" office:value-type="string" office:string-value="E6FFFF88" calcext:value-type="string">
            <text:p>E6FFFF88</text:p>
          </table:table-cell>
          <table:table-cell table:formula="of:=RIGHTB([.B1034];6)" office:value-type="string" office:string-value="FFFF88" calcext:value-type="string">
            <text:p>FFFF88</text:p>
          </table:table-cell>
          <table:table-cell table:formula="of:=HEX2DEC([.C1034])" office:value-type="float" office:value="16777096" calcext:value-type="float">
            <text:p>16777096</text:p>
          </table:table-cell>
          <table:table-cell table:formula="of:=IF([.D1034]&gt;8388608;([.D1034]-16777215-1);[.D103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5];2);16)" office:value-type="string" office:string-value="E6FFFF88" calcext:value-type="string">
            <text:p>E6FFFF88</text:p>
          </table:table-cell>
          <table:table-cell table:formula="of:=RIGHTB([.B1035];6)" office:value-type="string" office:string-value="FFFF88" calcext:value-type="string">
            <text:p>FFFF88</text:p>
          </table:table-cell>
          <table:table-cell table:formula="of:=HEX2DEC([.C1035])" office:value-type="float" office:value="16777096" calcext:value-type="float">
            <text:p>16777096</text:p>
          </table:table-cell>
          <table:table-cell table:formula="of:=IF([.D1035]&gt;8388608;([.D1035]-16777215-1);[.D103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6];2);16)" office:value-type="string" office:string-value="E6FFFF88" calcext:value-type="string">
            <text:p>E6FFFF88</text:p>
          </table:table-cell>
          <table:table-cell table:formula="of:=RIGHTB([.B1036];6)" office:value-type="string" office:string-value="FFFF88" calcext:value-type="string">
            <text:p>FFFF88</text:p>
          </table:table-cell>
          <table:table-cell table:formula="of:=HEX2DEC([.C1036])" office:value-type="float" office:value="16777096" calcext:value-type="float">
            <text:p>16777096</text:p>
          </table:table-cell>
          <table:table-cell table:formula="of:=IF([.D1036]&gt;8388608;([.D1036]-16777215-1);[.D103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7];2);16)" office:value-type="string" office:string-value="E6FFFF88" calcext:value-type="string">
            <text:p>E6FFFF88</text:p>
          </table:table-cell>
          <table:table-cell table:formula="of:=RIGHTB([.B1037];6)" office:value-type="string" office:string-value="FFFF88" calcext:value-type="string">
            <text:p>FFFF88</text:p>
          </table:table-cell>
          <table:table-cell table:formula="of:=HEX2DEC([.C1037])" office:value-type="float" office:value="16777096" calcext:value-type="float">
            <text:p>16777096</text:p>
          </table:table-cell>
          <table:table-cell table:formula="of:=IF([.D1037]&gt;8388608;([.D1037]-16777215-1);[.D103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8];2);16)" office:value-type="string" office:string-value="E6FFFF88" calcext:value-type="string">
            <text:p>E6FFFF88</text:p>
          </table:table-cell>
          <table:table-cell table:formula="of:=RIGHTB([.B1038];6)" office:value-type="string" office:string-value="FFFF88" calcext:value-type="string">
            <text:p>FFFF88</text:p>
          </table:table-cell>
          <table:table-cell table:formula="of:=HEX2DEC([.C1038])" office:value-type="float" office:value="16777096" calcext:value-type="float">
            <text:p>16777096</text:p>
          </table:table-cell>
          <table:table-cell table:formula="of:=IF([.D1038]&gt;8388608;([.D1038]-16777215-1);[.D103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39];2);16)" office:value-type="string" office:string-value="E6FFFF88" calcext:value-type="string">
            <text:p>E6FFFF88</text:p>
          </table:table-cell>
          <table:table-cell table:formula="of:=RIGHTB([.B1039];6)" office:value-type="string" office:string-value="FFFF88" calcext:value-type="string">
            <text:p>FFFF88</text:p>
          </table:table-cell>
          <table:table-cell table:formula="of:=HEX2DEC([.C1039])" office:value-type="float" office:value="16777096" calcext:value-type="float">
            <text:p>16777096</text:p>
          </table:table-cell>
          <table:table-cell table:formula="of:=IF([.D1039]&gt;8388608;([.D1039]-16777215-1);[.D103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10111111111111111110001000</text:p>
          </table:table-cell>
          <table:table-cell table:formula="of:=BASE(DECIMAL([.A1040];2);16)" office:value-type="string" office:string-value="E6FFFF88" calcext:value-type="string">
            <text:p>E6FFFF88</text:p>
          </table:table-cell>
          <table:table-cell table:formula="of:=RIGHTB([.B1040];6)" office:value-type="string" office:string-value="FFFF88" calcext:value-type="string">
            <text:p>FFFF88</text:p>
          </table:table-cell>
          <table:table-cell table:formula="of:=HEX2DEC([.C1040])" office:value-type="float" office:value="16777096" calcext:value-type="float">
            <text:p>16777096</text:p>
          </table:table-cell>
          <table:table-cell table:formula="of:=IF([.D1040]&gt;8388608;([.D1040]-16777215-1);[.D104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1];2);16)" office:value-type="string" office:string-value="E5FFFF83" calcext:value-type="string">
            <text:p>E5FFFF83</text:p>
          </table:table-cell>
          <table:table-cell table:formula="of:=RIGHTB([.B1041];6)" office:value-type="string" office:string-value="FFFF83" calcext:value-type="string">
            <text:p>FFFF83</text:p>
          </table:table-cell>
          <table:table-cell table:formula="of:=HEX2DEC([.C1041])" office:value-type="float" office:value="16777091" calcext:value-type="float">
            <text:p>16777091</text:p>
          </table:table-cell>
          <table:table-cell table:formula="of:=IF([.D1041]&gt;8388608;([.D1041]-16777215-1);[.D104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2];2);16)" office:value-type="string" office:string-value="E5FFFF83" calcext:value-type="string">
            <text:p>E5FFFF83</text:p>
          </table:table-cell>
          <table:table-cell table:formula="of:=RIGHTB([.B1042];6)" office:value-type="string" office:string-value="FFFF83" calcext:value-type="string">
            <text:p>FFFF83</text:p>
          </table:table-cell>
          <table:table-cell table:formula="of:=HEX2DEC([.C1042])" office:value-type="float" office:value="16777091" calcext:value-type="float">
            <text:p>16777091</text:p>
          </table:table-cell>
          <table:table-cell table:formula="of:=IF([.D1042]&gt;8388608;([.D1042]-16777215-1);[.D104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3];2);16)" office:value-type="string" office:string-value="E5FFFF83" calcext:value-type="string">
            <text:p>E5FFFF83</text:p>
          </table:table-cell>
          <table:table-cell table:formula="of:=RIGHTB([.B1043];6)" office:value-type="string" office:string-value="FFFF83" calcext:value-type="string">
            <text:p>FFFF83</text:p>
          </table:table-cell>
          <table:table-cell table:formula="of:=HEX2DEC([.C1043])" office:value-type="float" office:value="16777091" calcext:value-type="float">
            <text:p>16777091</text:p>
          </table:table-cell>
          <table:table-cell table:formula="of:=IF([.D1043]&gt;8388608;([.D1043]-16777215-1);[.D104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4];2);16)" office:value-type="string" office:string-value="E5FFFF83" calcext:value-type="string">
            <text:p>E5FFFF83</text:p>
          </table:table-cell>
          <table:table-cell table:formula="of:=RIGHTB([.B1044];6)" office:value-type="string" office:string-value="FFFF83" calcext:value-type="string">
            <text:p>FFFF83</text:p>
          </table:table-cell>
          <table:table-cell table:formula="of:=HEX2DEC([.C1044])" office:value-type="float" office:value="16777091" calcext:value-type="float">
            <text:p>16777091</text:p>
          </table:table-cell>
          <table:table-cell table:formula="of:=IF([.D1044]&gt;8388608;([.D1044]-16777215-1);[.D104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5];2);16)" office:value-type="string" office:string-value="E5FFFF83" calcext:value-type="string">
            <text:p>E5FFFF83</text:p>
          </table:table-cell>
          <table:table-cell table:formula="of:=RIGHTB([.B1045];6)" office:value-type="string" office:string-value="FFFF83" calcext:value-type="string">
            <text:p>FFFF83</text:p>
          </table:table-cell>
          <table:table-cell table:formula="of:=HEX2DEC([.C1045])" office:value-type="float" office:value="16777091" calcext:value-type="float">
            <text:p>16777091</text:p>
          </table:table-cell>
          <table:table-cell table:formula="of:=IF([.D1045]&gt;8388608;([.D1045]-16777215-1);[.D104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6];2);16)" office:value-type="string" office:string-value="E5FFFF83" calcext:value-type="string">
            <text:p>E5FFFF83</text:p>
          </table:table-cell>
          <table:table-cell table:formula="of:=RIGHTB([.B1046];6)" office:value-type="string" office:string-value="FFFF83" calcext:value-type="string">
            <text:p>FFFF83</text:p>
          </table:table-cell>
          <table:table-cell table:formula="of:=HEX2DEC([.C1046])" office:value-type="float" office:value="16777091" calcext:value-type="float">
            <text:p>16777091</text:p>
          </table:table-cell>
          <table:table-cell table:formula="of:=IF([.D1046]&gt;8388608;([.D1046]-16777215-1);[.D104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7];2);16)" office:value-type="string" office:string-value="E5FFFF83" calcext:value-type="string">
            <text:p>E5FFFF83</text:p>
          </table:table-cell>
          <table:table-cell table:formula="of:=RIGHTB([.B1047];6)" office:value-type="string" office:string-value="FFFF83" calcext:value-type="string">
            <text:p>FFFF83</text:p>
          </table:table-cell>
          <table:table-cell table:formula="of:=HEX2DEC([.C1047])" office:value-type="float" office:value="16777091" calcext:value-type="float">
            <text:p>16777091</text:p>
          </table:table-cell>
          <table:table-cell table:formula="of:=IF([.D1047]&gt;8388608;([.D1047]-16777215-1);[.D104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00101111111111111111110000011</text:p>
          </table:table-cell>
          <table:table-cell table:formula="of:=BASE(DECIMAL([.A1048];2);16)" office:value-type="string" office:string-value="E5FFFF83" calcext:value-type="string">
            <text:p>E5FFFF83</text:p>
          </table:table-cell>
          <table:table-cell table:formula="of:=RIGHTB([.B1048];6)" office:value-type="string" office:string-value="FFFF83" calcext:value-type="string">
            <text:p>FFFF83</text:p>
          </table:table-cell>
          <table:table-cell table:formula="of:=HEX2DEC([.C1048])" office:value-type="float" office:value="16777091" calcext:value-type="float">
            <text:p>16777091</text:p>
          </table:table-cell>
          <table:table-cell table:formula="of:=IF([.D1048]&gt;8388608;([.D1048]-16777215-1);[.D104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49];2);16)" office:value-type="string" office:string-value="9EFFFF88" calcext:value-type="string">
            <text:p>9EFFFF88</text:p>
          </table:table-cell>
          <table:table-cell table:formula="of:=RIGHTB([.B1049];6)" office:value-type="string" office:string-value="FFFF88" calcext:value-type="string">
            <text:p>FFFF88</text:p>
          </table:table-cell>
          <table:table-cell table:formula="of:=HEX2DEC([.C1049])" office:value-type="float" office:value="16777096" calcext:value-type="float">
            <text:p>16777096</text:p>
          </table:table-cell>
          <table:table-cell table:formula="of:=IF([.D1049]&gt;8388608;([.D1049]-16777215-1);[.D104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0];2);16)" office:value-type="string" office:string-value="9EFFFF88" calcext:value-type="string">
            <text:p>9EFFFF88</text:p>
          </table:table-cell>
          <table:table-cell table:formula="of:=RIGHTB([.B1050];6)" office:value-type="string" office:string-value="FFFF88" calcext:value-type="string">
            <text:p>FFFF88</text:p>
          </table:table-cell>
          <table:table-cell table:formula="of:=HEX2DEC([.C1050])" office:value-type="float" office:value="16777096" calcext:value-type="float">
            <text:p>16777096</text:p>
          </table:table-cell>
          <table:table-cell table:formula="of:=IF([.D1050]&gt;8388608;([.D1050]-16777215-1);[.D105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1];2);16)" office:value-type="string" office:string-value="9EFFFF88" calcext:value-type="string">
            <text:p>9EFFFF88</text:p>
          </table:table-cell>
          <table:table-cell table:formula="of:=RIGHTB([.B1051];6)" office:value-type="string" office:string-value="FFFF88" calcext:value-type="string">
            <text:p>FFFF88</text:p>
          </table:table-cell>
          <table:table-cell table:formula="of:=HEX2DEC([.C1051])" office:value-type="float" office:value="16777096" calcext:value-type="float">
            <text:p>16777096</text:p>
          </table:table-cell>
          <table:table-cell table:formula="of:=IF([.D1051]&gt;8388608;([.D1051]-16777215-1);[.D105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2];2);16)" office:value-type="string" office:string-value="9EFFFF88" calcext:value-type="string">
            <text:p>9EFFFF88</text:p>
          </table:table-cell>
          <table:table-cell table:formula="of:=RIGHTB([.B1052];6)" office:value-type="string" office:string-value="FFFF88" calcext:value-type="string">
            <text:p>FFFF88</text:p>
          </table:table-cell>
          <table:table-cell table:formula="of:=HEX2DEC([.C1052])" office:value-type="float" office:value="16777096" calcext:value-type="float">
            <text:p>16777096</text:p>
          </table:table-cell>
          <table:table-cell table:formula="of:=IF([.D1052]&gt;8388608;([.D1052]-16777215-1);[.D105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3];2);16)" office:value-type="string" office:string-value="9EFFFF88" calcext:value-type="string">
            <text:p>9EFFFF88</text:p>
          </table:table-cell>
          <table:table-cell table:formula="of:=RIGHTB([.B1053];6)" office:value-type="string" office:string-value="FFFF88" calcext:value-type="string">
            <text:p>FFFF88</text:p>
          </table:table-cell>
          <table:table-cell table:formula="of:=HEX2DEC([.C1053])" office:value-type="float" office:value="16777096" calcext:value-type="float">
            <text:p>16777096</text:p>
          </table:table-cell>
          <table:table-cell table:formula="of:=IF([.D1053]&gt;8388608;([.D1053]-16777215-1);[.D105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4];2);16)" office:value-type="string" office:string-value="9EFFFF88" calcext:value-type="string">
            <text:p>9EFFFF88</text:p>
          </table:table-cell>
          <table:table-cell table:formula="of:=RIGHTB([.B1054];6)" office:value-type="string" office:string-value="FFFF88" calcext:value-type="string">
            <text:p>FFFF88</text:p>
          </table:table-cell>
          <table:table-cell table:formula="of:=HEX2DEC([.C1054])" office:value-type="float" office:value="16777096" calcext:value-type="float">
            <text:p>16777096</text:p>
          </table:table-cell>
          <table:table-cell table:formula="of:=IF([.D1054]&gt;8388608;([.D1054]-16777215-1);[.D105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5];2);16)" office:value-type="string" office:string-value="9EFFFF88" calcext:value-type="string">
            <text:p>9EFFFF88</text:p>
          </table:table-cell>
          <table:table-cell table:formula="of:=RIGHTB([.B1055];6)" office:value-type="string" office:string-value="FFFF88" calcext:value-type="string">
            <text:p>FFFF88</text:p>
          </table:table-cell>
          <table:table-cell table:formula="of:=HEX2DEC([.C1055])" office:value-type="float" office:value="16777096" calcext:value-type="float">
            <text:p>16777096</text:p>
          </table:table-cell>
          <table:table-cell table:formula="of:=IF([.D1055]&gt;8388608;([.D1055]-16777215-1);[.D105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011110111111111111111110001000</text:p>
          </table:table-cell>
          <table:table-cell table:formula="of:=BASE(DECIMAL([.A1056];2);16)" office:value-type="string" office:string-value="9EFFFF88" calcext:value-type="string">
            <text:p>9EFFFF88</text:p>
          </table:table-cell>
          <table:table-cell table:formula="of:=RIGHTB([.B1056];6)" office:value-type="string" office:string-value="FFFF88" calcext:value-type="string">
            <text:p>FFFF88</text:p>
          </table:table-cell>
          <table:table-cell table:formula="of:=HEX2DEC([.C1056])" office:value-type="float" office:value="16777096" calcext:value-type="float">
            <text:p>16777096</text:p>
          </table:table-cell>
          <table:table-cell table:formula="of:=IF([.D1056]&gt;8388608;([.D1056]-16777215-1);[.D105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57];2);16)" office:value-type="string" office:string-value="B3FFFF8E" calcext:value-type="string">
            <text:p>B3FFFF8E</text:p>
          </table:table-cell>
          <table:table-cell table:formula="of:=RIGHTB([.B1057];6)" office:value-type="string" office:string-value="FFFF8E" calcext:value-type="string">
            <text:p>FFFF8E</text:p>
          </table:table-cell>
          <table:table-cell table:formula="of:=HEX2DEC([.C1057])" office:value-type="float" office:value="16777102" calcext:value-type="float">
            <text:p>16777102</text:p>
          </table:table-cell>
          <table:table-cell table:formula="of:=IF([.D1057]&gt;8388608;([.D1057]-16777215-1);[.D105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58];2);16)" office:value-type="string" office:string-value="B3FFFF8E" calcext:value-type="string">
            <text:p>B3FFFF8E</text:p>
          </table:table-cell>
          <table:table-cell table:formula="of:=RIGHTB([.B1058];6)" office:value-type="string" office:string-value="FFFF8E" calcext:value-type="string">
            <text:p>FFFF8E</text:p>
          </table:table-cell>
          <table:table-cell table:formula="of:=HEX2DEC([.C1058])" office:value-type="float" office:value="16777102" calcext:value-type="float">
            <text:p>16777102</text:p>
          </table:table-cell>
          <table:table-cell table:formula="of:=IF([.D1058]&gt;8388608;([.D1058]-16777215-1);[.D105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59];2);16)" office:value-type="string" office:string-value="B3FFFF8E" calcext:value-type="string">
            <text:p>B3FFFF8E</text:p>
          </table:table-cell>
          <table:table-cell table:formula="of:=RIGHTB([.B1059];6)" office:value-type="string" office:string-value="FFFF8E" calcext:value-type="string">
            <text:p>FFFF8E</text:p>
          </table:table-cell>
          <table:table-cell table:formula="of:=HEX2DEC([.C1059])" office:value-type="float" office:value="16777102" calcext:value-type="float">
            <text:p>16777102</text:p>
          </table:table-cell>
          <table:table-cell table:formula="of:=IF([.D1059]&gt;8388608;([.D1059]-16777215-1);[.D105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60];2);16)" office:value-type="string" office:string-value="B3FFFF8E" calcext:value-type="string">
            <text:p>B3FFFF8E</text:p>
          </table:table-cell>
          <table:table-cell table:formula="of:=RIGHTB([.B1060];6)" office:value-type="string" office:string-value="FFFF8E" calcext:value-type="string">
            <text:p>FFFF8E</text:p>
          </table:table-cell>
          <table:table-cell table:formula="of:=HEX2DEC([.C1060])" office:value-type="float" office:value="16777102" calcext:value-type="float">
            <text:p>16777102</text:p>
          </table:table-cell>
          <table:table-cell table:formula="of:=IF([.D1060]&gt;8388608;([.D1060]-16777215-1);[.D106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61];2);16)" office:value-type="string" office:string-value="B3FFFF8E" calcext:value-type="string">
            <text:p>B3FFFF8E</text:p>
          </table:table-cell>
          <table:table-cell table:formula="of:=RIGHTB([.B1061];6)" office:value-type="string" office:string-value="FFFF8E" calcext:value-type="string">
            <text:p>FFFF8E</text:p>
          </table:table-cell>
          <table:table-cell table:formula="of:=HEX2DEC([.C1061])" office:value-type="float" office:value="16777102" calcext:value-type="float">
            <text:p>16777102</text:p>
          </table:table-cell>
          <table:table-cell table:formula="of:=IF([.D1061]&gt;8388608;([.D1061]-16777215-1);[.D106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62];2);16)" office:value-type="string" office:string-value="B3FFFF8E" calcext:value-type="string">
            <text:p>B3FFFF8E</text:p>
          </table:table-cell>
          <table:table-cell table:formula="of:=RIGHTB([.B1062];6)" office:value-type="string" office:string-value="FFFF8E" calcext:value-type="string">
            <text:p>FFFF8E</text:p>
          </table:table-cell>
          <table:table-cell table:formula="of:=HEX2DEC([.C1062])" office:value-type="float" office:value="16777102" calcext:value-type="float">
            <text:p>16777102</text:p>
          </table:table-cell>
          <table:table-cell table:formula="of:=IF([.D1062]&gt;8388608;([.D1062]-16777215-1);[.D106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63];2);16)" office:value-type="string" office:string-value="B3FFFF8E" calcext:value-type="string">
            <text:p>B3FFFF8E</text:p>
          </table:table-cell>
          <table:table-cell table:formula="of:=RIGHTB([.B1063];6)" office:value-type="string" office:string-value="FFFF8E" calcext:value-type="string">
            <text:p>FFFF8E</text:p>
          </table:table-cell>
          <table:table-cell table:formula="of:=HEX2DEC([.C1063])" office:value-type="float" office:value="16777102" calcext:value-type="float">
            <text:p>16777102</text:p>
          </table:table-cell>
          <table:table-cell table:formula="of:=IF([.D1063]&gt;8388608;([.D1063]-16777215-1);[.D106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064];2);16)" office:value-type="string" office:string-value="B3FFFF8E" calcext:value-type="string">
            <text:p>B3FFFF8E</text:p>
          </table:table-cell>
          <table:table-cell table:formula="of:=RIGHTB([.B1064];6)" office:value-type="string" office:string-value="FFFF8E" calcext:value-type="string">
            <text:p>FFFF8E</text:p>
          </table:table-cell>
          <table:table-cell table:formula="of:=HEX2DEC([.C1064])" office:value-type="float" office:value="16777102" calcext:value-type="float">
            <text:p>16777102</text:p>
          </table:table-cell>
          <table:table-cell table:formula="of:=IF([.D1064]&gt;8388608;([.D1064]-16777215-1);[.D106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65];2);16)" office:value-type="string" office:string-value="B7FFFF84" calcext:value-type="string">
            <text:p>B7FFFF84</text:p>
          </table:table-cell>
          <table:table-cell table:formula="of:=RIGHTB([.B1065];6)" office:value-type="string" office:string-value="FFFF84" calcext:value-type="string">
            <text:p>FFFF84</text:p>
          </table:table-cell>
          <table:table-cell table:formula="of:=HEX2DEC([.C1065])" office:value-type="float" office:value="16777092" calcext:value-type="float">
            <text:p>16777092</text:p>
          </table:table-cell>
          <table:table-cell table:formula="of:=IF([.D1065]&gt;8388608;([.D1065]-16777215-1);[.D106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66];2);16)" office:value-type="string" office:string-value="B7FFFF84" calcext:value-type="string">
            <text:p>B7FFFF84</text:p>
          </table:table-cell>
          <table:table-cell table:formula="of:=RIGHTB([.B1066];6)" office:value-type="string" office:string-value="FFFF84" calcext:value-type="string">
            <text:p>FFFF84</text:p>
          </table:table-cell>
          <table:table-cell table:formula="of:=HEX2DEC([.C1066])" office:value-type="float" office:value="16777092" calcext:value-type="float">
            <text:p>16777092</text:p>
          </table:table-cell>
          <table:table-cell table:formula="of:=IF([.D1066]&gt;8388608;([.D1066]-16777215-1);[.D106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67];2);16)" office:value-type="string" office:string-value="B7FFFF84" calcext:value-type="string">
            <text:p>B7FFFF84</text:p>
          </table:table-cell>
          <table:table-cell table:formula="of:=RIGHTB([.B1067];6)" office:value-type="string" office:string-value="FFFF84" calcext:value-type="string">
            <text:p>FFFF84</text:p>
          </table:table-cell>
          <table:table-cell table:formula="of:=HEX2DEC([.C1067])" office:value-type="float" office:value="16777092" calcext:value-type="float">
            <text:p>16777092</text:p>
          </table:table-cell>
          <table:table-cell table:formula="of:=IF([.D1067]&gt;8388608;([.D1067]-16777215-1);[.D106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68];2);16)" office:value-type="string" office:string-value="B7FFFF84" calcext:value-type="string">
            <text:p>B7FFFF84</text:p>
          </table:table-cell>
          <table:table-cell table:formula="of:=RIGHTB([.B1068];6)" office:value-type="string" office:string-value="FFFF84" calcext:value-type="string">
            <text:p>FFFF84</text:p>
          </table:table-cell>
          <table:table-cell table:formula="of:=HEX2DEC([.C1068])" office:value-type="float" office:value="16777092" calcext:value-type="float">
            <text:p>16777092</text:p>
          </table:table-cell>
          <table:table-cell table:formula="of:=IF([.D1068]&gt;8388608;([.D1068]-16777215-1);[.D106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69];2);16)" office:value-type="string" office:string-value="B7FFFF84" calcext:value-type="string">
            <text:p>B7FFFF84</text:p>
          </table:table-cell>
          <table:table-cell table:formula="of:=RIGHTB([.B1069];6)" office:value-type="string" office:string-value="FFFF84" calcext:value-type="string">
            <text:p>FFFF84</text:p>
          </table:table-cell>
          <table:table-cell table:formula="of:=HEX2DEC([.C1069])" office:value-type="float" office:value="16777092" calcext:value-type="float">
            <text:p>16777092</text:p>
          </table:table-cell>
          <table:table-cell table:formula="of:=IF([.D1069]&gt;8388608;([.D1069]-16777215-1);[.D106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70];2);16)" office:value-type="string" office:string-value="B7FFFF84" calcext:value-type="string">
            <text:p>B7FFFF84</text:p>
          </table:table-cell>
          <table:table-cell table:formula="of:=RIGHTB([.B1070];6)" office:value-type="string" office:string-value="FFFF84" calcext:value-type="string">
            <text:p>FFFF84</text:p>
          </table:table-cell>
          <table:table-cell table:formula="of:=HEX2DEC([.C1070])" office:value-type="float" office:value="16777092" calcext:value-type="float">
            <text:p>16777092</text:p>
          </table:table-cell>
          <table:table-cell table:formula="of:=IF([.D1070]&gt;8388608;([.D1070]-16777215-1);[.D107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71];2);16)" office:value-type="string" office:string-value="B7FFFF84" calcext:value-type="string">
            <text:p>B7FFFF84</text:p>
          </table:table-cell>
          <table:table-cell table:formula="of:=RIGHTB([.B1071];6)" office:value-type="string" office:string-value="FFFF84" calcext:value-type="string">
            <text:p>FFFF84</text:p>
          </table:table-cell>
          <table:table-cell table:formula="of:=HEX2DEC([.C1071])" office:value-type="float" office:value="16777092" calcext:value-type="float">
            <text:p>16777092</text:p>
          </table:table-cell>
          <table:table-cell table:formula="of:=IF([.D1071]&gt;8388608;([.D1071]-16777215-1);[.D107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10111111111111111111110000100</text:p>
          </table:table-cell>
          <table:table-cell table:formula="of:=BASE(DECIMAL([.A1072];2);16)" office:value-type="string" office:string-value="B7FFFF84" calcext:value-type="string">
            <text:p>B7FFFF84</text:p>
          </table:table-cell>
          <table:table-cell table:formula="of:=RIGHTB([.B1072];6)" office:value-type="string" office:string-value="FFFF84" calcext:value-type="string">
            <text:p>FFFF84</text:p>
          </table:table-cell>
          <table:table-cell table:formula="of:=HEX2DEC([.C1072])" office:value-type="float" office:value="16777092" calcext:value-type="float">
            <text:p>16777092</text:p>
          </table:table-cell>
          <table:table-cell table:formula="of:=IF([.D1072]&gt;8388608;([.D1072]-16777215-1);[.D107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3];2);16)" office:value-type="string" office:string-value="E7FFFF8F" calcext:value-type="string">
            <text:p>E7FFFF8F</text:p>
          </table:table-cell>
          <table:table-cell table:formula="of:=RIGHTB([.B1073];6)" office:value-type="string" office:string-value="FFFF8F" calcext:value-type="string">
            <text:p>FFFF8F</text:p>
          </table:table-cell>
          <table:table-cell table:formula="of:=HEX2DEC([.C1073])" office:value-type="float" office:value="16777103" calcext:value-type="float">
            <text:p>16777103</text:p>
          </table:table-cell>
          <table:table-cell table:formula="of:=IF([.D1073]&gt;8388608;([.D1073]-16777215-1);[.D107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4];2);16)" office:value-type="string" office:string-value="E7FFFF8F" calcext:value-type="string">
            <text:p>E7FFFF8F</text:p>
          </table:table-cell>
          <table:table-cell table:formula="of:=RIGHTB([.B1074];6)" office:value-type="string" office:string-value="FFFF8F" calcext:value-type="string">
            <text:p>FFFF8F</text:p>
          </table:table-cell>
          <table:table-cell table:formula="of:=HEX2DEC([.C1074])" office:value-type="float" office:value="16777103" calcext:value-type="float">
            <text:p>16777103</text:p>
          </table:table-cell>
          <table:table-cell table:formula="of:=IF([.D1074]&gt;8388608;([.D1074]-16777215-1);[.D107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5];2);16)" office:value-type="string" office:string-value="E7FFFF8F" calcext:value-type="string">
            <text:p>E7FFFF8F</text:p>
          </table:table-cell>
          <table:table-cell table:formula="of:=RIGHTB([.B1075];6)" office:value-type="string" office:string-value="FFFF8F" calcext:value-type="string">
            <text:p>FFFF8F</text:p>
          </table:table-cell>
          <table:table-cell table:formula="of:=HEX2DEC([.C1075])" office:value-type="float" office:value="16777103" calcext:value-type="float">
            <text:p>16777103</text:p>
          </table:table-cell>
          <table:table-cell table:formula="of:=IF([.D1075]&gt;8388608;([.D1075]-16777215-1);[.D107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6];2);16)" office:value-type="string" office:string-value="E7FFFF8F" calcext:value-type="string">
            <text:p>E7FFFF8F</text:p>
          </table:table-cell>
          <table:table-cell table:formula="of:=RIGHTB([.B1076];6)" office:value-type="string" office:string-value="FFFF8F" calcext:value-type="string">
            <text:p>FFFF8F</text:p>
          </table:table-cell>
          <table:table-cell table:formula="of:=HEX2DEC([.C1076])" office:value-type="float" office:value="16777103" calcext:value-type="float">
            <text:p>16777103</text:p>
          </table:table-cell>
          <table:table-cell table:formula="of:=IF([.D1076]&gt;8388608;([.D1076]-16777215-1);[.D107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7];2);16)" office:value-type="string" office:string-value="E7FFFF8F" calcext:value-type="string">
            <text:p>E7FFFF8F</text:p>
          </table:table-cell>
          <table:table-cell table:formula="of:=RIGHTB([.B1077];6)" office:value-type="string" office:string-value="FFFF8F" calcext:value-type="string">
            <text:p>FFFF8F</text:p>
          </table:table-cell>
          <table:table-cell table:formula="of:=HEX2DEC([.C1077])" office:value-type="float" office:value="16777103" calcext:value-type="float">
            <text:p>16777103</text:p>
          </table:table-cell>
          <table:table-cell table:formula="of:=IF([.D1077]&gt;8388608;([.D1077]-16777215-1);[.D107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8];2);16)" office:value-type="string" office:string-value="E7FFFF8F" calcext:value-type="string">
            <text:p>E7FFFF8F</text:p>
          </table:table-cell>
          <table:table-cell table:formula="of:=RIGHTB([.B1078];6)" office:value-type="string" office:string-value="FFFF8F" calcext:value-type="string">
            <text:p>FFFF8F</text:p>
          </table:table-cell>
          <table:table-cell table:formula="of:=HEX2DEC([.C1078])" office:value-type="float" office:value="16777103" calcext:value-type="float">
            <text:p>16777103</text:p>
          </table:table-cell>
          <table:table-cell table:formula="of:=IF([.D1078]&gt;8388608;([.D1078]-16777215-1);[.D107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79];2);16)" office:value-type="string" office:string-value="E7FFFF8F" calcext:value-type="string">
            <text:p>E7FFFF8F</text:p>
          </table:table-cell>
          <table:table-cell table:formula="of:=RIGHTB([.B1079];6)" office:value-type="string" office:string-value="FFFF8F" calcext:value-type="string">
            <text:p>FFFF8F</text:p>
          </table:table-cell>
          <table:table-cell table:formula="of:=HEX2DEC([.C1079])" office:value-type="float" office:value="16777103" calcext:value-type="float">
            <text:p>16777103</text:p>
          </table:table-cell>
          <table:table-cell table:formula="of:=IF([.D1079]&gt;8388608;([.D1079]-16777215-1);[.D107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111111111111111111110001111</text:p>
          </table:table-cell>
          <table:table-cell table:formula="of:=BASE(DECIMAL([.A1080];2);16)" office:value-type="string" office:string-value="E7FFFF8F" calcext:value-type="string">
            <text:p>E7FFFF8F</text:p>
          </table:table-cell>
          <table:table-cell table:formula="of:=RIGHTB([.B1080];6)" office:value-type="string" office:string-value="FFFF8F" calcext:value-type="string">
            <text:p>FFFF8F</text:p>
          </table:table-cell>
          <table:table-cell table:formula="of:=HEX2DEC([.C1080])" office:value-type="float" office:value="16777103" calcext:value-type="float">
            <text:p>16777103</text:p>
          </table:table-cell>
          <table:table-cell table:formula="of:=IF([.D1080]&gt;8388608;([.D1080]-16777215-1);[.D108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1];2);16)" office:value-type="string" office:string-value="AFFFFF83" calcext:value-type="string">
            <text:p>AFFFFF83</text:p>
          </table:table-cell>
          <table:table-cell table:formula="of:=RIGHTB([.B1081];6)" office:value-type="string" office:string-value="FFFF83" calcext:value-type="string">
            <text:p>FFFF83</text:p>
          </table:table-cell>
          <table:table-cell table:formula="of:=HEX2DEC([.C1081])" office:value-type="float" office:value="16777091" calcext:value-type="float">
            <text:p>16777091</text:p>
          </table:table-cell>
          <table:table-cell table:formula="of:=IF([.D1081]&gt;8388608;([.D1081]-16777215-1);[.D108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2];2);16)" office:value-type="string" office:string-value="AFFFFF83" calcext:value-type="string">
            <text:p>AFFFFF83</text:p>
          </table:table-cell>
          <table:table-cell table:formula="of:=RIGHTB([.B1082];6)" office:value-type="string" office:string-value="FFFF83" calcext:value-type="string">
            <text:p>FFFF83</text:p>
          </table:table-cell>
          <table:table-cell table:formula="of:=HEX2DEC([.C1082])" office:value-type="float" office:value="16777091" calcext:value-type="float">
            <text:p>16777091</text:p>
          </table:table-cell>
          <table:table-cell table:formula="of:=IF([.D1082]&gt;8388608;([.D1082]-16777215-1);[.D108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3];2);16)" office:value-type="string" office:string-value="AFFFFF83" calcext:value-type="string">
            <text:p>AFFFFF83</text:p>
          </table:table-cell>
          <table:table-cell table:formula="of:=RIGHTB([.B1083];6)" office:value-type="string" office:string-value="FFFF83" calcext:value-type="string">
            <text:p>FFFF83</text:p>
          </table:table-cell>
          <table:table-cell table:formula="of:=HEX2DEC([.C1083])" office:value-type="float" office:value="16777091" calcext:value-type="float">
            <text:p>16777091</text:p>
          </table:table-cell>
          <table:table-cell table:formula="of:=IF([.D1083]&gt;8388608;([.D1083]-16777215-1);[.D108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4];2);16)" office:value-type="string" office:string-value="AFFFFF83" calcext:value-type="string">
            <text:p>AFFFFF83</text:p>
          </table:table-cell>
          <table:table-cell table:formula="of:=RIGHTB([.B1084];6)" office:value-type="string" office:string-value="FFFF83" calcext:value-type="string">
            <text:p>FFFF83</text:p>
          </table:table-cell>
          <table:table-cell table:formula="of:=HEX2DEC([.C1084])" office:value-type="float" office:value="16777091" calcext:value-type="float">
            <text:p>16777091</text:p>
          </table:table-cell>
          <table:table-cell table:formula="of:=IF([.D1084]&gt;8388608;([.D1084]-16777215-1);[.D108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5];2);16)" office:value-type="string" office:string-value="AFFFFF83" calcext:value-type="string">
            <text:p>AFFFFF83</text:p>
          </table:table-cell>
          <table:table-cell table:formula="of:=RIGHTB([.B1085];6)" office:value-type="string" office:string-value="FFFF83" calcext:value-type="string">
            <text:p>FFFF83</text:p>
          </table:table-cell>
          <table:table-cell table:formula="of:=HEX2DEC([.C1085])" office:value-type="float" office:value="16777091" calcext:value-type="float">
            <text:p>16777091</text:p>
          </table:table-cell>
          <table:table-cell table:formula="of:=IF([.D1085]&gt;8388608;([.D1085]-16777215-1);[.D108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6];2);16)" office:value-type="string" office:string-value="AFFFFF83" calcext:value-type="string">
            <text:p>AFFFFF83</text:p>
          </table:table-cell>
          <table:table-cell table:formula="of:=RIGHTB([.B1086];6)" office:value-type="string" office:string-value="FFFF83" calcext:value-type="string">
            <text:p>FFFF83</text:p>
          </table:table-cell>
          <table:table-cell table:formula="of:=HEX2DEC([.C1086])" office:value-type="float" office:value="16777091" calcext:value-type="float">
            <text:p>16777091</text:p>
          </table:table-cell>
          <table:table-cell table:formula="of:=IF([.D1086]&gt;8388608;([.D1086]-16777215-1);[.D108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7];2);16)" office:value-type="string" office:string-value="AFFFFF83" calcext:value-type="string">
            <text:p>AFFFFF83</text:p>
          </table:table-cell>
          <table:table-cell table:formula="of:=RIGHTB([.B1087];6)" office:value-type="string" office:string-value="FFFF83" calcext:value-type="string">
            <text:p>FFFF83</text:p>
          </table:table-cell>
          <table:table-cell table:formula="of:=HEX2DEC([.C1087])" office:value-type="float" office:value="16777091" calcext:value-type="float">
            <text:p>16777091</text:p>
          </table:table-cell>
          <table:table-cell table:formula="of:=IF([.D1087]&gt;8388608;([.D1087]-16777215-1);[.D108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111111111111111111110000011</text:p>
          </table:table-cell>
          <table:table-cell table:formula="of:=BASE(DECIMAL([.A1088];2);16)" office:value-type="string" office:string-value="AFFFFF83" calcext:value-type="string">
            <text:p>AFFFFF83</text:p>
          </table:table-cell>
          <table:table-cell table:formula="of:=RIGHTB([.B1088];6)" office:value-type="string" office:string-value="FFFF83" calcext:value-type="string">
            <text:p>FFFF83</text:p>
          </table:table-cell>
          <table:table-cell table:formula="of:=HEX2DEC([.C1088])" office:value-type="float" office:value="16777091" calcext:value-type="float">
            <text:p>16777091</text:p>
          </table:table-cell>
          <table:table-cell table:formula="of:=IF([.D1088]&gt;8388608;([.D1088]-16777215-1);[.D108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89];2);16)" office:value-type="string" office:string-value="82" calcext:value-type="string">
            <text:p>82</text:p>
          </table:table-cell>
          <table:table-cell table:formula="of:=RIGHTB([.B1089];6)" office:value-type="string" office:string-value="82" calcext:value-type="string">
            <text:p>82</text:p>
          </table:table-cell>
          <table:table-cell table:formula="of:=HEX2DEC([.C1089])" office:value-type="float" office:value="130" calcext:value-type="float">
            <text:p>130</text:p>
          </table:table-cell>
          <table:table-cell table:formula="of:=IF([.D1089]&gt;8388608;([.D1089]-16777215-1);[.D108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0];2);16)" office:value-type="string" office:string-value="82" calcext:value-type="string">
            <text:p>82</text:p>
          </table:table-cell>
          <table:table-cell table:formula="of:=RIGHTB([.B1090];6)" office:value-type="string" office:string-value="82" calcext:value-type="string">
            <text:p>82</text:p>
          </table:table-cell>
          <table:table-cell table:formula="of:=HEX2DEC([.C1090])" office:value-type="float" office:value="130" calcext:value-type="float">
            <text:p>130</text:p>
          </table:table-cell>
          <table:table-cell table:formula="of:=IF([.D1090]&gt;8388608;([.D1090]-16777215-1);[.D109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1];2);16)" office:value-type="string" office:string-value="82" calcext:value-type="string">
            <text:p>82</text:p>
          </table:table-cell>
          <table:table-cell table:formula="of:=RIGHTB([.B1091];6)" office:value-type="string" office:string-value="82" calcext:value-type="string">
            <text:p>82</text:p>
          </table:table-cell>
          <table:table-cell table:formula="of:=HEX2DEC([.C1091])" office:value-type="float" office:value="130" calcext:value-type="float">
            <text:p>130</text:p>
          </table:table-cell>
          <table:table-cell table:formula="of:=IF([.D1091]&gt;8388608;([.D1091]-16777215-1);[.D109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2];2);16)" office:value-type="string" office:string-value="82" calcext:value-type="string">
            <text:p>82</text:p>
          </table:table-cell>
          <table:table-cell table:formula="of:=RIGHTB([.B1092];6)" office:value-type="string" office:string-value="82" calcext:value-type="string">
            <text:p>82</text:p>
          </table:table-cell>
          <table:table-cell table:formula="of:=HEX2DEC([.C1092])" office:value-type="float" office:value="130" calcext:value-type="float">
            <text:p>130</text:p>
          </table:table-cell>
          <table:table-cell table:formula="of:=IF([.D1092]&gt;8388608;([.D1092]-16777215-1);[.D109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3];2);16)" office:value-type="string" office:string-value="82" calcext:value-type="string">
            <text:p>82</text:p>
          </table:table-cell>
          <table:table-cell table:formula="of:=RIGHTB([.B1093];6)" office:value-type="string" office:string-value="82" calcext:value-type="string">
            <text:p>82</text:p>
          </table:table-cell>
          <table:table-cell table:formula="of:=HEX2DEC([.C1093])" office:value-type="float" office:value="130" calcext:value-type="float">
            <text:p>130</text:p>
          </table:table-cell>
          <table:table-cell table:formula="of:=IF([.D1093]&gt;8388608;([.D1093]-16777215-1);[.D109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4];2);16)" office:value-type="string" office:string-value="82" calcext:value-type="string">
            <text:p>82</text:p>
          </table:table-cell>
          <table:table-cell table:formula="of:=RIGHTB([.B1094];6)" office:value-type="string" office:string-value="82" calcext:value-type="string">
            <text:p>82</text:p>
          </table:table-cell>
          <table:table-cell table:formula="of:=HEX2DEC([.C1094])" office:value-type="float" office:value="130" calcext:value-type="float">
            <text:p>130</text:p>
          </table:table-cell>
          <table:table-cell table:formula="of:=IF([.D1094]&gt;8388608;([.D1094]-16777215-1);[.D109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5];2);16)" office:value-type="string" office:string-value="82" calcext:value-type="string">
            <text:p>82</text:p>
          </table:table-cell>
          <table:table-cell table:formula="of:=RIGHTB([.B1095];6)" office:value-type="string" office:string-value="82" calcext:value-type="string">
            <text:p>82</text:p>
          </table:table-cell>
          <table:table-cell table:formula="of:=HEX2DEC([.C1095])" office:value-type="float" office:value="130" calcext:value-type="float">
            <text:p>130</text:p>
          </table:table-cell>
          <table:table-cell table:formula="of:=IF([.D1095]&gt;8388608;([.D1095]-16777215-1);[.D109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00000000000000000010000010</text:p>
          </table:table-cell>
          <table:table-cell table:formula="of:=BASE(DECIMAL([.A1096];2);16)" office:value-type="string" office:string-value="82" calcext:value-type="string">
            <text:p>82</text:p>
          </table:table-cell>
          <table:table-cell table:formula="of:=RIGHTB([.B1096];6)" office:value-type="string" office:string-value="82" calcext:value-type="string">
            <text:p>82</text:p>
          </table:table-cell>
          <table:table-cell table:formula="of:=HEX2DEC([.C1096])" office:value-type="float" office:value="130" calcext:value-type="float">
            <text:p>130</text:p>
          </table:table-cell>
          <table:table-cell table:formula="of:=IF([.D1096]&gt;8388608;([.D1096]-16777215-1);[.D109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097];2);16)" office:value-type="string" office:string-value="1B000082" calcext:value-type="string">
            <text:p>1B000082</text:p>
          </table:table-cell>
          <table:table-cell table:formula="of:=RIGHTB([.B1097];6)" office:value-type="string" office:string-value="000082" calcext:value-type="string">
            <text:p>000082</text:p>
          </table:table-cell>
          <table:table-cell table:formula="of:=HEX2DEC([.C1097])" office:value-type="float" office:value="130" calcext:value-type="float">
            <text:p>130</text:p>
          </table:table-cell>
          <table:table-cell table:formula="of:=IF([.D1097]&gt;8388608;([.D1097]-16777215-1);[.D109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098];2);16)" office:value-type="string" office:string-value="1B000082" calcext:value-type="string">
            <text:p>1B000082</text:p>
          </table:table-cell>
          <table:table-cell table:formula="of:=RIGHTB([.B1098];6)" office:value-type="string" office:string-value="000082" calcext:value-type="string">
            <text:p>000082</text:p>
          </table:table-cell>
          <table:table-cell table:formula="of:=HEX2DEC([.C1098])" office:value-type="float" office:value="130" calcext:value-type="float">
            <text:p>130</text:p>
          </table:table-cell>
          <table:table-cell table:formula="of:=IF([.D1098]&gt;8388608;([.D1098]-16777215-1);[.D109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099];2);16)" office:value-type="string" office:string-value="1B000082" calcext:value-type="string">
            <text:p>1B000082</text:p>
          </table:table-cell>
          <table:table-cell table:formula="of:=RIGHTB([.B1099];6)" office:value-type="string" office:string-value="000082" calcext:value-type="string">
            <text:p>000082</text:p>
          </table:table-cell>
          <table:table-cell table:formula="of:=HEX2DEC([.C1099])" office:value-type="float" office:value="130" calcext:value-type="float">
            <text:p>130</text:p>
          </table:table-cell>
          <table:table-cell table:formula="of:=IF([.D1099]&gt;8388608;([.D1099]-16777215-1);[.D109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100];2);16)" office:value-type="string" office:string-value="1B000082" calcext:value-type="string">
            <text:p>1B000082</text:p>
          </table:table-cell>
          <table:table-cell table:formula="of:=RIGHTB([.B1100];6)" office:value-type="string" office:string-value="000082" calcext:value-type="string">
            <text:p>000082</text:p>
          </table:table-cell>
          <table:table-cell table:formula="of:=HEX2DEC([.C1100])" office:value-type="float" office:value="130" calcext:value-type="float">
            <text:p>130</text:p>
          </table:table-cell>
          <table:table-cell table:formula="of:=IF([.D1100]&gt;8388608;([.D1100]-16777215-1);[.D110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101];2);16)" office:value-type="string" office:string-value="1B000082" calcext:value-type="string">
            <text:p>1B000082</text:p>
          </table:table-cell>
          <table:table-cell table:formula="of:=RIGHTB([.B1101];6)" office:value-type="string" office:string-value="000082" calcext:value-type="string">
            <text:p>000082</text:p>
          </table:table-cell>
          <table:table-cell table:formula="of:=HEX2DEC([.C1101])" office:value-type="float" office:value="130" calcext:value-type="float">
            <text:p>130</text:p>
          </table:table-cell>
          <table:table-cell table:formula="of:=IF([.D1101]&gt;8388608;([.D1101]-16777215-1);[.D110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102];2);16)" office:value-type="string" office:string-value="1B000082" calcext:value-type="string">
            <text:p>1B000082</text:p>
          </table:table-cell>
          <table:table-cell table:formula="of:=RIGHTB([.B1102];6)" office:value-type="string" office:string-value="000082" calcext:value-type="string">
            <text:p>000082</text:p>
          </table:table-cell>
          <table:table-cell table:formula="of:=HEX2DEC([.C1102])" office:value-type="float" office:value="130" calcext:value-type="float">
            <text:p>130</text:p>
          </table:table-cell>
          <table:table-cell table:formula="of:=IF([.D1102]&gt;8388608;([.D1102]-16777215-1);[.D110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103];2);16)" office:value-type="string" office:string-value="1B000082" calcext:value-type="string">
            <text:p>1B000082</text:p>
          </table:table-cell>
          <table:table-cell table:formula="of:=RIGHTB([.B1103];6)" office:value-type="string" office:string-value="000082" calcext:value-type="string">
            <text:p>000082</text:p>
          </table:table-cell>
          <table:table-cell table:formula="of:=HEX2DEC([.C1103])" office:value-type="float" office:value="130" calcext:value-type="float">
            <text:p>130</text:p>
          </table:table-cell>
          <table:table-cell table:formula="of:=IF([.D1103]&gt;8388608;([.D1103]-16777215-1);[.D110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11011000000000000000010000010</text:p>
          </table:table-cell>
          <table:table-cell table:formula="of:=BASE(DECIMAL([.A1104];2);16)" office:value-type="string" office:string-value="1B000082" calcext:value-type="string">
            <text:p>1B000082</text:p>
          </table:table-cell>
          <table:table-cell table:formula="of:=RIGHTB([.B1104];6)" office:value-type="string" office:string-value="000082" calcext:value-type="string">
            <text:p>000082</text:p>
          </table:table-cell>
          <table:table-cell table:formula="of:=HEX2DEC([.C1104])" office:value-type="float" office:value="130" calcext:value-type="float">
            <text:p>130</text:p>
          </table:table-cell>
          <table:table-cell table:formula="of:=IF([.D1104]&gt;8388608;([.D1104]-16777215-1);[.D110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05];2);16)" office:value-type="string" office:string-value="F9FFFF8C" calcext:value-type="string">
            <text:p>F9FFFF8C</text:p>
          </table:table-cell>
          <table:table-cell table:formula="of:=RIGHTB([.B1105];6)" office:value-type="string" office:string-value="FFFF8C" calcext:value-type="string">
            <text:p>FFFF8C</text:p>
          </table:table-cell>
          <table:table-cell table:formula="of:=HEX2DEC([.C1105])" office:value-type="float" office:value="16777100" calcext:value-type="float">
            <text:p>16777100</text:p>
          </table:table-cell>
          <table:table-cell table:formula="of:=IF([.D1105]&gt;8388608;([.D1105]-16777215-1);[.D110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06];2);16)" office:value-type="string" office:string-value="F9FFFF8C" calcext:value-type="string">
            <text:p>F9FFFF8C</text:p>
          </table:table-cell>
          <table:table-cell table:formula="of:=RIGHTB([.B1106];6)" office:value-type="string" office:string-value="FFFF8C" calcext:value-type="string">
            <text:p>FFFF8C</text:p>
          </table:table-cell>
          <table:table-cell table:formula="of:=HEX2DEC([.C1106])" office:value-type="float" office:value="16777100" calcext:value-type="float">
            <text:p>16777100</text:p>
          </table:table-cell>
          <table:table-cell table:formula="of:=IF([.D1106]&gt;8388608;([.D1106]-16777215-1);[.D110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07];2);16)" office:value-type="string" office:string-value="F9FFFF8C" calcext:value-type="string">
            <text:p>F9FFFF8C</text:p>
          </table:table-cell>
          <table:table-cell table:formula="of:=RIGHTB([.B1107];6)" office:value-type="string" office:string-value="FFFF8C" calcext:value-type="string">
            <text:p>FFFF8C</text:p>
          </table:table-cell>
          <table:table-cell table:formula="of:=HEX2DEC([.C1107])" office:value-type="float" office:value="16777100" calcext:value-type="float">
            <text:p>16777100</text:p>
          </table:table-cell>
          <table:table-cell table:formula="of:=IF([.D1107]&gt;8388608;([.D1107]-16777215-1);[.D110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08];2);16)" office:value-type="string" office:string-value="F9FFFF8C" calcext:value-type="string">
            <text:p>F9FFFF8C</text:p>
          </table:table-cell>
          <table:table-cell table:formula="of:=RIGHTB([.B1108];6)" office:value-type="string" office:string-value="FFFF8C" calcext:value-type="string">
            <text:p>FFFF8C</text:p>
          </table:table-cell>
          <table:table-cell table:formula="of:=HEX2DEC([.C1108])" office:value-type="float" office:value="16777100" calcext:value-type="float">
            <text:p>16777100</text:p>
          </table:table-cell>
          <table:table-cell table:formula="of:=IF([.D1108]&gt;8388608;([.D1108]-16777215-1);[.D110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09];2);16)" office:value-type="string" office:string-value="F9FFFF8C" calcext:value-type="string">
            <text:p>F9FFFF8C</text:p>
          </table:table-cell>
          <table:table-cell table:formula="of:=RIGHTB([.B1109];6)" office:value-type="string" office:string-value="FFFF8C" calcext:value-type="string">
            <text:p>FFFF8C</text:p>
          </table:table-cell>
          <table:table-cell table:formula="of:=HEX2DEC([.C1109])" office:value-type="float" office:value="16777100" calcext:value-type="float">
            <text:p>16777100</text:p>
          </table:table-cell>
          <table:table-cell table:formula="of:=IF([.D1109]&gt;8388608;([.D1109]-16777215-1);[.D110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10];2);16)" office:value-type="string" office:string-value="F9FFFF8C" calcext:value-type="string">
            <text:p>F9FFFF8C</text:p>
          </table:table-cell>
          <table:table-cell table:formula="of:=RIGHTB([.B1110];6)" office:value-type="string" office:string-value="FFFF8C" calcext:value-type="string">
            <text:p>FFFF8C</text:p>
          </table:table-cell>
          <table:table-cell table:formula="of:=HEX2DEC([.C1110])" office:value-type="float" office:value="16777100" calcext:value-type="float">
            <text:p>16777100</text:p>
          </table:table-cell>
          <table:table-cell table:formula="of:=IF([.D1110]&gt;8388608;([.D1110]-16777215-1);[.D1110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11];2);16)" office:value-type="string" office:string-value="F9FFFF8C" calcext:value-type="string">
            <text:p>F9FFFF8C</text:p>
          </table:table-cell>
          <table:table-cell table:formula="of:=RIGHTB([.B1111];6)" office:value-type="string" office:string-value="FFFF8C" calcext:value-type="string">
            <text:p>FFFF8C</text:p>
          </table:table-cell>
          <table:table-cell table:formula="of:=HEX2DEC([.C1111])" office:value-type="float" office:value="16777100" calcext:value-type="float">
            <text:p>16777100</text:p>
          </table:table-cell>
          <table:table-cell table:formula="of:=IF([.D1111]&gt;8388608;([.D1111]-16777215-1);[.D111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001111111111111111110001100</text:p>
          </table:table-cell>
          <table:table-cell table:formula="of:=BASE(DECIMAL([.A1112];2);16)" office:value-type="string" office:string-value="F9FFFF8C" calcext:value-type="string">
            <text:p>F9FFFF8C</text:p>
          </table:table-cell>
          <table:table-cell table:formula="of:=RIGHTB([.B1112];6)" office:value-type="string" office:string-value="FFFF8C" calcext:value-type="string">
            <text:p>FFFF8C</text:p>
          </table:table-cell>
          <table:table-cell table:formula="of:=HEX2DEC([.C1112])" office:value-type="float" office:value="16777100" calcext:value-type="float">
            <text:p>16777100</text:p>
          </table:table-cell>
          <table:table-cell table:formula="of:=IF([.D1112]&gt;8388608;([.D1112]-16777215-1);[.D111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3];2);16)" office:value-type="string" office:string-value="82FFFF89" calcext:value-type="string">
            <text:p>82FFFF89</text:p>
          </table:table-cell>
          <table:table-cell table:formula="of:=RIGHTB([.B1113];6)" office:value-type="string" office:string-value="FFFF89" calcext:value-type="string">
            <text:p>FFFF89</text:p>
          </table:table-cell>
          <table:table-cell table:formula="of:=HEX2DEC([.C1113])" office:value-type="float" office:value="16777097" calcext:value-type="float">
            <text:p>16777097</text:p>
          </table:table-cell>
          <table:table-cell table:formula="of:=IF([.D1113]&gt;8388608;([.D1113]-16777215-1);[.D111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4];2);16)" office:value-type="string" office:string-value="82FFFF89" calcext:value-type="string">
            <text:p>82FFFF89</text:p>
          </table:table-cell>
          <table:table-cell table:formula="of:=RIGHTB([.B1114];6)" office:value-type="string" office:string-value="FFFF89" calcext:value-type="string">
            <text:p>FFFF89</text:p>
          </table:table-cell>
          <table:table-cell table:formula="of:=HEX2DEC([.C1114])" office:value-type="float" office:value="16777097" calcext:value-type="float">
            <text:p>16777097</text:p>
          </table:table-cell>
          <table:table-cell table:formula="of:=IF([.D1114]&gt;8388608;([.D1114]-16777215-1);[.D111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5];2);16)" office:value-type="string" office:string-value="82FFFF89" calcext:value-type="string">
            <text:p>82FFFF89</text:p>
          </table:table-cell>
          <table:table-cell table:formula="of:=RIGHTB([.B1115];6)" office:value-type="string" office:string-value="FFFF89" calcext:value-type="string">
            <text:p>FFFF89</text:p>
          </table:table-cell>
          <table:table-cell table:formula="of:=HEX2DEC([.C1115])" office:value-type="float" office:value="16777097" calcext:value-type="float">
            <text:p>16777097</text:p>
          </table:table-cell>
          <table:table-cell table:formula="of:=IF([.D1115]&gt;8388608;([.D1115]-16777215-1);[.D11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6];2);16)" office:value-type="string" office:string-value="82FFFF89" calcext:value-type="string">
            <text:p>82FFFF89</text:p>
          </table:table-cell>
          <table:table-cell table:formula="of:=RIGHTB([.B1116];6)" office:value-type="string" office:string-value="FFFF89" calcext:value-type="string">
            <text:p>FFFF89</text:p>
          </table:table-cell>
          <table:table-cell table:formula="of:=HEX2DEC([.C1116])" office:value-type="float" office:value="16777097" calcext:value-type="float">
            <text:p>16777097</text:p>
          </table:table-cell>
          <table:table-cell table:formula="of:=IF([.D1116]&gt;8388608;([.D1116]-16777215-1);[.D1116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7];2);16)" office:value-type="string" office:string-value="82FFFF89" calcext:value-type="string">
            <text:p>82FFFF89</text:p>
          </table:table-cell>
          <table:table-cell table:formula="of:=RIGHTB([.B1117];6)" office:value-type="string" office:string-value="FFFF89" calcext:value-type="string">
            <text:p>FFFF89</text:p>
          </table:table-cell>
          <table:table-cell table:formula="of:=HEX2DEC([.C1117])" office:value-type="float" office:value="16777097" calcext:value-type="float">
            <text:p>16777097</text:p>
          </table:table-cell>
          <table:table-cell table:formula="of:=IF([.D1117]&gt;8388608;([.D1117]-16777215-1);[.D111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8];2);16)" office:value-type="string" office:string-value="82FFFF89" calcext:value-type="string">
            <text:p>82FFFF89</text:p>
          </table:table-cell>
          <table:table-cell table:formula="of:=RIGHTB([.B1118];6)" office:value-type="string" office:string-value="FFFF89" calcext:value-type="string">
            <text:p>FFFF89</text:p>
          </table:table-cell>
          <table:table-cell table:formula="of:=HEX2DEC([.C1118])" office:value-type="float" office:value="16777097" calcext:value-type="float">
            <text:p>16777097</text:p>
          </table:table-cell>
          <table:table-cell table:formula="of:=IF([.D1118]&gt;8388608;([.D1118]-16777215-1);[.D111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19];2);16)" office:value-type="string" office:string-value="82FFFF89" calcext:value-type="string">
            <text:p>82FFFF89</text:p>
          </table:table-cell>
          <table:table-cell table:formula="of:=RIGHTB([.B1119];6)" office:value-type="string" office:string-value="FFFF89" calcext:value-type="string">
            <text:p>FFFF89</text:p>
          </table:table-cell>
          <table:table-cell table:formula="of:=HEX2DEC([.C1119])" office:value-type="float" office:value="16777097" calcext:value-type="float">
            <text:p>16777097</text:p>
          </table:table-cell>
          <table:table-cell table:formula="of:=IF([.D1119]&gt;8388608;([.D1119]-16777215-1);[.D111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00010111111111111111110001001</text:p>
          </table:table-cell>
          <table:table-cell table:formula="of:=BASE(DECIMAL([.A1120];2);16)" office:value-type="string" office:string-value="82FFFF89" calcext:value-type="string">
            <text:p>82FFFF89</text:p>
          </table:table-cell>
          <table:table-cell table:formula="of:=RIGHTB([.B1120];6)" office:value-type="string" office:string-value="FFFF89" calcext:value-type="string">
            <text:p>FFFF89</text:p>
          </table:table-cell>
          <table:table-cell table:formula="of:=HEX2DEC([.C1120])" office:value-type="float" office:value="16777097" calcext:value-type="float">
            <text:p>16777097</text:p>
          </table:table-cell>
          <table:table-cell table:formula="of:=IF([.D1120]&gt;8388608;([.D1120]-16777215-1);[.D112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1];2);16)" office:value-type="string" office:string-value="9DFFFF83" calcext:value-type="string">
            <text:p>9DFFFF83</text:p>
          </table:table-cell>
          <table:table-cell table:formula="of:=RIGHTB([.B1121];6)" office:value-type="string" office:string-value="FFFF83" calcext:value-type="string">
            <text:p>FFFF83</text:p>
          </table:table-cell>
          <table:table-cell table:formula="of:=HEX2DEC([.C1121])" office:value-type="float" office:value="16777091" calcext:value-type="float">
            <text:p>16777091</text:p>
          </table:table-cell>
          <table:table-cell table:formula="of:=IF([.D1121]&gt;8388608;([.D1121]-16777215-1);[.D11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2];2);16)" office:value-type="string" office:string-value="9DFFFF83" calcext:value-type="string">
            <text:p>9DFFFF83</text:p>
          </table:table-cell>
          <table:table-cell table:formula="of:=RIGHTB([.B1122];6)" office:value-type="string" office:string-value="FFFF83" calcext:value-type="string">
            <text:p>FFFF83</text:p>
          </table:table-cell>
          <table:table-cell table:formula="of:=HEX2DEC([.C1122])" office:value-type="float" office:value="16777091" calcext:value-type="float">
            <text:p>16777091</text:p>
          </table:table-cell>
          <table:table-cell table:formula="of:=IF([.D1122]&gt;8388608;([.D1122]-16777215-1);[.D112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3];2);16)" office:value-type="string" office:string-value="9DFFFF83" calcext:value-type="string">
            <text:p>9DFFFF83</text:p>
          </table:table-cell>
          <table:table-cell table:formula="of:=RIGHTB([.B1123];6)" office:value-type="string" office:string-value="FFFF83" calcext:value-type="string">
            <text:p>FFFF83</text:p>
          </table:table-cell>
          <table:table-cell table:formula="of:=HEX2DEC([.C1123])" office:value-type="float" office:value="16777091" calcext:value-type="float">
            <text:p>16777091</text:p>
          </table:table-cell>
          <table:table-cell table:formula="of:=IF([.D1123]&gt;8388608;([.D1123]-16777215-1);[.D112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4];2);16)" office:value-type="string" office:string-value="9DFFFF83" calcext:value-type="string">
            <text:p>9DFFFF83</text:p>
          </table:table-cell>
          <table:table-cell table:formula="of:=RIGHTB([.B1124];6)" office:value-type="string" office:string-value="FFFF83" calcext:value-type="string">
            <text:p>FFFF83</text:p>
          </table:table-cell>
          <table:table-cell table:formula="of:=HEX2DEC([.C1124])" office:value-type="float" office:value="16777091" calcext:value-type="float">
            <text:p>16777091</text:p>
          </table:table-cell>
          <table:table-cell table:formula="of:=IF([.D1124]&gt;8388608;([.D1124]-16777215-1);[.D112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5];2);16)" office:value-type="string" office:string-value="9DFFFF83" calcext:value-type="string">
            <text:p>9DFFFF83</text:p>
          </table:table-cell>
          <table:table-cell table:formula="of:=RIGHTB([.B1125];6)" office:value-type="string" office:string-value="FFFF83" calcext:value-type="string">
            <text:p>FFFF83</text:p>
          </table:table-cell>
          <table:table-cell table:formula="of:=HEX2DEC([.C1125])" office:value-type="float" office:value="16777091" calcext:value-type="float">
            <text:p>16777091</text:p>
          </table:table-cell>
          <table:table-cell table:formula="of:=IF([.D1125]&gt;8388608;([.D1125]-16777215-1);[.D112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6];2);16)" office:value-type="string" office:string-value="9DFFFF83" calcext:value-type="string">
            <text:p>9DFFFF83</text:p>
          </table:table-cell>
          <table:table-cell table:formula="of:=RIGHTB([.B1126];6)" office:value-type="string" office:string-value="FFFF83" calcext:value-type="string">
            <text:p>FFFF83</text:p>
          </table:table-cell>
          <table:table-cell table:formula="of:=HEX2DEC([.C1126])" office:value-type="float" office:value="16777091" calcext:value-type="float">
            <text:p>16777091</text:p>
          </table:table-cell>
          <table:table-cell table:formula="of:=IF([.D1126]&gt;8388608;([.D1126]-16777215-1);[.D112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7];2);16)" office:value-type="string" office:string-value="9DFFFF83" calcext:value-type="string">
            <text:p>9DFFFF83</text:p>
          </table:table-cell>
          <table:table-cell table:formula="of:=RIGHTB([.B1127];6)" office:value-type="string" office:string-value="FFFF83" calcext:value-type="string">
            <text:p>FFFF83</text:p>
          </table:table-cell>
          <table:table-cell table:formula="of:=HEX2DEC([.C1127])" office:value-type="float" office:value="16777091" calcext:value-type="float">
            <text:p>16777091</text:p>
          </table:table-cell>
          <table:table-cell table:formula="of:=IF([.D1127]&gt;8388608;([.D1127]-16777215-1);[.D112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1101111111111111111110000011</text:p>
          </table:table-cell>
          <table:table-cell table:formula="of:=BASE(DECIMAL([.A1128];2);16)" office:value-type="string" office:string-value="9DFFFF83" calcext:value-type="string">
            <text:p>9DFFFF83</text:p>
          </table:table-cell>
          <table:table-cell table:formula="of:=RIGHTB([.B1128];6)" office:value-type="string" office:string-value="FFFF83" calcext:value-type="string">
            <text:p>FFFF83</text:p>
          </table:table-cell>
          <table:table-cell table:formula="of:=HEX2DEC([.C1128])" office:value-type="float" office:value="16777091" calcext:value-type="float">
            <text:p>16777091</text:p>
          </table:table-cell>
          <table:table-cell table:formula="of:=IF([.D1128]&gt;8388608;([.D1128]-16777215-1);[.D112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29];2);16)" office:value-type="string" office:string-value="D9FFFF87" calcext:value-type="string">
            <text:p>D9FFFF87</text:p>
          </table:table-cell>
          <table:table-cell table:formula="of:=RIGHTB([.B1129];6)" office:value-type="string" office:string-value="FFFF87" calcext:value-type="string">
            <text:p>FFFF87</text:p>
          </table:table-cell>
          <table:table-cell table:formula="of:=HEX2DEC([.C1129])" office:value-type="float" office:value="16777095" calcext:value-type="float">
            <text:p>16777095</text:p>
          </table:table-cell>
          <table:table-cell table:formula="of:=IF([.D1129]&gt;8388608;([.D1129]-16777215-1);[.D1129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0];2);16)" office:value-type="string" office:string-value="D9FFFF87" calcext:value-type="string">
            <text:p>D9FFFF87</text:p>
          </table:table-cell>
          <table:table-cell table:formula="of:=RIGHTB([.B1130];6)" office:value-type="string" office:string-value="FFFF87" calcext:value-type="string">
            <text:p>FFFF87</text:p>
          </table:table-cell>
          <table:table-cell table:formula="of:=HEX2DEC([.C1130])" office:value-type="float" office:value="16777095" calcext:value-type="float">
            <text:p>16777095</text:p>
          </table:table-cell>
          <table:table-cell table:formula="of:=IF([.D1130]&gt;8388608;([.D1130]-16777215-1);[.D1130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1];2);16)" office:value-type="string" office:string-value="D9FFFF87" calcext:value-type="string">
            <text:p>D9FFFF87</text:p>
          </table:table-cell>
          <table:table-cell table:formula="of:=RIGHTB([.B1131];6)" office:value-type="string" office:string-value="FFFF87" calcext:value-type="string">
            <text:p>FFFF87</text:p>
          </table:table-cell>
          <table:table-cell table:formula="of:=HEX2DEC([.C1131])" office:value-type="float" office:value="16777095" calcext:value-type="float">
            <text:p>16777095</text:p>
          </table:table-cell>
          <table:table-cell table:formula="of:=IF([.D1131]&gt;8388608;([.D1131]-16777215-1);[.D1131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2];2);16)" office:value-type="string" office:string-value="D9FFFF87" calcext:value-type="string">
            <text:p>D9FFFF87</text:p>
          </table:table-cell>
          <table:table-cell table:formula="of:=RIGHTB([.B1132];6)" office:value-type="string" office:string-value="FFFF87" calcext:value-type="string">
            <text:p>FFFF87</text:p>
          </table:table-cell>
          <table:table-cell table:formula="of:=HEX2DEC([.C1132])" office:value-type="float" office:value="16777095" calcext:value-type="float">
            <text:p>16777095</text:p>
          </table:table-cell>
          <table:table-cell table:formula="of:=IF([.D1132]&gt;8388608;([.D1132]-16777215-1);[.D1132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3];2);16)" office:value-type="string" office:string-value="D9FFFF87" calcext:value-type="string">
            <text:p>D9FFFF87</text:p>
          </table:table-cell>
          <table:table-cell table:formula="of:=RIGHTB([.B1133];6)" office:value-type="string" office:string-value="FFFF87" calcext:value-type="string">
            <text:p>FFFF87</text:p>
          </table:table-cell>
          <table:table-cell table:formula="of:=HEX2DEC([.C1133])" office:value-type="float" office:value="16777095" calcext:value-type="float">
            <text:p>16777095</text:p>
          </table:table-cell>
          <table:table-cell table:formula="of:=IF([.D1133]&gt;8388608;([.D1133]-16777215-1);[.D1133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4];2);16)" office:value-type="string" office:string-value="D9FFFF87" calcext:value-type="string">
            <text:p>D9FFFF87</text:p>
          </table:table-cell>
          <table:table-cell table:formula="of:=RIGHTB([.B1134];6)" office:value-type="string" office:string-value="FFFF87" calcext:value-type="string">
            <text:p>FFFF87</text:p>
          </table:table-cell>
          <table:table-cell table:formula="of:=HEX2DEC([.C1134])" office:value-type="float" office:value="16777095" calcext:value-type="float">
            <text:p>16777095</text:p>
          </table:table-cell>
          <table:table-cell table:formula="of:=IF([.D1134]&gt;8388608;([.D1134]-16777215-1);[.D1134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5];2);16)" office:value-type="string" office:string-value="D9FFFF87" calcext:value-type="string">
            <text:p>D9FFFF87</text:p>
          </table:table-cell>
          <table:table-cell table:formula="of:=RIGHTB([.B1135];6)" office:value-type="string" office:string-value="FFFF87" calcext:value-type="string">
            <text:p>FFFF87</text:p>
          </table:table-cell>
          <table:table-cell table:formula="of:=HEX2DEC([.C1135])" office:value-type="float" office:value="16777095" calcext:value-type="float">
            <text:p>16777095</text:p>
          </table:table-cell>
          <table:table-cell table:formula="of:=IF([.D1135]&gt;8388608;([.D1135]-16777215-1);[.D1135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1011001111111111111111110000111</text:p>
          </table:table-cell>
          <table:table-cell table:formula="of:=BASE(DECIMAL([.A1136];2);16)" office:value-type="string" office:string-value="D9FFFF87" calcext:value-type="string">
            <text:p>D9FFFF87</text:p>
          </table:table-cell>
          <table:table-cell table:formula="of:=RIGHTB([.B1136];6)" office:value-type="string" office:string-value="FFFF87" calcext:value-type="string">
            <text:p>FFFF87</text:p>
          </table:table-cell>
          <table:table-cell table:formula="of:=HEX2DEC([.C1136])" office:value-type="float" office:value="16777095" calcext:value-type="float">
            <text:p>16777095</text:p>
          </table:table-cell>
          <table:table-cell table:formula="of:=IF([.D1136]&gt;8388608;([.D1136]-16777215-1);[.D1136])"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37];2);16)" office:value-type="string" office:string-value="600008F" calcext:value-type="string">
            <text:p>600008F</text:p>
          </table:table-cell>
          <table:table-cell table:formula="of:=RIGHTB([.B1137];6)" office:value-type="string" office:string-value="00008F" calcext:value-type="string">
            <text:p>00008F</text:p>
          </table:table-cell>
          <table:table-cell table:formula="of:=HEX2DEC([.C1137])" office:value-type="float" office:value="143" calcext:value-type="float">
            <text:p>143</text:p>
          </table:table-cell>
          <table:table-cell table:formula="of:=IF([.D1137]&gt;8388608;([.D1137]-16777215-1);[.D113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38];2);16)" office:value-type="string" office:string-value="600008F" calcext:value-type="string">
            <text:p>600008F</text:p>
          </table:table-cell>
          <table:table-cell table:formula="of:=RIGHTB([.B1138];6)" office:value-type="string" office:string-value="00008F" calcext:value-type="string">
            <text:p>00008F</text:p>
          </table:table-cell>
          <table:table-cell table:formula="of:=HEX2DEC([.C1138])" office:value-type="float" office:value="143" calcext:value-type="float">
            <text:p>143</text:p>
          </table:table-cell>
          <table:table-cell table:formula="of:=IF([.D1138]&gt;8388608;([.D1138]-16777215-1);[.D1138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39];2);16)" office:value-type="string" office:string-value="600008F" calcext:value-type="string">
            <text:p>600008F</text:p>
          </table:table-cell>
          <table:table-cell table:formula="of:=RIGHTB([.B1139];6)" office:value-type="string" office:string-value="00008F" calcext:value-type="string">
            <text:p>00008F</text:p>
          </table:table-cell>
          <table:table-cell table:formula="of:=HEX2DEC([.C1139])" office:value-type="float" office:value="143" calcext:value-type="float">
            <text:p>143</text:p>
          </table:table-cell>
          <table:table-cell table:formula="of:=IF([.D1139]&gt;8388608;([.D1139]-16777215-1);[.D1139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40];2);16)" office:value-type="string" office:string-value="600008F" calcext:value-type="string">
            <text:p>600008F</text:p>
          </table:table-cell>
          <table:table-cell table:formula="of:=RIGHTB([.B1140];6)" office:value-type="string" office:string-value="00008F" calcext:value-type="string">
            <text:p>00008F</text:p>
          </table:table-cell>
          <table:table-cell table:formula="of:=HEX2DEC([.C1140])" office:value-type="float" office:value="143" calcext:value-type="float">
            <text:p>143</text:p>
          </table:table-cell>
          <table:table-cell table:formula="of:=IF([.D1140]&gt;8388608;([.D1140]-16777215-1);[.D1140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41];2);16)" office:value-type="string" office:string-value="600008F" calcext:value-type="string">
            <text:p>600008F</text:p>
          </table:table-cell>
          <table:table-cell table:formula="of:=RIGHTB([.B1141];6)" office:value-type="string" office:string-value="00008F" calcext:value-type="string">
            <text:p>00008F</text:p>
          </table:table-cell>
          <table:table-cell table:formula="of:=HEX2DEC([.C1141])" office:value-type="float" office:value="143" calcext:value-type="float">
            <text:p>143</text:p>
          </table:table-cell>
          <table:table-cell table:formula="of:=IF([.D1141]&gt;8388608;([.D1141]-16777215-1);[.D1141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42];2);16)" office:value-type="string" office:string-value="600008F" calcext:value-type="string">
            <text:p>600008F</text:p>
          </table:table-cell>
          <table:table-cell table:formula="of:=RIGHTB([.B1142];6)" office:value-type="string" office:string-value="00008F" calcext:value-type="string">
            <text:p>00008F</text:p>
          </table:table-cell>
          <table:table-cell table:formula="of:=HEX2DEC([.C1142])" office:value-type="float" office:value="143" calcext:value-type="float">
            <text:p>143</text:p>
          </table:table-cell>
          <table:table-cell table:formula="of:=IF([.D1142]&gt;8388608;([.D1142]-16777215-1);[.D1142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43];2);16)" office:value-type="string" office:string-value="600008F" calcext:value-type="string">
            <text:p>600008F</text:p>
          </table:table-cell>
          <table:table-cell table:formula="of:=RIGHTB([.B1143];6)" office:value-type="string" office:string-value="00008F" calcext:value-type="string">
            <text:p>00008F</text:p>
          </table:table-cell>
          <table:table-cell table:formula="of:=HEX2DEC([.C1143])" office:value-type="float" office:value="143" calcext:value-type="float">
            <text:p>143</text:p>
          </table:table-cell>
          <table:table-cell table:formula="of:=IF([.D1143]&gt;8388608;([.D1143]-16777215-1);[.D1143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0110000000000000000010001111</text:p>
          </table:table-cell>
          <table:table-cell table:formula="of:=BASE(DECIMAL([.A1144];2);16)" office:value-type="string" office:string-value="600008F" calcext:value-type="string">
            <text:p>600008F</text:p>
          </table:table-cell>
          <table:table-cell table:formula="of:=RIGHTB([.B1144];6)" office:value-type="string" office:string-value="00008F" calcext:value-type="string">
            <text:p>00008F</text:p>
          </table:table-cell>
          <table:table-cell table:formula="of:=HEX2DEC([.C1144])" office:value-type="float" office:value="143" calcext:value-type="float">
            <text:p>143</text:p>
          </table:table-cell>
          <table:table-cell table:formula="of:=IF([.D1144]&gt;8388608;([.D1144]-16777215-1);[.D1144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45];2);16)" office:value-type="string" office:string-value="D000081" calcext:value-type="string">
            <text:p>D000081</text:p>
          </table:table-cell>
          <table:table-cell table:formula="of:=RIGHTB([.B1145];6)" office:value-type="string" office:string-value="000081" calcext:value-type="string">
            <text:p>000081</text:p>
          </table:table-cell>
          <table:table-cell table:formula="of:=HEX2DEC([.C1145])" office:value-type="float" office:value="129" calcext:value-type="float">
            <text:p>129</text:p>
          </table:table-cell>
          <table:table-cell table:formula="of:=IF([.D1145]&gt;8388608;([.D1145]-16777215-1);[.D114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46];2);16)" office:value-type="string" office:string-value="D000081" calcext:value-type="string">
            <text:p>D000081</text:p>
          </table:table-cell>
          <table:table-cell table:formula="of:=RIGHTB([.B1146];6)" office:value-type="string" office:string-value="000081" calcext:value-type="string">
            <text:p>000081</text:p>
          </table:table-cell>
          <table:table-cell table:formula="of:=HEX2DEC([.C1146])" office:value-type="float" office:value="129" calcext:value-type="float">
            <text:p>129</text:p>
          </table:table-cell>
          <table:table-cell table:formula="of:=IF([.D1146]&gt;8388608;([.D1146]-16777215-1);[.D114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47];2);16)" office:value-type="string" office:string-value="D000081" calcext:value-type="string">
            <text:p>D000081</text:p>
          </table:table-cell>
          <table:table-cell table:formula="of:=RIGHTB([.B1147];6)" office:value-type="string" office:string-value="000081" calcext:value-type="string">
            <text:p>000081</text:p>
          </table:table-cell>
          <table:table-cell table:formula="of:=HEX2DEC([.C1147])" office:value-type="float" office:value="129" calcext:value-type="float">
            <text:p>129</text:p>
          </table:table-cell>
          <table:table-cell table:formula="of:=IF([.D1147]&gt;8388608;([.D1147]-16777215-1);[.D1147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48];2);16)" office:value-type="string" office:string-value="D000081" calcext:value-type="string">
            <text:p>D000081</text:p>
          </table:table-cell>
          <table:table-cell table:formula="of:=RIGHTB([.B1148];6)" office:value-type="string" office:string-value="000081" calcext:value-type="string">
            <text:p>000081</text:p>
          </table:table-cell>
          <table:table-cell table:formula="of:=HEX2DEC([.C1148])" office:value-type="float" office:value="129" calcext:value-type="float">
            <text:p>129</text:p>
          </table:table-cell>
          <table:table-cell table:formula="of:=IF([.D1148]&gt;8388608;([.D1148]-16777215-1);[.D1148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49];2);16)" office:value-type="string" office:string-value="D000081" calcext:value-type="string">
            <text:p>D000081</text:p>
          </table:table-cell>
          <table:table-cell table:formula="of:=RIGHTB([.B1149];6)" office:value-type="string" office:string-value="000081" calcext:value-type="string">
            <text:p>000081</text:p>
          </table:table-cell>
          <table:table-cell table:formula="of:=HEX2DEC([.C1149])" office:value-type="float" office:value="129" calcext:value-type="float">
            <text:p>129</text:p>
          </table:table-cell>
          <table:table-cell table:formula="of:=IF([.D1149]&gt;8388608;([.D1149]-16777215-1);[.D114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50];2);16)" office:value-type="string" office:string-value="D000081" calcext:value-type="string">
            <text:p>D000081</text:p>
          </table:table-cell>
          <table:table-cell table:formula="of:=RIGHTB([.B1150];6)" office:value-type="string" office:string-value="000081" calcext:value-type="string">
            <text:p>000081</text:p>
          </table:table-cell>
          <table:table-cell table:formula="of:=HEX2DEC([.C1150])" office:value-type="float" office:value="129" calcext:value-type="float">
            <text:p>129</text:p>
          </table:table-cell>
          <table:table-cell table:formula="of:=IF([.D1150]&gt;8388608;([.D1150]-16777215-1);[.D115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51];2);16)" office:value-type="string" office:string-value="D000081" calcext:value-type="string">
            <text:p>D000081</text:p>
          </table:table-cell>
          <table:table-cell table:formula="of:=RIGHTB([.B1151];6)" office:value-type="string" office:string-value="000081" calcext:value-type="string">
            <text:p>000081</text:p>
          </table:table-cell>
          <table:table-cell table:formula="of:=HEX2DEC([.C1151])" office:value-type="float" office:value="129" calcext:value-type="float">
            <text:p>129</text:p>
          </table:table-cell>
          <table:table-cell table:formula="of:=IF([.D1151]&gt;8388608;([.D1151]-16777215-1);[.D115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1101000000000000000010000001</text:p>
          </table:table-cell>
          <table:table-cell table:formula="of:=BASE(DECIMAL([.A1152];2);16)" office:value-type="string" office:string-value="D000081" calcext:value-type="string">
            <text:p>D000081</text:p>
          </table:table-cell>
          <table:table-cell table:formula="of:=RIGHTB([.B1152];6)" office:value-type="string" office:string-value="000081" calcext:value-type="string">
            <text:p>000081</text:p>
          </table:table-cell>
          <table:table-cell table:formula="of:=HEX2DEC([.C1152])" office:value-type="float" office:value="129" calcext:value-type="float">
            <text:p>129</text:p>
          </table:table-cell>
          <table:table-cell table:formula="of:=IF([.D1152]&gt;8388608;([.D1152]-16777215-1);[.D115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3];2);16)" office:value-type="string" office:string-value="BCFFFF8F" calcext:value-type="string">
            <text:p>BCFFFF8F</text:p>
          </table:table-cell>
          <table:table-cell table:formula="of:=RIGHTB([.B1153];6)" office:value-type="string" office:string-value="FFFF8F" calcext:value-type="string">
            <text:p>FFFF8F</text:p>
          </table:table-cell>
          <table:table-cell table:formula="of:=HEX2DEC([.C1153])" office:value-type="float" office:value="16777103" calcext:value-type="float">
            <text:p>16777103</text:p>
          </table:table-cell>
          <table:table-cell table:formula="of:=IF([.D1153]&gt;8388608;([.D1153]-16777215-1);[.D115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4];2);16)" office:value-type="string" office:string-value="BCFFFF8F" calcext:value-type="string">
            <text:p>BCFFFF8F</text:p>
          </table:table-cell>
          <table:table-cell table:formula="of:=RIGHTB([.B1154];6)" office:value-type="string" office:string-value="FFFF8F" calcext:value-type="string">
            <text:p>FFFF8F</text:p>
          </table:table-cell>
          <table:table-cell table:formula="of:=HEX2DEC([.C1154])" office:value-type="float" office:value="16777103" calcext:value-type="float">
            <text:p>16777103</text:p>
          </table:table-cell>
          <table:table-cell table:formula="of:=IF([.D1154]&gt;8388608;([.D1154]-16777215-1);[.D115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5];2);16)" office:value-type="string" office:string-value="BCFFFF8F" calcext:value-type="string">
            <text:p>BCFFFF8F</text:p>
          </table:table-cell>
          <table:table-cell table:formula="of:=RIGHTB([.B1155];6)" office:value-type="string" office:string-value="FFFF8F" calcext:value-type="string">
            <text:p>FFFF8F</text:p>
          </table:table-cell>
          <table:table-cell table:formula="of:=HEX2DEC([.C1155])" office:value-type="float" office:value="16777103" calcext:value-type="float">
            <text:p>16777103</text:p>
          </table:table-cell>
          <table:table-cell table:formula="of:=IF([.D1155]&gt;8388608;([.D1155]-16777215-1);[.D115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6];2);16)" office:value-type="string" office:string-value="BCFFFF8F" calcext:value-type="string">
            <text:p>BCFFFF8F</text:p>
          </table:table-cell>
          <table:table-cell table:formula="of:=RIGHTB([.B1156];6)" office:value-type="string" office:string-value="FFFF8F" calcext:value-type="string">
            <text:p>FFFF8F</text:p>
          </table:table-cell>
          <table:table-cell table:formula="of:=HEX2DEC([.C1156])" office:value-type="float" office:value="16777103" calcext:value-type="float">
            <text:p>16777103</text:p>
          </table:table-cell>
          <table:table-cell table:formula="of:=IF([.D1156]&gt;8388608;([.D1156]-16777215-1);[.D115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7];2);16)" office:value-type="string" office:string-value="BCFFFF8F" calcext:value-type="string">
            <text:p>BCFFFF8F</text:p>
          </table:table-cell>
          <table:table-cell table:formula="of:=RIGHTB([.B1157];6)" office:value-type="string" office:string-value="FFFF8F" calcext:value-type="string">
            <text:p>FFFF8F</text:p>
          </table:table-cell>
          <table:table-cell table:formula="of:=HEX2DEC([.C1157])" office:value-type="float" office:value="16777103" calcext:value-type="float">
            <text:p>16777103</text:p>
          </table:table-cell>
          <table:table-cell table:formula="of:=IF([.D1157]&gt;8388608;([.D1157]-16777215-1);[.D115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8];2);16)" office:value-type="string" office:string-value="BCFFFF8F" calcext:value-type="string">
            <text:p>BCFFFF8F</text:p>
          </table:table-cell>
          <table:table-cell table:formula="of:=RIGHTB([.B1158];6)" office:value-type="string" office:string-value="FFFF8F" calcext:value-type="string">
            <text:p>FFFF8F</text:p>
          </table:table-cell>
          <table:table-cell table:formula="of:=HEX2DEC([.C1158])" office:value-type="float" office:value="16777103" calcext:value-type="float">
            <text:p>16777103</text:p>
          </table:table-cell>
          <table:table-cell table:formula="of:=IF([.D1158]&gt;8388608;([.D1158]-16777215-1);[.D115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59];2);16)" office:value-type="string" office:string-value="BCFFFF8F" calcext:value-type="string">
            <text:p>BCFFFF8F</text:p>
          </table:table-cell>
          <table:table-cell table:formula="of:=RIGHTB([.B1159];6)" office:value-type="string" office:string-value="FFFF8F" calcext:value-type="string">
            <text:p>FFFF8F</text:p>
          </table:table-cell>
          <table:table-cell table:formula="of:=HEX2DEC([.C1159])" office:value-type="float" office:value="16777103" calcext:value-type="float">
            <text:p>16777103</text:p>
          </table:table-cell>
          <table:table-cell table:formula="of:=IF([.D1159]&gt;8388608;([.D1159]-16777215-1);[.D115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0111111111111111110001111</text:p>
          </table:table-cell>
          <table:table-cell table:formula="of:=BASE(DECIMAL([.A1160];2);16)" office:value-type="string" office:string-value="BCFFFF8F" calcext:value-type="string">
            <text:p>BCFFFF8F</text:p>
          </table:table-cell>
          <table:table-cell table:formula="of:=RIGHTB([.B1160];6)" office:value-type="string" office:string-value="FFFF8F" calcext:value-type="string">
            <text:p>FFFF8F</text:p>
          </table:table-cell>
          <table:table-cell table:formula="of:=HEX2DEC([.C1160])" office:value-type="float" office:value="16777103" calcext:value-type="float">
            <text:p>16777103</text:p>
          </table:table-cell>
          <table:table-cell table:formula="of:=IF([.D1160]&gt;8388608;([.D1160]-16777215-1);[.D116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1];2);16)" office:value-type="string" office:string-value="A8FFFF83" calcext:value-type="string">
            <text:p>A8FFFF83</text:p>
          </table:table-cell>
          <table:table-cell table:formula="of:=RIGHTB([.B1161];6)" office:value-type="string" office:string-value="FFFF83" calcext:value-type="string">
            <text:p>FFFF83</text:p>
          </table:table-cell>
          <table:table-cell table:formula="of:=HEX2DEC([.C1161])" office:value-type="float" office:value="16777091" calcext:value-type="float">
            <text:p>16777091</text:p>
          </table:table-cell>
          <table:table-cell table:formula="of:=IF([.D1161]&gt;8388608;([.D1161]-16777215-1);[.D116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2];2);16)" office:value-type="string" office:string-value="A8FFFF83" calcext:value-type="string">
            <text:p>A8FFFF83</text:p>
          </table:table-cell>
          <table:table-cell table:formula="of:=RIGHTB([.B1162];6)" office:value-type="string" office:string-value="FFFF83" calcext:value-type="string">
            <text:p>FFFF83</text:p>
          </table:table-cell>
          <table:table-cell table:formula="of:=HEX2DEC([.C1162])" office:value-type="float" office:value="16777091" calcext:value-type="float">
            <text:p>16777091</text:p>
          </table:table-cell>
          <table:table-cell table:formula="of:=IF([.D1162]&gt;8388608;([.D1162]-16777215-1);[.D116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3];2);16)" office:value-type="string" office:string-value="A8FFFF83" calcext:value-type="string">
            <text:p>A8FFFF83</text:p>
          </table:table-cell>
          <table:table-cell table:formula="of:=RIGHTB([.B1163];6)" office:value-type="string" office:string-value="FFFF83" calcext:value-type="string">
            <text:p>FFFF83</text:p>
          </table:table-cell>
          <table:table-cell table:formula="of:=HEX2DEC([.C1163])" office:value-type="float" office:value="16777091" calcext:value-type="float">
            <text:p>16777091</text:p>
          </table:table-cell>
          <table:table-cell table:formula="of:=IF([.D1163]&gt;8388608;([.D1163]-16777215-1);[.D116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4];2);16)" office:value-type="string" office:string-value="A8FFFF83" calcext:value-type="string">
            <text:p>A8FFFF83</text:p>
          </table:table-cell>
          <table:table-cell table:formula="of:=RIGHTB([.B1164];6)" office:value-type="string" office:string-value="FFFF83" calcext:value-type="string">
            <text:p>FFFF83</text:p>
          </table:table-cell>
          <table:table-cell table:formula="of:=HEX2DEC([.C1164])" office:value-type="float" office:value="16777091" calcext:value-type="float">
            <text:p>16777091</text:p>
          </table:table-cell>
          <table:table-cell table:formula="of:=IF([.D1164]&gt;8388608;([.D1164]-16777215-1);[.D116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5];2);16)" office:value-type="string" office:string-value="A8FFFF83" calcext:value-type="string">
            <text:p>A8FFFF83</text:p>
          </table:table-cell>
          <table:table-cell table:formula="of:=RIGHTB([.B1165];6)" office:value-type="string" office:string-value="FFFF83" calcext:value-type="string">
            <text:p>FFFF83</text:p>
          </table:table-cell>
          <table:table-cell table:formula="of:=HEX2DEC([.C1165])" office:value-type="float" office:value="16777091" calcext:value-type="float">
            <text:p>16777091</text:p>
          </table:table-cell>
          <table:table-cell table:formula="of:=IF([.D1165]&gt;8388608;([.D1165]-16777215-1);[.D116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6];2);16)" office:value-type="string" office:string-value="A8FFFF83" calcext:value-type="string">
            <text:p>A8FFFF83</text:p>
          </table:table-cell>
          <table:table-cell table:formula="of:=RIGHTB([.B1166];6)" office:value-type="string" office:string-value="FFFF83" calcext:value-type="string">
            <text:p>FFFF83</text:p>
          </table:table-cell>
          <table:table-cell table:formula="of:=HEX2DEC([.C1166])" office:value-type="float" office:value="16777091" calcext:value-type="float">
            <text:p>16777091</text:p>
          </table:table-cell>
          <table:table-cell table:formula="of:=IF([.D1166]&gt;8388608;([.D1166]-16777215-1);[.D116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7];2);16)" office:value-type="string" office:string-value="A8FFFF83" calcext:value-type="string">
            <text:p>A8FFFF83</text:p>
          </table:table-cell>
          <table:table-cell table:formula="of:=RIGHTB([.B1167];6)" office:value-type="string" office:string-value="FFFF83" calcext:value-type="string">
            <text:p>FFFF83</text:p>
          </table:table-cell>
          <table:table-cell table:formula="of:=HEX2DEC([.C1167])" office:value-type="float" office:value="16777091" calcext:value-type="float">
            <text:p>16777091</text:p>
          </table:table-cell>
          <table:table-cell table:formula="of:=IF([.D1167]&gt;8388608;([.D1167]-16777215-1);[.D116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168];2);16)" office:value-type="string" office:string-value="A8FFFF83" calcext:value-type="string">
            <text:p>A8FFFF83</text:p>
          </table:table-cell>
          <table:table-cell table:formula="of:=RIGHTB([.B1168];6)" office:value-type="string" office:string-value="FFFF83" calcext:value-type="string">
            <text:p>FFFF83</text:p>
          </table:table-cell>
          <table:table-cell table:formula="of:=HEX2DEC([.C1168])" office:value-type="float" office:value="16777091" calcext:value-type="float">
            <text:p>16777091</text:p>
          </table:table-cell>
          <table:table-cell table:formula="of:=IF([.D1168]&gt;8388608;([.D1168]-16777215-1);[.D116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69];2);16)" office:value-type="string" office:string-value="95FFFF86" calcext:value-type="string">
            <text:p>95FFFF86</text:p>
          </table:table-cell>
          <table:table-cell table:formula="of:=RIGHTB([.B1169];6)" office:value-type="string" office:string-value="FFFF86" calcext:value-type="string">
            <text:p>FFFF86</text:p>
          </table:table-cell>
          <table:table-cell table:formula="of:=HEX2DEC([.C1169])" office:value-type="float" office:value="16777094" calcext:value-type="float">
            <text:p>16777094</text:p>
          </table:table-cell>
          <table:table-cell table:formula="of:=IF([.D1169]&gt;8388608;([.D1169]-16777215-1);[.D116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0];2);16)" office:value-type="string" office:string-value="95FFFF86" calcext:value-type="string">
            <text:p>95FFFF86</text:p>
          </table:table-cell>
          <table:table-cell table:formula="of:=RIGHTB([.B1170];6)" office:value-type="string" office:string-value="FFFF86" calcext:value-type="string">
            <text:p>FFFF86</text:p>
          </table:table-cell>
          <table:table-cell table:formula="of:=HEX2DEC([.C1170])" office:value-type="float" office:value="16777094" calcext:value-type="float">
            <text:p>16777094</text:p>
          </table:table-cell>
          <table:table-cell table:formula="of:=IF([.D1170]&gt;8388608;([.D1170]-16777215-1);[.D117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1];2);16)" office:value-type="string" office:string-value="95FFFF86" calcext:value-type="string">
            <text:p>95FFFF86</text:p>
          </table:table-cell>
          <table:table-cell table:formula="of:=RIGHTB([.B1171];6)" office:value-type="string" office:string-value="FFFF86" calcext:value-type="string">
            <text:p>FFFF86</text:p>
          </table:table-cell>
          <table:table-cell table:formula="of:=HEX2DEC([.C1171])" office:value-type="float" office:value="16777094" calcext:value-type="float">
            <text:p>16777094</text:p>
          </table:table-cell>
          <table:table-cell table:formula="of:=IF([.D1171]&gt;8388608;([.D1171]-16777215-1);[.D117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2];2);16)" office:value-type="string" office:string-value="95FFFF86" calcext:value-type="string">
            <text:p>95FFFF86</text:p>
          </table:table-cell>
          <table:table-cell table:formula="of:=RIGHTB([.B1172];6)" office:value-type="string" office:string-value="FFFF86" calcext:value-type="string">
            <text:p>FFFF86</text:p>
          </table:table-cell>
          <table:table-cell table:formula="of:=HEX2DEC([.C1172])" office:value-type="float" office:value="16777094" calcext:value-type="float">
            <text:p>16777094</text:p>
          </table:table-cell>
          <table:table-cell table:formula="of:=IF([.D1172]&gt;8388608;([.D1172]-16777215-1);[.D117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3];2);16)" office:value-type="string" office:string-value="95FFFF86" calcext:value-type="string">
            <text:p>95FFFF86</text:p>
          </table:table-cell>
          <table:table-cell table:formula="of:=RIGHTB([.B1173];6)" office:value-type="string" office:string-value="FFFF86" calcext:value-type="string">
            <text:p>FFFF86</text:p>
          </table:table-cell>
          <table:table-cell table:formula="of:=HEX2DEC([.C1173])" office:value-type="float" office:value="16777094" calcext:value-type="float">
            <text:p>16777094</text:p>
          </table:table-cell>
          <table:table-cell table:formula="of:=IF([.D1173]&gt;8388608;([.D1173]-16777215-1);[.D117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4];2);16)" office:value-type="string" office:string-value="95FFFF86" calcext:value-type="string">
            <text:p>95FFFF86</text:p>
          </table:table-cell>
          <table:table-cell table:formula="of:=RIGHTB([.B1174];6)" office:value-type="string" office:string-value="FFFF86" calcext:value-type="string">
            <text:p>FFFF86</text:p>
          </table:table-cell>
          <table:table-cell table:formula="of:=HEX2DEC([.C1174])" office:value-type="float" office:value="16777094" calcext:value-type="float">
            <text:p>16777094</text:p>
          </table:table-cell>
          <table:table-cell table:formula="of:=IF([.D1174]&gt;8388608;([.D1174]-16777215-1);[.D117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5];2);16)" office:value-type="string" office:string-value="95FFFF86" calcext:value-type="string">
            <text:p>95FFFF86</text:p>
          </table:table-cell>
          <table:table-cell table:formula="of:=RIGHTB([.B1175];6)" office:value-type="string" office:string-value="FFFF86" calcext:value-type="string">
            <text:p>FFFF86</text:p>
          </table:table-cell>
          <table:table-cell table:formula="of:=HEX2DEC([.C1175])" office:value-type="float" office:value="16777094" calcext:value-type="float">
            <text:p>16777094</text:p>
          </table:table-cell>
          <table:table-cell table:formula="of:=IF([.D1175]&gt;8388608;([.D1175]-16777215-1);[.D117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01111111111111111110000110</text:p>
          </table:table-cell>
          <table:table-cell table:formula="of:=BASE(DECIMAL([.A1176];2);16)" office:value-type="string" office:string-value="95FFFF86" calcext:value-type="string">
            <text:p>95FFFF86</text:p>
          </table:table-cell>
          <table:table-cell table:formula="of:=RIGHTB([.B1176];6)" office:value-type="string" office:string-value="FFFF86" calcext:value-type="string">
            <text:p>FFFF86</text:p>
          </table:table-cell>
          <table:table-cell table:formula="of:=HEX2DEC([.C1176])" office:value-type="float" office:value="16777094" calcext:value-type="float">
            <text:p>16777094</text:p>
          </table:table-cell>
          <table:table-cell table:formula="of:=IF([.D1176]&gt;8388608;([.D1176]-16777215-1);[.D117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77];2);16)" office:value-type="string" office:string-value="D1FFFF81" calcext:value-type="string">
            <text:p>D1FFFF81</text:p>
          </table:table-cell>
          <table:table-cell table:formula="of:=RIGHTB([.B1177];6)" office:value-type="string" office:string-value="FFFF81" calcext:value-type="string">
            <text:p>FFFF81</text:p>
          </table:table-cell>
          <table:table-cell table:formula="of:=HEX2DEC([.C1177])" office:value-type="float" office:value="16777089" calcext:value-type="float">
            <text:p>16777089</text:p>
          </table:table-cell>
          <table:table-cell table:formula="of:=IF([.D1177]&gt;8388608;([.D1177]-16777215-1);[.D1177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78];2);16)" office:value-type="string" office:string-value="D1FFFF81" calcext:value-type="string">
            <text:p>D1FFFF81</text:p>
          </table:table-cell>
          <table:table-cell table:formula="of:=RIGHTB([.B1178];6)" office:value-type="string" office:string-value="FFFF81" calcext:value-type="string">
            <text:p>FFFF81</text:p>
          </table:table-cell>
          <table:table-cell table:formula="of:=HEX2DEC([.C1178])" office:value-type="float" office:value="16777089" calcext:value-type="float">
            <text:p>16777089</text:p>
          </table:table-cell>
          <table:table-cell table:formula="of:=IF([.D1178]&gt;8388608;([.D1178]-16777215-1);[.D1178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79];2);16)" office:value-type="string" office:string-value="D1FFFF81" calcext:value-type="string">
            <text:p>D1FFFF81</text:p>
          </table:table-cell>
          <table:table-cell table:formula="of:=RIGHTB([.B1179];6)" office:value-type="string" office:string-value="FFFF81" calcext:value-type="string">
            <text:p>FFFF81</text:p>
          </table:table-cell>
          <table:table-cell table:formula="of:=HEX2DEC([.C1179])" office:value-type="float" office:value="16777089" calcext:value-type="float">
            <text:p>16777089</text:p>
          </table:table-cell>
          <table:table-cell table:formula="of:=IF([.D1179]&gt;8388608;([.D1179]-16777215-1);[.D1179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80];2);16)" office:value-type="string" office:string-value="D1FFFF81" calcext:value-type="string">
            <text:p>D1FFFF81</text:p>
          </table:table-cell>
          <table:table-cell table:formula="of:=RIGHTB([.B1180];6)" office:value-type="string" office:string-value="FFFF81" calcext:value-type="string">
            <text:p>FFFF81</text:p>
          </table:table-cell>
          <table:table-cell table:formula="of:=HEX2DEC([.C1180])" office:value-type="float" office:value="16777089" calcext:value-type="float">
            <text:p>16777089</text:p>
          </table:table-cell>
          <table:table-cell table:formula="of:=IF([.D1180]&gt;8388608;([.D1180]-16777215-1);[.D1180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81];2);16)" office:value-type="string" office:string-value="D1FFFF81" calcext:value-type="string">
            <text:p>D1FFFF81</text:p>
          </table:table-cell>
          <table:table-cell table:formula="of:=RIGHTB([.B1181];6)" office:value-type="string" office:string-value="FFFF81" calcext:value-type="string">
            <text:p>FFFF81</text:p>
          </table:table-cell>
          <table:table-cell table:formula="of:=HEX2DEC([.C1181])" office:value-type="float" office:value="16777089" calcext:value-type="float">
            <text:p>16777089</text:p>
          </table:table-cell>
          <table:table-cell table:formula="of:=IF([.D1181]&gt;8388608;([.D1181]-16777215-1);[.D1181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82];2);16)" office:value-type="string" office:string-value="D1FFFF81" calcext:value-type="string">
            <text:p>D1FFFF81</text:p>
          </table:table-cell>
          <table:table-cell table:formula="of:=RIGHTB([.B1182];6)" office:value-type="string" office:string-value="FFFF81" calcext:value-type="string">
            <text:p>FFFF81</text:p>
          </table:table-cell>
          <table:table-cell table:formula="of:=HEX2DEC([.C1182])" office:value-type="float" office:value="16777089" calcext:value-type="float">
            <text:p>16777089</text:p>
          </table:table-cell>
          <table:table-cell table:formula="of:=IF([.D1182]&gt;8388608;([.D1182]-16777215-1);[.D1182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83];2);16)" office:value-type="string" office:string-value="D1FFFF81" calcext:value-type="string">
            <text:p>D1FFFF81</text:p>
          </table:table-cell>
          <table:table-cell table:formula="of:=RIGHTB([.B1183];6)" office:value-type="string" office:string-value="FFFF81" calcext:value-type="string">
            <text:p>FFFF81</text:p>
          </table:table-cell>
          <table:table-cell table:formula="of:=HEX2DEC([.C1183])" office:value-type="float" office:value="16777089" calcext:value-type="float">
            <text:p>16777089</text:p>
          </table:table-cell>
          <table:table-cell table:formula="of:=IF([.D1183]&gt;8388608;([.D1183]-16777215-1);[.D118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001111111111111111110000001</text:p>
          </table:table-cell>
          <table:table-cell table:formula="of:=BASE(DECIMAL([.A1184];2);16)" office:value-type="string" office:string-value="D1FFFF81" calcext:value-type="string">
            <text:p>D1FFFF81</text:p>
          </table:table-cell>
          <table:table-cell table:formula="of:=RIGHTB([.B1184];6)" office:value-type="string" office:string-value="FFFF81" calcext:value-type="string">
            <text:p>FFFF81</text:p>
          </table:table-cell>
          <table:table-cell table:formula="of:=HEX2DEC([.C1184])" office:value-type="float" office:value="16777089" calcext:value-type="float">
            <text:p>16777089</text:p>
          </table:table-cell>
          <table:table-cell table:formula="of:=IF([.D1184]&gt;8388608;([.D1184]-16777215-1);[.D118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85];2);16)" office:value-type="string" office:string-value="C2FFFF8B" calcext:value-type="string">
            <text:p>C2FFFF8B</text:p>
          </table:table-cell>
          <table:table-cell table:formula="of:=RIGHTB([.B1185];6)" office:value-type="string" office:string-value="FFFF8B" calcext:value-type="string">
            <text:p>FFFF8B</text:p>
          </table:table-cell>
          <table:table-cell table:formula="of:=HEX2DEC([.C1185])" office:value-type="float" office:value="16777099" calcext:value-type="float">
            <text:p>16777099</text:p>
          </table:table-cell>
          <table:table-cell table:formula="of:=IF([.D1185]&gt;8388608;([.D1185]-16777215-1);[.D118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86];2);16)" office:value-type="string" office:string-value="C2FFFF8B" calcext:value-type="string">
            <text:p>C2FFFF8B</text:p>
          </table:table-cell>
          <table:table-cell table:formula="of:=RIGHTB([.B1186];6)" office:value-type="string" office:string-value="FFFF8B" calcext:value-type="string">
            <text:p>FFFF8B</text:p>
          </table:table-cell>
          <table:table-cell table:formula="of:=HEX2DEC([.C1186])" office:value-type="float" office:value="16777099" calcext:value-type="float">
            <text:p>16777099</text:p>
          </table:table-cell>
          <table:table-cell table:formula="of:=IF([.D1186]&gt;8388608;([.D1186]-16777215-1);[.D118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87];2);16)" office:value-type="string" office:string-value="C2FFFF8B" calcext:value-type="string">
            <text:p>C2FFFF8B</text:p>
          </table:table-cell>
          <table:table-cell table:formula="of:=RIGHTB([.B1187];6)" office:value-type="string" office:string-value="FFFF8B" calcext:value-type="string">
            <text:p>FFFF8B</text:p>
          </table:table-cell>
          <table:table-cell table:formula="of:=HEX2DEC([.C1187])" office:value-type="float" office:value="16777099" calcext:value-type="float">
            <text:p>16777099</text:p>
          </table:table-cell>
          <table:table-cell table:formula="of:=IF([.D1187]&gt;8388608;([.D1187]-16777215-1);[.D118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88];2);16)" office:value-type="string" office:string-value="C2FFFF8B" calcext:value-type="string">
            <text:p>C2FFFF8B</text:p>
          </table:table-cell>
          <table:table-cell table:formula="of:=RIGHTB([.B1188];6)" office:value-type="string" office:string-value="FFFF8B" calcext:value-type="string">
            <text:p>FFFF8B</text:p>
          </table:table-cell>
          <table:table-cell table:formula="of:=HEX2DEC([.C1188])" office:value-type="float" office:value="16777099" calcext:value-type="float">
            <text:p>16777099</text:p>
          </table:table-cell>
          <table:table-cell table:formula="of:=IF([.D1188]&gt;8388608;([.D1188]-16777215-1);[.D118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89];2);16)" office:value-type="string" office:string-value="C2FFFF8B" calcext:value-type="string">
            <text:p>C2FFFF8B</text:p>
          </table:table-cell>
          <table:table-cell table:formula="of:=RIGHTB([.B1189];6)" office:value-type="string" office:string-value="FFFF8B" calcext:value-type="string">
            <text:p>FFFF8B</text:p>
          </table:table-cell>
          <table:table-cell table:formula="of:=HEX2DEC([.C1189])" office:value-type="float" office:value="16777099" calcext:value-type="float">
            <text:p>16777099</text:p>
          </table:table-cell>
          <table:table-cell table:formula="of:=IF([.D1189]&gt;8388608;([.D1189]-16777215-1);[.D118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90];2);16)" office:value-type="string" office:string-value="C2FFFF8B" calcext:value-type="string">
            <text:p>C2FFFF8B</text:p>
          </table:table-cell>
          <table:table-cell table:formula="of:=RIGHTB([.B1190];6)" office:value-type="string" office:string-value="FFFF8B" calcext:value-type="string">
            <text:p>FFFF8B</text:p>
          </table:table-cell>
          <table:table-cell table:formula="of:=HEX2DEC([.C1190])" office:value-type="float" office:value="16777099" calcext:value-type="float">
            <text:p>16777099</text:p>
          </table:table-cell>
          <table:table-cell table:formula="of:=IF([.D1190]&gt;8388608;([.D1190]-16777215-1);[.D119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91];2);16)" office:value-type="string" office:string-value="C2FFFF8B" calcext:value-type="string">
            <text:p>C2FFFF8B</text:p>
          </table:table-cell>
          <table:table-cell table:formula="of:=RIGHTB([.B1191];6)" office:value-type="string" office:string-value="FFFF8B" calcext:value-type="string">
            <text:p>FFFF8B</text:p>
          </table:table-cell>
          <table:table-cell table:formula="of:=HEX2DEC([.C1191])" office:value-type="float" office:value="16777099" calcext:value-type="float">
            <text:p>16777099</text:p>
          </table:table-cell>
          <table:table-cell table:formula="of:=IF([.D1191]&gt;8388608;([.D1191]-16777215-1);[.D119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1011</text:p>
          </table:table-cell>
          <table:table-cell table:formula="of:=BASE(DECIMAL([.A1192];2);16)" office:value-type="string" office:string-value="C2FFFF8B" calcext:value-type="string">
            <text:p>C2FFFF8B</text:p>
          </table:table-cell>
          <table:table-cell table:formula="of:=RIGHTB([.B1192];6)" office:value-type="string" office:string-value="FFFF8B" calcext:value-type="string">
            <text:p>FFFF8B</text:p>
          </table:table-cell>
          <table:table-cell table:formula="of:=HEX2DEC([.C1192])" office:value-type="float" office:value="16777099" calcext:value-type="float">
            <text:p>16777099</text:p>
          </table:table-cell>
          <table:table-cell table:formula="of:=IF([.D1192]&gt;8388608;([.D1192]-16777215-1);[.D119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3];2);16)" office:value-type="string" office:string-value="EBFFFF84" calcext:value-type="string">
            <text:p>EBFFFF84</text:p>
          </table:table-cell>
          <table:table-cell table:formula="of:=RIGHTB([.B1193];6)" office:value-type="string" office:string-value="FFFF84" calcext:value-type="string">
            <text:p>FFFF84</text:p>
          </table:table-cell>
          <table:table-cell table:formula="of:=HEX2DEC([.C1193])" office:value-type="float" office:value="16777092" calcext:value-type="float">
            <text:p>16777092</text:p>
          </table:table-cell>
          <table:table-cell table:formula="of:=IF([.D1193]&gt;8388608;([.D1193]-16777215-1);[.D119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4];2);16)" office:value-type="string" office:string-value="EBFFFF84" calcext:value-type="string">
            <text:p>EBFFFF84</text:p>
          </table:table-cell>
          <table:table-cell table:formula="of:=RIGHTB([.B1194];6)" office:value-type="string" office:string-value="FFFF84" calcext:value-type="string">
            <text:p>FFFF84</text:p>
          </table:table-cell>
          <table:table-cell table:formula="of:=HEX2DEC([.C1194])" office:value-type="float" office:value="16777092" calcext:value-type="float">
            <text:p>16777092</text:p>
          </table:table-cell>
          <table:table-cell table:formula="of:=IF([.D1194]&gt;8388608;([.D1194]-16777215-1);[.D119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5];2);16)" office:value-type="string" office:string-value="EBFFFF84" calcext:value-type="string">
            <text:p>EBFFFF84</text:p>
          </table:table-cell>
          <table:table-cell table:formula="of:=RIGHTB([.B1195];6)" office:value-type="string" office:string-value="FFFF84" calcext:value-type="string">
            <text:p>FFFF84</text:p>
          </table:table-cell>
          <table:table-cell table:formula="of:=HEX2DEC([.C1195])" office:value-type="float" office:value="16777092" calcext:value-type="float">
            <text:p>16777092</text:p>
          </table:table-cell>
          <table:table-cell table:formula="of:=IF([.D1195]&gt;8388608;([.D1195]-16777215-1);[.D119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6];2);16)" office:value-type="string" office:string-value="EBFFFF84" calcext:value-type="string">
            <text:p>EBFFFF84</text:p>
          </table:table-cell>
          <table:table-cell table:formula="of:=RIGHTB([.B1196];6)" office:value-type="string" office:string-value="FFFF84" calcext:value-type="string">
            <text:p>FFFF84</text:p>
          </table:table-cell>
          <table:table-cell table:formula="of:=HEX2DEC([.C1196])" office:value-type="float" office:value="16777092" calcext:value-type="float">
            <text:p>16777092</text:p>
          </table:table-cell>
          <table:table-cell table:formula="of:=IF([.D1196]&gt;8388608;([.D1196]-16777215-1);[.D119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7];2);16)" office:value-type="string" office:string-value="EBFFFF84" calcext:value-type="string">
            <text:p>EBFFFF84</text:p>
          </table:table-cell>
          <table:table-cell table:formula="of:=RIGHTB([.B1197];6)" office:value-type="string" office:string-value="FFFF84" calcext:value-type="string">
            <text:p>FFFF84</text:p>
          </table:table-cell>
          <table:table-cell table:formula="of:=HEX2DEC([.C1197])" office:value-type="float" office:value="16777092" calcext:value-type="float">
            <text:p>16777092</text:p>
          </table:table-cell>
          <table:table-cell table:formula="of:=IF([.D1197]&gt;8388608;([.D1197]-16777215-1);[.D119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8];2);16)" office:value-type="string" office:string-value="EBFFFF84" calcext:value-type="string">
            <text:p>EBFFFF84</text:p>
          </table:table-cell>
          <table:table-cell table:formula="of:=RIGHTB([.B1198];6)" office:value-type="string" office:string-value="FFFF84" calcext:value-type="string">
            <text:p>FFFF84</text:p>
          </table:table-cell>
          <table:table-cell table:formula="of:=HEX2DEC([.C1198])" office:value-type="float" office:value="16777092" calcext:value-type="float">
            <text:p>16777092</text:p>
          </table:table-cell>
          <table:table-cell table:formula="of:=IF([.D1198]&gt;8388608;([.D1198]-16777215-1);[.D119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199];2);16)" office:value-type="string" office:string-value="EBFFFF84" calcext:value-type="string">
            <text:p>EBFFFF84</text:p>
          </table:table-cell>
          <table:table-cell table:formula="of:=RIGHTB([.B1199];6)" office:value-type="string" office:string-value="FFFF84" calcext:value-type="string">
            <text:p>FFFF84</text:p>
          </table:table-cell>
          <table:table-cell table:formula="of:=HEX2DEC([.C1199])" office:value-type="float" office:value="16777092" calcext:value-type="float">
            <text:p>16777092</text:p>
          </table:table-cell>
          <table:table-cell table:formula="of:=IF([.D1199]&gt;8388608;([.D1199]-16777215-1);[.D119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011111111111111111110000100</text:p>
          </table:table-cell>
          <table:table-cell table:formula="of:=BASE(DECIMAL([.A1200];2);16)" office:value-type="string" office:string-value="EBFFFF84" calcext:value-type="string">
            <text:p>EBFFFF84</text:p>
          </table:table-cell>
          <table:table-cell table:formula="of:=RIGHTB([.B1200];6)" office:value-type="string" office:string-value="FFFF84" calcext:value-type="string">
            <text:p>FFFF84</text:p>
          </table:table-cell>
          <table:table-cell table:formula="of:=HEX2DEC([.C1200])" office:value-type="float" office:value="16777092" calcext:value-type="float">
            <text:p>16777092</text:p>
          </table:table-cell>
          <table:table-cell table:formula="of:=IF([.D1200]&gt;8388608;([.D1200]-16777215-1);[.D120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1];2);16)" office:value-type="string" office:string-value="EDFFFF8A" calcext:value-type="string">
            <text:p>EDFFFF8A</text:p>
          </table:table-cell>
          <table:table-cell table:formula="of:=RIGHTB([.B1201];6)" office:value-type="string" office:string-value="FFFF8A" calcext:value-type="string">
            <text:p>FFFF8A</text:p>
          </table:table-cell>
          <table:table-cell table:formula="of:=HEX2DEC([.C1201])" office:value-type="float" office:value="16777098" calcext:value-type="float">
            <text:p>16777098</text:p>
          </table:table-cell>
          <table:table-cell table:formula="of:=IF([.D1201]&gt;8388608;([.D1201]-16777215-1);[.D1201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2];2);16)" office:value-type="string" office:string-value="EDFFFF8A" calcext:value-type="string">
            <text:p>EDFFFF8A</text:p>
          </table:table-cell>
          <table:table-cell table:formula="of:=RIGHTB([.B1202];6)" office:value-type="string" office:string-value="FFFF8A" calcext:value-type="string">
            <text:p>FFFF8A</text:p>
          </table:table-cell>
          <table:table-cell table:formula="of:=HEX2DEC([.C1202])" office:value-type="float" office:value="16777098" calcext:value-type="float">
            <text:p>16777098</text:p>
          </table:table-cell>
          <table:table-cell table:formula="of:=IF([.D1202]&gt;8388608;([.D1202]-16777215-1);[.D1202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3];2);16)" office:value-type="string" office:string-value="EDFFFF8A" calcext:value-type="string">
            <text:p>EDFFFF8A</text:p>
          </table:table-cell>
          <table:table-cell table:formula="of:=RIGHTB([.B1203];6)" office:value-type="string" office:string-value="FFFF8A" calcext:value-type="string">
            <text:p>FFFF8A</text:p>
          </table:table-cell>
          <table:table-cell table:formula="of:=HEX2DEC([.C1203])" office:value-type="float" office:value="16777098" calcext:value-type="float">
            <text:p>16777098</text:p>
          </table:table-cell>
          <table:table-cell table:formula="of:=IF([.D1203]&gt;8388608;([.D1203]-16777215-1);[.D1203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4];2);16)" office:value-type="string" office:string-value="EDFFFF8A" calcext:value-type="string">
            <text:p>EDFFFF8A</text:p>
          </table:table-cell>
          <table:table-cell table:formula="of:=RIGHTB([.B1204];6)" office:value-type="string" office:string-value="FFFF8A" calcext:value-type="string">
            <text:p>FFFF8A</text:p>
          </table:table-cell>
          <table:table-cell table:formula="of:=HEX2DEC([.C1204])" office:value-type="float" office:value="16777098" calcext:value-type="float">
            <text:p>16777098</text:p>
          </table:table-cell>
          <table:table-cell table:formula="of:=IF([.D1204]&gt;8388608;([.D1204]-16777215-1);[.D1204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5];2);16)" office:value-type="string" office:string-value="EDFFFF8A" calcext:value-type="string">
            <text:p>EDFFFF8A</text:p>
          </table:table-cell>
          <table:table-cell table:formula="of:=RIGHTB([.B1205];6)" office:value-type="string" office:string-value="FFFF8A" calcext:value-type="string">
            <text:p>FFFF8A</text:p>
          </table:table-cell>
          <table:table-cell table:formula="of:=HEX2DEC([.C1205])" office:value-type="float" office:value="16777098" calcext:value-type="float">
            <text:p>16777098</text:p>
          </table:table-cell>
          <table:table-cell table:formula="of:=IF([.D1205]&gt;8388608;([.D1205]-16777215-1);[.D120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6];2);16)" office:value-type="string" office:string-value="EDFFFF8A" calcext:value-type="string">
            <text:p>EDFFFF8A</text:p>
          </table:table-cell>
          <table:table-cell table:formula="of:=RIGHTB([.B1206];6)" office:value-type="string" office:string-value="FFFF8A" calcext:value-type="string">
            <text:p>FFFF8A</text:p>
          </table:table-cell>
          <table:table-cell table:formula="of:=HEX2DEC([.C1206])" office:value-type="float" office:value="16777098" calcext:value-type="float">
            <text:p>16777098</text:p>
          </table:table-cell>
          <table:table-cell table:formula="of:=IF([.D1206]&gt;8388608;([.D1206]-16777215-1);[.D120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7];2);16)" office:value-type="string" office:string-value="EDFFFF8A" calcext:value-type="string">
            <text:p>EDFFFF8A</text:p>
          </table:table-cell>
          <table:table-cell table:formula="of:=RIGHTB([.B1207];6)" office:value-type="string" office:string-value="FFFF8A" calcext:value-type="string">
            <text:p>FFFF8A</text:p>
          </table:table-cell>
          <table:table-cell table:formula="of:=HEX2DEC([.C1207])" office:value-type="float" office:value="16777098" calcext:value-type="float">
            <text:p>16777098</text:p>
          </table:table-cell>
          <table:table-cell table:formula="of:=IF([.D1207]&gt;8388608;([.D1207]-16777215-1);[.D120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1101111111111111111110001010</text:p>
          </table:table-cell>
          <table:table-cell table:formula="of:=BASE(DECIMAL([.A1208];2);16)" office:value-type="string" office:string-value="EDFFFF8A" calcext:value-type="string">
            <text:p>EDFFFF8A</text:p>
          </table:table-cell>
          <table:table-cell table:formula="of:=RIGHTB([.B1208];6)" office:value-type="string" office:string-value="FFFF8A" calcext:value-type="string">
            <text:p>FFFF8A</text:p>
          </table:table-cell>
          <table:table-cell table:formula="of:=HEX2DEC([.C1208])" office:value-type="float" office:value="16777098" calcext:value-type="float">
            <text:p>16777098</text:p>
          </table:table-cell>
          <table:table-cell table:formula="of:=IF([.D1208]&gt;8388608;([.D1208]-16777215-1);[.D120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09];2);16)" office:value-type="string" office:string-value="A8FFFF83" calcext:value-type="string">
            <text:p>A8FFFF83</text:p>
          </table:table-cell>
          <table:table-cell table:formula="of:=RIGHTB([.B1209];6)" office:value-type="string" office:string-value="FFFF83" calcext:value-type="string">
            <text:p>FFFF83</text:p>
          </table:table-cell>
          <table:table-cell table:formula="of:=HEX2DEC([.C1209])" office:value-type="float" office:value="16777091" calcext:value-type="float">
            <text:p>16777091</text:p>
          </table:table-cell>
          <table:table-cell table:formula="of:=IF([.D1209]&gt;8388608;([.D1209]-16777215-1);[.D120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0];2);16)" office:value-type="string" office:string-value="A8FFFF83" calcext:value-type="string">
            <text:p>A8FFFF83</text:p>
          </table:table-cell>
          <table:table-cell table:formula="of:=RIGHTB([.B1210];6)" office:value-type="string" office:string-value="FFFF83" calcext:value-type="string">
            <text:p>FFFF83</text:p>
          </table:table-cell>
          <table:table-cell table:formula="of:=HEX2DEC([.C1210])" office:value-type="float" office:value="16777091" calcext:value-type="float">
            <text:p>16777091</text:p>
          </table:table-cell>
          <table:table-cell table:formula="of:=IF([.D1210]&gt;8388608;([.D1210]-16777215-1);[.D121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1];2);16)" office:value-type="string" office:string-value="A8FFFF83" calcext:value-type="string">
            <text:p>A8FFFF83</text:p>
          </table:table-cell>
          <table:table-cell table:formula="of:=RIGHTB([.B1211];6)" office:value-type="string" office:string-value="FFFF83" calcext:value-type="string">
            <text:p>FFFF83</text:p>
          </table:table-cell>
          <table:table-cell table:formula="of:=HEX2DEC([.C1211])" office:value-type="float" office:value="16777091" calcext:value-type="float">
            <text:p>16777091</text:p>
          </table:table-cell>
          <table:table-cell table:formula="of:=IF([.D1211]&gt;8388608;([.D1211]-16777215-1);[.D121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2];2);16)" office:value-type="string" office:string-value="A8FFFF83" calcext:value-type="string">
            <text:p>A8FFFF83</text:p>
          </table:table-cell>
          <table:table-cell table:formula="of:=RIGHTB([.B1212];6)" office:value-type="string" office:string-value="FFFF83" calcext:value-type="string">
            <text:p>FFFF83</text:p>
          </table:table-cell>
          <table:table-cell table:formula="of:=HEX2DEC([.C1212])" office:value-type="float" office:value="16777091" calcext:value-type="float">
            <text:p>16777091</text:p>
          </table:table-cell>
          <table:table-cell table:formula="of:=IF([.D1212]&gt;8388608;([.D1212]-16777215-1);[.D121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3];2);16)" office:value-type="string" office:string-value="A8FFFF83" calcext:value-type="string">
            <text:p>A8FFFF83</text:p>
          </table:table-cell>
          <table:table-cell table:formula="of:=RIGHTB([.B1213];6)" office:value-type="string" office:string-value="FFFF83" calcext:value-type="string">
            <text:p>FFFF83</text:p>
          </table:table-cell>
          <table:table-cell table:formula="of:=HEX2DEC([.C1213])" office:value-type="float" office:value="16777091" calcext:value-type="float">
            <text:p>16777091</text:p>
          </table:table-cell>
          <table:table-cell table:formula="of:=IF([.D1213]&gt;8388608;([.D1213]-16777215-1);[.D121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4];2);16)" office:value-type="string" office:string-value="A8FFFF83" calcext:value-type="string">
            <text:p>A8FFFF83</text:p>
          </table:table-cell>
          <table:table-cell table:formula="of:=RIGHTB([.B1214];6)" office:value-type="string" office:string-value="FFFF83" calcext:value-type="string">
            <text:p>FFFF83</text:p>
          </table:table-cell>
          <table:table-cell table:formula="of:=HEX2DEC([.C1214])" office:value-type="float" office:value="16777091" calcext:value-type="float">
            <text:p>16777091</text:p>
          </table:table-cell>
          <table:table-cell table:formula="of:=IF([.D1214]&gt;8388608;([.D1214]-16777215-1);[.D121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5];2);16)" office:value-type="string" office:string-value="A8FFFF83" calcext:value-type="string">
            <text:p>A8FFFF83</text:p>
          </table:table-cell>
          <table:table-cell table:formula="of:=RIGHTB([.B1215];6)" office:value-type="string" office:string-value="FFFF83" calcext:value-type="string">
            <text:p>FFFF83</text:p>
          </table:table-cell>
          <table:table-cell table:formula="of:=HEX2DEC([.C1215])" office:value-type="float" office:value="16777091" calcext:value-type="float">
            <text:p>16777091</text:p>
          </table:table-cell>
          <table:table-cell table:formula="of:=IF([.D1215]&gt;8388608;([.D1215]-16777215-1);[.D121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1000111111111111111110000011</text:p>
          </table:table-cell>
          <table:table-cell table:formula="of:=BASE(DECIMAL([.A1216];2);16)" office:value-type="string" office:string-value="A8FFFF83" calcext:value-type="string">
            <text:p>A8FFFF83</text:p>
          </table:table-cell>
          <table:table-cell table:formula="of:=RIGHTB([.B1216];6)" office:value-type="string" office:string-value="FFFF83" calcext:value-type="string">
            <text:p>FFFF83</text:p>
          </table:table-cell>
          <table:table-cell table:formula="of:=HEX2DEC([.C1216])" office:value-type="float" office:value="16777091" calcext:value-type="float">
            <text:p>16777091</text:p>
          </table:table-cell>
          <table:table-cell table:formula="of:=IF([.D1216]&gt;8388608;([.D1216]-16777215-1);[.D121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17];2);16)" office:value-type="string" office:string-value="26000082" calcext:value-type="string">
            <text:p>26000082</text:p>
          </table:table-cell>
          <table:table-cell table:formula="of:=RIGHTB([.B1217];6)" office:value-type="string" office:string-value="000082" calcext:value-type="string">
            <text:p>000082</text:p>
          </table:table-cell>
          <table:table-cell table:formula="of:=HEX2DEC([.C1217])" office:value-type="float" office:value="130" calcext:value-type="float">
            <text:p>130</text:p>
          </table:table-cell>
          <table:table-cell table:formula="of:=IF([.D1217]&gt;8388608;([.D1217]-16777215-1);[.D121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18];2);16)" office:value-type="string" office:string-value="26000082" calcext:value-type="string">
            <text:p>26000082</text:p>
          </table:table-cell>
          <table:table-cell table:formula="of:=RIGHTB([.B1218];6)" office:value-type="string" office:string-value="000082" calcext:value-type="string">
            <text:p>000082</text:p>
          </table:table-cell>
          <table:table-cell table:formula="of:=HEX2DEC([.C1218])" office:value-type="float" office:value="130" calcext:value-type="float">
            <text:p>130</text:p>
          </table:table-cell>
          <table:table-cell table:formula="of:=IF([.D1218]&gt;8388608;([.D1218]-16777215-1);[.D121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19];2);16)" office:value-type="string" office:string-value="26000082" calcext:value-type="string">
            <text:p>26000082</text:p>
          </table:table-cell>
          <table:table-cell table:formula="of:=RIGHTB([.B1219];6)" office:value-type="string" office:string-value="000082" calcext:value-type="string">
            <text:p>000082</text:p>
          </table:table-cell>
          <table:table-cell table:formula="of:=HEX2DEC([.C1219])" office:value-type="float" office:value="130" calcext:value-type="float">
            <text:p>130</text:p>
          </table:table-cell>
          <table:table-cell table:formula="of:=IF([.D1219]&gt;8388608;([.D1219]-16777215-1);[.D121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20];2);16)" office:value-type="string" office:string-value="26000082" calcext:value-type="string">
            <text:p>26000082</text:p>
          </table:table-cell>
          <table:table-cell table:formula="of:=RIGHTB([.B1220];6)" office:value-type="string" office:string-value="000082" calcext:value-type="string">
            <text:p>000082</text:p>
          </table:table-cell>
          <table:table-cell table:formula="of:=HEX2DEC([.C1220])" office:value-type="float" office:value="130" calcext:value-type="float">
            <text:p>130</text:p>
          </table:table-cell>
          <table:table-cell table:formula="of:=IF([.D1220]&gt;8388608;([.D1220]-16777215-1);[.D122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21];2);16)" office:value-type="string" office:string-value="26000082" calcext:value-type="string">
            <text:p>26000082</text:p>
          </table:table-cell>
          <table:table-cell table:formula="of:=RIGHTB([.B1221];6)" office:value-type="string" office:string-value="000082" calcext:value-type="string">
            <text:p>000082</text:p>
          </table:table-cell>
          <table:table-cell table:formula="of:=HEX2DEC([.C1221])" office:value-type="float" office:value="130" calcext:value-type="float">
            <text:p>130</text:p>
          </table:table-cell>
          <table:table-cell table:formula="of:=IF([.D1221]&gt;8388608;([.D1221]-16777215-1);[.D122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22];2);16)" office:value-type="string" office:string-value="26000082" calcext:value-type="string">
            <text:p>26000082</text:p>
          </table:table-cell>
          <table:table-cell table:formula="of:=RIGHTB([.B1222];6)" office:value-type="string" office:string-value="000082" calcext:value-type="string">
            <text:p>000082</text:p>
          </table:table-cell>
          <table:table-cell table:formula="of:=HEX2DEC([.C1222])" office:value-type="float" office:value="130" calcext:value-type="float">
            <text:p>130</text:p>
          </table:table-cell>
          <table:table-cell table:formula="of:=IF([.D1222]&gt;8388608;([.D1222]-16777215-1);[.D122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23];2);16)" office:value-type="string" office:string-value="26000082" calcext:value-type="string">
            <text:p>26000082</text:p>
          </table:table-cell>
          <table:table-cell table:formula="of:=RIGHTB([.B1223];6)" office:value-type="string" office:string-value="000082" calcext:value-type="string">
            <text:p>000082</text:p>
          </table:table-cell>
          <table:table-cell table:formula="of:=HEX2DEC([.C1223])" office:value-type="float" office:value="130" calcext:value-type="float">
            <text:p>130</text:p>
          </table:table-cell>
          <table:table-cell table:formula="of:=IF([.D1223]&gt;8388608;([.D1223]-16777215-1);[.D122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0000000000000000010000010</text:p>
          </table:table-cell>
          <table:table-cell table:formula="of:=BASE(DECIMAL([.A1224];2);16)" office:value-type="string" office:string-value="26000082" calcext:value-type="string">
            <text:p>26000082</text:p>
          </table:table-cell>
          <table:table-cell table:formula="of:=RIGHTB([.B1224];6)" office:value-type="string" office:string-value="000082" calcext:value-type="string">
            <text:p>000082</text:p>
          </table:table-cell>
          <table:table-cell table:formula="of:=HEX2DEC([.C1224])" office:value-type="float" office:value="130" calcext:value-type="float">
            <text:p>130</text:p>
          </table:table-cell>
          <table:table-cell table:formula="of:=IF([.D1224]&gt;8388608;([.D1224]-16777215-1);[.D122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25];2);16)" office:value-type="string" office:string-value="AAFFFF88" calcext:value-type="string">
            <text:p>AAFFFF88</text:p>
          </table:table-cell>
          <table:table-cell table:formula="of:=RIGHTB([.B1225];6)" office:value-type="string" office:string-value="FFFF88" calcext:value-type="string">
            <text:p>FFFF88</text:p>
          </table:table-cell>
          <table:table-cell table:formula="of:=HEX2DEC([.C1225])" office:value-type="float" office:value="16777096" calcext:value-type="float">
            <text:p>16777096</text:p>
          </table:table-cell>
          <table:table-cell table:formula="of:=IF([.D1225]&gt;8388608;([.D1225]-16777215-1);[.D122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26];2);16)" office:value-type="string" office:string-value="AAFFFF88" calcext:value-type="string">
            <text:p>AAFFFF88</text:p>
          </table:table-cell>
          <table:table-cell table:formula="of:=RIGHTB([.B1226];6)" office:value-type="string" office:string-value="FFFF88" calcext:value-type="string">
            <text:p>FFFF88</text:p>
          </table:table-cell>
          <table:table-cell table:formula="of:=HEX2DEC([.C1226])" office:value-type="float" office:value="16777096" calcext:value-type="float">
            <text:p>16777096</text:p>
          </table:table-cell>
          <table:table-cell table:formula="of:=IF([.D1226]&gt;8388608;([.D1226]-16777215-1);[.D122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27];2);16)" office:value-type="string" office:string-value="AAFFFF88" calcext:value-type="string">
            <text:p>AAFFFF88</text:p>
          </table:table-cell>
          <table:table-cell table:formula="of:=RIGHTB([.B1227];6)" office:value-type="string" office:string-value="FFFF88" calcext:value-type="string">
            <text:p>FFFF88</text:p>
          </table:table-cell>
          <table:table-cell table:formula="of:=HEX2DEC([.C1227])" office:value-type="float" office:value="16777096" calcext:value-type="float">
            <text:p>16777096</text:p>
          </table:table-cell>
          <table:table-cell table:formula="of:=IF([.D1227]&gt;8388608;([.D1227]-16777215-1);[.D122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28];2);16)" office:value-type="string" office:string-value="AAFFFF88" calcext:value-type="string">
            <text:p>AAFFFF88</text:p>
          </table:table-cell>
          <table:table-cell table:formula="of:=RIGHTB([.B1228];6)" office:value-type="string" office:string-value="FFFF88" calcext:value-type="string">
            <text:p>FFFF88</text:p>
          </table:table-cell>
          <table:table-cell table:formula="of:=HEX2DEC([.C1228])" office:value-type="float" office:value="16777096" calcext:value-type="float">
            <text:p>16777096</text:p>
          </table:table-cell>
          <table:table-cell table:formula="of:=IF([.D1228]&gt;8388608;([.D1228]-16777215-1);[.D122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29];2);16)" office:value-type="string" office:string-value="AAFFFF88" calcext:value-type="string">
            <text:p>AAFFFF88</text:p>
          </table:table-cell>
          <table:table-cell table:formula="of:=RIGHTB([.B1229];6)" office:value-type="string" office:string-value="FFFF88" calcext:value-type="string">
            <text:p>FFFF88</text:p>
          </table:table-cell>
          <table:table-cell table:formula="of:=HEX2DEC([.C1229])" office:value-type="float" office:value="16777096" calcext:value-type="float">
            <text:p>16777096</text:p>
          </table:table-cell>
          <table:table-cell table:formula="of:=IF([.D1229]&gt;8388608;([.D1229]-16777215-1);[.D122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30];2);16)" office:value-type="string" office:string-value="AAFFFF88" calcext:value-type="string">
            <text:p>AAFFFF88</text:p>
          </table:table-cell>
          <table:table-cell table:formula="of:=RIGHTB([.B1230];6)" office:value-type="string" office:string-value="FFFF88" calcext:value-type="string">
            <text:p>FFFF88</text:p>
          </table:table-cell>
          <table:table-cell table:formula="of:=HEX2DEC([.C1230])" office:value-type="float" office:value="16777096" calcext:value-type="float">
            <text:p>16777096</text:p>
          </table:table-cell>
          <table:table-cell table:formula="of:=IF([.D1230]&gt;8388608;([.D1230]-16777215-1);[.D123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31];2);16)" office:value-type="string" office:string-value="AAFFFF88" calcext:value-type="string">
            <text:p>AAFFFF88</text:p>
          </table:table-cell>
          <table:table-cell table:formula="of:=RIGHTB([.B1231];6)" office:value-type="string" office:string-value="FFFF88" calcext:value-type="string">
            <text:p>FFFF88</text:p>
          </table:table-cell>
          <table:table-cell table:formula="of:=HEX2DEC([.C1231])" office:value-type="float" office:value="16777096" calcext:value-type="float">
            <text:p>16777096</text:p>
          </table:table-cell>
          <table:table-cell table:formula="of:=IF([.D1231]&gt;8388608;([.D1231]-16777215-1);[.D123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1010111111111111111110001000</text:p>
          </table:table-cell>
          <table:table-cell table:formula="of:=BASE(DECIMAL([.A1232];2);16)" office:value-type="string" office:string-value="AAFFFF88" calcext:value-type="string">
            <text:p>AAFFFF88</text:p>
          </table:table-cell>
          <table:table-cell table:formula="of:=RIGHTB([.B1232];6)" office:value-type="string" office:string-value="FFFF88" calcext:value-type="string">
            <text:p>FFFF88</text:p>
          </table:table-cell>
          <table:table-cell table:formula="of:=HEX2DEC([.C1232])" office:value-type="float" office:value="16777096" calcext:value-type="float">
            <text:p>16777096</text:p>
          </table:table-cell>
          <table:table-cell table:formula="of:=IF([.D1232]&gt;8388608;([.D1232]-16777215-1);[.D123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3];2);16)" office:value-type="string" office:string-value="F4FFFF8F" calcext:value-type="string">
            <text:p>F4FFFF8F</text:p>
          </table:table-cell>
          <table:table-cell table:formula="of:=RIGHTB([.B1233];6)" office:value-type="string" office:string-value="FFFF8F" calcext:value-type="string">
            <text:p>FFFF8F</text:p>
          </table:table-cell>
          <table:table-cell table:formula="of:=HEX2DEC([.C1233])" office:value-type="float" office:value="16777103" calcext:value-type="float">
            <text:p>16777103</text:p>
          </table:table-cell>
          <table:table-cell table:formula="of:=IF([.D1233]&gt;8388608;([.D1233]-16777215-1);[.D123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4];2);16)" office:value-type="string" office:string-value="F4FFFF8F" calcext:value-type="string">
            <text:p>F4FFFF8F</text:p>
          </table:table-cell>
          <table:table-cell table:formula="of:=RIGHTB([.B1234];6)" office:value-type="string" office:string-value="FFFF8F" calcext:value-type="string">
            <text:p>FFFF8F</text:p>
          </table:table-cell>
          <table:table-cell table:formula="of:=HEX2DEC([.C1234])" office:value-type="float" office:value="16777103" calcext:value-type="float">
            <text:p>16777103</text:p>
          </table:table-cell>
          <table:table-cell table:formula="of:=IF([.D1234]&gt;8388608;([.D1234]-16777215-1);[.D123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5];2);16)" office:value-type="string" office:string-value="F4FFFF8F" calcext:value-type="string">
            <text:p>F4FFFF8F</text:p>
          </table:table-cell>
          <table:table-cell table:formula="of:=RIGHTB([.B1235];6)" office:value-type="string" office:string-value="FFFF8F" calcext:value-type="string">
            <text:p>FFFF8F</text:p>
          </table:table-cell>
          <table:table-cell table:formula="of:=HEX2DEC([.C1235])" office:value-type="float" office:value="16777103" calcext:value-type="float">
            <text:p>16777103</text:p>
          </table:table-cell>
          <table:table-cell table:formula="of:=IF([.D1235]&gt;8388608;([.D1235]-16777215-1);[.D123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6];2);16)" office:value-type="string" office:string-value="F4FFFF8F" calcext:value-type="string">
            <text:p>F4FFFF8F</text:p>
          </table:table-cell>
          <table:table-cell table:formula="of:=RIGHTB([.B1236];6)" office:value-type="string" office:string-value="FFFF8F" calcext:value-type="string">
            <text:p>FFFF8F</text:p>
          </table:table-cell>
          <table:table-cell table:formula="of:=HEX2DEC([.C1236])" office:value-type="float" office:value="16777103" calcext:value-type="float">
            <text:p>16777103</text:p>
          </table:table-cell>
          <table:table-cell table:formula="of:=IF([.D1236]&gt;8388608;([.D1236]-16777215-1);[.D123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7];2);16)" office:value-type="string" office:string-value="F4FFFF8F" calcext:value-type="string">
            <text:p>F4FFFF8F</text:p>
          </table:table-cell>
          <table:table-cell table:formula="of:=RIGHTB([.B1237];6)" office:value-type="string" office:string-value="FFFF8F" calcext:value-type="string">
            <text:p>FFFF8F</text:p>
          </table:table-cell>
          <table:table-cell table:formula="of:=HEX2DEC([.C1237])" office:value-type="float" office:value="16777103" calcext:value-type="float">
            <text:p>16777103</text:p>
          </table:table-cell>
          <table:table-cell table:formula="of:=IF([.D1237]&gt;8388608;([.D1237]-16777215-1);[.D123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8];2);16)" office:value-type="string" office:string-value="F4FFFF8F" calcext:value-type="string">
            <text:p>F4FFFF8F</text:p>
          </table:table-cell>
          <table:table-cell table:formula="of:=RIGHTB([.B1238];6)" office:value-type="string" office:string-value="FFFF8F" calcext:value-type="string">
            <text:p>FFFF8F</text:p>
          </table:table-cell>
          <table:table-cell table:formula="of:=HEX2DEC([.C1238])" office:value-type="float" office:value="16777103" calcext:value-type="float">
            <text:p>16777103</text:p>
          </table:table-cell>
          <table:table-cell table:formula="of:=IF([.D1238]&gt;8388608;([.D1238]-16777215-1);[.D123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39];2);16)" office:value-type="string" office:string-value="F4FFFF8F" calcext:value-type="string">
            <text:p>F4FFFF8F</text:p>
          </table:table-cell>
          <table:table-cell table:formula="of:=RIGHTB([.B1239];6)" office:value-type="string" office:string-value="FFFF8F" calcext:value-type="string">
            <text:p>FFFF8F</text:p>
          </table:table-cell>
          <table:table-cell table:formula="of:=HEX2DEC([.C1239])" office:value-type="float" office:value="16777103" calcext:value-type="float">
            <text:p>16777103</text:p>
          </table:table-cell>
          <table:table-cell table:formula="of:=IF([.D1239]&gt;8388608;([.D1239]-16777215-1);[.D123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10100111111111111111110001111</text:p>
          </table:table-cell>
          <table:table-cell table:formula="of:=BASE(DECIMAL([.A1240];2);16)" office:value-type="string" office:string-value="F4FFFF8F" calcext:value-type="string">
            <text:p>F4FFFF8F</text:p>
          </table:table-cell>
          <table:table-cell table:formula="of:=RIGHTB([.B1240];6)" office:value-type="string" office:string-value="FFFF8F" calcext:value-type="string">
            <text:p>FFFF8F</text:p>
          </table:table-cell>
          <table:table-cell table:formula="of:=HEX2DEC([.C1240])" office:value-type="float" office:value="16777103" calcext:value-type="float">
            <text:p>16777103</text:p>
          </table:table-cell>
          <table:table-cell table:formula="of:=IF([.D1240]&gt;8388608;([.D1240]-16777215-1);[.D124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1];2);16)" office:value-type="string" office:string-value="2B00008E" calcext:value-type="string">
            <text:p>2B00008E</text:p>
          </table:table-cell>
          <table:table-cell table:formula="of:=RIGHTB([.B1241];6)" office:value-type="string" office:string-value="00008E" calcext:value-type="string">
            <text:p>00008E</text:p>
          </table:table-cell>
          <table:table-cell table:formula="of:=HEX2DEC([.C1241])" office:value-type="float" office:value="142" calcext:value-type="float">
            <text:p>142</text:p>
          </table:table-cell>
          <table:table-cell table:formula="of:=IF([.D1241]&gt;8388608;([.D1241]-16777215-1);[.D1241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2];2);16)" office:value-type="string" office:string-value="2B00008E" calcext:value-type="string">
            <text:p>2B00008E</text:p>
          </table:table-cell>
          <table:table-cell table:formula="of:=RIGHTB([.B1242];6)" office:value-type="string" office:string-value="00008E" calcext:value-type="string">
            <text:p>00008E</text:p>
          </table:table-cell>
          <table:table-cell table:formula="of:=HEX2DEC([.C1242])" office:value-type="float" office:value="142" calcext:value-type="float">
            <text:p>142</text:p>
          </table:table-cell>
          <table:table-cell table:formula="of:=IF([.D1242]&gt;8388608;([.D1242]-16777215-1);[.D124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3];2);16)" office:value-type="string" office:string-value="2B00008E" calcext:value-type="string">
            <text:p>2B00008E</text:p>
          </table:table-cell>
          <table:table-cell table:formula="of:=RIGHTB([.B1243];6)" office:value-type="string" office:string-value="00008E" calcext:value-type="string">
            <text:p>00008E</text:p>
          </table:table-cell>
          <table:table-cell table:formula="of:=HEX2DEC([.C1243])" office:value-type="float" office:value="142" calcext:value-type="float">
            <text:p>142</text:p>
          </table:table-cell>
          <table:table-cell table:formula="of:=IF([.D1243]&gt;8388608;([.D1243]-16777215-1);[.D1243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4];2);16)" office:value-type="string" office:string-value="2B00008E" calcext:value-type="string">
            <text:p>2B00008E</text:p>
          </table:table-cell>
          <table:table-cell table:formula="of:=RIGHTB([.B1244];6)" office:value-type="string" office:string-value="00008E" calcext:value-type="string">
            <text:p>00008E</text:p>
          </table:table-cell>
          <table:table-cell table:formula="of:=HEX2DEC([.C1244])" office:value-type="float" office:value="142" calcext:value-type="float">
            <text:p>142</text:p>
          </table:table-cell>
          <table:table-cell table:formula="of:=IF([.D1244]&gt;8388608;([.D1244]-16777215-1);[.D124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5];2);16)" office:value-type="string" office:string-value="2B00008E" calcext:value-type="string">
            <text:p>2B00008E</text:p>
          </table:table-cell>
          <table:table-cell table:formula="of:=RIGHTB([.B1245];6)" office:value-type="string" office:string-value="00008E" calcext:value-type="string">
            <text:p>00008E</text:p>
          </table:table-cell>
          <table:table-cell table:formula="of:=HEX2DEC([.C1245])" office:value-type="float" office:value="142" calcext:value-type="float">
            <text:p>142</text:p>
          </table:table-cell>
          <table:table-cell table:formula="of:=IF([.D1245]&gt;8388608;([.D1245]-16777215-1);[.D124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6];2);16)" office:value-type="string" office:string-value="2B00008E" calcext:value-type="string">
            <text:p>2B00008E</text:p>
          </table:table-cell>
          <table:table-cell table:formula="of:=RIGHTB([.B1246];6)" office:value-type="string" office:string-value="00008E" calcext:value-type="string">
            <text:p>00008E</text:p>
          </table:table-cell>
          <table:table-cell table:formula="of:=HEX2DEC([.C1246])" office:value-type="float" office:value="142" calcext:value-type="float">
            <text:p>142</text:p>
          </table:table-cell>
          <table:table-cell table:formula="of:=IF([.D1246]&gt;8388608;([.D1246]-16777215-1);[.D1246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7];2);16)" office:value-type="string" office:string-value="2B00008E" calcext:value-type="string">
            <text:p>2B00008E</text:p>
          </table:table-cell>
          <table:table-cell table:formula="of:=RIGHTB([.B1247];6)" office:value-type="string" office:string-value="00008E" calcext:value-type="string">
            <text:p>00008E</text:p>
          </table:table-cell>
          <table:table-cell table:formula="of:=HEX2DEC([.C1247])" office:value-type="float" office:value="142" calcext:value-type="float">
            <text:p>142</text:p>
          </table:table-cell>
          <table:table-cell table:formula="of:=IF([.D1247]&gt;8388608;([.D1247]-16777215-1);[.D1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1000000000000000010001110</text:p>
          </table:table-cell>
          <table:table-cell table:formula="of:=BASE(DECIMAL([.A1248];2);16)" office:value-type="string" office:string-value="2B00008E" calcext:value-type="string">
            <text:p>2B00008E</text:p>
          </table:table-cell>
          <table:table-cell table:formula="of:=RIGHTB([.B1248];6)" office:value-type="string" office:string-value="00008E" calcext:value-type="string">
            <text:p>00008E</text:p>
          </table:table-cell>
          <table:table-cell table:formula="of:=HEX2DEC([.C1248])" office:value-type="float" office:value="142" calcext:value-type="float">
            <text:p>142</text:p>
          </table:table-cell>
          <table:table-cell table:formula="of:=IF([.D1248]&gt;8388608;([.D1248]-16777215-1);[.D1248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49];2);16)" office:value-type="string" office:string-value="D3FFFF8D" calcext:value-type="string">
            <text:p>D3FFFF8D</text:p>
          </table:table-cell>
          <table:table-cell table:formula="of:=RIGHTB([.B1249];6)" office:value-type="string" office:string-value="FFFF8D" calcext:value-type="string">
            <text:p>FFFF8D</text:p>
          </table:table-cell>
          <table:table-cell table:formula="of:=HEX2DEC([.C1249])" office:value-type="float" office:value="16777101" calcext:value-type="float">
            <text:p>16777101</text:p>
          </table:table-cell>
          <table:table-cell table:formula="of:=IF([.D1249]&gt;8388608;([.D1249]-16777215-1);[.D124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0];2);16)" office:value-type="string" office:string-value="D3FFFF8D" calcext:value-type="string">
            <text:p>D3FFFF8D</text:p>
          </table:table-cell>
          <table:table-cell table:formula="of:=RIGHTB([.B1250];6)" office:value-type="string" office:string-value="FFFF8D" calcext:value-type="string">
            <text:p>FFFF8D</text:p>
          </table:table-cell>
          <table:table-cell table:formula="of:=HEX2DEC([.C1250])" office:value-type="float" office:value="16777101" calcext:value-type="float">
            <text:p>16777101</text:p>
          </table:table-cell>
          <table:table-cell table:formula="of:=IF([.D1250]&gt;8388608;([.D1250]-16777215-1);[.D125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1];2);16)" office:value-type="string" office:string-value="D3FFFF8D" calcext:value-type="string">
            <text:p>D3FFFF8D</text:p>
          </table:table-cell>
          <table:table-cell table:formula="of:=RIGHTB([.B1251];6)" office:value-type="string" office:string-value="FFFF8D" calcext:value-type="string">
            <text:p>FFFF8D</text:p>
          </table:table-cell>
          <table:table-cell table:formula="of:=HEX2DEC([.C1251])" office:value-type="float" office:value="16777101" calcext:value-type="float">
            <text:p>16777101</text:p>
          </table:table-cell>
          <table:table-cell table:formula="of:=IF([.D1251]&gt;8388608;([.D1251]-16777215-1);[.D125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2];2);16)" office:value-type="string" office:string-value="D3FFFF8D" calcext:value-type="string">
            <text:p>D3FFFF8D</text:p>
          </table:table-cell>
          <table:table-cell table:formula="of:=RIGHTB([.B1252];6)" office:value-type="string" office:string-value="FFFF8D" calcext:value-type="string">
            <text:p>FFFF8D</text:p>
          </table:table-cell>
          <table:table-cell table:formula="of:=HEX2DEC([.C1252])" office:value-type="float" office:value="16777101" calcext:value-type="float">
            <text:p>16777101</text:p>
          </table:table-cell>
          <table:table-cell table:formula="of:=IF([.D1252]&gt;8388608;([.D1252]-16777215-1);[.D125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3];2);16)" office:value-type="string" office:string-value="D3FFFF8D" calcext:value-type="string">
            <text:p>D3FFFF8D</text:p>
          </table:table-cell>
          <table:table-cell table:formula="of:=RIGHTB([.B1253];6)" office:value-type="string" office:string-value="FFFF8D" calcext:value-type="string">
            <text:p>FFFF8D</text:p>
          </table:table-cell>
          <table:table-cell table:formula="of:=HEX2DEC([.C1253])" office:value-type="float" office:value="16777101" calcext:value-type="float">
            <text:p>16777101</text:p>
          </table:table-cell>
          <table:table-cell table:formula="of:=IF([.D1253]&gt;8388608;([.D1253]-16777215-1);[.D125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4];2);16)" office:value-type="string" office:string-value="D3FFFF8D" calcext:value-type="string">
            <text:p>D3FFFF8D</text:p>
          </table:table-cell>
          <table:table-cell table:formula="of:=RIGHTB([.B1254];6)" office:value-type="string" office:string-value="FFFF8D" calcext:value-type="string">
            <text:p>FFFF8D</text:p>
          </table:table-cell>
          <table:table-cell table:formula="of:=HEX2DEC([.C1254])" office:value-type="float" office:value="16777101" calcext:value-type="float">
            <text:p>16777101</text:p>
          </table:table-cell>
          <table:table-cell table:formula="of:=IF([.D1254]&gt;8388608;([.D1254]-16777215-1);[.D125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5];2);16)" office:value-type="string" office:string-value="D3FFFF8D" calcext:value-type="string">
            <text:p>D3FFFF8D</text:p>
          </table:table-cell>
          <table:table-cell table:formula="of:=RIGHTB([.B1255];6)" office:value-type="string" office:string-value="FFFF8D" calcext:value-type="string">
            <text:p>FFFF8D</text:p>
          </table:table-cell>
          <table:table-cell table:formula="of:=HEX2DEC([.C1255])" office:value-type="float" office:value="16777101" calcext:value-type="float">
            <text:p>16777101</text:p>
          </table:table-cell>
          <table:table-cell table:formula="of:=IF([.D1255]&gt;8388608;([.D1255]-16777215-1);[.D125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0011111111111111111110001101</text:p>
          </table:table-cell>
          <table:table-cell table:formula="of:=BASE(DECIMAL([.A1256];2);16)" office:value-type="string" office:string-value="D3FFFF8D" calcext:value-type="string">
            <text:p>D3FFFF8D</text:p>
          </table:table-cell>
          <table:table-cell table:formula="of:=RIGHTB([.B1256];6)" office:value-type="string" office:string-value="FFFF8D" calcext:value-type="string">
            <text:p>FFFF8D</text:p>
          </table:table-cell>
          <table:table-cell table:formula="of:=HEX2DEC([.C1256])" office:value-type="float" office:value="16777101" calcext:value-type="float">
            <text:p>16777101</text:p>
          </table:table-cell>
          <table:table-cell table:formula="of:=IF([.D1256]&gt;8388608;([.D1256]-16777215-1);[.D125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57];2);16)" office:value-type="string" office:string-value="E0FFFF8F" calcext:value-type="string">
            <text:p>E0FFFF8F</text:p>
          </table:table-cell>
          <table:table-cell table:formula="of:=RIGHTB([.B1257];6)" office:value-type="string" office:string-value="FFFF8F" calcext:value-type="string">
            <text:p>FFFF8F</text:p>
          </table:table-cell>
          <table:table-cell table:formula="of:=HEX2DEC([.C1257])" office:value-type="float" office:value="16777103" calcext:value-type="float">
            <text:p>16777103</text:p>
          </table:table-cell>
          <table:table-cell table:formula="of:=IF([.D1257]&gt;8388608;([.D1257]-16777215-1);[.D125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58];2);16)" office:value-type="string" office:string-value="E0FFFF8F" calcext:value-type="string">
            <text:p>E0FFFF8F</text:p>
          </table:table-cell>
          <table:table-cell table:formula="of:=RIGHTB([.B1258];6)" office:value-type="string" office:string-value="FFFF8F" calcext:value-type="string">
            <text:p>FFFF8F</text:p>
          </table:table-cell>
          <table:table-cell table:formula="of:=HEX2DEC([.C1258])" office:value-type="float" office:value="16777103" calcext:value-type="float">
            <text:p>16777103</text:p>
          </table:table-cell>
          <table:table-cell table:formula="of:=IF([.D1258]&gt;8388608;([.D1258]-16777215-1);[.D125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59];2);16)" office:value-type="string" office:string-value="E0FFFF8F" calcext:value-type="string">
            <text:p>E0FFFF8F</text:p>
          </table:table-cell>
          <table:table-cell table:formula="of:=RIGHTB([.B1259];6)" office:value-type="string" office:string-value="FFFF8F" calcext:value-type="string">
            <text:p>FFFF8F</text:p>
          </table:table-cell>
          <table:table-cell table:formula="of:=HEX2DEC([.C1259])" office:value-type="float" office:value="16777103" calcext:value-type="float">
            <text:p>16777103</text:p>
          </table:table-cell>
          <table:table-cell table:formula="of:=IF([.D1259]&gt;8388608;([.D1259]-16777215-1);[.D125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60];2);16)" office:value-type="string" office:string-value="E0FFFF8F" calcext:value-type="string">
            <text:p>E0FFFF8F</text:p>
          </table:table-cell>
          <table:table-cell table:formula="of:=RIGHTB([.B1260];6)" office:value-type="string" office:string-value="FFFF8F" calcext:value-type="string">
            <text:p>FFFF8F</text:p>
          </table:table-cell>
          <table:table-cell table:formula="of:=HEX2DEC([.C1260])" office:value-type="float" office:value="16777103" calcext:value-type="float">
            <text:p>16777103</text:p>
          </table:table-cell>
          <table:table-cell table:formula="of:=IF([.D1260]&gt;8388608;([.D1260]-16777215-1);[.D126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61];2);16)" office:value-type="string" office:string-value="E0FFFF8F" calcext:value-type="string">
            <text:p>E0FFFF8F</text:p>
          </table:table-cell>
          <table:table-cell table:formula="of:=RIGHTB([.B1261];6)" office:value-type="string" office:string-value="FFFF8F" calcext:value-type="string">
            <text:p>FFFF8F</text:p>
          </table:table-cell>
          <table:table-cell table:formula="of:=HEX2DEC([.C1261])" office:value-type="float" office:value="16777103" calcext:value-type="float">
            <text:p>16777103</text:p>
          </table:table-cell>
          <table:table-cell table:formula="of:=IF([.D1261]&gt;8388608;([.D1261]-16777215-1);[.D126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62];2);16)" office:value-type="string" office:string-value="E0FFFF8F" calcext:value-type="string">
            <text:p>E0FFFF8F</text:p>
          </table:table-cell>
          <table:table-cell table:formula="of:=RIGHTB([.B1262];6)" office:value-type="string" office:string-value="FFFF8F" calcext:value-type="string">
            <text:p>FFFF8F</text:p>
          </table:table-cell>
          <table:table-cell table:formula="of:=HEX2DEC([.C1262])" office:value-type="float" office:value="16777103" calcext:value-type="float">
            <text:p>16777103</text:p>
          </table:table-cell>
          <table:table-cell table:formula="of:=IF([.D1262]&gt;8388608;([.D1262]-16777215-1);[.D126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63];2);16)" office:value-type="string" office:string-value="E0FFFF8F" calcext:value-type="string">
            <text:p>E0FFFF8F</text:p>
          </table:table-cell>
          <table:table-cell table:formula="of:=RIGHTB([.B1263];6)" office:value-type="string" office:string-value="FFFF8F" calcext:value-type="string">
            <text:p>FFFF8F</text:p>
          </table:table-cell>
          <table:table-cell table:formula="of:=HEX2DEC([.C1263])" office:value-type="float" office:value="16777103" calcext:value-type="float">
            <text:p>16777103</text:p>
          </table:table-cell>
          <table:table-cell table:formula="of:=IF([.D1263]&gt;8388608;([.D1263]-16777215-1);[.D126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64];2);16)" office:value-type="string" office:string-value="E0FFFF8F" calcext:value-type="string">
            <text:p>E0FFFF8F</text:p>
          </table:table-cell>
          <table:table-cell table:formula="of:=RIGHTB([.B1264];6)" office:value-type="string" office:string-value="FFFF8F" calcext:value-type="string">
            <text:p>FFFF8F</text:p>
          </table:table-cell>
          <table:table-cell table:formula="of:=HEX2DEC([.C1264])" office:value-type="float" office:value="16777103" calcext:value-type="float">
            <text:p>16777103</text:p>
          </table:table-cell>
          <table:table-cell table:formula="of:=IF([.D1264]&gt;8388608;([.D1264]-16777215-1);[.D126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65];2);16)" office:value-type="string" office:string-value="18000088" calcext:value-type="string">
            <text:p>18000088</text:p>
          </table:table-cell>
          <table:table-cell table:formula="of:=RIGHTB([.B1265];6)" office:value-type="string" office:string-value="000088" calcext:value-type="string">
            <text:p>000088</text:p>
          </table:table-cell>
          <table:table-cell table:formula="of:=HEX2DEC([.C1265])" office:value-type="float" office:value="136" calcext:value-type="float">
            <text:p>136</text:p>
          </table:table-cell>
          <table:table-cell table:formula="of:=IF([.D1265]&gt;8388608;([.D1265]-16777215-1);[.D1265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66];2);16)" office:value-type="string" office:string-value="18000088" calcext:value-type="string">
            <text:p>18000088</text:p>
          </table:table-cell>
          <table:table-cell table:formula="of:=RIGHTB([.B1266];6)" office:value-type="string" office:string-value="000088" calcext:value-type="string">
            <text:p>000088</text:p>
          </table:table-cell>
          <table:table-cell table:formula="of:=HEX2DEC([.C1266])" office:value-type="float" office:value="136" calcext:value-type="float">
            <text:p>136</text:p>
          </table:table-cell>
          <table:table-cell table:formula="of:=IF([.D1266]&gt;8388608;([.D1266]-16777215-1);[.D1266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67];2);16)" office:value-type="string" office:string-value="18000088" calcext:value-type="string">
            <text:p>18000088</text:p>
          </table:table-cell>
          <table:table-cell table:formula="of:=RIGHTB([.B1267];6)" office:value-type="string" office:string-value="000088" calcext:value-type="string">
            <text:p>000088</text:p>
          </table:table-cell>
          <table:table-cell table:formula="of:=HEX2DEC([.C1267])" office:value-type="float" office:value="136" calcext:value-type="float">
            <text:p>136</text:p>
          </table:table-cell>
          <table:table-cell table:formula="of:=IF([.D1267]&gt;8388608;([.D1267]-16777215-1);[.D1267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68];2);16)" office:value-type="string" office:string-value="18000088" calcext:value-type="string">
            <text:p>18000088</text:p>
          </table:table-cell>
          <table:table-cell table:formula="of:=RIGHTB([.B1268];6)" office:value-type="string" office:string-value="000088" calcext:value-type="string">
            <text:p>000088</text:p>
          </table:table-cell>
          <table:table-cell table:formula="of:=HEX2DEC([.C1268])" office:value-type="float" office:value="136" calcext:value-type="float">
            <text:p>136</text:p>
          </table:table-cell>
          <table:table-cell table:formula="of:=IF([.D1268]&gt;8388608;([.D1268]-16777215-1);[.D1268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69];2);16)" office:value-type="string" office:string-value="18000088" calcext:value-type="string">
            <text:p>18000088</text:p>
          </table:table-cell>
          <table:table-cell table:formula="of:=RIGHTB([.B1269];6)" office:value-type="string" office:string-value="000088" calcext:value-type="string">
            <text:p>000088</text:p>
          </table:table-cell>
          <table:table-cell table:formula="of:=HEX2DEC([.C1269])" office:value-type="float" office:value="136" calcext:value-type="float">
            <text:p>136</text:p>
          </table:table-cell>
          <table:table-cell table:formula="of:=IF([.D1269]&gt;8388608;([.D1269]-16777215-1);[.D1269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70];2);16)" office:value-type="string" office:string-value="18000088" calcext:value-type="string">
            <text:p>18000088</text:p>
          </table:table-cell>
          <table:table-cell table:formula="of:=RIGHTB([.B1270];6)" office:value-type="string" office:string-value="000088" calcext:value-type="string">
            <text:p>000088</text:p>
          </table:table-cell>
          <table:table-cell table:formula="of:=HEX2DEC([.C1270])" office:value-type="float" office:value="136" calcext:value-type="float">
            <text:p>136</text:p>
          </table:table-cell>
          <table:table-cell table:formula="of:=IF([.D1270]&gt;8388608;([.D1270]-16777215-1);[.D1270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71];2);16)" office:value-type="string" office:string-value="18000088" calcext:value-type="string">
            <text:p>18000088</text:p>
          </table:table-cell>
          <table:table-cell table:formula="of:=RIGHTB([.B1271];6)" office:value-type="string" office:string-value="000088" calcext:value-type="string">
            <text:p>000088</text:p>
          </table:table-cell>
          <table:table-cell table:formula="of:=HEX2DEC([.C1271])" office:value-type="float" office:value="136" calcext:value-type="float">
            <text:p>136</text:p>
          </table:table-cell>
          <table:table-cell table:formula="of:=IF([.D1271]&gt;8388608;([.D1271]-16777215-1);[.D1271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11000000000000000000010001000</text:p>
          </table:table-cell>
          <table:table-cell table:formula="of:=BASE(DECIMAL([.A1272];2);16)" office:value-type="string" office:string-value="18000088" calcext:value-type="string">
            <text:p>18000088</text:p>
          </table:table-cell>
          <table:table-cell table:formula="of:=RIGHTB([.B1272];6)" office:value-type="string" office:string-value="000088" calcext:value-type="string">
            <text:p>000088</text:p>
          </table:table-cell>
          <table:table-cell table:formula="of:=HEX2DEC([.C1272])" office:value-type="float" office:value="136" calcext:value-type="float">
            <text:p>136</text:p>
          </table:table-cell>
          <table:table-cell table:formula="of:=IF([.D1272]&gt;8388608;([.D1272]-16777215-1);[.D1272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3];2);16)" office:value-type="string" office:string-value="200008B" calcext:value-type="string">
            <text:p>200008B</text:p>
          </table:table-cell>
          <table:table-cell table:formula="of:=RIGHTB([.B1273];6)" office:value-type="string" office:string-value="00008B" calcext:value-type="string">
            <text:p>00008B</text:p>
          </table:table-cell>
          <table:table-cell table:formula="of:=HEX2DEC([.C1273])" office:value-type="float" office:value="139" calcext:value-type="float">
            <text:p>139</text:p>
          </table:table-cell>
          <table:table-cell table:formula="of:=IF([.D1273]&gt;8388608;([.D1273]-16777215-1);[.D1273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4];2);16)" office:value-type="string" office:string-value="200008B" calcext:value-type="string">
            <text:p>200008B</text:p>
          </table:table-cell>
          <table:table-cell table:formula="of:=RIGHTB([.B1274];6)" office:value-type="string" office:string-value="00008B" calcext:value-type="string">
            <text:p>00008B</text:p>
          </table:table-cell>
          <table:table-cell table:formula="of:=HEX2DEC([.C1274])" office:value-type="float" office:value="139" calcext:value-type="float">
            <text:p>139</text:p>
          </table:table-cell>
          <table:table-cell table:formula="of:=IF([.D1274]&gt;8388608;([.D1274]-16777215-1);[.D1274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5];2);16)" office:value-type="string" office:string-value="200008B" calcext:value-type="string">
            <text:p>200008B</text:p>
          </table:table-cell>
          <table:table-cell table:formula="of:=RIGHTB([.B1275];6)" office:value-type="string" office:string-value="00008B" calcext:value-type="string">
            <text:p>00008B</text:p>
          </table:table-cell>
          <table:table-cell table:formula="of:=HEX2DEC([.C1275])" office:value-type="float" office:value="139" calcext:value-type="float">
            <text:p>139</text:p>
          </table:table-cell>
          <table:table-cell table:formula="of:=IF([.D1275]&gt;8388608;([.D1275]-16777215-1);[.D1275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6];2);16)" office:value-type="string" office:string-value="200008B" calcext:value-type="string">
            <text:p>200008B</text:p>
          </table:table-cell>
          <table:table-cell table:formula="of:=RIGHTB([.B1276];6)" office:value-type="string" office:string-value="00008B" calcext:value-type="string">
            <text:p>00008B</text:p>
          </table:table-cell>
          <table:table-cell table:formula="of:=HEX2DEC([.C1276])" office:value-type="float" office:value="139" calcext:value-type="float">
            <text:p>139</text:p>
          </table:table-cell>
          <table:table-cell table:formula="of:=IF([.D1276]&gt;8388608;([.D1276]-16777215-1);[.D1276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7];2);16)" office:value-type="string" office:string-value="200008B" calcext:value-type="string">
            <text:p>200008B</text:p>
          </table:table-cell>
          <table:table-cell table:formula="of:=RIGHTB([.B1277];6)" office:value-type="string" office:string-value="00008B" calcext:value-type="string">
            <text:p>00008B</text:p>
          </table:table-cell>
          <table:table-cell table:formula="of:=HEX2DEC([.C1277])" office:value-type="float" office:value="139" calcext:value-type="float">
            <text:p>139</text:p>
          </table:table-cell>
          <table:table-cell table:formula="of:=IF([.D1277]&gt;8388608;([.D1277]-16777215-1);[.D1277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8];2);16)" office:value-type="string" office:string-value="200008B" calcext:value-type="string">
            <text:p>200008B</text:p>
          </table:table-cell>
          <table:table-cell table:formula="of:=RIGHTB([.B1278];6)" office:value-type="string" office:string-value="00008B" calcext:value-type="string">
            <text:p>00008B</text:p>
          </table:table-cell>
          <table:table-cell table:formula="of:=HEX2DEC([.C1278])" office:value-type="float" office:value="139" calcext:value-type="float">
            <text:p>139</text:p>
          </table:table-cell>
          <table:table-cell table:formula="of:=IF([.D1278]&gt;8388608;([.D1278]-16777215-1);[.D1278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79];2);16)" office:value-type="string" office:string-value="200008B" calcext:value-type="string">
            <text:p>200008B</text:p>
          </table:table-cell>
          <table:table-cell table:formula="of:=RIGHTB([.B1279];6)" office:value-type="string" office:string-value="00008B" calcext:value-type="string">
            <text:p>00008B</text:p>
          </table:table-cell>
          <table:table-cell table:formula="of:=HEX2DEC([.C1279])" office:value-type="float" office:value="139" calcext:value-type="float">
            <text:p>139</text:p>
          </table:table-cell>
          <table:table-cell table:formula="of:=IF([.D1279]&gt;8388608;([.D1279]-16777215-1);[.D1279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0000010000000000000000010001011</text:p>
          </table:table-cell>
          <table:table-cell table:formula="of:=BASE(DECIMAL([.A1280];2);16)" office:value-type="string" office:string-value="200008B" calcext:value-type="string">
            <text:p>200008B</text:p>
          </table:table-cell>
          <table:table-cell table:formula="of:=RIGHTB([.B1280];6)" office:value-type="string" office:string-value="00008B" calcext:value-type="string">
            <text:p>00008B</text:p>
          </table:table-cell>
          <table:table-cell table:formula="of:=HEX2DEC([.C1280])" office:value-type="float" office:value="139" calcext:value-type="float">
            <text:p>139</text:p>
          </table:table-cell>
          <table:table-cell table:formula="of:=IF([.D1280]&gt;8388608;([.D1280]-16777215-1);[.D1280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1];2);16)" office:value-type="string" office:string-value="BDFFFF8F" calcext:value-type="string">
            <text:p>BDFFFF8F</text:p>
          </table:table-cell>
          <table:table-cell table:formula="of:=RIGHTB([.B1281];6)" office:value-type="string" office:string-value="FFFF8F" calcext:value-type="string">
            <text:p>FFFF8F</text:p>
          </table:table-cell>
          <table:table-cell table:formula="of:=HEX2DEC([.C1281])" office:value-type="float" office:value="16777103" calcext:value-type="float">
            <text:p>16777103</text:p>
          </table:table-cell>
          <table:table-cell table:formula="of:=IF([.D1281]&gt;8388608;([.D1281]-16777215-1);[.D128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2];2);16)" office:value-type="string" office:string-value="BDFFFF8F" calcext:value-type="string">
            <text:p>BDFFFF8F</text:p>
          </table:table-cell>
          <table:table-cell table:formula="of:=RIGHTB([.B1282];6)" office:value-type="string" office:string-value="FFFF8F" calcext:value-type="string">
            <text:p>FFFF8F</text:p>
          </table:table-cell>
          <table:table-cell table:formula="of:=HEX2DEC([.C1282])" office:value-type="float" office:value="16777103" calcext:value-type="float">
            <text:p>16777103</text:p>
          </table:table-cell>
          <table:table-cell table:formula="of:=IF([.D1282]&gt;8388608;([.D1282]-16777215-1);[.D128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3];2);16)" office:value-type="string" office:string-value="BDFFFF8F" calcext:value-type="string">
            <text:p>BDFFFF8F</text:p>
          </table:table-cell>
          <table:table-cell table:formula="of:=RIGHTB([.B1283];6)" office:value-type="string" office:string-value="FFFF8F" calcext:value-type="string">
            <text:p>FFFF8F</text:p>
          </table:table-cell>
          <table:table-cell table:formula="of:=HEX2DEC([.C1283])" office:value-type="float" office:value="16777103" calcext:value-type="float">
            <text:p>16777103</text:p>
          </table:table-cell>
          <table:table-cell table:formula="of:=IF([.D1283]&gt;8388608;([.D1283]-16777215-1);[.D128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4];2);16)" office:value-type="string" office:string-value="BDFFFF8F" calcext:value-type="string">
            <text:p>BDFFFF8F</text:p>
          </table:table-cell>
          <table:table-cell table:formula="of:=RIGHTB([.B1284];6)" office:value-type="string" office:string-value="FFFF8F" calcext:value-type="string">
            <text:p>FFFF8F</text:p>
          </table:table-cell>
          <table:table-cell table:formula="of:=HEX2DEC([.C1284])" office:value-type="float" office:value="16777103" calcext:value-type="float">
            <text:p>16777103</text:p>
          </table:table-cell>
          <table:table-cell table:formula="of:=IF([.D1284]&gt;8388608;([.D1284]-16777215-1);[.D128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5];2);16)" office:value-type="string" office:string-value="BDFFFF8F" calcext:value-type="string">
            <text:p>BDFFFF8F</text:p>
          </table:table-cell>
          <table:table-cell table:formula="of:=RIGHTB([.B1285];6)" office:value-type="string" office:string-value="FFFF8F" calcext:value-type="string">
            <text:p>FFFF8F</text:p>
          </table:table-cell>
          <table:table-cell table:formula="of:=HEX2DEC([.C1285])" office:value-type="float" office:value="16777103" calcext:value-type="float">
            <text:p>16777103</text:p>
          </table:table-cell>
          <table:table-cell table:formula="of:=IF([.D1285]&gt;8388608;([.D1285]-16777215-1);[.D128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6];2);16)" office:value-type="string" office:string-value="BDFFFF8F" calcext:value-type="string">
            <text:p>BDFFFF8F</text:p>
          </table:table-cell>
          <table:table-cell table:formula="of:=RIGHTB([.B1286];6)" office:value-type="string" office:string-value="FFFF8F" calcext:value-type="string">
            <text:p>FFFF8F</text:p>
          </table:table-cell>
          <table:table-cell table:formula="of:=HEX2DEC([.C1286])" office:value-type="float" office:value="16777103" calcext:value-type="float">
            <text:p>16777103</text:p>
          </table:table-cell>
          <table:table-cell table:formula="of:=IF([.D1286]&gt;8388608;([.D1286]-16777215-1);[.D128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7];2);16)" office:value-type="string" office:string-value="BDFFFF8F" calcext:value-type="string">
            <text:p>BDFFFF8F</text:p>
          </table:table-cell>
          <table:table-cell table:formula="of:=RIGHTB([.B1287];6)" office:value-type="string" office:string-value="FFFF8F" calcext:value-type="string">
            <text:p>FFFF8F</text:p>
          </table:table-cell>
          <table:table-cell table:formula="of:=HEX2DEC([.C1287])" office:value-type="float" office:value="16777103" calcext:value-type="float">
            <text:p>16777103</text:p>
          </table:table-cell>
          <table:table-cell table:formula="of:=IF([.D1287]&gt;8388608;([.D1287]-16777215-1);[.D128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1101111111111111111110001111</text:p>
          </table:table-cell>
          <table:table-cell table:formula="of:=BASE(DECIMAL([.A1288];2);16)" office:value-type="string" office:string-value="BDFFFF8F" calcext:value-type="string">
            <text:p>BDFFFF8F</text:p>
          </table:table-cell>
          <table:table-cell table:formula="of:=RIGHTB([.B1288];6)" office:value-type="string" office:string-value="FFFF8F" calcext:value-type="string">
            <text:p>FFFF8F</text:p>
          </table:table-cell>
          <table:table-cell table:formula="of:=HEX2DEC([.C1288])" office:value-type="float" office:value="16777103" calcext:value-type="float">
            <text:p>16777103</text:p>
          </table:table-cell>
          <table:table-cell table:formula="of:=IF([.D1288]&gt;8388608;([.D1288]-16777215-1);[.D128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89];2);16)" office:value-type="string" office:string-value="EFFFFF88" calcext:value-type="string">
            <text:p>EFFFFF88</text:p>
          </table:table-cell>
          <table:table-cell table:formula="of:=RIGHTB([.B1289];6)" office:value-type="string" office:string-value="FFFF88" calcext:value-type="string">
            <text:p>FFFF88</text:p>
          </table:table-cell>
          <table:table-cell table:formula="of:=HEX2DEC([.C1289])" office:value-type="float" office:value="16777096" calcext:value-type="float">
            <text:p>16777096</text:p>
          </table:table-cell>
          <table:table-cell table:formula="of:=IF([.D1289]&gt;8388608;([.D1289]-16777215-1);[.D128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0];2);16)" office:value-type="string" office:string-value="EFFFFF88" calcext:value-type="string">
            <text:p>EFFFFF88</text:p>
          </table:table-cell>
          <table:table-cell table:formula="of:=RIGHTB([.B1290];6)" office:value-type="string" office:string-value="FFFF88" calcext:value-type="string">
            <text:p>FFFF88</text:p>
          </table:table-cell>
          <table:table-cell table:formula="of:=HEX2DEC([.C1290])" office:value-type="float" office:value="16777096" calcext:value-type="float">
            <text:p>16777096</text:p>
          </table:table-cell>
          <table:table-cell table:formula="of:=IF([.D1290]&gt;8388608;([.D1290]-16777215-1);[.D129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1];2);16)" office:value-type="string" office:string-value="EFFFFF88" calcext:value-type="string">
            <text:p>EFFFFF88</text:p>
          </table:table-cell>
          <table:table-cell table:formula="of:=RIGHTB([.B1291];6)" office:value-type="string" office:string-value="FFFF88" calcext:value-type="string">
            <text:p>FFFF88</text:p>
          </table:table-cell>
          <table:table-cell table:formula="of:=HEX2DEC([.C1291])" office:value-type="float" office:value="16777096" calcext:value-type="float">
            <text:p>16777096</text:p>
          </table:table-cell>
          <table:table-cell table:formula="of:=IF([.D1291]&gt;8388608;([.D1291]-16777215-1);[.D129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2];2);16)" office:value-type="string" office:string-value="EFFFFF88" calcext:value-type="string">
            <text:p>EFFFFF88</text:p>
          </table:table-cell>
          <table:table-cell table:formula="of:=RIGHTB([.B1292];6)" office:value-type="string" office:string-value="FFFF88" calcext:value-type="string">
            <text:p>FFFF88</text:p>
          </table:table-cell>
          <table:table-cell table:formula="of:=HEX2DEC([.C1292])" office:value-type="float" office:value="16777096" calcext:value-type="float">
            <text:p>16777096</text:p>
          </table:table-cell>
          <table:table-cell table:formula="of:=IF([.D1292]&gt;8388608;([.D1292]-16777215-1);[.D129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3];2);16)" office:value-type="string" office:string-value="EFFFFF88" calcext:value-type="string">
            <text:p>EFFFFF88</text:p>
          </table:table-cell>
          <table:table-cell table:formula="of:=RIGHTB([.B1293];6)" office:value-type="string" office:string-value="FFFF88" calcext:value-type="string">
            <text:p>FFFF88</text:p>
          </table:table-cell>
          <table:table-cell table:formula="of:=HEX2DEC([.C1293])" office:value-type="float" office:value="16777096" calcext:value-type="float">
            <text:p>16777096</text:p>
          </table:table-cell>
          <table:table-cell table:formula="of:=IF([.D1293]&gt;8388608;([.D1293]-16777215-1);[.D129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4];2);16)" office:value-type="string" office:string-value="EFFFFF88" calcext:value-type="string">
            <text:p>EFFFFF88</text:p>
          </table:table-cell>
          <table:table-cell table:formula="of:=RIGHTB([.B1294];6)" office:value-type="string" office:string-value="FFFF88" calcext:value-type="string">
            <text:p>FFFF88</text:p>
          </table:table-cell>
          <table:table-cell table:formula="of:=HEX2DEC([.C1294])" office:value-type="float" office:value="16777096" calcext:value-type="float">
            <text:p>16777096</text:p>
          </table:table-cell>
          <table:table-cell table:formula="of:=IF([.D1294]&gt;8388608;([.D1294]-16777215-1);[.D129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5];2);16)" office:value-type="string" office:string-value="EFFFFF88" calcext:value-type="string">
            <text:p>EFFFFF88</text:p>
          </table:table-cell>
          <table:table-cell table:formula="of:=RIGHTB([.B1295];6)" office:value-type="string" office:string-value="FFFF88" calcext:value-type="string">
            <text:p>FFFF88</text:p>
          </table:table-cell>
          <table:table-cell table:formula="of:=HEX2DEC([.C1295])" office:value-type="float" office:value="16777096" calcext:value-type="float">
            <text:p>16777096</text:p>
          </table:table-cell>
          <table:table-cell table:formula="of:=IF([.D1295]&gt;8388608;([.D1295]-16777215-1);[.D129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1111111111111111111110001000</text:p>
          </table:table-cell>
          <table:table-cell table:formula="of:=BASE(DECIMAL([.A1296];2);16)" office:value-type="string" office:string-value="EFFFFF88" calcext:value-type="string">
            <text:p>EFFFFF88</text:p>
          </table:table-cell>
          <table:table-cell table:formula="of:=RIGHTB([.B1296];6)" office:value-type="string" office:string-value="FFFF88" calcext:value-type="string">
            <text:p>FFFF88</text:p>
          </table:table-cell>
          <table:table-cell table:formula="of:=HEX2DEC([.C1296])" office:value-type="float" office:value="16777096" calcext:value-type="float">
            <text:p>16777096</text:p>
          </table:table-cell>
          <table:table-cell table:formula="of:=IF([.D1296]&gt;8388608;([.D1296]-16777215-1);[.D129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97];2);16)" office:value-type="string" office:string-value="E0FFFF8F" calcext:value-type="string">
            <text:p>E0FFFF8F</text:p>
          </table:table-cell>
          <table:table-cell table:formula="of:=RIGHTB([.B1297];6)" office:value-type="string" office:string-value="FFFF8F" calcext:value-type="string">
            <text:p>FFFF8F</text:p>
          </table:table-cell>
          <table:table-cell table:formula="of:=HEX2DEC([.C1297])" office:value-type="float" office:value="16777103" calcext:value-type="float">
            <text:p>16777103</text:p>
          </table:table-cell>
          <table:table-cell table:formula="of:=IF([.D1297]&gt;8388608;([.D1297]-16777215-1);[.D129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98];2);16)" office:value-type="string" office:string-value="E0FFFF8F" calcext:value-type="string">
            <text:p>E0FFFF8F</text:p>
          </table:table-cell>
          <table:table-cell table:formula="of:=RIGHTB([.B1298];6)" office:value-type="string" office:string-value="FFFF8F" calcext:value-type="string">
            <text:p>FFFF8F</text:p>
          </table:table-cell>
          <table:table-cell table:formula="of:=HEX2DEC([.C1298])" office:value-type="float" office:value="16777103" calcext:value-type="float">
            <text:p>16777103</text:p>
          </table:table-cell>
          <table:table-cell table:formula="of:=IF([.D1298]&gt;8388608;([.D1298]-16777215-1);[.D129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299];2);16)" office:value-type="string" office:string-value="E0FFFF8F" calcext:value-type="string">
            <text:p>E0FFFF8F</text:p>
          </table:table-cell>
          <table:table-cell table:formula="of:=RIGHTB([.B1299];6)" office:value-type="string" office:string-value="FFFF8F" calcext:value-type="string">
            <text:p>FFFF8F</text:p>
          </table:table-cell>
          <table:table-cell table:formula="of:=HEX2DEC([.C1299])" office:value-type="float" office:value="16777103" calcext:value-type="float">
            <text:p>16777103</text:p>
          </table:table-cell>
          <table:table-cell table:formula="of:=IF([.D1299]&gt;8388608;([.D1299]-16777215-1);[.D129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300];2);16)" office:value-type="string" office:string-value="E0FFFF8F" calcext:value-type="string">
            <text:p>E0FFFF8F</text:p>
          </table:table-cell>
          <table:table-cell table:formula="of:=RIGHTB([.B1300];6)" office:value-type="string" office:string-value="FFFF8F" calcext:value-type="string">
            <text:p>FFFF8F</text:p>
          </table:table-cell>
          <table:table-cell table:formula="of:=HEX2DEC([.C1300])" office:value-type="float" office:value="16777103" calcext:value-type="float">
            <text:p>16777103</text:p>
          </table:table-cell>
          <table:table-cell table:formula="of:=IF([.D1300]&gt;8388608;([.D1300]-16777215-1);[.D130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301];2);16)" office:value-type="string" office:string-value="E0FFFF8F" calcext:value-type="string">
            <text:p>E0FFFF8F</text:p>
          </table:table-cell>
          <table:table-cell table:formula="of:=RIGHTB([.B1301];6)" office:value-type="string" office:string-value="FFFF8F" calcext:value-type="string">
            <text:p>FFFF8F</text:p>
          </table:table-cell>
          <table:table-cell table:formula="of:=HEX2DEC([.C1301])" office:value-type="float" office:value="16777103" calcext:value-type="float">
            <text:p>16777103</text:p>
          </table:table-cell>
          <table:table-cell table:formula="of:=IF([.D1301]&gt;8388608;([.D1301]-16777215-1);[.D130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302];2);16)" office:value-type="string" office:string-value="E0FFFF8F" calcext:value-type="string">
            <text:p>E0FFFF8F</text:p>
          </table:table-cell>
          <table:table-cell table:formula="of:=RIGHTB([.B1302];6)" office:value-type="string" office:string-value="FFFF8F" calcext:value-type="string">
            <text:p>FFFF8F</text:p>
          </table:table-cell>
          <table:table-cell table:formula="of:=HEX2DEC([.C1302])" office:value-type="float" office:value="16777103" calcext:value-type="float">
            <text:p>16777103</text:p>
          </table:table-cell>
          <table:table-cell table:formula="of:=IF([.D1302]&gt;8388608;([.D1302]-16777215-1);[.D130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303];2);16)" office:value-type="string" office:string-value="E0FFFF8F" calcext:value-type="string">
            <text:p>E0FFFF8F</text:p>
          </table:table-cell>
          <table:table-cell table:formula="of:=RIGHTB([.B1303];6)" office:value-type="string" office:string-value="FFFF8F" calcext:value-type="string">
            <text:p>FFFF8F</text:p>
          </table:table-cell>
          <table:table-cell table:formula="of:=HEX2DEC([.C1303])" office:value-type="float" office:value="16777103" calcext:value-type="float">
            <text:p>16777103</text:p>
          </table:table-cell>
          <table:table-cell table:formula="of:=IF([.D1303]&gt;8388608;([.D1303]-16777215-1);[.D130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0111111111111111110001111</text:p>
          </table:table-cell>
          <table:table-cell table:formula="of:=BASE(DECIMAL([.A1304];2);16)" office:value-type="string" office:string-value="E0FFFF8F" calcext:value-type="string">
            <text:p>E0FFFF8F</text:p>
          </table:table-cell>
          <table:table-cell table:formula="of:=RIGHTB([.B1304];6)" office:value-type="string" office:string-value="FFFF8F" calcext:value-type="string">
            <text:p>FFFF8F</text:p>
          </table:table-cell>
          <table:table-cell table:formula="of:=HEX2DEC([.C1304])" office:value-type="float" office:value="16777103" calcext:value-type="float">
            <text:p>16777103</text:p>
          </table:table-cell>
          <table:table-cell table:formula="of:=IF([.D1304]&gt;8388608;([.D1304]-16777215-1);[.D130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05];2);16)" office:value-type="string" office:string-value="E1FFFF8A" calcext:value-type="string">
            <text:p>E1FFFF8A</text:p>
          </table:table-cell>
          <table:table-cell table:formula="of:=RIGHTB([.B1305];6)" office:value-type="string" office:string-value="FFFF8A" calcext:value-type="string">
            <text:p>FFFF8A</text:p>
          </table:table-cell>
          <table:table-cell table:formula="of:=HEX2DEC([.C1305])" office:value-type="float" office:value="16777098" calcext:value-type="float">
            <text:p>16777098</text:p>
          </table:table-cell>
          <table:table-cell table:formula="of:=IF([.D1305]&gt;8388608;([.D1305]-16777215-1);[.D130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06];2);16)" office:value-type="string" office:string-value="E1FFFF8A" calcext:value-type="string">
            <text:p>E1FFFF8A</text:p>
          </table:table-cell>
          <table:table-cell table:formula="of:=RIGHTB([.B1306];6)" office:value-type="string" office:string-value="FFFF8A" calcext:value-type="string">
            <text:p>FFFF8A</text:p>
          </table:table-cell>
          <table:table-cell table:formula="of:=HEX2DEC([.C1306])" office:value-type="float" office:value="16777098" calcext:value-type="float">
            <text:p>16777098</text:p>
          </table:table-cell>
          <table:table-cell table:formula="of:=IF([.D1306]&gt;8388608;([.D1306]-16777215-1);[.D130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07];2);16)" office:value-type="string" office:string-value="E1FFFF8A" calcext:value-type="string">
            <text:p>E1FFFF8A</text:p>
          </table:table-cell>
          <table:table-cell table:formula="of:=RIGHTB([.B1307];6)" office:value-type="string" office:string-value="FFFF8A" calcext:value-type="string">
            <text:p>FFFF8A</text:p>
          </table:table-cell>
          <table:table-cell table:formula="of:=HEX2DEC([.C1307])" office:value-type="float" office:value="16777098" calcext:value-type="float">
            <text:p>16777098</text:p>
          </table:table-cell>
          <table:table-cell table:formula="of:=IF([.D1307]&gt;8388608;([.D1307]-16777215-1);[.D130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08];2);16)" office:value-type="string" office:string-value="E1FFFF8A" calcext:value-type="string">
            <text:p>E1FFFF8A</text:p>
          </table:table-cell>
          <table:table-cell table:formula="of:=RIGHTB([.B1308];6)" office:value-type="string" office:string-value="FFFF8A" calcext:value-type="string">
            <text:p>FFFF8A</text:p>
          </table:table-cell>
          <table:table-cell table:formula="of:=HEX2DEC([.C1308])" office:value-type="float" office:value="16777098" calcext:value-type="float">
            <text:p>16777098</text:p>
          </table:table-cell>
          <table:table-cell table:formula="of:=IF([.D1308]&gt;8388608;([.D1308]-16777215-1);[.D130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09];2);16)" office:value-type="string" office:string-value="E1FFFF8A" calcext:value-type="string">
            <text:p>E1FFFF8A</text:p>
          </table:table-cell>
          <table:table-cell table:formula="of:=RIGHTB([.B1309];6)" office:value-type="string" office:string-value="FFFF8A" calcext:value-type="string">
            <text:p>FFFF8A</text:p>
          </table:table-cell>
          <table:table-cell table:formula="of:=HEX2DEC([.C1309])" office:value-type="float" office:value="16777098" calcext:value-type="float">
            <text:p>16777098</text:p>
          </table:table-cell>
          <table:table-cell table:formula="of:=IF([.D1309]&gt;8388608;([.D1309]-16777215-1);[.D1309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10];2);16)" office:value-type="string" office:string-value="E1FFFF8A" calcext:value-type="string">
            <text:p>E1FFFF8A</text:p>
          </table:table-cell>
          <table:table-cell table:formula="of:=RIGHTB([.B1310];6)" office:value-type="string" office:string-value="FFFF8A" calcext:value-type="string">
            <text:p>FFFF8A</text:p>
          </table:table-cell>
          <table:table-cell table:formula="of:=HEX2DEC([.C1310])" office:value-type="float" office:value="16777098" calcext:value-type="float">
            <text:p>16777098</text:p>
          </table:table-cell>
          <table:table-cell table:formula="of:=IF([.D1310]&gt;8388608;([.D1310]-16777215-1);[.D1310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11];2);16)" office:value-type="string" office:string-value="E1FFFF8A" calcext:value-type="string">
            <text:p>E1FFFF8A</text:p>
          </table:table-cell>
          <table:table-cell table:formula="of:=RIGHTB([.B1311];6)" office:value-type="string" office:string-value="FFFF8A" calcext:value-type="string">
            <text:p>FFFF8A</text:p>
          </table:table-cell>
          <table:table-cell table:formula="of:=HEX2DEC([.C1311])" office:value-type="float" office:value="16777098" calcext:value-type="float">
            <text:p>16777098</text:p>
          </table:table-cell>
          <table:table-cell table:formula="of:=IF([.D1311]&gt;8388608;([.D1311]-16777215-1);[.D1311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100001111111111111111110001010</text:p>
          </table:table-cell>
          <table:table-cell table:formula="of:=BASE(DECIMAL([.A1312];2);16)" office:value-type="string" office:string-value="E1FFFF8A" calcext:value-type="string">
            <text:p>E1FFFF8A</text:p>
          </table:table-cell>
          <table:table-cell table:formula="of:=RIGHTB([.B1312];6)" office:value-type="string" office:string-value="FFFF8A" calcext:value-type="string">
            <text:p>FFFF8A</text:p>
          </table:table-cell>
          <table:table-cell table:formula="of:=HEX2DEC([.C1312])" office:value-type="float" office:value="16777098" calcext:value-type="float">
            <text:p>16777098</text:p>
          </table:table-cell>
          <table:table-cell table:formula="of:=IF([.D1312]&gt;8388608;([.D1312]-16777215-1);[.D1312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3];2);16)" office:value-type="string" office:string-value="DCFFFF8D" calcext:value-type="string">
            <text:p>DCFFFF8D</text:p>
          </table:table-cell>
          <table:table-cell table:formula="of:=RIGHTB([.B1313];6)" office:value-type="string" office:string-value="FFFF8D" calcext:value-type="string">
            <text:p>FFFF8D</text:p>
          </table:table-cell>
          <table:table-cell table:formula="of:=HEX2DEC([.C1313])" office:value-type="float" office:value="16777101" calcext:value-type="float">
            <text:p>16777101</text:p>
          </table:table-cell>
          <table:table-cell table:formula="of:=IF([.D1313]&gt;8388608;([.D1313]-16777215-1);[.D131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4];2);16)" office:value-type="string" office:string-value="DCFFFF8D" calcext:value-type="string">
            <text:p>DCFFFF8D</text:p>
          </table:table-cell>
          <table:table-cell table:formula="of:=RIGHTB([.B1314];6)" office:value-type="string" office:string-value="FFFF8D" calcext:value-type="string">
            <text:p>FFFF8D</text:p>
          </table:table-cell>
          <table:table-cell table:formula="of:=HEX2DEC([.C1314])" office:value-type="float" office:value="16777101" calcext:value-type="float">
            <text:p>16777101</text:p>
          </table:table-cell>
          <table:table-cell table:formula="of:=IF([.D1314]&gt;8388608;([.D1314]-16777215-1);[.D131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5];2);16)" office:value-type="string" office:string-value="DCFFFF8D" calcext:value-type="string">
            <text:p>DCFFFF8D</text:p>
          </table:table-cell>
          <table:table-cell table:formula="of:=RIGHTB([.B1315];6)" office:value-type="string" office:string-value="FFFF8D" calcext:value-type="string">
            <text:p>FFFF8D</text:p>
          </table:table-cell>
          <table:table-cell table:formula="of:=HEX2DEC([.C1315])" office:value-type="float" office:value="16777101" calcext:value-type="float">
            <text:p>16777101</text:p>
          </table:table-cell>
          <table:table-cell table:formula="of:=IF([.D1315]&gt;8388608;([.D1315]-16777215-1);[.D131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6];2);16)" office:value-type="string" office:string-value="DCFFFF8D" calcext:value-type="string">
            <text:p>DCFFFF8D</text:p>
          </table:table-cell>
          <table:table-cell table:formula="of:=RIGHTB([.B1316];6)" office:value-type="string" office:string-value="FFFF8D" calcext:value-type="string">
            <text:p>FFFF8D</text:p>
          </table:table-cell>
          <table:table-cell table:formula="of:=HEX2DEC([.C1316])" office:value-type="float" office:value="16777101" calcext:value-type="float">
            <text:p>16777101</text:p>
          </table:table-cell>
          <table:table-cell table:formula="of:=IF([.D1316]&gt;8388608;([.D1316]-16777215-1);[.D131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7];2);16)" office:value-type="string" office:string-value="DCFFFF8D" calcext:value-type="string">
            <text:p>DCFFFF8D</text:p>
          </table:table-cell>
          <table:table-cell table:formula="of:=RIGHTB([.B1317];6)" office:value-type="string" office:string-value="FFFF8D" calcext:value-type="string">
            <text:p>FFFF8D</text:p>
          </table:table-cell>
          <table:table-cell table:formula="of:=HEX2DEC([.C1317])" office:value-type="float" office:value="16777101" calcext:value-type="float">
            <text:p>16777101</text:p>
          </table:table-cell>
          <table:table-cell table:formula="of:=IF([.D1317]&gt;8388608;([.D1317]-16777215-1);[.D131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8];2);16)" office:value-type="string" office:string-value="DCFFFF8D" calcext:value-type="string">
            <text:p>DCFFFF8D</text:p>
          </table:table-cell>
          <table:table-cell table:formula="of:=RIGHTB([.B1318];6)" office:value-type="string" office:string-value="FFFF8D" calcext:value-type="string">
            <text:p>FFFF8D</text:p>
          </table:table-cell>
          <table:table-cell table:formula="of:=HEX2DEC([.C1318])" office:value-type="float" office:value="16777101" calcext:value-type="float">
            <text:p>16777101</text:p>
          </table:table-cell>
          <table:table-cell table:formula="of:=IF([.D1318]&gt;8388608;([.D1318]-16777215-1);[.D131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19];2);16)" office:value-type="string" office:string-value="DCFFFF8D" calcext:value-type="string">
            <text:p>DCFFFF8D</text:p>
          </table:table-cell>
          <table:table-cell table:formula="of:=RIGHTB([.B1319];6)" office:value-type="string" office:string-value="FFFF8D" calcext:value-type="string">
            <text:p>FFFF8D</text:p>
          </table:table-cell>
          <table:table-cell table:formula="of:=HEX2DEC([.C1319])" office:value-type="float" office:value="16777101" calcext:value-type="float">
            <text:p>16777101</text:p>
          </table:table-cell>
          <table:table-cell table:formula="of:=IF([.D1319]&gt;8388608;([.D1319]-16777215-1);[.D131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11100111111111111111110001101</text:p>
          </table:table-cell>
          <table:table-cell table:formula="of:=BASE(DECIMAL([.A1320];2);16)" office:value-type="string" office:string-value="DCFFFF8D" calcext:value-type="string">
            <text:p>DCFFFF8D</text:p>
          </table:table-cell>
          <table:table-cell table:formula="of:=RIGHTB([.B1320];6)" office:value-type="string" office:string-value="FFFF8D" calcext:value-type="string">
            <text:p>FFFF8D</text:p>
          </table:table-cell>
          <table:table-cell table:formula="of:=HEX2DEC([.C1320])" office:value-type="float" office:value="16777101" calcext:value-type="float">
            <text:p>16777101</text:p>
          </table:table-cell>
          <table:table-cell table:formula="of:=IF([.D1320]&gt;8388608;([.D1320]-16777215-1);[.D132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1];2);16)" office:value-type="string" office:string-value="12000083" calcext:value-type="string">
            <text:p>12000083</text:p>
          </table:table-cell>
          <table:table-cell table:formula="of:=RIGHTB([.B1321];6)" office:value-type="string" office:string-value="000083" calcext:value-type="string">
            <text:p>000083</text:p>
          </table:table-cell>
          <table:table-cell table:formula="of:=HEX2DEC([.C1321])" office:value-type="float" office:value="131" calcext:value-type="float">
            <text:p>131</text:p>
          </table:table-cell>
          <table:table-cell table:formula="of:=IF([.D1321]&gt;8388608;([.D1321]-16777215-1);[.D1321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2];2);16)" office:value-type="string" office:string-value="12000083" calcext:value-type="string">
            <text:p>12000083</text:p>
          </table:table-cell>
          <table:table-cell table:formula="of:=RIGHTB([.B1322];6)" office:value-type="string" office:string-value="000083" calcext:value-type="string">
            <text:p>000083</text:p>
          </table:table-cell>
          <table:table-cell table:formula="of:=HEX2DEC([.C1322])" office:value-type="float" office:value="131" calcext:value-type="float">
            <text:p>131</text:p>
          </table:table-cell>
          <table:table-cell table:formula="of:=IF([.D1322]&gt;8388608;([.D1322]-16777215-1);[.D1322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3];2);16)" office:value-type="string" office:string-value="12000083" calcext:value-type="string">
            <text:p>12000083</text:p>
          </table:table-cell>
          <table:table-cell table:formula="of:=RIGHTB([.B1323];6)" office:value-type="string" office:string-value="000083" calcext:value-type="string">
            <text:p>000083</text:p>
          </table:table-cell>
          <table:table-cell table:formula="of:=HEX2DEC([.C1323])" office:value-type="float" office:value="131" calcext:value-type="float">
            <text:p>131</text:p>
          </table:table-cell>
          <table:table-cell table:formula="of:=IF([.D1323]&gt;8388608;([.D1323]-16777215-1);[.D1323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4];2);16)" office:value-type="string" office:string-value="12000083" calcext:value-type="string">
            <text:p>12000083</text:p>
          </table:table-cell>
          <table:table-cell table:formula="of:=RIGHTB([.B1324];6)" office:value-type="string" office:string-value="000083" calcext:value-type="string">
            <text:p>000083</text:p>
          </table:table-cell>
          <table:table-cell table:formula="of:=HEX2DEC([.C1324])" office:value-type="float" office:value="131" calcext:value-type="float">
            <text:p>131</text:p>
          </table:table-cell>
          <table:table-cell table:formula="of:=IF([.D1324]&gt;8388608;([.D1324]-16777215-1);[.D1324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5];2);16)" office:value-type="string" office:string-value="12000083" calcext:value-type="string">
            <text:p>12000083</text:p>
          </table:table-cell>
          <table:table-cell table:formula="of:=RIGHTB([.B1325];6)" office:value-type="string" office:string-value="000083" calcext:value-type="string">
            <text:p>000083</text:p>
          </table:table-cell>
          <table:table-cell table:formula="of:=HEX2DEC([.C1325])" office:value-type="float" office:value="131" calcext:value-type="float">
            <text:p>131</text:p>
          </table:table-cell>
          <table:table-cell table:formula="of:=IF([.D1325]&gt;8388608;([.D1325]-16777215-1);[.D1325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6];2);16)" office:value-type="string" office:string-value="12000083" calcext:value-type="string">
            <text:p>12000083</text:p>
          </table:table-cell>
          <table:table-cell table:formula="of:=RIGHTB([.B1326];6)" office:value-type="string" office:string-value="000083" calcext:value-type="string">
            <text:p>000083</text:p>
          </table:table-cell>
          <table:table-cell table:formula="of:=HEX2DEC([.C1326])" office:value-type="float" office:value="131" calcext:value-type="float">
            <text:p>131</text:p>
          </table:table-cell>
          <table:table-cell table:formula="of:=IF([.D1326]&gt;8388608;([.D1326]-16777215-1);[.D1326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7];2);16)" office:value-type="string" office:string-value="12000083" calcext:value-type="string">
            <text:p>12000083</text:p>
          </table:table-cell>
          <table:table-cell table:formula="of:=RIGHTB([.B1327];6)" office:value-type="string" office:string-value="000083" calcext:value-type="string">
            <text:p>000083</text:p>
          </table:table-cell>
          <table:table-cell table:formula="of:=HEX2DEC([.C1327])" office:value-type="float" office:value="131" calcext:value-type="float">
            <text:p>131</text:p>
          </table:table-cell>
          <table:table-cell table:formula="of:=IF([.D1327]&gt;8388608;([.D1327]-16777215-1);[.D1327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0010010000000000000000010000011</text:p>
          </table:table-cell>
          <table:table-cell table:formula="of:=BASE(DECIMAL([.A1328];2);16)" office:value-type="string" office:string-value="12000083" calcext:value-type="string">
            <text:p>12000083</text:p>
          </table:table-cell>
          <table:table-cell table:formula="of:=RIGHTB([.B1328];6)" office:value-type="string" office:string-value="000083" calcext:value-type="string">
            <text:p>000083</text:p>
          </table:table-cell>
          <table:table-cell table:formula="of:=HEX2DEC([.C1328])" office:value-type="float" office:value="131" calcext:value-type="float">
            <text:p>131</text:p>
          </table:table-cell>
          <table:table-cell table:formula="of:=IF([.D1328]&gt;8388608;([.D1328]-16777215-1);[.D1328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29];2);16)" office:value-type="string" office:string-value="B0FFFF8F" calcext:value-type="string">
            <text:p>B0FFFF8F</text:p>
          </table:table-cell>
          <table:table-cell table:formula="of:=RIGHTB([.B1329];6)" office:value-type="string" office:string-value="FFFF8F" calcext:value-type="string">
            <text:p>FFFF8F</text:p>
          </table:table-cell>
          <table:table-cell table:formula="of:=HEX2DEC([.C1329])" office:value-type="float" office:value="16777103" calcext:value-type="float">
            <text:p>16777103</text:p>
          </table:table-cell>
          <table:table-cell table:formula="of:=IF([.D1329]&gt;8388608;([.D1329]-16777215-1);[.D132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0];2);16)" office:value-type="string" office:string-value="B0FFFF8F" calcext:value-type="string">
            <text:p>B0FFFF8F</text:p>
          </table:table-cell>
          <table:table-cell table:formula="of:=RIGHTB([.B1330];6)" office:value-type="string" office:string-value="FFFF8F" calcext:value-type="string">
            <text:p>FFFF8F</text:p>
          </table:table-cell>
          <table:table-cell table:formula="of:=HEX2DEC([.C1330])" office:value-type="float" office:value="16777103" calcext:value-type="float">
            <text:p>16777103</text:p>
          </table:table-cell>
          <table:table-cell table:formula="of:=IF([.D1330]&gt;8388608;([.D1330]-16777215-1);[.D133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1];2);16)" office:value-type="string" office:string-value="B0FFFF8F" calcext:value-type="string">
            <text:p>B0FFFF8F</text:p>
          </table:table-cell>
          <table:table-cell table:formula="of:=RIGHTB([.B1331];6)" office:value-type="string" office:string-value="FFFF8F" calcext:value-type="string">
            <text:p>FFFF8F</text:p>
          </table:table-cell>
          <table:table-cell table:formula="of:=HEX2DEC([.C1331])" office:value-type="float" office:value="16777103" calcext:value-type="float">
            <text:p>16777103</text:p>
          </table:table-cell>
          <table:table-cell table:formula="of:=IF([.D1331]&gt;8388608;([.D1331]-16777215-1);[.D1331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2];2);16)" office:value-type="string" office:string-value="B0FFFF8F" calcext:value-type="string">
            <text:p>B0FFFF8F</text:p>
          </table:table-cell>
          <table:table-cell table:formula="of:=RIGHTB([.B1332];6)" office:value-type="string" office:string-value="FFFF8F" calcext:value-type="string">
            <text:p>FFFF8F</text:p>
          </table:table-cell>
          <table:table-cell table:formula="of:=HEX2DEC([.C1332])" office:value-type="float" office:value="16777103" calcext:value-type="float">
            <text:p>16777103</text:p>
          </table:table-cell>
          <table:table-cell table:formula="of:=IF([.D1332]&gt;8388608;([.D1332]-16777215-1);[.D1332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3];2);16)" office:value-type="string" office:string-value="B0FFFF8F" calcext:value-type="string">
            <text:p>B0FFFF8F</text:p>
          </table:table-cell>
          <table:table-cell table:formula="of:=RIGHTB([.B1333];6)" office:value-type="string" office:string-value="FFFF8F" calcext:value-type="string">
            <text:p>FFFF8F</text:p>
          </table:table-cell>
          <table:table-cell table:formula="of:=HEX2DEC([.C1333])" office:value-type="float" office:value="16777103" calcext:value-type="float">
            <text:p>16777103</text:p>
          </table:table-cell>
          <table:table-cell table:formula="of:=IF([.D1333]&gt;8388608;([.D1333]-16777215-1);[.D133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4];2);16)" office:value-type="string" office:string-value="B0FFFF8F" calcext:value-type="string">
            <text:p>B0FFFF8F</text:p>
          </table:table-cell>
          <table:table-cell table:formula="of:=RIGHTB([.B1334];6)" office:value-type="string" office:string-value="FFFF8F" calcext:value-type="string">
            <text:p>FFFF8F</text:p>
          </table:table-cell>
          <table:table-cell table:formula="of:=HEX2DEC([.C1334])" office:value-type="float" office:value="16777103" calcext:value-type="float">
            <text:p>16777103</text:p>
          </table:table-cell>
          <table:table-cell table:formula="of:=IF([.D1334]&gt;8388608;([.D1334]-16777215-1);[.D133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5];2);16)" office:value-type="string" office:string-value="B0FFFF8F" calcext:value-type="string">
            <text:p>B0FFFF8F</text:p>
          </table:table-cell>
          <table:table-cell table:formula="of:=RIGHTB([.B1335];6)" office:value-type="string" office:string-value="FFFF8F" calcext:value-type="string">
            <text:p>FFFF8F</text:p>
          </table:table-cell>
          <table:table-cell table:formula="of:=HEX2DEC([.C1335])" office:value-type="float" office:value="16777103" calcext:value-type="float">
            <text:p>16777103</text:p>
          </table:table-cell>
          <table:table-cell table:formula="of:=IF([.D1335]&gt;8388608;([.D1335]-16777215-1);[.D133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110000111111111111111110001111</text:p>
          </table:table-cell>
          <table:table-cell table:formula="of:=BASE(DECIMAL([.A1336];2);16)" office:value-type="string" office:string-value="B0FFFF8F" calcext:value-type="string">
            <text:p>B0FFFF8F</text:p>
          </table:table-cell>
          <table:table-cell table:formula="of:=RIGHTB([.B1336];6)" office:value-type="string" office:string-value="FFFF8F" calcext:value-type="string">
            <text:p>FFFF8F</text:p>
          </table:table-cell>
          <table:table-cell table:formula="of:=HEX2DEC([.C1336])" office:value-type="float" office:value="16777103" calcext:value-type="float">
            <text:p>16777103</text:p>
          </table:table-cell>
          <table:table-cell table:formula="of:=IF([.D1336]&gt;8388608;([.D1336]-16777215-1);[.D133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37];2);16)" office:value-type="string" office:string-value="C9FFFF89" calcext:value-type="string">
            <text:p>C9FFFF89</text:p>
          </table:table-cell>
          <table:table-cell table:formula="of:=RIGHTB([.B1337];6)" office:value-type="string" office:string-value="FFFF89" calcext:value-type="string">
            <text:p>FFFF89</text:p>
          </table:table-cell>
          <table:table-cell table:formula="of:=HEX2DEC([.C1337])" office:value-type="float" office:value="16777097" calcext:value-type="float">
            <text:p>16777097</text:p>
          </table:table-cell>
          <table:table-cell table:formula="of:=IF([.D1337]&gt;8388608;([.D1337]-16777215-1);[.D133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38];2);16)" office:value-type="string" office:string-value="C9FFFF89" calcext:value-type="string">
            <text:p>C9FFFF89</text:p>
          </table:table-cell>
          <table:table-cell table:formula="of:=RIGHTB([.B1338];6)" office:value-type="string" office:string-value="FFFF89" calcext:value-type="string">
            <text:p>FFFF89</text:p>
          </table:table-cell>
          <table:table-cell table:formula="of:=HEX2DEC([.C1338])" office:value-type="float" office:value="16777097" calcext:value-type="float">
            <text:p>16777097</text:p>
          </table:table-cell>
          <table:table-cell table:formula="of:=IF([.D1338]&gt;8388608;([.D1338]-16777215-1);[.D133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39];2);16)" office:value-type="string" office:string-value="C9FFFF89" calcext:value-type="string">
            <text:p>C9FFFF89</text:p>
          </table:table-cell>
          <table:table-cell table:formula="of:=RIGHTB([.B1339];6)" office:value-type="string" office:string-value="FFFF89" calcext:value-type="string">
            <text:p>FFFF89</text:p>
          </table:table-cell>
          <table:table-cell table:formula="of:=HEX2DEC([.C1339])" office:value-type="float" office:value="16777097" calcext:value-type="float">
            <text:p>16777097</text:p>
          </table:table-cell>
          <table:table-cell table:formula="of:=IF([.D1339]&gt;8388608;([.D1339]-16777215-1);[.D133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40];2);16)" office:value-type="string" office:string-value="C9FFFF89" calcext:value-type="string">
            <text:p>C9FFFF89</text:p>
          </table:table-cell>
          <table:table-cell table:formula="of:=RIGHTB([.B1340];6)" office:value-type="string" office:string-value="FFFF89" calcext:value-type="string">
            <text:p>FFFF89</text:p>
          </table:table-cell>
          <table:table-cell table:formula="of:=HEX2DEC([.C1340])" office:value-type="float" office:value="16777097" calcext:value-type="float">
            <text:p>16777097</text:p>
          </table:table-cell>
          <table:table-cell table:formula="of:=IF([.D1340]&gt;8388608;([.D1340]-16777215-1);[.D134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41];2);16)" office:value-type="string" office:string-value="C9FFFF89" calcext:value-type="string">
            <text:p>C9FFFF89</text:p>
          </table:table-cell>
          <table:table-cell table:formula="of:=RIGHTB([.B1341];6)" office:value-type="string" office:string-value="FFFF89" calcext:value-type="string">
            <text:p>FFFF89</text:p>
          </table:table-cell>
          <table:table-cell table:formula="of:=HEX2DEC([.C1341])" office:value-type="float" office:value="16777097" calcext:value-type="float">
            <text:p>16777097</text:p>
          </table:table-cell>
          <table:table-cell table:formula="of:=IF([.D1341]&gt;8388608;([.D1341]-16777215-1);[.D134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42];2);16)" office:value-type="string" office:string-value="C9FFFF89" calcext:value-type="string">
            <text:p>C9FFFF89</text:p>
          </table:table-cell>
          <table:table-cell table:formula="of:=RIGHTB([.B1342];6)" office:value-type="string" office:string-value="FFFF89" calcext:value-type="string">
            <text:p>FFFF89</text:p>
          </table:table-cell>
          <table:table-cell table:formula="of:=HEX2DEC([.C1342])" office:value-type="float" office:value="16777097" calcext:value-type="float">
            <text:p>16777097</text:p>
          </table:table-cell>
          <table:table-cell table:formula="of:=IF([.D1342]&gt;8388608;([.D1342]-16777215-1);[.D134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43];2);16)" office:value-type="string" office:string-value="C9FFFF89" calcext:value-type="string">
            <text:p>C9FFFF89</text:p>
          </table:table-cell>
          <table:table-cell table:formula="of:=RIGHTB([.B1343];6)" office:value-type="string" office:string-value="FFFF89" calcext:value-type="string">
            <text:p>FFFF89</text:p>
          </table:table-cell>
          <table:table-cell table:formula="of:=HEX2DEC([.C1343])" office:value-type="float" office:value="16777097" calcext:value-type="float">
            <text:p>16777097</text:p>
          </table:table-cell>
          <table:table-cell table:formula="of:=IF([.D1343]&gt;8388608;([.D1343]-16777215-1);[.D134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01001111111111111111110001001</text:p>
          </table:table-cell>
          <table:table-cell table:formula="of:=BASE(DECIMAL([.A1344];2);16)" office:value-type="string" office:string-value="C9FFFF89" calcext:value-type="string">
            <text:p>C9FFFF89</text:p>
          </table:table-cell>
          <table:table-cell table:formula="of:=RIGHTB([.B1344];6)" office:value-type="string" office:string-value="FFFF89" calcext:value-type="string">
            <text:p>FFFF89</text:p>
          </table:table-cell>
          <table:table-cell table:formula="of:=HEX2DEC([.C1344])" office:value-type="float" office:value="16777097" calcext:value-type="float">
            <text:p>16777097</text:p>
          </table:table-cell>
          <table:table-cell table:formula="of:=IF([.D1344]&gt;8388608;([.D1344]-16777215-1);[.D134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45];2);16)" office:value-type="string" office:string-value="B0FFFF88" calcext:value-type="string">
            <text:p>B0FFFF88</text:p>
          </table:table-cell>
          <table:table-cell table:formula="of:=RIGHTB([.B1345];6)" office:value-type="string" office:string-value="FFFF88" calcext:value-type="string">
            <text:p>FFFF88</text:p>
          </table:table-cell>
          <table:table-cell table:formula="of:=HEX2DEC([.C1345])" office:value-type="float" office:value="16777096" calcext:value-type="float">
            <text:p>16777096</text:p>
          </table:table-cell>
          <table:table-cell table:formula="of:=IF([.D1345]&gt;8388608;([.D1345]-16777215-1);[.D134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46];2);16)" office:value-type="string" office:string-value="B0FFFF88" calcext:value-type="string">
            <text:p>B0FFFF88</text:p>
          </table:table-cell>
          <table:table-cell table:formula="of:=RIGHTB([.B1346];6)" office:value-type="string" office:string-value="FFFF88" calcext:value-type="string">
            <text:p>FFFF88</text:p>
          </table:table-cell>
          <table:table-cell table:formula="of:=HEX2DEC([.C1346])" office:value-type="float" office:value="16777096" calcext:value-type="float">
            <text:p>16777096</text:p>
          </table:table-cell>
          <table:table-cell table:formula="of:=IF([.D1346]&gt;8388608;([.D1346]-16777215-1);[.D134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47];2);16)" office:value-type="string" office:string-value="B0FFFF88" calcext:value-type="string">
            <text:p>B0FFFF88</text:p>
          </table:table-cell>
          <table:table-cell table:formula="of:=RIGHTB([.B1347];6)" office:value-type="string" office:string-value="FFFF88" calcext:value-type="string">
            <text:p>FFFF88</text:p>
          </table:table-cell>
          <table:table-cell table:formula="of:=HEX2DEC([.C1347])" office:value-type="float" office:value="16777096" calcext:value-type="float">
            <text:p>16777096</text:p>
          </table:table-cell>
          <table:table-cell table:formula="of:=IF([.D1347]&gt;8388608;([.D1347]-16777215-1);[.D134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48];2);16)" office:value-type="string" office:string-value="B0FFFF88" calcext:value-type="string">
            <text:p>B0FFFF88</text:p>
          </table:table-cell>
          <table:table-cell table:formula="of:=RIGHTB([.B1348];6)" office:value-type="string" office:string-value="FFFF88" calcext:value-type="string">
            <text:p>FFFF88</text:p>
          </table:table-cell>
          <table:table-cell table:formula="of:=HEX2DEC([.C1348])" office:value-type="float" office:value="16777096" calcext:value-type="float">
            <text:p>16777096</text:p>
          </table:table-cell>
          <table:table-cell table:formula="of:=IF([.D1348]&gt;8388608;([.D1348]-16777215-1);[.D134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49];2);16)" office:value-type="string" office:string-value="B0FFFF88" calcext:value-type="string">
            <text:p>B0FFFF88</text:p>
          </table:table-cell>
          <table:table-cell table:formula="of:=RIGHTB([.B1349];6)" office:value-type="string" office:string-value="FFFF88" calcext:value-type="string">
            <text:p>FFFF88</text:p>
          </table:table-cell>
          <table:table-cell table:formula="of:=HEX2DEC([.C1349])" office:value-type="float" office:value="16777096" calcext:value-type="float">
            <text:p>16777096</text:p>
          </table:table-cell>
          <table:table-cell table:formula="of:=IF([.D1349]&gt;8388608;([.D1349]-16777215-1);[.D134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50];2);16)" office:value-type="string" office:string-value="B0FFFF88" calcext:value-type="string">
            <text:p>B0FFFF88</text:p>
          </table:table-cell>
          <table:table-cell table:formula="of:=RIGHTB([.B1350];6)" office:value-type="string" office:string-value="FFFF88" calcext:value-type="string">
            <text:p>FFFF88</text:p>
          </table:table-cell>
          <table:table-cell table:formula="of:=HEX2DEC([.C1350])" office:value-type="float" office:value="16777096" calcext:value-type="float">
            <text:p>16777096</text:p>
          </table:table-cell>
          <table:table-cell table:formula="of:=IF([.D1350]&gt;8388608;([.D1350]-16777215-1);[.D135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51];2);16)" office:value-type="string" office:string-value="B0FFFF88" calcext:value-type="string">
            <text:p>B0FFFF88</text:p>
          </table:table-cell>
          <table:table-cell table:formula="of:=RIGHTB([.B1351];6)" office:value-type="string" office:string-value="FFFF88" calcext:value-type="string">
            <text:p>FFFF88</text:p>
          </table:table-cell>
          <table:table-cell table:formula="of:=HEX2DEC([.C1351])" office:value-type="float" office:value="16777096" calcext:value-type="float">
            <text:p>16777096</text:p>
          </table:table-cell>
          <table:table-cell table:formula="of:=IF([.D1351]&gt;8388608;([.D1351]-16777215-1);[.D135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00</text:p>
          </table:table-cell>
          <table:table-cell table:formula="of:=BASE(DECIMAL([.A1352];2);16)" office:value-type="string" office:string-value="B0FFFF88" calcext:value-type="string">
            <text:p>B0FFFF88</text:p>
          </table:table-cell>
          <table:table-cell table:formula="of:=RIGHTB([.B1352];6)" office:value-type="string" office:string-value="FFFF88" calcext:value-type="string">
            <text:p>FFFF88</text:p>
          </table:table-cell>
          <table:table-cell table:formula="of:=HEX2DEC([.C1352])" office:value-type="float" office:value="16777096" calcext:value-type="float">
            <text:p>16777096</text:p>
          </table:table-cell>
          <table:table-cell table:formula="of:=IF([.D1352]&gt;8388608;([.D1352]-16777215-1);[.D135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3];2);16)" office:value-type="string" office:string-value="DCFFFF84" calcext:value-type="string">
            <text:p>DCFFFF84</text:p>
          </table:table-cell>
          <table:table-cell table:formula="of:=RIGHTB([.B1353];6)" office:value-type="string" office:string-value="FFFF84" calcext:value-type="string">
            <text:p>FFFF84</text:p>
          </table:table-cell>
          <table:table-cell table:formula="of:=HEX2DEC([.C1353])" office:value-type="float" office:value="16777092" calcext:value-type="float">
            <text:p>16777092</text:p>
          </table:table-cell>
          <table:table-cell table:formula="of:=IF([.D1353]&gt;8388608;([.D1353]-16777215-1);[.D135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4];2);16)" office:value-type="string" office:string-value="DCFFFF84" calcext:value-type="string">
            <text:p>DCFFFF84</text:p>
          </table:table-cell>
          <table:table-cell table:formula="of:=RIGHTB([.B1354];6)" office:value-type="string" office:string-value="FFFF84" calcext:value-type="string">
            <text:p>FFFF84</text:p>
          </table:table-cell>
          <table:table-cell table:formula="of:=HEX2DEC([.C1354])" office:value-type="float" office:value="16777092" calcext:value-type="float">
            <text:p>16777092</text:p>
          </table:table-cell>
          <table:table-cell table:formula="of:=IF([.D1354]&gt;8388608;([.D1354]-16777215-1);[.D135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5];2);16)" office:value-type="string" office:string-value="DCFFFF84" calcext:value-type="string">
            <text:p>DCFFFF84</text:p>
          </table:table-cell>
          <table:table-cell table:formula="of:=RIGHTB([.B1355];6)" office:value-type="string" office:string-value="FFFF84" calcext:value-type="string">
            <text:p>FFFF84</text:p>
          </table:table-cell>
          <table:table-cell table:formula="of:=HEX2DEC([.C1355])" office:value-type="float" office:value="16777092" calcext:value-type="float">
            <text:p>16777092</text:p>
          </table:table-cell>
          <table:table-cell table:formula="of:=IF([.D1355]&gt;8388608;([.D1355]-16777215-1);[.D135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6];2);16)" office:value-type="string" office:string-value="DCFFFF84" calcext:value-type="string">
            <text:p>DCFFFF84</text:p>
          </table:table-cell>
          <table:table-cell table:formula="of:=RIGHTB([.B1356];6)" office:value-type="string" office:string-value="FFFF84" calcext:value-type="string">
            <text:p>FFFF84</text:p>
          </table:table-cell>
          <table:table-cell table:formula="of:=HEX2DEC([.C1356])" office:value-type="float" office:value="16777092" calcext:value-type="float">
            <text:p>16777092</text:p>
          </table:table-cell>
          <table:table-cell table:formula="of:=IF([.D1356]&gt;8388608;([.D1356]-16777215-1);[.D135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7];2);16)" office:value-type="string" office:string-value="DCFFFF84" calcext:value-type="string">
            <text:p>DCFFFF84</text:p>
          </table:table-cell>
          <table:table-cell table:formula="of:=RIGHTB([.B1357];6)" office:value-type="string" office:string-value="FFFF84" calcext:value-type="string">
            <text:p>FFFF84</text:p>
          </table:table-cell>
          <table:table-cell table:formula="of:=HEX2DEC([.C1357])" office:value-type="float" office:value="16777092" calcext:value-type="float">
            <text:p>16777092</text:p>
          </table:table-cell>
          <table:table-cell table:formula="of:=IF([.D1357]&gt;8388608;([.D1357]-16777215-1);[.D135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8];2);16)" office:value-type="string" office:string-value="DCFFFF84" calcext:value-type="string">
            <text:p>DCFFFF84</text:p>
          </table:table-cell>
          <table:table-cell table:formula="of:=RIGHTB([.B1358];6)" office:value-type="string" office:string-value="FFFF84" calcext:value-type="string">
            <text:p>FFFF84</text:p>
          </table:table-cell>
          <table:table-cell table:formula="of:=HEX2DEC([.C1358])" office:value-type="float" office:value="16777092" calcext:value-type="float">
            <text:p>16777092</text:p>
          </table:table-cell>
          <table:table-cell table:formula="of:=IF([.D1358]&gt;8388608;([.D1358]-16777215-1);[.D135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59];2);16)" office:value-type="string" office:string-value="DCFFFF84" calcext:value-type="string">
            <text:p>DCFFFF84</text:p>
          </table:table-cell>
          <table:table-cell table:formula="of:=RIGHTB([.B1359];6)" office:value-type="string" office:string-value="FFFF84" calcext:value-type="string">
            <text:p>FFFF84</text:p>
          </table:table-cell>
          <table:table-cell table:formula="of:=HEX2DEC([.C1359])" office:value-type="float" office:value="16777092" calcext:value-type="float">
            <text:p>16777092</text:p>
          </table:table-cell>
          <table:table-cell table:formula="of:=IF([.D1359]&gt;8388608;([.D1359]-16777215-1);[.D135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00111111111111111110000100</text:p>
          </table:table-cell>
          <table:table-cell table:formula="of:=BASE(DECIMAL([.A1360];2);16)" office:value-type="string" office:string-value="DCFFFF84" calcext:value-type="string">
            <text:p>DCFFFF84</text:p>
          </table:table-cell>
          <table:table-cell table:formula="of:=RIGHTB([.B1360];6)" office:value-type="string" office:string-value="FFFF84" calcext:value-type="string">
            <text:p>FFFF84</text:p>
          </table:table-cell>
          <table:table-cell table:formula="of:=HEX2DEC([.C1360])" office:value-type="float" office:value="16777092" calcext:value-type="float">
            <text:p>16777092</text:p>
          </table:table-cell>
          <table:table-cell table:formula="of:=IF([.D1360]&gt;8388608;([.D1360]-16777215-1);[.D136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1];2);16)" office:value-type="string" office:string-value="8E" calcext:value-type="string">
            <text:p>8E</text:p>
          </table:table-cell>
          <table:table-cell table:formula="of:=RIGHTB([.B1361];6)" office:value-type="string" office:string-value="8E" calcext:value-type="string">
            <text:p>8E</text:p>
          </table:table-cell>
          <table:table-cell table:formula="of:=HEX2DEC([.C1361])" office:value-type="float" office:value="142" calcext:value-type="float">
            <text:p>142</text:p>
          </table:table-cell>
          <table:table-cell table:formula="of:=IF([.D1361]&gt;8388608;([.D1361]-16777215-1);[.D1361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2];2);16)" office:value-type="string" office:string-value="8E" calcext:value-type="string">
            <text:p>8E</text:p>
          </table:table-cell>
          <table:table-cell table:formula="of:=RIGHTB([.B1362];6)" office:value-type="string" office:string-value="8E" calcext:value-type="string">
            <text:p>8E</text:p>
          </table:table-cell>
          <table:table-cell table:formula="of:=HEX2DEC([.C1362])" office:value-type="float" office:value="142" calcext:value-type="float">
            <text:p>142</text:p>
          </table:table-cell>
          <table:table-cell table:formula="of:=IF([.D1362]&gt;8388608;([.D1362]-16777215-1);[.D136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3];2);16)" office:value-type="string" office:string-value="8E" calcext:value-type="string">
            <text:p>8E</text:p>
          </table:table-cell>
          <table:table-cell table:formula="of:=RIGHTB([.B1363];6)" office:value-type="string" office:string-value="8E" calcext:value-type="string">
            <text:p>8E</text:p>
          </table:table-cell>
          <table:table-cell table:formula="of:=HEX2DEC([.C1363])" office:value-type="float" office:value="142" calcext:value-type="float">
            <text:p>142</text:p>
          </table:table-cell>
          <table:table-cell table:formula="of:=IF([.D1363]&gt;8388608;([.D1363]-16777215-1);[.D1363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4];2);16)" office:value-type="string" office:string-value="8E" calcext:value-type="string">
            <text:p>8E</text:p>
          </table:table-cell>
          <table:table-cell table:formula="of:=RIGHTB([.B1364];6)" office:value-type="string" office:string-value="8E" calcext:value-type="string">
            <text:p>8E</text:p>
          </table:table-cell>
          <table:table-cell table:formula="of:=HEX2DEC([.C1364])" office:value-type="float" office:value="142" calcext:value-type="float">
            <text:p>142</text:p>
          </table:table-cell>
          <table:table-cell table:formula="of:=IF([.D1364]&gt;8388608;([.D1364]-16777215-1);[.D136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5];2);16)" office:value-type="string" office:string-value="8E" calcext:value-type="string">
            <text:p>8E</text:p>
          </table:table-cell>
          <table:table-cell table:formula="of:=RIGHTB([.B1365];6)" office:value-type="string" office:string-value="8E" calcext:value-type="string">
            <text:p>8E</text:p>
          </table:table-cell>
          <table:table-cell table:formula="of:=HEX2DEC([.C1365])" office:value-type="float" office:value="142" calcext:value-type="float">
            <text:p>142</text:p>
          </table:table-cell>
          <table:table-cell table:formula="of:=IF([.D1365]&gt;8388608;([.D1365]-16777215-1);[.D136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6];2);16)" office:value-type="string" office:string-value="8E" calcext:value-type="string">
            <text:p>8E</text:p>
          </table:table-cell>
          <table:table-cell table:formula="of:=RIGHTB([.B1366];6)" office:value-type="string" office:string-value="8E" calcext:value-type="string">
            <text:p>8E</text:p>
          </table:table-cell>
          <table:table-cell table:formula="of:=HEX2DEC([.C1366])" office:value-type="float" office:value="142" calcext:value-type="float">
            <text:p>142</text:p>
          </table:table-cell>
          <table:table-cell table:formula="of:=IF([.D1366]&gt;8388608;([.D1366]-16777215-1);[.D1366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7];2);16)" office:value-type="string" office:string-value="8E" calcext:value-type="string">
            <text:p>8E</text:p>
          </table:table-cell>
          <table:table-cell table:formula="of:=RIGHTB([.B1367];6)" office:value-type="string" office:string-value="8E" calcext:value-type="string">
            <text:p>8E</text:p>
          </table:table-cell>
          <table:table-cell table:formula="of:=HEX2DEC([.C1367])" office:value-type="float" office:value="142" calcext:value-type="float">
            <text:p>142</text:p>
          </table:table-cell>
          <table:table-cell table:formula="of:=IF([.D1367]&gt;8388608;([.D1367]-16777215-1);[.D136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000000000000000000000010001110</text:p>
          </table:table-cell>
          <table:table-cell table:formula="of:=BASE(DECIMAL([.A1368];2);16)" office:value-type="string" office:string-value="8E" calcext:value-type="string">
            <text:p>8E</text:p>
          </table:table-cell>
          <table:table-cell table:formula="of:=RIGHTB([.B1368];6)" office:value-type="string" office:string-value="8E" calcext:value-type="string">
            <text:p>8E</text:p>
          </table:table-cell>
          <table:table-cell table:formula="of:=HEX2DEC([.C1368])" office:value-type="float" office:value="142" calcext:value-type="float">
            <text:p>142</text:p>
          </table:table-cell>
          <table:table-cell table:formula="of:=IF([.D1368]&gt;8388608;([.D1368]-16777215-1);[.D1368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69];2);16)" office:value-type="string" office:string-value="CBFFFF83" calcext:value-type="string">
            <text:p>CBFFFF83</text:p>
          </table:table-cell>
          <table:table-cell table:formula="of:=RIGHTB([.B1369];6)" office:value-type="string" office:string-value="FFFF83" calcext:value-type="string">
            <text:p>FFFF83</text:p>
          </table:table-cell>
          <table:table-cell table:formula="of:=HEX2DEC([.C1369])" office:value-type="float" office:value="16777091" calcext:value-type="float">
            <text:p>16777091</text:p>
          </table:table-cell>
          <table:table-cell table:formula="of:=IF([.D1369]&gt;8388608;([.D1369]-16777215-1);[.D136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0];2);16)" office:value-type="string" office:string-value="CBFFFF83" calcext:value-type="string">
            <text:p>CBFFFF83</text:p>
          </table:table-cell>
          <table:table-cell table:formula="of:=RIGHTB([.B1370];6)" office:value-type="string" office:string-value="FFFF83" calcext:value-type="string">
            <text:p>FFFF83</text:p>
          </table:table-cell>
          <table:table-cell table:formula="of:=HEX2DEC([.C1370])" office:value-type="float" office:value="16777091" calcext:value-type="float">
            <text:p>16777091</text:p>
          </table:table-cell>
          <table:table-cell table:formula="of:=IF([.D1370]&gt;8388608;([.D1370]-16777215-1);[.D137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1];2);16)" office:value-type="string" office:string-value="CBFFFF83" calcext:value-type="string">
            <text:p>CBFFFF83</text:p>
          </table:table-cell>
          <table:table-cell table:formula="of:=RIGHTB([.B1371];6)" office:value-type="string" office:string-value="FFFF83" calcext:value-type="string">
            <text:p>FFFF83</text:p>
          </table:table-cell>
          <table:table-cell table:formula="of:=HEX2DEC([.C1371])" office:value-type="float" office:value="16777091" calcext:value-type="float">
            <text:p>16777091</text:p>
          </table:table-cell>
          <table:table-cell table:formula="of:=IF([.D1371]&gt;8388608;([.D1371]-16777215-1);[.D137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2];2);16)" office:value-type="string" office:string-value="CBFFFF83" calcext:value-type="string">
            <text:p>CBFFFF83</text:p>
          </table:table-cell>
          <table:table-cell table:formula="of:=RIGHTB([.B1372];6)" office:value-type="string" office:string-value="FFFF83" calcext:value-type="string">
            <text:p>FFFF83</text:p>
          </table:table-cell>
          <table:table-cell table:formula="of:=HEX2DEC([.C1372])" office:value-type="float" office:value="16777091" calcext:value-type="float">
            <text:p>16777091</text:p>
          </table:table-cell>
          <table:table-cell table:formula="of:=IF([.D1372]&gt;8388608;([.D1372]-16777215-1);[.D137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3];2);16)" office:value-type="string" office:string-value="CBFFFF83" calcext:value-type="string">
            <text:p>CBFFFF83</text:p>
          </table:table-cell>
          <table:table-cell table:formula="of:=RIGHTB([.B1373];6)" office:value-type="string" office:string-value="FFFF83" calcext:value-type="string">
            <text:p>FFFF83</text:p>
          </table:table-cell>
          <table:table-cell table:formula="of:=HEX2DEC([.C1373])" office:value-type="float" office:value="16777091" calcext:value-type="float">
            <text:p>16777091</text:p>
          </table:table-cell>
          <table:table-cell table:formula="of:=IF([.D1373]&gt;8388608;([.D1373]-16777215-1);[.D137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4];2);16)" office:value-type="string" office:string-value="CBFFFF83" calcext:value-type="string">
            <text:p>CBFFFF83</text:p>
          </table:table-cell>
          <table:table-cell table:formula="of:=RIGHTB([.B1374];6)" office:value-type="string" office:string-value="FFFF83" calcext:value-type="string">
            <text:p>FFFF83</text:p>
          </table:table-cell>
          <table:table-cell table:formula="of:=HEX2DEC([.C1374])" office:value-type="float" office:value="16777091" calcext:value-type="float">
            <text:p>16777091</text:p>
          </table:table-cell>
          <table:table-cell table:formula="of:=IF([.D1374]&gt;8388608;([.D1374]-16777215-1);[.D137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5];2);16)" office:value-type="string" office:string-value="CBFFFF83" calcext:value-type="string">
            <text:p>CBFFFF83</text:p>
          </table:table-cell>
          <table:table-cell table:formula="of:=RIGHTB([.B1375];6)" office:value-type="string" office:string-value="FFFF83" calcext:value-type="string">
            <text:p>FFFF83</text:p>
          </table:table-cell>
          <table:table-cell table:formula="of:=HEX2DEC([.C1375])" office:value-type="float" office:value="16777091" calcext:value-type="float">
            <text:p>16777091</text:p>
          </table:table-cell>
          <table:table-cell table:formula="of:=IF([.D1375]&gt;8388608;([.D1375]-16777215-1);[.D137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011111111111111111110000011</text:p>
          </table:table-cell>
          <table:table-cell table:formula="of:=BASE(DECIMAL([.A1376];2);16)" office:value-type="string" office:string-value="CBFFFF83" calcext:value-type="string">
            <text:p>CBFFFF83</text:p>
          </table:table-cell>
          <table:table-cell table:formula="of:=RIGHTB([.B1376];6)" office:value-type="string" office:string-value="FFFF83" calcext:value-type="string">
            <text:p>FFFF83</text:p>
          </table:table-cell>
          <table:table-cell table:formula="of:=HEX2DEC([.C1376])" office:value-type="float" office:value="16777091" calcext:value-type="float">
            <text:p>16777091</text:p>
          </table:table-cell>
          <table:table-cell table:formula="of:=IF([.D1376]&gt;8388608;([.D1376]-16777215-1);[.D137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77];2);16)" office:value-type="string" office:string-value="BBFFFF82" calcext:value-type="string">
            <text:p>BBFFFF82</text:p>
          </table:table-cell>
          <table:table-cell table:formula="of:=RIGHTB([.B1377];6)" office:value-type="string" office:string-value="FFFF82" calcext:value-type="string">
            <text:p>FFFF82</text:p>
          </table:table-cell>
          <table:table-cell table:formula="of:=HEX2DEC([.C1377])" office:value-type="float" office:value="16777090" calcext:value-type="float">
            <text:p>16777090</text:p>
          </table:table-cell>
          <table:table-cell table:formula="of:=IF([.D1377]&gt;8388608;([.D1377]-16777215-1);[.D1377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78];2);16)" office:value-type="string" office:string-value="BBFFFF82" calcext:value-type="string">
            <text:p>BBFFFF82</text:p>
          </table:table-cell>
          <table:table-cell table:formula="of:=RIGHTB([.B1378];6)" office:value-type="string" office:string-value="FFFF82" calcext:value-type="string">
            <text:p>FFFF82</text:p>
          </table:table-cell>
          <table:table-cell table:formula="of:=HEX2DEC([.C1378])" office:value-type="float" office:value="16777090" calcext:value-type="float">
            <text:p>16777090</text:p>
          </table:table-cell>
          <table:table-cell table:formula="of:=IF([.D1378]&gt;8388608;([.D1378]-16777215-1);[.D137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79];2);16)" office:value-type="string" office:string-value="BBFFFF82" calcext:value-type="string">
            <text:p>BBFFFF82</text:p>
          </table:table-cell>
          <table:table-cell table:formula="of:=RIGHTB([.B1379];6)" office:value-type="string" office:string-value="FFFF82" calcext:value-type="string">
            <text:p>FFFF82</text:p>
          </table:table-cell>
          <table:table-cell table:formula="of:=HEX2DEC([.C1379])" office:value-type="float" office:value="16777090" calcext:value-type="float">
            <text:p>16777090</text:p>
          </table:table-cell>
          <table:table-cell table:formula="of:=IF([.D1379]&gt;8388608;([.D1379]-16777215-1);[.D137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80];2);16)" office:value-type="string" office:string-value="BBFFFF82" calcext:value-type="string">
            <text:p>BBFFFF82</text:p>
          </table:table-cell>
          <table:table-cell table:formula="of:=RIGHTB([.B1380];6)" office:value-type="string" office:string-value="FFFF82" calcext:value-type="string">
            <text:p>FFFF82</text:p>
          </table:table-cell>
          <table:table-cell table:formula="of:=HEX2DEC([.C1380])" office:value-type="float" office:value="16777090" calcext:value-type="float">
            <text:p>16777090</text:p>
          </table:table-cell>
          <table:table-cell table:formula="of:=IF([.D1380]&gt;8388608;([.D1380]-16777215-1);[.D138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81];2);16)" office:value-type="string" office:string-value="BBFFFF82" calcext:value-type="string">
            <text:p>BBFFFF82</text:p>
          </table:table-cell>
          <table:table-cell table:formula="of:=RIGHTB([.B1381];6)" office:value-type="string" office:string-value="FFFF82" calcext:value-type="string">
            <text:p>FFFF82</text:p>
          </table:table-cell>
          <table:table-cell table:formula="of:=HEX2DEC([.C1381])" office:value-type="float" office:value="16777090" calcext:value-type="float">
            <text:p>16777090</text:p>
          </table:table-cell>
          <table:table-cell table:formula="of:=IF([.D1381]&gt;8388608;([.D1381]-16777215-1);[.D138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82];2);16)" office:value-type="string" office:string-value="BBFFFF82" calcext:value-type="string">
            <text:p>BBFFFF82</text:p>
          </table:table-cell>
          <table:table-cell table:formula="of:=RIGHTB([.B1382];6)" office:value-type="string" office:string-value="FFFF82" calcext:value-type="string">
            <text:p>FFFF82</text:p>
          </table:table-cell>
          <table:table-cell table:formula="of:=HEX2DEC([.C1382])" office:value-type="float" office:value="16777090" calcext:value-type="float">
            <text:p>16777090</text:p>
          </table:table-cell>
          <table:table-cell table:formula="of:=IF([.D1382]&gt;8388608;([.D1382]-16777215-1);[.D138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83];2);16)" office:value-type="string" office:string-value="BBFFFF82" calcext:value-type="string">
            <text:p>BBFFFF82</text:p>
          </table:table-cell>
          <table:table-cell table:formula="of:=RIGHTB([.B1383];6)" office:value-type="string" office:string-value="FFFF82" calcext:value-type="string">
            <text:p>FFFF82</text:p>
          </table:table-cell>
          <table:table-cell table:formula="of:=HEX2DEC([.C1383])" office:value-type="float" office:value="16777090" calcext:value-type="float">
            <text:p>16777090</text:p>
          </table:table-cell>
          <table:table-cell table:formula="of:=IF([.D1383]&gt;8388608;([.D1383]-16777215-1);[.D138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11011111111111111111110000010</text:p>
          </table:table-cell>
          <table:table-cell table:formula="of:=BASE(DECIMAL([.A1384];2);16)" office:value-type="string" office:string-value="BBFFFF82" calcext:value-type="string">
            <text:p>BBFFFF82</text:p>
          </table:table-cell>
          <table:table-cell table:formula="of:=RIGHTB([.B1384];6)" office:value-type="string" office:string-value="FFFF82" calcext:value-type="string">
            <text:p>FFFF82</text:p>
          </table:table-cell>
          <table:table-cell table:formula="of:=HEX2DEC([.C1384])" office:value-type="float" office:value="16777090" calcext:value-type="float">
            <text:p>16777090</text:p>
          </table:table-cell>
          <table:table-cell table:formula="of:=IF([.D1384]&gt;8388608;([.D1384]-16777215-1);[.D138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85];2);16)" office:value-type="string" office:string-value="C9FFFF84" calcext:value-type="string">
            <text:p>C9FFFF84</text:p>
          </table:table-cell>
          <table:table-cell table:formula="of:=RIGHTB([.B1385];6)" office:value-type="string" office:string-value="FFFF84" calcext:value-type="string">
            <text:p>FFFF84</text:p>
          </table:table-cell>
          <table:table-cell table:formula="of:=HEX2DEC([.C1385])" office:value-type="float" office:value="16777092" calcext:value-type="float">
            <text:p>16777092</text:p>
          </table:table-cell>
          <table:table-cell table:formula="of:=IF([.D1385]&gt;8388608;([.D1385]-16777215-1);[.D138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86];2);16)" office:value-type="string" office:string-value="C9FFFF84" calcext:value-type="string">
            <text:p>C9FFFF84</text:p>
          </table:table-cell>
          <table:table-cell table:formula="of:=RIGHTB([.B1386];6)" office:value-type="string" office:string-value="FFFF84" calcext:value-type="string">
            <text:p>FFFF84</text:p>
          </table:table-cell>
          <table:table-cell table:formula="of:=HEX2DEC([.C1386])" office:value-type="float" office:value="16777092" calcext:value-type="float">
            <text:p>16777092</text:p>
          </table:table-cell>
          <table:table-cell table:formula="of:=IF([.D1386]&gt;8388608;([.D1386]-16777215-1);[.D138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87];2);16)" office:value-type="string" office:string-value="C9FFFF84" calcext:value-type="string">
            <text:p>C9FFFF84</text:p>
          </table:table-cell>
          <table:table-cell table:formula="of:=RIGHTB([.B1387];6)" office:value-type="string" office:string-value="FFFF84" calcext:value-type="string">
            <text:p>FFFF84</text:p>
          </table:table-cell>
          <table:table-cell table:formula="of:=HEX2DEC([.C1387])" office:value-type="float" office:value="16777092" calcext:value-type="float">
            <text:p>16777092</text:p>
          </table:table-cell>
          <table:table-cell table:formula="of:=IF([.D1387]&gt;8388608;([.D1387]-16777215-1);[.D138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88];2);16)" office:value-type="string" office:string-value="C9FFFF84" calcext:value-type="string">
            <text:p>C9FFFF84</text:p>
          </table:table-cell>
          <table:table-cell table:formula="of:=RIGHTB([.B1388];6)" office:value-type="string" office:string-value="FFFF84" calcext:value-type="string">
            <text:p>FFFF84</text:p>
          </table:table-cell>
          <table:table-cell table:formula="of:=HEX2DEC([.C1388])" office:value-type="float" office:value="16777092" calcext:value-type="float">
            <text:p>16777092</text:p>
          </table:table-cell>
          <table:table-cell table:formula="of:=IF([.D1388]&gt;8388608;([.D1388]-16777215-1);[.D138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89];2);16)" office:value-type="string" office:string-value="C9FFFF84" calcext:value-type="string">
            <text:p>C9FFFF84</text:p>
          </table:table-cell>
          <table:table-cell table:formula="of:=RIGHTB([.B1389];6)" office:value-type="string" office:string-value="FFFF84" calcext:value-type="string">
            <text:p>FFFF84</text:p>
          </table:table-cell>
          <table:table-cell table:formula="of:=HEX2DEC([.C1389])" office:value-type="float" office:value="16777092" calcext:value-type="float">
            <text:p>16777092</text:p>
          </table:table-cell>
          <table:table-cell table:formula="of:=IF([.D1389]&gt;8388608;([.D1389]-16777215-1);[.D138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90];2);16)" office:value-type="string" office:string-value="C9FFFF84" calcext:value-type="string">
            <text:p>C9FFFF84</text:p>
          </table:table-cell>
          <table:table-cell table:formula="of:=RIGHTB([.B1390];6)" office:value-type="string" office:string-value="FFFF84" calcext:value-type="string">
            <text:p>FFFF84</text:p>
          </table:table-cell>
          <table:table-cell table:formula="of:=HEX2DEC([.C1390])" office:value-type="float" office:value="16777092" calcext:value-type="float">
            <text:p>16777092</text:p>
          </table:table-cell>
          <table:table-cell table:formula="of:=IF([.D1390]&gt;8388608;([.D1390]-16777215-1);[.D139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91];2);16)" office:value-type="string" office:string-value="C9FFFF84" calcext:value-type="string">
            <text:p>C9FFFF84</text:p>
          </table:table-cell>
          <table:table-cell table:formula="of:=RIGHTB([.B1391];6)" office:value-type="string" office:string-value="FFFF84" calcext:value-type="string">
            <text:p>FFFF84</text:p>
          </table:table-cell>
          <table:table-cell table:formula="of:=HEX2DEC([.C1391])" office:value-type="float" office:value="16777092" calcext:value-type="float">
            <text:p>16777092</text:p>
          </table:table-cell>
          <table:table-cell table:formula="of:=IF([.D1391]&gt;8388608;([.D1391]-16777215-1);[.D139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01001111111111111111110000100</text:p>
          </table:table-cell>
          <table:table-cell table:formula="of:=BASE(DECIMAL([.A1392];2);16)" office:value-type="string" office:string-value="C9FFFF84" calcext:value-type="string">
            <text:p>C9FFFF84</text:p>
          </table:table-cell>
          <table:table-cell table:formula="of:=RIGHTB([.B1392];6)" office:value-type="string" office:string-value="FFFF84" calcext:value-type="string">
            <text:p>FFFF84</text:p>
          </table:table-cell>
          <table:table-cell table:formula="of:=HEX2DEC([.C1392])" office:value-type="float" office:value="16777092" calcext:value-type="float">
            <text:p>16777092</text:p>
          </table:table-cell>
          <table:table-cell table:formula="of:=IF([.D1392]&gt;8388608;([.D1392]-16777215-1);[.D139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3];2);16)" office:value-type="string" office:string-value="E6FFFF89" calcext:value-type="string">
            <text:p>E6FFFF89</text:p>
          </table:table-cell>
          <table:table-cell table:formula="of:=RIGHTB([.B1393];6)" office:value-type="string" office:string-value="FFFF89" calcext:value-type="string">
            <text:p>FFFF89</text:p>
          </table:table-cell>
          <table:table-cell table:formula="of:=HEX2DEC([.C1393])" office:value-type="float" office:value="16777097" calcext:value-type="float">
            <text:p>16777097</text:p>
          </table:table-cell>
          <table:table-cell table:formula="of:=IF([.D1393]&gt;8388608;([.D1393]-16777215-1);[.D139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4];2);16)" office:value-type="string" office:string-value="E6FFFF89" calcext:value-type="string">
            <text:p>E6FFFF89</text:p>
          </table:table-cell>
          <table:table-cell table:formula="of:=RIGHTB([.B1394];6)" office:value-type="string" office:string-value="FFFF89" calcext:value-type="string">
            <text:p>FFFF89</text:p>
          </table:table-cell>
          <table:table-cell table:formula="of:=HEX2DEC([.C1394])" office:value-type="float" office:value="16777097" calcext:value-type="float">
            <text:p>16777097</text:p>
          </table:table-cell>
          <table:table-cell table:formula="of:=IF([.D1394]&gt;8388608;([.D1394]-16777215-1);[.D139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5];2);16)" office:value-type="string" office:string-value="E6FFFF89" calcext:value-type="string">
            <text:p>E6FFFF89</text:p>
          </table:table-cell>
          <table:table-cell table:formula="of:=RIGHTB([.B1395];6)" office:value-type="string" office:string-value="FFFF89" calcext:value-type="string">
            <text:p>FFFF89</text:p>
          </table:table-cell>
          <table:table-cell table:formula="of:=HEX2DEC([.C1395])" office:value-type="float" office:value="16777097" calcext:value-type="float">
            <text:p>16777097</text:p>
          </table:table-cell>
          <table:table-cell table:formula="of:=IF([.D1395]&gt;8388608;([.D1395]-16777215-1);[.D139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6];2);16)" office:value-type="string" office:string-value="E6FFFF89" calcext:value-type="string">
            <text:p>E6FFFF89</text:p>
          </table:table-cell>
          <table:table-cell table:formula="of:=RIGHTB([.B1396];6)" office:value-type="string" office:string-value="FFFF89" calcext:value-type="string">
            <text:p>FFFF89</text:p>
          </table:table-cell>
          <table:table-cell table:formula="of:=HEX2DEC([.C1396])" office:value-type="float" office:value="16777097" calcext:value-type="float">
            <text:p>16777097</text:p>
          </table:table-cell>
          <table:table-cell table:formula="of:=IF([.D1396]&gt;8388608;([.D1396]-16777215-1);[.D1396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7];2);16)" office:value-type="string" office:string-value="E6FFFF89" calcext:value-type="string">
            <text:p>E6FFFF89</text:p>
          </table:table-cell>
          <table:table-cell table:formula="of:=RIGHTB([.B1397];6)" office:value-type="string" office:string-value="FFFF89" calcext:value-type="string">
            <text:p>FFFF89</text:p>
          </table:table-cell>
          <table:table-cell table:formula="of:=HEX2DEC([.C1397])" office:value-type="float" office:value="16777097" calcext:value-type="float">
            <text:p>16777097</text:p>
          </table:table-cell>
          <table:table-cell table:formula="of:=IF([.D1397]&gt;8388608;([.D1397]-16777215-1);[.D139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8];2);16)" office:value-type="string" office:string-value="E6FFFF89" calcext:value-type="string">
            <text:p>E6FFFF89</text:p>
          </table:table-cell>
          <table:table-cell table:formula="of:=RIGHTB([.B1398];6)" office:value-type="string" office:string-value="FFFF89" calcext:value-type="string">
            <text:p>FFFF89</text:p>
          </table:table-cell>
          <table:table-cell table:formula="of:=HEX2DEC([.C1398])" office:value-type="float" office:value="16777097" calcext:value-type="float">
            <text:p>16777097</text:p>
          </table:table-cell>
          <table:table-cell table:formula="of:=IF([.D1398]&gt;8388608;([.D1398]-16777215-1);[.D139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399];2);16)" office:value-type="string" office:string-value="E6FFFF89" calcext:value-type="string">
            <text:p>E6FFFF89</text:p>
          </table:table-cell>
          <table:table-cell table:formula="of:=RIGHTB([.B1399];6)" office:value-type="string" office:string-value="FFFF89" calcext:value-type="string">
            <text:p>FFFF89</text:p>
          </table:table-cell>
          <table:table-cell table:formula="of:=HEX2DEC([.C1399])" office:value-type="float" office:value="16777097" calcext:value-type="float">
            <text:p>16777097</text:p>
          </table:table-cell>
          <table:table-cell table:formula="of:=IF([.D1399]&gt;8388608;([.D1399]-16777215-1);[.D139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00110111111111111111110001001</text:p>
          </table:table-cell>
          <table:table-cell table:formula="of:=BASE(DECIMAL([.A1400];2);16)" office:value-type="string" office:string-value="E6FFFF89" calcext:value-type="string">
            <text:p>E6FFFF89</text:p>
          </table:table-cell>
          <table:table-cell table:formula="of:=RIGHTB([.B1400];6)" office:value-type="string" office:string-value="FFFF89" calcext:value-type="string">
            <text:p>FFFF89</text:p>
          </table:table-cell>
          <table:table-cell table:formula="of:=HEX2DEC([.C1400])" office:value-type="float" office:value="16777097" calcext:value-type="float">
            <text:p>16777097</text:p>
          </table:table-cell>
          <table:table-cell table:formula="of:=IF([.D1400]&gt;8388608;([.D1400]-16777215-1);[.D140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1];2);16)" office:value-type="string" office:string-value="B2FFFF89" calcext:value-type="string">
            <text:p>B2FFFF89</text:p>
          </table:table-cell>
          <table:table-cell table:formula="of:=RIGHTB([.B1401];6)" office:value-type="string" office:string-value="FFFF89" calcext:value-type="string">
            <text:p>FFFF89</text:p>
          </table:table-cell>
          <table:table-cell table:formula="of:=HEX2DEC([.C1401])" office:value-type="float" office:value="16777097" calcext:value-type="float">
            <text:p>16777097</text:p>
          </table:table-cell>
          <table:table-cell table:formula="of:=IF([.D1401]&gt;8388608;([.D1401]-16777215-1);[.D140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2];2);16)" office:value-type="string" office:string-value="B2FFFF89" calcext:value-type="string">
            <text:p>B2FFFF89</text:p>
          </table:table-cell>
          <table:table-cell table:formula="of:=RIGHTB([.B1402];6)" office:value-type="string" office:string-value="FFFF89" calcext:value-type="string">
            <text:p>FFFF89</text:p>
          </table:table-cell>
          <table:table-cell table:formula="of:=HEX2DEC([.C1402])" office:value-type="float" office:value="16777097" calcext:value-type="float">
            <text:p>16777097</text:p>
          </table:table-cell>
          <table:table-cell table:formula="of:=IF([.D1402]&gt;8388608;([.D1402]-16777215-1);[.D140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3];2);16)" office:value-type="string" office:string-value="B2FFFF89" calcext:value-type="string">
            <text:p>B2FFFF89</text:p>
          </table:table-cell>
          <table:table-cell table:formula="of:=RIGHTB([.B1403];6)" office:value-type="string" office:string-value="FFFF89" calcext:value-type="string">
            <text:p>FFFF89</text:p>
          </table:table-cell>
          <table:table-cell table:formula="of:=HEX2DEC([.C1403])" office:value-type="float" office:value="16777097" calcext:value-type="float">
            <text:p>16777097</text:p>
          </table:table-cell>
          <table:table-cell table:formula="of:=IF([.D1403]&gt;8388608;([.D1403]-16777215-1);[.D140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4];2);16)" office:value-type="string" office:string-value="B2FFFF89" calcext:value-type="string">
            <text:p>B2FFFF89</text:p>
          </table:table-cell>
          <table:table-cell table:formula="of:=RIGHTB([.B1404];6)" office:value-type="string" office:string-value="FFFF89" calcext:value-type="string">
            <text:p>FFFF89</text:p>
          </table:table-cell>
          <table:table-cell table:formula="of:=HEX2DEC([.C1404])" office:value-type="float" office:value="16777097" calcext:value-type="float">
            <text:p>16777097</text:p>
          </table:table-cell>
          <table:table-cell table:formula="of:=IF([.D1404]&gt;8388608;([.D1404]-16777215-1);[.D140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5];2);16)" office:value-type="string" office:string-value="B2FFFF89" calcext:value-type="string">
            <text:p>B2FFFF89</text:p>
          </table:table-cell>
          <table:table-cell table:formula="of:=RIGHTB([.B1405];6)" office:value-type="string" office:string-value="FFFF89" calcext:value-type="string">
            <text:p>FFFF89</text:p>
          </table:table-cell>
          <table:table-cell table:formula="of:=HEX2DEC([.C1405])" office:value-type="float" office:value="16777097" calcext:value-type="float">
            <text:p>16777097</text:p>
          </table:table-cell>
          <table:table-cell table:formula="of:=IF([.D1405]&gt;8388608;([.D1405]-16777215-1);[.D140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6];2);16)" office:value-type="string" office:string-value="B2FFFF89" calcext:value-type="string">
            <text:p>B2FFFF89</text:p>
          </table:table-cell>
          <table:table-cell table:formula="of:=RIGHTB([.B1406];6)" office:value-type="string" office:string-value="FFFF89" calcext:value-type="string">
            <text:p>FFFF89</text:p>
          </table:table-cell>
          <table:table-cell table:formula="of:=HEX2DEC([.C1406])" office:value-type="float" office:value="16777097" calcext:value-type="float">
            <text:p>16777097</text:p>
          </table:table-cell>
          <table:table-cell table:formula="of:=IF([.D1406]&gt;8388608;([.D1406]-16777215-1);[.D1406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7];2);16)" office:value-type="string" office:string-value="B2FFFF89" calcext:value-type="string">
            <text:p>B2FFFF89</text:p>
          </table:table-cell>
          <table:table-cell table:formula="of:=RIGHTB([.B1407];6)" office:value-type="string" office:string-value="FFFF89" calcext:value-type="string">
            <text:p>FFFF89</text:p>
          </table:table-cell>
          <table:table-cell table:formula="of:=HEX2DEC([.C1407])" office:value-type="float" office:value="16777097" calcext:value-type="float">
            <text:p>16777097</text:p>
          </table:table-cell>
          <table:table-cell table:formula="of:=IF([.D1407]&gt;8388608;([.D1407]-16777215-1);[.D140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0110010111111111111111110001001</text:p>
          </table:table-cell>
          <table:table-cell table:formula="of:=BASE(DECIMAL([.A1408];2);16)" office:value-type="string" office:string-value="B2FFFF89" calcext:value-type="string">
            <text:p>B2FFFF89</text:p>
          </table:table-cell>
          <table:table-cell table:formula="of:=RIGHTB([.B1408];6)" office:value-type="string" office:string-value="FFFF89" calcext:value-type="string">
            <text:p>FFFF89</text:p>
          </table:table-cell>
          <table:table-cell table:formula="of:=HEX2DEC([.C1408])" office:value-type="float" office:value="16777097" calcext:value-type="float">
            <text:p>16777097</text:p>
          </table:table-cell>
          <table:table-cell table:formula="of:=IF([.D1408]&gt;8388608;([.D1408]-16777215-1);[.D140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09];2);16)" office:value-type="string" office:string-value="5300008E" calcext:value-type="string">
            <text:p>5300008E</text:p>
          </table:table-cell>
          <table:table-cell table:formula="of:=RIGHTB([.B1409];6)" office:value-type="string" office:string-value="00008E" calcext:value-type="string">
            <text:p>00008E</text:p>
          </table:table-cell>
          <table:table-cell table:formula="of:=HEX2DEC([.C1409])" office:value-type="float" office:value="142" calcext:value-type="float">
            <text:p>142</text:p>
          </table:table-cell>
          <table:table-cell table:formula="of:=IF([.D1409]&gt;8388608;([.D1409]-16777215-1);[.D1409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0];2);16)" office:value-type="string" office:string-value="5300008E" calcext:value-type="string">
            <text:p>5300008E</text:p>
          </table:table-cell>
          <table:table-cell table:formula="of:=RIGHTB([.B1410];6)" office:value-type="string" office:string-value="00008E" calcext:value-type="string">
            <text:p>00008E</text:p>
          </table:table-cell>
          <table:table-cell table:formula="of:=HEX2DEC([.C1410])" office:value-type="float" office:value="142" calcext:value-type="float">
            <text:p>142</text:p>
          </table:table-cell>
          <table:table-cell table:formula="of:=IF([.D1410]&gt;8388608;([.D1410]-16777215-1);[.D1410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1];2);16)" office:value-type="string" office:string-value="5300008E" calcext:value-type="string">
            <text:p>5300008E</text:p>
          </table:table-cell>
          <table:table-cell table:formula="of:=RIGHTB([.B1411];6)" office:value-type="string" office:string-value="00008E" calcext:value-type="string">
            <text:p>00008E</text:p>
          </table:table-cell>
          <table:table-cell table:formula="of:=HEX2DEC([.C1411])" office:value-type="float" office:value="142" calcext:value-type="float">
            <text:p>142</text:p>
          </table:table-cell>
          <table:table-cell table:formula="of:=IF([.D1411]&gt;8388608;([.D1411]-16777215-1);[.D1411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2];2);16)" office:value-type="string" office:string-value="5300008E" calcext:value-type="string">
            <text:p>5300008E</text:p>
          </table:table-cell>
          <table:table-cell table:formula="of:=RIGHTB([.B1412];6)" office:value-type="string" office:string-value="00008E" calcext:value-type="string">
            <text:p>00008E</text:p>
          </table:table-cell>
          <table:table-cell table:formula="of:=HEX2DEC([.C1412])" office:value-type="float" office:value="142" calcext:value-type="float">
            <text:p>142</text:p>
          </table:table-cell>
          <table:table-cell table:formula="of:=IF([.D1412]&gt;8388608;([.D1412]-16777215-1);[.D141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3];2);16)" office:value-type="string" office:string-value="5300008E" calcext:value-type="string">
            <text:p>5300008E</text:p>
          </table:table-cell>
          <table:table-cell table:formula="of:=RIGHTB([.B1413];6)" office:value-type="string" office:string-value="00008E" calcext:value-type="string">
            <text:p>00008E</text:p>
          </table:table-cell>
          <table:table-cell table:formula="of:=HEX2DEC([.C1413])" office:value-type="float" office:value="142" calcext:value-type="float">
            <text:p>142</text:p>
          </table:table-cell>
          <table:table-cell table:formula="of:=IF([.D1413]&gt;8388608;([.D1413]-16777215-1);[.D1413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4];2);16)" office:value-type="string" office:string-value="5300008E" calcext:value-type="string">
            <text:p>5300008E</text:p>
          </table:table-cell>
          <table:table-cell table:formula="of:=RIGHTB([.B1414];6)" office:value-type="string" office:string-value="00008E" calcext:value-type="string">
            <text:p>00008E</text:p>
          </table:table-cell>
          <table:table-cell table:formula="of:=HEX2DEC([.C1414])" office:value-type="float" office:value="142" calcext:value-type="float">
            <text:p>142</text:p>
          </table:table-cell>
          <table:table-cell table:formula="of:=IF([.D1414]&gt;8388608;([.D1414]-16777215-1);[.D141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5];2);16)" office:value-type="string" office:string-value="5300008E" calcext:value-type="string">
            <text:p>5300008E</text:p>
          </table:table-cell>
          <table:table-cell table:formula="of:=RIGHTB([.B1415];6)" office:value-type="string" office:string-value="00008E" calcext:value-type="string">
            <text:p>00008E</text:p>
          </table:table-cell>
          <table:table-cell table:formula="of:=HEX2DEC([.C1415])" office:value-type="float" office:value="142" calcext:value-type="float">
            <text:p>142</text:p>
          </table:table-cell>
          <table:table-cell table:formula="of:=IF([.D1415]&gt;8388608;([.D1415]-16777215-1);[.D141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1010011000000000000000010001110</text:p>
          </table:table-cell>
          <table:table-cell table:formula="of:=BASE(DECIMAL([.A1416];2);16)" office:value-type="string" office:string-value="5300008E" calcext:value-type="string">
            <text:p>5300008E</text:p>
          </table:table-cell>
          <table:table-cell table:formula="of:=RIGHTB([.B1416];6)" office:value-type="string" office:string-value="00008E" calcext:value-type="string">
            <text:p>00008E</text:p>
          </table:table-cell>
          <table:table-cell table:formula="of:=HEX2DEC([.C1416])" office:value-type="float" office:value="142" calcext:value-type="float">
            <text:p>142</text:p>
          </table:table-cell>
          <table:table-cell table:formula="of:=IF([.D1416]&gt;8388608;([.D1416]-16777215-1);[.D1416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17];2);16)" office:value-type="string" office:string-value="2D00008F" calcext:value-type="string">
            <text:p>2D00008F</text:p>
          </table:table-cell>
          <table:table-cell table:formula="of:=RIGHTB([.B1417];6)" office:value-type="string" office:string-value="00008F" calcext:value-type="string">
            <text:p>00008F</text:p>
          </table:table-cell>
          <table:table-cell table:formula="of:=HEX2DEC([.C1417])" office:value-type="float" office:value="143" calcext:value-type="float">
            <text:p>143</text:p>
          </table:table-cell>
          <table:table-cell table:formula="of:=IF([.D1417]&gt;8388608;([.D1417]-16777215-1);[.D141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18];2);16)" office:value-type="string" office:string-value="2D00008F" calcext:value-type="string">
            <text:p>2D00008F</text:p>
          </table:table-cell>
          <table:table-cell table:formula="of:=RIGHTB([.B1418];6)" office:value-type="string" office:string-value="00008F" calcext:value-type="string">
            <text:p>00008F</text:p>
          </table:table-cell>
          <table:table-cell table:formula="of:=HEX2DEC([.C1418])" office:value-type="float" office:value="143" calcext:value-type="float">
            <text:p>143</text:p>
          </table:table-cell>
          <table:table-cell table:formula="of:=IF([.D1418]&gt;8388608;([.D1418]-16777215-1);[.D1418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19];2);16)" office:value-type="string" office:string-value="2D00008F" calcext:value-type="string">
            <text:p>2D00008F</text:p>
          </table:table-cell>
          <table:table-cell table:formula="of:=RIGHTB([.B1419];6)" office:value-type="string" office:string-value="00008F" calcext:value-type="string">
            <text:p>00008F</text:p>
          </table:table-cell>
          <table:table-cell table:formula="of:=HEX2DEC([.C1419])" office:value-type="float" office:value="143" calcext:value-type="float">
            <text:p>143</text:p>
          </table:table-cell>
          <table:table-cell table:formula="of:=IF([.D1419]&gt;8388608;([.D1419]-16777215-1);[.D1419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20];2);16)" office:value-type="string" office:string-value="2D00008F" calcext:value-type="string">
            <text:p>2D00008F</text:p>
          </table:table-cell>
          <table:table-cell table:formula="of:=RIGHTB([.B1420];6)" office:value-type="string" office:string-value="00008F" calcext:value-type="string">
            <text:p>00008F</text:p>
          </table:table-cell>
          <table:table-cell table:formula="of:=HEX2DEC([.C1420])" office:value-type="float" office:value="143" calcext:value-type="float">
            <text:p>143</text:p>
          </table:table-cell>
          <table:table-cell table:formula="of:=IF([.D1420]&gt;8388608;([.D1420]-16777215-1);[.D1420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21];2);16)" office:value-type="string" office:string-value="2D00008F" calcext:value-type="string">
            <text:p>2D00008F</text:p>
          </table:table-cell>
          <table:table-cell table:formula="of:=RIGHTB([.B1421];6)" office:value-type="string" office:string-value="00008F" calcext:value-type="string">
            <text:p>00008F</text:p>
          </table:table-cell>
          <table:table-cell table:formula="of:=HEX2DEC([.C1421])" office:value-type="float" office:value="143" calcext:value-type="float">
            <text:p>143</text:p>
          </table:table-cell>
          <table:table-cell table:formula="of:=IF([.D1421]&gt;8388608;([.D1421]-16777215-1);[.D1421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22];2);16)" office:value-type="string" office:string-value="2D00008F" calcext:value-type="string">
            <text:p>2D00008F</text:p>
          </table:table-cell>
          <table:table-cell table:formula="of:=RIGHTB([.B1422];6)" office:value-type="string" office:string-value="00008F" calcext:value-type="string">
            <text:p>00008F</text:p>
          </table:table-cell>
          <table:table-cell table:formula="of:=HEX2DEC([.C1422])" office:value-type="float" office:value="143" calcext:value-type="float">
            <text:p>143</text:p>
          </table:table-cell>
          <table:table-cell table:formula="of:=IF([.D1422]&gt;8388608;([.D1422]-16777215-1);[.D1422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23];2);16)" office:value-type="string" office:string-value="2D00008F" calcext:value-type="string">
            <text:p>2D00008F</text:p>
          </table:table-cell>
          <table:table-cell table:formula="of:=RIGHTB([.B1423];6)" office:value-type="string" office:string-value="00008F" calcext:value-type="string">
            <text:p>00008F</text:p>
          </table:table-cell>
          <table:table-cell table:formula="of:=HEX2DEC([.C1423])" office:value-type="float" office:value="143" calcext:value-type="float">
            <text:p>143</text:p>
          </table:table-cell>
          <table:table-cell table:formula="of:=IF([.D1423]&gt;8388608;([.D1423]-16777215-1);[.D1423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01101000000000000000010001111</text:p>
          </table:table-cell>
          <table:table-cell table:formula="of:=BASE(DECIMAL([.A1424];2);16)" office:value-type="string" office:string-value="2D00008F" calcext:value-type="string">
            <text:p>2D00008F</text:p>
          </table:table-cell>
          <table:table-cell table:formula="of:=RIGHTB([.B1424];6)" office:value-type="string" office:string-value="00008F" calcext:value-type="string">
            <text:p>00008F</text:p>
          </table:table-cell>
          <table:table-cell table:formula="of:=HEX2DEC([.C1424])" office:value-type="float" office:value="143" calcext:value-type="float">
            <text:p>143</text:p>
          </table:table-cell>
          <table:table-cell table:formula="of:=IF([.D1424]&gt;8388608;([.D1424]-16777215-1);[.D1424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25];2);16)" office:value-type="string" office:string-value="D1FFFF83" calcext:value-type="string">
            <text:p>D1FFFF83</text:p>
          </table:table-cell>
          <table:table-cell table:formula="of:=RIGHTB([.B1425];6)" office:value-type="string" office:string-value="FFFF83" calcext:value-type="string">
            <text:p>FFFF83</text:p>
          </table:table-cell>
          <table:table-cell table:formula="of:=HEX2DEC([.C1425])" office:value-type="float" office:value="16777091" calcext:value-type="float">
            <text:p>16777091</text:p>
          </table:table-cell>
          <table:table-cell table:formula="of:=IF([.D1425]&gt;8388608;([.D1425]-16777215-1);[.D142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26];2);16)" office:value-type="string" office:string-value="D1FFFF83" calcext:value-type="string">
            <text:p>D1FFFF83</text:p>
          </table:table-cell>
          <table:table-cell table:formula="of:=RIGHTB([.B1426];6)" office:value-type="string" office:string-value="FFFF83" calcext:value-type="string">
            <text:p>FFFF83</text:p>
          </table:table-cell>
          <table:table-cell table:formula="of:=HEX2DEC([.C1426])" office:value-type="float" office:value="16777091" calcext:value-type="float">
            <text:p>16777091</text:p>
          </table:table-cell>
          <table:table-cell table:formula="of:=IF([.D1426]&gt;8388608;([.D1426]-16777215-1);[.D142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27];2);16)" office:value-type="string" office:string-value="D1FFFF83" calcext:value-type="string">
            <text:p>D1FFFF83</text:p>
          </table:table-cell>
          <table:table-cell table:formula="of:=RIGHTB([.B1427];6)" office:value-type="string" office:string-value="FFFF83" calcext:value-type="string">
            <text:p>FFFF83</text:p>
          </table:table-cell>
          <table:table-cell table:formula="of:=HEX2DEC([.C1427])" office:value-type="float" office:value="16777091" calcext:value-type="float">
            <text:p>16777091</text:p>
          </table:table-cell>
          <table:table-cell table:formula="of:=IF([.D1427]&gt;8388608;([.D1427]-16777215-1);[.D142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28];2);16)" office:value-type="string" office:string-value="D1FFFF83" calcext:value-type="string">
            <text:p>D1FFFF83</text:p>
          </table:table-cell>
          <table:table-cell table:formula="of:=RIGHTB([.B1428];6)" office:value-type="string" office:string-value="FFFF83" calcext:value-type="string">
            <text:p>FFFF83</text:p>
          </table:table-cell>
          <table:table-cell table:formula="of:=HEX2DEC([.C1428])" office:value-type="float" office:value="16777091" calcext:value-type="float">
            <text:p>16777091</text:p>
          </table:table-cell>
          <table:table-cell table:formula="of:=IF([.D1428]&gt;8388608;([.D1428]-16777215-1);[.D142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29];2);16)" office:value-type="string" office:string-value="D1FFFF83" calcext:value-type="string">
            <text:p>D1FFFF83</text:p>
          </table:table-cell>
          <table:table-cell table:formula="of:=RIGHTB([.B1429];6)" office:value-type="string" office:string-value="FFFF83" calcext:value-type="string">
            <text:p>FFFF83</text:p>
          </table:table-cell>
          <table:table-cell table:formula="of:=HEX2DEC([.C1429])" office:value-type="float" office:value="16777091" calcext:value-type="float">
            <text:p>16777091</text:p>
          </table:table-cell>
          <table:table-cell table:formula="of:=IF([.D1429]&gt;8388608;([.D1429]-16777215-1);[.D142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30];2);16)" office:value-type="string" office:string-value="D1FFFF83" calcext:value-type="string">
            <text:p>D1FFFF83</text:p>
          </table:table-cell>
          <table:table-cell table:formula="of:=RIGHTB([.B1430];6)" office:value-type="string" office:string-value="FFFF83" calcext:value-type="string">
            <text:p>FFFF83</text:p>
          </table:table-cell>
          <table:table-cell table:formula="of:=HEX2DEC([.C1430])" office:value-type="float" office:value="16777091" calcext:value-type="float">
            <text:p>16777091</text:p>
          </table:table-cell>
          <table:table-cell table:formula="of:=IF([.D1430]&gt;8388608;([.D1430]-16777215-1);[.D143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31];2);16)" office:value-type="string" office:string-value="D1FFFF83" calcext:value-type="string">
            <text:p>D1FFFF83</text:p>
          </table:table-cell>
          <table:table-cell table:formula="of:=RIGHTB([.B1431];6)" office:value-type="string" office:string-value="FFFF83" calcext:value-type="string">
            <text:p>FFFF83</text:p>
          </table:table-cell>
          <table:table-cell table:formula="of:=HEX2DEC([.C1431])" office:value-type="float" office:value="16777091" calcext:value-type="float">
            <text:p>16777091</text:p>
          </table:table-cell>
          <table:table-cell table:formula="of:=IF([.D1431]&gt;8388608;([.D1431]-16777215-1);[.D143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10001111111111111111110000011</text:p>
          </table:table-cell>
          <table:table-cell table:formula="of:=BASE(DECIMAL([.A1432];2);16)" office:value-type="string" office:string-value="D1FFFF83" calcext:value-type="string">
            <text:p>D1FFFF83</text:p>
          </table:table-cell>
          <table:table-cell table:formula="of:=RIGHTB([.B1432];6)" office:value-type="string" office:string-value="FFFF83" calcext:value-type="string">
            <text:p>FFFF83</text:p>
          </table:table-cell>
          <table:table-cell table:formula="of:=HEX2DEC([.C1432])" office:value-type="float" office:value="16777091" calcext:value-type="float">
            <text:p>16777091</text:p>
          </table:table-cell>
          <table:table-cell table:formula="of:=IF([.D1432]&gt;8388608;([.D1432]-16777215-1);[.D143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3];2);16)" office:value-type="string" office:string-value="37000084" calcext:value-type="string">
            <text:p>37000084</text:p>
          </table:table-cell>
          <table:table-cell table:formula="of:=RIGHTB([.B1433];6)" office:value-type="string" office:string-value="000084" calcext:value-type="string">
            <text:p>000084</text:p>
          </table:table-cell>
          <table:table-cell table:formula="of:=HEX2DEC([.C1433])" office:value-type="float" office:value="132" calcext:value-type="float">
            <text:p>132</text:p>
          </table:table-cell>
          <table:table-cell table:formula="of:=IF([.D1433]&gt;8388608;([.D1433]-16777215-1);[.D1433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4];2);16)" office:value-type="string" office:string-value="37000084" calcext:value-type="string">
            <text:p>37000084</text:p>
          </table:table-cell>
          <table:table-cell table:formula="of:=RIGHTB([.B1434];6)" office:value-type="string" office:string-value="000084" calcext:value-type="string">
            <text:p>000084</text:p>
          </table:table-cell>
          <table:table-cell table:formula="of:=HEX2DEC([.C1434])" office:value-type="float" office:value="132" calcext:value-type="float">
            <text:p>132</text:p>
          </table:table-cell>
          <table:table-cell table:formula="of:=IF([.D1434]&gt;8388608;([.D1434]-16777215-1);[.D143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5];2);16)" office:value-type="string" office:string-value="37000084" calcext:value-type="string">
            <text:p>37000084</text:p>
          </table:table-cell>
          <table:table-cell table:formula="of:=RIGHTB([.B1435];6)" office:value-type="string" office:string-value="000084" calcext:value-type="string">
            <text:p>000084</text:p>
          </table:table-cell>
          <table:table-cell table:formula="of:=HEX2DEC([.C1435])" office:value-type="float" office:value="132" calcext:value-type="float">
            <text:p>132</text:p>
          </table:table-cell>
          <table:table-cell table:formula="of:=IF([.D1435]&gt;8388608;([.D1435]-16777215-1);[.D1435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6];2);16)" office:value-type="string" office:string-value="37000084" calcext:value-type="string">
            <text:p>37000084</text:p>
          </table:table-cell>
          <table:table-cell table:formula="of:=RIGHTB([.B1436];6)" office:value-type="string" office:string-value="000084" calcext:value-type="string">
            <text:p>000084</text:p>
          </table:table-cell>
          <table:table-cell table:formula="of:=HEX2DEC([.C1436])" office:value-type="float" office:value="132" calcext:value-type="float">
            <text:p>132</text:p>
          </table:table-cell>
          <table:table-cell table:formula="of:=IF([.D1436]&gt;8388608;([.D1436]-16777215-1);[.D1436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7];2);16)" office:value-type="string" office:string-value="37000084" calcext:value-type="string">
            <text:p>37000084</text:p>
          </table:table-cell>
          <table:table-cell table:formula="of:=RIGHTB([.B1437];6)" office:value-type="string" office:string-value="000084" calcext:value-type="string">
            <text:p>000084</text:p>
          </table:table-cell>
          <table:table-cell table:formula="of:=HEX2DEC([.C1437])" office:value-type="float" office:value="132" calcext:value-type="float">
            <text:p>132</text:p>
          </table:table-cell>
          <table:table-cell table:formula="of:=IF([.D1437]&gt;8388608;([.D1437]-16777215-1);[.D143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8];2);16)" office:value-type="string" office:string-value="37000084" calcext:value-type="string">
            <text:p>37000084</text:p>
          </table:table-cell>
          <table:table-cell table:formula="of:=RIGHTB([.B1438];6)" office:value-type="string" office:string-value="000084" calcext:value-type="string">
            <text:p>000084</text:p>
          </table:table-cell>
          <table:table-cell table:formula="of:=HEX2DEC([.C1438])" office:value-type="float" office:value="132" calcext:value-type="float">
            <text:p>132</text:p>
          </table:table-cell>
          <table:table-cell table:formula="of:=IF([.D1438]&gt;8388608;([.D1438]-16777215-1);[.D143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39];2);16)" office:value-type="string" office:string-value="37000084" calcext:value-type="string">
            <text:p>37000084</text:p>
          </table:table-cell>
          <table:table-cell table:formula="of:=RIGHTB([.B1439];6)" office:value-type="string" office:string-value="000084" calcext:value-type="string">
            <text:p>000084</text:p>
          </table:table-cell>
          <table:table-cell table:formula="of:=HEX2DEC([.C1439])" office:value-type="float" office:value="132" calcext:value-type="float">
            <text:p>132</text:p>
          </table:table-cell>
          <table:table-cell table:formula="of:=IF([.D1439]&gt;8388608;([.D1439]-16777215-1);[.D1439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10111000000000000000010000100</text:p>
          </table:table-cell>
          <table:table-cell table:formula="of:=BASE(DECIMAL([.A1440];2);16)" office:value-type="string" office:string-value="37000084" calcext:value-type="string">
            <text:p>37000084</text:p>
          </table:table-cell>
          <table:table-cell table:formula="of:=RIGHTB([.B1440];6)" office:value-type="string" office:string-value="000084" calcext:value-type="string">
            <text:p>000084</text:p>
          </table:table-cell>
          <table:table-cell table:formula="of:=HEX2DEC([.C1440])" office:value-type="float" office:value="132" calcext:value-type="float">
            <text:p>132</text:p>
          </table:table-cell>
          <table:table-cell table:formula="of:=IF([.D1440]&gt;8388608;([.D1440]-16777215-1);[.D1440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1];2);16)" office:value-type="string" office:string-value="1100008C" calcext:value-type="string">
            <text:p>1100008C</text:p>
          </table:table-cell>
          <table:table-cell table:formula="of:=RIGHTB([.B1441];6)" office:value-type="string" office:string-value="00008C" calcext:value-type="string">
            <text:p>00008C</text:p>
          </table:table-cell>
          <table:table-cell table:formula="of:=HEX2DEC([.C1441])" office:value-type="float" office:value="140" calcext:value-type="float">
            <text:p>140</text:p>
          </table:table-cell>
          <table:table-cell table:formula="of:=IF([.D1441]&gt;8388608;([.D1441]-16777215-1);[.D1441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2];2);16)" office:value-type="string" office:string-value="1100008C" calcext:value-type="string">
            <text:p>1100008C</text:p>
          </table:table-cell>
          <table:table-cell table:formula="of:=RIGHTB([.B1442];6)" office:value-type="string" office:string-value="00008C" calcext:value-type="string">
            <text:p>00008C</text:p>
          </table:table-cell>
          <table:table-cell table:formula="of:=HEX2DEC([.C1442])" office:value-type="float" office:value="140" calcext:value-type="float">
            <text:p>140</text:p>
          </table:table-cell>
          <table:table-cell table:formula="of:=IF([.D1442]&gt;8388608;([.D1442]-16777215-1);[.D1442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3];2);16)" office:value-type="string" office:string-value="1100008C" calcext:value-type="string">
            <text:p>1100008C</text:p>
          </table:table-cell>
          <table:table-cell table:formula="of:=RIGHTB([.B1443];6)" office:value-type="string" office:string-value="00008C" calcext:value-type="string">
            <text:p>00008C</text:p>
          </table:table-cell>
          <table:table-cell table:formula="of:=HEX2DEC([.C1443])" office:value-type="float" office:value="140" calcext:value-type="float">
            <text:p>140</text:p>
          </table:table-cell>
          <table:table-cell table:formula="of:=IF([.D1443]&gt;8388608;([.D1443]-16777215-1);[.D144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4];2);16)" office:value-type="string" office:string-value="1100008C" calcext:value-type="string">
            <text:p>1100008C</text:p>
          </table:table-cell>
          <table:table-cell table:formula="of:=RIGHTB([.B1444];6)" office:value-type="string" office:string-value="00008C" calcext:value-type="string">
            <text:p>00008C</text:p>
          </table:table-cell>
          <table:table-cell table:formula="of:=HEX2DEC([.C1444])" office:value-type="float" office:value="140" calcext:value-type="float">
            <text:p>140</text:p>
          </table:table-cell>
          <table:table-cell table:formula="of:=IF([.D1444]&gt;8388608;([.D1444]-16777215-1);[.D1444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5];2);16)" office:value-type="string" office:string-value="1100008C" calcext:value-type="string">
            <text:p>1100008C</text:p>
          </table:table-cell>
          <table:table-cell table:formula="of:=RIGHTB([.B1445];6)" office:value-type="string" office:string-value="00008C" calcext:value-type="string">
            <text:p>00008C</text:p>
          </table:table-cell>
          <table:table-cell table:formula="of:=HEX2DEC([.C1445])" office:value-type="float" office:value="140" calcext:value-type="float">
            <text:p>140</text:p>
          </table:table-cell>
          <table:table-cell table:formula="of:=IF([.D1445]&gt;8388608;([.D1445]-16777215-1);[.D1445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6];2);16)" office:value-type="string" office:string-value="1100008C" calcext:value-type="string">
            <text:p>1100008C</text:p>
          </table:table-cell>
          <table:table-cell table:formula="of:=RIGHTB([.B1446];6)" office:value-type="string" office:string-value="00008C" calcext:value-type="string">
            <text:p>00008C</text:p>
          </table:table-cell>
          <table:table-cell table:formula="of:=HEX2DEC([.C1446])" office:value-type="float" office:value="140" calcext:value-type="float">
            <text:p>140</text:p>
          </table:table-cell>
          <table:table-cell table:formula="of:=IF([.D1446]&gt;8388608;([.D1446]-16777215-1);[.D1446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7];2);16)" office:value-type="string" office:string-value="1100008C" calcext:value-type="string">
            <text:p>1100008C</text:p>
          </table:table-cell>
          <table:table-cell table:formula="of:=RIGHTB([.B1447];6)" office:value-type="string" office:string-value="00008C" calcext:value-type="string">
            <text:p>00008C</text:p>
          </table:table-cell>
          <table:table-cell table:formula="of:=HEX2DEC([.C1447])" office:value-type="float" office:value="140" calcext:value-type="float">
            <text:p>140</text:p>
          </table:table-cell>
          <table:table-cell table:formula="of:=IF([.D1447]&gt;8388608;([.D1447]-16777215-1);[.D144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010001000000000000000010001100</text:p>
          </table:table-cell>
          <table:table-cell table:formula="of:=BASE(DECIMAL([.A1448];2);16)" office:value-type="string" office:string-value="1100008C" calcext:value-type="string">
            <text:p>1100008C</text:p>
          </table:table-cell>
          <table:table-cell table:formula="of:=RIGHTB([.B1448];6)" office:value-type="string" office:string-value="00008C" calcext:value-type="string">
            <text:p>00008C</text:p>
          </table:table-cell>
          <table:table-cell table:formula="of:=HEX2DEC([.C1448])" office:value-type="float" office:value="140" calcext:value-type="float">
            <text:p>140</text:p>
          </table:table-cell>
          <table:table-cell table:formula="of:=IF([.D1448]&gt;8388608;([.D1448]-16777215-1);[.D1448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49];2);16)" office:value-type="string" office:string-value="CCFFFF82" calcext:value-type="string">
            <text:p>CCFFFF82</text:p>
          </table:table-cell>
          <table:table-cell table:formula="of:=RIGHTB([.B1449];6)" office:value-type="string" office:string-value="FFFF82" calcext:value-type="string">
            <text:p>FFFF82</text:p>
          </table:table-cell>
          <table:table-cell table:formula="of:=HEX2DEC([.C1449])" office:value-type="float" office:value="16777090" calcext:value-type="float">
            <text:p>16777090</text:p>
          </table:table-cell>
          <table:table-cell table:formula="of:=IF([.D1449]&gt;8388608;([.D1449]-16777215-1);[.D144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0];2);16)" office:value-type="string" office:string-value="CCFFFF82" calcext:value-type="string">
            <text:p>CCFFFF82</text:p>
          </table:table-cell>
          <table:table-cell table:formula="of:=RIGHTB([.B1450];6)" office:value-type="string" office:string-value="FFFF82" calcext:value-type="string">
            <text:p>FFFF82</text:p>
          </table:table-cell>
          <table:table-cell table:formula="of:=HEX2DEC([.C1450])" office:value-type="float" office:value="16777090" calcext:value-type="float">
            <text:p>16777090</text:p>
          </table:table-cell>
          <table:table-cell table:formula="of:=IF([.D1450]&gt;8388608;([.D1450]-16777215-1);[.D145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1];2);16)" office:value-type="string" office:string-value="CCFFFF82" calcext:value-type="string">
            <text:p>CCFFFF82</text:p>
          </table:table-cell>
          <table:table-cell table:formula="of:=RIGHTB([.B1451];6)" office:value-type="string" office:string-value="FFFF82" calcext:value-type="string">
            <text:p>FFFF82</text:p>
          </table:table-cell>
          <table:table-cell table:formula="of:=HEX2DEC([.C1451])" office:value-type="float" office:value="16777090" calcext:value-type="float">
            <text:p>16777090</text:p>
          </table:table-cell>
          <table:table-cell table:formula="of:=IF([.D1451]&gt;8388608;([.D1451]-16777215-1);[.D1451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2];2);16)" office:value-type="string" office:string-value="CCFFFF82" calcext:value-type="string">
            <text:p>CCFFFF82</text:p>
          </table:table-cell>
          <table:table-cell table:formula="of:=RIGHTB([.B1452];6)" office:value-type="string" office:string-value="FFFF82" calcext:value-type="string">
            <text:p>FFFF82</text:p>
          </table:table-cell>
          <table:table-cell table:formula="of:=HEX2DEC([.C1452])" office:value-type="float" office:value="16777090" calcext:value-type="float">
            <text:p>16777090</text:p>
          </table:table-cell>
          <table:table-cell table:formula="of:=IF([.D1452]&gt;8388608;([.D1452]-16777215-1);[.D1452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3];2);16)" office:value-type="string" office:string-value="CCFFFF82" calcext:value-type="string">
            <text:p>CCFFFF82</text:p>
          </table:table-cell>
          <table:table-cell table:formula="of:=RIGHTB([.B1453];6)" office:value-type="string" office:string-value="FFFF82" calcext:value-type="string">
            <text:p>FFFF82</text:p>
          </table:table-cell>
          <table:table-cell table:formula="of:=HEX2DEC([.C1453])" office:value-type="float" office:value="16777090" calcext:value-type="float">
            <text:p>16777090</text:p>
          </table:table-cell>
          <table:table-cell table:formula="of:=IF([.D1453]&gt;8388608;([.D1453]-16777215-1);[.D145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4];2);16)" office:value-type="string" office:string-value="CCFFFF82" calcext:value-type="string">
            <text:p>CCFFFF82</text:p>
          </table:table-cell>
          <table:table-cell table:formula="of:=RIGHTB([.B1454];6)" office:value-type="string" office:string-value="FFFF82" calcext:value-type="string">
            <text:p>FFFF82</text:p>
          </table:table-cell>
          <table:table-cell table:formula="of:=HEX2DEC([.C1454])" office:value-type="float" office:value="16777090" calcext:value-type="float">
            <text:p>16777090</text:p>
          </table:table-cell>
          <table:table-cell table:formula="of:=IF([.D1454]&gt;8388608;([.D1454]-16777215-1);[.D145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5];2);16)" office:value-type="string" office:string-value="CCFFFF82" calcext:value-type="string">
            <text:p>CCFFFF82</text:p>
          </table:table-cell>
          <table:table-cell table:formula="of:=RIGHTB([.B1455];6)" office:value-type="string" office:string-value="FFFF82" calcext:value-type="string">
            <text:p>FFFF82</text:p>
          </table:table-cell>
          <table:table-cell table:formula="of:=HEX2DEC([.C1455])" office:value-type="float" office:value="16777090" calcext:value-type="float">
            <text:p>16777090</text:p>
          </table:table-cell>
          <table:table-cell table:formula="of:=IF([.D1455]&gt;8388608;([.D1455]-16777215-1);[.D145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1100111111111111111110000010</text:p>
          </table:table-cell>
          <table:table-cell table:formula="of:=BASE(DECIMAL([.A1456];2);16)" office:value-type="string" office:string-value="CCFFFF82" calcext:value-type="string">
            <text:p>CCFFFF82</text:p>
          </table:table-cell>
          <table:table-cell table:formula="of:=RIGHTB([.B1456];6)" office:value-type="string" office:string-value="FFFF82" calcext:value-type="string">
            <text:p>FFFF82</text:p>
          </table:table-cell>
          <table:table-cell table:formula="of:=HEX2DEC([.C1456])" office:value-type="float" office:value="16777090" calcext:value-type="float">
            <text:p>16777090</text:p>
          </table:table-cell>
          <table:table-cell table:formula="of:=IF([.D1456]&gt;8388608;([.D1456]-16777215-1);[.D145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57];2);16)" office:value-type="string" office:string-value="E5FFFF86" calcext:value-type="string">
            <text:p>E5FFFF86</text:p>
          </table:table-cell>
          <table:table-cell table:formula="of:=RIGHTB([.B1457];6)" office:value-type="string" office:string-value="FFFF86" calcext:value-type="string">
            <text:p>FFFF86</text:p>
          </table:table-cell>
          <table:table-cell table:formula="of:=HEX2DEC([.C1457])" office:value-type="float" office:value="16777094" calcext:value-type="float">
            <text:p>16777094</text:p>
          </table:table-cell>
          <table:table-cell table:formula="of:=IF([.D1457]&gt;8388608;([.D1457]-16777215-1);[.D1457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58];2);16)" office:value-type="string" office:string-value="E5FFFF86" calcext:value-type="string">
            <text:p>E5FFFF86</text:p>
          </table:table-cell>
          <table:table-cell table:formula="of:=RIGHTB([.B1458];6)" office:value-type="string" office:string-value="FFFF86" calcext:value-type="string">
            <text:p>FFFF86</text:p>
          </table:table-cell>
          <table:table-cell table:formula="of:=HEX2DEC([.C1458])" office:value-type="float" office:value="16777094" calcext:value-type="float">
            <text:p>16777094</text:p>
          </table:table-cell>
          <table:table-cell table:formula="of:=IF([.D1458]&gt;8388608;([.D1458]-16777215-1);[.D1458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59];2);16)" office:value-type="string" office:string-value="E5FFFF86" calcext:value-type="string">
            <text:p>E5FFFF86</text:p>
          </table:table-cell>
          <table:table-cell table:formula="of:=RIGHTB([.B1459];6)" office:value-type="string" office:string-value="FFFF86" calcext:value-type="string">
            <text:p>FFFF86</text:p>
          </table:table-cell>
          <table:table-cell table:formula="of:=HEX2DEC([.C1459])" office:value-type="float" office:value="16777094" calcext:value-type="float">
            <text:p>16777094</text:p>
          </table:table-cell>
          <table:table-cell table:formula="of:=IF([.D1459]&gt;8388608;([.D1459]-16777215-1);[.D145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60];2);16)" office:value-type="string" office:string-value="E5FFFF86" calcext:value-type="string">
            <text:p>E5FFFF86</text:p>
          </table:table-cell>
          <table:table-cell table:formula="of:=RIGHTB([.B1460];6)" office:value-type="string" office:string-value="FFFF86" calcext:value-type="string">
            <text:p>FFFF86</text:p>
          </table:table-cell>
          <table:table-cell table:formula="of:=HEX2DEC([.C1460])" office:value-type="float" office:value="16777094" calcext:value-type="float">
            <text:p>16777094</text:p>
          </table:table-cell>
          <table:table-cell table:formula="of:=IF([.D1460]&gt;8388608;([.D1460]-16777215-1);[.D146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61];2);16)" office:value-type="string" office:string-value="E5FFFF86" calcext:value-type="string">
            <text:p>E5FFFF86</text:p>
          </table:table-cell>
          <table:table-cell table:formula="of:=RIGHTB([.B1461];6)" office:value-type="string" office:string-value="FFFF86" calcext:value-type="string">
            <text:p>FFFF86</text:p>
          </table:table-cell>
          <table:table-cell table:formula="of:=HEX2DEC([.C1461])" office:value-type="float" office:value="16777094" calcext:value-type="float">
            <text:p>16777094</text:p>
          </table:table-cell>
          <table:table-cell table:formula="of:=IF([.D1461]&gt;8388608;([.D1461]-16777215-1);[.D146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62];2);16)" office:value-type="string" office:string-value="E5FFFF86" calcext:value-type="string">
            <text:p>E5FFFF86</text:p>
          </table:table-cell>
          <table:table-cell table:formula="of:=RIGHTB([.B1462];6)" office:value-type="string" office:string-value="FFFF86" calcext:value-type="string">
            <text:p>FFFF86</text:p>
          </table:table-cell>
          <table:table-cell table:formula="of:=HEX2DEC([.C1462])" office:value-type="float" office:value="16777094" calcext:value-type="float">
            <text:p>16777094</text:p>
          </table:table-cell>
          <table:table-cell table:formula="of:=IF([.D1462]&gt;8388608;([.D1462]-16777215-1);[.D146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63];2);16)" office:value-type="string" office:string-value="E5FFFF86" calcext:value-type="string">
            <text:p>E5FFFF86</text:p>
          </table:table-cell>
          <table:table-cell table:formula="of:=RIGHTB([.B1463];6)" office:value-type="string" office:string-value="FFFF86" calcext:value-type="string">
            <text:p>FFFF86</text:p>
          </table:table-cell>
          <table:table-cell table:formula="of:=HEX2DEC([.C1463])" office:value-type="float" office:value="16777094" calcext:value-type="float">
            <text:p>16777094</text:p>
          </table:table-cell>
          <table:table-cell table:formula="of:=IF([.D1463]&gt;8388608;([.D1463]-16777215-1);[.D146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101111111111111111110000110</text:p>
          </table:table-cell>
          <table:table-cell table:formula="of:=BASE(DECIMAL([.A1464];2);16)" office:value-type="string" office:string-value="E5FFFF86" calcext:value-type="string">
            <text:p>E5FFFF86</text:p>
          </table:table-cell>
          <table:table-cell table:formula="of:=RIGHTB([.B1464];6)" office:value-type="string" office:string-value="FFFF86" calcext:value-type="string">
            <text:p>FFFF86</text:p>
          </table:table-cell>
          <table:table-cell table:formula="of:=HEX2DEC([.C1464])" office:value-type="float" office:value="16777094" calcext:value-type="float">
            <text:p>16777094</text:p>
          </table:table-cell>
          <table:table-cell table:formula="of:=IF([.D1464]&gt;8388608;([.D1464]-16777215-1);[.D146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65];2);16)" office:value-type="string" office:string-value="96FFFF83" calcext:value-type="string">
            <text:p>96FFFF83</text:p>
          </table:table-cell>
          <table:table-cell table:formula="of:=RIGHTB([.B1465];6)" office:value-type="string" office:string-value="FFFF83" calcext:value-type="string">
            <text:p>FFFF83</text:p>
          </table:table-cell>
          <table:table-cell table:formula="of:=HEX2DEC([.C1465])" office:value-type="float" office:value="16777091" calcext:value-type="float">
            <text:p>16777091</text:p>
          </table:table-cell>
          <table:table-cell table:formula="of:=IF([.D1465]&gt;8388608;([.D1465]-16777215-1);[.D146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66];2);16)" office:value-type="string" office:string-value="96FFFF83" calcext:value-type="string">
            <text:p>96FFFF83</text:p>
          </table:table-cell>
          <table:table-cell table:formula="of:=RIGHTB([.B1466];6)" office:value-type="string" office:string-value="FFFF83" calcext:value-type="string">
            <text:p>FFFF83</text:p>
          </table:table-cell>
          <table:table-cell table:formula="of:=HEX2DEC([.C1466])" office:value-type="float" office:value="16777091" calcext:value-type="float">
            <text:p>16777091</text:p>
          </table:table-cell>
          <table:table-cell table:formula="of:=IF([.D1466]&gt;8388608;([.D1466]-16777215-1);[.D146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67];2);16)" office:value-type="string" office:string-value="96FFFF83" calcext:value-type="string">
            <text:p>96FFFF83</text:p>
          </table:table-cell>
          <table:table-cell table:formula="of:=RIGHTB([.B1467];6)" office:value-type="string" office:string-value="FFFF83" calcext:value-type="string">
            <text:p>FFFF83</text:p>
          </table:table-cell>
          <table:table-cell table:formula="of:=HEX2DEC([.C1467])" office:value-type="float" office:value="16777091" calcext:value-type="float">
            <text:p>16777091</text:p>
          </table:table-cell>
          <table:table-cell table:formula="of:=IF([.D1467]&gt;8388608;([.D1467]-16777215-1);[.D146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68];2);16)" office:value-type="string" office:string-value="96FFFF83" calcext:value-type="string">
            <text:p>96FFFF83</text:p>
          </table:table-cell>
          <table:table-cell table:formula="of:=RIGHTB([.B1468];6)" office:value-type="string" office:string-value="FFFF83" calcext:value-type="string">
            <text:p>FFFF83</text:p>
          </table:table-cell>
          <table:table-cell table:formula="of:=HEX2DEC([.C1468])" office:value-type="float" office:value="16777091" calcext:value-type="float">
            <text:p>16777091</text:p>
          </table:table-cell>
          <table:table-cell table:formula="of:=IF([.D1468]&gt;8388608;([.D1468]-16777215-1);[.D146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69];2);16)" office:value-type="string" office:string-value="96FFFF83" calcext:value-type="string">
            <text:p>96FFFF83</text:p>
          </table:table-cell>
          <table:table-cell table:formula="of:=RIGHTB([.B1469];6)" office:value-type="string" office:string-value="FFFF83" calcext:value-type="string">
            <text:p>FFFF83</text:p>
          </table:table-cell>
          <table:table-cell table:formula="of:=HEX2DEC([.C1469])" office:value-type="float" office:value="16777091" calcext:value-type="float">
            <text:p>16777091</text:p>
          </table:table-cell>
          <table:table-cell table:formula="of:=IF([.D1469]&gt;8388608;([.D1469]-16777215-1);[.D146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70];2);16)" office:value-type="string" office:string-value="96FFFF83" calcext:value-type="string">
            <text:p>96FFFF83</text:p>
          </table:table-cell>
          <table:table-cell table:formula="of:=RIGHTB([.B1470];6)" office:value-type="string" office:string-value="FFFF83" calcext:value-type="string">
            <text:p>FFFF83</text:p>
          </table:table-cell>
          <table:table-cell table:formula="of:=HEX2DEC([.C1470])" office:value-type="float" office:value="16777091" calcext:value-type="float">
            <text:p>16777091</text:p>
          </table:table-cell>
          <table:table-cell table:formula="of:=IF([.D1470]&gt;8388608;([.D1470]-16777215-1);[.D147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71];2);16)" office:value-type="string" office:string-value="96FFFF83" calcext:value-type="string">
            <text:p>96FFFF83</text:p>
          </table:table-cell>
          <table:table-cell table:formula="of:=RIGHTB([.B1471];6)" office:value-type="string" office:string-value="FFFF83" calcext:value-type="string">
            <text:p>FFFF83</text:p>
          </table:table-cell>
          <table:table-cell table:formula="of:=HEX2DEC([.C1471])" office:value-type="float" office:value="16777091" calcext:value-type="float">
            <text:p>16777091</text:p>
          </table:table-cell>
          <table:table-cell table:formula="of:=IF([.D1471]&gt;8388608;([.D1471]-16777215-1);[.D147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010110111111111111111110000011</text:p>
          </table:table-cell>
          <table:table-cell table:formula="of:=BASE(DECIMAL([.A1472];2);16)" office:value-type="string" office:string-value="96FFFF83" calcext:value-type="string">
            <text:p>96FFFF83</text:p>
          </table:table-cell>
          <table:table-cell table:formula="of:=RIGHTB([.B1472];6)" office:value-type="string" office:string-value="FFFF83" calcext:value-type="string">
            <text:p>FFFF83</text:p>
          </table:table-cell>
          <table:table-cell table:formula="of:=HEX2DEC([.C1472])" office:value-type="float" office:value="16777091" calcext:value-type="float">
            <text:p>16777091</text:p>
          </table:table-cell>
          <table:table-cell table:formula="of:=IF([.D1472]&gt;8388608;([.D1472]-16777215-1);[.D147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3];2);16)" office:value-type="string" office:string-value="FBFFFF83" calcext:value-type="string">
            <text:p>FBFFFF83</text:p>
          </table:table-cell>
          <table:table-cell table:formula="of:=RIGHTB([.B1473];6)" office:value-type="string" office:string-value="FFFF83" calcext:value-type="string">
            <text:p>FFFF83</text:p>
          </table:table-cell>
          <table:table-cell table:formula="of:=HEX2DEC([.C1473])" office:value-type="float" office:value="16777091" calcext:value-type="float">
            <text:p>16777091</text:p>
          </table:table-cell>
          <table:table-cell table:formula="of:=IF([.D1473]&gt;8388608;([.D1473]-16777215-1);[.D147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4];2);16)" office:value-type="string" office:string-value="FBFFFF83" calcext:value-type="string">
            <text:p>FBFFFF83</text:p>
          </table:table-cell>
          <table:table-cell table:formula="of:=RIGHTB([.B1474];6)" office:value-type="string" office:string-value="FFFF83" calcext:value-type="string">
            <text:p>FFFF83</text:p>
          </table:table-cell>
          <table:table-cell table:formula="of:=HEX2DEC([.C1474])" office:value-type="float" office:value="16777091" calcext:value-type="float">
            <text:p>16777091</text:p>
          </table:table-cell>
          <table:table-cell table:formula="of:=IF([.D1474]&gt;8388608;([.D1474]-16777215-1);[.D147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5];2);16)" office:value-type="string" office:string-value="FBFFFF83" calcext:value-type="string">
            <text:p>FBFFFF83</text:p>
          </table:table-cell>
          <table:table-cell table:formula="of:=RIGHTB([.B1475];6)" office:value-type="string" office:string-value="FFFF83" calcext:value-type="string">
            <text:p>FFFF83</text:p>
          </table:table-cell>
          <table:table-cell table:formula="of:=HEX2DEC([.C1475])" office:value-type="float" office:value="16777091" calcext:value-type="float">
            <text:p>16777091</text:p>
          </table:table-cell>
          <table:table-cell table:formula="of:=IF([.D1475]&gt;8388608;([.D1475]-16777215-1);[.D147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6];2);16)" office:value-type="string" office:string-value="FBFFFF83" calcext:value-type="string">
            <text:p>FBFFFF83</text:p>
          </table:table-cell>
          <table:table-cell table:formula="of:=RIGHTB([.B1476];6)" office:value-type="string" office:string-value="FFFF83" calcext:value-type="string">
            <text:p>FFFF83</text:p>
          </table:table-cell>
          <table:table-cell table:formula="of:=HEX2DEC([.C1476])" office:value-type="float" office:value="16777091" calcext:value-type="float">
            <text:p>16777091</text:p>
          </table:table-cell>
          <table:table-cell table:formula="of:=IF([.D1476]&gt;8388608;([.D1476]-16777215-1);[.D147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7];2);16)" office:value-type="string" office:string-value="FBFFFF83" calcext:value-type="string">
            <text:p>FBFFFF83</text:p>
          </table:table-cell>
          <table:table-cell table:formula="of:=RIGHTB([.B1477];6)" office:value-type="string" office:string-value="FFFF83" calcext:value-type="string">
            <text:p>FFFF83</text:p>
          </table:table-cell>
          <table:table-cell table:formula="of:=HEX2DEC([.C1477])" office:value-type="float" office:value="16777091" calcext:value-type="float">
            <text:p>16777091</text:p>
          </table:table-cell>
          <table:table-cell table:formula="of:=IF([.D1477]&gt;8388608;([.D1477]-16777215-1);[.D147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8];2);16)" office:value-type="string" office:string-value="FBFFFF83" calcext:value-type="string">
            <text:p>FBFFFF83</text:p>
          </table:table-cell>
          <table:table-cell table:formula="of:=RIGHTB([.B1478];6)" office:value-type="string" office:string-value="FFFF83" calcext:value-type="string">
            <text:p>FFFF83</text:p>
          </table:table-cell>
          <table:table-cell table:formula="of:=HEX2DEC([.C1478])" office:value-type="float" office:value="16777091" calcext:value-type="float">
            <text:p>16777091</text:p>
          </table:table-cell>
          <table:table-cell table:formula="of:=IF([.D1478]&gt;8388608;([.D1478]-16777215-1);[.D147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79];2);16)" office:value-type="string" office:string-value="FBFFFF83" calcext:value-type="string">
            <text:p>FBFFFF83</text:p>
          </table:table-cell>
          <table:table-cell table:formula="of:=RIGHTB([.B1479];6)" office:value-type="string" office:string-value="FFFF83" calcext:value-type="string">
            <text:p>FFFF83</text:p>
          </table:table-cell>
          <table:table-cell table:formula="of:=HEX2DEC([.C1479])" office:value-type="float" office:value="16777091" calcext:value-type="float">
            <text:p>16777091</text:p>
          </table:table-cell>
          <table:table-cell table:formula="of:=IF([.D1479]&gt;8388608;([.D1479]-16777215-1);[.D147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11111111111111111110000011</text:p>
          </table:table-cell>
          <table:table-cell table:formula="of:=BASE(DECIMAL([.A1480];2);16)" office:value-type="string" office:string-value="FBFFFF83" calcext:value-type="string">
            <text:p>FBFFFF83</text:p>
          </table:table-cell>
          <table:table-cell table:formula="of:=RIGHTB([.B1480];6)" office:value-type="string" office:string-value="FFFF83" calcext:value-type="string">
            <text:p>FFFF83</text:p>
          </table:table-cell>
          <table:table-cell table:formula="of:=HEX2DEC([.C1480])" office:value-type="float" office:value="16777091" calcext:value-type="float">
            <text:p>16777091</text:p>
          </table:table-cell>
          <table:table-cell table:formula="of:=IF([.D1480]&gt;8388608;([.D1480]-16777215-1);[.D148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1];2);16)" office:value-type="string" office:string-value="CFFFFF83" calcext:value-type="string">
            <text:p>CFFFFF83</text:p>
          </table:table-cell>
          <table:table-cell table:formula="of:=RIGHTB([.B1481];6)" office:value-type="string" office:string-value="FFFF83" calcext:value-type="string">
            <text:p>FFFF83</text:p>
          </table:table-cell>
          <table:table-cell table:formula="of:=HEX2DEC([.C1481])" office:value-type="float" office:value="16777091" calcext:value-type="float">
            <text:p>16777091</text:p>
          </table:table-cell>
          <table:table-cell table:formula="of:=IF([.D1481]&gt;8388608;([.D1481]-16777215-1);[.D148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2];2);16)" office:value-type="string" office:string-value="CFFFFF83" calcext:value-type="string">
            <text:p>CFFFFF83</text:p>
          </table:table-cell>
          <table:table-cell table:formula="of:=RIGHTB([.B1482];6)" office:value-type="string" office:string-value="FFFF83" calcext:value-type="string">
            <text:p>FFFF83</text:p>
          </table:table-cell>
          <table:table-cell table:formula="of:=HEX2DEC([.C1482])" office:value-type="float" office:value="16777091" calcext:value-type="float">
            <text:p>16777091</text:p>
          </table:table-cell>
          <table:table-cell table:formula="of:=IF([.D1482]&gt;8388608;([.D1482]-16777215-1);[.D148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3];2);16)" office:value-type="string" office:string-value="CFFFFF83" calcext:value-type="string">
            <text:p>CFFFFF83</text:p>
          </table:table-cell>
          <table:table-cell table:formula="of:=RIGHTB([.B1483];6)" office:value-type="string" office:string-value="FFFF83" calcext:value-type="string">
            <text:p>FFFF83</text:p>
          </table:table-cell>
          <table:table-cell table:formula="of:=HEX2DEC([.C1483])" office:value-type="float" office:value="16777091" calcext:value-type="float">
            <text:p>16777091</text:p>
          </table:table-cell>
          <table:table-cell table:formula="of:=IF([.D1483]&gt;8388608;([.D1483]-16777215-1);[.D148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4];2);16)" office:value-type="string" office:string-value="CFFFFF83" calcext:value-type="string">
            <text:p>CFFFFF83</text:p>
          </table:table-cell>
          <table:table-cell table:formula="of:=RIGHTB([.B1484];6)" office:value-type="string" office:string-value="FFFF83" calcext:value-type="string">
            <text:p>FFFF83</text:p>
          </table:table-cell>
          <table:table-cell table:formula="of:=HEX2DEC([.C1484])" office:value-type="float" office:value="16777091" calcext:value-type="float">
            <text:p>16777091</text:p>
          </table:table-cell>
          <table:table-cell table:formula="of:=IF([.D1484]&gt;8388608;([.D1484]-16777215-1);[.D148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5];2);16)" office:value-type="string" office:string-value="CFFFFF83" calcext:value-type="string">
            <text:p>CFFFFF83</text:p>
          </table:table-cell>
          <table:table-cell table:formula="of:=RIGHTB([.B1485];6)" office:value-type="string" office:string-value="FFFF83" calcext:value-type="string">
            <text:p>FFFF83</text:p>
          </table:table-cell>
          <table:table-cell table:formula="of:=HEX2DEC([.C1485])" office:value-type="float" office:value="16777091" calcext:value-type="float">
            <text:p>16777091</text:p>
          </table:table-cell>
          <table:table-cell table:formula="of:=IF([.D1485]&gt;8388608;([.D1485]-16777215-1);[.D148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6];2);16)" office:value-type="string" office:string-value="CFFFFF83" calcext:value-type="string">
            <text:p>CFFFFF83</text:p>
          </table:table-cell>
          <table:table-cell table:formula="of:=RIGHTB([.B1486];6)" office:value-type="string" office:string-value="FFFF83" calcext:value-type="string">
            <text:p>FFFF83</text:p>
          </table:table-cell>
          <table:table-cell table:formula="of:=HEX2DEC([.C1486])" office:value-type="float" office:value="16777091" calcext:value-type="float">
            <text:p>16777091</text:p>
          </table:table-cell>
          <table:table-cell table:formula="of:=IF([.D1486]&gt;8388608;([.D1486]-16777215-1);[.D148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7];2);16)" office:value-type="string" office:string-value="CFFFFF83" calcext:value-type="string">
            <text:p>CFFFFF83</text:p>
          </table:table-cell>
          <table:table-cell table:formula="of:=RIGHTB([.B1487];6)" office:value-type="string" office:string-value="FFFF83" calcext:value-type="string">
            <text:p>FFFF83</text:p>
          </table:table-cell>
          <table:table-cell table:formula="of:=HEX2DEC([.C1487])" office:value-type="float" office:value="16777091" calcext:value-type="float">
            <text:p>16777091</text:p>
          </table:table-cell>
          <table:table-cell table:formula="of:=IF([.D1487]&gt;8388608;([.D1487]-16777215-1);[.D148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001111111111111111111110000011</text:p>
          </table:table-cell>
          <table:table-cell table:formula="of:=BASE(DECIMAL([.A1488];2);16)" office:value-type="string" office:string-value="CFFFFF83" calcext:value-type="string">
            <text:p>CFFFFF83</text:p>
          </table:table-cell>
          <table:table-cell table:formula="of:=RIGHTB([.B1488];6)" office:value-type="string" office:string-value="FFFF83" calcext:value-type="string">
            <text:p>FFFF83</text:p>
          </table:table-cell>
          <table:table-cell table:formula="of:=HEX2DEC([.C1488])" office:value-type="float" office:value="16777091" calcext:value-type="float">
            <text:p>16777091</text:p>
          </table:table-cell>
          <table:table-cell table:formula="of:=IF([.D1488]&gt;8388608;([.D1488]-16777215-1);[.D148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89];2);16)" office:value-type="string" office:string-value="4000086" calcext:value-type="string">
            <text:p>4000086</text:p>
          </table:table-cell>
          <table:table-cell table:formula="of:=RIGHTB([.B1489];6)" office:value-type="string" office:string-value="000086" calcext:value-type="string">
            <text:p>000086</text:p>
          </table:table-cell>
          <table:table-cell table:formula="of:=HEX2DEC([.C1489])" office:value-type="float" office:value="134" calcext:value-type="float">
            <text:p>134</text:p>
          </table:table-cell>
          <table:table-cell table:formula="of:=IF([.D1489]&gt;8388608;([.D1489]-16777215-1);[.D1489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0];2);16)" office:value-type="string" office:string-value="4000086" calcext:value-type="string">
            <text:p>4000086</text:p>
          </table:table-cell>
          <table:table-cell table:formula="of:=RIGHTB([.B1490];6)" office:value-type="string" office:string-value="000086" calcext:value-type="string">
            <text:p>000086</text:p>
          </table:table-cell>
          <table:table-cell table:formula="of:=HEX2DEC([.C1490])" office:value-type="float" office:value="134" calcext:value-type="float">
            <text:p>134</text:p>
          </table:table-cell>
          <table:table-cell table:formula="of:=IF([.D1490]&gt;8388608;([.D1490]-16777215-1);[.D1490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1];2);16)" office:value-type="string" office:string-value="4000086" calcext:value-type="string">
            <text:p>4000086</text:p>
          </table:table-cell>
          <table:table-cell table:formula="of:=RIGHTB([.B1491];6)" office:value-type="string" office:string-value="000086" calcext:value-type="string">
            <text:p>000086</text:p>
          </table:table-cell>
          <table:table-cell table:formula="of:=HEX2DEC([.C1491])" office:value-type="float" office:value="134" calcext:value-type="float">
            <text:p>134</text:p>
          </table:table-cell>
          <table:table-cell table:formula="of:=IF([.D1491]&gt;8388608;([.D1491]-16777215-1);[.D1491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2];2);16)" office:value-type="string" office:string-value="4000086" calcext:value-type="string">
            <text:p>4000086</text:p>
          </table:table-cell>
          <table:table-cell table:formula="of:=RIGHTB([.B1492];6)" office:value-type="string" office:string-value="000086" calcext:value-type="string">
            <text:p>000086</text:p>
          </table:table-cell>
          <table:table-cell table:formula="of:=HEX2DEC([.C1492])" office:value-type="float" office:value="134" calcext:value-type="float">
            <text:p>134</text:p>
          </table:table-cell>
          <table:table-cell table:formula="of:=IF([.D1492]&gt;8388608;([.D1492]-16777215-1);[.D1492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3];2);16)" office:value-type="string" office:string-value="4000086" calcext:value-type="string">
            <text:p>4000086</text:p>
          </table:table-cell>
          <table:table-cell table:formula="of:=RIGHTB([.B1493];6)" office:value-type="string" office:string-value="000086" calcext:value-type="string">
            <text:p>000086</text:p>
          </table:table-cell>
          <table:table-cell table:formula="of:=HEX2DEC([.C1493])" office:value-type="float" office:value="134" calcext:value-type="float">
            <text:p>134</text:p>
          </table:table-cell>
          <table:table-cell table:formula="of:=IF([.D1493]&gt;8388608;([.D1493]-16777215-1);[.D1493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4];2);16)" office:value-type="string" office:string-value="4000086" calcext:value-type="string">
            <text:p>4000086</text:p>
          </table:table-cell>
          <table:table-cell table:formula="of:=RIGHTB([.B1494];6)" office:value-type="string" office:string-value="000086" calcext:value-type="string">
            <text:p>000086</text:p>
          </table:table-cell>
          <table:table-cell table:formula="of:=HEX2DEC([.C1494])" office:value-type="float" office:value="134" calcext:value-type="float">
            <text:p>134</text:p>
          </table:table-cell>
          <table:table-cell table:formula="of:=IF([.D1494]&gt;8388608;([.D1494]-16777215-1);[.D1494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5];2);16)" office:value-type="string" office:string-value="4000086" calcext:value-type="string">
            <text:p>4000086</text:p>
          </table:table-cell>
          <table:table-cell table:formula="of:=RIGHTB([.B1495];6)" office:value-type="string" office:string-value="000086" calcext:value-type="string">
            <text:p>000086</text:p>
          </table:table-cell>
          <table:table-cell table:formula="of:=HEX2DEC([.C1495])" office:value-type="float" office:value="134" calcext:value-type="float">
            <text:p>134</text:p>
          </table:table-cell>
          <table:table-cell table:formula="of:=IF([.D1495]&gt;8388608;([.D1495]-16777215-1);[.D1495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0000000000000000010000110</text:p>
          </table:table-cell>
          <table:table-cell table:formula="of:=BASE(DECIMAL([.A1496];2);16)" office:value-type="string" office:string-value="4000086" calcext:value-type="string">
            <text:p>4000086</text:p>
          </table:table-cell>
          <table:table-cell table:formula="of:=RIGHTB([.B1496];6)" office:value-type="string" office:string-value="000086" calcext:value-type="string">
            <text:p>000086</text:p>
          </table:table-cell>
          <table:table-cell table:formula="of:=HEX2DEC([.C1496])" office:value-type="float" office:value="134" calcext:value-type="float">
            <text:p>134</text:p>
          </table:table-cell>
          <table:table-cell table:formula="of:=IF([.D1496]&gt;8388608;([.D1496]-16777215-1);[.D1496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497];2);16)" office:value-type="string" office:string-value="E7FFFF8D" calcext:value-type="string">
            <text:p>E7FFFF8D</text:p>
          </table:table-cell>
          <table:table-cell table:formula="of:=RIGHTB([.B1497];6)" office:value-type="string" office:string-value="FFFF8D" calcext:value-type="string">
            <text:p>FFFF8D</text:p>
          </table:table-cell>
          <table:table-cell table:formula="of:=HEX2DEC([.C1497])" office:value-type="float" office:value="16777101" calcext:value-type="float">
            <text:p>16777101</text:p>
          </table:table-cell>
          <table:table-cell table:formula="of:=IF([.D1497]&gt;8388608;([.D1497]-16777215-1);[.D149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498];2);16)" office:value-type="string" office:string-value="E7FFFF8D" calcext:value-type="string">
            <text:p>E7FFFF8D</text:p>
          </table:table-cell>
          <table:table-cell table:formula="of:=RIGHTB([.B1498];6)" office:value-type="string" office:string-value="FFFF8D" calcext:value-type="string">
            <text:p>FFFF8D</text:p>
          </table:table-cell>
          <table:table-cell table:formula="of:=HEX2DEC([.C1498])" office:value-type="float" office:value="16777101" calcext:value-type="float">
            <text:p>16777101</text:p>
          </table:table-cell>
          <table:table-cell table:formula="of:=IF([.D1498]&gt;8388608;([.D1498]-16777215-1);[.D149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499];2);16)" office:value-type="string" office:string-value="E7FFFF8D" calcext:value-type="string">
            <text:p>E7FFFF8D</text:p>
          </table:table-cell>
          <table:table-cell table:formula="of:=RIGHTB([.B1499];6)" office:value-type="string" office:string-value="FFFF8D" calcext:value-type="string">
            <text:p>FFFF8D</text:p>
          </table:table-cell>
          <table:table-cell table:formula="of:=HEX2DEC([.C1499])" office:value-type="float" office:value="16777101" calcext:value-type="float">
            <text:p>16777101</text:p>
          </table:table-cell>
          <table:table-cell table:formula="of:=IF([.D1499]&gt;8388608;([.D1499]-16777215-1);[.D149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500];2);16)" office:value-type="string" office:string-value="E7FFFF8D" calcext:value-type="string">
            <text:p>E7FFFF8D</text:p>
          </table:table-cell>
          <table:table-cell table:formula="of:=RIGHTB([.B1500];6)" office:value-type="string" office:string-value="FFFF8D" calcext:value-type="string">
            <text:p>FFFF8D</text:p>
          </table:table-cell>
          <table:table-cell table:formula="of:=HEX2DEC([.C1500])" office:value-type="float" office:value="16777101" calcext:value-type="float">
            <text:p>16777101</text:p>
          </table:table-cell>
          <table:table-cell table:formula="of:=IF([.D1500]&gt;8388608;([.D1500]-16777215-1);[.D150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501];2);16)" office:value-type="string" office:string-value="E7FFFF8D" calcext:value-type="string">
            <text:p>E7FFFF8D</text:p>
          </table:table-cell>
          <table:table-cell table:formula="of:=RIGHTB([.B1501];6)" office:value-type="string" office:string-value="FFFF8D" calcext:value-type="string">
            <text:p>FFFF8D</text:p>
          </table:table-cell>
          <table:table-cell table:formula="of:=HEX2DEC([.C1501])" office:value-type="float" office:value="16777101" calcext:value-type="float">
            <text:p>16777101</text:p>
          </table:table-cell>
          <table:table-cell table:formula="of:=IF([.D1501]&gt;8388608;([.D1501]-16777215-1);[.D150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502];2);16)" office:value-type="string" office:string-value="E7FFFF8D" calcext:value-type="string">
            <text:p>E7FFFF8D</text:p>
          </table:table-cell>
          <table:table-cell table:formula="of:=RIGHTB([.B1502];6)" office:value-type="string" office:string-value="FFFF8D" calcext:value-type="string">
            <text:p>FFFF8D</text:p>
          </table:table-cell>
          <table:table-cell table:formula="of:=HEX2DEC([.C1502])" office:value-type="float" office:value="16777101" calcext:value-type="float">
            <text:p>16777101</text:p>
          </table:table-cell>
          <table:table-cell table:formula="of:=IF([.D1502]&gt;8388608;([.D1502]-16777215-1);[.D150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503];2);16)" office:value-type="string" office:string-value="E7FFFF8D" calcext:value-type="string">
            <text:p>E7FFFF8D</text:p>
          </table:table-cell>
          <table:table-cell table:formula="of:=RIGHTB([.B1503];6)" office:value-type="string" office:string-value="FFFF8D" calcext:value-type="string">
            <text:p>FFFF8D</text:p>
          </table:table-cell>
          <table:table-cell table:formula="of:=HEX2DEC([.C1503])" office:value-type="float" office:value="16777101" calcext:value-type="float">
            <text:p>16777101</text:p>
          </table:table-cell>
          <table:table-cell table:formula="of:=IF([.D1503]&gt;8388608;([.D1503]-16777215-1);[.D150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111111111111111111110001101</text:p>
          </table:table-cell>
          <table:table-cell table:formula="of:=BASE(DECIMAL([.A1504];2);16)" office:value-type="string" office:string-value="E7FFFF8D" calcext:value-type="string">
            <text:p>E7FFFF8D</text:p>
          </table:table-cell>
          <table:table-cell table:formula="of:=RIGHTB([.B1504];6)" office:value-type="string" office:string-value="FFFF8D" calcext:value-type="string">
            <text:p>FFFF8D</text:p>
          </table:table-cell>
          <table:table-cell table:formula="of:=HEX2DEC([.C1504])" office:value-type="float" office:value="16777101" calcext:value-type="float">
            <text:p>16777101</text:p>
          </table:table-cell>
          <table:table-cell table:formula="of:=IF([.D1504]&gt;8388608;([.D1504]-16777215-1);[.D150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05];2);16)" office:value-type="string" office:string-value="BBFFFF8E" calcext:value-type="string">
            <text:p>BBFFFF8E</text:p>
          </table:table-cell>
          <table:table-cell table:formula="of:=RIGHTB([.B1505];6)" office:value-type="string" office:string-value="FFFF8E" calcext:value-type="string">
            <text:p>FFFF8E</text:p>
          </table:table-cell>
          <table:table-cell table:formula="of:=HEX2DEC([.C1505])" office:value-type="float" office:value="16777102" calcext:value-type="float">
            <text:p>16777102</text:p>
          </table:table-cell>
          <table:table-cell table:formula="of:=IF([.D1505]&gt;8388608;([.D1505]-16777215-1);[.D150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06];2);16)" office:value-type="string" office:string-value="BBFFFF8E" calcext:value-type="string">
            <text:p>BBFFFF8E</text:p>
          </table:table-cell>
          <table:table-cell table:formula="of:=RIGHTB([.B1506];6)" office:value-type="string" office:string-value="FFFF8E" calcext:value-type="string">
            <text:p>FFFF8E</text:p>
          </table:table-cell>
          <table:table-cell table:formula="of:=HEX2DEC([.C1506])" office:value-type="float" office:value="16777102" calcext:value-type="float">
            <text:p>16777102</text:p>
          </table:table-cell>
          <table:table-cell table:formula="of:=IF([.D1506]&gt;8388608;([.D1506]-16777215-1);[.D150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07];2);16)" office:value-type="string" office:string-value="BBFFFF8E" calcext:value-type="string">
            <text:p>BBFFFF8E</text:p>
          </table:table-cell>
          <table:table-cell table:formula="of:=RIGHTB([.B1507];6)" office:value-type="string" office:string-value="FFFF8E" calcext:value-type="string">
            <text:p>FFFF8E</text:p>
          </table:table-cell>
          <table:table-cell table:formula="of:=HEX2DEC([.C1507])" office:value-type="float" office:value="16777102" calcext:value-type="float">
            <text:p>16777102</text:p>
          </table:table-cell>
          <table:table-cell table:formula="of:=IF([.D1507]&gt;8388608;([.D1507]-16777215-1);[.D150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08];2);16)" office:value-type="string" office:string-value="BBFFFF8E" calcext:value-type="string">
            <text:p>BBFFFF8E</text:p>
          </table:table-cell>
          <table:table-cell table:formula="of:=RIGHTB([.B1508];6)" office:value-type="string" office:string-value="FFFF8E" calcext:value-type="string">
            <text:p>FFFF8E</text:p>
          </table:table-cell>
          <table:table-cell table:formula="of:=HEX2DEC([.C1508])" office:value-type="float" office:value="16777102" calcext:value-type="float">
            <text:p>16777102</text:p>
          </table:table-cell>
          <table:table-cell table:formula="of:=IF([.D1508]&gt;8388608;([.D1508]-16777215-1);[.D150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09];2);16)" office:value-type="string" office:string-value="BBFFFF8E" calcext:value-type="string">
            <text:p>BBFFFF8E</text:p>
          </table:table-cell>
          <table:table-cell table:formula="of:=RIGHTB([.B1509];6)" office:value-type="string" office:string-value="FFFF8E" calcext:value-type="string">
            <text:p>FFFF8E</text:p>
          </table:table-cell>
          <table:table-cell table:formula="of:=HEX2DEC([.C1509])" office:value-type="float" office:value="16777102" calcext:value-type="float">
            <text:p>16777102</text:p>
          </table:table-cell>
          <table:table-cell table:formula="of:=IF([.D1509]&gt;8388608;([.D1509]-16777215-1);[.D150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10];2);16)" office:value-type="string" office:string-value="BBFFFF8E" calcext:value-type="string">
            <text:p>BBFFFF8E</text:p>
          </table:table-cell>
          <table:table-cell table:formula="of:=RIGHTB([.B1510];6)" office:value-type="string" office:string-value="FFFF8E" calcext:value-type="string">
            <text:p>FFFF8E</text:p>
          </table:table-cell>
          <table:table-cell table:formula="of:=HEX2DEC([.C1510])" office:value-type="float" office:value="16777102" calcext:value-type="float">
            <text:p>16777102</text:p>
          </table:table-cell>
          <table:table-cell table:formula="of:=IF([.D1510]&gt;8388608;([.D1510]-16777215-1);[.D151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11];2);16)" office:value-type="string" office:string-value="BBFFFF8E" calcext:value-type="string">
            <text:p>BBFFFF8E</text:p>
          </table:table-cell>
          <table:table-cell table:formula="of:=RIGHTB([.B1511];6)" office:value-type="string" office:string-value="FFFF8E" calcext:value-type="string">
            <text:p>FFFF8E</text:p>
          </table:table-cell>
          <table:table-cell table:formula="of:=HEX2DEC([.C1511])" office:value-type="float" office:value="16777102" calcext:value-type="float">
            <text:p>16777102</text:p>
          </table:table-cell>
          <table:table-cell table:formula="of:=IF([.D1511]&gt;8388608;([.D1511]-16777215-1);[.D151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11111111111111111110001110</text:p>
          </table:table-cell>
          <table:table-cell table:formula="of:=BASE(DECIMAL([.A1512];2);16)" office:value-type="string" office:string-value="BBFFFF8E" calcext:value-type="string">
            <text:p>BBFFFF8E</text:p>
          </table:table-cell>
          <table:table-cell table:formula="of:=RIGHTB([.B1512];6)" office:value-type="string" office:string-value="FFFF8E" calcext:value-type="string">
            <text:p>FFFF8E</text:p>
          </table:table-cell>
          <table:table-cell table:formula="of:=HEX2DEC([.C1512])" office:value-type="float" office:value="16777102" calcext:value-type="float">
            <text:p>16777102</text:p>
          </table:table-cell>
          <table:table-cell table:formula="of:=IF([.D1512]&gt;8388608;([.D1512]-16777215-1);[.D151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3];2);16)" office:value-type="string" office:string-value="CAFFFF8A" calcext:value-type="string">
            <text:p>CAFFFF8A</text:p>
          </table:table-cell>
          <table:table-cell table:formula="of:=RIGHTB([.B1513];6)" office:value-type="string" office:string-value="FFFF8A" calcext:value-type="string">
            <text:p>FFFF8A</text:p>
          </table:table-cell>
          <table:table-cell table:formula="of:=HEX2DEC([.C1513])" office:value-type="float" office:value="16777098" calcext:value-type="float">
            <text:p>16777098</text:p>
          </table:table-cell>
          <table:table-cell table:formula="of:=IF([.D1513]&gt;8388608;([.D1513]-16777215-1);[.D1513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4];2);16)" office:value-type="string" office:string-value="CAFFFF8A" calcext:value-type="string">
            <text:p>CAFFFF8A</text:p>
          </table:table-cell>
          <table:table-cell table:formula="of:=RIGHTB([.B1514];6)" office:value-type="string" office:string-value="FFFF8A" calcext:value-type="string">
            <text:p>FFFF8A</text:p>
          </table:table-cell>
          <table:table-cell table:formula="of:=HEX2DEC([.C1514])" office:value-type="float" office:value="16777098" calcext:value-type="float">
            <text:p>16777098</text:p>
          </table:table-cell>
          <table:table-cell table:formula="of:=IF([.D1514]&gt;8388608;([.D1514]-16777215-1);[.D1514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5];2);16)" office:value-type="string" office:string-value="CAFFFF8A" calcext:value-type="string">
            <text:p>CAFFFF8A</text:p>
          </table:table-cell>
          <table:table-cell table:formula="of:=RIGHTB([.B1515];6)" office:value-type="string" office:string-value="FFFF8A" calcext:value-type="string">
            <text:p>FFFF8A</text:p>
          </table:table-cell>
          <table:table-cell table:formula="of:=HEX2DEC([.C1515])" office:value-type="float" office:value="16777098" calcext:value-type="float">
            <text:p>16777098</text:p>
          </table:table-cell>
          <table:table-cell table:formula="of:=IF([.D1515]&gt;8388608;([.D1515]-16777215-1);[.D151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6];2);16)" office:value-type="string" office:string-value="CAFFFF8A" calcext:value-type="string">
            <text:p>CAFFFF8A</text:p>
          </table:table-cell>
          <table:table-cell table:formula="of:=RIGHTB([.B1516];6)" office:value-type="string" office:string-value="FFFF8A" calcext:value-type="string">
            <text:p>FFFF8A</text:p>
          </table:table-cell>
          <table:table-cell table:formula="of:=HEX2DEC([.C1516])" office:value-type="float" office:value="16777098" calcext:value-type="float">
            <text:p>16777098</text:p>
          </table:table-cell>
          <table:table-cell table:formula="of:=IF([.D1516]&gt;8388608;([.D1516]-16777215-1);[.D151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7];2);16)" office:value-type="string" office:string-value="CAFFFF8A" calcext:value-type="string">
            <text:p>CAFFFF8A</text:p>
          </table:table-cell>
          <table:table-cell table:formula="of:=RIGHTB([.B1517];6)" office:value-type="string" office:string-value="FFFF8A" calcext:value-type="string">
            <text:p>FFFF8A</text:p>
          </table:table-cell>
          <table:table-cell table:formula="of:=HEX2DEC([.C1517])" office:value-type="float" office:value="16777098" calcext:value-type="float">
            <text:p>16777098</text:p>
          </table:table-cell>
          <table:table-cell table:formula="of:=IF([.D1517]&gt;8388608;([.D1517]-16777215-1);[.D151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8];2);16)" office:value-type="string" office:string-value="CAFFFF8A" calcext:value-type="string">
            <text:p>CAFFFF8A</text:p>
          </table:table-cell>
          <table:table-cell table:formula="of:=RIGHTB([.B1518];6)" office:value-type="string" office:string-value="FFFF8A" calcext:value-type="string">
            <text:p>FFFF8A</text:p>
          </table:table-cell>
          <table:table-cell table:formula="of:=HEX2DEC([.C1518])" office:value-type="float" office:value="16777098" calcext:value-type="float">
            <text:p>16777098</text:p>
          </table:table-cell>
          <table:table-cell table:formula="of:=IF([.D1518]&gt;8388608;([.D1518]-16777215-1);[.D151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19];2);16)" office:value-type="string" office:string-value="CAFFFF8A" calcext:value-type="string">
            <text:p>CAFFFF8A</text:p>
          </table:table-cell>
          <table:table-cell table:formula="of:=RIGHTB([.B1519];6)" office:value-type="string" office:string-value="FFFF8A" calcext:value-type="string">
            <text:p>FFFF8A</text:p>
          </table:table-cell>
          <table:table-cell table:formula="of:=HEX2DEC([.C1519])" office:value-type="float" office:value="16777098" calcext:value-type="float">
            <text:p>16777098</text:p>
          </table:table-cell>
          <table:table-cell table:formula="of:=IF([.D1519]&gt;8388608;([.D1519]-16777215-1);[.D1519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01010111111111111111110001010</text:p>
          </table:table-cell>
          <table:table-cell table:formula="of:=BASE(DECIMAL([.A1520];2);16)" office:value-type="string" office:string-value="CAFFFF8A" calcext:value-type="string">
            <text:p>CAFFFF8A</text:p>
          </table:table-cell>
          <table:table-cell table:formula="of:=RIGHTB([.B1520];6)" office:value-type="string" office:string-value="FFFF8A" calcext:value-type="string">
            <text:p>FFFF8A</text:p>
          </table:table-cell>
          <table:table-cell table:formula="of:=HEX2DEC([.C1520])" office:value-type="float" office:value="16777098" calcext:value-type="float">
            <text:p>16777098</text:p>
          </table:table-cell>
          <table:table-cell table:formula="of:=IF([.D1520]&gt;8388608;([.D1520]-16777215-1);[.D1520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1];2);16)" office:value-type="string" office:string-value="D5FFFF88" calcext:value-type="string">
            <text:p>D5FFFF88</text:p>
          </table:table-cell>
          <table:table-cell table:formula="of:=RIGHTB([.B1521];6)" office:value-type="string" office:string-value="FFFF88" calcext:value-type="string">
            <text:p>FFFF88</text:p>
          </table:table-cell>
          <table:table-cell table:formula="of:=HEX2DEC([.C1521])" office:value-type="float" office:value="16777096" calcext:value-type="float">
            <text:p>16777096</text:p>
          </table:table-cell>
          <table:table-cell table:formula="of:=IF([.D1521]&gt;8388608;([.D1521]-16777215-1);[.D152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2];2);16)" office:value-type="string" office:string-value="D5FFFF88" calcext:value-type="string">
            <text:p>D5FFFF88</text:p>
          </table:table-cell>
          <table:table-cell table:formula="of:=RIGHTB([.B1522];6)" office:value-type="string" office:string-value="FFFF88" calcext:value-type="string">
            <text:p>FFFF88</text:p>
          </table:table-cell>
          <table:table-cell table:formula="of:=HEX2DEC([.C1522])" office:value-type="float" office:value="16777096" calcext:value-type="float">
            <text:p>16777096</text:p>
          </table:table-cell>
          <table:table-cell table:formula="of:=IF([.D1522]&gt;8388608;([.D1522]-16777215-1);[.D152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3];2);16)" office:value-type="string" office:string-value="D5FFFF88" calcext:value-type="string">
            <text:p>D5FFFF88</text:p>
          </table:table-cell>
          <table:table-cell table:formula="of:=RIGHTB([.B1523];6)" office:value-type="string" office:string-value="FFFF88" calcext:value-type="string">
            <text:p>FFFF88</text:p>
          </table:table-cell>
          <table:table-cell table:formula="of:=HEX2DEC([.C1523])" office:value-type="float" office:value="16777096" calcext:value-type="float">
            <text:p>16777096</text:p>
          </table:table-cell>
          <table:table-cell table:formula="of:=IF([.D1523]&gt;8388608;([.D1523]-16777215-1);[.D152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4];2);16)" office:value-type="string" office:string-value="D5FFFF88" calcext:value-type="string">
            <text:p>D5FFFF88</text:p>
          </table:table-cell>
          <table:table-cell table:formula="of:=RIGHTB([.B1524];6)" office:value-type="string" office:string-value="FFFF88" calcext:value-type="string">
            <text:p>FFFF88</text:p>
          </table:table-cell>
          <table:table-cell table:formula="of:=HEX2DEC([.C1524])" office:value-type="float" office:value="16777096" calcext:value-type="float">
            <text:p>16777096</text:p>
          </table:table-cell>
          <table:table-cell table:formula="of:=IF([.D1524]&gt;8388608;([.D1524]-16777215-1);[.D152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5];2);16)" office:value-type="string" office:string-value="D5FFFF88" calcext:value-type="string">
            <text:p>D5FFFF88</text:p>
          </table:table-cell>
          <table:table-cell table:formula="of:=RIGHTB([.B1525];6)" office:value-type="string" office:string-value="FFFF88" calcext:value-type="string">
            <text:p>FFFF88</text:p>
          </table:table-cell>
          <table:table-cell table:formula="of:=HEX2DEC([.C1525])" office:value-type="float" office:value="16777096" calcext:value-type="float">
            <text:p>16777096</text:p>
          </table:table-cell>
          <table:table-cell table:formula="of:=IF([.D1525]&gt;8388608;([.D1525]-16777215-1);[.D152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6];2);16)" office:value-type="string" office:string-value="D5FFFF88" calcext:value-type="string">
            <text:p>D5FFFF88</text:p>
          </table:table-cell>
          <table:table-cell table:formula="of:=RIGHTB([.B1526];6)" office:value-type="string" office:string-value="FFFF88" calcext:value-type="string">
            <text:p>FFFF88</text:p>
          </table:table-cell>
          <table:table-cell table:formula="of:=HEX2DEC([.C1526])" office:value-type="float" office:value="16777096" calcext:value-type="float">
            <text:p>16777096</text:p>
          </table:table-cell>
          <table:table-cell table:formula="of:=IF([.D1526]&gt;8388608;([.D1526]-16777215-1);[.D152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7];2);16)" office:value-type="string" office:string-value="D5FFFF88" calcext:value-type="string">
            <text:p>D5FFFF88</text:p>
          </table:table-cell>
          <table:table-cell table:formula="of:=RIGHTB([.B1527];6)" office:value-type="string" office:string-value="FFFF88" calcext:value-type="string">
            <text:p>FFFF88</text:p>
          </table:table-cell>
          <table:table-cell table:formula="of:=HEX2DEC([.C1527])" office:value-type="float" office:value="16777096" calcext:value-type="float">
            <text:p>16777096</text:p>
          </table:table-cell>
          <table:table-cell table:formula="of:=IF([.D1527]&gt;8388608;([.D1527]-16777215-1);[.D1527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010101111111111111111110001000</text:p>
          </table:table-cell>
          <table:table-cell table:formula="of:=BASE(DECIMAL([.A1528];2);16)" office:value-type="string" office:string-value="D5FFFF88" calcext:value-type="string">
            <text:p>D5FFFF88</text:p>
          </table:table-cell>
          <table:table-cell table:formula="of:=RIGHTB([.B1528];6)" office:value-type="string" office:string-value="FFFF88" calcext:value-type="string">
            <text:p>FFFF88</text:p>
          </table:table-cell>
          <table:table-cell table:formula="of:=HEX2DEC([.C1528])" office:value-type="float" office:value="16777096" calcext:value-type="float">
            <text:p>16777096</text:p>
          </table:table-cell>
          <table:table-cell table:formula="of:=IF([.D1528]&gt;8388608;([.D1528]-16777215-1);[.D1528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29];2);16)" office:value-type="string" office:string-value="F5FFFF81" calcext:value-type="string">
            <text:p>F5FFFF81</text:p>
          </table:table-cell>
          <table:table-cell table:formula="of:=RIGHTB([.B1529];6)" office:value-type="string" office:string-value="FFFF81" calcext:value-type="string">
            <text:p>FFFF81</text:p>
          </table:table-cell>
          <table:table-cell table:formula="of:=HEX2DEC([.C1529])" office:value-type="float" office:value="16777089" calcext:value-type="float">
            <text:p>16777089</text:p>
          </table:table-cell>
          <table:table-cell table:formula="of:=IF([.D1529]&gt;8388608;([.D1529]-16777215-1);[.D1529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0];2);16)" office:value-type="string" office:string-value="F5FFFF81" calcext:value-type="string">
            <text:p>F5FFFF81</text:p>
          </table:table-cell>
          <table:table-cell table:formula="of:=RIGHTB([.B1530];6)" office:value-type="string" office:string-value="FFFF81" calcext:value-type="string">
            <text:p>FFFF81</text:p>
          </table:table-cell>
          <table:table-cell table:formula="of:=HEX2DEC([.C1530])" office:value-type="float" office:value="16777089" calcext:value-type="float">
            <text:p>16777089</text:p>
          </table:table-cell>
          <table:table-cell table:formula="of:=IF([.D1530]&gt;8388608;([.D1530]-16777215-1);[.D1530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1];2);16)" office:value-type="string" office:string-value="F5FFFF81" calcext:value-type="string">
            <text:p>F5FFFF81</text:p>
          </table:table-cell>
          <table:table-cell table:formula="of:=RIGHTB([.B1531];6)" office:value-type="string" office:string-value="FFFF81" calcext:value-type="string">
            <text:p>FFFF81</text:p>
          </table:table-cell>
          <table:table-cell table:formula="of:=HEX2DEC([.C1531])" office:value-type="float" office:value="16777089" calcext:value-type="float">
            <text:p>16777089</text:p>
          </table:table-cell>
          <table:table-cell table:formula="of:=IF([.D1531]&gt;8388608;([.D1531]-16777215-1);[.D1531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2];2);16)" office:value-type="string" office:string-value="F5FFFF81" calcext:value-type="string">
            <text:p>F5FFFF81</text:p>
          </table:table-cell>
          <table:table-cell table:formula="of:=RIGHTB([.B1532];6)" office:value-type="string" office:string-value="FFFF81" calcext:value-type="string">
            <text:p>FFFF81</text:p>
          </table:table-cell>
          <table:table-cell table:formula="of:=HEX2DEC([.C1532])" office:value-type="float" office:value="16777089" calcext:value-type="float">
            <text:p>16777089</text:p>
          </table:table-cell>
          <table:table-cell table:formula="of:=IF([.D1532]&gt;8388608;([.D1532]-16777215-1);[.D1532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3];2);16)" office:value-type="string" office:string-value="F5FFFF81" calcext:value-type="string">
            <text:p>F5FFFF81</text:p>
          </table:table-cell>
          <table:table-cell table:formula="of:=RIGHTB([.B1533];6)" office:value-type="string" office:string-value="FFFF81" calcext:value-type="string">
            <text:p>FFFF81</text:p>
          </table:table-cell>
          <table:table-cell table:formula="of:=HEX2DEC([.C1533])" office:value-type="float" office:value="16777089" calcext:value-type="float">
            <text:p>16777089</text:p>
          </table:table-cell>
          <table:table-cell table:formula="of:=IF([.D1533]&gt;8388608;([.D1533]-16777215-1);[.D153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4];2);16)" office:value-type="string" office:string-value="F5FFFF81" calcext:value-type="string">
            <text:p>F5FFFF81</text:p>
          </table:table-cell>
          <table:table-cell table:formula="of:=RIGHTB([.B1534];6)" office:value-type="string" office:string-value="FFFF81" calcext:value-type="string">
            <text:p>FFFF81</text:p>
          </table:table-cell>
          <table:table-cell table:formula="of:=HEX2DEC([.C1534])" office:value-type="float" office:value="16777089" calcext:value-type="float">
            <text:p>16777089</text:p>
          </table:table-cell>
          <table:table-cell table:formula="of:=IF([.D1534]&gt;8388608;([.D1534]-16777215-1);[.D153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5];2);16)" office:value-type="string" office:string-value="F5FFFF81" calcext:value-type="string">
            <text:p>F5FFFF81</text:p>
          </table:table-cell>
          <table:table-cell table:formula="of:=RIGHTB([.B1535];6)" office:value-type="string" office:string-value="FFFF81" calcext:value-type="string">
            <text:p>FFFF81</text:p>
          </table:table-cell>
          <table:table-cell table:formula="of:=HEX2DEC([.C1535])" office:value-type="float" office:value="16777089" calcext:value-type="float">
            <text:p>16777089</text:p>
          </table:table-cell>
          <table:table-cell table:formula="of:=IF([.D1535]&gt;8388608;([.D1535]-16777215-1);[.D1535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10101111111111111111110000001</text:p>
          </table:table-cell>
          <table:table-cell table:formula="of:=BASE(DECIMAL([.A1536];2);16)" office:value-type="string" office:string-value="F5FFFF81" calcext:value-type="string">
            <text:p>F5FFFF81</text:p>
          </table:table-cell>
          <table:table-cell table:formula="of:=RIGHTB([.B1536];6)" office:value-type="string" office:string-value="FFFF81" calcext:value-type="string">
            <text:p>FFFF81</text:p>
          </table:table-cell>
          <table:table-cell table:formula="of:=HEX2DEC([.C1536])" office:value-type="float" office:value="16777089" calcext:value-type="float">
            <text:p>16777089</text:p>
          </table:table-cell>
          <table:table-cell table:formula="of:=IF([.D1536]&gt;8388608;([.D1536]-16777215-1);[.D1536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37];2);16)" office:value-type="string" office:string-value="D5FFFF8C" calcext:value-type="string">
            <text:p>D5FFFF8C</text:p>
          </table:table-cell>
          <table:table-cell table:formula="of:=RIGHTB([.B1537];6)" office:value-type="string" office:string-value="FFFF8C" calcext:value-type="string">
            <text:p>FFFF8C</text:p>
          </table:table-cell>
          <table:table-cell table:formula="of:=HEX2DEC([.C1537])" office:value-type="float" office:value="16777100" calcext:value-type="float">
            <text:p>16777100</text:p>
          </table:table-cell>
          <table:table-cell table:formula="of:=IF([.D1537]&gt;8388608;([.D1537]-16777215-1);[.D153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38];2);16)" office:value-type="string" office:string-value="D5FFFF8C" calcext:value-type="string">
            <text:p>D5FFFF8C</text:p>
          </table:table-cell>
          <table:table-cell table:formula="of:=RIGHTB([.B1538];6)" office:value-type="string" office:string-value="FFFF8C" calcext:value-type="string">
            <text:p>FFFF8C</text:p>
          </table:table-cell>
          <table:table-cell table:formula="of:=HEX2DEC([.C1538])" office:value-type="float" office:value="16777100" calcext:value-type="float">
            <text:p>16777100</text:p>
          </table:table-cell>
          <table:table-cell table:formula="of:=IF([.D1538]&gt;8388608;([.D1538]-16777215-1);[.D153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39];2);16)" office:value-type="string" office:string-value="D5FFFF8C" calcext:value-type="string">
            <text:p>D5FFFF8C</text:p>
          </table:table-cell>
          <table:table-cell table:formula="of:=RIGHTB([.B1539];6)" office:value-type="string" office:string-value="FFFF8C" calcext:value-type="string">
            <text:p>FFFF8C</text:p>
          </table:table-cell>
          <table:table-cell table:formula="of:=HEX2DEC([.C1539])" office:value-type="float" office:value="16777100" calcext:value-type="float">
            <text:p>16777100</text:p>
          </table:table-cell>
          <table:table-cell table:formula="of:=IF([.D1539]&gt;8388608;([.D1539]-16777215-1);[.D153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40];2);16)" office:value-type="string" office:string-value="D5FFFF8C" calcext:value-type="string">
            <text:p>D5FFFF8C</text:p>
          </table:table-cell>
          <table:table-cell table:formula="of:=RIGHTB([.B1540];6)" office:value-type="string" office:string-value="FFFF8C" calcext:value-type="string">
            <text:p>FFFF8C</text:p>
          </table:table-cell>
          <table:table-cell table:formula="of:=HEX2DEC([.C1540])" office:value-type="float" office:value="16777100" calcext:value-type="float">
            <text:p>16777100</text:p>
          </table:table-cell>
          <table:table-cell table:formula="of:=IF([.D1540]&gt;8388608;([.D1540]-16777215-1);[.D1540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41];2);16)" office:value-type="string" office:string-value="D5FFFF8C" calcext:value-type="string">
            <text:p>D5FFFF8C</text:p>
          </table:table-cell>
          <table:table-cell table:formula="of:=RIGHTB([.B1541];6)" office:value-type="string" office:string-value="FFFF8C" calcext:value-type="string">
            <text:p>FFFF8C</text:p>
          </table:table-cell>
          <table:table-cell table:formula="of:=HEX2DEC([.C1541])" office:value-type="float" office:value="16777100" calcext:value-type="float">
            <text:p>16777100</text:p>
          </table:table-cell>
          <table:table-cell table:formula="of:=IF([.D1541]&gt;8388608;([.D1541]-16777215-1);[.D1541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42];2);16)" office:value-type="string" office:string-value="D5FFFF8C" calcext:value-type="string">
            <text:p>D5FFFF8C</text:p>
          </table:table-cell>
          <table:table-cell table:formula="of:=RIGHTB([.B1542];6)" office:value-type="string" office:string-value="FFFF8C" calcext:value-type="string">
            <text:p>FFFF8C</text:p>
          </table:table-cell>
          <table:table-cell table:formula="of:=HEX2DEC([.C1542])" office:value-type="float" office:value="16777100" calcext:value-type="float">
            <text:p>16777100</text:p>
          </table:table-cell>
          <table:table-cell table:formula="of:=IF([.D1542]&gt;8388608;([.D1542]-16777215-1);[.D1542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43];2);16)" office:value-type="string" office:string-value="D5FFFF8C" calcext:value-type="string">
            <text:p>D5FFFF8C</text:p>
          </table:table-cell>
          <table:table-cell table:formula="of:=RIGHTB([.B1543];6)" office:value-type="string" office:string-value="FFFF8C" calcext:value-type="string">
            <text:p>FFFF8C</text:p>
          </table:table-cell>
          <table:table-cell table:formula="of:=HEX2DEC([.C1543])" office:value-type="float" office:value="16777100" calcext:value-type="float">
            <text:p>16777100</text:p>
          </table:table-cell>
          <table:table-cell table:formula="of:=IF([.D1543]&gt;8388608;([.D1543]-16777215-1);[.D154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010101111111111111111110001100</text:p>
          </table:table-cell>
          <table:table-cell table:formula="of:=BASE(DECIMAL([.A1544];2);16)" office:value-type="string" office:string-value="D5FFFF8C" calcext:value-type="string">
            <text:p>D5FFFF8C</text:p>
          </table:table-cell>
          <table:table-cell table:formula="of:=RIGHTB([.B1544];6)" office:value-type="string" office:string-value="FFFF8C" calcext:value-type="string">
            <text:p>FFFF8C</text:p>
          </table:table-cell>
          <table:table-cell table:formula="of:=HEX2DEC([.C1544])" office:value-type="float" office:value="16777100" calcext:value-type="float">
            <text:p>16777100</text:p>
          </table:table-cell>
          <table:table-cell table:formula="of:=IF([.D1544]&gt;8388608;([.D1544]-16777215-1);[.D154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45];2);16)" office:value-type="string" office:string-value="24000084" calcext:value-type="string">
            <text:p>24000084</text:p>
          </table:table-cell>
          <table:table-cell table:formula="of:=RIGHTB([.B1545];6)" office:value-type="string" office:string-value="000084" calcext:value-type="string">
            <text:p>000084</text:p>
          </table:table-cell>
          <table:table-cell table:formula="of:=HEX2DEC([.C1545])" office:value-type="float" office:value="132" calcext:value-type="float">
            <text:p>132</text:p>
          </table:table-cell>
          <table:table-cell table:formula="of:=IF([.D1545]&gt;8388608;([.D1545]-16777215-1);[.D1545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46];2);16)" office:value-type="string" office:string-value="24000084" calcext:value-type="string">
            <text:p>24000084</text:p>
          </table:table-cell>
          <table:table-cell table:formula="of:=RIGHTB([.B1546];6)" office:value-type="string" office:string-value="000084" calcext:value-type="string">
            <text:p>000084</text:p>
          </table:table-cell>
          <table:table-cell table:formula="of:=HEX2DEC([.C1546])" office:value-type="float" office:value="132" calcext:value-type="float">
            <text:p>132</text:p>
          </table:table-cell>
          <table:table-cell table:formula="of:=IF([.D1546]&gt;8388608;([.D1546]-16777215-1);[.D1546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47];2);16)" office:value-type="string" office:string-value="24000084" calcext:value-type="string">
            <text:p>24000084</text:p>
          </table:table-cell>
          <table:table-cell table:formula="of:=RIGHTB([.B1547];6)" office:value-type="string" office:string-value="000084" calcext:value-type="string">
            <text:p>000084</text:p>
          </table:table-cell>
          <table:table-cell table:formula="of:=HEX2DEC([.C1547])" office:value-type="float" office:value="132" calcext:value-type="float">
            <text:p>132</text:p>
          </table:table-cell>
          <table:table-cell table:formula="of:=IF([.D1547]&gt;8388608;([.D1547]-16777215-1);[.D15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48];2);16)" office:value-type="string" office:string-value="24000084" calcext:value-type="string">
            <text:p>24000084</text:p>
          </table:table-cell>
          <table:table-cell table:formula="of:=RIGHTB([.B1548];6)" office:value-type="string" office:string-value="000084" calcext:value-type="string">
            <text:p>000084</text:p>
          </table:table-cell>
          <table:table-cell table:formula="of:=HEX2DEC([.C1548])" office:value-type="float" office:value="132" calcext:value-type="float">
            <text:p>132</text:p>
          </table:table-cell>
          <table:table-cell table:formula="of:=IF([.D1548]&gt;8388608;([.D1548]-16777215-1);[.D154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49];2);16)" office:value-type="string" office:string-value="24000084" calcext:value-type="string">
            <text:p>24000084</text:p>
          </table:table-cell>
          <table:table-cell table:formula="of:=RIGHTB([.B1549];6)" office:value-type="string" office:string-value="000084" calcext:value-type="string">
            <text:p>000084</text:p>
          </table:table-cell>
          <table:table-cell table:formula="of:=HEX2DEC([.C1549])" office:value-type="float" office:value="132" calcext:value-type="float">
            <text:p>132</text:p>
          </table:table-cell>
          <table:table-cell table:formula="of:=IF([.D1549]&gt;8388608;([.D1549]-16777215-1);[.D1549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50];2);16)" office:value-type="string" office:string-value="24000084" calcext:value-type="string">
            <text:p>24000084</text:p>
          </table:table-cell>
          <table:table-cell table:formula="of:=RIGHTB([.B1550];6)" office:value-type="string" office:string-value="000084" calcext:value-type="string">
            <text:p>000084</text:p>
          </table:table-cell>
          <table:table-cell table:formula="of:=HEX2DEC([.C1550])" office:value-type="float" office:value="132" calcext:value-type="float">
            <text:p>132</text:p>
          </table:table-cell>
          <table:table-cell table:formula="of:=IF([.D1550]&gt;8388608;([.D1550]-16777215-1);[.D1550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51];2);16)" office:value-type="string" office:string-value="24000084" calcext:value-type="string">
            <text:p>24000084</text:p>
          </table:table-cell>
          <table:table-cell table:formula="of:=RIGHTB([.B1551];6)" office:value-type="string" office:string-value="000084" calcext:value-type="string">
            <text:p>000084</text:p>
          </table:table-cell>
          <table:table-cell table:formula="of:=HEX2DEC([.C1551])" office:value-type="float" office:value="132" calcext:value-type="float">
            <text:p>132</text:p>
          </table:table-cell>
          <table:table-cell table:formula="of:=IF([.D1551]&gt;8388608;([.D1551]-16777215-1);[.D1551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0100100000000000000000010000100</text:p>
          </table:table-cell>
          <table:table-cell table:formula="of:=BASE(DECIMAL([.A1552];2);16)" office:value-type="string" office:string-value="24000084" calcext:value-type="string">
            <text:p>24000084</text:p>
          </table:table-cell>
          <table:table-cell table:formula="of:=RIGHTB([.B1552];6)" office:value-type="string" office:string-value="000084" calcext:value-type="string">
            <text:p>000084</text:p>
          </table:table-cell>
          <table:table-cell table:formula="of:=HEX2DEC([.C1552])" office:value-type="float" office:value="132" calcext:value-type="float">
            <text:p>132</text:p>
          </table:table-cell>
          <table:table-cell table:formula="of:=IF([.D1552]&gt;8388608;([.D1552]-16777215-1);[.D1552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3];2);16)" office:value-type="string" office:string-value="C0FFFF82" calcext:value-type="string">
            <text:p>C0FFFF82</text:p>
          </table:table-cell>
          <table:table-cell table:formula="of:=RIGHTB([.B1553];6)" office:value-type="string" office:string-value="FFFF82" calcext:value-type="string">
            <text:p>FFFF82</text:p>
          </table:table-cell>
          <table:table-cell table:formula="of:=HEX2DEC([.C1553])" office:value-type="float" office:value="16777090" calcext:value-type="float">
            <text:p>16777090</text:p>
          </table:table-cell>
          <table:table-cell table:formula="of:=IF([.D1553]&gt;8388608;([.D1553]-16777215-1);[.D1553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4];2);16)" office:value-type="string" office:string-value="C0FFFF82" calcext:value-type="string">
            <text:p>C0FFFF82</text:p>
          </table:table-cell>
          <table:table-cell table:formula="of:=RIGHTB([.B1554];6)" office:value-type="string" office:string-value="FFFF82" calcext:value-type="string">
            <text:p>FFFF82</text:p>
          </table:table-cell>
          <table:table-cell table:formula="of:=HEX2DEC([.C1554])" office:value-type="float" office:value="16777090" calcext:value-type="float">
            <text:p>16777090</text:p>
          </table:table-cell>
          <table:table-cell table:formula="of:=IF([.D1554]&gt;8388608;([.D1554]-16777215-1);[.D1554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5];2);16)" office:value-type="string" office:string-value="C0FFFF82" calcext:value-type="string">
            <text:p>C0FFFF82</text:p>
          </table:table-cell>
          <table:table-cell table:formula="of:=RIGHTB([.B1555];6)" office:value-type="string" office:string-value="FFFF82" calcext:value-type="string">
            <text:p>FFFF82</text:p>
          </table:table-cell>
          <table:table-cell table:formula="of:=HEX2DEC([.C1555])" office:value-type="float" office:value="16777090" calcext:value-type="float">
            <text:p>16777090</text:p>
          </table:table-cell>
          <table:table-cell table:formula="of:=IF([.D1555]&gt;8388608;([.D1555]-16777215-1);[.D1555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6];2);16)" office:value-type="string" office:string-value="C0FFFF82" calcext:value-type="string">
            <text:p>C0FFFF82</text:p>
          </table:table-cell>
          <table:table-cell table:formula="of:=RIGHTB([.B1556];6)" office:value-type="string" office:string-value="FFFF82" calcext:value-type="string">
            <text:p>FFFF82</text:p>
          </table:table-cell>
          <table:table-cell table:formula="of:=HEX2DEC([.C1556])" office:value-type="float" office:value="16777090" calcext:value-type="float">
            <text:p>16777090</text:p>
          </table:table-cell>
          <table:table-cell table:formula="of:=IF([.D1556]&gt;8388608;([.D1556]-16777215-1);[.D1556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7];2);16)" office:value-type="string" office:string-value="C0FFFF82" calcext:value-type="string">
            <text:p>C0FFFF82</text:p>
          </table:table-cell>
          <table:table-cell table:formula="of:=RIGHTB([.B1557];6)" office:value-type="string" office:string-value="FFFF82" calcext:value-type="string">
            <text:p>FFFF82</text:p>
          </table:table-cell>
          <table:table-cell table:formula="of:=HEX2DEC([.C1557])" office:value-type="float" office:value="16777090" calcext:value-type="float">
            <text:p>16777090</text:p>
          </table:table-cell>
          <table:table-cell table:formula="of:=IF([.D1557]&gt;8388608;([.D1557]-16777215-1);[.D1557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8];2);16)" office:value-type="string" office:string-value="C0FFFF82" calcext:value-type="string">
            <text:p>C0FFFF82</text:p>
          </table:table-cell>
          <table:table-cell table:formula="of:=RIGHTB([.B1558];6)" office:value-type="string" office:string-value="FFFF82" calcext:value-type="string">
            <text:p>FFFF82</text:p>
          </table:table-cell>
          <table:table-cell table:formula="of:=HEX2DEC([.C1558])" office:value-type="float" office:value="16777090" calcext:value-type="float">
            <text:p>16777090</text:p>
          </table:table-cell>
          <table:table-cell table:formula="of:=IF([.D1558]&gt;8388608;([.D1558]-16777215-1);[.D155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59];2);16)" office:value-type="string" office:string-value="C0FFFF82" calcext:value-type="string">
            <text:p>C0FFFF82</text:p>
          </table:table-cell>
          <table:table-cell table:formula="of:=RIGHTB([.B1559];6)" office:value-type="string" office:string-value="FFFF82" calcext:value-type="string">
            <text:p>FFFF82</text:p>
          </table:table-cell>
          <table:table-cell table:formula="of:=HEX2DEC([.C1559])" office:value-type="float" office:value="16777090" calcext:value-type="float">
            <text:p>16777090</text:p>
          </table:table-cell>
          <table:table-cell table:formula="of:=IF([.D1559]&gt;8388608;([.D1559]-16777215-1);[.D1559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1000000111111111111111110000010</text:p>
          </table:table-cell>
          <table:table-cell table:formula="of:=BASE(DECIMAL([.A1560];2);16)" office:value-type="string" office:string-value="C0FFFF82" calcext:value-type="string">
            <text:p>C0FFFF82</text:p>
          </table:table-cell>
          <table:table-cell table:formula="of:=RIGHTB([.B1560];6)" office:value-type="string" office:string-value="FFFF82" calcext:value-type="string">
            <text:p>FFFF82</text:p>
          </table:table-cell>
          <table:table-cell table:formula="of:=HEX2DEC([.C1560])" office:value-type="float" office:value="16777090" calcext:value-type="float">
            <text:p>16777090</text:p>
          </table:table-cell>
          <table:table-cell table:formula="of:=IF([.D1560]&gt;8388608;([.D1560]-16777215-1);[.D1560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1];2);16)" office:value-type="string" office:string-value="A1FFFF84" calcext:value-type="string">
            <text:p>A1FFFF84</text:p>
          </table:table-cell>
          <table:table-cell table:formula="of:=RIGHTB([.B1561];6)" office:value-type="string" office:string-value="FFFF84" calcext:value-type="string">
            <text:p>FFFF84</text:p>
          </table:table-cell>
          <table:table-cell table:formula="of:=HEX2DEC([.C1561])" office:value-type="float" office:value="16777092" calcext:value-type="float">
            <text:p>16777092</text:p>
          </table:table-cell>
          <table:table-cell table:formula="of:=IF([.D1561]&gt;8388608;([.D1561]-16777215-1);[.D156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2];2);16)" office:value-type="string" office:string-value="A1FFFF84" calcext:value-type="string">
            <text:p>A1FFFF84</text:p>
          </table:table-cell>
          <table:table-cell table:formula="of:=RIGHTB([.B1562];6)" office:value-type="string" office:string-value="FFFF84" calcext:value-type="string">
            <text:p>FFFF84</text:p>
          </table:table-cell>
          <table:table-cell table:formula="of:=HEX2DEC([.C1562])" office:value-type="float" office:value="16777092" calcext:value-type="float">
            <text:p>16777092</text:p>
          </table:table-cell>
          <table:table-cell table:formula="of:=IF([.D1562]&gt;8388608;([.D1562]-16777215-1);[.D156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3];2);16)" office:value-type="string" office:string-value="A1FFFF84" calcext:value-type="string">
            <text:p>A1FFFF84</text:p>
          </table:table-cell>
          <table:table-cell table:formula="of:=RIGHTB([.B1563];6)" office:value-type="string" office:string-value="FFFF84" calcext:value-type="string">
            <text:p>FFFF84</text:p>
          </table:table-cell>
          <table:table-cell table:formula="of:=HEX2DEC([.C1563])" office:value-type="float" office:value="16777092" calcext:value-type="float">
            <text:p>16777092</text:p>
          </table:table-cell>
          <table:table-cell table:formula="of:=IF([.D1563]&gt;8388608;([.D1563]-16777215-1);[.D1563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4];2);16)" office:value-type="string" office:string-value="A1FFFF84" calcext:value-type="string">
            <text:p>A1FFFF84</text:p>
          </table:table-cell>
          <table:table-cell table:formula="of:=RIGHTB([.B1564];6)" office:value-type="string" office:string-value="FFFF84" calcext:value-type="string">
            <text:p>FFFF84</text:p>
          </table:table-cell>
          <table:table-cell table:formula="of:=HEX2DEC([.C1564])" office:value-type="float" office:value="16777092" calcext:value-type="float">
            <text:p>16777092</text:p>
          </table:table-cell>
          <table:table-cell table:formula="of:=IF([.D1564]&gt;8388608;([.D1564]-16777215-1);[.D1564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5];2);16)" office:value-type="string" office:string-value="A1FFFF84" calcext:value-type="string">
            <text:p>A1FFFF84</text:p>
          </table:table-cell>
          <table:table-cell table:formula="of:=RIGHTB([.B1565];6)" office:value-type="string" office:string-value="FFFF84" calcext:value-type="string">
            <text:p>FFFF84</text:p>
          </table:table-cell>
          <table:table-cell table:formula="of:=HEX2DEC([.C1565])" office:value-type="float" office:value="16777092" calcext:value-type="float">
            <text:p>16777092</text:p>
          </table:table-cell>
          <table:table-cell table:formula="of:=IF([.D1565]&gt;8388608;([.D1565]-16777215-1);[.D156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6];2);16)" office:value-type="string" office:string-value="A1FFFF84" calcext:value-type="string">
            <text:p>A1FFFF84</text:p>
          </table:table-cell>
          <table:table-cell table:formula="of:=RIGHTB([.B1566];6)" office:value-type="string" office:string-value="FFFF84" calcext:value-type="string">
            <text:p>FFFF84</text:p>
          </table:table-cell>
          <table:table-cell table:formula="of:=HEX2DEC([.C1566])" office:value-type="float" office:value="16777092" calcext:value-type="float">
            <text:p>16777092</text:p>
          </table:table-cell>
          <table:table-cell table:formula="of:=IF([.D1566]&gt;8388608;([.D1566]-16777215-1);[.D156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7];2);16)" office:value-type="string" office:string-value="A1FFFF84" calcext:value-type="string">
            <text:p>A1FFFF84</text:p>
          </table:table-cell>
          <table:table-cell table:formula="of:=RIGHTB([.B1567];6)" office:value-type="string" office:string-value="FFFF84" calcext:value-type="string">
            <text:p>FFFF84</text:p>
          </table:table-cell>
          <table:table-cell table:formula="of:=HEX2DEC([.C1567])" office:value-type="float" office:value="16777092" calcext:value-type="float">
            <text:p>16777092</text:p>
          </table:table-cell>
          <table:table-cell table:formula="of:=IF([.D1567]&gt;8388608;([.D1567]-16777215-1);[.D156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0100001111111111111111110000100</text:p>
          </table:table-cell>
          <table:table-cell table:formula="of:=BASE(DECIMAL([.A1568];2);16)" office:value-type="string" office:string-value="A1FFFF84" calcext:value-type="string">
            <text:p>A1FFFF84</text:p>
          </table:table-cell>
          <table:table-cell table:formula="of:=RIGHTB([.B1568];6)" office:value-type="string" office:string-value="FFFF84" calcext:value-type="string">
            <text:p>FFFF84</text:p>
          </table:table-cell>
          <table:table-cell table:formula="of:=HEX2DEC([.C1568])" office:value-type="float" office:value="16777092" calcext:value-type="float">
            <text:p>16777092</text:p>
          </table:table-cell>
          <table:table-cell table:formula="of:=IF([.D1568]&gt;8388608;([.D1568]-16777215-1);[.D156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69];2);16)" office:value-type="string" office:string-value="6000081" calcext:value-type="string">
            <text:p>6000081</text:p>
          </table:table-cell>
          <table:table-cell table:formula="of:=RIGHTB([.B1569];6)" office:value-type="string" office:string-value="000081" calcext:value-type="string">
            <text:p>000081</text:p>
          </table:table-cell>
          <table:table-cell table:formula="of:=HEX2DEC([.C1569])" office:value-type="float" office:value="129" calcext:value-type="float">
            <text:p>129</text:p>
          </table:table-cell>
          <table:table-cell table:formula="of:=IF([.D1569]&gt;8388608;([.D1569]-16777215-1);[.D156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0];2);16)" office:value-type="string" office:string-value="6000081" calcext:value-type="string">
            <text:p>6000081</text:p>
          </table:table-cell>
          <table:table-cell table:formula="of:=RIGHTB([.B1570];6)" office:value-type="string" office:string-value="000081" calcext:value-type="string">
            <text:p>000081</text:p>
          </table:table-cell>
          <table:table-cell table:formula="of:=HEX2DEC([.C1570])" office:value-type="float" office:value="129" calcext:value-type="float">
            <text:p>129</text:p>
          </table:table-cell>
          <table:table-cell table:formula="of:=IF([.D1570]&gt;8388608;([.D1570]-16777215-1);[.D157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1];2);16)" office:value-type="string" office:string-value="6000081" calcext:value-type="string">
            <text:p>6000081</text:p>
          </table:table-cell>
          <table:table-cell table:formula="of:=RIGHTB([.B1571];6)" office:value-type="string" office:string-value="000081" calcext:value-type="string">
            <text:p>000081</text:p>
          </table:table-cell>
          <table:table-cell table:formula="of:=HEX2DEC([.C1571])" office:value-type="float" office:value="129" calcext:value-type="float">
            <text:p>129</text:p>
          </table:table-cell>
          <table:table-cell table:formula="of:=IF([.D1571]&gt;8388608;([.D1571]-16777215-1);[.D157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2];2);16)" office:value-type="string" office:string-value="6000081" calcext:value-type="string">
            <text:p>6000081</text:p>
          </table:table-cell>
          <table:table-cell table:formula="of:=RIGHTB([.B1572];6)" office:value-type="string" office:string-value="000081" calcext:value-type="string">
            <text:p>000081</text:p>
          </table:table-cell>
          <table:table-cell table:formula="of:=HEX2DEC([.C1572])" office:value-type="float" office:value="129" calcext:value-type="float">
            <text:p>129</text:p>
          </table:table-cell>
          <table:table-cell table:formula="of:=IF([.D1572]&gt;8388608;([.D1572]-16777215-1);[.D157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3];2);16)" office:value-type="string" office:string-value="6000081" calcext:value-type="string">
            <text:p>6000081</text:p>
          </table:table-cell>
          <table:table-cell table:formula="of:=RIGHTB([.B1573];6)" office:value-type="string" office:string-value="000081" calcext:value-type="string">
            <text:p>000081</text:p>
          </table:table-cell>
          <table:table-cell table:formula="of:=HEX2DEC([.C1573])" office:value-type="float" office:value="129" calcext:value-type="float">
            <text:p>129</text:p>
          </table:table-cell>
          <table:table-cell table:formula="of:=IF([.D1573]&gt;8388608;([.D1573]-16777215-1);[.D157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4];2);16)" office:value-type="string" office:string-value="6000081" calcext:value-type="string">
            <text:p>6000081</text:p>
          </table:table-cell>
          <table:table-cell table:formula="of:=RIGHTB([.B1574];6)" office:value-type="string" office:string-value="000081" calcext:value-type="string">
            <text:p>000081</text:p>
          </table:table-cell>
          <table:table-cell table:formula="of:=HEX2DEC([.C1574])" office:value-type="float" office:value="129" calcext:value-type="float">
            <text:p>129</text:p>
          </table:table-cell>
          <table:table-cell table:formula="of:=IF([.D1574]&gt;8388608;([.D1574]-16777215-1);[.D157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5];2);16)" office:value-type="string" office:string-value="6000081" calcext:value-type="string">
            <text:p>6000081</text:p>
          </table:table-cell>
          <table:table-cell table:formula="of:=RIGHTB([.B1575];6)" office:value-type="string" office:string-value="000081" calcext:value-type="string">
            <text:p>000081</text:p>
          </table:table-cell>
          <table:table-cell table:formula="of:=HEX2DEC([.C1575])" office:value-type="float" office:value="129" calcext:value-type="float">
            <text:p>129</text:p>
          </table:table-cell>
          <table:table-cell table:formula="of:=IF([.D1575]&gt;8388608;([.D1575]-16777215-1);[.D157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00110000000000000000010000001</text:p>
          </table:table-cell>
          <table:table-cell table:formula="of:=BASE(DECIMAL([.A1576];2);16)" office:value-type="string" office:string-value="6000081" calcext:value-type="string">
            <text:p>6000081</text:p>
          </table:table-cell>
          <table:table-cell table:formula="of:=RIGHTB([.B1576];6)" office:value-type="string" office:string-value="000081" calcext:value-type="string">
            <text:p>000081</text:p>
          </table:table-cell>
          <table:table-cell table:formula="of:=HEX2DEC([.C1576])" office:value-type="float" office:value="129" calcext:value-type="float">
            <text:p>129</text:p>
          </table:table-cell>
          <table:table-cell table:formula="of:=IF([.D1576]&gt;8388608;([.D1576]-16777215-1);[.D157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77];2);16)" office:value-type="string" office:string-value="C2FFFF8E" calcext:value-type="string">
            <text:p>C2FFFF8E</text:p>
          </table:table-cell>
          <table:table-cell table:formula="of:=RIGHTB([.B1577];6)" office:value-type="string" office:string-value="FFFF8E" calcext:value-type="string">
            <text:p>FFFF8E</text:p>
          </table:table-cell>
          <table:table-cell table:formula="of:=HEX2DEC([.C1577])" office:value-type="float" office:value="16777102" calcext:value-type="float">
            <text:p>16777102</text:p>
          </table:table-cell>
          <table:table-cell table:formula="of:=IF([.D1577]&gt;8388608;([.D1577]-16777215-1);[.D157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78];2);16)" office:value-type="string" office:string-value="C2FFFF8E" calcext:value-type="string">
            <text:p>C2FFFF8E</text:p>
          </table:table-cell>
          <table:table-cell table:formula="of:=RIGHTB([.B1578];6)" office:value-type="string" office:string-value="FFFF8E" calcext:value-type="string">
            <text:p>FFFF8E</text:p>
          </table:table-cell>
          <table:table-cell table:formula="of:=HEX2DEC([.C1578])" office:value-type="float" office:value="16777102" calcext:value-type="float">
            <text:p>16777102</text:p>
          </table:table-cell>
          <table:table-cell table:formula="of:=IF([.D1578]&gt;8388608;([.D1578]-16777215-1);[.D157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79];2);16)" office:value-type="string" office:string-value="C2FFFF8E" calcext:value-type="string">
            <text:p>C2FFFF8E</text:p>
          </table:table-cell>
          <table:table-cell table:formula="of:=RIGHTB([.B1579];6)" office:value-type="string" office:string-value="FFFF8E" calcext:value-type="string">
            <text:p>FFFF8E</text:p>
          </table:table-cell>
          <table:table-cell table:formula="of:=HEX2DEC([.C1579])" office:value-type="float" office:value="16777102" calcext:value-type="float">
            <text:p>16777102</text:p>
          </table:table-cell>
          <table:table-cell table:formula="of:=IF([.D1579]&gt;8388608;([.D1579]-16777215-1);[.D157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80];2);16)" office:value-type="string" office:string-value="C2FFFF8E" calcext:value-type="string">
            <text:p>C2FFFF8E</text:p>
          </table:table-cell>
          <table:table-cell table:formula="of:=RIGHTB([.B1580];6)" office:value-type="string" office:string-value="FFFF8E" calcext:value-type="string">
            <text:p>FFFF8E</text:p>
          </table:table-cell>
          <table:table-cell table:formula="of:=HEX2DEC([.C1580])" office:value-type="float" office:value="16777102" calcext:value-type="float">
            <text:p>16777102</text:p>
          </table:table-cell>
          <table:table-cell table:formula="of:=IF([.D1580]&gt;8388608;([.D1580]-16777215-1);[.D158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81];2);16)" office:value-type="string" office:string-value="C2FFFF8E" calcext:value-type="string">
            <text:p>C2FFFF8E</text:p>
          </table:table-cell>
          <table:table-cell table:formula="of:=RIGHTB([.B1581];6)" office:value-type="string" office:string-value="FFFF8E" calcext:value-type="string">
            <text:p>FFFF8E</text:p>
          </table:table-cell>
          <table:table-cell table:formula="of:=HEX2DEC([.C1581])" office:value-type="float" office:value="16777102" calcext:value-type="float">
            <text:p>16777102</text:p>
          </table:table-cell>
          <table:table-cell table:formula="of:=IF([.D1581]&gt;8388608;([.D1581]-16777215-1);[.D158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82];2);16)" office:value-type="string" office:string-value="C2FFFF8E" calcext:value-type="string">
            <text:p>C2FFFF8E</text:p>
          </table:table-cell>
          <table:table-cell table:formula="of:=RIGHTB([.B1582];6)" office:value-type="string" office:string-value="FFFF8E" calcext:value-type="string">
            <text:p>FFFF8E</text:p>
          </table:table-cell>
          <table:table-cell table:formula="of:=HEX2DEC([.C1582])" office:value-type="float" office:value="16777102" calcext:value-type="float">
            <text:p>16777102</text:p>
          </table:table-cell>
          <table:table-cell table:formula="of:=IF([.D1582]&gt;8388608;([.D1582]-16777215-1);[.D158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83];2);16)" office:value-type="string" office:string-value="C2FFFF8E" calcext:value-type="string">
            <text:p>C2FFFF8E</text:p>
          </table:table-cell>
          <table:table-cell table:formula="of:=RIGHTB([.B1583];6)" office:value-type="string" office:string-value="FFFF8E" calcext:value-type="string">
            <text:p>FFFF8E</text:p>
          </table:table-cell>
          <table:table-cell table:formula="of:=HEX2DEC([.C1583])" office:value-type="float" office:value="16777102" calcext:value-type="float">
            <text:p>16777102</text:p>
          </table:table-cell>
          <table:table-cell table:formula="of:=IF([.D1583]&gt;8388608;([.D1583]-16777215-1);[.D158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0010111111111111111110001110</text:p>
          </table:table-cell>
          <table:table-cell table:formula="of:=BASE(DECIMAL([.A1584];2);16)" office:value-type="string" office:string-value="C2FFFF8E" calcext:value-type="string">
            <text:p>C2FFFF8E</text:p>
          </table:table-cell>
          <table:table-cell table:formula="of:=RIGHTB([.B1584];6)" office:value-type="string" office:string-value="FFFF8E" calcext:value-type="string">
            <text:p>FFFF8E</text:p>
          </table:table-cell>
          <table:table-cell table:formula="of:=HEX2DEC([.C1584])" office:value-type="float" office:value="16777102" calcext:value-type="float">
            <text:p>16777102</text:p>
          </table:table-cell>
          <table:table-cell table:formula="of:=IF([.D1584]&gt;8388608;([.D1584]-16777215-1);[.D158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85];2);16)" office:value-type="string" office:string-value="C9FFFF8D" calcext:value-type="string">
            <text:p>C9FFFF8D</text:p>
          </table:table-cell>
          <table:table-cell table:formula="of:=RIGHTB([.B1585];6)" office:value-type="string" office:string-value="FFFF8D" calcext:value-type="string">
            <text:p>FFFF8D</text:p>
          </table:table-cell>
          <table:table-cell table:formula="of:=HEX2DEC([.C1585])" office:value-type="float" office:value="16777101" calcext:value-type="float">
            <text:p>16777101</text:p>
          </table:table-cell>
          <table:table-cell table:formula="of:=IF([.D1585]&gt;8388608;([.D1585]-16777215-1);[.D158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86];2);16)" office:value-type="string" office:string-value="C9FFFF8D" calcext:value-type="string">
            <text:p>C9FFFF8D</text:p>
          </table:table-cell>
          <table:table-cell table:formula="of:=RIGHTB([.B1586];6)" office:value-type="string" office:string-value="FFFF8D" calcext:value-type="string">
            <text:p>FFFF8D</text:p>
          </table:table-cell>
          <table:table-cell table:formula="of:=HEX2DEC([.C1586])" office:value-type="float" office:value="16777101" calcext:value-type="float">
            <text:p>16777101</text:p>
          </table:table-cell>
          <table:table-cell table:formula="of:=IF([.D1586]&gt;8388608;([.D1586]-16777215-1);[.D158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87];2);16)" office:value-type="string" office:string-value="C9FFFF8D" calcext:value-type="string">
            <text:p>C9FFFF8D</text:p>
          </table:table-cell>
          <table:table-cell table:formula="of:=RIGHTB([.B1587];6)" office:value-type="string" office:string-value="FFFF8D" calcext:value-type="string">
            <text:p>FFFF8D</text:p>
          </table:table-cell>
          <table:table-cell table:formula="of:=HEX2DEC([.C1587])" office:value-type="float" office:value="16777101" calcext:value-type="float">
            <text:p>16777101</text:p>
          </table:table-cell>
          <table:table-cell table:formula="of:=IF([.D1587]&gt;8388608;([.D1587]-16777215-1);[.D158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88];2);16)" office:value-type="string" office:string-value="C9FFFF8D" calcext:value-type="string">
            <text:p>C9FFFF8D</text:p>
          </table:table-cell>
          <table:table-cell table:formula="of:=RIGHTB([.B1588];6)" office:value-type="string" office:string-value="FFFF8D" calcext:value-type="string">
            <text:p>FFFF8D</text:p>
          </table:table-cell>
          <table:table-cell table:formula="of:=HEX2DEC([.C1588])" office:value-type="float" office:value="16777101" calcext:value-type="float">
            <text:p>16777101</text:p>
          </table:table-cell>
          <table:table-cell table:formula="of:=IF([.D1588]&gt;8388608;([.D1588]-16777215-1);[.D158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89];2);16)" office:value-type="string" office:string-value="C9FFFF8D" calcext:value-type="string">
            <text:p>C9FFFF8D</text:p>
          </table:table-cell>
          <table:table-cell table:formula="of:=RIGHTB([.B1589];6)" office:value-type="string" office:string-value="FFFF8D" calcext:value-type="string">
            <text:p>FFFF8D</text:p>
          </table:table-cell>
          <table:table-cell table:formula="of:=HEX2DEC([.C1589])" office:value-type="float" office:value="16777101" calcext:value-type="float">
            <text:p>16777101</text:p>
          </table:table-cell>
          <table:table-cell table:formula="of:=IF([.D1589]&gt;8388608;([.D1589]-16777215-1);[.D158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90];2);16)" office:value-type="string" office:string-value="C9FFFF8D" calcext:value-type="string">
            <text:p>C9FFFF8D</text:p>
          </table:table-cell>
          <table:table-cell table:formula="of:=RIGHTB([.B1590];6)" office:value-type="string" office:string-value="FFFF8D" calcext:value-type="string">
            <text:p>FFFF8D</text:p>
          </table:table-cell>
          <table:table-cell table:formula="of:=HEX2DEC([.C1590])" office:value-type="float" office:value="16777101" calcext:value-type="float">
            <text:p>16777101</text:p>
          </table:table-cell>
          <table:table-cell table:formula="of:=IF([.D1590]&gt;8388608;([.D1590]-16777215-1);[.D159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91];2);16)" office:value-type="string" office:string-value="C9FFFF8D" calcext:value-type="string">
            <text:p>C9FFFF8D</text:p>
          </table:table-cell>
          <table:table-cell table:formula="of:=RIGHTB([.B1591];6)" office:value-type="string" office:string-value="FFFF8D" calcext:value-type="string">
            <text:p>FFFF8D</text:p>
          </table:table-cell>
          <table:table-cell table:formula="of:=HEX2DEC([.C1591])" office:value-type="float" office:value="16777101" calcext:value-type="float">
            <text:p>16777101</text:p>
          </table:table-cell>
          <table:table-cell table:formula="of:=IF([.D1591]&gt;8388608;([.D1591]-16777215-1);[.D159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1001111111111111111110001101</text:p>
          </table:table-cell>
          <table:table-cell table:formula="of:=BASE(DECIMAL([.A1592];2);16)" office:value-type="string" office:string-value="C9FFFF8D" calcext:value-type="string">
            <text:p>C9FFFF8D</text:p>
          </table:table-cell>
          <table:table-cell table:formula="of:=RIGHTB([.B1592];6)" office:value-type="string" office:string-value="FFFF8D" calcext:value-type="string">
            <text:p>FFFF8D</text:p>
          </table:table-cell>
          <table:table-cell table:formula="of:=HEX2DEC([.C1592])" office:value-type="float" office:value="16777101" calcext:value-type="float">
            <text:p>16777101</text:p>
          </table:table-cell>
          <table:table-cell table:formula="of:=IF([.D1592]&gt;8388608;([.D1592]-16777215-1);[.D159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3];2);16)" office:value-type="string" office:string-value="9FFFFF8F" calcext:value-type="string">
            <text:p>9FFFFF8F</text:p>
          </table:table-cell>
          <table:table-cell table:formula="of:=RIGHTB([.B1593];6)" office:value-type="string" office:string-value="FFFF8F" calcext:value-type="string">
            <text:p>FFFF8F</text:p>
          </table:table-cell>
          <table:table-cell table:formula="of:=HEX2DEC([.C1593])" office:value-type="float" office:value="16777103" calcext:value-type="float">
            <text:p>16777103</text:p>
          </table:table-cell>
          <table:table-cell table:formula="of:=IF([.D1593]&gt;8388608;([.D1593]-16777215-1);[.D1593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4];2);16)" office:value-type="string" office:string-value="9FFFFF8F" calcext:value-type="string">
            <text:p>9FFFFF8F</text:p>
          </table:table-cell>
          <table:table-cell table:formula="of:=RIGHTB([.B1594];6)" office:value-type="string" office:string-value="FFFF8F" calcext:value-type="string">
            <text:p>FFFF8F</text:p>
          </table:table-cell>
          <table:table-cell table:formula="of:=HEX2DEC([.C1594])" office:value-type="float" office:value="16777103" calcext:value-type="float">
            <text:p>16777103</text:p>
          </table:table-cell>
          <table:table-cell table:formula="of:=IF([.D1594]&gt;8388608;([.D1594]-16777215-1);[.D1594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5];2);16)" office:value-type="string" office:string-value="9FFFFF8F" calcext:value-type="string">
            <text:p>9FFFFF8F</text:p>
          </table:table-cell>
          <table:table-cell table:formula="of:=RIGHTB([.B1595];6)" office:value-type="string" office:string-value="FFFF8F" calcext:value-type="string">
            <text:p>FFFF8F</text:p>
          </table:table-cell>
          <table:table-cell table:formula="of:=HEX2DEC([.C1595])" office:value-type="float" office:value="16777103" calcext:value-type="float">
            <text:p>16777103</text:p>
          </table:table-cell>
          <table:table-cell table:formula="of:=IF([.D1595]&gt;8388608;([.D1595]-16777215-1);[.D1595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6];2);16)" office:value-type="string" office:string-value="9FFFFF8F" calcext:value-type="string">
            <text:p>9FFFFF8F</text:p>
          </table:table-cell>
          <table:table-cell table:formula="of:=RIGHTB([.B1596];6)" office:value-type="string" office:string-value="FFFF8F" calcext:value-type="string">
            <text:p>FFFF8F</text:p>
          </table:table-cell>
          <table:table-cell table:formula="of:=HEX2DEC([.C1596])" office:value-type="float" office:value="16777103" calcext:value-type="float">
            <text:p>16777103</text:p>
          </table:table-cell>
          <table:table-cell table:formula="of:=IF([.D1596]&gt;8388608;([.D1596]-16777215-1);[.D1596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7];2);16)" office:value-type="string" office:string-value="9FFFFF8F" calcext:value-type="string">
            <text:p>9FFFFF8F</text:p>
          </table:table-cell>
          <table:table-cell table:formula="of:=RIGHTB([.B1597];6)" office:value-type="string" office:string-value="FFFF8F" calcext:value-type="string">
            <text:p>FFFF8F</text:p>
          </table:table-cell>
          <table:table-cell table:formula="of:=HEX2DEC([.C1597])" office:value-type="float" office:value="16777103" calcext:value-type="float">
            <text:p>16777103</text:p>
          </table:table-cell>
          <table:table-cell table:formula="of:=IF([.D1597]&gt;8388608;([.D1597]-16777215-1);[.D1597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8];2);16)" office:value-type="string" office:string-value="9FFFFF8F" calcext:value-type="string">
            <text:p>9FFFFF8F</text:p>
          </table:table-cell>
          <table:table-cell table:formula="of:=RIGHTB([.B1598];6)" office:value-type="string" office:string-value="FFFF8F" calcext:value-type="string">
            <text:p>FFFF8F</text:p>
          </table:table-cell>
          <table:table-cell table:formula="of:=HEX2DEC([.C1598])" office:value-type="float" office:value="16777103" calcext:value-type="float">
            <text:p>16777103</text:p>
          </table:table-cell>
          <table:table-cell table:formula="of:=IF([.D1598]&gt;8388608;([.D1598]-16777215-1);[.D1598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599];2);16)" office:value-type="string" office:string-value="9FFFFF8F" calcext:value-type="string">
            <text:p>9FFFFF8F</text:p>
          </table:table-cell>
          <table:table-cell table:formula="of:=RIGHTB([.B1599];6)" office:value-type="string" office:string-value="FFFF8F" calcext:value-type="string">
            <text:p>FFFF8F</text:p>
          </table:table-cell>
          <table:table-cell table:formula="of:=HEX2DEC([.C1599])" office:value-type="float" office:value="16777103" calcext:value-type="float">
            <text:p>16777103</text:p>
          </table:table-cell>
          <table:table-cell table:formula="of:=IF([.D1599]&gt;8388608;([.D1599]-16777215-1);[.D159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0011111111111111111111110001111</text:p>
          </table:table-cell>
          <table:table-cell table:formula="of:=BASE(DECIMAL([.A1600];2);16)" office:value-type="string" office:string-value="9FFFFF8F" calcext:value-type="string">
            <text:p>9FFFFF8F</text:p>
          </table:table-cell>
          <table:table-cell table:formula="of:=RIGHTB([.B1600];6)" office:value-type="string" office:string-value="FFFF8F" calcext:value-type="string">
            <text:p>FFFF8F</text:p>
          </table:table-cell>
          <table:table-cell table:formula="of:=HEX2DEC([.C1600])" office:value-type="float" office:value="16777103" calcext:value-type="float">
            <text:p>16777103</text:p>
          </table:table-cell>
          <table:table-cell table:formula="of:=IF([.D1600]&gt;8388608;([.D1600]-16777215-1);[.D1600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1];2);16)" office:value-type="string" office:string-value="C5FFFF8D" calcext:value-type="string">
            <text:p>C5FFFF8D</text:p>
          </table:table-cell>
          <table:table-cell table:formula="of:=RIGHTB([.B1601];6)" office:value-type="string" office:string-value="FFFF8D" calcext:value-type="string">
            <text:p>FFFF8D</text:p>
          </table:table-cell>
          <table:table-cell table:formula="of:=HEX2DEC([.C1601])" office:value-type="float" office:value="16777101" calcext:value-type="float">
            <text:p>16777101</text:p>
          </table:table-cell>
          <table:table-cell table:formula="of:=IF([.D1601]&gt;8388608;([.D1601]-16777215-1);[.D160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2];2);16)" office:value-type="string" office:string-value="C5FFFF8D" calcext:value-type="string">
            <text:p>C5FFFF8D</text:p>
          </table:table-cell>
          <table:table-cell table:formula="of:=RIGHTB([.B1602];6)" office:value-type="string" office:string-value="FFFF8D" calcext:value-type="string">
            <text:p>FFFF8D</text:p>
          </table:table-cell>
          <table:table-cell table:formula="of:=HEX2DEC([.C1602])" office:value-type="float" office:value="16777101" calcext:value-type="float">
            <text:p>16777101</text:p>
          </table:table-cell>
          <table:table-cell table:formula="of:=IF([.D1602]&gt;8388608;([.D1602]-16777215-1);[.D160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3];2);16)" office:value-type="string" office:string-value="C5FFFF8D" calcext:value-type="string">
            <text:p>C5FFFF8D</text:p>
          </table:table-cell>
          <table:table-cell table:formula="of:=RIGHTB([.B1603];6)" office:value-type="string" office:string-value="FFFF8D" calcext:value-type="string">
            <text:p>FFFF8D</text:p>
          </table:table-cell>
          <table:table-cell table:formula="of:=HEX2DEC([.C1603])" office:value-type="float" office:value="16777101" calcext:value-type="float">
            <text:p>16777101</text:p>
          </table:table-cell>
          <table:table-cell table:formula="of:=IF([.D1603]&gt;8388608;([.D1603]-16777215-1);[.D160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4];2);16)" office:value-type="string" office:string-value="C5FFFF8D" calcext:value-type="string">
            <text:p>C5FFFF8D</text:p>
          </table:table-cell>
          <table:table-cell table:formula="of:=RIGHTB([.B1604];6)" office:value-type="string" office:string-value="FFFF8D" calcext:value-type="string">
            <text:p>FFFF8D</text:p>
          </table:table-cell>
          <table:table-cell table:formula="of:=HEX2DEC([.C1604])" office:value-type="float" office:value="16777101" calcext:value-type="float">
            <text:p>16777101</text:p>
          </table:table-cell>
          <table:table-cell table:formula="of:=IF([.D1604]&gt;8388608;([.D1604]-16777215-1);[.D160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5];2);16)" office:value-type="string" office:string-value="C5FFFF8D" calcext:value-type="string">
            <text:p>C5FFFF8D</text:p>
          </table:table-cell>
          <table:table-cell table:formula="of:=RIGHTB([.B1605];6)" office:value-type="string" office:string-value="FFFF8D" calcext:value-type="string">
            <text:p>FFFF8D</text:p>
          </table:table-cell>
          <table:table-cell table:formula="of:=HEX2DEC([.C1605])" office:value-type="float" office:value="16777101" calcext:value-type="float">
            <text:p>16777101</text:p>
          </table:table-cell>
          <table:table-cell table:formula="of:=IF([.D1605]&gt;8388608;([.D1605]-16777215-1);[.D160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6];2);16)" office:value-type="string" office:string-value="C5FFFF8D" calcext:value-type="string">
            <text:p>C5FFFF8D</text:p>
          </table:table-cell>
          <table:table-cell table:formula="of:=RIGHTB([.B1606];6)" office:value-type="string" office:string-value="FFFF8D" calcext:value-type="string">
            <text:p>FFFF8D</text:p>
          </table:table-cell>
          <table:table-cell table:formula="of:=HEX2DEC([.C1606])" office:value-type="float" office:value="16777101" calcext:value-type="float">
            <text:p>16777101</text:p>
          </table:table-cell>
          <table:table-cell table:formula="of:=IF([.D1606]&gt;8388608;([.D1606]-16777215-1);[.D160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7];2);16)" office:value-type="string" office:string-value="C5FFFF8D" calcext:value-type="string">
            <text:p>C5FFFF8D</text:p>
          </table:table-cell>
          <table:table-cell table:formula="of:=RIGHTB([.B1607];6)" office:value-type="string" office:string-value="FFFF8D" calcext:value-type="string">
            <text:p>FFFF8D</text:p>
          </table:table-cell>
          <table:table-cell table:formula="of:=HEX2DEC([.C1607])" office:value-type="float" office:value="16777101" calcext:value-type="float">
            <text:p>16777101</text:p>
          </table:table-cell>
          <table:table-cell table:formula="of:=IF([.D1607]&gt;8388608;([.D1607]-16777215-1);[.D160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000101111111111111111110001101</text:p>
          </table:table-cell>
          <table:table-cell table:formula="of:=BASE(DECIMAL([.A1608];2);16)" office:value-type="string" office:string-value="C5FFFF8D" calcext:value-type="string">
            <text:p>C5FFFF8D</text:p>
          </table:table-cell>
          <table:table-cell table:formula="of:=RIGHTB([.B1608];6)" office:value-type="string" office:string-value="FFFF8D" calcext:value-type="string">
            <text:p>FFFF8D</text:p>
          </table:table-cell>
          <table:table-cell table:formula="of:=HEX2DEC([.C1608])" office:value-type="float" office:value="16777101" calcext:value-type="float">
            <text:p>16777101</text:p>
          </table:table-cell>
          <table:table-cell table:formula="of:=IF([.D1608]&gt;8388608;([.D1608]-16777215-1);[.D160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09];2);16)" office:value-type="string" office:string-value="15000081" calcext:value-type="string">
            <text:p>15000081</text:p>
          </table:table-cell>
          <table:table-cell table:formula="of:=RIGHTB([.B1609];6)" office:value-type="string" office:string-value="000081" calcext:value-type="string">
            <text:p>000081</text:p>
          </table:table-cell>
          <table:table-cell table:formula="of:=HEX2DEC([.C1609])" office:value-type="float" office:value="129" calcext:value-type="float">
            <text:p>129</text:p>
          </table:table-cell>
          <table:table-cell table:formula="of:=IF([.D1609]&gt;8388608;([.D1609]-16777215-1);[.D160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0];2);16)" office:value-type="string" office:string-value="15000081" calcext:value-type="string">
            <text:p>15000081</text:p>
          </table:table-cell>
          <table:table-cell table:formula="of:=RIGHTB([.B1610];6)" office:value-type="string" office:string-value="000081" calcext:value-type="string">
            <text:p>000081</text:p>
          </table:table-cell>
          <table:table-cell table:formula="of:=HEX2DEC([.C1610])" office:value-type="float" office:value="129" calcext:value-type="float">
            <text:p>129</text:p>
          </table:table-cell>
          <table:table-cell table:formula="of:=IF([.D1610]&gt;8388608;([.D1610]-16777215-1);[.D161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1];2);16)" office:value-type="string" office:string-value="15000081" calcext:value-type="string">
            <text:p>15000081</text:p>
          </table:table-cell>
          <table:table-cell table:formula="of:=RIGHTB([.B1611];6)" office:value-type="string" office:string-value="000081" calcext:value-type="string">
            <text:p>000081</text:p>
          </table:table-cell>
          <table:table-cell table:formula="of:=HEX2DEC([.C1611])" office:value-type="float" office:value="129" calcext:value-type="float">
            <text:p>129</text:p>
          </table:table-cell>
          <table:table-cell table:formula="of:=IF([.D1611]&gt;8388608;([.D1611]-16777215-1);[.D161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2];2);16)" office:value-type="string" office:string-value="15000081" calcext:value-type="string">
            <text:p>15000081</text:p>
          </table:table-cell>
          <table:table-cell table:formula="of:=RIGHTB([.B1612];6)" office:value-type="string" office:string-value="000081" calcext:value-type="string">
            <text:p>000081</text:p>
          </table:table-cell>
          <table:table-cell table:formula="of:=HEX2DEC([.C1612])" office:value-type="float" office:value="129" calcext:value-type="float">
            <text:p>129</text:p>
          </table:table-cell>
          <table:table-cell table:formula="of:=IF([.D1612]&gt;8388608;([.D1612]-16777215-1);[.D161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3];2);16)" office:value-type="string" office:string-value="15000081" calcext:value-type="string">
            <text:p>15000081</text:p>
          </table:table-cell>
          <table:table-cell table:formula="of:=RIGHTB([.B1613];6)" office:value-type="string" office:string-value="000081" calcext:value-type="string">
            <text:p>000081</text:p>
          </table:table-cell>
          <table:table-cell table:formula="of:=HEX2DEC([.C1613])" office:value-type="float" office:value="129" calcext:value-type="float">
            <text:p>129</text:p>
          </table:table-cell>
          <table:table-cell table:formula="of:=IF([.D1613]&gt;8388608;([.D1613]-16777215-1);[.D161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4];2);16)" office:value-type="string" office:string-value="15000081" calcext:value-type="string">
            <text:p>15000081</text:p>
          </table:table-cell>
          <table:table-cell table:formula="of:=RIGHTB([.B1614];6)" office:value-type="string" office:string-value="000081" calcext:value-type="string">
            <text:p>000081</text:p>
          </table:table-cell>
          <table:table-cell table:formula="of:=HEX2DEC([.C1614])" office:value-type="float" office:value="129" calcext:value-type="float">
            <text:p>129</text:p>
          </table:table-cell>
          <table:table-cell table:formula="of:=IF([.D1614]&gt;8388608;([.D1614]-16777215-1);[.D161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5];2);16)" office:value-type="string" office:string-value="15000081" calcext:value-type="string">
            <text:p>15000081</text:p>
          </table:table-cell>
          <table:table-cell table:formula="of:=RIGHTB([.B1615];6)" office:value-type="string" office:string-value="000081" calcext:value-type="string">
            <text:p>000081</text:p>
          </table:table-cell>
          <table:table-cell table:formula="of:=HEX2DEC([.C1615])" office:value-type="float" office:value="129" calcext:value-type="float">
            <text:p>129</text:p>
          </table:table-cell>
          <table:table-cell table:formula="of:=IF([.D1615]&gt;8388608;([.D1615]-16777215-1);[.D161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010101000000000000000010000001</text:p>
          </table:table-cell>
          <table:table-cell table:formula="of:=BASE(DECIMAL([.A1616];2);16)" office:value-type="string" office:string-value="15000081" calcext:value-type="string">
            <text:p>15000081</text:p>
          </table:table-cell>
          <table:table-cell table:formula="of:=RIGHTB([.B1616];6)" office:value-type="string" office:string-value="000081" calcext:value-type="string">
            <text:p>000081</text:p>
          </table:table-cell>
          <table:table-cell table:formula="of:=HEX2DEC([.C1616])" office:value-type="float" office:value="129" calcext:value-type="float">
            <text:p>129</text:p>
          </table:table-cell>
          <table:table-cell table:formula="of:=IF([.D1616]&gt;8388608;([.D1616]-16777215-1);[.D161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17];2);16)" office:value-type="string" office:string-value="27000082" calcext:value-type="string">
            <text:p>27000082</text:p>
          </table:table-cell>
          <table:table-cell table:formula="of:=RIGHTB([.B1617];6)" office:value-type="string" office:string-value="000082" calcext:value-type="string">
            <text:p>000082</text:p>
          </table:table-cell>
          <table:table-cell table:formula="of:=HEX2DEC([.C1617])" office:value-type="float" office:value="130" calcext:value-type="float">
            <text:p>130</text:p>
          </table:table-cell>
          <table:table-cell table:formula="of:=IF([.D1617]&gt;8388608;([.D1617]-16777215-1);[.D161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18];2);16)" office:value-type="string" office:string-value="27000082" calcext:value-type="string">
            <text:p>27000082</text:p>
          </table:table-cell>
          <table:table-cell table:formula="of:=RIGHTB([.B1618];6)" office:value-type="string" office:string-value="000082" calcext:value-type="string">
            <text:p>000082</text:p>
          </table:table-cell>
          <table:table-cell table:formula="of:=HEX2DEC([.C1618])" office:value-type="float" office:value="130" calcext:value-type="float">
            <text:p>130</text:p>
          </table:table-cell>
          <table:table-cell table:formula="of:=IF([.D1618]&gt;8388608;([.D1618]-16777215-1);[.D161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19];2);16)" office:value-type="string" office:string-value="27000082" calcext:value-type="string">
            <text:p>27000082</text:p>
          </table:table-cell>
          <table:table-cell table:formula="of:=RIGHTB([.B1619];6)" office:value-type="string" office:string-value="000082" calcext:value-type="string">
            <text:p>000082</text:p>
          </table:table-cell>
          <table:table-cell table:formula="of:=HEX2DEC([.C1619])" office:value-type="float" office:value="130" calcext:value-type="float">
            <text:p>130</text:p>
          </table:table-cell>
          <table:table-cell table:formula="of:=IF([.D1619]&gt;8388608;([.D1619]-16777215-1);[.D161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20];2);16)" office:value-type="string" office:string-value="27000082" calcext:value-type="string">
            <text:p>27000082</text:p>
          </table:table-cell>
          <table:table-cell table:formula="of:=RIGHTB([.B1620];6)" office:value-type="string" office:string-value="000082" calcext:value-type="string">
            <text:p>000082</text:p>
          </table:table-cell>
          <table:table-cell table:formula="of:=HEX2DEC([.C1620])" office:value-type="float" office:value="130" calcext:value-type="float">
            <text:p>130</text:p>
          </table:table-cell>
          <table:table-cell table:formula="of:=IF([.D1620]&gt;8388608;([.D1620]-16777215-1);[.D162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21];2);16)" office:value-type="string" office:string-value="27000082" calcext:value-type="string">
            <text:p>27000082</text:p>
          </table:table-cell>
          <table:table-cell table:formula="of:=RIGHTB([.B1621];6)" office:value-type="string" office:string-value="000082" calcext:value-type="string">
            <text:p>000082</text:p>
          </table:table-cell>
          <table:table-cell table:formula="of:=HEX2DEC([.C1621])" office:value-type="float" office:value="130" calcext:value-type="float">
            <text:p>130</text:p>
          </table:table-cell>
          <table:table-cell table:formula="of:=IF([.D1621]&gt;8388608;([.D1621]-16777215-1);[.D162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22];2);16)" office:value-type="string" office:string-value="27000082" calcext:value-type="string">
            <text:p>27000082</text:p>
          </table:table-cell>
          <table:table-cell table:formula="of:=RIGHTB([.B1622];6)" office:value-type="string" office:string-value="000082" calcext:value-type="string">
            <text:p>000082</text:p>
          </table:table-cell>
          <table:table-cell table:formula="of:=HEX2DEC([.C1622])" office:value-type="float" office:value="130" calcext:value-type="float">
            <text:p>130</text:p>
          </table:table-cell>
          <table:table-cell table:formula="of:=IF([.D1622]&gt;8388608;([.D1622]-16777215-1);[.D162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23];2);16)" office:value-type="string" office:string-value="27000082" calcext:value-type="string">
            <text:p>27000082</text:p>
          </table:table-cell>
          <table:table-cell table:formula="of:=RIGHTB([.B1623];6)" office:value-type="string" office:string-value="000082" calcext:value-type="string">
            <text:p>000082</text:p>
          </table:table-cell>
          <table:table-cell table:formula="of:=HEX2DEC([.C1623])" office:value-type="float" office:value="130" calcext:value-type="float">
            <text:p>130</text:p>
          </table:table-cell>
          <table:table-cell table:formula="of:=IF([.D1623]&gt;8388608;([.D1623]-16777215-1);[.D162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100111000000000000000010000010</text:p>
          </table:table-cell>
          <table:table-cell table:formula="of:=BASE(DECIMAL([.A1624];2);16)" office:value-type="string" office:string-value="27000082" calcext:value-type="string">
            <text:p>27000082</text:p>
          </table:table-cell>
          <table:table-cell table:formula="of:=RIGHTB([.B1624];6)" office:value-type="string" office:string-value="000082" calcext:value-type="string">
            <text:p>000082</text:p>
          </table:table-cell>
          <table:table-cell table:formula="of:=HEX2DEC([.C1624])" office:value-type="float" office:value="130" calcext:value-type="float">
            <text:p>130</text:p>
          </table:table-cell>
          <table:table-cell table:formula="of:=IF([.D1624]&gt;8388608;([.D1624]-16777215-1);[.D162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25];2);16)" office:value-type="string" office:string-value="C3FFFF8B" calcext:value-type="string">
            <text:p>C3FFFF8B</text:p>
          </table:table-cell>
          <table:table-cell table:formula="of:=RIGHTB([.B1625];6)" office:value-type="string" office:string-value="FFFF8B" calcext:value-type="string">
            <text:p>FFFF8B</text:p>
          </table:table-cell>
          <table:table-cell table:formula="of:=HEX2DEC([.C1625])" office:value-type="float" office:value="16777099" calcext:value-type="float">
            <text:p>16777099</text:p>
          </table:table-cell>
          <table:table-cell table:formula="of:=IF([.D1625]&gt;8388608;([.D1625]-16777215-1);[.D162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26];2);16)" office:value-type="string" office:string-value="C3FFFF8B" calcext:value-type="string">
            <text:p>C3FFFF8B</text:p>
          </table:table-cell>
          <table:table-cell table:formula="of:=RIGHTB([.B1626];6)" office:value-type="string" office:string-value="FFFF8B" calcext:value-type="string">
            <text:p>FFFF8B</text:p>
          </table:table-cell>
          <table:table-cell table:formula="of:=HEX2DEC([.C1626])" office:value-type="float" office:value="16777099" calcext:value-type="float">
            <text:p>16777099</text:p>
          </table:table-cell>
          <table:table-cell table:formula="of:=IF([.D1626]&gt;8388608;([.D1626]-16777215-1);[.D162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27];2);16)" office:value-type="string" office:string-value="C3FFFF8B" calcext:value-type="string">
            <text:p>C3FFFF8B</text:p>
          </table:table-cell>
          <table:table-cell table:formula="of:=RIGHTB([.B1627];6)" office:value-type="string" office:string-value="FFFF8B" calcext:value-type="string">
            <text:p>FFFF8B</text:p>
          </table:table-cell>
          <table:table-cell table:formula="of:=HEX2DEC([.C1627])" office:value-type="float" office:value="16777099" calcext:value-type="float">
            <text:p>16777099</text:p>
          </table:table-cell>
          <table:table-cell table:formula="of:=IF([.D1627]&gt;8388608;([.D1627]-16777215-1);[.D162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28];2);16)" office:value-type="string" office:string-value="C3FFFF8B" calcext:value-type="string">
            <text:p>C3FFFF8B</text:p>
          </table:table-cell>
          <table:table-cell table:formula="of:=RIGHTB([.B1628];6)" office:value-type="string" office:string-value="FFFF8B" calcext:value-type="string">
            <text:p>FFFF8B</text:p>
          </table:table-cell>
          <table:table-cell table:formula="of:=HEX2DEC([.C1628])" office:value-type="float" office:value="16777099" calcext:value-type="float">
            <text:p>16777099</text:p>
          </table:table-cell>
          <table:table-cell table:formula="of:=IF([.D1628]&gt;8388608;([.D1628]-16777215-1);[.D162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29];2);16)" office:value-type="string" office:string-value="C3FFFF8B" calcext:value-type="string">
            <text:p>C3FFFF8B</text:p>
          </table:table-cell>
          <table:table-cell table:formula="of:=RIGHTB([.B1629];6)" office:value-type="string" office:string-value="FFFF8B" calcext:value-type="string">
            <text:p>FFFF8B</text:p>
          </table:table-cell>
          <table:table-cell table:formula="of:=HEX2DEC([.C1629])" office:value-type="float" office:value="16777099" calcext:value-type="float">
            <text:p>16777099</text:p>
          </table:table-cell>
          <table:table-cell table:formula="of:=IF([.D1629]&gt;8388608;([.D1629]-16777215-1);[.D162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30];2);16)" office:value-type="string" office:string-value="C3FFFF8B" calcext:value-type="string">
            <text:p>C3FFFF8B</text:p>
          </table:table-cell>
          <table:table-cell table:formula="of:=RIGHTB([.B1630];6)" office:value-type="string" office:string-value="FFFF8B" calcext:value-type="string">
            <text:p>FFFF8B</text:p>
          </table:table-cell>
          <table:table-cell table:formula="of:=HEX2DEC([.C1630])" office:value-type="float" office:value="16777099" calcext:value-type="float">
            <text:p>16777099</text:p>
          </table:table-cell>
          <table:table-cell table:formula="of:=IF([.D1630]&gt;8388608;([.D1630]-16777215-1);[.D163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31];2);16)" office:value-type="string" office:string-value="C3FFFF8B" calcext:value-type="string">
            <text:p>C3FFFF8B</text:p>
          </table:table-cell>
          <table:table-cell table:formula="of:=RIGHTB([.B1631];6)" office:value-type="string" office:string-value="FFFF8B" calcext:value-type="string">
            <text:p>FFFF8B</text:p>
          </table:table-cell>
          <table:table-cell table:formula="of:=HEX2DEC([.C1631])" office:value-type="float" office:value="16777099" calcext:value-type="float">
            <text:p>16777099</text:p>
          </table:table-cell>
          <table:table-cell table:formula="of:=IF([.D1631]&gt;8388608;([.D1631]-16777215-1);[.D163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1111111111111111110001011</text:p>
          </table:table-cell>
          <table:table-cell table:formula="of:=BASE(DECIMAL([.A1632];2);16)" office:value-type="string" office:string-value="C3FFFF8B" calcext:value-type="string">
            <text:p>C3FFFF8B</text:p>
          </table:table-cell>
          <table:table-cell table:formula="of:=RIGHTB([.B1632];6)" office:value-type="string" office:string-value="FFFF8B" calcext:value-type="string">
            <text:p>FFFF8B</text:p>
          </table:table-cell>
          <table:table-cell table:formula="of:=HEX2DEC([.C1632])" office:value-type="float" office:value="16777099" calcext:value-type="float">
            <text:p>16777099</text:p>
          </table:table-cell>
          <table:table-cell table:formula="of:=IF([.D1632]&gt;8388608;([.D1632]-16777215-1);[.D163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3];2);16)" office:value-type="string" office:string-value="E4FFFF81" calcext:value-type="string">
            <text:p>E4FFFF81</text:p>
          </table:table-cell>
          <table:table-cell table:formula="of:=RIGHTB([.B1633];6)" office:value-type="string" office:string-value="FFFF81" calcext:value-type="string">
            <text:p>FFFF81</text:p>
          </table:table-cell>
          <table:table-cell table:formula="of:=HEX2DEC([.C1633])" office:value-type="float" office:value="16777089" calcext:value-type="float">
            <text:p>16777089</text:p>
          </table:table-cell>
          <table:table-cell table:formula="of:=IF([.D1633]&gt;8388608;([.D1633]-16777215-1);[.D163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4];2);16)" office:value-type="string" office:string-value="E4FFFF81" calcext:value-type="string">
            <text:p>E4FFFF81</text:p>
          </table:table-cell>
          <table:table-cell table:formula="of:=RIGHTB([.B1634];6)" office:value-type="string" office:string-value="FFFF81" calcext:value-type="string">
            <text:p>FFFF81</text:p>
          </table:table-cell>
          <table:table-cell table:formula="of:=HEX2DEC([.C1634])" office:value-type="float" office:value="16777089" calcext:value-type="float">
            <text:p>16777089</text:p>
          </table:table-cell>
          <table:table-cell table:formula="of:=IF([.D1634]&gt;8388608;([.D1634]-16777215-1);[.D163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5];2);16)" office:value-type="string" office:string-value="E4FFFF81" calcext:value-type="string">
            <text:p>E4FFFF81</text:p>
          </table:table-cell>
          <table:table-cell table:formula="of:=RIGHTB([.B1635];6)" office:value-type="string" office:string-value="FFFF81" calcext:value-type="string">
            <text:p>FFFF81</text:p>
          </table:table-cell>
          <table:table-cell table:formula="of:=HEX2DEC([.C1635])" office:value-type="float" office:value="16777089" calcext:value-type="float">
            <text:p>16777089</text:p>
          </table:table-cell>
          <table:table-cell table:formula="of:=IF([.D1635]&gt;8388608;([.D1635]-16777215-1);[.D1635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6];2);16)" office:value-type="string" office:string-value="E4FFFF81" calcext:value-type="string">
            <text:p>E4FFFF81</text:p>
          </table:table-cell>
          <table:table-cell table:formula="of:=RIGHTB([.B1636];6)" office:value-type="string" office:string-value="FFFF81" calcext:value-type="string">
            <text:p>FFFF81</text:p>
          </table:table-cell>
          <table:table-cell table:formula="of:=HEX2DEC([.C1636])" office:value-type="float" office:value="16777089" calcext:value-type="float">
            <text:p>16777089</text:p>
          </table:table-cell>
          <table:table-cell table:formula="of:=IF([.D1636]&gt;8388608;([.D1636]-16777215-1);[.D1636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7];2);16)" office:value-type="string" office:string-value="E4FFFF81" calcext:value-type="string">
            <text:p>E4FFFF81</text:p>
          </table:table-cell>
          <table:table-cell table:formula="of:=RIGHTB([.B1637];6)" office:value-type="string" office:string-value="FFFF81" calcext:value-type="string">
            <text:p>FFFF81</text:p>
          </table:table-cell>
          <table:table-cell table:formula="of:=HEX2DEC([.C1637])" office:value-type="float" office:value="16777089" calcext:value-type="float">
            <text:p>16777089</text:p>
          </table:table-cell>
          <table:table-cell table:formula="of:=IF([.D1637]&gt;8388608;([.D1637]-16777215-1);[.D1637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8];2);16)" office:value-type="string" office:string-value="E4FFFF81" calcext:value-type="string">
            <text:p>E4FFFF81</text:p>
          </table:table-cell>
          <table:table-cell table:formula="of:=RIGHTB([.B1638];6)" office:value-type="string" office:string-value="FFFF81" calcext:value-type="string">
            <text:p>FFFF81</text:p>
          </table:table-cell>
          <table:table-cell table:formula="of:=HEX2DEC([.C1638])" office:value-type="float" office:value="16777089" calcext:value-type="float">
            <text:p>16777089</text:p>
          </table:table-cell>
          <table:table-cell table:formula="of:=IF([.D1638]&gt;8388608;([.D1638]-16777215-1);[.D1638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39];2);16)" office:value-type="string" office:string-value="E4FFFF81" calcext:value-type="string">
            <text:p>E4FFFF81</text:p>
          </table:table-cell>
          <table:table-cell table:formula="of:=RIGHTB([.B1639];6)" office:value-type="string" office:string-value="FFFF81" calcext:value-type="string">
            <text:p>FFFF81</text:p>
          </table:table-cell>
          <table:table-cell table:formula="of:=HEX2DEC([.C1639])" office:value-type="float" office:value="16777089" calcext:value-type="float">
            <text:p>16777089</text:p>
          </table:table-cell>
          <table:table-cell table:formula="of:=IF([.D1639]&gt;8388608;([.D1639]-16777215-1);[.D1639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0100111111111111111110000001</text:p>
          </table:table-cell>
          <table:table-cell table:formula="of:=BASE(DECIMAL([.A1640];2);16)" office:value-type="string" office:string-value="E4FFFF81" calcext:value-type="string">
            <text:p>E4FFFF81</text:p>
          </table:table-cell>
          <table:table-cell table:formula="of:=RIGHTB([.B1640];6)" office:value-type="string" office:string-value="FFFF81" calcext:value-type="string">
            <text:p>FFFF81</text:p>
          </table:table-cell>
          <table:table-cell table:formula="of:=HEX2DEC([.C1640])" office:value-type="float" office:value="16777089" calcext:value-type="float">
            <text:p>16777089</text:p>
          </table:table-cell>
          <table:table-cell table:formula="of:=IF([.D1640]&gt;8388608;([.D1640]-16777215-1);[.D1640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1];2);16)" office:value-type="string" office:string-value="EBFFFF8B" calcext:value-type="string">
            <text:p>EBFFFF8B</text:p>
          </table:table-cell>
          <table:table-cell table:formula="of:=RIGHTB([.B1641];6)" office:value-type="string" office:string-value="FFFF8B" calcext:value-type="string">
            <text:p>FFFF8B</text:p>
          </table:table-cell>
          <table:table-cell table:formula="of:=HEX2DEC([.C1641])" office:value-type="float" office:value="16777099" calcext:value-type="float">
            <text:p>16777099</text:p>
          </table:table-cell>
          <table:table-cell table:formula="of:=IF([.D1641]&gt;8388608;([.D1641]-16777215-1);[.D164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2];2);16)" office:value-type="string" office:string-value="EBFFFF8B" calcext:value-type="string">
            <text:p>EBFFFF8B</text:p>
          </table:table-cell>
          <table:table-cell table:formula="of:=RIGHTB([.B1642];6)" office:value-type="string" office:string-value="FFFF8B" calcext:value-type="string">
            <text:p>FFFF8B</text:p>
          </table:table-cell>
          <table:table-cell table:formula="of:=HEX2DEC([.C1642])" office:value-type="float" office:value="16777099" calcext:value-type="float">
            <text:p>16777099</text:p>
          </table:table-cell>
          <table:table-cell table:formula="of:=IF([.D1642]&gt;8388608;([.D1642]-16777215-1);[.D164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3];2);16)" office:value-type="string" office:string-value="EBFFFF8B" calcext:value-type="string">
            <text:p>EBFFFF8B</text:p>
          </table:table-cell>
          <table:table-cell table:formula="of:=RIGHTB([.B1643];6)" office:value-type="string" office:string-value="FFFF8B" calcext:value-type="string">
            <text:p>FFFF8B</text:p>
          </table:table-cell>
          <table:table-cell table:formula="of:=HEX2DEC([.C1643])" office:value-type="float" office:value="16777099" calcext:value-type="float">
            <text:p>16777099</text:p>
          </table:table-cell>
          <table:table-cell table:formula="of:=IF([.D1643]&gt;8388608;([.D1643]-16777215-1);[.D164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4];2);16)" office:value-type="string" office:string-value="EBFFFF8B" calcext:value-type="string">
            <text:p>EBFFFF8B</text:p>
          </table:table-cell>
          <table:table-cell table:formula="of:=RIGHTB([.B1644];6)" office:value-type="string" office:string-value="FFFF8B" calcext:value-type="string">
            <text:p>FFFF8B</text:p>
          </table:table-cell>
          <table:table-cell table:formula="of:=HEX2DEC([.C1644])" office:value-type="float" office:value="16777099" calcext:value-type="float">
            <text:p>16777099</text:p>
          </table:table-cell>
          <table:table-cell table:formula="of:=IF([.D1644]&gt;8388608;([.D1644]-16777215-1);[.D164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5];2);16)" office:value-type="string" office:string-value="EBFFFF8B" calcext:value-type="string">
            <text:p>EBFFFF8B</text:p>
          </table:table-cell>
          <table:table-cell table:formula="of:=RIGHTB([.B1645];6)" office:value-type="string" office:string-value="FFFF8B" calcext:value-type="string">
            <text:p>FFFF8B</text:p>
          </table:table-cell>
          <table:table-cell table:formula="of:=HEX2DEC([.C1645])" office:value-type="float" office:value="16777099" calcext:value-type="float">
            <text:p>16777099</text:p>
          </table:table-cell>
          <table:table-cell table:formula="of:=IF([.D1645]&gt;8388608;([.D1645]-16777215-1);[.D164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6];2);16)" office:value-type="string" office:string-value="EBFFFF8B" calcext:value-type="string">
            <text:p>EBFFFF8B</text:p>
          </table:table-cell>
          <table:table-cell table:formula="of:=RIGHTB([.B1646];6)" office:value-type="string" office:string-value="FFFF8B" calcext:value-type="string">
            <text:p>FFFF8B</text:p>
          </table:table-cell>
          <table:table-cell table:formula="of:=HEX2DEC([.C1646])" office:value-type="float" office:value="16777099" calcext:value-type="float">
            <text:p>16777099</text:p>
          </table:table-cell>
          <table:table-cell table:formula="of:=IF([.D1646]&gt;8388608;([.D1646]-16777215-1);[.D164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7];2);16)" office:value-type="string" office:string-value="EBFFFF8B" calcext:value-type="string">
            <text:p>EBFFFF8B</text:p>
          </table:table-cell>
          <table:table-cell table:formula="of:=RIGHTB([.B1647];6)" office:value-type="string" office:string-value="FFFF8B" calcext:value-type="string">
            <text:p>FFFF8B</text:p>
          </table:table-cell>
          <table:table-cell table:formula="of:=HEX2DEC([.C1647])" office:value-type="float" office:value="16777099" calcext:value-type="float">
            <text:p>16777099</text:p>
          </table:table-cell>
          <table:table-cell table:formula="of:=IF([.D1647]&gt;8388608;([.D1647]-16777215-1);[.D164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1111111111111111110001011</text:p>
          </table:table-cell>
          <table:table-cell table:formula="of:=BASE(DECIMAL([.A1648];2);16)" office:value-type="string" office:string-value="EBFFFF8B" calcext:value-type="string">
            <text:p>EBFFFF8B</text:p>
          </table:table-cell>
          <table:table-cell table:formula="of:=RIGHTB([.B1648];6)" office:value-type="string" office:string-value="FFFF8B" calcext:value-type="string">
            <text:p>FFFF8B</text:p>
          </table:table-cell>
          <table:table-cell table:formula="of:=HEX2DEC([.C1648])" office:value-type="float" office:value="16777099" calcext:value-type="float">
            <text:p>16777099</text:p>
          </table:table-cell>
          <table:table-cell table:formula="of:=IF([.D1648]&gt;8388608;([.D1648]-16777215-1);[.D164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49];2);16)" office:value-type="string" office:string-value="C2FFFF86" calcext:value-type="string">
            <text:p>C2FFFF86</text:p>
          </table:table-cell>
          <table:table-cell table:formula="of:=RIGHTB([.B1649];6)" office:value-type="string" office:string-value="FFFF86" calcext:value-type="string">
            <text:p>FFFF86</text:p>
          </table:table-cell>
          <table:table-cell table:formula="of:=HEX2DEC([.C1649])" office:value-type="float" office:value="16777094" calcext:value-type="float">
            <text:p>16777094</text:p>
          </table:table-cell>
          <table:table-cell table:formula="of:=IF([.D1649]&gt;8388608;([.D1649]-16777215-1);[.D164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0];2);16)" office:value-type="string" office:string-value="C2FFFF86" calcext:value-type="string">
            <text:p>C2FFFF86</text:p>
          </table:table-cell>
          <table:table-cell table:formula="of:=RIGHTB([.B1650];6)" office:value-type="string" office:string-value="FFFF86" calcext:value-type="string">
            <text:p>FFFF86</text:p>
          </table:table-cell>
          <table:table-cell table:formula="of:=HEX2DEC([.C1650])" office:value-type="float" office:value="16777094" calcext:value-type="float">
            <text:p>16777094</text:p>
          </table:table-cell>
          <table:table-cell table:formula="of:=IF([.D1650]&gt;8388608;([.D1650]-16777215-1);[.D165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1];2);16)" office:value-type="string" office:string-value="C2FFFF86" calcext:value-type="string">
            <text:p>C2FFFF86</text:p>
          </table:table-cell>
          <table:table-cell table:formula="of:=RIGHTB([.B1651];6)" office:value-type="string" office:string-value="FFFF86" calcext:value-type="string">
            <text:p>FFFF86</text:p>
          </table:table-cell>
          <table:table-cell table:formula="of:=HEX2DEC([.C1651])" office:value-type="float" office:value="16777094" calcext:value-type="float">
            <text:p>16777094</text:p>
          </table:table-cell>
          <table:table-cell table:formula="of:=IF([.D1651]&gt;8388608;([.D1651]-16777215-1);[.D165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2];2);16)" office:value-type="string" office:string-value="C2FFFF86" calcext:value-type="string">
            <text:p>C2FFFF86</text:p>
          </table:table-cell>
          <table:table-cell table:formula="of:=RIGHTB([.B1652];6)" office:value-type="string" office:string-value="FFFF86" calcext:value-type="string">
            <text:p>FFFF86</text:p>
          </table:table-cell>
          <table:table-cell table:formula="of:=HEX2DEC([.C1652])" office:value-type="float" office:value="16777094" calcext:value-type="float">
            <text:p>16777094</text:p>
          </table:table-cell>
          <table:table-cell table:formula="of:=IF([.D1652]&gt;8388608;([.D1652]-16777215-1);[.D165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3];2);16)" office:value-type="string" office:string-value="C2FFFF86" calcext:value-type="string">
            <text:p>C2FFFF86</text:p>
          </table:table-cell>
          <table:table-cell table:formula="of:=RIGHTB([.B1653];6)" office:value-type="string" office:string-value="FFFF86" calcext:value-type="string">
            <text:p>FFFF86</text:p>
          </table:table-cell>
          <table:table-cell table:formula="of:=HEX2DEC([.C1653])" office:value-type="float" office:value="16777094" calcext:value-type="float">
            <text:p>16777094</text:p>
          </table:table-cell>
          <table:table-cell table:formula="of:=IF([.D1653]&gt;8388608;([.D1653]-16777215-1);[.D165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4];2);16)" office:value-type="string" office:string-value="C2FFFF86" calcext:value-type="string">
            <text:p>C2FFFF86</text:p>
          </table:table-cell>
          <table:table-cell table:formula="of:=RIGHTB([.B1654];6)" office:value-type="string" office:string-value="FFFF86" calcext:value-type="string">
            <text:p>FFFF86</text:p>
          </table:table-cell>
          <table:table-cell table:formula="of:=HEX2DEC([.C1654])" office:value-type="float" office:value="16777094" calcext:value-type="float">
            <text:p>16777094</text:p>
          </table:table-cell>
          <table:table-cell table:formula="of:=IF([.D1654]&gt;8388608;([.D1654]-16777215-1);[.D165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5];2);16)" office:value-type="string" office:string-value="C2FFFF86" calcext:value-type="string">
            <text:p>C2FFFF86</text:p>
          </table:table-cell>
          <table:table-cell table:formula="of:=RIGHTB([.B1655];6)" office:value-type="string" office:string-value="FFFF86" calcext:value-type="string">
            <text:p>FFFF86</text:p>
          </table:table-cell>
          <table:table-cell table:formula="of:=HEX2DEC([.C1655])" office:value-type="float" office:value="16777094" calcext:value-type="float">
            <text:p>16777094</text:p>
          </table:table-cell>
          <table:table-cell table:formula="of:=IF([.D1655]&gt;8388608;([.D1655]-16777215-1);[.D165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00010111111111111111110000110</text:p>
          </table:table-cell>
          <table:table-cell table:formula="of:=BASE(DECIMAL([.A1656];2);16)" office:value-type="string" office:string-value="C2FFFF86" calcext:value-type="string">
            <text:p>C2FFFF86</text:p>
          </table:table-cell>
          <table:table-cell table:formula="of:=RIGHTB([.B1656];6)" office:value-type="string" office:string-value="FFFF86" calcext:value-type="string">
            <text:p>FFFF86</text:p>
          </table:table-cell>
          <table:table-cell table:formula="of:=HEX2DEC([.C1656])" office:value-type="float" office:value="16777094" calcext:value-type="float">
            <text:p>16777094</text:p>
          </table:table-cell>
          <table:table-cell table:formula="of:=IF([.D1656]&gt;8388608;([.D1656]-16777215-1);[.D165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57];2);16)" office:value-type="string" office:string-value="D2FFFF89" calcext:value-type="string">
            <text:p>D2FFFF89</text:p>
          </table:table-cell>
          <table:table-cell table:formula="of:=RIGHTB([.B1657];6)" office:value-type="string" office:string-value="FFFF89" calcext:value-type="string">
            <text:p>FFFF89</text:p>
          </table:table-cell>
          <table:table-cell table:formula="of:=HEX2DEC([.C1657])" office:value-type="float" office:value="16777097" calcext:value-type="float">
            <text:p>16777097</text:p>
          </table:table-cell>
          <table:table-cell table:formula="of:=IF([.D1657]&gt;8388608;([.D1657]-16777215-1);[.D1657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58];2);16)" office:value-type="string" office:string-value="D2FFFF89" calcext:value-type="string">
            <text:p>D2FFFF89</text:p>
          </table:table-cell>
          <table:table-cell table:formula="of:=RIGHTB([.B1658];6)" office:value-type="string" office:string-value="FFFF89" calcext:value-type="string">
            <text:p>FFFF89</text:p>
          </table:table-cell>
          <table:table-cell table:formula="of:=HEX2DEC([.C1658])" office:value-type="float" office:value="16777097" calcext:value-type="float">
            <text:p>16777097</text:p>
          </table:table-cell>
          <table:table-cell table:formula="of:=IF([.D1658]&gt;8388608;([.D1658]-16777215-1);[.D1658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59];2);16)" office:value-type="string" office:string-value="D2FFFF89" calcext:value-type="string">
            <text:p>D2FFFF89</text:p>
          </table:table-cell>
          <table:table-cell table:formula="of:=RIGHTB([.B1659];6)" office:value-type="string" office:string-value="FFFF89" calcext:value-type="string">
            <text:p>FFFF89</text:p>
          </table:table-cell>
          <table:table-cell table:formula="of:=HEX2DEC([.C1659])" office:value-type="float" office:value="16777097" calcext:value-type="float">
            <text:p>16777097</text:p>
          </table:table-cell>
          <table:table-cell table:formula="of:=IF([.D1659]&gt;8388608;([.D1659]-16777215-1);[.D1659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60];2);16)" office:value-type="string" office:string-value="D2FFFF89" calcext:value-type="string">
            <text:p>D2FFFF89</text:p>
          </table:table-cell>
          <table:table-cell table:formula="of:=RIGHTB([.B1660];6)" office:value-type="string" office:string-value="FFFF89" calcext:value-type="string">
            <text:p>FFFF89</text:p>
          </table:table-cell>
          <table:table-cell table:formula="of:=HEX2DEC([.C1660])" office:value-type="float" office:value="16777097" calcext:value-type="float">
            <text:p>16777097</text:p>
          </table:table-cell>
          <table:table-cell table:formula="of:=IF([.D1660]&gt;8388608;([.D1660]-16777215-1);[.D1660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61];2);16)" office:value-type="string" office:string-value="D2FFFF89" calcext:value-type="string">
            <text:p>D2FFFF89</text:p>
          </table:table-cell>
          <table:table-cell table:formula="of:=RIGHTB([.B1661];6)" office:value-type="string" office:string-value="FFFF89" calcext:value-type="string">
            <text:p>FFFF89</text:p>
          </table:table-cell>
          <table:table-cell table:formula="of:=HEX2DEC([.C1661])" office:value-type="float" office:value="16777097" calcext:value-type="float">
            <text:p>16777097</text:p>
          </table:table-cell>
          <table:table-cell table:formula="of:=IF([.D1661]&gt;8388608;([.D1661]-16777215-1);[.D1661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62];2);16)" office:value-type="string" office:string-value="D2FFFF89" calcext:value-type="string">
            <text:p>D2FFFF89</text:p>
          </table:table-cell>
          <table:table-cell table:formula="of:=RIGHTB([.B1662];6)" office:value-type="string" office:string-value="FFFF89" calcext:value-type="string">
            <text:p>FFFF89</text:p>
          </table:table-cell>
          <table:table-cell table:formula="of:=HEX2DEC([.C1662])" office:value-type="float" office:value="16777097" calcext:value-type="float">
            <text:p>16777097</text:p>
          </table:table-cell>
          <table:table-cell table:formula="of:=IF([.D1662]&gt;8388608;([.D1662]-16777215-1);[.D1662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63];2);16)" office:value-type="string" office:string-value="D2FFFF89" calcext:value-type="string">
            <text:p>D2FFFF89</text:p>
          </table:table-cell>
          <table:table-cell table:formula="of:=RIGHTB([.B1663];6)" office:value-type="string" office:string-value="FFFF89" calcext:value-type="string">
            <text:p>FFFF89</text:p>
          </table:table-cell>
          <table:table-cell table:formula="of:=HEX2DEC([.C1663])" office:value-type="float" office:value="16777097" calcext:value-type="float">
            <text:p>16777097</text:p>
          </table:table-cell>
          <table:table-cell table:formula="of:=IF([.D1663]&gt;8388608;([.D1663]-16777215-1);[.D1663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010010111111111111111110001001</text:p>
          </table:table-cell>
          <table:table-cell table:formula="of:=BASE(DECIMAL([.A1664];2);16)" office:value-type="string" office:string-value="D2FFFF89" calcext:value-type="string">
            <text:p>D2FFFF89</text:p>
          </table:table-cell>
          <table:table-cell table:formula="of:=RIGHTB([.B1664];6)" office:value-type="string" office:string-value="FFFF89" calcext:value-type="string">
            <text:p>FFFF89</text:p>
          </table:table-cell>
          <table:table-cell table:formula="of:=HEX2DEC([.C1664])" office:value-type="float" office:value="16777097" calcext:value-type="float">
            <text:p>16777097</text:p>
          </table:table-cell>
          <table:table-cell table:formula="of:=IF([.D1664]&gt;8388608;([.D1664]-16777215-1);[.D1664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65];2);16)" office:value-type="string" office:string-value="F6FFFF8D" calcext:value-type="string">
            <text:p>F6FFFF8D</text:p>
          </table:table-cell>
          <table:table-cell table:formula="of:=RIGHTB([.B1665];6)" office:value-type="string" office:string-value="FFFF8D" calcext:value-type="string">
            <text:p>FFFF8D</text:p>
          </table:table-cell>
          <table:table-cell table:formula="of:=HEX2DEC([.C1665])" office:value-type="float" office:value="16777101" calcext:value-type="float">
            <text:p>16777101</text:p>
          </table:table-cell>
          <table:table-cell table:formula="of:=IF([.D1665]&gt;8388608;([.D1665]-16777215-1);[.D166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66];2);16)" office:value-type="string" office:string-value="F6FFFF8D" calcext:value-type="string">
            <text:p>F6FFFF8D</text:p>
          </table:table-cell>
          <table:table-cell table:formula="of:=RIGHTB([.B1666];6)" office:value-type="string" office:string-value="FFFF8D" calcext:value-type="string">
            <text:p>FFFF8D</text:p>
          </table:table-cell>
          <table:table-cell table:formula="of:=HEX2DEC([.C1666])" office:value-type="float" office:value="16777101" calcext:value-type="float">
            <text:p>16777101</text:p>
          </table:table-cell>
          <table:table-cell table:formula="of:=IF([.D1666]&gt;8388608;([.D1666]-16777215-1);[.D166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67];2);16)" office:value-type="string" office:string-value="F6FFFF8D" calcext:value-type="string">
            <text:p>F6FFFF8D</text:p>
          </table:table-cell>
          <table:table-cell table:formula="of:=RIGHTB([.B1667];6)" office:value-type="string" office:string-value="FFFF8D" calcext:value-type="string">
            <text:p>FFFF8D</text:p>
          </table:table-cell>
          <table:table-cell table:formula="of:=HEX2DEC([.C1667])" office:value-type="float" office:value="16777101" calcext:value-type="float">
            <text:p>16777101</text:p>
          </table:table-cell>
          <table:table-cell table:formula="of:=IF([.D1667]&gt;8388608;([.D1667]-16777215-1);[.D166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68];2);16)" office:value-type="string" office:string-value="F6FFFF8D" calcext:value-type="string">
            <text:p>F6FFFF8D</text:p>
          </table:table-cell>
          <table:table-cell table:formula="of:=RIGHTB([.B1668];6)" office:value-type="string" office:string-value="FFFF8D" calcext:value-type="string">
            <text:p>FFFF8D</text:p>
          </table:table-cell>
          <table:table-cell table:formula="of:=HEX2DEC([.C1668])" office:value-type="float" office:value="16777101" calcext:value-type="float">
            <text:p>16777101</text:p>
          </table:table-cell>
          <table:table-cell table:formula="of:=IF([.D1668]&gt;8388608;([.D1668]-16777215-1);[.D166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69];2);16)" office:value-type="string" office:string-value="F6FFFF8D" calcext:value-type="string">
            <text:p>F6FFFF8D</text:p>
          </table:table-cell>
          <table:table-cell table:formula="of:=RIGHTB([.B1669];6)" office:value-type="string" office:string-value="FFFF8D" calcext:value-type="string">
            <text:p>FFFF8D</text:p>
          </table:table-cell>
          <table:table-cell table:formula="of:=HEX2DEC([.C1669])" office:value-type="float" office:value="16777101" calcext:value-type="float">
            <text:p>16777101</text:p>
          </table:table-cell>
          <table:table-cell table:formula="of:=IF([.D1669]&gt;8388608;([.D1669]-16777215-1);[.D166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70];2);16)" office:value-type="string" office:string-value="F6FFFF8D" calcext:value-type="string">
            <text:p>F6FFFF8D</text:p>
          </table:table-cell>
          <table:table-cell table:formula="of:=RIGHTB([.B1670];6)" office:value-type="string" office:string-value="FFFF8D" calcext:value-type="string">
            <text:p>FFFF8D</text:p>
          </table:table-cell>
          <table:table-cell table:formula="of:=HEX2DEC([.C1670])" office:value-type="float" office:value="16777101" calcext:value-type="float">
            <text:p>16777101</text:p>
          </table:table-cell>
          <table:table-cell table:formula="of:=IF([.D1670]&gt;8388608;([.D1670]-16777215-1);[.D167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71];2);16)" office:value-type="string" office:string-value="F6FFFF8D" calcext:value-type="string">
            <text:p>F6FFFF8D</text:p>
          </table:table-cell>
          <table:table-cell table:formula="of:=RIGHTB([.B1671];6)" office:value-type="string" office:string-value="FFFF8D" calcext:value-type="string">
            <text:p>FFFF8D</text:p>
          </table:table-cell>
          <table:table-cell table:formula="of:=HEX2DEC([.C1671])" office:value-type="float" office:value="16777101" calcext:value-type="float">
            <text:p>16777101</text:p>
          </table:table-cell>
          <table:table-cell table:formula="of:=IF([.D1671]&gt;8388608;([.D1671]-16777215-1);[.D167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0110111111111111111110001101</text:p>
          </table:table-cell>
          <table:table-cell table:formula="of:=BASE(DECIMAL([.A1672];2);16)" office:value-type="string" office:string-value="F6FFFF8D" calcext:value-type="string">
            <text:p>F6FFFF8D</text:p>
          </table:table-cell>
          <table:table-cell table:formula="of:=RIGHTB([.B1672];6)" office:value-type="string" office:string-value="FFFF8D" calcext:value-type="string">
            <text:p>FFFF8D</text:p>
          </table:table-cell>
          <table:table-cell table:formula="of:=HEX2DEC([.C1672])" office:value-type="float" office:value="16777101" calcext:value-type="float">
            <text:p>16777101</text:p>
          </table:table-cell>
          <table:table-cell table:formula="of:=IF([.D1672]&gt;8388608;([.D1672]-16777215-1);[.D167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3];2);16)" office:value-type="string" office:string-value="8EFFFF8E" calcext:value-type="string">
            <text:p>8EFFFF8E</text:p>
          </table:table-cell>
          <table:table-cell table:formula="of:=RIGHTB([.B1673];6)" office:value-type="string" office:string-value="FFFF8E" calcext:value-type="string">
            <text:p>FFFF8E</text:p>
          </table:table-cell>
          <table:table-cell table:formula="of:=HEX2DEC([.C1673])" office:value-type="float" office:value="16777102" calcext:value-type="float">
            <text:p>16777102</text:p>
          </table:table-cell>
          <table:table-cell table:formula="of:=IF([.D1673]&gt;8388608;([.D1673]-16777215-1);[.D167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4];2);16)" office:value-type="string" office:string-value="8EFFFF8E" calcext:value-type="string">
            <text:p>8EFFFF8E</text:p>
          </table:table-cell>
          <table:table-cell table:formula="of:=RIGHTB([.B1674];6)" office:value-type="string" office:string-value="FFFF8E" calcext:value-type="string">
            <text:p>FFFF8E</text:p>
          </table:table-cell>
          <table:table-cell table:formula="of:=HEX2DEC([.C1674])" office:value-type="float" office:value="16777102" calcext:value-type="float">
            <text:p>16777102</text:p>
          </table:table-cell>
          <table:table-cell table:formula="of:=IF([.D1674]&gt;8388608;([.D1674]-16777215-1);[.D167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5];2);16)" office:value-type="string" office:string-value="8EFFFF8E" calcext:value-type="string">
            <text:p>8EFFFF8E</text:p>
          </table:table-cell>
          <table:table-cell table:formula="of:=RIGHTB([.B1675];6)" office:value-type="string" office:string-value="FFFF8E" calcext:value-type="string">
            <text:p>FFFF8E</text:p>
          </table:table-cell>
          <table:table-cell table:formula="of:=HEX2DEC([.C1675])" office:value-type="float" office:value="16777102" calcext:value-type="float">
            <text:p>16777102</text:p>
          </table:table-cell>
          <table:table-cell table:formula="of:=IF([.D1675]&gt;8388608;([.D1675]-16777215-1);[.D167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6];2);16)" office:value-type="string" office:string-value="8EFFFF8E" calcext:value-type="string">
            <text:p>8EFFFF8E</text:p>
          </table:table-cell>
          <table:table-cell table:formula="of:=RIGHTB([.B1676];6)" office:value-type="string" office:string-value="FFFF8E" calcext:value-type="string">
            <text:p>FFFF8E</text:p>
          </table:table-cell>
          <table:table-cell table:formula="of:=HEX2DEC([.C1676])" office:value-type="float" office:value="16777102" calcext:value-type="float">
            <text:p>16777102</text:p>
          </table:table-cell>
          <table:table-cell table:formula="of:=IF([.D1676]&gt;8388608;([.D1676]-16777215-1);[.D167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7];2);16)" office:value-type="string" office:string-value="8EFFFF8E" calcext:value-type="string">
            <text:p>8EFFFF8E</text:p>
          </table:table-cell>
          <table:table-cell table:formula="of:=RIGHTB([.B1677];6)" office:value-type="string" office:string-value="FFFF8E" calcext:value-type="string">
            <text:p>FFFF8E</text:p>
          </table:table-cell>
          <table:table-cell table:formula="of:=HEX2DEC([.C1677])" office:value-type="float" office:value="16777102" calcext:value-type="float">
            <text:p>16777102</text:p>
          </table:table-cell>
          <table:table-cell table:formula="of:=IF([.D1677]&gt;8388608;([.D1677]-16777215-1);[.D167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8];2);16)" office:value-type="string" office:string-value="8EFFFF8E" calcext:value-type="string">
            <text:p>8EFFFF8E</text:p>
          </table:table-cell>
          <table:table-cell table:formula="of:=RIGHTB([.B1678];6)" office:value-type="string" office:string-value="FFFF8E" calcext:value-type="string">
            <text:p>FFFF8E</text:p>
          </table:table-cell>
          <table:table-cell table:formula="of:=HEX2DEC([.C1678])" office:value-type="float" office:value="16777102" calcext:value-type="float">
            <text:p>16777102</text:p>
          </table:table-cell>
          <table:table-cell table:formula="of:=IF([.D1678]&gt;8388608;([.D1678]-16777215-1);[.D167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79];2);16)" office:value-type="string" office:string-value="8EFFFF8E" calcext:value-type="string">
            <text:p>8EFFFF8E</text:p>
          </table:table-cell>
          <table:table-cell table:formula="of:=RIGHTB([.B1679];6)" office:value-type="string" office:string-value="FFFF8E" calcext:value-type="string">
            <text:p>FFFF8E</text:p>
          </table:table-cell>
          <table:table-cell table:formula="of:=HEX2DEC([.C1679])" office:value-type="float" office:value="16777102" calcext:value-type="float">
            <text:p>16777102</text:p>
          </table:table-cell>
          <table:table-cell table:formula="of:=IF([.D1679]&gt;8388608;([.D1679]-16777215-1);[.D167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001110111111111111111110001110</text:p>
          </table:table-cell>
          <table:table-cell table:formula="of:=BASE(DECIMAL([.A1680];2);16)" office:value-type="string" office:string-value="8EFFFF8E" calcext:value-type="string">
            <text:p>8EFFFF8E</text:p>
          </table:table-cell>
          <table:table-cell table:formula="of:=RIGHTB([.B1680];6)" office:value-type="string" office:string-value="FFFF8E" calcext:value-type="string">
            <text:p>FFFF8E</text:p>
          </table:table-cell>
          <table:table-cell table:formula="of:=HEX2DEC([.C1680])" office:value-type="float" office:value="16777102" calcext:value-type="float">
            <text:p>16777102</text:p>
          </table:table-cell>
          <table:table-cell table:formula="of:=IF([.D1680]&gt;8388608;([.D1680]-16777215-1);[.D168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1];2);16)" office:value-type="string" office:string-value="E4FFFF8E" calcext:value-type="string">
            <text:p>E4FFFF8E</text:p>
          </table:table-cell>
          <table:table-cell table:formula="of:=RIGHTB([.B1681];6)" office:value-type="string" office:string-value="FFFF8E" calcext:value-type="string">
            <text:p>FFFF8E</text:p>
          </table:table-cell>
          <table:table-cell table:formula="of:=HEX2DEC([.C1681])" office:value-type="float" office:value="16777102" calcext:value-type="float">
            <text:p>16777102</text:p>
          </table:table-cell>
          <table:table-cell table:formula="of:=IF([.D1681]&gt;8388608;([.D1681]-16777215-1);[.D168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2];2);16)" office:value-type="string" office:string-value="E4FFFF8E" calcext:value-type="string">
            <text:p>E4FFFF8E</text:p>
          </table:table-cell>
          <table:table-cell table:formula="of:=RIGHTB([.B1682];6)" office:value-type="string" office:string-value="FFFF8E" calcext:value-type="string">
            <text:p>FFFF8E</text:p>
          </table:table-cell>
          <table:table-cell table:formula="of:=HEX2DEC([.C1682])" office:value-type="float" office:value="16777102" calcext:value-type="float">
            <text:p>16777102</text:p>
          </table:table-cell>
          <table:table-cell table:formula="of:=IF([.D1682]&gt;8388608;([.D1682]-16777215-1);[.D168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3];2);16)" office:value-type="string" office:string-value="E4FFFF8E" calcext:value-type="string">
            <text:p>E4FFFF8E</text:p>
          </table:table-cell>
          <table:table-cell table:formula="of:=RIGHTB([.B1683];6)" office:value-type="string" office:string-value="FFFF8E" calcext:value-type="string">
            <text:p>FFFF8E</text:p>
          </table:table-cell>
          <table:table-cell table:formula="of:=HEX2DEC([.C1683])" office:value-type="float" office:value="16777102" calcext:value-type="float">
            <text:p>16777102</text:p>
          </table:table-cell>
          <table:table-cell table:formula="of:=IF([.D1683]&gt;8388608;([.D1683]-16777215-1);[.D168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4];2);16)" office:value-type="string" office:string-value="E4FFFF8E" calcext:value-type="string">
            <text:p>E4FFFF8E</text:p>
          </table:table-cell>
          <table:table-cell table:formula="of:=RIGHTB([.B1684];6)" office:value-type="string" office:string-value="FFFF8E" calcext:value-type="string">
            <text:p>FFFF8E</text:p>
          </table:table-cell>
          <table:table-cell table:formula="of:=HEX2DEC([.C1684])" office:value-type="float" office:value="16777102" calcext:value-type="float">
            <text:p>16777102</text:p>
          </table:table-cell>
          <table:table-cell table:formula="of:=IF([.D1684]&gt;8388608;([.D1684]-16777215-1);[.D168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5];2);16)" office:value-type="string" office:string-value="E4FFFF8E" calcext:value-type="string">
            <text:p>E4FFFF8E</text:p>
          </table:table-cell>
          <table:table-cell table:formula="of:=RIGHTB([.B1685];6)" office:value-type="string" office:string-value="FFFF8E" calcext:value-type="string">
            <text:p>FFFF8E</text:p>
          </table:table-cell>
          <table:table-cell table:formula="of:=HEX2DEC([.C1685])" office:value-type="float" office:value="16777102" calcext:value-type="float">
            <text:p>16777102</text:p>
          </table:table-cell>
          <table:table-cell table:formula="of:=IF([.D1685]&gt;8388608;([.D1685]-16777215-1);[.D168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6];2);16)" office:value-type="string" office:string-value="E4FFFF8E" calcext:value-type="string">
            <text:p>E4FFFF8E</text:p>
          </table:table-cell>
          <table:table-cell table:formula="of:=RIGHTB([.B1686];6)" office:value-type="string" office:string-value="FFFF8E" calcext:value-type="string">
            <text:p>FFFF8E</text:p>
          </table:table-cell>
          <table:table-cell table:formula="of:=HEX2DEC([.C1686])" office:value-type="float" office:value="16777102" calcext:value-type="float">
            <text:p>16777102</text:p>
          </table:table-cell>
          <table:table-cell table:formula="of:=IF([.D1686]&gt;8388608;([.D1686]-16777215-1);[.D168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7];2);16)" office:value-type="string" office:string-value="E4FFFF8E" calcext:value-type="string">
            <text:p>E4FFFF8E</text:p>
          </table:table-cell>
          <table:table-cell table:formula="of:=RIGHTB([.B1687];6)" office:value-type="string" office:string-value="FFFF8E" calcext:value-type="string">
            <text:p>FFFF8E</text:p>
          </table:table-cell>
          <table:table-cell table:formula="of:=HEX2DEC([.C1687])" office:value-type="float" office:value="16777102" calcext:value-type="float">
            <text:p>16777102</text:p>
          </table:table-cell>
          <table:table-cell table:formula="of:=IF([.D1687]&gt;8388608;([.D1687]-16777215-1);[.D1687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1100100111111111111111110001110</text:p>
          </table:table-cell>
          <table:table-cell table:formula="of:=BASE(DECIMAL([.A1688];2);16)" office:value-type="string" office:string-value="E4FFFF8E" calcext:value-type="string">
            <text:p>E4FFFF8E</text:p>
          </table:table-cell>
          <table:table-cell table:formula="of:=RIGHTB([.B1688];6)" office:value-type="string" office:string-value="FFFF8E" calcext:value-type="string">
            <text:p>FFFF8E</text:p>
          </table:table-cell>
          <table:table-cell table:formula="of:=HEX2DEC([.C1688])" office:value-type="float" office:value="16777102" calcext:value-type="float">
            <text:p>16777102</text:p>
          </table:table-cell>
          <table:table-cell table:formula="of:=IF([.D1688]&gt;8388608;([.D1688]-16777215-1);[.D1688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89];2);16)" office:value-type="string" office:string-value="31000081" calcext:value-type="string">
            <text:p>31000081</text:p>
          </table:table-cell>
          <table:table-cell table:formula="of:=RIGHTB([.B1689];6)" office:value-type="string" office:string-value="000081" calcext:value-type="string">
            <text:p>000081</text:p>
          </table:table-cell>
          <table:table-cell table:formula="of:=HEX2DEC([.C1689])" office:value-type="float" office:value="129" calcext:value-type="float">
            <text:p>129</text:p>
          </table:table-cell>
          <table:table-cell table:formula="of:=IF([.D1689]&gt;8388608;([.D1689]-16777215-1);[.D168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0];2);16)" office:value-type="string" office:string-value="31000081" calcext:value-type="string">
            <text:p>31000081</text:p>
          </table:table-cell>
          <table:table-cell table:formula="of:=RIGHTB([.B1690];6)" office:value-type="string" office:string-value="000081" calcext:value-type="string">
            <text:p>000081</text:p>
          </table:table-cell>
          <table:table-cell table:formula="of:=HEX2DEC([.C1690])" office:value-type="float" office:value="129" calcext:value-type="float">
            <text:p>129</text:p>
          </table:table-cell>
          <table:table-cell table:formula="of:=IF([.D1690]&gt;8388608;([.D1690]-16777215-1);[.D169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1];2);16)" office:value-type="string" office:string-value="31000081" calcext:value-type="string">
            <text:p>31000081</text:p>
          </table:table-cell>
          <table:table-cell table:formula="of:=RIGHTB([.B1691];6)" office:value-type="string" office:string-value="000081" calcext:value-type="string">
            <text:p>000081</text:p>
          </table:table-cell>
          <table:table-cell table:formula="of:=HEX2DEC([.C1691])" office:value-type="float" office:value="129" calcext:value-type="float">
            <text:p>129</text:p>
          </table:table-cell>
          <table:table-cell table:formula="of:=IF([.D1691]&gt;8388608;([.D1691]-16777215-1);[.D169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2];2);16)" office:value-type="string" office:string-value="31000081" calcext:value-type="string">
            <text:p>31000081</text:p>
          </table:table-cell>
          <table:table-cell table:formula="of:=RIGHTB([.B1692];6)" office:value-type="string" office:string-value="000081" calcext:value-type="string">
            <text:p>000081</text:p>
          </table:table-cell>
          <table:table-cell table:formula="of:=HEX2DEC([.C1692])" office:value-type="float" office:value="129" calcext:value-type="float">
            <text:p>129</text:p>
          </table:table-cell>
          <table:table-cell table:formula="of:=IF([.D1692]&gt;8388608;([.D1692]-16777215-1);[.D169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3];2);16)" office:value-type="string" office:string-value="31000081" calcext:value-type="string">
            <text:p>31000081</text:p>
          </table:table-cell>
          <table:table-cell table:formula="of:=RIGHTB([.B1693];6)" office:value-type="string" office:string-value="000081" calcext:value-type="string">
            <text:p>000081</text:p>
          </table:table-cell>
          <table:table-cell table:formula="of:=HEX2DEC([.C1693])" office:value-type="float" office:value="129" calcext:value-type="float">
            <text:p>129</text:p>
          </table:table-cell>
          <table:table-cell table:formula="of:=IF([.D1693]&gt;8388608;([.D1693]-16777215-1);[.D169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4];2);16)" office:value-type="string" office:string-value="31000081" calcext:value-type="string">
            <text:p>31000081</text:p>
          </table:table-cell>
          <table:table-cell table:formula="of:=RIGHTB([.B1694];6)" office:value-type="string" office:string-value="000081" calcext:value-type="string">
            <text:p>000081</text:p>
          </table:table-cell>
          <table:table-cell table:formula="of:=HEX2DEC([.C1694])" office:value-type="float" office:value="129" calcext:value-type="float">
            <text:p>129</text:p>
          </table:table-cell>
          <table:table-cell table:formula="of:=IF([.D1694]&gt;8388608;([.D1694]-16777215-1);[.D169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5];2);16)" office:value-type="string" office:string-value="31000081" calcext:value-type="string">
            <text:p>31000081</text:p>
          </table:table-cell>
          <table:table-cell table:formula="of:=RIGHTB([.B1695];6)" office:value-type="string" office:string-value="000081" calcext:value-type="string">
            <text:p>000081</text:p>
          </table:table-cell>
          <table:table-cell table:formula="of:=HEX2DEC([.C1695])" office:value-type="float" office:value="129" calcext:value-type="float">
            <text:p>129</text:p>
          </table:table-cell>
          <table:table-cell table:formula="of:=IF([.D1695]&gt;8388608;([.D1695]-16777215-1);[.D1695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10001000000000000000010000001</text:p>
          </table:table-cell>
          <table:table-cell table:formula="of:=BASE(DECIMAL([.A1696];2);16)" office:value-type="string" office:string-value="31000081" calcext:value-type="string">
            <text:p>31000081</text:p>
          </table:table-cell>
          <table:table-cell table:formula="of:=RIGHTB([.B1696];6)" office:value-type="string" office:string-value="000081" calcext:value-type="string">
            <text:p>000081</text:p>
          </table:table-cell>
          <table:table-cell table:formula="of:=HEX2DEC([.C1696])" office:value-type="float" office:value="129" calcext:value-type="float">
            <text:p>129</text:p>
          </table:table-cell>
          <table:table-cell table:formula="of:=IF([.D1696]&gt;8388608;([.D1696]-16777215-1);[.D169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697];2);16)" office:value-type="string" office:string-value="5C000086" calcext:value-type="string">
            <text:p>5C000086</text:p>
          </table:table-cell>
          <table:table-cell table:formula="of:=RIGHTB([.B1697];6)" office:value-type="string" office:string-value="000086" calcext:value-type="string">
            <text:p>000086</text:p>
          </table:table-cell>
          <table:table-cell table:formula="of:=HEX2DEC([.C1697])" office:value-type="float" office:value="134" calcext:value-type="float">
            <text:p>134</text:p>
          </table:table-cell>
          <table:table-cell table:formula="of:=IF([.D1697]&gt;8388608;([.D1697]-16777215-1);[.D1697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698];2);16)" office:value-type="string" office:string-value="5C000086" calcext:value-type="string">
            <text:p>5C000086</text:p>
          </table:table-cell>
          <table:table-cell table:formula="of:=RIGHTB([.B1698];6)" office:value-type="string" office:string-value="000086" calcext:value-type="string">
            <text:p>000086</text:p>
          </table:table-cell>
          <table:table-cell table:formula="of:=HEX2DEC([.C1698])" office:value-type="float" office:value="134" calcext:value-type="float">
            <text:p>134</text:p>
          </table:table-cell>
          <table:table-cell table:formula="of:=IF([.D1698]&gt;8388608;([.D1698]-16777215-1);[.D1698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699];2);16)" office:value-type="string" office:string-value="5C000086" calcext:value-type="string">
            <text:p>5C000086</text:p>
          </table:table-cell>
          <table:table-cell table:formula="of:=RIGHTB([.B1699];6)" office:value-type="string" office:string-value="000086" calcext:value-type="string">
            <text:p>000086</text:p>
          </table:table-cell>
          <table:table-cell table:formula="of:=HEX2DEC([.C1699])" office:value-type="float" office:value="134" calcext:value-type="float">
            <text:p>134</text:p>
          </table:table-cell>
          <table:table-cell table:formula="of:=IF([.D1699]&gt;8388608;([.D1699]-16777215-1);[.D1699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700];2);16)" office:value-type="string" office:string-value="5C000086" calcext:value-type="string">
            <text:p>5C000086</text:p>
          </table:table-cell>
          <table:table-cell table:formula="of:=RIGHTB([.B1700];6)" office:value-type="string" office:string-value="000086" calcext:value-type="string">
            <text:p>000086</text:p>
          </table:table-cell>
          <table:table-cell table:formula="of:=HEX2DEC([.C1700])" office:value-type="float" office:value="134" calcext:value-type="float">
            <text:p>134</text:p>
          </table:table-cell>
          <table:table-cell table:formula="of:=IF([.D1700]&gt;8388608;([.D1700]-16777215-1);[.D1700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701];2);16)" office:value-type="string" office:string-value="5C000086" calcext:value-type="string">
            <text:p>5C000086</text:p>
          </table:table-cell>
          <table:table-cell table:formula="of:=RIGHTB([.B1701];6)" office:value-type="string" office:string-value="000086" calcext:value-type="string">
            <text:p>000086</text:p>
          </table:table-cell>
          <table:table-cell table:formula="of:=HEX2DEC([.C1701])" office:value-type="float" office:value="134" calcext:value-type="float">
            <text:p>134</text:p>
          </table:table-cell>
          <table:table-cell table:formula="of:=IF([.D1701]&gt;8388608;([.D1701]-16777215-1);[.D1701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702];2);16)" office:value-type="string" office:string-value="5C000086" calcext:value-type="string">
            <text:p>5C000086</text:p>
          </table:table-cell>
          <table:table-cell table:formula="of:=RIGHTB([.B1702];6)" office:value-type="string" office:string-value="000086" calcext:value-type="string">
            <text:p>000086</text:p>
          </table:table-cell>
          <table:table-cell table:formula="of:=HEX2DEC([.C1702])" office:value-type="float" office:value="134" calcext:value-type="float">
            <text:p>134</text:p>
          </table:table-cell>
          <table:table-cell table:formula="of:=IF([.D1702]&gt;8388608;([.D1702]-16777215-1);[.D1702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703];2);16)" office:value-type="string" office:string-value="5C000086" calcext:value-type="string">
            <text:p>5C000086</text:p>
          </table:table-cell>
          <table:table-cell table:formula="of:=RIGHTB([.B1703];6)" office:value-type="string" office:string-value="000086" calcext:value-type="string">
            <text:p>000086</text:p>
          </table:table-cell>
          <table:table-cell table:formula="of:=HEX2DEC([.C1703])" office:value-type="float" office:value="134" calcext:value-type="float">
            <text:p>134</text:p>
          </table:table-cell>
          <table:table-cell table:formula="of:=IF([.D1703]&gt;8388608;([.D1703]-16777215-1);[.D1703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1011100000000000000000010000110</text:p>
          </table:table-cell>
          <table:table-cell table:formula="of:=BASE(DECIMAL([.A1704];2);16)" office:value-type="string" office:string-value="5C000086" calcext:value-type="string">
            <text:p>5C000086</text:p>
          </table:table-cell>
          <table:table-cell table:formula="of:=RIGHTB([.B1704];6)" office:value-type="string" office:string-value="000086" calcext:value-type="string">
            <text:p>000086</text:p>
          </table:table-cell>
          <table:table-cell table:formula="of:=HEX2DEC([.C1704])" office:value-type="float" office:value="134" calcext:value-type="float">
            <text:p>134</text:p>
          </table:table-cell>
          <table:table-cell table:formula="of:=IF([.D1704]&gt;8388608;([.D1704]-16777215-1);[.D1704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05];2);16)" office:value-type="string" office:string-value="5000082" calcext:value-type="string">
            <text:p>5000082</text:p>
          </table:table-cell>
          <table:table-cell table:formula="of:=RIGHTB([.B1705];6)" office:value-type="string" office:string-value="000082" calcext:value-type="string">
            <text:p>000082</text:p>
          </table:table-cell>
          <table:table-cell table:formula="of:=HEX2DEC([.C1705])" office:value-type="float" office:value="130" calcext:value-type="float">
            <text:p>130</text:p>
          </table:table-cell>
          <table:table-cell table:formula="of:=IF([.D1705]&gt;8388608;([.D1705]-16777215-1);[.D170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06];2);16)" office:value-type="string" office:string-value="5000082" calcext:value-type="string">
            <text:p>5000082</text:p>
          </table:table-cell>
          <table:table-cell table:formula="of:=RIGHTB([.B1706];6)" office:value-type="string" office:string-value="000082" calcext:value-type="string">
            <text:p>000082</text:p>
          </table:table-cell>
          <table:table-cell table:formula="of:=HEX2DEC([.C1706])" office:value-type="float" office:value="130" calcext:value-type="float">
            <text:p>130</text:p>
          </table:table-cell>
          <table:table-cell table:formula="of:=IF([.D1706]&gt;8388608;([.D1706]-16777215-1);[.D170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07];2);16)" office:value-type="string" office:string-value="5000082" calcext:value-type="string">
            <text:p>5000082</text:p>
          </table:table-cell>
          <table:table-cell table:formula="of:=RIGHTB([.B1707];6)" office:value-type="string" office:string-value="000082" calcext:value-type="string">
            <text:p>000082</text:p>
          </table:table-cell>
          <table:table-cell table:formula="of:=HEX2DEC([.C1707])" office:value-type="float" office:value="130" calcext:value-type="float">
            <text:p>130</text:p>
          </table:table-cell>
          <table:table-cell table:formula="of:=IF([.D1707]&gt;8388608;([.D1707]-16777215-1);[.D170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08];2);16)" office:value-type="string" office:string-value="5000082" calcext:value-type="string">
            <text:p>5000082</text:p>
          </table:table-cell>
          <table:table-cell table:formula="of:=RIGHTB([.B1708];6)" office:value-type="string" office:string-value="000082" calcext:value-type="string">
            <text:p>000082</text:p>
          </table:table-cell>
          <table:table-cell table:formula="of:=HEX2DEC([.C1708])" office:value-type="float" office:value="130" calcext:value-type="float">
            <text:p>130</text:p>
          </table:table-cell>
          <table:table-cell table:formula="of:=IF([.D1708]&gt;8388608;([.D1708]-16777215-1);[.D170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09];2);16)" office:value-type="string" office:string-value="5000082" calcext:value-type="string">
            <text:p>5000082</text:p>
          </table:table-cell>
          <table:table-cell table:formula="of:=RIGHTB([.B1709];6)" office:value-type="string" office:string-value="000082" calcext:value-type="string">
            <text:p>000082</text:p>
          </table:table-cell>
          <table:table-cell table:formula="of:=HEX2DEC([.C1709])" office:value-type="float" office:value="130" calcext:value-type="float">
            <text:p>130</text:p>
          </table:table-cell>
          <table:table-cell table:formula="of:=IF([.D1709]&gt;8388608;([.D1709]-16777215-1);[.D170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10];2);16)" office:value-type="string" office:string-value="5000082" calcext:value-type="string">
            <text:p>5000082</text:p>
          </table:table-cell>
          <table:table-cell table:formula="of:=RIGHTB([.B1710];6)" office:value-type="string" office:string-value="000082" calcext:value-type="string">
            <text:p>000082</text:p>
          </table:table-cell>
          <table:table-cell table:formula="of:=HEX2DEC([.C1710])" office:value-type="float" office:value="130" calcext:value-type="float">
            <text:p>130</text:p>
          </table:table-cell>
          <table:table-cell table:formula="of:=IF([.D1710]&gt;8388608;([.D1710]-16777215-1);[.D171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11];2);16)" office:value-type="string" office:string-value="5000082" calcext:value-type="string">
            <text:p>5000082</text:p>
          </table:table-cell>
          <table:table-cell table:formula="of:=RIGHTB([.B1711];6)" office:value-type="string" office:string-value="000082" calcext:value-type="string">
            <text:p>000082</text:p>
          </table:table-cell>
          <table:table-cell table:formula="of:=HEX2DEC([.C1711])" office:value-type="float" office:value="130" calcext:value-type="float">
            <text:p>130</text:p>
          </table:table-cell>
          <table:table-cell table:formula="of:=IF([.D1711]&gt;8388608;([.D1711]-16777215-1);[.D1711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101000000000000000010000010</text:p>
          </table:table-cell>
          <table:table-cell table:formula="of:=BASE(DECIMAL([.A1712];2);16)" office:value-type="string" office:string-value="5000082" calcext:value-type="string">
            <text:p>5000082</text:p>
          </table:table-cell>
          <table:table-cell table:formula="of:=RIGHTB([.B1712];6)" office:value-type="string" office:string-value="000082" calcext:value-type="string">
            <text:p>000082</text:p>
          </table:table-cell>
          <table:table-cell table:formula="of:=HEX2DEC([.C1712])" office:value-type="float" office:value="130" calcext:value-type="float">
            <text:p>130</text:p>
          </table:table-cell>
          <table:table-cell table:formula="of:=IF([.D1712]&gt;8388608;([.D1712]-16777215-1);[.D1712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3];2);16)" office:value-type="string" office:string-value="3000082" calcext:value-type="string">
            <text:p>3000082</text:p>
          </table:table-cell>
          <table:table-cell table:formula="of:=RIGHTB([.B1713];6)" office:value-type="string" office:string-value="000082" calcext:value-type="string">
            <text:p>000082</text:p>
          </table:table-cell>
          <table:table-cell table:formula="of:=HEX2DEC([.C1713])" office:value-type="float" office:value="130" calcext:value-type="float">
            <text:p>130</text:p>
          </table:table-cell>
          <table:table-cell table:formula="of:=IF([.D1713]&gt;8388608;([.D1713]-16777215-1);[.D1713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4];2);16)" office:value-type="string" office:string-value="3000082" calcext:value-type="string">
            <text:p>3000082</text:p>
          </table:table-cell>
          <table:table-cell table:formula="of:=RIGHTB([.B1714];6)" office:value-type="string" office:string-value="000082" calcext:value-type="string">
            <text:p>000082</text:p>
          </table:table-cell>
          <table:table-cell table:formula="of:=HEX2DEC([.C1714])" office:value-type="float" office:value="130" calcext:value-type="float">
            <text:p>130</text:p>
          </table:table-cell>
          <table:table-cell table:formula="of:=IF([.D1714]&gt;8388608;([.D1714]-16777215-1);[.D1714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5];2);16)" office:value-type="string" office:string-value="3000082" calcext:value-type="string">
            <text:p>3000082</text:p>
          </table:table-cell>
          <table:table-cell table:formula="of:=RIGHTB([.B1715];6)" office:value-type="string" office:string-value="000082" calcext:value-type="string">
            <text:p>000082</text:p>
          </table:table-cell>
          <table:table-cell table:formula="of:=HEX2DEC([.C1715])" office:value-type="float" office:value="130" calcext:value-type="float">
            <text:p>130</text:p>
          </table:table-cell>
          <table:table-cell table:formula="of:=IF([.D1715]&gt;8388608;([.D1715]-16777215-1);[.D1715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6];2);16)" office:value-type="string" office:string-value="3000082" calcext:value-type="string">
            <text:p>3000082</text:p>
          </table:table-cell>
          <table:table-cell table:formula="of:=RIGHTB([.B1716];6)" office:value-type="string" office:string-value="000082" calcext:value-type="string">
            <text:p>000082</text:p>
          </table:table-cell>
          <table:table-cell table:formula="of:=HEX2DEC([.C1716])" office:value-type="float" office:value="130" calcext:value-type="float">
            <text:p>130</text:p>
          </table:table-cell>
          <table:table-cell table:formula="of:=IF([.D1716]&gt;8388608;([.D1716]-16777215-1);[.D171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7];2);16)" office:value-type="string" office:string-value="3000082" calcext:value-type="string">
            <text:p>3000082</text:p>
          </table:table-cell>
          <table:table-cell table:formula="of:=RIGHTB([.B1717];6)" office:value-type="string" office:string-value="000082" calcext:value-type="string">
            <text:p>000082</text:p>
          </table:table-cell>
          <table:table-cell table:formula="of:=HEX2DEC([.C1717])" office:value-type="float" office:value="130" calcext:value-type="float">
            <text:p>130</text:p>
          </table:table-cell>
          <table:table-cell table:formula="of:=IF([.D1717]&gt;8388608;([.D1717]-16777215-1);[.D1717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8];2);16)" office:value-type="string" office:string-value="3000082" calcext:value-type="string">
            <text:p>3000082</text:p>
          </table:table-cell>
          <table:table-cell table:formula="of:=RIGHTB([.B1718];6)" office:value-type="string" office:string-value="000082" calcext:value-type="string">
            <text:p>000082</text:p>
          </table:table-cell>
          <table:table-cell table:formula="of:=HEX2DEC([.C1718])" office:value-type="float" office:value="130" calcext:value-type="float">
            <text:p>130</text:p>
          </table:table-cell>
          <table:table-cell table:formula="of:=IF([.D1718]&gt;8388608;([.D1718]-16777215-1);[.D1718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19];2);16)" office:value-type="string" office:string-value="3000082" calcext:value-type="string">
            <text:p>3000082</text:p>
          </table:table-cell>
          <table:table-cell table:formula="of:=RIGHTB([.B1719];6)" office:value-type="string" office:string-value="000082" calcext:value-type="string">
            <text:p>000082</text:p>
          </table:table-cell>
          <table:table-cell table:formula="of:=HEX2DEC([.C1719])" office:value-type="float" office:value="130" calcext:value-type="float">
            <text:p>130</text:p>
          </table:table-cell>
          <table:table-cell table:formula="of:=IF([.D1719]&gt;8388608;([.D1719]-16777215-1);[.D1719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0000011000000000000000010000010</text:p>
          </table:table-cell>
          <table:table-cell table:formula="of:=BASE(DECIMAL([.A1720];2);16)" office:value-type="string" office:string-value="3000082" calcext:value-type="string">
            <text:p>3000082</text:p>
          </table:table-cell>
          <table:table-cell table:formula="of:=RIGHTB([.B1720];6)" office:value-type="string" office:string-value="000082" calcext:value-type="string">
            <text:p>000082</text:p>
          </table:table-cell>
          <table:table-cell table:formula="of:=HEX2DEC([.C1720])" office:value-type="float" office:value="130" calcext:value-type="float">
            <text:p>130</text:p>
          </table:table-cell>
          <table:table-cell table:formula="of:=IF([.D1720]&gt;8388608;([.D1720]-16777215-1);[.D1720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1];2);16)" office:value-type="string" office:string-value="9CFFFF85" calcext:value-type="string">
            <text:p>9CFFFF85</text:p>
          </table:table-cell>
          <table:table-cell table:formula="of:=RIGHTB([.B1721];6)" office:value-type="string" office:string-value="FFFF85" calcext:value-type="string">
            <text:p>FFFF85</text:p>
          </table:table-cell>
          <table:table-cell table:formula="of:=HEX2DEC([.C1721])" office:value-type="float" office:value="16777093" calcext:value-type="float">
            <text:p>16777093</text:p>
          </table:table-cell>
          <table:table-cell table:formula="of:=IF([.D1721]&gt;8388608;([.D1721]-16777215-1);[.D172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2];2);16)" office:value-type="string" office:string-value="9CFFFF85" calcext:value-type="string">
            <text:p>9CFFFF85</text:p>
          </table:table-cell>
          <table:table-cell table:formula="of:=RIGHTB([.B1722];6)" office:value-type="string" office:string-value="FFFF85" calcext:value-type="string">
            <text:p>FFFF85</text:p>
          </table:table-cell>
          <table:table-cell table:formula="of:=HEX2DEC([.C1722])" office:value-type="float" office:value="16777093" calcext:value-type="float">
            <text:p>16777093</text:p>
          </table:table-cell>
          <table:table-cell table:formula="of:=IF([.D1722]&gt;8388608;([.D1722]-16777215-1);[.D172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3];2);16)" office:value-type="string" office:string-value="9CFFFF85" calcext:value-type="string">
            <text:p>9CFFFF85</text:p>
          </table:table-cell>
          <table:table-cell table:formula="of:=RIGHTB([.B1723];6)" office:value-type="string" office:string-value="FFFF85" calcext:value-type="string">
            <text:p>FFFF85</text:p>
          </table:table-cell>
          <table:table-cell table:formula="of:=HEX2DEC([.C1723])" office:value-type="float" office:value="16777093" calcext:value-type="float">
            <text:p>16777093</text:p>
          </table:table-cell>
          <table:table-cell table:formula="of:=IF([.D1723]&gt;8388608;([.D1723]-16777215-1);[.D172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4];2);16)" office:value-type="string" office:string-value="9CFFFF85" calcext:value-type="string">
            <text:p>9CFFFF85</text:p>
          </table:table-cell>
          <table:table-cell table:formula="of:=RIGHTB([.B1724];6)" office:value-type="string" office:string-value="FFFF85" calcext:value-type="string">
            <text:p>FFFF85</text:p>
          </table:table-cell>
          <table:table-cell table:formula="of:=HEX2DEC([.C1724])" office:value-type="float" office:value="16777093" calcext:value-type="float">
            <text:p>16777093</text:p>
          </table:table-cell>
          <table:table-cell table:formula="of:=IF([.D1724]&gt;8388608;([.D1724]-16777215-1);[.D172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5];2);16)" office:value-type="string" office:string-value="9CFFFF85" calcext:value-type="string">
            <text:p>9CFFFF85</text:p>
          </table:table-cell>
          <table:table-cell table:formula="of:=RIGHTB([.B1725];6)" office:value-type="string" office:string-value="FFFF85" calcext:value-type="string">
            <text:p>FFFF85</text:p>
          </table:table-cell>
          <table:table-cell table:formula="of:=HEX2DEC([.C1725])" office:value-type="float" office:value="16777093" calcext:value-type="float">
            <text:p>16777093</text:p>
          </table:table-cell>
          <table:table-cell table:formula="of:=IF([.D1725]&gt;8388608;([.D1725]-16777215-1);[.D1725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6];2);16)" office:value-type="string" office:string-value="9CFFFF85" calcext:value-type="string">
            <text:p>9CFFFF85</text:p>
          </table:table-cell>
          <table:table-cell table:formula="of:=RIGHTB([.B1726];6)" office:value-type="string" office:string-value="FFFF85" calcext:value-type="string">
            <text:p>FFFF85</text:p>
          </table:table-cell>
          <table:table-cell table:formula="of:=HEX2DEC([.C1726])" office:value-type="float" office:value="16777093" calcext:value-type="float">
            <text:p>16777093</text:p>
          </table:table-cell>
          <table:table-cell table:formula="of:=IF([.D1726]&gt;8388608;([.D1726]-16777215-1);[.D1726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7];2);16)" office:value-type="string" office:string-value="9CFFFF85" calcext:value-type="string">
            <text:p>9CFFFF85</text:p>
          </table:table-cell>
          <table:table-cell table:formula="of:=RIGHTB([.B1727];6)" office:value-type="string" office:string-value="FFFF85" calcext:value-type="string">
            <text:p>FFFF85</text:p>
          </table:table-cell>
          <table:table-cell table:formula="of:=HEX2DEC([.C1727])" office:value-type="float" office:value="16777093" calcext:value-type="float">
            <text:p>16777093</text:p>
          </table:table-cell>
          <table:table-cell table:formula="of:=IF([.D1727]&gt;8388608;([.D1727]-16777215-1);[.D172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11100111111111111111110000101</text:p>
          </table:table-cell>
          <table:table-cell table:formula="of:=BASE(DECIMAL([.A1728];2);16)" office:value-type="string" office:string-value="9CFFFF85" calcext:value-type="string">
            <text:p>9CFFFF85</text:p>
          </table:table-cell>
          <table:table-cell table:formula="of:=RIGHTB([.B1728];6)" office:value-type="string" office:string-value="FFFF85" calcext:value-type="string">
            <text:p>FFFF85</text:p>
          </table:table-cell>
          <table:table-cell table:formula="of:=HEX2DEC([.C1728])" office:value-type="float" office:value="16777093" calcext:value-type="float">
            <text:p>16777093</text:p>
          </table:table-cell>
          <table:table-cell table:formula="of:=IF([.D1728]&gt;8388608;([.D1728]-16777215-1);[.D172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29];2);16)" office:value-type="string" office:string-value="E0FFFF8D" calcext:value-type="string">
            <text:p>E0FFFF8D</text:p>
          </table:table-cell>
          <table:table-cell table:formula="of:=RIGHTB([.B1729];6)" office:value-type="string" office:string-value="FFFF8D" calcext:value-type="string">
            <text:p>FFFF8D</text:p>
          </table:table-cell>
          <table:table-cell table:formula="of:=HEX2DEC([.C1729])" office:value-type="float" office:value="16777101" calcext:value-type="float">
            <text:p>16777101</text:p>
          </table:table-cell>
          <table:table-cell table:formula="of:=IF([.D1729]&gt;8388608;([.D1729]-16777215-1);[.D172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0];2);16)" office:value-type="string" office:string-value="E0FFFF8D" calcext:value-type="string">
            <text:p>E0FFFF8D</text:p>
          </table:table-cell>
          <table:table-cell table:formula="of:=RIGHTB([.B1730];6)" office:value-type="string" office:string-value="FFFF8D" calcext:value-type="string">
            <text:p>FFFF8D</text:p>
          </table:table-cell>
          <table:table-cell table:formula="of:=HEX2DEC([.C1730])" office:value-type="float" office:value="16777101" calcext:value-type="float">
            <text:p>16777101</text:p>
          </table:table-cell>
          <table:table-cell table:formula="of:=IF([.D1730]&gt;8388608;([.D1730]-16777215-1);[.D173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1];2);16)" office:value-type="string" office:string-value="E0FFFF8D" calcext:value-type="string">
            <text:p>E0FFFF8D</text:p>
          </table:table-cell>
          <table:table-cell table:formula="of:=RIGHTB([.B1731];6)" office:value-type="string" office:string-value="FFFF8D" calcext:value-type="string">
            <text:p>FFFF8D</text:p>
          </table:table-cell>
          <table:table-cell table:formula="of:=HEX2DEC([.C1731])" office:value-type="float" office:value="16777101" calcext:value-type="float">
            <text:p>16777101</text:p>
          </table:table-cell>
          <table:table-cell table:formula="of:=IF([.D1731]&gt;8388608;([.D1731]-16777215-1);[.D173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2];2);16)" office:value-type="string" office:string-value="E0FFFF8D" calcext:value-type="string">
            <text:p>E0FFFF8D</text:p>
          </table:table-cell>
          <table:table-cell table:formula="of:=RIGHTB([.B1732];6)" office:value-type="string" office:string-value="FFFF8D" calcext:value-type="string">
            <text:p>FFFF8D</text:p>
          </table:table-cell>
          <table:table-cell table:formula="of:=HEX2DEC([.C1732])" office:value-type="float" office:value="16777101" calcext:value-type="float">
            <text:p>16777101</text:p>
          </table:table-cell>
          <table:table-cell table:formula="of:=IF([.D1732]&gt;8388608;([.D1732]-16777215-1);[.D173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3];2);16)" office:value-type="string" office:string-value="E0FFFF8D" calcext:value-type="string">
            <text:p>E0FFFF8D</text:p>
          </table:table-cell>
          <table:table-cell table:formula="of:=RIGHTB([.B1733];6)" office:value-type="string" office:string-value="FFFF8D" calcext:value-type="string">
            <text:p>FFFF8D</text:p>
          </table:table-cell>
          <table:table-cell table:formula="of:=HEX2DEC([.C1733])" office:value-type="float" office:value="16777101" calcext:value-type="float">
            <text:p>16777101</text:p>
          </table:table-cell>
          <table:table-cell table:formula="of:=IF([.D1733]&gt;8388608;([.D1733]-16777215-1);[.D173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4];2);16)" office:value-type="string" office:string-value="E0FFFF8D" calcext:value-type="string">
            <text:p>E0FFFF8D</text:p>
          </table:table-cell>
          <table:table-cell table:formula="of:=RIGHTB([.B1734];6)" office:value-type="string" office:string-value="FFFF8D" calcext:value-type="string">
            <text:p>FFFF8D</text:p>
          </table:table-cell>
          <table:table-cell table:formula="of:=HEX2DEC([.C1734])" office:value-type="float" office:value="16777101" calcext:value-type="float">
            <text:p>16777101</text:p>
          </table:table-cell>
          <table:table-cell table:formula="of:=IF([.D1734]&gt;8388608;([.D1734]-16777215-1);[.D173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5];2);16)" office:value-type="string" office:string-value="E0FFFF8D" calcext:value-type="string">
            <text:p>E0FFFF8D</text:p>
          </table:table-cell>
          <table:table-cell table:formula="of:=RIGHTB([.B1735];6)" office:value-type="string" office:string-value="FFFF8D" calcext:value-type="string">
            <text:p>FFFF8D</text:p>
          </table:table-cell>
          <table:table-cell table:formula="of:=HEX2DEC([.C1735])" office:value-type="float" office:value="16777101" calcext:value-type="float">
            <text:p>16777101</text:p>
          </table:table-cell>
          <table:table-cell table:formula="of:=IF([.D1735]&gt;8388608;([.D1735]-16777215-1);[.D173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0000111111111111111110001101</text:p>
          </table:table-cell>
          <table:table-cell table:formula="of:=BASE(DECIMAL([.A1736];2);16)" office:value-type="string" office:string-value="E0FFFF8D" calcext:value-type="string">
            <text:p>E0FFFF8D</text:p>
          </table:table-cell>
          <table:table-cell table:formula="of:=RIGHTB([.B1736];6)" office:value-type="string" office:string-value="FFFF8D" calcext:value-type="string">
            <text:p>FFFF8D</text:p>
          </table:table-cell>
          <table:table-cell table:formula="of:=HEX2DEC([.C1736])" office:value-type="float" office:value="16777101" calcext:value-type="float">
            <text:p>16777101</text:p>
          </table:table-cell>
          <table:table-cell table:formula="of:=IF([.D1736]&gt;8388608;([.D1736]-16777215-1);[.D173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37];2);16)" office:value-type="string" office:string-value="EAFFFF8B" calcext:value-type="string">
            <text:p>EAFFFF8B</text:p>
          </table:table-cell>
          <table:table-cell table:formula="of:=RIGHTB([.B1737];6)" office:value-type="string" office:string-value="FFFF8B" calcext:value-type="string">
            <text:p>FFFF8B</text:p>
          </table:table-cell>
          <table:table-cell table:formula="of:=HEX2DEC([.C1737])" office:value-type="float" office:value="16777099" calcext:value-type="float">
            <text:p>16777099</text:p>
          </table:table-cell>
          <table:table-cell table:formula="of:=IF([.D1737]&gt;8388608;([.D1737]-16777215-1);[.D173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38];2);16)" office:value-type="string" office:string-value="EAFFFF8B" calcext:value-type="string">
            <text:p>EAFFFF8B</text:p>
          </table:table-cell>
          <table:table-cell table:formula="of:=RIGHTB([.B1738];6)" office:value-type="string" office:string-value="FFFF8B" calcext:value-type="string">
            <text:p>FFFF8B</text:p>
          </table:table-cell>
          <table:table-cell table:formula="of:=HEX2DEC([.C1738])" office:value-type="float" office:value="16777099" calcext:value-type="float">
            <text:p>16777099</text:p>
          </table:table-cell>
          <table:table-cell table:formula="of:=IF([.D1738]&gt;8388608;([.D1738]-16777215-1);[.D173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39];2);16)" office:value-type="string" office:string-value="EAFFFF8B" calcext:value-type="string">
            <text:p>EAFFFF8B</text:p>
          </table:table-cell>
          <table:table-cell table:formula="of:=RIGHTB([.B1739];6)" office:value-type="string" office:string-value="FFFF8B" calcext:value-type="string">
            <text:p>FFFF8B</text:p>
          </table:table-cell>
          <table:table-cell table:formula="of:=HEX2DEC([.C1739])" office:value-type="float" office:value="16777099" calcext:value-type="float">
            <text:p>16777099</text:p>
          </table:table-cell>
          <table:table-cell table:formula="of:=IF([.D1739]&gt;8388608;([.D1739]-16777215-1);[.D173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40];2);16)" office:value-type="string" office:string-value="EAFFFF8B" calcext:value-type="string">
            <text:p>EAFFFF8B</text:p>
          </table:table-cell>
          <table:table-cell table:formula="of:=RIGHTB([.B1740];6)" office:value-type="string" office:string-value="FFFF8B" calcext:value-type="string">
            <text:p>FFFF8B</text:p>
          </table:table-cell>
          <table:table-cell table:formula="of:=HEX2DEC([.C1740])" office:value-type="float" office:value="16777099" calcext:value-type="float">
            <text:p>16777099</text:p>
          </table:table-cell>
          <table:table-cell table:formula="of:=IF([.D1740]&gt;8388608;([.D1740]-16777215-1);[.D174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41];2);16)" office:value-type="string" office:string-value="EAFFFF8B" calcext:value-type="string">
            <text:p>EAFFFF8B</text:p>
          </table:table-cell>
          <table:table-cell table:formula="of:=RIGHTB([.B1741];6)" office:value-type="string" office:string-value="FFFF8B" calcext:value-type="string">
            <text:p>FFFF8B</text:p>
          </table:table-cell>
          <table:table-cell table:formula="of:=HEX2DEC([.C1741])" office:value-type="float" office:value="16777099" calcext:value-type="float">
            <text:p>16777099</text:p>
          </table:table-cell>
          <table:table-cell table:formula="of:=IF([.D1741]&gt;8388608;([.D1741]-16777215-1);[.D174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42];2);16)" office:value-type="string" office:string-value="EAFFFF8B" calcext:value-type="string">
            <text:p>EAFFFF8B</text:p>
          </table:table-cell>
          <table:table-cell table:formula="of:=RIGHTB([.B1742];6)" office:value-type="string" office:string-value="FFFF8B" calcext:value-type="string">
            <text:p>FFFF8B</text:p>
          </table:table-cell>
          <table:table-cell table:formula="of:=HEX2DEC([.C1742])" office:value-type="float" office:value="16777099" calcext:value-type="float">
            <text:p>16777099</text:p>
          </table:table-cell>
          <table:table-cell table:formula="of:=IF([.D1742]&gt;8388608;([.D1742]-16777215-1);[.D174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43];2);16)" office:value-type="string" office:string-value="EAFFFF8B" calcext:value-type="string">
            <text:p>EAFFFF8B</text:p>
          </table:table-cell>
          <table:table-cell table:formula="of:=RIGHTB([.B1743];6)" office:value-type="string" office:string-value="FFFF8B" calcext:value-type="string">
            <text:p>FFFF8B</text:p>
          </table:table-cell>
          <table:table-cell table:formula="of:=HEX2DEC([.C1743])" office:value-type="float" office:value="16777099" calcext:value-type="float">
            <text:p>16777099</text:p>
          </table:table-cell>
          <table:table-cell table:formula="of:=IF([.D1743]&gt;8388608;([.D1743]-16777215-1);[.D174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010111111111111111110001011</text:p>
          </table:table-cell>
          <table:table-cell table:formula="of:=BASE(DECIMAL([.A1744];2);16)" office:value-type="string" office:string-value="EAFFFF8B" calcext:value-type="string">
            <text:p>EAFFFF8B</text:p>
          </table:table-cell>
          <table:table-cell table:formula="of:=RIGHTB([.B1744];6)" office:value-type="string" office:string-value="FFFF8B" calcext:value-type="string">
            <text:p>FFFF8B</text:p>
          </table:table-cell>
          <table:table-cell table:formula="of:=HEX2DEC([.C1744])" office:value-type="float" office:value="16777099" calcext:value-type="float">
            <text:p>16777099</text:p>
          </table:table-cell>
          <table:table-cell table:formula="of:=IF([.D1744]&gt;8388608;([.D1744]-16777215-1);[.D174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45];2);16)" office:value-type="string" office:string-value="89" calcext:value-type="string">
            <text:p>89</text:p>
          </table:table-cell>
          <table:table-cell table:formula="of:=RIGHTB([.B1745];6)" office:value-type="string" office:string-value="89" calcext:value-type="string">
            <text:p>89</text:p>
          </table:table-cell>
          <table:table-cell table:formula="of:=HEX2DEC([.C1745])" office:value-type="float" office:value="137" calcext:value-type="float">
            <text:p>137</text:p>
          </table:table-cell>
          <table:table-cell table:formula="of:=IF([.D1745]&gt;8388608;([.D1745]-16777215-1);[.D174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46];2);16)" office:value-type="string" office:string-value="89" calcext:value-type="string">
            <text:p>89</text:p>
          </table:table-cell>
          <table:table-cell table:formula="of:=RIGHTB([.B1746];6)" office:value-type="string" office:string-value="89" calcext:value-type="string">
            <text:p>89</text:p>
          </table:table-cell>
          <table:table-cell table:formula="of:=HEX2DEC([.C1746])" office:value-type="float" office:value="137" calcext:value-type="float">
            <text:p>137</text:p>
          </table:table-cell>
          <table:table-cell table:formula="of:=IF([.D1746]&gt;8388608;([.D1746]-16777215-1);[.D174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47];2);16)" office:value-type="string" office:string-value="89" calcext:value-type="string">
            <text:p>89</text:p>
          </table:table-cell>
          <table:table-cell table:formula="of:=RIGHTB([.B1747];6)" office:value-type="string" office:string-value="89" calcext:value-type="string">
            <text:p>89</text:p>
          </table:table-cell>
          <table:table-cell table:formula="of:=HEX2DEC([.C1747])" office:value-type="float" office:value="137" calcext:value-type="float">
            <text:p>137</text:p>
          </table:table-cell>
          <table:table-cell table:formula="of:=IF([.D1747]&gt;8388608;([.D1747]-16777215-1);[.D174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48];2);16)" office:value-type="string" office:string-value="89" calcext:value-type="string">
            <text:p>89</text:p>
          </table:table-cell>
          <table:table-cell table:formula="of:=RIGHTB([.B1748];6)" office:value-type="string" office:string-value="89" calcext:value-type="string">
            <text:p>89</text:p>
          </table:table-cell>
          <table:table-cell table:formula="of:=HEX2DEC([.C1748])" office:value-type="float" office:value="137" calcext:value-type="float">
            <text:p>137</text:p>
          </table:table-cell>
          <table:table-cell table:formula="of:=IF([.D1748]&gt;8388608;([.D1748]-16777215-1);[.D174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49];2);16)" office:value-type="string" office:string-value="89" calcext:value-type="string">
            <text:p>89</text:p>
          </table:table-cell>
          <table:table-cell table:formula="of:=RIGHTB([.B1749];6)" office:value-type="string" office:string-value="89" calcext:value-type="string">
            <text:p>89</text:p>
          </table:table-cell>
          <table:table-cell table:formula="of:=HEX2DEC([.C1749])" office:value-type="float" office:value="137" calcext:value-type="float">
            <text:p>137</text:p>
          </table:table-cell>
          <table:table-cell table:formula="of:=IF([.D1749]&gt;8388608;([.D1749]-16777215-1);[.D174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50];2);16)" office:value-type="string" office:string-value="89" calcext:value-type="string">
            <text:p>89</text:p>
          </table:table-cell>
          <table:table-cell table:formula="of:=RIGHTB([.B1750];6)" office:value-type="string" office:string-value="89" calcext:value-type="string">
            <text:p>89</text:p>
          </table:table-cell>
          <table:table-cell table:formula="of:=HEX2DEC([.C1750])" office:value-type="float" office:value="137" calcext:value-type="float">
            <text:p>137</text:p>
          </table:table-cell>
          <table:table-cell table:formula="of:=IF([.D1750]&gt;8388608;([.D1750]-16777215-1);[.D175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51];2);16)" office:value-type="string" office:string-value="89" calcext:value-type="string">
            <text:p>89</text:p>
          </table:table-cell>
          <table:table-cell table:formula="of:=RIGHTB([.B1751];6)" office:value-type="string" office:string-value="89" calcext:value-type="string">
            <text:p>89</text:p>
          </table:table-cell>
          <table:table-cell table:formula="of:=HEX2DEC([.C1751])" office:value-type="float" office:value="137" calcext:value-type="float">
            <text:p>137</text:p>
          </table:table-cell>
          <table:table-cell table:formula="of:=IF([.D1751]&gt;8388608;([.D1751]-16777215-1);[.D1751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00000000000000000000010001001</text:p>
          </table:table-cell>
          <table:table-cell table:formula="of:=BASE(DECIMAL([.A1752];2);16)" office:value-type="string" office:string-value="89" calcext:value-type="string">
            <text:p>89</text:p>
          </table:table-cell>
          <table:table-cell table:formula="of:=RIGHTB([.B1752];6)" office:value-type="string" office:string-value="89" calcext:value-type="string">
            <text:p>89</text:p>
          </table:table-cell>
          <table:table-cell table:formula="of:=HEX2DEC([.C1752])" office:value-type="float" office:value="137" calcext:value-type="float">
            <text:p>137</text:p>
          </table:table-cell>
          <table:table-cell table:formula="of:=IF([.D1752]&gt;8388608;([.D1752]-16777215-1);[.D1752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3];2);16)" office:value-type="string" office:string-value="BCFFFF8A" calcext:value-type="string">
            <text:p>BCFFFF8A</text:p>
          </table:table-cell>
          <table:table-cell table:formula="of:=RIGHTB([.B1753];6)" office:value-type="string" office:string-value="FFFF8A" calcext:value-type="string">
            <text:p>FFFF8A</text:p>
          </table:table-cell>
          <table:table-cell table:formula="of:=HEX2DEC([.C1753])" office:value-type="float" office:value="16777098" calcext:value-type="float">
            <text:p>16777098</text:p>
          </table:table-cell>
          <table:table-cell table:formula="of:=IF([.D1753]&gt;8388608;([.D1753]-16777215-1);[.D1753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4];2);16)" office:value-type="string" office:string-value="BCFFFF8A" calcext:value-type="string">
            <text:p>BCFFFF8A</text:p>
          </table:table-cell>
          <table:table-cell table:formula="of:=RIGHTB([.B1754];6)" office:value-type="string" office:string-value="FFFF8A" calcext:value-type="string">
            <text:p>FFFF8A</text:p>
          </table:table-cell>
          <table:table-cell table:formula="of:=HEX2DEC([.C1754])" office:value-type="float" office:value="16777098" calcext:value-type="float">
            <text:p>16777098</text:p>
          </table:table-cell>
          <table:table-cell table:formula="of:=IF([.D1754]&gt;8388608;([.D1754]-16777215-1);[.D1754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5];2);16)" office:value-type="string" office:string-value="BCFFFF8A" calcext:value-type="string">
            <text:p>BCFFFF8A</text:p>
          </table:table-cell>
          <table:table-cell table:formula="of:=RIGHTB([.B1755];6)" office:value-type="string" office:string-value="FFFF8A" calcext:value-type="string">
            <text:p>FFFF8A</text:p>
          </table:table-cell>
          <table:table-cell table:formula="of:=HEX2DEC([.C1755])" office:value-type="float" office:value="16777098" calcext:value-type="float">
            <text:p>16777098</text:p>
          </table:table-cell>
          <table:table-cell table:formula="of:=IF([.D1755]&gt;8388608;([.D1755]-16777215-1);[.D175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6];2);16)" office:value-type="string" office:string-value="BCFFFF8A" calcext:value-type="string">
            <text:p>BCFFFF8A</text:p>
          </table:table-cell>
          <table:table-cell table:formula="of:=RIGHTB([.B1756];6)" office:value-type="string" office:string-value="FFFF8A" calcext:value-type="string">
            <text:p>FFFF8A</text:p>
          </table:table-cell>
          <table:table-cell table:formula="of:=HEX2DEC([.C1756])" office:value-type="float" office:value="16777098" calcext:value-type="float">
            <text:p>16777098</text:p>
          </table:table-cell>
          <table:table-cell table:formula="of:=IF([.D1756]&gt;8388608;([.D1756]-16777215-1);[.D175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7];2);16)" office:value-type="string" office:string-value="BCFFFF8A" calcext:value-type="string">
            <text:p>BCFFFF8A</text:p>
          </table:table-cell>
          <table:table-cell table:formula="of:=RIGHTB([.B1757];6)" office:value-type="string" office:string-value="FFFF8A" calcext:value-type="string">
            <text:p>FFFF8A</text:p>
          </table:table-cell>
          <table:table-cell table:formula="of:=HEX2DEC([.C1757])" office:value-type="float" office:value="16777098" calcext:value-type="float">
            <text:p>16777098</text:p>
          </table:table-cell>
          <table:table-cell table:formula="of:=IF([.D1757]&gt;8388608;([.D1757]-16777215-1);[.D175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8];2);16)" office:value-type="string" office:string-value="BCFFFF8A" calcext:value-type="string">
            <text:p>BCFFFF8A</text:p>
          </table:table-cell>
          <table:table-cell table:formula="of:=RIGHTB([.B1758];6)" office:value-type="string" office:string-value="FFFF8A" calcext:value-type="string">
            <text:p>FFFF8A</text:p>
          </table:table-cell>
          <table:table-cell table:formula="of:=HEX2DEC([.C1758])" office:value-type="float" office:value="16777098" calcext:value-type="float">
            <text:p>16777098</text:p>
          </table:table-cell>
          <table:table-cell table:formula="of:=IF([.D1758]&gt;8388608;([.D1758]-16777215-1);[.D175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59];2);16)" office:value-type="string" office:string-value="BCFFFF8A" calcext:value-type="string">
            <text:p>BCFFFF8A</text:p>
          </table:table-cell>
          <table:table-cell table:formula="of:=RIGHTB([.B1759];6)" office:value-type="string" office:string-value="FFFF8A" calcext:value-type="string">
            <text:p>FFFF8A</text:p>
          </table:table-cell>
          <table:table-cell table:formula="of:=HEX2DEC([.C1759])" office:value-type="float" office:value="16777098" calcext:value-type="float">
            <text:p>16777098</text:p>
          </table:table-cell>
          <table:table-cell table:formula="of:=IF([.D1759]&gt;8388608;([.D1759]-16777215-1);[.D1759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1100111111111111111110001010</text:p>
          </table:table-cell>
          <table:table-cell table:formula="of:=BASE(DECIMAL([.A1760];2);16)" office:value-type="string" office:string-value="BCFFFF8A" calcext:value-type="string">
            <text:p>BCFFFF8A</text:p>
          </table:table-cell>
          <table:table-cell table:formula="of:=RIGHTB([.B1760];6)" office:value-type="string" office:string-value="FFFF8A" calcext:value-type="string">
            <text:p>FFFF8A</text:p>
          </table:table-cell>
          <table:table-cell table:formula="of:=HEX2DEC([.C1760])" office:value-type="float" office:value="16777098" calcext:value-type="float">
            <text:p>16777098</text:p>
          </table:table-cell>
          <table:table-cell table:formula="of:=IF([.D1760]&gt;8388608;([.D1760]-16777215-1);[.D1760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1];2);16)" office:value-type="string" office:string-value="B3FFFF8B" calcext:value-type="string">
            <text:p>B3FFFF8B</text:p>
          </table:table-cell>
          <table:table-cell table:formula="of:=RIGHTB([.B1761];6)" office:value-type="string" office:string-value="FFFF8B" calcext:value-type="string">
            <text:p>FFFF8B</text:p>
          </table:table-cell>
          <table:table-cell table:formula="of:=HEX2DEC([.C1761])" office:value-type="float" office:value="16777099" calcext:value-type="float">
            <text:p>16777099</text:p>
          </table:table-cell>
          <table:table-cell table:formula="of:=IF([.D1761]&gt;8388608;([.D1761]-16777215-1);[.D176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2];2);16)" office:value-type="string" office:string-value="B3FFFF8B" calcext:value-type="string">
            <text:p>B3FFFF8B</text:p>
          </table:table-cell>
          <table:table-cell table:formula="of:=RIGHTB([.B1762];6)" office:value-type="string" office:string-value="FFFF8B" calcext:value-type="string">
            <text:p>FFFF8B</text:p>
          </table:table-cell>
          <table:table-cell table:formula="of:=HEX2DEC([.C1762])" office:value-type="float" office:value="16777099" calcext:value-type="float">
            <text:p>16777099</text:p>
          </table:table-cell>
          <table:table-cell table:formula="of:=IF([.D1762]&gt;8388608;([.D1762]-16777215-1);[.D176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3];2);16)" office:value-type="string" office:string-value="B3FFFF8B" calcext:value-type="string">
            <text:p>B3FFFF8B</text:p>
          </table:table-cell>
          <table:table-cell table:formula="of:=RIGHTB([.B1763];6)" office:value-type="string" office:string-value="FFFF8B" calcext:value-type="string">
            <text:p>FFFF8B</text:p>
          </table:table-cell>
          <table:table-cell table:formula="of:=HEX2DEC([.C1763])" office:value-type="float" office:value="16777099" calcext:value-type="float">
            <text:p>16777099</text:p>
          </table:table-cell>
          <table:table-cell table:formula="of:=IF([.D1763]&gt;8388608;([.D1763]-16777215-1);[.D176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4];2);16)" office:value-type="string" office:string-value="B3FFFF8B" calcext:value-type="string">
            <text:p>B3FFFF8B</text:p>
          </table:table-cell>
          <table:table-cell table:formula="of:=RIGHTB([.B1764];6)" office:value-type="string" office:string-value="FFFF8B" calcext:value-type="string">
            <text:p>FFFF8B</text:p>
          </table:table-cell>
          <table:table-cell table:formula="of:=HEX2DEC([.C1764])" office:value-type="float" office:value="16777099" calcext:value-type="float">
            <text:p>16777099</text:p>
          </table:table-cell>
          <table:table-cell table:formula="of:=IF([.D1764]&gt;8388608;([.D1764]-16777215-1);[.D176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5];2);16)" office:value-type="string" office:string-value="B3FFFF8B" calcext:value-type="string">
            <text:p>B3FFFF8B</text:p>
          </table:table-cell>
          <table:table-cell table:formula="of:=RIGHTB([.B1765];6)" office:value-type="string" office:string-value="FFFF8B" calcext:value-type="string">
            <text:p>FFFF8B</text:p>
          </table:table-cell>
          <table:table-cell table:formula="of:=HEX2DEC([.C1765])" office:value-type="float" office:value="16777099" calcext:value-type="float">
            <text:p>16777099</text:p>
          </table:table-cell>
          <table:table-cell table:formula="of:=IF([.D1765]&gt;8388608;([.D1765]-16777215-1);[.D176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6];2);16)" office:value-type="string" office:string-value="B3FFFF8B" calcext:value-type="string">
            <text:p>B3FFFF8B</text:p>
          </table:table-cell>
          <table:table-cell table:formula="of:=RIGHTB([.B1766];6)" office:value-type="string" office:string-value="FFFF8B" calcext:value-type="string">
            <text:p>FFFF8B</text:p>
          </table:table-cell>
          <table:table-cell table:formula="of:=HEX2DEC([.C1766])" office:value-type="float" office:value="16777099" calcext:value-type="float">
            <text:p>16777099</text:p>
          </table:table-cell>
          <table:table-cell table:formula="of:=IF([.D1766]&gt;8388608;([.D1766]-16777215-1);[.D176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7];2);16)" office:value-type="string" office:string-value="B3FFFF8B" calcext:value-type="string">
            <text:p>B3FFFF8B</text:p>
          </table:table-cell>
          <table:table-cell table:formula="of:=RIGHTB([.B1767];6)" office:value-type="string" office:string-value="FFFF8B" calcext:value-type="string">
            <text:p>FFFF8B</text:p>
          </table:table-cell>
          <table:table-cell table:formula="of:=HEX2DEC([.C1767])" office:value-type="float" office:value="16777099" calcext:value-type="float">
            <text:p>16777099</text:p>
          </table:table-cell>
          <table:table-cell table:formula="of:=IF([.D1767]&gt;8388608;([.D1767]-16777215-1);[.D176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11111111111111111110001011</text:p>
          </table:table-cell>
          <table:table-cell table:formula="of:=BASE(DECIMAL([.A1768];2);16)" office:value-type="string" office:string-value="B3FFFF8B" calcext:value-type="string">
            <text:p>B3FFFF8B</text:p>
          </table:table-cell>
          <table:table-cell table:formula="of:=RIGHTB([.B1768];6)" office:value-type="string" office:string-value="FFFF8B" calcext:value-type="string">
            <text:p>FFFF8B</text:p>
          </table:table-cell>
          <table:table-cell table:formula="of:=HEX2DEC([.C1768])" office:value-type="float" office:value="16777099" calcext:value-type="float">
            <text:p>16777099</text:p>
          </table:table-cell>
          <table:table-cell table:formula="of:=IF([.D1768]&gt;8388608;([.D1768]-16777215-1);[.D176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69];2);16)" office:value-type="string" office:string-value="EFFFFF80" calcext:value-type="string">
            <text:p>EFFFFF80</text:p>
          </table:table-cell>
          <table:table-cell table:formula="of:=RIGHTB([.B1769];6)" office:value-type="string" office:string-value="FFFF80" calcext:value-type="string">
            <text:p>FFFF80</text:p>
          </table:table-cell>
          <table:table-cell table:formula="of:=HEX2DEC([.C1769])" office:value-type="float" office:value="16777088" calcext:value-type="float">
            <text:p>16777088</text:p>
          </table:table-cell>
          <table:table-cell table:formula="of:=IF([.D1769]&gt;8388608;([.D1769]-16777215-1);[.D176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0];2);16)" office:value-type="string" office:string-value="EFFFFF80" calcext:value-type="string">
            <text:p>EFFFFF80</text:p>
          </table:table-cell>
          <table:table-cell table:formula="of:=RIGHTB([.B1770];6)" office:value-type="string" office:string-value="FFFF80" calcext:value-type="string">
            <text:p>FFFF80</text:p>
          </table:table-cell>
          <table:table-cell table:formula="of:=HEX2DEC([.C1770])" office:value-type="float" office:value="16777088" calcext:value-type="float">
            <text:p>16777088</text:p>
          </table:table-cell>
          <table:table-cell table:formula="of:=IF([.D1770]&gt;8388608;([.D1770]-16777215-1);[.D177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1];2);16)" office:value-type="string" office:string-value="EFFFFF80" calcext:value-type="string">
            <text:p>EFFFFF80</text:p>
          </table:table-cell>
          <table:table-cell table:formula="of:=RIGHTB([.B1771];6)" office:value-type="string" office:string-value="FFFF80" calcext:value-type="string">
            <text:p>FFFF80</text:p>
          </table:table-cell>
          <table:table-cell table:formula="of:=HEX2DEC([.C1771])" office:value-type="float" office:value="16777088" calcext:value-type="float">
            <text:p>16777088</text:p>
          </table:table-cell>
          <table:table-cell table:formula="of:=IF([.D1771]&gt;8388608;([.D1771]-16777215-1);[.D177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2];2);16)" office:value-type="string" office:string-value="EFFFFF80" calcext:value-type="string">
            <text:p>EFFFFF80</text:p>
          </table:table-cell>
          <table:table-cell table:formula="of:=RIGHTB([.B1772];6)" office:value-type="string" office:string-value="FFFF80" calcext:value-type="string">
            <text:p>FFFF80</text:p>
          </table:table-cell>
          <table:table-cell table:formula="of:=HEX2DEC([.C1772])" office:value-type="float" office:value="16777088" calcext:value-type="float">
            <text:p>16777088</text:p>
          </table:table-cell>
          <table:table-cell table:formula="of:=IF([.D1772]&gt;8388608;([.D1772]-16777215-1);[.D177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3];2);16)" office:value-type="string" office:string-value="EFFFFF80" calcext:value-type="string">
            <text:p>EFFFFF80</text:p>
          </table:table-cell>
          <table:table-cell table:formula="of:=RIGHTB([.B1773];6)" office:value-type="string" office:string-value="FFFF80" calcext:value-type="string">
            <text:p>FFFF80</text:p>
          </table:table-cell>
          <table:table-cell table:formula="of:=HEX2DEC([.C1773])" office:value-type="float" office:value="16777088" calcext:value-type="float">
            <text:p>16777088</text:p>
          </table:table-cell>
          <table:table-cell table:formula="of:=IF([.D1773]&gt;8388608;([.D1773]-16777215-1);[.D177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4];2);16)" office:value-type="string" office:string-value="EFFFFF80" calcext:value-type="string">
            <text:p>EFFFFF80</text:p>
          </table:table-cell>
          <table:table-cell table:formula="of:=RIGHTB([.B1774];6)" office:value-type="string" office:string-value="FFFF80" calcext:value-type="string">
            <text:p>FFFF80</text:p>
          </table:table-cell>
          <table:table-cell table:formula="of:=HEX2DEC([.C1774])" office:value-type="float" office:value="16777088" calcext:value-type="float">
            <text:p>16777088</text:p>
          </table:table-cell>
          <table:table-cell table:formula="of:=IF([.D1774]&gt;8388608;([.D1774]-16777215-1);[.D177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5];2);16)" office:value-type="string" office:string-value="EFFFFF80" calcext:value-type="string">
            <text:p>EFFFFF80</text:p>
          </table:table-cell>
          <table:table-cell table:formula="of:=RIGHTB([.B1775];6)" office:value-type="string" office:string-value="FFFF80" calcext:value-type="string">
            <text:p>FFFF80</text:p>
          </table:table-cell>
          <table:table-cell table:formula="of:=HEX2DEC([.C1775])" office:value-type="float" office:value="16777088" calcext:value-type="float">
            <text:p>16777088</text:p>
          </table:table-cell>
          <table:table-cell table:formula="of:=IF([.D1775]&gt;8388608;([.D1775]-16777215-1);[.D177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101111111111111111111110000000</text:p>
          </table:table-cell>
          <table:table-cell table:formula="of:=BASE(DECIMAL([.A1776];2);16)" office:value-type="string" office:string-value="EFFFFF80" calcext:value-type="string">
            <text:p>EFFFFF80</text:p>
          </table:table-cell>
          <table:table-cell table:formula="of:=RIGHTB([.B1776];6)" office:value-type="string" office:string-value="FFFF80" calcext:value-type="string">
            <text:p>FFFF80</text:p>
          </table:table-cell>
          <table:table-cell table:formula="of:=HEX2DEC([.C1776])" office:value-type="float" office:value="16777088" calcext:value-type="float">
            <text:p>16777088</text:p>
          </table:table-cell>
          <table:table-cell table:formula="of:=IF([.D1776]&gt;8388608;([.D1776]-16777215-1);[.D177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77];2);16)" office:value-type="string" office:string-value="12000080" calcext:value-type="string">
            <text:p>12000080</text:p>
          </table:table-cell>
          <table:table-cell table:formula="of:=RIGHTB([.B1777];6)" office:value-type="string" office:string-value="000080" calcext:value-type="string">
            <text:p>000080</text:p>
          </table:table-cell>
          <table:table-cell table:formula="of:=HEX2DEC([.C1777])" office:value-type="float" office:value="128" calcext:value-type="float">
            <text:p>128</text:p>
          </table:table-cell>
          <table:table-cell table:formula="of:=IF([.D1777]&gt;8388608;([.D1777]-16777215-1);[.D1777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78];2);16)" office:value-type="string" office:string-value="12000080" calcext:value-type="string">
            <text:p>12000080</text:p>
          </table:table-cell>
          <table:table-cell table:formula="of:=RIGHTB([.B1778];6)" office:value-type="string" office:string-value="000080" calcext:value-type="string">
            <text:p>000080</text:p>
          </table:table-cell>
          <table:table-cell table:formula="of:=HEX2DEC([.C1778])" office:value-type="float" office:value="128" calcext:value-type="float">
            <text:p>128</text:p>
          </table:table-cell>
          <table:table-cell table:formula="of:=IF([.D1778]&gt;8388608;([.D1778]-16777215-1);[.D1778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79];2);16)" office:value-type="string" office:string-value="12000080" calcext:value-type="string">
            <text:p>12000080</text:p>
          </table:table-cell>
          <table:table-cell table:formula="of:=RIGHTB([.B1779];6)" office:value-type="string" office:string-value="000080" calcext:value-type="string">
            <text:p>000080</text:p>
          </table:table-cell>
          <table:table-cell table:formula="of:=HEX2DEC([.C1779])" office:value-type="float" office:value="128" calcext:value-type="float">
            <text:p>128</text:p>
          </table:table-cell>
          <table:table-cell table:formula="of:=IF([.D1779]&gt;8388608;([.D1779]-16777215-1);[.D1779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80];2);16)" office:value-type="string" office:string-value="12000080" calcext:value-type="string">
            <text:p>12000080</text:p>
          </table:table-cell>
          <table:table-cell table:formula="of:=RIGHTB([.B1780];6)" office:value-type="string" office:string-value="000080" calcext:value-type="string">
            <text:p>000080</text:p>
          </table:table-cell>
          <table:table-cell table:formula="of:=HEX2DEC([.C1780])" office:value-type="float" office:value="128" calcext:value-type="float">
            <text:p>128</text:p>
          </table:table-cell>
          <table:table-cell table:formula="of:=IF([.D1780]&gt;8388608;([.D1780]-16777215-1);[.D1780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81];2);16)" office:value-type="string" office:string-value="12000080" calcext:value-type="string">
            <text:p>12000080</text:p>
          </table:table-cell>
          <table:table-cell table:formula="of:=RIGHTB([.B1781];6)" office:value-type="string" office:string-value="000080" calcext:value-type="string">
            <text:p>000080</text:p>
          </table:table-cell>
          <table:table-cell table:formula="of:=HEX2DEC([.C1781])" office:value-type="float" office:value="128" calcext:value-type="float">
            <text:p>128</text:p>
          </table:table-cell>
          <table:table-cell table:formula="of:=IF([.D1781]&gt;8388608;([.D1781]-16777215-1);[.D1781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82];2);16)" office:value-type="string" office:string-value="12000080" calcext:value-type="string">
            <text:p>12000080</text:p>
          </table:table-cell>
          <table:table-cell table:formula="of:=RIGHTB([.B1782];6)" office:value-type="string" office:string-value="000080" calcext:value-type="string">
            <text:p>000080</text:p>
          </table:table-cell>
          <table:table-cell table:formula="of:=HEX2DEC([.C1782])" office:value-type="float" office:value="128" calcext:value-type="float">
            <text:p>128</text:p>
          </table:table-cell>
          <table:table-cell table:formula="of:=IF([.D1782]&gt;8388608;([.D1782]-16777215-1);[.D1782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83];2);16)" office:value-type="string" office:string-value="12000080" calcext:value-type="string">
            <text:p>12000080</text:p>
          </table:table-cell>
          <table:table-cell table:formula="of:=RIGHTB([.B1783];6)" office:value-type="string" office:string-value="000080" calcext:value-type="string">
            <text:p>000080</text:p>
          </table:table-cell>
          <table:table-cell table:formula="of:=HEX2DEC([.C1783])" office:value-type="float" office:value="128" calcext:value-type="float">
            <text:p>128</text:p>
          </table:table-cell>
          <table:table-cell table:formula="of:=IF([.D1783]&gt;8388608;([.D1783]-16777215-1);[.D1783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010000000000000000010000000</text:p>
          </table:table-cell>
          <table:table-cell table:formula="of:=BASE(DECIMAL([.A1784];2);16)" office:value-type="string" office:string-value="12000080" calcext:value-type="string">
            <text:p>12000080</text:p>
          </table:table-cell>
          <table:table-cell table:formula="of:=RIGHTB([.B1784];6)" office:value-type="string" office:string-value="000080" calcext:value-type="string">
            <text:p>000080</text:p>
          </table:table-cell>
          <table:table-cell table:formula="of:=HEX2DEC([.C1784])" office:value-type="float" office:value="128" calcext:value-type="float">
            <text:p>128</text:p>
          </table:table-cell>
          <table:table-cell table:formula="of:=IF([.D1784]&gt;8388608;([.D1784]-16777215-1);[.D1784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85];2);16)" office:value-type="string" office:string-value="DEFFFF84" calcext:value-type="string">
            <text:p>DEFFFF84</text:p>
          </table:table-cell>
          <table:table-cell table:formula="of:=RIGHTB([.B1785];6)" office:value-type="string" office:string-value="FFFF84" calcext:value-type="string">
            <text:p>FFFF84</text:p>
          </table:table-cell>
          <table:table-cell table:formula="of:=HEX2DEC([.C1785])" office:value-type="float" office:value="16777092" calcext:value-type="float">
            <text:p>16777092</text:p>
          </table:table-cell>
          <table:table-cell table:formula="of:=IF([.D1785]&gt;8388608;([.D1785]-16777215-1);[.D1785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86];2);16)" office:value-type="string" office:string-value="DEFFFF84" calcext:value-type="string">
            <text:p>DEFFFF84</text:p>
          </table:table-cell>
          <table:table-cell table:formula="of:=RIGHTB([.B1786];6)" office:value-type="string" office:string-value="FFFF84" calcext:value-type="string">
            <text:p>FFFF84</text:p>
          </table:table-cell>
          <table:table-cell table:formula="of:=HEX2DEC([.C1786])" office:value-type="float" office:value="16777092" calcext:value-type="float">
            <text:p>16777092</text:p>
          </table:table-cell>
          <table:table-cell table:formula="of:=IF([.D1786]&gt;8388608;([.D1786]-16777215-1);[.D1786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87];2);16)" office:value-type="string" office:string-value="DEFFFF84" calcext:value-type="string">
            <text:p>DEFFFF84</text:p>
          </table:table-cell>
          <table:table-cell table:formula="of:=RIGHTB([.B1787];6)" office:value-type="string" office:string-value="FFFF84" calcext:value-type="string">
            <text:p>FFFF84</text:p>
          </table:table-cell>
          <table:table-cell table:formula="of:=HEX2DEC([.C1787])" office:value-type="float" office:value="16777092" calcext:value-type="float">
            <text:p>16777092</text:p>
          </table:table-cell>
          <table:table-cell table:formula="of:=IF([.D1787]&gt;8388608;([.D1787]-16777215-1);[.D1787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88];2);16)" office:value-type="string" office:string-value="DEFFFF84" calcext:value-type="string">
            <text:p>DEFFFF84</text:p>
          </table:table-cell>
          <table:table-cell table:formula="of:=RIGHTB([.B1788];6)" office:value-type="string" office:string-value="FFFF84" calcext:value-type="string">
            <text:p>FFFF84</text:p>
          </table:table-cell>
          <table:table-cell table:formula="of:=HEX2DEC([.C1788])" office:value-type="float" office:value="16777092" calcext:value-type="float">
            <text:p>16777092</text:p>
          </table:table-cell>
          <table:table-cell table:formula="of:=IF([.D1788]&gt;8388608;([.D1788]-16777215-1);[.D1788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89];2);16)" office:value-type="string" office:string-value="DEFFFF84" calcext:value-type="string">
            <text:p>DEFFFF84</text:p>
          </table:table-cell>
          <table:table-cell table:formula="of:=RIGHTB([.B1789];6)" office:value-type="string" office:string-value="FFFF84" calcext:value-type="string">
            <text:p>FFFF84</text:p>
          </table:table-cell>
          <table:table-cell table:formula="of:=HEX2DEC([.C1789])" office:value-type="float" office:value="16777092" calcext:value-type="float">
            <text:p>16777092</text:p>
          </table:table-cell>
          <table:table-cell table:formula="of:=IF([.D1789]&gt;8388608;([.D1789]-16777215-1);[.D1789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90];2);16)" office:value-type="string" office:string-value="DEFFFF84" calcext:value-type="string">
            <text:p>DEFFFF84</text:p>
          </table:table-cell>
          <table:table-cell table:formula="of:=RIGHTB([.B1790];6)" office:value-type="string" office:string-value="FFFF84" calcext:value-type="string">
            <text:p>FFFF84</text:p>
          </table:table-cell>
          <table:table-cell table:formula="of:=HEX2DEC([.C1790])" office:value-type="float" office:value="16777092" calcext:value-type="float">
            <text:p>16777092</text:p>
          </table:table-cell>
          <table:table-cell table:formula="of:=IF([.D1790]&gt;8388608;([.D1790]-16777215-1);[.D1790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91];2);16)" office:value-type="string" office:string-value="DEFFFF84" calcext:value-type="string">
            <text:p>DEFFFF84</text:p>
          </table:table-cell>
          <table:table-cell table:formula="of:=RIGHTB([.B1791];6)" office:value-type="string" office:string-value="FFFF84" calcext:value-type="string">
            <text:p>FFFF84</text:p>
          </table:table-cell>
          <table:table-cell table:formula="of:=HEX2DEC([.C1791])" office:value-type="float" office:value="16777092" calcext:value-type="float">
            <text:p>16777092</text:p>
          </table:table-cell>
          <table:table-cell table:formula="of:=IF([.D1791]&gt;8388608;([.D1791]-16777215-1);[.D1791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11011110111111111111111110000100</text:p>
          </table:table-cell>
          <table:table-cell table:formula="of:=BASE(DECIMAL([.A1792];2);16)" office:value-type="string" office:string-value="DEFFFF84" calcext:value-type="string">
            <text:p>DEFFFF84</text:p>
          </table:table-cell>
          <table:table-cell table:formula="of:=RIGHTB([.B1792];6)" office:value-type="string" office:string-value="FFFF84" calcext:value-type="string">
            <text:p>FFFF84</text:p>
          </table:table-cell>
          <table:table-cell table:formula="of:=HEX2DEC([.C1792])" office:value-type="float" office:value="16777092" calcext:value-type="float">
            <text:p>16777092</text:p>
          </table:table-cell>
          <table:table-cell table:formula="of:=IF([.D1792]&gt;8388608;([.D1792]-16777215-1);[.D1792])" office:value-type="float" office:value="-124" calcext:value-type="float">
            <text:p>-124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3];2);16)" office:value-type="string" office:string-value="3200008C" calcext:value-type="string">
            <text:p>3200008C</text:p>
          </table:table-cell>
          <table:table-cell table:formula="of:=RIGHTB([.B1793];6)" office:value-type="string" office:string-value="00008C" calcext:value-type="string">
            <text:p>00008C</text:p>
          </table:table-cell>
          <table:table-cell table:formula="of:=HEX2DEC([.C1793])" office:value-type="float" office:value="140" calcext:value-type="float">
            <text:p>140</text:p>
          </table:table-cell>
          <table:table-cell table:formula="of:=IF([.D1793]&gt;8388608;([.D1793]-16777215-1);[.D179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4];2);16)" office:value-type="string" office:string-value="3200008C" calcext:value-type="string">
            <text:p>3200008C</text:p>
          </table:table-cell>
          <table:table-cell table:formula="of:=RIGHTB([.B1794];6)" office:value-type="string" office:string-value="00008C" calcext:value-type="string">
            <text:p>00008C</text:p>
          </table:table-cell>
          <table:table-cell table:formula="of:=HEX2DEC([.C1794])" office:value-type="float" office:value="140" calcext:value-type="float">
            <text:p>140</text:p>
          </table:table-cell>
          <table:table-cell table:formula="of:=IF([.D1794]&gt;8388608;([.D1794]-16777215-1);[.D1794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5];2);16)" office:value-type="string" office:string-value="3200008C" calcext:value-type="string">
            <text:p>3200008C</text:p>
          </table:table-cell>
          <table:table-cell table:formula="of:=RIGHTB([.B1795];6)" office:value-type="string" office:string-value="00008C" calcext:value-type="string">
            <text:p>00008C</text:p>
          </table:table-cell>
          <table:table-cell table:formula="of:=HEX2DEC([.C1795])" office:value-type="float" office:value="140" calcext:value-type="float">
            <text:p>140</text:p>
          </table:table-cell>
          <table:table-cell table:formula="of:=IF([.D1795]&gt;8388608;([.D1795]-16777215-1);[.D1795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6];2);16)" office:value-type="string" office:string-value="3200008C" calcext:value-type="string">
            <text:p>3200008C</text:p>
          </table:table-cell>
          <table:table-cell table:formula="of:=RIGHTB([.B1796];6)" office:value-type="string" office:string-value="00008C" calcext:value-type="string">
            <text:p>00008C</text:p>
          </table:table-cell>
          <table:table-cell table:formula="of:=HEX2DEC([.C1796])" office:value-type="float" office:value="140" calcext:value-type="float">
            <text:p>140</text:p>
          </table:table-cell>
          <table:table-cell table:formula="of:=IF([.D1796]&gt;8388608;([.D1796]-16777215-1);[.D1796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7];2);16)" office:value-type="string" office:string-value="3200008C" calcext:value-type="string">
            <text:p>3200008C</text:p>
          </table:table-cell>
          <table:table-cell table:formula="of:=RIGHTB([.B1797];6)" office:value-type="string" office:string-value="00008C" calcext:value-type="string">
            <text:p>00008C</text:p>
          </table:table-cell>
          <table:table-cell table:formula="of:=HEX2DEC([.C1797])" office:value-type="float" office:value="140" calcext:value-type="float">
            <text:p>140</text:p>
          </table:table-cell>
          <table:table-cell table:formula="of:=IF([.D1797]&gt;8388608;([.D1797]-16777215-1);[.D179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8];2);16)" office:value-type="string" office:string-value="3200008C" calcext:value-type="string">
            <text:p>3200008C</text:p>
          </table:table-cell>
          <table:table-cell table:formula="of:=RIGHTB([.B1798];6)" office:value-type="string" office:string-value="00008C" calcext:value-type="string">
            <text:p>00008C</text:p>
          </table:table-cell>
          <table:table-cell table:formula="of:=HEX2DEC([.C1798])" office:value-type="float" office:value="140" calcext:value-type="float">
            <text:p>140</text:p>
          </table:table-cell>
          <table:table-cell table:formula="of:=IF([.D1798]&gt;8388608;([.D1798]-16777215-1);[.D1798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799];2);16)" office:value-type="string" office:string-value="3200008C" calcext:value-type="string">
            <text:p>3200008C</text:p>
          </table:table-cell>
          <table:table-cell table:formula="of:=RIGHTB([.B1799];6)" office:value-type="string" office:string-value="00008C" calcext:value-type="string">
            <text:p>00008C</text:p>
          </table:table-cell>
          <table:table-cell table:formula="of:=HEX2DEC([.C1799])" office:value-type="float" office:value="140" calcext:value-type="float">
            <text:p>140</text:p>
          </table:table-cell>
          <table:table-cell table:formula="of:=IF([.D1799]&gt;8388608;([.D1799]-16777215-1);[.D1799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0010000000000000000010001100</text:p>
          </table:table-cell>
          <table:table-cell table:formula="of:=BASE(DECIMAL([.A1800];2);16)" office:value-type="string" office:string-value="3200008C" calcext:value-type="string">
            <text:p>3200008C</text:p>
          </table:table-cell>
          <table:table-cell table:formula="of:=RIGHTB([.B1800];6)" office:value-type="string" office:string-value="00008C" calcext:value-type="string">
            <text:p>00008C</text:p>
          </table:table-cell>
          <table:table-cell table:formula="of:=HEX2DEC([.C1800])" office:value-type="float" office:value="140" calcext:value-type="float">
            <text:p>140</text:p>
          </table:table-cell>
          <table:table-cell table:formula="of:=IF([.D1800]&gt;8388608;([.D1800]-16777215-1);[.D1800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1];2);16)" office:value-type="string" office:string-value="3A00008F" calcext:value-type="string">
            <text:p>3A00008F</text:p>
          </table:table-cell>
          <table:table-cell table:formula="of:=RIGHTB([.B1801];6)" office:value-type="string" office:string-value="00008F" calcext:value-type="string">
            <text:p>00008F</text:p>
          </table:table-cell>
          <table:table-cell table:formula="of:=HEX2DEC([.C1801])" office:value-type="float" office:value="143" calcext:value-type="float">
            <text:p>143</text:p>
          </table:table-cell>
          <table:table-cell table:formula="of:=IF([.D1801]&gt;8388608;([.D1801]-16777215-1);[.D1801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2];2);16)" office:value-type="string" office:string-value="3A00008F" calcext:value-type="string">
            <text:p>3A00008F</text:p>
          </table:table-cell>
          <table:table-cell table:formula="of:=RIGHTB([.B1802];6)" office:value-type="string" office:string-value="00008F" calcext:value-type="string">
            <text:p>00008F</text:p>
          </table:table-cell>
          <table:table-cell table:formula="of:=HEX2DEC([.C1802])" office:value-type="float" office:value="143" calcext:value-type="float">
            <text:p>143</text:p>
          </table:table-cell>
          <table:table-cell table:formula="of:=IF([.D1802]&gt;8388608;([.D1802]-16777215-1);[.D1802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3];2);16)" office:value-type="string" office:string-value="3A00008F" calcext:value-type="string">
            <text:p>3A00008F</text:p>
          </table:table-cell>
          <table:table-cell table:formula="of:=RIGHTB([.B1803];6)" office:value-type="string" office:string-value="00008F" calcext:value-type="string">
            <text:p>00008F</text:p>
          </table:table-cell>
          <table:table-cell table:formula="of:=HEX2DEC([.C1803])" office:value-type="float" office:value="143" calcext:value-type="float">
            <text:p>143</text:p>
          </table:table-cell>
          <table:table-cell table:formula="of:=IF([.D1803]&gt;8388608;([.D1803]-16777215-1);[.D1803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4];2);16)" office:value-type="string" office:string-value="3A00008F" calcext:value-type="string">
            <text:p>3A00008F</text:p>
          </table:table-cell>
          <table:table-cell table:formula="of:=RIGHTB([.B1804];6)" office:value-type="string" office:string-value="00008F" calcext:value-type="string">
            <text:p>00008F</text:p>
          </table:table-cell>
          <table:table-cell table:formula="of:=HEX2DEC([.C1804])" office:value-type="float" office:value="143" calcext:value-type="float">
            <text:p>143</text:p>
          </table:table-cell>
          <table:table-cell table:formula="of:=IF([.D1804]&gt;8388608;([.D1804]-16777215-1);[.D1804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5];2);16)" office:value-type="string" office:string-value="3A00008F" calcext:value-type="string">
            <text:p>3A00008F</text:p>
          </table:table-cell>
          <table:table-cell table:formula="of:=RIGHTB([.B1805];6)" office:value-type="string" office:string-value="00008F" calcext:value-type="string">
            <text:p>00008F</text:p>
          </table:table-cell>
          <table:table-cell table:formula="of:=HEX2DEC([.C1805])" office:value-type="float" office:value="143" calcext:value-type="float">
            <text:p>143</text:p>
          </table:table-cell>
          <table:table-cell table:formula="of:=IF([.D1805]&gt;8388608;([.D1805]-16777215-1);[.D1805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6];2);16)" office:value-type="string" office:string-value="3A00008F" calcext:value-type="string">
            <text:p>3A00008F</text:p>
          </table:table-cell>
          <table:table-cell table:formula="of:=RIGHTB([.B1806];6)" office:value-type="string" office:string-value="00008F" calcext:value-type="string">
            <text:p>00008F</text:p>
          </table:table-cell>
          <table:table-cell table:formula="of:=HEX2DEC([.C1806])" office:value-type="float" office:value="143" calcext:value-type="float">
            <text:p>143</text:p>
          </table:table-cell>
          <table:table-cell table:formula="of:=IF([.D1806]&gt;8388608;([.D1806]-16777215-1);[.D1806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7];2);16)" office:value-type="string" office:string-value="3A00008F" calcext:value-type="string">
            <text:p>3A00008F</text:p>
          </table:table-cell>
          <table:table-cell table:formula="of:=RIGHTB([.B1807];6)" office:value-type="string" office:string-value="00008F" calcext:value-type="string">
            <text:p>00008F</text:p>
          </table:table-cell>
          <table:table-cell table:formula="of:=HEX2DEC([.C1807])" office:value-type="float" office:value="143" calcext:value-type="float">
            <text:p>143</text:p>
          </table:table-cell>
          <table:table-cell table:formula="of:=IF([.D1807]&gt;8388608;([.D1807]-16777215-1);[.D180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0111010000000000000000010001111</text:p>
          </table:table-cell>
          <table:table-cell table:formula="of:=BASE(DECIMAL([.A1808];2);16)" office:value-type="string" office:string-value="3A00008F" calcext:value-type="string">
            <text:p>3A00008F</text:p>
          </table:table-cell>
          <table:table-cell table:formula="of:=RIGHTB([.B1808];6)" office:value-type="string" office:string-value="00008F" calcext:value-type="string">
            <text:p>00008F</text:p>
          </table:table-cell>
          <table:table-cell table:formula="of:=HEX2DEC([.C1808])" office:value-type="float" office:value="143" calcext:value-type="float">
            <text:p>143</text:p>
          </table:table-cell>
          <table:table-cell table:formula="of:=IF([.D1808]&gt;8388608;([.D1808]-16777215-1);[.D1808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09];2);16)" office:value-type="string" office:string-value="A6FFFF88" calcext:value-type="string">
            <text:p>A6FFFF88</text:p>
          </table:table-cell>
          <table:table-cell table:formula="of:=RIGHTB([.B1809];6)" office:value-type="string" office:string-value="FFFF88" calcext:value-type="string">
            <text:p>FFFF88</text:p>
          </table:table-cell>
          <table:table-cell table:formula="of:=HEX2DEC([.C1809])" office:value-type="float" office:value="16777096" calcext:value-type="float">
            <text:p>16777096</text:p>
          </table:table-cell>
          <table:table-cell table:formula="of:=IF([.D1809]&gt;8388608;([.D1809]-16777215-1);[.D1809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0];2);16)" office:value-type="string" office:string-value="A6FFFF88" calcext:value-type="string">
            <text:p>A6FFFF88</text:p>
          </table:table-cell>
          <table:table-cell table:formula="of:=RIGHTB([.B1810];6)" office:value-type="string" office:string-value="FFFF88" calcext:value-type="string">
            <text:p>FFFF88</text:p>
          </table:table-cell>
          <table:table-cell table:formula="of:=HEX2DEC([.C1810])" office:value-type="float" office:value="16777096" calcext:value-type="float">
            <text:p>16777096</text:p>
          </table:table-cell>
          <table:table-cell table:formula="of:=IF([.D1810]&gt;8388608;([.D1810]-16777215-1);[.D1810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1];2);16)" office:value-type="string" office:string-value="A6FFFF88" calcext:value-type="string">
            <text:p>A6FFFF88</text:p>
          </table:table-cell>
          <table:table-cell table:formula="of:=RIGHTB([.B1811];6)" office:value-type="string" office:string-value="FFFF88" calcext:value-type="string">
            <text:p>FFFF88</text:p>
          </table:table-cell>
          <table:table-cell table:formula="of:=HEX2DEC([.C1811])" office:value-type="float" office:value="16777096" calcext:value-type="float">
            <text:p>16777096</text:p>
          </table:table-cell>
          <table:table-cell table:formula="of:=IF([.D1811]&gt;8388608;([.D1811]-16777215-1);[.D1811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2];2);16)" office:value-type="string" office:string-value="A6FFFF88" calcext:value-type="string">
            <text:p>A6FFFF88</text:p>
          </table:table-cell>
          <table:table-cell table:formula="of:=RIGHTB([.B1812];6)" office:value-type="string" office:string-value="FFFF88" calcext:value-type="string">
            <text:p>FFFF88</text:p>
          </table:table-cell>
          <table:table-cell table:formula="of:=HEX2DEC([.C1812])" office:value-type="float" office:value="16777096" calcext:value-type="float">
            <text:p>16777096</text:p>
          </table:table-cell>
          <table:table-cell table:formula="of:=IF([.D1812]&gt;8388608;([.D1812]-16777215-1);[.D1812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3];2);16)" office:value-type="string" office:string-value="A6FFFF88" calcext:value-type="string">
            <text:p>A6FFFF88</text:p>
          </table:table-cell>
          <table:table-cell table:formula="of:=RIGHTB([.B1813];6)" office:value-type="string" office:string-value="FFFF88" calcext:value-type="string">
            <text:p>FFFF88</text:p>
          </table:table-cell>
          <table:table-cell table:formula="of:=HEX2DEC([.C1813])" office:value-type="float" office:value="16777096" calcext:value-type="float">
            <text:p>16777096</text:p>
          </table:table-cell>
          <table:table-cell table:formula="of:=IF([.D1813]&gt;8388608;([.D1813]-16777215-1);[.D1813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4];2);16)" office:value-type="string" office:string-value="A6FFFF88" calcext:value-type="string">
            <text:p>A6FFFF88</text:p>
          </table:table-cell>
          <table:table-cell table:formula="of:=RIGHTB([.B1814];6)" office:value-type="string" office:string-value="FFFF88" calcext:value-type="string">
            <text:p>FFFF88</text:p>
          </table:table-cell>
          <table:table-cell table:formula="of:=HEX2DEC([.C1814])" office:value-type="float" office:value="16777096" calcext:value-type="float">
            <text:p>16777096</text:p>
          </table:table-cell>
          <table:table-cell table:formula="of:=IF([.D1814]&gt;8388608;([.D1814]-16777215-1);[.D1814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5];2);16)" office:value-type="string" office:string-value="A6FFFF88" calcext:value-type="string">
            <text:p>A6FFFF88</text:p>
          </table:table-cell>
          <table:table-cell table:formula="of:=RIGHTB([.B1815];6)" office:value-type="string" office:string-value="FFFF88" calcext:value-type="string">
            <text:p>FFFF88</text:p>
          </table:table-cell>
          <table:table-cell table:formula="of:=HEX2DEC([.C1815])" office:value-type="float" office:value="16777096" calcext:value-type="float">
            <text:p>16777096</text:p>
          </table:table-cell>
          <table:table-cell table:formula="of:=IF([.D1815]&gt;8388608;([.D1815]-16777215-1);[.D1815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00110111111111111111110001000</text:p>
          </table:table-cell>
          <table:table-cell table:formula="of:=BASE(DECIMAL([.A1816];2);16)" office:value-type="string" office:string-value="A6FFFF88" calcext:value-type="string">
            <text:p>A6FFFF88</text:p>
          </table:table-cell>
          <table:table-cell table:formula="of:=RIGHTB([.B1816];6)" office:value-type="string" office:string-value="FFFF88" calcext:value-type="string">
            <text:p>FFFF88</text:p>
          </table:table-cell>
          <table:table-cell table:formula="of:=HEX2DEC([.C1816])" office:value-type="float" office:value="16777096" calcext:value-type="float">
            <text:p>16777096</text:p>
          </table:table-cell>
          <table:table-cell table:formula="of:=IF([.D1816]&gt;8388608;([.D1816]-16777215-1);[.D1816])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17];2);16)" office:value-type="string" office:string-value="B0FFFF8B" calcext:value-type="string">
            <text:p>B0FFFF8B</text:p>
          </table:table-cell>
          <table:table-cell table:formula="of:=RIGHTB([.B1817];6)" office:value-type="string" office:string-value="FFFF8B" calcext:value-type="string">
            <text:p>FFFF8B</text:p>
          </table:table-cell>
          <table:table-cell table:formula="of:=HEX2DEC([.C1817])" office:value-type="float" office:value="16777099" calcext:value-type="float">
            <text:p>16777099</text:p>
          </table:table-cell>
          <table:table-cell table:formula="of:=IF([.D1817]&gt;8388608;([.D1817]-16777215-1);[.D181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18];2);16)" office:value-type="string" office:string-value="B0FFFF8B" calcext:value-type="string">
            <text:p>B0FFFF8B</text:p>
          </table:table-cell>
          <table:table-cell table:formula="of:=RIGHTB([.B1818];6)" office:value-type="string" office:string-value="FFFF8B" calcext:value-type="string">
            <text:p>FFFF8B</text:p>
          </table:table-cell>
          <table:table-cell table:formula="of:=HEX2DEC([.C1818])" office:value-type="float" office:value="16777099" calcext:value-type="float">
            <text:p>16777099</text:p>
          </table:table-cell>
          <table:table-cell table:formula="of:=IF([.D1818]&gt;8388608;([.D1818]-16777215-1);[.D181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19];2);16)" office:value-type="string" office:string-value="B0FFFF8B" calcext:value-type="string">
            <text:p>B0FFFF8B</text:p>
          </table:table-cell>
          <table:table-cell table:formula="of:=RIGHTB([.B1819];6)" office:value-type="string" office:string-value="FFFF8B" calcext:value-type="string">
            <text:p>FFFF8B</text:p>
          </table:table-cell>
          <table:table-cell table:formula="of:=HEX2DEC([.C1819])" office:value-type="float" office:value="16777099" calcext:value-type="float">
            <text:p>16777099</text:p>
          </table:table-cell>
          <table:table-cell table:formula="of:=IF([.D1819]&gt;8388608;([.D1819]-16777215-1);[.D181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20];2);16)" office:value-type="string" office:string-value="B0FFFF8B" calcext:value-type="string">
            <text:p>B0FFFF8B</text:p>
          </table:table-cell>
          <table:table-cell table:formula="of:=RIGHTB([.B1820];6)" office:value-type="string" office:string-value="FFFF8B" calcext:value-type="string">
            <text:p>FFFF8B</text:p>
          </table:table-cell>
          <table:table-cell table:formula="of:=HEX2DEC([.C1820])" office:value-type="float" office:value="16777099" calcext:value-type="float">
            <text:p>16777099</text:p>
          </table:table-cell>
          <table:table-cell table:formula="of:=IF([.D1820]&gt;8388608;([.D1820]-16777215-1);[.D182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21];2);16)" office:value-type="string" office:string-value="B0FFFF8B" calcext:value-type="string">
            <text:p>B0FFFF8B</text:p>
          </table:table-cell>
          <table:table-cell table:formula="of:=RIGHTB([.B1821];6)" office:value-type="string" office:string-value="FFFF8B" calcext:value-type="string">
            <text:p>FFFF8B</text:p>
          </table:table-cell>
          <table:table-cell table:formula="of:=HEX2DEC([.C1821])" office:value-type="float" office:value="16777099" calcext:value-type="float">
            <text:p>16777099</text:p>
          </table:table-cell>
          <table:table-cell table:formula="of:=IF([.D1821]&gt;8388608;([.D1821]-16777215-1);[.D182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22];2);16)" office:value-type="string" office:string-value="B0FFFF8B" calcext:value-type="string">
            <text:p>B0FFFF8B</text:p>
          </table:table-cell>
          <table:table-cell table:formula="of:=RIGHTB([.B1822];6)" office:value-type="string" office:string-value="FFFF8B" calcext:value-type="string">
            <text:p>FFFF8B</text:p>
          </table:table-cell>
          <table:table-cell table:formula="of:=HEX2DEC([.C1822])" office:value-type="float" office:value="16777099" calcext:value-type="float">
            <text:p>16777099</text:p>
          </table:table-cell>
          <table:table-cell table:formula="of:=IF([.D1822]&gt;8388608;([.D1822]-16777215-1);[.D182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23];2);16)" office:value-type="string" office:string-value="B0FFFF8B" calcext:value-type="string">
            <text:p>B0FFFF8B</text:p>
          </table:table-cell>
          <table:table-cell table:formula="of:=RIGHTB([.B1823];6)" office:value-type="string" office:string-value="FFFF8B" calcext:value-type="string">
            <text:p>FFFF8B</text:p>
          </table:table-cell>
          <table:table-cell table:formula="of:=HEX2DEC([.C1823])" office:value-type="float" office:value="16777099" calcext:value-type="float">
            <text:p>16777099</text:p>
          </table:table-cell>
          <table:table-cell table:formula="of:=IF([.D1823]&gt;8388608;([.D1823]-16777215-1);[.D1823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0110000111111111111111110001011</text:p>
          </table:table-cell>
          <table:table-cell table:formula="of:=BASE(DECIMAL([.A1824];2);16)" office:value-type="string" office:string-value="B0FFFF8B" calcext:value-type="string">
            <text:p>B0FFFF8B</text:p>
          </table:table-cell>
          <table:table-cell table:formula="of:=RIGHTB([.B1824];6)" office:value-type="string" office:string-value="FFFF8B" calcext:value-type="string">
            <text:p>FFFF8B</text:p>
          </table:table-cell>
          <table:table-cell table:formula="of:=HEX2DEC([.C1824])" office:value-type="float" office:value="16777099" calcext:value-type="float">
            <text:p>16777099</text:p>
          </table:table-cell>
          <table:table-cell table:formula="of:=IF([.D1824]&gt;8388608;([.D1824]-16777215-1);[.D1824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25];2);16)" office:value-type="string" office:string-value="6EFFFF8A" calcext:value-type="string">
            <text:p>6EFFFF8A</text:p>
          </table:table-cell>
          <table:table-cell table:formula="of:=RIGHTB([.B1825];6)" office:value-type="string" office:string-value="FFFF8A" calcext:value-type="string">
            <text:p>FFFF8A</text:p>
          </table:table-cell>
          <table:table-cell table:formula="of:=HEX2DEC([.C1825])" office:value-type="float" office:value="16777098" calcext:value-type="float">
            <text:p>16777098</text:p>
          </table:table-cell>
          <table:table-cell table:formula="of:=IF([.D1825]&gt;8388608;([.D1825]-16777215-1);[.D1825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26];2);16)" office:value-type="string" office:string-value="6EFFFF8A" calcext:value-type="string">
            <text:p>6EFFFF8A</text:p>
          </table:table-cell>
          <table:table-cell table:formula="of:=RIGHTB([.B1826];6)" office:value-type="string" office:string-value="FFFF8A" calcext:value-type="string">
            <text:p>FFFF8A</text:p>
          </table:table-cell>
          <table:table-cell table:formula="of:=HEX2DEC([.C1826])" office:value-type="float" office:value="16777098" calcext:value-type="float">
            <text:p>16777098</text:p>
          </table:table-cell>
          <table:table-cell table:formula="of:=IF([.D1826]&gt;8388608;([.D1826]-16777215-1);[.D1826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27];2);16)" office:value-type="string" office:string-value="6EFFFF8A" calcext:value-type="string">
            <text:p>6EFFFF8A</text:p>
          </table:table-cell>
          <table:table-cell table:formula="of:=RIGHTB([.B1827];6)" office:value-type="string" office:string-value="FFFF8A" calcext:value-type="string">
            <text:p>FFFF8A</text:p>
          </table:table-cell>
          <table:table-cell table:formula="of:=HEX2DEC([.C1827])" office:value-type="float" office:value="16777098" calcext:value-type="float">
            <text:p>16777098</text:p>
          </table:table-cell>
          <table:table-cell table:formula="of:=IF([.D1827]&gt;8388608;([.D1827]-16777215-1);[.D1827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28];2);16)" office:value-type="string" office:string-value="6EFFFF8A" calcext:value-type="string">
            <text:p>6EFFFF8A</text:p>
          </table:table-cell>
          <table:table-cell table:formula="of:=RIGHTB([.B1828];6)" office:value-type="string" office:string-value="FFFF8A" calcext:value-type="string">
            <text:p>FFFF8A</text:p>
          </table:table-cell>
          <table:table-cell table:formula="of:=HEX2DEC([.C1828])" office:value-type="float" office:value="16777098" calcext:value-type="float">
            <text:p>16777098</text:p>
          </table:table-cell>
          <table:table-cell table:formula="of:=IF([.D1828]&gt;8388608;([.D1828]-16777215-1);[.D1828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29];2);16)" office:value-type="string" office:string-value="6EFFFF8A" calcext:value-type="string">
            <text:p>6EFFFF8A</text:p>
          </table:table-cell>
          <table:table-cell table:formula="of:=RIGHTB([.B1829];6)" office:value-type="string" office:string-value="FFFF8A" calcext:value-type="string">
            <text:p>FFFF8A</text:p>
          </table:table-cell>
          <table:table-cell table:formula="of:=HEX2DEC([.C1829])" office:value-type="float" office:value="16777098" calcext:value-type="float">
            <text:p>16777098</text:p>
          </table:table-cell>
          <table:table-cell table:formula="of:=IF([.D1829]&gt;8388608;([.D1829]-16777215-1);[.D1829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30];2);16)" office:value-type="string" office:string-value="6EFFFF8A" calcext:value-type="string">
            <text:p>6EFFFF8A</text:p>
          </table:table-cell>
          <table:table-cell table:formula="of:=RIGHTB([.B1830];6)" office:value-type="string" office:string-value="FFFF8A" calcext:value-type="string">
            <text:p>FFFF8A</text:p>
          </table:table-cell>
          <table:table-cell table:formula="of:=HEX2DEC([.C1830])" office:value-type="float" office:value="16777098" calcext:value-type="float">
            <text:p>16777098</text:p>
          </table:table-cell>
          <table:table-cell table:formula="of:=IF([.D1830]&gt;8388608;([.D1830]-16777215-1);[.D1830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31];2);16)" office:value-type="string" office:string-value="6EFFFF8A" calcext:value-type="string">
            <text:p>6EFFFF8A</text:p>
          </table:table-cell>
          <table:table-cell table:formula="of:=RIGHTB([.B1831];6)" office:value-type="string" office:string-value="FFFF8A" calcext:value-type="string">
            <text:p>FFFF8A</text:p>
          </table:table-cell>
          <table:table-cell table:formula="of:=HEX2DEC([.C1831])" office:value-type="float" office:value="16777098" calcext:value-type="float">
            <text:p>16777098</text:p>
          </table:table-cell>
          <table:table-cell table:formula="of:=IF([.D1831]&gt;8388608;([.D1831]-16777215-1);[.D1831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01101110111111111111111110001010</text:p>
          </table:table-cell>
          <table:table-cell table:formula="of:=BASE(DECIMAL([.A1832];2);16)" office:value-type="string" office:string-value="6EFFFF8A" calcext:value-type="string">
            <text:p>6EFFFF8A</text:p>
          </table:table-cell>
          <table:table-cell table:formula="of:=RIGHTB([.B1832];6)" office:value-type="string" office:string-value="FFFF8A" calcext:value-type="string">
            <text:p>FFFF8A</text:p>
          </table:table-cell>
          <table:table-cell table:formula="of:=HEX2DEC([.C1832])" office:value-type="float" office:value="16777098" calcext:value-type="float">
            <text:p>16777098</text:p>
          </table:table-cell>
          <table:table-cell table:formula="of:=IF([.D1832]&gt;8388608;([.D1832]-16777215-1);[.D1832])"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3];2);16)" office:value-type="string" office:string-value="D8FFFF80" calcext:value-type="string">
            <text:p>D8FFFF80</text:p>
          </table:table-cell>
          <table:table-cell table:formula="of:=RIGHTB([.B1833];6)" office:value-type="string" office:string-value="FFFF80" calcext:value-type="string">
            <text:p>FFFF80</text:p>
          </table:table-cell>
          <table:table-cell table:formula="of:=HEX2DEC([.C1833])" office:value-type="float" office:value="16777088" calcext:value-type="float">
            <text:p>16777088</text:p>
          </table:table-cell>
          <table:table-cell table:formula="of:=IF([.D1833]&gt;8388608;([.D1833]-16777215-1);[.D1833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4];2);16)" office:value-type="string" office:string-value="D8FFFF80" calcext:value-type="string">
            <text:p>D8FFFF80</text:p>
          </table:table-cell>
          <table:table-cell table:formula="of:=RIGHTB([.B1834];6)" office:value-type="string" office:string-value="FFFF80" calcext:value-type="string">
            <text:p>FFFF80</text:p>
          </table:table-cell>
          <table:table-cell table:formula="of:=HEX2DEC([.C1834])" office:value-type="float" office:value="16777088" calcext:value-type="float">
            <text:p>16777088</text:p>
          </table:table-cell>
          <table:table-cell table:formula="of:=IF([.D1834]&gt;8388608;([.D1834]-16777215-1);[.D1834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5];2);16)" office:value-type="string" office:string-value="D8FFFF80" calcext:value-type="string">
            <text:p>D8FFFF80</text:p>
          </table:table-cell>
          <table:table-cell table:formula="of:=RIGHTB([.B1835];6)" office:value-type="string" office:string-value="FFFF80" calcext:value-type="string">
            <text:p>FFFF80</text:p>
          </table:table-cell>
          <table:table-cell table:formula="of:=HEX2DEC([.C1835])" office:value-type="float" office:value="16777088" calcext:value-type="float">
            <text:p>16777088</text:p>
          </table:table-cell>
          <table:table-cell table:formula="of:=IF([.D1835]&gt;8388608;([.D1835]-16777215-1);[.D183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6];2);16)" office:value-type="string" office:string-value="D8FFFF80" calcext:value-type="string">
            <text:p>D8FFFF80</text:p>
          </table:table-cell>
          <table:table-cell table:formula="of:=RIGHTB([.B1836];6)" office:value-type="string" office:string-value="FFFF80" calcext:value-type="string">
            <text:p>FFFF80</text:p>
          </table:table-cell>
          <table:table-cell table:formula="of:=HEX2DEC([.C1836])" office:value-type="float" office:value="16777088" calcext:value-type="float">
            <text:p>16777088</text:p>
          </table:table-cell>
          <table:table-cell table:formula="of:=IF([.D1836]&gt;8388608;([.D1836]-16777215-1);[.D183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7];2);16)" office:value-type="string" office:string-value="D8FFFF80" calcext:value-type="string">
            <text:p>D8FFFF80</text:p>
          </table:table-cell>
          <table:table-cell table:formula="of:=RIGHTB([.B1837];6)" office:value-type="string" office:string-value="FFFF80" calcext:value-type="string">
            <text:p>FFFF80</text:p>
          </table:table-cell>
          <table:table-cell table:formula="of:=HEX2DEC([.C1837])" office:value-type="float" office:value="16777088" calcext:value-type="float">
            <text:p>16777088</text:p>
          </table:table-cell>
          <table:table-cell table:formula="of:=IF([.D1837]&gt;8388608;([.D1837]-16777215-1);[.D183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8];2);16)" office:value-type="string" office:string-value="D8FFFF80" calcext:value-type="string">
            <text:p>D8FFFF80</text:p>
          </table:table-cell>
          <table:table-cell table:formula="of:=RIGHTB([.B1838];6)" office:value-type="string" office:string-value="FFFF80" calcext:value-type="string">
            <text:p>FFFF80</text:p>
          </table:table-cell>
          <table:table-cell table:formula="of:=HEX2DEC([.C1838])" office:value-type="float" office:value="16777088" calcext:value-type="float">
            <text:p>16777088</text:p>
          </table:table-cell>
          <table:table-cell table:formula="of:=IF([.D1838]&gt;8388608;([.D1838]-16777215-1);[.D183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39];2);16)" office:value-type="string" office:string-value="D8FFFF80" calcext:value-type="string">
            <text:p>D8FFFF80</text:p>
          </table:table-cell>
          <table:table-cell table:formula="of:=RIGHTB([.B1839];6)" office:value-type="string" office:string-value="FFFF80" calcext:value-type="string">
            <text:p>FFFF80</text:p>
          </table:table-cell>
          <table:table-cell table:formula="of:=HEX2DEC([.C1839])" office:value-type="float" office:value="16777088" calcext:value-type="float">
            <text:p>16777088</text:p>
          </table:table-cell>
          <table:table-cell table:formula="of:=IF([.D1839]&gt;8388608;([.D1839]-16777215-1);[.D183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1011000111111111111111110000000</text:p>
          </table:table-cell>
          <table:table-cell table:formula="of:=BASE(DECIMAL([.A1840];2);16)" office:value-type="string" office:string-value="D8FFFF80" calcext:value-type="string">
            <text:p>D8FFFF80</text:p>
          </table:table-cell>
          <table:table-cell table:formula="of:=RIGHTB([.B1840];6)" office:value-type="string" office:string-value="FFFF80" calcext:value-type="string">
            <text:p>FFFF80</text:p>
          </table:table-cell>
          <table:table-cell table:formula="of:=HEX2DEC([.C1840])" office:value-type="float" office:value="16777088" calcext:value-type="float">
            <text:p>16777088</text:p>
          </table:table-cell>
          <table:table-cell table:formula="of:=IF([.D1840]&gt;8388608;([.D1840]-16777215-1);[.D184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1];2);16)" office:value-type="string" office:string-value="8DFFFF85" calcext:value-type="string">
            <text:p>8DFFFF85</text:p>
          </table:table-cell>
          <table:table-cell table:formula="of:=RIGHTB([.B1841];6)" office:value-type="string" office:string-value="FFFF85" calcext:value-type="string">
            <text:p>FFFF85</text:p>
          </table:table-cell>
          <table:table-cell table:formula="of:=HEX2DEC([.C1841])" office:value-type="float" office:value="16777093" calcext:value-type="float">
            <text:p>16777093</text:p>
          </table:table-cell>
          <table:table-cell table:formula="of:=IF([.D1841]&gt;8388608;([.D1841]-16777215-1);[.D184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2];2);16)" office:value-type="string" office:string-value="8DFFFF85" calcext:value-type="string">
            <text:p>8DFFFF85</text:p>
          </table:table-cell>
          <table:table-cell table:formula="of:=RIGHTB([.B1842];6)" office:value-type="string" office:string-value="FFFF85" calcext:value-type="string">
            <text:p>FFFF85</text:p>
          </table:table-cell>
          <table:table-cell table:formula="of:=HEX2DEC([.C1842])" office:value-type="float" office:value="16777093" calcext:value-type="float">
            <text:p>16777093</text:p>
          </table:table-cell>
          <table:table-cell table:formula="of:=IF([.D1842]&gt;8388608;([.D1842]-16777215-1);[.D184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3];2);16)" office:value-type="string" office:string-value="8DFFFF85" calcext:value-type="string">
            <text:p>8DFFFF85</text:p>
          </table:table-cell>
          <table:table-cell table:formula="of:=RIGHTB([.B1843];6)" office:value-type="string" office:string-value="FFFF85" calcext:value-type="string">
            <text:p>FFFF85</text:p>
          </table:table-cell>
          <table:table-cell table:formula="of:=HEX2DEC([.C1843])" office:value-type="float" office:value="16777093" calcext:value-type="float">
            <text:p>16777093</text:p>
          </table:table-cell>
          <table:table-cell table:formula="of:=IF([.D1843]&gt;8388608;([.D1843]-16777215-1);[.D184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4];2);16)" office:value-type="string" office:string-value="8DFFFF85" calcext:value-type="string">
            <text:p>8DFFFF85</text:p>
          </table:table-cell>
          <table:table-cell table:formula="of:=RIGHTB([.B1844];6)" office:value-type="string" office:string-value="FFFF85" calcext:value-type="string">
            <text:p>FFFF85</text:p>
          </table:table-cell>
          <table:table-cell table:formula="of:=HEX2DEC([.C1844])" office:value-type="float" office:value="16777093" calcext:value-type="float">
            <text:p>16777093</text:p>
          </table:table-cell>
          <table:table-cell table:formula="of:=IF([.D1844]&gt;8388608;([.D1844]-16777215-1);[.D184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5];2);16)" office:value-type="string" office:string-value="8DFFFF85" calcext:value-type="string">
            <text:p>8DFFFF85</text:p>
          </table:table-cell>
          <table:table-cell table:formula="of:=RIGHTB([.B1845];6)" office:value-type="string" office:string-value="FFFF85" calcext:value-type="string">
            <text:p>FFFF85</text:p>
          </table:table-cell>
          <table:table-cell table:formula="of:=HEX2DEC([.C1845])" office:value-type="float" office:value="16777093" calcext:value-type="float">
            <text:p>16777093</text:p>
          </table:table-cell>
          <table:table-cell table:formula="of:=IF([.D1845]&gt;8388608;([.D1845]-16777215-1);[.D1845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6];2);16)" office:value-type="string" office:string-value="8DFFFF85" calcext:value-type="string">
            <text:p>8DFFFF85</text:p>
          </table:table-cell>
          <table:table-cell table:formula="of:=RIGHTB([.B1846];6)" office:value-type="string" office:string-value="FFFF85" calcext:value-type="string">
            <text:p>FFFF85</text:p>
          </table:table-cell>
          <table:table-cell table:formula="of:=HEX2DEC([.C1846])" office:value-type="float" office:value="16777093" calcext:value-type="float">
            <text:p>16777093</text:p>
          </table:table-cell>
          <table:table-cell table:formula="of:=IF([.D1846]&gt;8388608;([.D1846]-16777215-1);[.D1846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7];2);16)" office:value-type="string" office:string-value="8DFFFF85" calcext:value-type="string">
            <text:p>8DFFFF85</text:p>
          </table:table-cell>
          <table:table-cell table:formula="of:=RIGHTB([.B1847];6)" office:value-type="string" office:string-value="FFFF85" calcext:value-type="string">
            <text:p>FFFF85</text:p>
          </table:table-cell>
          <table:table-cell table:formula="of:=HEX2DEC([.C1847])" office:value-type="float" office:value="16777093" calcext:value-type="float">
            <text:p>16777093</text:p>
          </table:table-cell>
          <table:table-cell table:formula="of:=IF([.D1847]&gt;8388608;([.D1847]-16777215-1);[.D184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001101111111111111111110000101</text:p>
          </table:table-cell>
          <table:table-cell table:formula="of:=BASE(DECIMAL([.A1848];2);16)" office:value-type="string" office:string-value="8DFFFF85" calcext:value-type="string">
            <text:p>8DFFFF85</text:p>
          </table:table-cell>
          <table:table-cell table:formula="of:=RIGHTB([.B1848];6)" office:value-type="string" office:string-value="FFFF85" calcext:value-type="string">
            <text:p>FFFF85</text:p>
          </table:table-cell>
          <table:table-cell table:formula="of:=HEX2DEC([.C1848])" office:value-type="float" office:value="16777093" calcext:value-type="float">
            <text:p>16777093</text:p>
          </table:table-cell>
          <table:table-cell table:formula="of:=IF([.D1848]&gt;8388608;([.D1848]-16777215-1);[.D184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49];2);16)" office:value-type="string" office:string-value="E2FFFF86" calcext:value-type="string">
            <text:p>E2FFFF86</text:p>
          </table:table-cell>
          <table:table-cell table:formula="of:=RIGHTB([.B1849];6)" office:value-type="string" office:string-value="FFFF86" calcext:value-type="string">
            <text:p>FFFF86</text:p>
          </table:table-cell>
          <table:table-cell table:formula="of:=HEX2DEC([.C1849])" office:value-type="float" office:value="16777094" calcext:value-type="float">
            <text:p>16777094</text:p>
          </table:table-cell>
          <table:table-cell table:formula="of:=IF([.D1849]&gt;8388608;([.D1849]-16777215-1);[.D184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0];2);16)" office:value-type="string" office:string-value="E2FFFF86" calcext:value-type="string">
            <text:p>E2FFFF86</text:p>
          </table:table-cell>
          <table:table-cell table:formula="of:=RIGHTB([.B1850];6)" office:value-type="string" office:string-value="FFFF86" calcext:value-type="string">
            <text:p>FFFF86</text:p>
          </table:table-cell>
          <table:table-cell table:formula="of:=HEX2DEC([.C1850])" office:value-type="float" office:value="16777094" calcext:value-type="float">
            <text:p>16777094</text:p>
          </table:table-cell>
          <table:table-cell table:formula="of:=IF([.D1850]&gt;8388608;([.D1850]-16777215-1);[.D185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1];2);16)" office:value-type="string" office:string-value="E2FFFF86" calcext:value-type="string">
            <text:p>E2FFFF86</text:p>
          </table:table-cell>
          <table:table-cell table:formula="of:=RIGHTB([.B1851];6)" office:value-type="string" office:string-value="FFFF86" calcext:value-type="string">
            <text:p>FFFF86</text:p>
          </table:table-cell>
          <table:table-cell table:formula="of:=HEX2DEC([.C1851])" office:value-type="float" office:value="16777094" calcext:value-type="float">
            <text:p>16777094</text:p>
          </table:table-cell>
          <table:table-cell table:formula="of:=IF([.D1851]&gt;8388608;([.D1851]-16777215-1);[.D185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2];2);16)" office:value-type="string" office:string-value="E2FFFF86" calcext:value-type="string">
            <text:p>E2FFFF86</text:p>
          </table:table-cell>
          <table:table-cell table:formula="of:=RIGHTB([.B1852];6)" office:value-type="string" office:string-value="FFFF86" calcext:value-type="string">
            <text:p>FFFF86</text:p>
          </table:table-cell>
          <table:table-cell table:formula="of:=HEX2DEC([.C1852])" office:value-type="float" office:value="16777094" calcext:value-type="float">
            <text:p>16777094</text:p>
          </table:table-cell>
          <table:table-cell table:formula="of:=IF([.D1852]&gt;8388608;([.D1852]-16777215-1);[.D185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3];2);16)" office:value-type="string" office:string-value="E2FFFF86" calcext:value-type="string">
            <text:p>E2FFFF86</text:p>
          </table:table-cell>
          <table:table-cell table:formula="of:=RIGHTB([.B1853];6)" office:value-type="string" office:string-value="FFFF86" calcext:value-type="string">
            <text:p>FFFF86</text:p>
          </table:table-cell>
          <table:table-cell table:formula="of:=HEX2DEC([.C1853])" office:value-type="float" office:value="16777094" calcext:value-type="float">
            <text:p>16777094</text:p>
          </table:table-cell>
          <table:table-cell table:formula="of:=IF([.D1853]&gt;8388608;([.D1853]-16777215-1);[.D185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4];2);16)" office:value-type="string" office:string-value="E2FFFF86" calcext:value-type="string">
            <text:p>E2FFFF86</text:p>
          </table:table-cell>
          <table:table-cell table:formula="of:=RIGHTB([.B1854];6)" office:value-type="string" office:string-value="FFFF86" calcext:value-type="string">
            <text:p>FFFF86</text:p>
          </table:table-cell>
          <table:table-cell table:formula="of:=HEX2DEC([.C1854])" office:value-type="float" office:value="16777094" calcext:value-type="float">
            <text:p>16777094</text:p>
          </table:table-cell>
          <table:table-cell table:formula="of:=IF([.D1854]&gt;8388608;([.D1854]-16777215-1);[.D185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5];2);16)" office:value-type="string" office:string-value="E2FFFF86" calcext:value-type="string">
            <text:p>E2FFFF86</text:p>
          </table:table-cell>
          <table:table-cell table:formula="of:=RIGHTB([.B1855];6)" office:value-type="string" office:string-value="FFFF86" calcext:value-type="string">
            <text:p>FFFF86</text:p>
          </table:table-cell>
          <table:table-cell table:formula="of:=HEX2DEC([.C1855])" office:value-type="float" office:value="16777094" calcext:value-type="float">
            <text:p>16777094</text:p>
          </table:table-cell>
          <table:table-cell table:formula="of:=IF([.D1855]&gt;8388608;([.D1855]-16777215-1);[.D185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1100010111111111111111110000110</text:p>
          </table:table-cell>
          <table:table-cell table:formula="of:=BASE(DECIMAL([.A1856];2);16)" office:value-type="string" office:string-value="E2FFFF86" calcext:value-type="string">
            <text:p>E2FFFF86</text:p>
          </table:table-cell>
          <table:table-cell table:formula="of:=RIGHTB([.B1856];6)" office:value-type="string" office:string-value="FFFF86" calcext:value-type="string">
            <text:p>FFFF86</text:p>
          </table:table-cell>
          <table:table-cell table:formula="of:=HEX2DEC([.C1856])" office:value-type="float" office:value="16777094" calcext:value-type="float">
            <text:p>16777094</text:p>
          </table:table-cell>
          <table:table-cell table:formula="of:=IF([.D1856]&gt;8388608;([.D1856]-16777215-1);[.D185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57];2);16)" office:value-type="string" office:string-value="2F000081" calcext:value-type="string">
            <text:p>2F000081</text:p>
          </table:table-cell>
          <table:table-cell table:formula="of:=RIGHTB([.B1857];6)" office:value-type="string" office:string-value="000081" calcext:value-type="string">
            <text:p>000081</text:p>
          </table:table-cell>
          <table:table-cell table:formula="of:=HEX2DEC([.C1857])" office:value-type="float" office:value="129" calcext:value-type="float">
            <text:p>129</text:p>
          </table:table-cell>
          <table:table-cell table:formula="of:=IF([.D1857]&gt;8388608;([.D1857]-16777215-1);[.D1857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58];2);16)" office:value-type="string" office:string-value="2F000081" calcext:value-type="string">
            <text:p>2F000081</text:p>
          </table:table-cell>
          <table:table-cell table:formula="of:=RIGHTB([.B1858];6)" office:value-type="string" office:string-value="000081" calcext:value-type="string">
            <text:p>000081</text:p>
          </table:table-cell>
          <table:table-cell table:formula="of:=HEX2DEC([.C1858])" office:value-type="float" office:value="129" calcext:value-type="float">
            <text:p>129</text:p>
          </table:table-cell>
          <table:table-cell table:formula="of:=IF([.D1858]&gt;8388608;([.D1858]-16777215-1);[.D1858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59];2);16)" office:value-type="string" office:string-value="2F000081" calcext:value-type="string">
            <text:p>2F000081</text:p>
          </table:table-cell>
          <table:table-cell table:formula="of:=RIGHTB([.B1859];6)" office:value-type="string" office:string-value="000081" calcext:value-type="string">
            <text:p>000081</text:p>
          </table:table-cell>
          <table:table-cell table:formula="of:=HEX2DEC([.C1859])" office:value-type="float" office:value="129" calcext:value-type="float">
            <text:p>129</text:p>
          </table:table-cell>
          <table:table-cell table:formula="of:=IF([.D1859]&gt;8388608;([.D1859]-16777215-1);[.D1859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60];2);16)" office:value-type="string" office:string-value="2F000081" calcext:value-type="string">
            <text:p>2F000081</text:p>
          </table:table-cell>
          <table:table-cell table:formula="of:=RIGHTB([.B1860];6)" office:value-type="string" office:string-value="000081" calcext:value-type="string">
            <text:p>000081</text:p>
          </table:table-cell>
          <table:table-cell table:formula="of:=HEX2DEC([.C1860])" office:value-type="float" office:value="129" calcext:value-type="float">
            <text:p>129</text:p>
          </table:table-cell>
          <table:table-cell table:formula="of:=IF([.D1860]&gt;8388608;([.D1860]-16777215-1);[.D186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61];2);16)" office:value-type="string" office:string-value="2F000081" calcext:value-type="string">
            <text:p>2F000081</text:p>
          </table:table-cell>
          <table:table-cell table:formula="of:=RIGHTB([.B1861];6)" office:value-type="string" office:string-value="000081" calcext:value-type="string">
            <text:p>000081</text:p>
          </table:table-cell>
          <table:table-cell table:formula="of:=HEX2DEC([.C1861])" office:value-type="float" office:value="129" calcext:value-type="float">
            <text:p>129</text:p>
          </table:table-cell>
          <table:table-cell table:formula="of:=IF([.D1861]&gt;8388608;([.D1861]-16777215-1);[.D1861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62];2);16)" office:value-type="string" office:string-value="2F000081" calcext:value-type="string">
            <text:p>2F000081</text:p>
          </table:table-cell>
          <table:table-cell table:formula="of:=RIGHTB([.B1862];6)" office:value-type="string" office:string-value="000081" calcext:value-type="string">
            <text:p>000081</text:p>
          </table:table-cell>
          <table:table-cell table:formula="of:=HEX2DEC([.C1862])" office:value-type="float" office:value="129" calcext:value-type="float">
            <text:p>129</text:p>
          </table:table-cell>
          <table:table-cell table:formula="of:=IF([.D1862]&gt;8388608;([.D1862]-16777215-1);[.D1862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63];2);16)" office:value-type="string" office:string-value="2F000081" calcext:value-type="string">
            <text:p>2F000081</text:p>
          </table:table-cell>
          <table:table-cell table:formula="of:=RIGHTB([.B1863];6)" office:value-type="string" office:string-value="000081" calcext:value-type="string">
            <text:p>000081</text:p>
          </table:table-cell>
          <table:table-cell table:formula="of:=HEX2DEC([.C1863])" office:value-type="float" office:value="129" calcext:value-type="float">
            <text:p>129</text:p>
          </table:table-cell>
          <table:table-cell table:formula="of:=IF([.D1863]&gt;8388608;([.D1863]-16777215-1);[.D186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0101111000000000000000010000001</text:p>
          </table:table-cell>
          <table:table-cell table:formula="of:=BASE(DECIMAL([.A1864];2);16)" office:value-type="string" office:string-value="2F000081" calcext:value-type="string">
            <text:p>2F000081</text:p>
          </table:table-cell>
          <table:table-cell table:formula="of:=RIGHTB([.B1864];6)" office:value-type="string" office:string-value="000081" calcext:value-type="string">
            <text:p>000081</text:p>
          </table:table-cell>
          <table:table-cell table:formula="of:=HEX2DEC([.C1864])" office:value-type="float" office:value="129" calcext:value-type="float">
            <text:p>129</text:p>
          </table:table-cell>
          <table:table-cell table:formula="of:=IF([.D1864]&gt;8388608;([.D1864]-16777215-1);[.D186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65];2);16)" office:value-type="string" office:string-value="57FFFF80" calcext:value-type="string">
            <text:p>57FFFF80</text:p>
          </table:table-cell>
          <table:table-cell table:formula="of:=RIGHTB([.B1865];6)" office:value-type="string" office:string-value="FFFF80" calcext:value-type="string">
            <text:p>FFFF80</text:p>
          </table:table-cell>
          <table:table-cell table:formula="of:=HEX2DEC([.C1865])" office:value-type="float" office:value="16777088" calcext:value-type="float">
            <text:p>16777088</text:p>
          </table:table-cell>
          <table:table-cell table:formula="of:=IF([.D1865]&gt;8388608;([.D1865]-16777215-1);[.D1865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66];2);16)" office:value-type="string" office:string-value="57FFFF80" calcext:value-type="string">
            <text:p>57FFFF80</text:p>
          </table:table-cell>
          <table:table-cell table:formula="of:=RIGHTB([.B1866];6)" office:value-type="string" office:string-value="FFFF80" calcext:value-type="string">
            <text:p>FFFF80</text:p>
          </table:table-cell>
          <table:table-cell table:formula="of:=HEX2DEC([.C1866])" office:value-type="float" office:value="16777088" calcext:value-type="float">
            <text:p>16777088</text:p>
          </table:table-cell>
          <table:table-cell table:formula="of:=IF([.D1866]&gt;8388608;([.D1866]-16777215-1);[.D1866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67];2);16)" office:value-type="string" office:string-value="57FFFF80" calcext:value-type="string">
            <text:p>57FFFF80</text:p>
          </table:table-cell>
          <table:table-cell table:formula="of:=RIGHTB([.B1867];6)" office:value-type="string" office:string-value="FFFF80" calcext:value-type="string">
            <text:p>FFFF80</text:p>
          </table:table-cell>
          <table:table-cell table:formula="of:=HEX2DEC([.C1867])" office:value-type="float" office:value="16777088" calcext:value-type="float">
            <text:p>16777088</text:p>
          </table:table-cell>
          <table:table-cell table:formula="of:=IF([.D1867]&gt;8388608;([.D1867]-16777215-1);[.D1867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68];2);16)" office:value-type="string" office:string-value="57FFFF80" calcext:value-type="string">
            <text:p>57FFFF80</text:p>
          </table:table-cell>
          <table:table-cell table:formula="of:=RIGHTB([.B1868];6)" office:value-type="string" office:string-value="FFFF80" calcext:value-type="string">
            <text:p>FFFF80</text:p>
          </table:table-cell>
          <table:table-cell table:formula="of:=HEX2DEC([.C1868])" office:value-type="float" office:value="16777088" calcext:value-type="float">
            <text:p>16777088</text:p>
          </table:table-cell>
          <table:table-cell table:formula="of:=IF([.D1868]&gt;8388608;([.D1868]-16777215-1);[.D1868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69];2);16)" office:value-type="string" office:string-value="57FFFF80" calcext:value-type="string">
            <text:p>57FFFF80</text:p>
          </table:table-cell>
          <table:table-cell table:formula="of:=RIGHTB([.B1869];6)" office:value-type="string" office:string-value="FFFF80" calcext:value-type="string">
            <text:p>FFFF80</text:p>
          </table:table-cell>
          <table:table-cell table:formula="of:=HEX2DEC([.C1869])" office:value-type="float" office:value="16777088" calcext:value-type="float">
            <text:p>16777088</text:p>
          </table:table-cell>
          <table:table-cell table:formula="of:=IF([.D1869]&gt;8388608;([.D1869]-16777215-1);[.D1869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70];2);16)" office:value-type="string" office:string-value="57FFFF80" calcext:value-type="string">
            <text:p>57FFFF80</text:p>
          </table:table-cell>
          <table:table-cell table:formula="of:=RIGHTB([.B1870];6)" office:value-type="string" office:string-value="FFFF80" calcext:value-type="string">
            <text:p>FFFF80</text:p>
          </table:table-cell>
          <table:table-cell table:formula="of:=HEX2DEC([.C1870])" office:value-type="float" office:value="16777088" calcext:value-type="float">
            <text:p>16777088</text:p>
          </table:table-cell>
          <table:table-cell table:formula="of:=IF([.D1870]&gt;8388608;([.D1870]-16777215-1);[.D1870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71];2);16)" office:value-type="string" office:string-value="57FFFF80" calcext:value-type="string">
            <text:p>57FFFF80</text:p>
          </table:table-cell>
          <table:table-cell table:formula="of:=RIGHTB([.B1871];6)" office:value-type="string" office:string-value="FFFF80" calcext:value-type="string">
            <text:p>FFFF80</text:p>
          </table:table-cell>
          <table:table-cell table:formula="of:=HEX2DEC([.C1871])" office:value-type="float" office:value="16777088" calcext:value-type="float">
            <text:p>16777088</text:p>
          </table:table-cell>
          <table:table-cell table:formula="of:=IF([.D1871]&gt;8388608;([.D1871]-16777215-1);[.D1871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01010111111111111111111110000000</text:p>
          </table:table-cell>
          <table:table-cell table:formula="of:=BASE(DECIMAL([.A1872];2);16)" office:value-type="string" office:string-value="57FFFF80" calcext:value-type="string">
            <text:p>57FFFF80</text:p>
          </table:table-cell>
          <table:table-cell table:formula="of:=RIGHTB([.B1872];6)" office:value-type="string" office:string-value="FFFF80" calcext:value-type="string">
            <text:p>FFFF80</text:p>
          </table:table-cell>
          <table:table-cell table:formula="of:=HEX2DEC([.C1872])" office:value-type="float" office:value="16777088" calcext:value-type="float">
            <text:p>16777088</text:p>
          </table:table-cell>
          <table:table-cell table:formula="of:=IF([.D1872]&gt;8388608;([.D1872]-16777215-1);[.D1872])" office:value-type="float" office:value="-128" calcext:value-type="float">
            <text:p>-128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3];2);16)" office:value-type="string" office:string-value="8AFFFF86" calcext:value-type="string">
            <text:p>8AFFFF86</text:p>
          </table:table-cell>
          <table:table-cell table:formula="of:=RIGHTB([.B1873];6)" office:value-type="string" office:string-value="FFFF86" calcext:value-type="string">
            <text:p>FFFF86</text:p>
          </table:table-cell>
          <table:table-cell table:formula="of:=HEX2DEC([.C1873])" office:value-type="float" office:value="16777094" calcext:value-type="float">
            <text:p>16777094</text:p>
          </table:table-cell>
          <table:table-cell table:formula="of:=IF([.D1873]&gt;8388608;([.D1873]-16777215-1);[.D187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4];2);16)" office:value-type="string" office:string-value="8AFFFF86" calcext:value-type="string">
            <text:p>8AFFFF86</text:p>
          </table:table-cell>
          <table:table-cell table:formula="of:=RIGHTB([.B1874];6)" office:value-type="string" office:string-value="FFFF86" calcext:value-type="string">
            <text:p>FFFF86</text:p>
          </table:table-cell>
          <table:table-cell table:formula="of:=HEX2DEC([.C1874])" office:value-type="float" office:value="16777094" calcext:value-type="float">
            <text:p>16777094</text:p>
          </table:table-cell>
          <table:table-cell table:formula="of:=IF([.D1874]&gt;8388608;([.D1874]-16777215-1);[.D187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5];2);16)" office:value-type="string" office:string-value="8AFFFF86" calcext:value-type="string">
            <text:p>8AFFFF86</text:p>
          </table:table-cell>
          <table:table-cell table:formula="of:=RIGHTB([.B1875];6)" office:value-type="string" office:string-value="FFFF86" calcext:value-type="string">
            <text:p>FFFF86</text:p>
          </table:table-cell>
          <table:table-cell table:formula="of:=HEX2DEC([.C1875])" office:value-type="float" office:value="16777094" calcext:value-type="float">
            <text:p>16777094</text:p>
          </table:table-cell>
          <table:table-cell table:formula="of:=IF([.D1875]&gt;8388608;([.D1875]-16777215-1);[.D187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6];2);16)" office:value-type="string" office:string-value="8AFFFF86" calcext:value-type="string">
            <text:p>8AFFFF86</text:p>
          </table:table-cell>
          <table:table-cell table:formula="of:=RIGHTB([.B1876];6)" office:value-type="string" office:string-value="FFFF86" calcext:value-type="string">
            <text:p>FFFF86</text:p>
          </table:table-cell>
          <table:table-cell table:formula="of:=HEX2DEC([.C1876])" office:value-type="float" office:value="16777094" calcext:value-type="float">
            <text:p>16777094</text:p>
          </table:table-cell>
          <table:table-cell table:formula="of:=IF([.D1876]&gt;8388608;([.D1876]-16777215-1);[.D187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7];2);16)" office:value-type="string" office:string-value="8AFFFF86" calcext:value-type="string">
            <text:p>8AFFFF86</text:p>
          </table:table-cell>
          <table:table-cell table:formula="of:=RIGHTB([.B1877];6)" office:value-type="string" office:string-value="FFFF86" calcext:value-type="string">
            <text:p>FFFF86</text:p>
          </table:table-cell>
          <table:table-cell table:formula="of:=HEX2DEC([.C1877])" office:value-type="float" office:value="16777094" calcext:value-type="float">
            <text:p>16777094</text:p>
          </table:table-cell>
          <table:table-cell table:formula="of:=IF([.D1877]&gt;8388608;([.D1877]-16777215-1);[.D1877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8];2);16)" office:value-type="string" office:string-value="8AFFFF86" calcext:value-type="string">
            <text:p>8AFFFF86</text:p>
          </table:table-cell>
          <table:table-cell table:formula="of:=RIGHTB([.B1878];6)" office:value-type="string" office:string-value="FFFF86" calcext:value-type="string">
            <text:p>FFFF86</text:p>
          </table:table-cell>
          <table:table-cell table:formula="of:=HEX2DEC([.C1878])" office:value-type="float" office:value="16777094" calcext:value-type="float">
            <text:p>16777094</text:p>
          </table:table-cell>
          <table:table-cell table:formula="of:=IF([.D1878]&gt;8388608;([.D1878]-16777215-1);[.D1878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79];2);16)" office:value-type="string" office:string-value="8AFFFF86" calcext:value-type="string">
            <text:p>8AFFFF86</text:p>
          </table:table-cell>
          <table:table-cell table:formula="of:=RIGHTB([.B1879];6)" office:value-type="string" office:string-value="FFFF86" calcext:value-type="string">
            <text:p>FFFF86</text:p>
          </table:table-cell>
          <table:table-cell table:formula="of:=HEX2DEC([.C1879])" office:value-type="float" office:value="16777094" calcext:value-type="float">
            <text:p>16777094</text:p>
          </table:table-cell>
          <table:table-cell table:formula="of:=IF([.D1879]&gt;8388608;([.D1879]-16777215-1);[.D1879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001010111111111111111110000110</text:p>
          </table:table-cell>
          <table:table-cell table:formula="of:=BASE(DECIMAL([.A1880];2);16)" office:value-type="string" office:string-value="8AFFFF86" calcext:value-type="string">
            <text:p>8AFFFF86</text:p>
          </table:table-cell>
          <table:table-cell table:formula="of:=RIGHTB([.B1880];6)" office:value-type="string" office:string-value="FFFF86" calcext:value-type="string">
            <text:p>FFFF86</text:p>
          </table:table-cell>
          <table:table-cell table:formula="of:=HEX2DEC([.C1880])" office:value-type="float" office:value="16777094" calcext:value-type="float">
            <text:p>16777094</text:p>
          </table:table-cell>
          <table:table-cell table:formula="of:=IF([.D1880]&gt;8388608;([.D1880]-16777215-1);[.D1880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1];2);16)" office:value-type="string" office:string-value="A7FFFF86" calcext:value-type="string">
            <text:p>A7FFFF86</text:p>
          </table:table-cell>
          <table:table-cell table:formula="of:=RIGHTB([.B1881];6)" office:value-type="string" office:string-value="FFFF86" calcext:value-type="string">
            <text:p>FFFF86</text:p>
          </table:table-cell>
          <table:table-cell table:formula="of:=HEX2DEC([.C1881])" office:value-type="float" office:value="16777094" calcext:value-type="float">
            <text:p>16777094</text:p>
          </table:table-cell>
          <table:table-cell table:formula="of:=IF([.D1881]&gt;8388608;([.D1881]-16777215-1);[.D1881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2];2);16)" office:value-type="string" office:string-value="A7FFFF86" calcext:value-type="string">
            <text:p>A7FFFF86</text:p>
          </table:table-cell>
          <table:table-cell table:formula="of:=RIGHTB([.B1882];6)" office:value-type="string" office:string-value="FFFF86" calcext:value-type="string">
            <text:p>FFFF86</text:p>
          </table:table-cell>
          <table:table-cell table:formula="of:=HEX2DEC([.C1882])" office:value-type="float" office:value="16777094" calcext:value-type="float">
            <text:p>16777094</text:p>
          </table:table-cell>
          <table:table-cell table:formula="of:=IF([.D1882]&gt;8388608;([.D1882]-16777215-1);[.D1882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3];2);16)" office:value-type="string" office:string-value="A7FFFF86" calcext:value-type="string">
            <text:p>A7FFFF86</text:p>
          </table:table-cell>
          <table:table-cell table:formula="of:=RIGHTB([.B1883];6)" office:value-type="string" office:string-value="FFFF86" calcext:value-type="string">
            <text:p>FFFF86</text:p>
          </table:table-cell>
          <table:table-cell table:formula="of:=HEX2DEC([.C1883])" office:value-type="float" office:value="16777094" calcext:value-type="float">
            <text:p>16777094</text:p>
          </table:table-cell>
          <table:table-cell table:formula="of:=IF([.D1883]&gt;8388608;([.D1883]-16777215-1);[.D1883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4];2);16)" office:value-type="string" office:string-value="A7FFFF86" calcext:value-type="string">
            <text:p>A7FFFF86</text:p>
          </table:table-cell>
          <table:table-cell table:formula="of:=RIGHTB([.B1884];6)" office:value-type="string" office:string-value="FFFF86" calcext:value-type="string">
            <text:p>FFFF86</text:p>
          </table:table-cell>
          <table:table-cell table:formula="of:=HEX2DEC([.C1884])" office:value-type="float" office:value="16777094" calcext:value-type="float">
            <text:p>16777094</text:p>
          </table:table-cell>
          <table:table-cell table:formula="of:=IF([.D1884]&gt;8388608;([.D1884]-16777215-1);[.D1884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5];2);16)" office:value-type="string" office:string-value="A7FFFF86" calcext:value-type="string">
            <text:p>A7FFFF86</text:p>
          </table:table-cell>
          <table:table-cell table:formula="of:=RIGHTB([.B1885];6)" office:value-type="string" office:string-value="FFFF86" calcext:value-type="string">
            <text:p>FFFF86</text:p>
          </table:table-cell>
          <table:table-cell table:formula="of:=HEX2DEC([.C1885])" office:value-type="float" office:value="16777094" calcext:value-type="float">
            <text:p>16777094</text:p>
          </table:table-cell>
          <table:table-cell table:formula="of:=IF([.D1885]&gt;8388608;([.D1885]-16777215-1);[.D1885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6];2);16)" office:value-type="string" office:string-value="A7FFFF86" calcext:value-type="string">
            <text:p>A7FFFF86</text:p>
          </table:table-cell>
          <table:table-cell table:formula="of:=RIGHTB([.B1886];6)" office:value-type="string" office:string-value="FFFF86" calcext:value-type="string">
            <text:p>FFFF86</text:p>
          </table:table-cell>
          <table:table-cell table:formula="of:=HEX2DEC([.C1886])" office:value-type="float" office:value="16777094" calcext:value-type="float">
            <text:p>16777094</text:p>
          </table:table-cell>
          <table:table-cell table:formula="of:=IF([.D1886]&gt;8388608;([.D1886]-16777215-1);[.D1886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7];2);16)" office:value-type="string" office:string-value="A7FFFF86" calcext:value-type="string">
            <text:p>A7FFFF86</text:p>
          </table:table-cell>
          <table:table-cell table:formula="of:=RIGHTB([.B1887];6)" office:value-type="string" office:string-value="FFFF86" calcext:value-type="string">
            <text:p>FFFF86</text:p>
          </table:table-cell>
          <table:table-cell table:formula="of:=HEX2DEC([.C1887])" office:value-type="float" office:value="16777094" calcext:value-type="float">
            <text:p>16777094</text:p>
          </table:table-cell>
          <table:table-cell table:formula="of:=IF([.D1887]&gt;8388608;([.D1887]-16777215-1);[.D1887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00111111111111111111110000110</text:p>
          </table:table-cell>
          <table:table-cell table:formula="of:=BASE(DECIMAL([.A1888];2);16)" office:value-type="string" office:string-value="A7FFFF86" calcext:value-type="string">
            <text:p>A7FFFF86</text:p>
          </table:table-cell>
          <table:table-cell table:formula="of:=RIGHTB([.B1888];6)" office:value-type="string" office:string-value="FFFF86" calcext:value-type="string">
            <text:p>FFFF86</text:p>
          </table:table-cell>
          <table:table-cell table:formula="of:=HEX2DEC([.C1888])" office:value-type="float" office:value="16777094" calcext:value-type="float">
            <text:p>16777094</text:p>
          </table:table-cell>
          <table:table-cell table:formula="of:=IF([.D1888]&gt;8388608;([.D1888]-16777215-1);[.D1888])" office:value-type="float" office:value="-122" calcext:value-type="float">
            <text:p>-122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89];2);16)" office:value-type="string" office:string-value="B3FFFF8E" calcext:value-type="string">
            <text:p>B3FFFF8E</text:p>
          </table:table-cell>
          <table:table-cell table:formula="of:=RIGHTB([.B1889];6)" office:value-type="string" office:string-value="FFFF8E" calcext:value-type="string">
            <text:p>FFFF8E</text:p>
          </table:table-cell>
          <table:table-cell table:formula="of:=HEX2DEC([.C1889])" office:value-type="float" office:value="16777102" calcext:value-type="float">
            <text:p>16777102</text:p>
          </table:table-cell>
          <table:table-cell table:formula="of:=IF([.D1889]&gt;8388608;([.D1889]-16777215-1);[.D1889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0];2);16)" office:value-type="string" office:string-value="B3FFFF8E" calcext:value-type="string">
            <text:p>B3FFFF8E</text:p>
          </table:table-cell>
          <table:table-cell table:formula="of:=RIGHTB([.B1890];6)" office:value-type="string" office:string-value="FFFF8E" calcext:value-type="string">
            <text:p>FFFF8E</text:p>
          </table:table-cell>
          <table:table-cell table:formula="of:=HEX2DEC([.C1890])" office:value-type="float" office:value="16777102" calcext:value-type="float">
            <text:p>16777102</text:p>
          </table:table-cell>
          <table:table-cell table:formula="of:=IF([.D1890]&gt;8388608;([.D1890]-16777215-1);[.D1890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1];2);16)" office:value-type="string" office:string-value="B3FFFF8E" calcext:value-type="string">
            <text:p>B3FFFF8E</text:p>
          </table:table-cell>
          <table:table-cell table:formula="of:=RIGHTB([.B1891];6)" office:value-type="string" office:string-value="FFFF8E" calcext:value-type="string">
            <text:p>FFFF8E</text:p>
          </table:table-cell>
          <table:table-cell table:formula="of:=HEX2DEC([.C1891])" office:value-type="float" office:value="16777102" calcext:value-type="float">
            <text:p>16777102</text:p>
          </table:table-cell>
          <table:table-cell table:formula="of:=IF([.D1891]&gt;8388608;([.D1891]-16777215-1);[.D1891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2];2);16)" office:value-type="string" office:string-value="B3FFFF8E" calcext:value-type="string">
            <text:p>B3FFFF8E</text:p>
          </table:table-cell>
          <table:table-cell table:formula="of:=RIGHTB([.B1892];6)" office:value-type="string" office:string-value="FFFF8E" calcext:value-type="string">
            <text:p>FFFF8E</text:p>
          </table:table-cell>
          <table:table-cell table:formula="of:=HEX2DEC([.C1892])" office:value-type="float" office:value="16777102" calcext:value-type="float">
            <text:p>16777102</text:p>
          </table:table-cell>
          <table:table-cell table:formula="of:=IF([.D1892]&gt;8388608;([.D1892]-16777215-1);[.D1892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3];2);16)" office:value-type="string" office:string-value="B3FFFF8E" calcext:value-type="string">
            <text:p>B3FFFF8E</text:p>
          </table:table-cell>
          <table:table-cell table:formula="of:=RIGHTB([.B1893];6)" office:value-type="string" office:string-value="FFFF8E" calcext:value-type="string">
            <text:p>FFFF8E</text:p>
          </table:table-cell>
          <table:table-cell table:formula="of:=HEX2DEC([.C1893])" office:value-type="float" office:value="16777102" calcext:value-type="float">
            <text:p>16777102</text:p>
          </table:table-cell>
          <table:table-cell table:formula="of:=IF([.D1893]&gt;8388608;([.D1893]-16777215-1);[.D1893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4];2);16)" office:value-type="string" office:string-value="B3FFFF8E" calcext:value-type="string">
            <text:p>B3FFFF8E</text:p>
          </table:table-cell>
          <table:table-cell table:formula="of:=RIGHTB([.B1894];6)" office:value-type="string" office:string-value="FFFF8E" calcext:value-type="string">
            <text:p>FFFF8E</text:p>
          </table:table-cell>
          <table:table-cell table:formula="of:=HEX2DEC([.C1894])" office:value-type="float" office:value="16777102" calcext:value-type="float">
            <text:p>16777102</text:p>
          </table:table-cell>
          <table:table-cell table:formula="of:=IF([.D1894]&gt;8388608;([.D1894]-16777215-1);[.D1894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5];2);16)" office:value-type="string" office:string-value="B3FFFF8E" calcext:value-type="string">
            <text:p>B3FFFF8E</text:p>
          </table:table-cell>
          <table:table-cell table:formula="of:=RIGHTB([.B1895];6)" office:value-type="string" office:string-value="FFFF8E" calcext:value-type="string">
            <text:p>FFFF8E</text:p>
          </table:table-cell>
          <table:table-cell table:formula="of:=HEX2DEC([.C1895])" office:value-type="float" office:value="16777102" calcext:value-type="float">
            <text:p>16777102</text:p>
          </table:table-cell>
          <table:table-cell table:formula="of:=IF([.D1895]&gt;8388608;([.D1895]-16777215-1);[.D1895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0011111111111111111110001110</text:p>
          </table:table-cell>
          <table:table-cell table:formula="of:=BASE(DECIMAL([.A1896];2);16)" office:value-type="string" office:string-value="B3FFFF8E" calcext:value-type="string">
            <text:p>B3FFFF8E</text:p>
          </table:table-cell>
          <table:table-cell table:formula="of:=RIGHTB([.B1896];6)" office:value-type="string" office:string-value="FFFF8E" calcext:value-type="string">
            <text:p>FFFF8E</text:p>
          </table:table-cell>
          <table:table-cell table:formula="of:=HEX2DEC([.C1896])" office:value-type="float" office:value="16777102" calcext:value-type="float">
            <text:p>16777102</text:p>
          </table:table-cell>
          <table:table-cell table:formula="of:=IF([.D1896]&gt;8388608;([.D1896]-16777215-1);[.D1896])"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897];2);16)" office:value-type="string" office:string-value="B9FFFF85" calcext:value-type="string">
            <text:p>B9FFFF85</text:p>
          </table:table-cell>
          <table:table-cell table:formula="of:=RIGHTB([.B1897];6)" office:value-type="string" office:string-value="FFFF85" calcext:value-type="string">
            <text:p>FFFF85</text:p>
          </table:table-cell>
          <table:table-cell table:formula="of:=HEX2DEC([.C1897])" office:value-type="float" office:value="16777093" calcext:value-type="float">
            <text:p>16777093</text:p>
          </table:table-cell>
          <table:table-cell table:formula="of:=IF([.D1897]&gt;8388608;([.D1897]-16777215-1);[.D1897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898];2);16)" office:value-type="string" office:string-value="B9FFFF85" calcext:value-type="string">
            <text:p>B9FFFF85</text:p>
          </table:table-cell>
          <table:table-cell table:formula="of:=RIGHTB([.B1898];6)" office:value-type="string" office:string-value="FFFF85" calcext:value-type="string">
            <text:p>FFFF85</text:p>
          </table:table-cell>
          <table:table-cell table:formula="of:=HEX2DEC([.C1898])" office:value-type="float" office:value="16777093" calcext:value-type="float">
            <text:p>16777093</text:p>
          </table:table-cell>
          <table:table-cell table:formula="of:=IF([.D1898]&gt;8388608;([.D1898]-16777215-1);[.D1898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899];2);16)" office:value-type="string" office:string-value="B9FFFF85" calcext:value-type="string">
            <text:p>B9FFFF85</text:p>
          </table:table-cell>
          <table:table-cell table:formula="of:=RIGHTB([.B1899];6)" office:value-type="string" office:string-value="FFFF85" calcext:value-type="string">
            <text:p>FFFF85</text:p>
          </table:table-cell>
          <table:table-cell table:formula="of:=HEX2DEC([.C1899])" office:value-type="float" office:value="16777093" calcext:value-type="float">
            <text:p>16777093</text:p>
          </table:table-cell>
          <table:table-cell table:formula="of:=IF([.D1899]&gt;8388608;([.D1899]-16777215-1);[.D1899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900];2);16)" office:value-type="string" office:string-value="B9FFFF85" calcext:value-type="string">
            <text:p>B9FFFF85</text:p>
          </table:table-cell>
          <table:table-cell table:formula="of:=RIGHTB([.B1900];6)" office:value-type="string" office:string-value="FFFF85" calcext:value-type="string">
            <text:p>FFFF85</text:p>
          </table:table-cell>
          <table:table-cell table:formula="of:=HEX2DEC([.C1900])" office:value-type="float" office:value="16777093" calcext:value-type="float">
            <text:p>16777093</text:p>
          </table:table-cell>
          <table:table-cell table:formula="of:=IF([.D1900]&gt;8388608;([.D1900]-16777215-1);[.D1900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901];2);16)" office:value-type="string" office:string-value="B9FFFF85" calcext:value-type="string">
            <text:p>B9FFFF85</text:p>
          </table:table-cell>
          <table:table-cell table:formula="of:=RIGHTB([.B1901];6)" office:value-type="string" office:string-value="FFFF85" calcext:value-type="string">
            <text:p>FFFF85</text:p>
          </table:table-cell>
          <table:table-cell table:formula="of:=HEX2DEC([.C1901])" office:value-type="float" office:value="16777093" calcext:value-type="float">
            <text:p>16777093</text:p>
          </table:table-cell>
          <table:table-cell table:formula="of:=IF([.D1901]&gt;8388608;([.D1901]-16777215-1);[.D1901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902];2);16)" office:value-type="string" office:string-value="B9FFFF85" calcext:value-type="string">
            <text:p>B9FFFF85</text:p>
          </table:table-cell>
          <table:table-cell table:formula="of:=RIGHTB([.B1902];6)" office:value-type="string" office:string-value="FFFF85" calcext:value-type="string">
            <text:p>FFFF85</text:p>
          </table:table-cell>
          <table:table-cell table:formula="of:=HEX2DEC([.C1902])" office:value-type="float" office:value="16777093" calcext:value-type="float">
            <text:p>16777093</text:p>
          </table:table-cell>
          <table:table-cell table:formula="of:=IF([.D1902]&gt;8388608;([.D1902]-16777215-1);[.D1902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903];2);16)" office:value-type="string" office:string-value="B9FFFF85" calcext:value-type="string">
            <text:p>B9FFFF85</text:p>
          </table:table-cell>
          <table:table-cell table:formula="of:=RIGHTB([.B1903];6)" office:value-type="string" office:string-value="FFFF85" calcext:value-type="string">
            <text:p>FFFF85</text:p>
          </table:table-cell>
          <table:table-cell table:formula="of:=HEX2DEC([.C1903])" office:value-type="float" office:value="16777093" calcext:value-type="float">
            <text:p>16777093</text:p>
          </table:table-cell>
          <table:table-cell table:formula="of:=IF([.D1903]&gt;8388608;([.D1903]-16777215-1);[.D1903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0111001111111111111111110000101</text:p>
          </table:table-cell>
          <table:table-cell table:formula="of:=BASE(DECIMAL([.A1904];2);16)" office:value-type="string" office:string-value="B9FFFF85" calcext:value-type="string">
            <text:p>B9FFFF85</text:p>
          </table:table-cell>
          <table:table-cell table:formula="of:=RIGHTB([.B1904];6)" office:value-type="string" office:string-value="FFFF85" calcext:value-type="string">
            <text:p>FFFF85</text:p>
          </table:table-cell>
          <table:table-cell table:formula="of:=HEX2DEC([.C1904])" office:value-type="float" office:value="16777093" calcext:value-type="float">
            <text:p>16777093</text:p>
          </table:table-cell>
          <table:table-cell table:formula="of:=IF([.D1904]&gt;8388608;([.D1904]-16777215-1);[.D1904])"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05];2);16)" office:value-type="string" office:string-value="D5FFFF8B" calcext:value-type="string">
            <text:p>D5FFFF8B</text:p>
          </table:table-cell>
          <table:table-cell table:formula="of:=RIGHTB([.B1905];6)" office:value-type="string" office:string-value="FFFF8B" calcext:value-type="string">
            <text:p>FFFF8B</text:p>
          </table:table-cell>
          <table:table-cell table:formula="of:=HEX2DEC([.C1905])" office:value-type="float" office:value="16777099" calcext:value-type="float">
            <text:p>16777099</text:p>
          </table:table-cell>
          <table:table-cell table:formula="of:=IF([.D1905]&gt;8388608;([.D1905]-16777215-1);[.D1905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06];2);16)" office:value-type="string" office:string-value="D5FFFF8B" calcext:value-type="string">
            <text:p>D5FFFF8B</text:p>
          </table:table-cell>
          <table:table-cell table:formula="of:=RIGHTB([.B1906];6)" office:value-type="string" office:string-value="FFFF8B" calcext:value-type="string">
            <text:p>FFFF8B</text:p>
          </table:table-cell>
          <table:table-cell table:formula="of:=HEX2DEC([.C1906])" office:value-type="float" office:value="16777099" calcext:value-type="float">
            <text:p>16777099</text:p>
          </table:table-cell>
          <table:table-cell table:formula="of:=IF([.D1906]&gt;8388608;([.D1906]-16777215-1);[.D1906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07];2);16)" office:value-type="string" office:string-value="D5FFFF8B" calcext:value-type="string">
            <text:p>D5FFFF8B</text:p>
          </table:table-cell>
          <table:table-cell table:formula="of:=RIGHTB([.B1907];6)" office:value-type="string" office:string-value="FFFF8B" calcext:value-type="string">
            <text:p>FFFF8B</text:p>
          </table:table-cell>
          <table:table-cell table:formula="of:=HEX2DEC([.C1907])" office:value-type="float" office:value="16777099" calcext:value-type="float">
            <text:p>16777099</text:p>
          </table:table-cell>
          <table:table-cell table:formula="of:=IF([.D1907]&gt;8388608;([.D1907]-16777215-1);[.D1907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08];2);16)" office:value-type="string" office:string-value="D5FFFF8B" calcext:value-type="string">
            <text:p>D5FFFF8B</text:p>
          </table:table-cell>
          <table:table-cell table:formula="of:=RIGHTB([.B1908];6)" office:value-type="string" office:string-value="FFFF8B" calcext:value-type="string">
            <text:p>FFFF8B</text:p>
          </table:table-cell>
          <table:table-cell table:formula="of:=HEX2DEC([.C1908])" office:value-type="float" office:value="16777099" calcext:value-type="float">
            <text:p>16777099</text:p>
          </table:table-cell>
          <table:table-cell table:formula="of:=IF([.D1908]&gt;8388608;([.D1908]-16777215-1);[.D1908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09];2);16)" office:value-type="string" office:string-value="D5FFFF8B" calcext:value-type="string">
            <text:p>D5FFFF8B</text:p>
          </table:table-cell>
          <table:table-cell table:formula="of:=RIGHTB([.B1909];6)" office:value-type="string" office:string-value="FFFF8B" calcext:value-type="string">
            <text:p>FFFF8B</text:p>
          </table:table-cell>
          <table:table-cell table:formula="of:=HEX2DEC([.C1909])" office:value-type="float" office:value="16777099" calcext:value-type="float">
            <text:p>16777099</text:p>
          </table:table-cell>
          <table:table-cell table:formula="of:=IF([.D1909]&gt;8388608;([.D1909]-16777215-1);[.D1909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10];2);16)" office:value-type="string" office:string-value="D5FFFF8B" calcext:value-type="string">
            <text:p>D5FFFF8B</text:p>
          </table:table-cell>
          <table:table-cell table:formula="of:=RIGHTB([.B1910];6)" office:value-type="string" office:string-value="FFFF8B" calcext:value-type="string">
            <text:p>FFFF8B</text:p>
          </table:table-cell>
          <table:table-cell table:formula="of:=HEX2DEC([.C1910])" office:value-type="float" office:value="16777099" calcext:value-type="float">
            <text:p>16777099</text:p>
          </table:table-cell>
          <table:table-cell table:formula="of:=IF([.D1910]&gt;8388608;([.D1910]-16777215-1);[.D1910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11];2);16)" office:value-type="string" office:string-value="D5FFFF8B" calcext:value-type="string">
            <text:p>D5FFFF8B</text:p>
          </table:table-cell>
          <table:table-cell table:formula="of:=RIGHTB([.B1911];6)" office:value-type="string" office:string-value="FFFF8B" calcext:value-type="string">
            <text:p>FFFF8B</text:p>
          </table:table-cell>
          <table:table-cell table:formula="of:=HEX2DEC([.C1911])" office:value-type="float" office:value="16777099" calcext:value-type="float">
            <text:p>16777099</text:p>
          </table:table-cell>
          <table:table-cell table:formula="of:=IF([.D1911]&gt;8388608;([.D1911]-16777215-1);[.D1911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11010101111111111111111110001011</text:p>
          </table:table-cell>
          <table:table-cell table:formula="of:=BASE(DECIMAL([.A1912];2);16)" office:value-type="string" office:string-value="D5FFFF8B" calcext:value-type="string">
            <text:p>D5FFFF8B</text:p>
          </table:table-cell>
          <table:table-cell table:formula="of:=RIGHTB([.B1912];6)" office:value-type="string" office:string-value="FFFF8B" calcext:value-type="string">
            <text:p>FFFF8B</text:p>
          </table:table-cell>
          <table:table-cell table:formula="of:=HEX2DEC([.C1912])" office:value-type="float" office:value="16777099" calcext:value-type="float">
            <text:p>16777099</text:p>
          </table:table-cell>
          <table:table-cell table:formula="of:=IF([.D1912]&gt;8388608;([.D1912]-16777215-1);[.D1912])"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3];2);16)" office:value-type="string" office:string-value="14000080" calcext:value-type="string">
            <text:p>14000080</text:p>
          </table:table-cell>
          <table:table-cell table:formula="of:=RIGHTB([.B1913];6)" office:value-type="string" office:string-value="000080" calcext:value-type="string">
            <text:p>000080</text:p>
          </table:table-cell>
          <table:table-cell table:formula="of:=HEX2DEC([.C1913])" office:value-type="float" office:value="128" calcext:value-type="float">
            <text:p>128</text:p>
          </table:table-cell>
          <table:table-cell table:formula="of:=IF([.D1913]&gt;8388608;([.D1913]-16777215-1);[.D1913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4];2);16)" office:value-type="string" office:string-value="14000080" calcext:value-type="string">
            <text:p>14000080</text:p>
          </table:table-cell>
          <table:table-cell table:formula="of:=RIGHTB([.B1914];6)" office:value-type="string" office:string-value="000080" calcext:value-type="string">
            <text:p>000080</text:p>
          </table:table-cell>
          <table:table-cell table:formula="of:=HEX2DEC([.C1914])" office:value-type="float" office:value="128" calcext:value-type="float">
            <text:p>128</text:p>
          </table:table-cell>
          <table:table-cell table:formula="of:=IF([.D1914]&gt;8388608;([.D1914]-16777215-1);[.D1914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5];2);16)" office:value-type="string" office:string-value="14000080" calcext:value-type="string">
            <text:p>14000080</text:p>
          </table:table-cell>
          <table:table-cell table:formula="of:=RIGHTB([.B1915];6)" office:value-type="string" office:string-value="000080" calcext:value-type="string">
            <text:p>000080</text:p>
          </table:table-cell>
          <table:table-cell table:formula="of:=HEX2DEC([.C1915])" office:value-type="float" office:value="128" calcext:value-type="float">
            <text:p>128</text:p>
          </table:table-cell>
          <table:table-cell table:formula="of:=IF([.D1915]&gt;8388608;([.D1915]-16777215-1);[.D1915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6];2);16)" office:value-type="string" office:string-value="14000080" calcext:value-type="string">
            <text:p>14000080</text:p>
          </table:table-cell>
          <table:table-cell table:formula="of:=RIGHTB([.B1916];6)" office:value-type="string" office:string-value="000080" calcext:value-type="string">
            <text:p>000080</text:p>
          </table:table-cell>
          <table:table-cell table:formula="of:=HEX2DEC([.C1916])" office:value-type="float" office:value="128" calcext:value-type="float">
            <text:p>128</text:p>
          </table:table-cell>
          <table:table-cell table:formula="of:=IF([.D1916]&gt;8388608;([.D1916]-16777215-1);[.D1916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7];2);16)" office:value-type="string" office:string-value="14000080" calcext:value-type="string">
            <text:p>14000080</text:p>
          </table:table-cell>
          <table:table-cell table:formula="of:=RIGHTB([.B1917];6)" office:value-type="string" office:string-value="000080" calcext:value-type="string">
            <text:p>000080</text:p>
          </table:table-cell>
          <table:table-cell table:formula="of:=HEX2DEC([.C1917])" office:value-type="float" office:value="128" calcext:value-type="float">
            <text:p>128</text:p>
          </table:table-cell>
          <table:table-cell table:formula="of:=IF([.D1917]&gt;8388608;([.D1917]-16777215-1);[.D1917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8];2);16)" office:value-type="string" office:string-value="14000080" calcext:value-type="string">
            <text:p>14000080</text:p>
          </table:table-cell>
          <table:table-cell table:formula="of:=RIGHTB([.B1918];6)" office:value-type="string" office:string-value="000080" calcext:value-type="string">
            <text:p>000080</text:p>
          </table:table-cell>
          <table:table-cell table:formula="of:=HEX2DEC([.C1918])" office:value-type="float" office:value="128" calcext:value-type="float">
            <text:p>128</text:p>
          </table:table-cell>
          <table:table-cell table:formula="of:=IF([.D1918]&gt;8388608;([.D1918]-16777215-1);[.D1918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19];2);16)" office:value-type="string" office:string-value="14000080" calcext:value-type="string">
            <text:p>14000080</text:p>
          </table:table-cell>
          <table:table-cell table:formula="of:=RIGHTB([.B1919];6)" office:value-type="string" office:string-value="000080" calcext:value-type="string">
            <text:p>000080</text:p>
          </table:table-cell>
          <table:table-cell table:formula="of:=HEX2DEC([.C1919])" office:value-type="float" office:value="128" calcext:value-type="float">
            <text:p>128</text:p>
          </table:table-cell>
          <table:table-cell table:formula="of:=IF([.D1919]&gt;8388608;([.D1919]-16777215-1);[.D1919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0010100000000000000000010000000</text:p>
          </table:table-cell>
          <table:table-cell table:formula="of:=BASE(DECIMAL([.A1920];2);16)" office:value-type="string" office:string-value="14000080" calcext:value-type="string">
            <text:p>14000080</text:p>
          </table:table-cell>
          <table:table-cell table:formula="of:=RIGHTB([.B1920];6)" office:value-type="string" office:string-value="000080" calcext:value-type="string">
            <text:p>000080</text:p>
          </table:table-cell>
          <table:table-cell table:formula="of:=HEX2DEC([.C1920])" office:value-type="float" office:value="128" calcext:value-type="float">
            <text:p>128</text:p>
          </table:table-cell>
          <table:table-cell table:formula="of:=IF([.D1920]&gt;8388608;([.D1920]-16777215-1);[.D1920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1];2);16)" office:value-type="string" office:string-value="C5FFFF81" calcext:value-type="string">
            <text:p>C5FFFF81</text:p>
          </table:table-cell>
          <table:table-cell table:formula="of:=RIGHTB([.B1921];6)" office:value-type="string" office:string-value="FFFF81" calcext:value-type="string">
            <text:p>FFFF81</text:p>
          </table:table-cell>
          <table:table-cell table:formula="of:=HEX2DEC([.C1921])" office:value-type="float" office:value="16777089" calcext:value-type="float">
            <text:p>16777089</text:p>
          </table:table-cell>
          <table:table-cell table:formula="of:=IF([.D1921]&gt;8388608;([.D1921]-16777215-1);[.D1921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2];2);16)" office:value-type="string" office:string-value="C5FFFF81" calcext:value-type="string">
            <text:p>C5FFFF81</text:p>
          </table:table-cell>
          <table:table-cell table:formula="of:=RIGHTB([.B1922];6)" office:value-type="string" office:string-value="FFFF81" calcext:value-type="string">
            <text:p>FFFF81</text:p>
          </table:table-cell>
          <table:table-cell table:formula="of:=HEX2DEC([.C1922])" office:value-type="float" office:value="16777089" calcext:value-type="float">
            <text:p>16777089</text:p>
          </table:table-cell>
          <table:table-cell table:formula="of:=IF([.D1922]&gt;8388608;([.D1922]-16777215-1);[.D1922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3];2);16)" office:value-type="string" office:string-value="C5FFFF81" calcext:value-type="string">
            <text:p>C5FFFF81</text:p>
          </table:table-cell>
          <table:table-cell table:formula="of:=RIGHTB([.B1923];6)" office:value-type="string" office:string-value="FFFF81" calcext:value-type="string">
            <text:p>FFFF81</text:p>
          </table:table-cell>
          <table:table-cell table:formula="of:=HEX2DEC([.C1923])" office:value-type="float" office:value="16777089" calcext:value-type="float">
            <text:p>16777089</text:p>
          </table:table-cell>
          <table:table-cell table:formula="of:=IF([.D1923]&gt;8388608;([.D1923]-16777215-1);[.D1923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4];2);16)" office:value-type="string" office:string-value="C5FFFF81" calcext:value-type="string">
            <text:p>C5FFFF81</text:p>
          </table:table-cell>
          <table:table-cell table:formula="of:=RIGHTB([.B1924];6)" office:value-type="string" office:string-value="FFFF81" calcext:value-type="string">
            <text:p>FFFF81</text:p>
          </table:table-cell>
          <table:table-cell table:formula="of:=HEX2DEC([.C1924])" office:value-type="float" office:value="16777089" calcext:value-type="float">
            <text:p>16777089</text:p>
          </table:table-cell>
          <table:table-cell table:formula="of:=IF([.D1924]&gt;8388608;([.D1924]-16777215-1);[.D1924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5];2);16)" office:value-type="string" office:string-value="C5FFFF81" calcext:value-type="string">
            <text:p>C5FFFF81</text:p>
          </table:table-cell>
          <table:table-cell table:formula="of:=RIGHTB([.B1925];6)" office:value-type="string" office:string-value="FFFF81" calcext:value-type="string">
            <text:p>FFFF81</text:p>
          </table:table-cell>
          <table:table-cell table:formula="of:=HEX2DEC([.C1925])" office:value-type="float" office:value="16777089" calcext:value-type="float">
            <text:p>16777089</text:p>
          </table:table-cell>
          <table:table-cell table:formula="of:=IF([.D1925]&gt;8388608;([.D1925]-16777215-1);[.D1925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6];2);16)" office:value-type="string" office:string-value="C5FFFF81" calcext:value-type="string">
            <text:p>C5FFFF81</text:p>
          </table:table-cell>
          <table:table-cell table:formula="of:=RIGHTB([.B1926];6)" office:value-type="string" office:string-value="FFFF81" calcext:value-type="string">
            <text:p>FFFF81</text:p>
          </table:table-cell>
          <table:table-cell table:formula="of:=HEX2DEC([.C1926])" office:value-type="float" office:value="16777089" calcext:value-type="float">
            <text:p>16777089</text:p>
          </table:table-cell>
          <table:table-cell table:formula="of:=IF([.D1926]&gt;8388608;([.D1926]-16777215-1);[.D1926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7];2);16)" office:value-type="string" office:string-value="C5FFFF81" calcext:value-type="string">
            <text:p>C5FFFF81</text:p>
          </table:table-cell>
          <table:table-cell table:formula="of:=RIGHTB([.B1927];6)" office:value-type="string" office:string-value="FFFF81" calcext:value-type="string">
            <text:p>FFFF81</text:p>
          </table:table-cell>
          <table:table-cell table:formula="of:=HEX2DEC([.C1927])" office:value-type="float" office:value="16777089" calcext:value-type="float">
            <text:p>16777089</text:p>
          </table:table-cell>
          <table:table-cell table:formula="of:=IF([.D1927]&gt;8388608;([.D1927]-16777215-1);[.D1927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1000101111111111111111110000001</text:p>
          </table:table-cell>
          <table:table-cell table:formula="of:=BASE(DECIMAL([.A1928];2);16)" office:value-type="string" office:string-value="C5FFFF81" calcext:value-type="string">
            <text:p>C5FFFF81</text:p>
          </table:table-cell>
          <table:table-cell table:formula="of:=RIGHTB([.B1928];6)" office:value-type="string" office:string-value="FFFF81" calcext:value-type="string">
            <text:p>FFFF81</text:p>
          </table:table-cell>
          <table:table-cell table:formula="of:=HEX2DEC([.C1928])" office:value-type="float" office:value="16777089" calcext:value-type="float">
            <text:p>16777089</text:p>
          </table:table-cell>
          <table:table-cell table:formula="of:=IF([.D1928]&gt;8388608;([.D1928]-16777215-1);[.D1928])" office:value-type="float" office:value="-127" calcext:value-type="float">
            <text:p>-127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29];2);16)" office:value-type="string" office:string-value="B3FFFF8D" calcext:value-type="string">
            <text:p>B3FFFF8D</text:p>
          </table:table-cell>
          <table:table-cell table:formula="of:=RIGHTB([.B1929];6)" office:value-type="string" office:string-value="FFFF8D" calcext:value-type="string">
            <text:p>FFFF8D</text:p>
          </table:table-cell>
          <table:table-cell table:formula="of:=HEX2DEC([.C1929])" office:value-type="float" office:value="16777101" calcext:value-type="float">
            <text:p>16777101</text:p>
          </table:table-cell>
          <table:table-cell table:formula="of:=IF([.D1929]&gt;8388608;([.D1929]-16777215-1);[.D192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0];2);16)" office:value-type="string" office:string-value="B3FFFF8D" calcext:value-type="string">
            <text:p>B3FFFF8D</text:p>
          </table:table-cell>
          <table:table-cell table:formula="of:=RIGHTB([.B1930];6)" office:value-type="string" office:string-value="FFFF8D" calcext:value-type="string">
            <text:p>FFFF8D</text:p>
          </table:table-cell>
          <table:table-cell table:formula="of:=HEX2DEC([.C1930])" office:value-type="float" office:value="16777101" calcext:value-type="float">
            <text:p>16777101</text:p>
          </table:table-cell>
          <table:table-cell table:formula="of:=IF([.D1930]&gt;8388608;([.D1930]-16777215-1);[.D193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1];2);16)" office:value-type="string" office:string-value="B3FFFF8D" calcext:value-type="string">
            <text:p>B3FFFF8D</text:p>
          </table:table-cell>
          <table:table-cell table:formula="of:=RIGHTB([.B1931];6)" office:value-type="string" office:string-value="FFFF8D" calcext:value-type="string">
            <text:p>FFFF8D</text:p>
          </table:table-cell>
          <table:table-cell table:formula="of:=HEX2DEC([.C1931])" office:value-type="float" office:value="16777101" calcext:value-type="float">
            <text:p>16777101</text:p>
          </table:table-cell>
          <table:table-cell table:formula="of:=IF([.D1931]&gt;8388608;([.D1931]-16777215-1);[.D193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2];2);16)" office:value-type="string" office:string-value="B3FFFF8D" calcext:value-type="string">
            <text:p>B3FFFF8D</text:p>
          </table:table-cell>
          <table:table-cell table:formula="of:=RIGHTB([.B1932];6)" office:value-type="string" office:string-value="FFFF8D" calcext:value-type="string">
            <text:p>FFFF8D</text:p>
          </table:table-cell>
          <table:table-cell table:formula="of:=HEX2DEC([.C1932])" office:value-type="float" office:value="16777101" calcext:value-type="float">
            <text:p>16777101</text:p>
          </table:table-cell>
          <table:table-cell table:formula="of:=IF([.D1932]&gt;8388608;([.D1932]-16777215-1);[.D193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3];2);16)" office:value-type="string" office:string-value="B3FFFF8D" calcext:value-type="string">
            <text:p>B3FFFF8D</text:p>
          </table:table-cell>
          <table:table-cell table:formula="of:=RIGHTB([.B1933];6)" office:value-type="string" office:string-value="FFFF8D" calcext:value-type="string">
            <text:p>FFFF8D</text:p>
          </table:table-cell>
          <table:table-cell table:formula="of:=HEX2DEC([.C1933])" office:value-type="float" office:value="16777101" calcext:value-type="float">
            <text:p>16777101</text:p>
          </table:table-cell>
          <table:table-cell table:formula="of:=IF([.D1933]&gt;8388608;([.D1933]-16777215-1);[.D1933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4];2);16)" office:value-type="string" office:string-value="B3FFFF8D" calcext:value-type="string">
            <text:p>B3FFFF8D</text:p>
          </table:table-cell>
          <table:table-cell table:formula="of:=RIGHTB([.B1934];6)" office:value-type="string" office:string-value="FFFF8D" calcext:value-type="string">
            <text:p>FFFF8D</text:p>
          </table:table-cell>
          <table:table-cell table:formula="of:=HEX2DEC([.C1934])" office:value-type="float" office:value="16777101" calcext:value-type="float">
            <text:p>16777101</text:p>
          </table:table-cell>
          <table:table-cell table:formula="of:=IF([.D1934]&gt;8388608;([.D1934]-16777215-1);[.D1934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5];2);16)" office:value-type="string" office:string-value="B3FFFF8D" calcext:value-type="string">
            <text:p>B3FFFF8D</text:p>
          </table:table-cell>
          <table:table-cell table:formula="of:=RIGHTB([.B1935];6)" office:value-type="string" office:string-value="FFFF8D" calcext:value-type="string">
            <text:p>FFFF8D</text:p>
          </table:table-cell>
          <table:table-cell table:formula="of:=HEX2DEC([.C1935])" office:value-type="float" office:value="16777101" calcext:value-type="float">
            <text:p>16777101</text:p>
          </table:table-cell>
          <table:table-cell table:formula="of:=IF([.D1935]&gt;8388608;([.D1935]-16777215-1);[.D193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011111111111111111110001101</text:p>
          </table:table-cell>
          <table:table-cell table:formula="of:=BASE(DECIMAL([.A1936];2);16)" office:value-type="string" office:string-value="B3FFFF8D" calcext:value-type="string">
            <text:p>B3FFFF8D</text:p>
          </table:table-cell>
          <table:table-cell table:formula="of:=RIGHTB([.B1936];6)" office:value-type="string" office:string-value="FFFF8D" calcext:value-type="string">
            <text:p>FFFF8D</text:p>
          </table:table-cell>
          <table:table-cell table:formula="of:=HEX2DEC([.C1936])" office:value-type="float" office:value="16777101" calcext:value-type="float">
            <text:p>16777101</text:p>
          </table:table-cell>
          <table:table-cell table:formula="of:=IF([.D1936]&gt;8388608;([.D1936]-16777215-1);[.D193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37];2);16)" office:value-type="string" office:string-value="B7FFFF83" calcext:value-type="string">
            <text:p>B7FFFF83</text:p>
          </table:table-cell>
          <table:table-cell table:formula="of:=RIGHTB([.B1937];6)" office:value-type="string" office:string-value="FFFF83" calcext:value-type="string">
            <text:p>FFFF83</text:p>
          </table:table-cell>
          <table:table-cell table:formula="of:=HEX2DEC([.C1937])" office:value-type="float" office:value="16777091" calcext:value-type="float">
            <text:p>16777091</text:p>
          </table:table-cell>
          <table:table-cell table:formula="of:=IF([.D1937]&gt;8388608;([.D1937]-16777215-1);[.D193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38];2);16)" office:value-type="string" office:string-value="B7FFFF83" calcext:value-type="string">
            <text:p>B7FFFF83</text:p>
          </table:table-cell>
          <table:table-cell table:formula="of:=RIGHTB([.B1938];6)" office:value-type="string" office:string-value="FFFF83" calcext:value-type="string">
            <text:p>FFFF83</text:p>
          </table:table-cell>
          <table:table-cell table:formula="of:=HEX2DEC([.C1938])" office:value-type="float" office:value="16777091" calcext:value-type="float">
            <text:p>16777091</text:p>
          </table:table-cell>
          <table:table-cell table:formula="of:=IF([.D1938]&gt;8388608;([.D1938]-16777215-1);[.D193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39];2);16)" office:value-type="string" office:string-value="B7FFFF83" calcext:value-type="string">
            <text:p>B7FFFF83</text:p>
          </table:table-cell>
          <table:table-cell table:formula="of:=RIGHTB([.B1939];6)" office:value-type="string" office:string-value="FFFF83" calcext:value-type="string">
            <text:p>FFFF83</text:p>
          </table:table-cell>
          <table:table-cell table:formula="of:=HEX2DEC([.C1939])" office:value-type="float" office:value="16777091" calcext:value-type="float">
            <text:p>16777091</text:p>
          </table:table-cell>
          <table:table-cell table:formula="of:=IF([.D1939]&gt;8388608;([.D1939]-16777215-1);[.D193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40];2);16)" office:value-type="string" office:string-value="B7FFFF83" calcext:value-type="string">
            <text:p>B7FFFF83</text:p>
          </table:table-cell>
          <table:table-cell table:formula="of:=RIGHTB([.B1940];6)" office:value-type="string" office:string-value="FFFF83" calcext:value-type="string">
            <text:p>FFFF83</text:p>
          </table:table-cell>
          <table:table-cell table:formula="of:=HEX2DEC([.C1940])" office:value-type="float" office:value="16777091" calcext:value-type="float">
            <text:p>16777091</text:p>
          </table:table-cell>
          <table:table-cell table:formula="of:=IF([.D1940]&gt;8388608;([.D1940]-16777215-1);[.D194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41];2);16)" office:value-type="string" office:string-value="B7FFFF83" calcext:value-type="string">
            <text:p>B7FFFF83</text:p>
          </table:table-cell>
          <table:table-cell table:formula="of:=RIGHTB([.B1941];6)" office:value-type="string" office:string-value="FFFF83" calcext:value-type="string">
            <text:p>FFFF83</text:p>
          </table:table-cell>
          <table:table-cell table:formula="of:=HEX2DEC([.C1941])" office:value-type="float" office:value="16777091" calcext:value-type="float">
            <text:p>16777091</text:p>
          </table:table-cell>
          <table:table-cell table:formula="of:=IF([.D1941]&gt;8388608;([.D1941]-16777215-1);[.D194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42];2);16)" office:value-type="string" office:string-value="B7FFFF83" calcext:value-type="string">
            <text:p>B7FFFF83</text:p>
          </table:table-cell>
          <table:table-cell table:formula="of:=RIGHTB([.B1942];6)" office:value-type="string" office:string-value="FFFF83" calcext:value-type="string">
            <text:p>FFFF83</text:p>
          </table:table-cell>
          <table:table-cell table:formula="of:=HEX2DEC([.C1942])" office:value-type="float" office:value="16777091" calcext:value-type="float">
            <text:p>16777091</text:p>
          </table:table-cell>
          <table:table-cell table:formula="of:=IF([.D1942]&gt;8388608;([.D1942]-16777215-1);[.D194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43];2);16)" office:value-type="string" office:string-value="B7FFFF83" calcext:value-type="string">
            <text:p>B7FFFF83</text:p>
          </table:table-cell>
          <table:table-cell table:formula="of:=RIGHTB([.B1943];6)" office:value-type="string" office:string-value="FFFF83" calcext:value-type="string">
            <text:p>FFFF83</text:p>
          </table:table-cell>
          <table:table-cell table:formula="of:=HEX2DEC([.C1943])" office:value-type="float" office:value="16777091" calcext:value-type="float">
            <text:p>16777091</text:p>
          </table:table-cell>
          <table:table-cell table:formula="of:=IF([.D1943]&gt;8388608;([.D1943]-16777215-1);[.D1943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10111111111111111111110000011</text:p>
          </table:table-cell>
          <table:table-cell table:formula="of:=BASE(DECIMAL([.A1944];2);16)" office:value-type="string" office:string-value="B7FFFF83" calcext:value-type="string">
            <text:p>B7FFFF83</text:p>
          </table:table-cell>
          <table:table-cell table:formula="of:=RIGHTB([.B1944];6)" office:value-type="string" office:string-value="FFFF83" calcext:value-type="string">
            <text:p>FFFF83</text:p>
          </table:table-cell>
          <table:table-cell table:formula="of:=HEX2DEC([.C1944])" office:value-type="float" office:value="16777091" calcext:value-type="float">
            <text:p>16777091</text:p>
          </table:table-cell>
          <table:table-cell table:formula="of:=IF([.D1944]&gt;8388608;([.D1944]-16777215-1);[.D1944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45];2);16)" office:value-type="string" office:string-value="F8FFFF8D" calcext:value-type="string">
            <text:p>F8FFFF8D</text:p>
          </table:table-cell>
          <table:table-cell table:formula="of:=RIGHTB([.B1945];6)" office:value-type="string" office:string-value="FFFF8D" calcext:value-type="string">
            <text:p>FFFF8D</text:p>
          </table:table-cell>
          <table:table-cell table:formula="of:=HEX2DEC([.C1945])" office:value-type="float" office:value="16777101" calcext:value-type="float">
            <text:p>16777101</text:p>
          </table:table-cell>
          <table:table-cell table:formula="of:=IF([.D1945]&gt;8388608;([.D1945]-16777215-1);[.D1945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46];2);16)" office:value-type="string" office:string-value="F8FFFF8D" calcext:value-type="string">
            <text:p>F8FFFF8D</text:p>
          </table:table-cell>
          <table:table-cell table:formula="of:=RIGHTB([.B1946];6)" office:value-type="string" office:string-value="FFFF8D" calcext:value-type="string">
            <text:p>FFFF8D</text:p>
          </table:table-cell>
          <table:table-cell table:formula="of:=HEX2DEC([.C1946])" office:value-type="float" office:value="16777101" calcext:value-type="float">
            <text:p>16777101</text:p>
          </table:table-cell>
          <table:table-cell table:formula="of:=IF([.D1946]&gt;8388608;([.D1946]-16777215-1);[.D1946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47];2);16)" office:value-type="string" office:string-value="F8FFFF8D" calcext:value-type="string">
            <text:p>F8FFFF8D</text:p>
          </table:table-cell>
          <table:table-cell table:formula="of:=RIGHTB([.B1947];6)" office:value-type="string" office:string-value="FFFF8D" calcext:value-type="string">
            <text:p>FFFF8D</text:p>
          </table:table-cell>
          <table:table-cell table:formula="of:=HEX2DEC([.C1947])" office:value-type="float" office:value="16777101" calcext:value-type="float">
            <text:p>16777101</text:p>
          </table:table-cell>
          <table:table-cell table:formula="of:=IF([.D1947]&gt;8388608;([.D1947]-16777215-1);[.D1947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48];2);16)" office:value-type="string" office:string-value="F8FFFF8D" calcext:value-type="string">
            <text:p>F8FFFF8D</text:p>
          </table:table-cell>
          <table:table-cell table:formula="of:=RIGHTB([.B1948];6)" office:value-type="string" office:string-value="FFFF8D" calcext:value-type="string">
            <text:p>FFFF8D</text:p>
          </table:table-cell>
          <table:table-cell table:formula="of:=HEX2DEC([.C1948])" office:value-type="float" office:value="16777101" calcext:value-type="float">
            <text:p>16777101</text:p>
          </table:table-cell>
          <table:table-cell table:formula="of:=IF([.D1948]&gt;8388608;([.D1948]-16777215-1);[.D1948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49];2);16)" office:value-type="string" office:string-value="F8FFFF8D" calcext:value-type="string">
            <text:p>F8FFFF8D</text:p>
          </table:table-cell>
          <table:table-cell table:formula="of:=RIGHTB([.B1949];6)" office:value-type="string" office:string-value="FFFF8D" calcext:value-type="string">
            <text:p>FFFF8D</text:p>
          </table:table-cell>
          <table:table-cell table:formula="of:=HEX2DEC([.C1949])" office:value-type="float" office:value="16777101" calcext:value-type="float">
            <text:p>16777101</text:p>
          </table:table-cell>
          <table:table-cell table:formula="of:=IF([.D1949]&gt;8388608;([.D1949]-16777215-1);[.D1949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50];2);16)" office:value-type="string" office:string-value="F8FFFF8D" calcext:value-type="string">
            <text:p>F8FFFF8D</text:p>
          </table:table-cell>
          <table:table-cell table:formula="of:=RIGHTB([.B1950];6)" office:value-type="string" office:string-value="FFFF8D" calcext:value-type="string">
            <text:p>FFFF8D</text:p>
          </table:table-cell>
          <table:table-cell table:formula="of:=HEX2DEC([.C1950])" office:value-type="float" office:value="16777101" calcext:value-type="float">
            <text:p>16777101</text:p>
          </table:table-cell>
          <table:table-cell table:formula="of:=IF([.D1950]&gt;8388608;([.D1950]-16777215-1);[.D1950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51];2);16)" office:value-type="string" office:string-value="F8FFFF8D" calcext:value-type="string">
            <text:p>F8FFFF8D</text:p>
          </table:table-cell>
          <table:table-cell table:formula="of:=RIGHTB([.B1951];6)" office:value-type="string" office:string-value="FFFF8D" calcext:value-type="string">
            <text:p>FFFF8D</text:p>
          </table:table-cell>
          <table:table-cell table:formula="of:=HEX2DEC([.C1951])" office:value-type="float" office:value="16777101" calcext:value-type="float">
            <text:p>16777101</text:p>
          </table:table-cell>
          <table:table-cell table:formula="of:=IF([.D1951]&gt;8388608;([.D1951]-16777215-1);[.D1951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11111000111111111111111110001101</text:p>
          </table:table-cell>
          <table:table-cell table:formula="of:=BASE(DECIMAL([.A1952];2);16)" office:value-type="string" office:string-value="F8FFFF8D" calcext:value-type="string">
            <text:p>F8FFFF8D</text:p>
          </table:table-cell>
          <table:table-cell table:formula="of:=RIGHTB([.B1952];6)" office:value-type="string" office:string-value="FFFF8D" calcext:value-type="string">
            <text:p>FFFF8D</text:p>
          </table:table-cell>
          <table:table-cell table:formula="of:=HEX2DEC([.C1952])" office:value-type="float" office:value="16777101" calcext:value-type="float">
            <text:p>16777101</text:p>
          </table:table-cell>
          <table:table-cell table:formula="of:=IF([.D1952]&gt;8388608;([.D1952]-16777215-1);[.D1952])"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3];2);16)" office:value-type="string" office:string-value="1C000089" calcext:value-type="string">
            <text:p>1C000089</text:p>
          </table:table-cell>
          <table:table-cell table:formula="of:=RIGHTB([.B1953];6)" office:value-type="string" office:string-value="000089" calcext:value-type="string">
            <text:p>000089</text:p>
          </table:table-cell>
          <table:table-cell table:formula="of:=HEX2DEC([.C1953])" office:value-type="float" office:value="137" calcext:value-type="float">
            <text:p>137</text:p>
          </table:table-cell>
          <table:table-cell table:formula="of:=IF([.D1953]&gt;8388608;([.D1953]-16777215-1);[.D1953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4];2);16)" office:value-type="string" office:string-value="1C000089" calcext:value-type="string">
            <text:p>1C000089</text:p>
          </table:table-cell>
          <table:table-cell table:formula="of:=RIGHTB([.B1954];6)" office:value-type="string" office:string-value="000089" calcext:value-type="string">
            <text:p>000089</text:p>
          </table:table-cell>
          <table:table-cell table:formula="of:=HEX2DEC([.C1954])" office:value-type="float" office:value="137" calcext:value-type="float">
            <text:p>137</text:p>
          </table:table-cell>
          <table:table-cell table:formula="of:=IF([.D1954]&gt;8388608;([.D1954]-16777215-1);[.D1954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5];2);16)" office:value-type="string" office:string-value="1C000089" calcext:value-type="string">
            <text:p>1C000089</text:p>
          </table:table-cell>
          <table:table-cell table:formula="of:=RIGHTB([.B1955];6)" office:value-type="string" office:string-value="000089" calcext:value-type="string">
            <text:p>000089</text:p>
          </table:table-cell>
          <table:table-cell table:formula="of:=HEX2DEC([.C1955])" office:value-type="float" office:value="137" calcext:value-type="float">
            <text:p>137</text:p>
          </table:table-cell>
          <table:table-cell table:formula="of:=IF([.D1955]&gt;8388608;([.D1955]-16777215-1);[.D195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6];2);16)" office:value-type="string" office:string-value="1C000089" calcext:value-type="string">
            <text:p>1C000089</text:p>
          </table:table-cell>
          <table:table-cell table:formula="of:=RIGHTB([.B1956];6)" office:value-type="string" office:string-value="000089" calcext:value-type="string">
            <text:p>000089</text:p>
          </table:table-cell>
          <table:table-cell table:formula="of:=HEX2DEC([.C1956])" office:value-type="float" office:value="137" calcext:value-type="float">
            <text:p>137</text:p>
          </table:table-cell>
          <table:table-cell table:formula="of:=IF([.D1956]&gt;8388608;([.D1956]-16777215-1);[.D195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7];2);16)" office:value-type="string" office:string-value="1C000089" calcext:value-type="string">
            <text:p>1C000089</text:p>
          </table:table-cell>
          <table:table-cell table:formula="of:=RIGHTB([.B1957];6)" office:value-type="string" office:string-value="000089" calcext:value-type="string">
            <text:p>000089</text:p>
          </table:table-cell>
          <table:table-cell table:formula="of:=HEX2DEC([.C1957])" office:value-type="float" office:value="137" calcext:value-type="float">
            <text:p>137</text:p>
          </table:table-cell>
          <table:table-cell table:formula="of:=IF([.D1957]&gt;8388608;([.D1957]-16777215-1);[.D195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8];2);16)" office:value-type="string" office:string-value="1C000089" calcext:value-type="string">
            <text:p>1C000089</text:p>
          </table:table-cell>
          <table:table-cell table:formula="of:=RIGHTB([.B1958];6)" office:value-type="string" office:string-value="000089" calcext:value-type="string">
            <text:p>000089</text:p>
          </table:table-cell>
          <table:table-cell table:formula="of:=HEX2DEC([.C1958])" office:value-type="float" office:value="137" calcext:value-type="float">
            <text:p>137</text:p>
          </table:table-cell>
          <table:table-cell table:formula="of:=IF([.D1958]&gt;8388608;([.D1958]-16777215-1);[.D195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59];2);16)" office:value-type="string" office:string-value="1C000089" calcext:value-type="string">
            <text:p>1C000089</text:p>
          </table:table-cell>
          <table:table-cell table:formula="of:=RIGHTB([.B1959];6)" office:value-type="string" office:string-value="000089" calcext:value-type="string">
            <text:p>000089</text:p>
          </table:table-cell>
          <table:table-cell table:formula="of:=HEX2DEC([.C1959])" office:value-type="float" office:value="137" calcext:value-type="float">
            <text:p>137</text:p>
          </table:table-cell>
          <table:table-cell table:formula="of:=IF([.D1959]&gt;8388608;([.D1959]-16777215-1);[.D1959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011100000000000000000010001001</text:p>
          </table:table-cell>
          <table:table-cell table:formula="of:=BASE(DECIMAL([.A1960];2);16)" office:value-type="string" office:string-value="1C000089" calcext:value-type="string">
            <text:p>1C000089</text:p>
          </table:table-cell>
          <table:table-cell table:formula="of:=RIGHTB([.B1960];6)" office:value-type="string" office:string-value="000089" calcext:value-type="string">
            <text:p>000089</text:p>
          </table:table-cell>
          <table:table-cell table:formula="of:=HEX2DEC([.C1960])" office:value-type="float" office:value="137" calcext:value-type="float">
            <text:p>137</text:p>
          </table:table-cell>
          <table:table-cell table:formula="of:=IF([.D1960]&gt;8388608;([.D1960]-16777215-1);[.D196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1];2);16)" office:value-type="string" office:string-value="20000089" calcext:value-type="string">
            <text:p>20000089</text:p>
          </table:table-cell>
          <table:table-cell table:formula="of:=RIGHTB([.B1961];6)" office:value-type="string" office:string-value="000089" calcext:value-type="string">
            <text:p>000089</text:p>
          </table:table-cell>
          <table:table-cell table:formula="of:=HEX2DEC([.C1961])" office:value-type="float" office:value="137" calcext:value-type="float">
            <text:p>137</text:p>
          </table:table-cell>
          <table:table-cell table:formula="of:=IF([.D1961]&gt;8388608;([.D1961]-16777215-1);[.D1961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2];2);16)" office:value-type="string" office:string-value="20000089" calcext:value-type="string">
            <text:p>20000089</text:p>
          </table:table-cell>
          <table:table-cell table:formula="of:=RIGHTB([.B1962];6)" office:value-type="string" office:string-value="000089" calcext:value-type="string">
            <text:p>000089</text:p>
          </table:table-cell>
          <table:table-cell table:formula="of:=HEX2DEC([.C1962])" office:value-type="float" office:value="137" calcext:value-type="float">
            <text:p>137</text:p>
          </table:table-cell>
          <table:table-cell table:formula="of:=IF([.D1962]&gt;8388608;([.D1962]-16777215-1);[.D1962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3];2);16)" office:value-type="string" office:string-value="20000089" calcext:value-type="string">
            <text:p>20000089</text:p>
          </table:table-cell>
          <table:table-cell table:formula="of:=RIGHTB([.B1963];6)" office:value-type="string" office:string-value="000089" calcext:value-type="string">
            <text:p>000089</text:p>
          </table:table-cell>
          <table:table-cell table:formula="of:=HEX2DEC([.C1963])" office:value-type="float" office:value="137" calcext:value-type="float">
            <text:p>137</text:p>
          </table:table-cell>
          <table:table-cell table:formula="of:=IF([.D1963]&gt;8388608;([.D1963]-16777215-1);[.D1963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4];2);16)" office:value-type="string" office:string-value="20000089" calcext:value-type="string">
            <text:p>20000089</text:p>
          </table:table-cell>
          <table:table-cell table:formula="of:=RIGHTB([.B1964];6)" office:value-type="string" office:string-value="000089" calcext:value-type="string">
            <text:p>000089</text:p>
          </table:table-cell>
          <table:table-cell table:formula="of:=HEX2DEC([.C1964])" office:value-type="float" office:value="137" calcext:value-type="float">
            <text:p>137</text:p>
          </table:table-cell>
          <table:table-cell table:formula="of:=IF([.D1964]&gt;8388608;([.D1964]-16777215-1);[.D1964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5];2);16)" office:value-type="string" office:string-value="20000089" calcext:value-type="string">
            <text:p>20000089</text:p>
          </table:table-cell>
          <table:table-cell table:formula="of:=RIGHTB([.B1965];6)" office:value-type="string" office:string-value="000089" calcext:value-type="string">
            <text:p>000089</text:p>
          </table:table-cell>
          <table:table-cell table:formula="of:=HEX2DEC([.C1965])" office:value-type="float" office:value="137" calcext:value-type="float">
            <text:p>137</text:p>
          </table:table-cell>
          <table:table-cell table:formula="of:=IF([.D1965]&gt;8388608;([.D1965]-16777215-1);[.D196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6];2);16)" office:value-type="string" office:string-value="20000089" calcext:value-type="string">
            <text:p>20000089</text:p>
          </table:table-cell>
          <table:table-cell table:formula="of:=RIGHTB([.B1966];6)" office:value-type="string" office:string-value="000089" calcext:value-type="string">
            <text:p>000089</text:p>
          </table:table-cell>
          <table:table-cell table:formula="of:=HEX2DEC([.C1966])" office:value-type="float" office:value="137" calcext:value-type="float">
            <text:p>137</text:p>
          </table:table-cell>
          <table:table-cell table:formula="of:=IF([.D1966]&gt;8388608;([.D1966]-16777215-1);[.D1966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7];2);16)" office:value-type="string" office:string-value="20000089" calcext:value-type="string">
            <text:p>20000089</text:p>
          </table:table-cell>
          <table:table-cell table:formula="of:=RIGHTB([.B1967];6)" office:value-type="string" office:string-value="000089" calcext:value-type="string">
            <text:p>000089</text:p>
          </table:table-cell>
          <table:table-cell table:formula="of:=HEX2DEC([.C1967])" office:value-type="float" office:value="137" calcext:value-type="float">
            <text:p>137</text:p>
          </table:table-cell>
          <table:table-cell table:formula="of:=IF([.D1967]&gt;8388608;([.D1967]-16777215-1);[.D1967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0000000000000000000010001001</text:p>
          </table:table-cell>
          <table:table-cell table:formula="of:=BASE(DECIMAL([.A1968];2);16)" office:value-type="string" office:string-value="20000089" calcext:value-type="string">
            <text:p>20000089</text:p>
          </table:table-cell>
          <table:table-cell table:formula="of:=RIGHTB([.B1968];6)" office:value-type="string" office:string-value="000089" calcext:value-type="string">
            <text:p>000089</text:p>
          </table:table-cell>
          <table:table-cell table:formula="of:=HEX2DEC([.C1968])" office:value-type="float" office:value="137" calcext:value-type="float">
            <text:p>137</text:p>
          </table:table-cell>
          <table:table-cell table:formula="of:=IF([.D1968]&gt;8388608;([.D1968]-16777215-1);[.D1968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69];2);16)" office:value-type="string" office:string-value="2A00008E" calcext:value-type="string">
            <text:p>2A00008E</text:p>
          </table:table-cell>
          <table:table-cell table:formula="of:=RIGHTB([.B1969];6)" office:value-type="string" office:string-value="00008E" calcext:value-type="string">
            <text:p>00008E</text:p>
          </table:table-cell>
          <table:table-cell table:formula="of:=HEX2DEC([.C1969])" office:value-type="float" office:value="142" calcext:value-type="float">
            <text:p>142</text:p>
          </table:table-cell>
          <table:table-cell table:formula="of:=IF([.D1969]&gt;8388608;([.D1969]-16777215-1);[.D1969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0];2);16)" office:value-type="string" office:string-value="2A00008E" calcext:value-type="string">
            <text:p>2A00008E</text:p>
          </table:table-cell>
          <table:table-cell table:formula="of:=RIGHTB([.B1970];6)" office:value-type="string" office:string-value="00008E" calcext:value-type="string">
            <text:p>00008E</text:p>
          </table:table-cell>
          <table:table-cell table:formula="of:=HEX2DEC([.C1970])" office:value-type="float" office:value="142" calcext:value-type="float">
            <text:p>142</text:p>
          </table:table-cell>
          <table:table-cell table:formula="of:=IF([.D1970]&gt;8388608;([.D1970]-16777215-1);[.D1970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1];2);16)" office:value-type="string" office:string-value="2A00008E" calcext:value-type="string">
            <text:p>2A00008E</text:p>
          </table:table-cell>
          <table:table-cell table:formula="of:=RIGHTB([.B1971];6)" office:value-type="string" office:string-value="00008E" calcext:value-type="string">
            <text:p>00008E</text:p>
          </table:table-cell>
          <table:table-cell table:formula="of:=HEX2DEC([.C1971])" office:value-type="float" office:value="142" calcext:value-type="float">
            <text:p>142</text:p>
          </table:table-cell>
          <table:table-cell table:formula="of:=IF([.D1971]&gt;8388608;([.D1971]-16777215-1);[.D1971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2];2);16)" office:value-type="string" office:string-value="2A00008E" calcext:value-type="string">
            <text:p>2A00008E</text:p>
          </table:table-cell>
          <table:table-cell table:formula="of:=RIGHTB([.B1972];6)" office:value-type="string" office:string-value="00008E" calcext:value-type="string">
            <text:p>00008E</text:p>
          </table:table-cell>
          <table:table-cell table:formula="of:=HEX2DEC([.C1972])" office:value-type="float" office:value="142" calcext:value-type="float">
            <text:p>142</text:p>
          </table:table-cell>
          <table:table-cell table:formula="of:=IF([.D1972]&gt;8388608;([.D1972]-16777215-1);[.D1972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3];2);16)" office:value-type="string" office:string-value="2A00008E" calcext:value-type="string">
            <text:p>2A00008E</text:p>
          </table:table-cell>
          <table:table-cell table:formula="of:=RIGHTB([.B1973];6)" office:value-type="string" office:string-value="00008E" calcext:value-type="string">
            <text:p>00008E</text:p>
          </table:table-cell>
          <table:table-cell table:formula="of:=HEX2DEC([.C1973])" office:value-type="float" office:value="142" calcext:value-type="float">
            <text:p>142</text:p>
          </table:table-cell>
          <table:table-cell table:formula="of:=IF([.D1973]&gt;8388608;([.D1973]-16777215-1);[.D1973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4];2);16)" office:value-type="string" office:string-value="2A00008E" calcext:value-type="string">
            <text:p>2A00008E</text:p>
          </table:table-cell>
          <table:table-cell table:formula="of:=RIGHTB([.B1974];6)" office:value-type="string" office:string-value="00008E" calcext:value-type="string">
            <text:p>00008E</text:p>
          </table:table-cell>
          <table:table-cell table:formula="of:=HEX2DEC([.C1974])" office:value-type="float" office:value="142" calcext:value-type="float">
            <text:p>142</text:p>
          </table:table-cell>
          <table:table-cell table:formula="of:=IF([.D1974]&gt;8388608;([.D1974]-16777215-1);[.D1974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5];2);16)" office:value-type="string" office:string-value="2A00008E" calcext:value-type="string">
            <text:p>2A00008E</text:p>
          </table:table-cell>
          <table:table-cell table:formula="of:=RIGHTB([.B1975];6)" office:value-type="string" office:string-value="00008E" calcext:value-type="string">
            <text:p>00008E</text:p>
          </table:table-cell>
          <table:table-cell table:formula="of:=HEX2DEC([.C1975])" office:value-type="float" office:value="142" calcext:value-type="float">
            <text:p>142</text:p>
          </table:table-cell>
          <table:table-cell table:formula="of:=IF([.D1975]&gt;8388608;([.D1975]-16777215-1);[.D1975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1010000000000000000010001110</text:p>
          </table:table-cell>
          <table:table-cell table:formula="of:=BASE(DECIMAL([.A1976];2);16)" office:value-type="string" office:string-value="2A00008E" calcext:value-type="string">
            <text:p>2A00008E</text:p>
          </table:table-cell>
          <table:table-cell table:formula="of:=RIGHTB([.B1976];6)" office:value-type="string" office:string-value="00008E" calcext:value-type="string">
            <text:p>00008E</text:p>
          </table:table-cell>
          <table:table-cell table:formula="of:=HEX2DEC([.C1976])" office:value-type="float" office:value="142" calcext:value-type="float">
            <text:p>142</text:p>
          </table:table-cell>
          <table:table-cell table:formula="of:=IF([.D1976]&gt;8388608;([.D1976]-16777215-1);[.D1976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77];2);16)" office:value-type="string" office:string-value="23000085" calcext:value-type="string">
            <text:p>23000085</text:p>
          </table:table-cell>
          <table:table-cell table:formula="of:=RIGHTB([.B1977];6)" office:value-type="string" office:string-value="000085" calcext:value-type="string">
            <text:p>000085</text:p>
          </table:table-cell>
          <table:table-cell table:formula="of:=HEX2DEC([.C1977])" office:value-type="float" office:value="133" calcext:value-type="float">
            <text:p>133</text:p>
          </table:table-cell>
          <table:table-cell table:formula="of:=IF([.D1977]&gt;8388608;([.D1977]-16777215-1);[.D1977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78];2);16)" office:value-type="string" office:string-value="23000085" calcext:value-type="string">
            <text:p>23000085</text:p>
          </table:table-cell>
          <table:table-cell table:formula="of:=RIGHTB([.B1978];6)" office:value-type="string" office:string-value="000085" calcext:value-type="string">
            <text:p>000085</text:p>
          </table:table-cell>
          <table:table-cell table:formula="of:=HEX2DEC([.C1978])" office:value-type="float" office:value="133" calcext:value-type="float">
            <text:p>133</text:p>
          </table:table-cell>
          <table:table-cell table:formula="of:=IF([.D1978]&gt;8388608;([.D1978]-16777215-1);[.D1978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79];2);16)" office:value-type="string" office:string-value="23000085" calcext:value-type="string">
            <text:p>23000085</text:p>
          </table:table-cell>
          <table:table-cell table:formula="of:=RIGHTB([.B1979];6)" office:value-type="string" office:string-value="000085" calcext:value-type="string">
            <text:p>000085</text:p>
          </table:table-cell>
          <table:table-cell table:formula="of:=HEX2DEC([.C1979])" office:value-type="float" office:value="133" calcext:value-type="float">
            <text:p>133</text:p>
          </table:table-cell>
          <table:table-cell table:formula="of:=IF([.D1979]&gt;8388608;([.D1979]-16777215-1);[.D1979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80];2);16)" office:value-type="string" office:string-value="23000085" calcext:value-type="string">
            <text:p>23000085</text:p>
          </table:table-cell>
          <table:table-cell table:formula="of:=RIGHTB([.B1980];6)" office:value-type="string" office:string-value="000085" calcext:value-type="string">
            <text:p>000085</text:p>
          </table:table-cell>
          <table:table-cell table:formula="of:=HEX2DEC([.C1980])" office:value-type="float" office:value="133" calcext:value-type="float">
            <text:p>133</text:p>
          </table:table-cell>
          <table:table-cell table:formula="of:=IF([.D1980]&gt;8388608;([.D1980]-16777215-1);[.D1980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81];2);16)" office:value-type="string" office:string-value="23000085" calcext:value-type="string">
            <text:p>23000085</text:p>
          </table:table-cell>
          <table:table-cell table:formula="of:=RIGHTB([.B1981];6)" office:value-type="string" office:string-value="000085" calcext:value-type="string">
            <text:p>000085</text:p>
          </table:table-cell>
          <table:table-cell table:formula="of:=HEX2DEC([.C1981])" office:value-type="float" office:value="133" calcext:value-type="float">
            <text:p>133</text:p>
          </table:table-cell>
          <table:table-cell table:formula="of:=IF([.D1981]&gt;8388608;([.D1981]-16777215-1);[.D1981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82];2);16)" office:value-type="string" office:string-value="23000085" calcext:value-type="string">
            <text:p>23000085</text:p>
          </table:table-cell>
          <table:table-cell table:formula="of:=RIGHTB([.B1982];6)" office:value-type="string" office:string-value="000085" calcext:value-type="string">
            <text:p>000085</text:p>
          </table:table-cell>
          <table:table-cell table:formula="of:=HEX2DEC([.C1982])" office:value-type="float" office:value="133" calcext:value-type="float">
            <text:p>133</text:p>
          </table:table-cell>
          <table:table-cell table:formula="of:=IF([.D1982]&gt;8388608;([.D1982]-16777215-1);[.D198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83];2);16)" office:value-type="string" office:string-value="23000085" calcext:value-type="string">
            <text:p>23000085</text:p>
          </table:table-cell>
          <table:table-cell table:formula="of:=RIGHTB([.B1983];6)" office:value-type="string" office:string-value="000085" calcext:value-type="string">
            <text:p>000085</text:p>
          </table:table-cell>
          <table:table-cell table:formula="of:=HEX2DEC([.C1983])" office:value-type="float" office:value="133" calcext:value-type="float">
            <text:p>133</text:p>
          </table:table-cell>
          <table:table-cell table:formula="of:=IF([.D1983]&gt;8388608;([.D1983]-16777215-1);[.D1983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0100011000000000000000010000101</text:p>
          </table:table-cell>
          <table:table-cell table:formula="of:=BASE(DECIMAL([.A1984];2);16)" office:value-type="string" office:string-value="23000085" calcext:value-type="string">
            <text:p>23000085</text:p>
          </table:table-cell>
          <table:table-cell table:formula="of:=RIGHTB([.B1984];6)" office:value-type="string" office:string-value="000085" calcext:value-type="string">
            <text:p>000085</text:p>
          </table:table-cell>
          <table:table-cell table:formula="of:=HEX2DEC([.C1984])" office:value-type="float" office:value="133" calcext:value-type="float">
            <text:p>133</text:p>
          </table:table-cell>
          <table:table-cell table:formula="of:=IF([.D1984]&gt;8388608;([.D1984]-16777215-1);[.D1984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85];2);16)" office:value-type="string" office:string-value="A7FFFF83" calcext:value-type="string">
            <text:p>A7FFFF83</text:p>
          </table:table-cell>
          <table:table-cell table:formula="of:=RIGHTB([.B1985];6)" office:value-type="string" office:string-value="FFFF83" calcext:value-type="string">
            <text:p>FFFF83</text:p>
          </table:table-cell>
          <table:table-cell table:formula="of:=HEX2DEC([.C1985])" office:value-type="float" office:value="16777091" calcext:value-type="float">
            <text:p>16777091</text:p>
          </table:table-cell>
          <table:table-cell table:formula="of:=IF([.D1985]&gt;8388608;([.D1985]-16777215-1);[.D1985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86];2);16)" office:value-type="string" office:string-value="A7FFFF83" calcext:value-type="string">
            <text:p>A7FFFF83</text:p>
          </table:table-cell>
          <table:table-cell table:formula="of:=RIGHTB([.B1986];6)" office:value-type="string" office:string-value="FFFF83" calcext:value-type="string">
            <text:p>FFFF83</text:p>
          </table:table-cell>
          <table:table-cell table:formula="of:=HEX2DEC([.C1986])" office:value-type="float" office:value="16777091" calcext:value-type="float">
            <text:p>16777091</text:p>
          </table:table-cell>
          <table:table-cell table:formula="of:=IF([.D1986]&gt;8388608;([.D1986]-16777215-1);[.D1986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87];2);16)" office:value-type="string" office:string-value="A7FFFF83" calcext:value-type="string">
            <text:p>A7FFFF83</text:p>
          </table:table-cell>
          <table:table-cell table:formula="of:=RIGHTB([.B1987];6)" office:value-type="string" office:string-value="FFFF83" calcext:value-type="string">
            <text:p>FFFF83</text:p>
          </table:table-cell>
          <table:table-cell table:formula="of:=HEX2DEC([.C1987])" office:value-type="float" office:value="16777091" calcext:value-type="float">
            <text:p>16777091</text:p>
          </table:table-cell>
          <table:table-cell table:formula="of:=IF([.D1987]&gt;8388608;([.D1987]-16777215-1);[.D1987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88];2);16)" office:value-type="string" office:string-value="A7FFFF83" calcext:value-type="string">
            <text:p>A7FFFF83</text:p>
          </table:table-cell>
          <table:table-cell table:formula="of:=RIGHTB([.B1988];6)" office:value-type="string" office:string-value="FFFF83" calcext:value-type="string">
            <text:p>FFFF83</text:p>
          </table:table-cell>
          <table:table-cell table:formula="of:=HEX2DEC([.C1988])" office:value-type="float" office:value="16777091" calcext:value-type="float">
            <text:p>16777091</text:p>
          </table:table-cell>
          <table:table-cell table:formula="of:=IF([.D1988]&gt;8388608;([.D1988]-16777215-1);[.D1988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89];2);16)" office:value-type="string" office:string-value="A7FFFF83" calcext:value-type="string">
            <text:p>A7FFFF83</text:p>
          </table:table-cell>
          <table:table-cell table:formula="of:=RIGHTB([.B1989];6)" office:value-type="string" office:string-value="FFFF83" calcext:value-type="string">
            <text:p>FFFF83</text:p>
          </table:table-cell>
          <table:table-cell table:formula="of:=HEX2DEC([.C1989])" office:value-type="float" office:value="16777091" calcext:value-type="float">
            <text:p>16777091</text:p>
          </table:table-cell>
          <table:table-cell table:formula="of:=IF([.D1989]&gt;8388608;([.D1989]-16777215-1);[.D1989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90];2);16)" office:value-type="string" office:string-value="A7FFFF83" calcext:value-type="string">
            <text:p>A7FFFF83</text:p>
          </table:table-cell>
          <table:table-cell table:formula="of:=RIGHTB([.B1990];6)" office:value-type="string" office:string-value="FFFF83" calcext:value-type="string">
            <text:p>FFFF83</text:p>
          </table:table-cell>
          <table:table-cell table:formula="of:=HEX2DEC([.C1990])" office:value-type="float" office:value="16777091" calcext:value-type="float">
            <text:p>16777091</text:p>
          </table:table-cell>
          <table:table-cell table:formula="of:=IF([.D1990]&gt;8388608;([.D1990]-16777215-1);[.D1990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91];2);16)" office:value-type="string" office:string-value="A7FFFF83" calcext:value-type="string">
            <text:p>A7FFFF83</text:p>
          </table:table-cell>
          <table:table-cell table:formula="of:=RIGHTB([.B1991];6)" office:value-type="string" office:string-value="FFFF83" calcext:value-type="string">
            <text:p>FFFF83</text:p>
          </table:table-cell>
          <table:table-cell table:formula="of:=HEX2DEC([.C1991])" office:value-type="float" office:value="16777091" calcext:value-type="float">
            <text:p>16777091</text:p>
          </table:table-cell>
          <table:table-cell table:formula="of:=IF([.D1991]&gt;8388608;([.D1991]-16777215-1);[.D199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0100111111111111111111110000011</text:p>
          </table:table-cell>
          <table:table-cell table:formula="of:=BASE(DECIMAL([.A1992];2);16)" office:value-type="string" office:string-value="A7FFFF83" calcext:value-type="string">
            <text:p>A7FFFF83</text:p>
          </table:table-cell>
          <table:table-cell table:formula="of:=RIGHTB([.B1992];6)" office:value-type="string" office:string-value="FFFF83" calcext:value-type="string">
            <text:p>FFFF83</text:p>
          </table:table-cell>
          <table:table-cell table:formula="of:=HEX2DEC([.C1992])" office:value-type="float" office:value="16777091" calcext:value-type="float">
            <text:p>16777091</text:p>
          </table:table-cell>
          <table:table-cell table:formula="of:=IF([.D1992]&gt;8388608;([.D1992]-16777215-1);[.D1992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3];2);16)" office:value-type="string" office:string-value="FFFFFF8C" calcext:value-type="string">
            <text:p>FFFFFF8C</text:p>
          </table:table-cell>
          <table:table-cell table:formula="of:=RIGHTB([.B1993];6)" office:value-type="string" office:string-value="FFFF8C" calcext:value-type="string">
            <text:p>FFFF8C</text:p>
          </table:table-cell>
          <table:table-cell table:formula="of:=HEX2DEC([.C1993])" office:value-type="float" office:value="16777100" calcext:value-type="float">
            <text:p>16777100</text:p>
          </table:table-cell>
          <table:table-cell table:formula="of:=IF([.D1993]&gt;8388608;([.D1993]-16777215-1);[.D1993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4];2);16)" office:value-type="string" office:string-value="FFFFFF8C" calcext:value-type="string">
            <text:p>FFFFFF8C</text:p>
          </table:table-cell>
          <table:table-cell table:formula="of:=RIGHTB([.B1994];6)" office:value-type="string" office:string-value="FFFF8C" calcext:value-type="string">
            <text:p>FFFF8C</text:p>
          </table:table-cell>
          <table:table-cell table:formula="of:=HEX2DEC([.C1994])" office:value-type="float" office:value="16777100" calcext:value-type="float">
            <text:p>16777100</text:p>
          </table:table-cell>
          <table:table-cell table:formula="of:=IF([.D1994]&gt;8388608;([.D1994]-16777215-1);[.D1994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5];2);16)" office:value-type="string" office:string-value="FFFFFF8C" calcext:value-type="string">
            <text:p>FFFFFF8C</text:p>
          </table:table-cell>
          <table:table-cell table:formula="of:=RIGHTB([.B1995];6)" office:value-type="string" office:string-value="FFFF8C" calcext:value-type="string">
            <text:p>FFFF8C</text:p>
          </table:table-cell>
          <table:table-cell table:formula="of:=HEX2DEC([.C1995])" office:value-type="float" office:value="16777100" calcext:value-type="float">
            <text:p>16777100</text:p>
          </table:table-cell>
          <table:table-cell table:formula="of:=IF([.D1995]&gt;8388608;([.D1995]-16777215-1);[.D1995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6];2);16)" office:value-type="string" office:string-value="FFFFFF8C" calcext:value-type="string">
            <text:p>FFFFFF8C</text:p>
          </table:table-cell>
          <table:table-cell table:formula="of:=RIGHTB([.B1996];6)" office:value-type="string" office:string-value="FFFF8C" calcext:value-type="string">
            <text:p>FFFF8C</text:p>
          </table:table-cell>
          <table:table-cell table:formula="of:=HEX2DEC([.C1996])" office:value-type="float" office:value="16777100" calcext:value-type="float">
            <text:p>16777100</text:p>
          </table:table-cell>
          <table:table-cell table:formula="of:=IF([.D1996]&gt;8388608;([.D1996]-16777215-1);[.D1996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7];2);16)" office:value-type="string" office:string-value="FFFFFF8C" calcext:value-type="string">
            <text:p>FFFFFF8C</text:p>
          </table:table-cell>
          <table:table-cell table:formula="of:=RIGHTB([.B1997];6)" office:value-type="string" office:string-value="FFFF8C" calcext:value-type="string">
            <text:p>FFFF8C</text:p>
          </table:table-cell>
          <table:table-cell table:formula="of:=HEX2DEC([.C1997])" office:value-type="float" office:value="16777100" calcext:value-type="float">
            <text:p>16777100</text:p>
          </table:table-cell>
          <table:table-cell table:formula="of:=IF([.D1997]&gt;8388608;([.D1997]-16777215-1);[.D1997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8];2);16)" office:value-type="string" office:string-value="FFFFFF8C" calcext:value-type="string">
            <text:p>FFFFFF8C</text:p>
          </table:table-cell>
          <table:table-cell table:formula="of:=RIGHTB([.B1998];6)" office:value-type="string" office:string-value="FFFF8C" calcext:value-type="string">
            <text:p>FFFF8C</text:p>
          </table:table-cell>
          <table:table-cell table:formula="of:=HEX2DEC([.C1998])" office:value-type="float" office:value="16777100" calcext:value-type="float">
            <text:p>16777100</text:p>
          </table:table-cell>
          <table:table-cell table:formula="of:=IF([.D1998]&gt;8388608;([.D1998]-16777215-1);[.D1998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1999];2);16)" office:value-type="string" office:string-value="FFFFFF8C" calcext:value-type="string">
            <text:p>FFFFFF8C</text:p>
          </table:table-cell>
          <table:table-cell table:formula="of:=RIGHTB([.B1999];6)" office:value-type="string" office:string-value="FFFF8C" calcext:value-type="string">
            <text:p>FFFF8C</text:p>
          </table:table-cell>
          <table:table-cell table:formula="of:=HEX2DEC([.C1999])" office:value-type="float" office:value="16777100" calcext:value-type="float">
            <text:p>16777100</text:p>
          </table:table-cell>
          <table:table-cell table:formula="of:=IF([.D1999]&gt;8388608;([.D1999]-16777215-1);[.D1999])"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111111111111111111111110001100</text:p>
          </table:table-cell>
          <table:table-cell table:formula="of:=BASE(DECIMAL([.A2000];2);16)" office:value-type="string" office:string-value="FFFFFF8C" calcext:value-type="string">
            <text:p>FFFFFF8C</text:p>
          </table:table-cell>
          <table:table-cell table:formula="of:=RIGHTB([.B2000];6)" office:value-type="string" office:string-value="FFFF8C" calcext:value-type="string">
            <text:p>FFFF8C</text:p>
          </table:table-cell>
          <table:table-cell table:formula="of:=HEX2DEC([.C2000])" office:value-type="float" office:value="16777100" calcext:value-type="float">
            <text:p>16777100</text:p>
          </table:table-cell>
          <table:table-cell table:formula="of:=IF([.D2000]&gt;8388608;([.D2000]-16777215-1);[.D2000])" office:value-type="float" office:value="-116" calcext:value-type="float">
            <text:p>-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00:35:46.293851428</dc:date>
    <meta:editing-duration>PT3H2M5S</meta:editing-duration>
    <meta:editing-cycles>2</meta:editing-cycles>
    <meta:generator>LibreOffice/5.1.6.2$Linux_X86_64 LibreOffice_project/10m0$Build-2</meta:generator>
    <meta:document-statistic meta:table-count="1" meta:cell-count="10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4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8000000" chart:maximum="8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629cm" svg:height="20.215cm" xlink:href=".." xlink:type="simple" chart:class="chart:scatter" chart:style-name="ch1">
        <chart:legend chart:legend-position="end" svg:x="43.777cm" svg:y="9.808cm" style:legend-expansion="high" chart:style-name="ch2"/>
        <chart:plot-area chart:style-name="ch3" table:cell-range-address="GND_capture.E1:GND_capture.E2000" svg:x="0.932cm" svg:y="0.404cm" svg:width="41.913cm" svg:height="19.407cm">
          <chartooo:coordinate-region svg:x="2.585cm" svg:y="0.603cm" svg:width="40.26cm" svg:height="19.0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ND_capture.E1:GND_capture.E2000" chart:class="chart:scatter"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7">
                <text:p>-127</text:p>
                <draw:g>
                  <svg:desc>GND_capture.E1:GND_capture.E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16">
                <text:p>-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